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="none"/>
      <style:text-properties fo:color="#000000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Heading_32_2" style:data-style-name="N0">
      <style:table-cell-properties fo:border="none"/>
      <style:text-properties fo:color="#000000" fo:font-size="12pt" style:font-size-asian="12pt" style:font-size-complex="12pt"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/>
      <style:text-properties fo:color="#0000FF" fo:font-size="12pt" style:font-size-asian="12pt" style:font-size-complex="12pt" style:text-underline-style="solid" style:text-underline-type="single"/>
    </style:style>
    <style:style style:name="ce6" style:family="table-cell" style:parent-style-name="Heading_32_2" style:data-style-name="N0">
      <style:table-cell-properties fo:border="non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Heading_32_1" style:data-style-name="N0">
      <style:table-cell-properties fo:border="none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ck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ck solid #000000" fo:border-left="none" fo:border-right="none" style:vertical-align="top" fo:wrap-option="wrap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36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1.82033333333333cm"/>
    </style:style>
    <style:style style:name="co3" style:family="table-column">
      <style:table-column-properties fo:break-before="auto" style:column-width="5.37633333333333cm" style:use-optimal-column-width="true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6.81566666666667cm" style:use-optimal-column-width="true"/>
    </style:style>
    <style:style style:name="co6" style:family="table-column">
      <style:table-column-properties fo:break-before="auto" style:column-width="7.8105cm" style:use-optimal-column-width="true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3.3655cm"/>
    </style:style>
    <style:style style:name="co9" style:family="table-column">
      <style:table-column-properties fo:break-before="auto" style:column-width="3.19616666666667cm"/>
    </style:style>
    <style:style style:name="co10" style:family="table-column">
      <style:table-column-properties fo:break-before="auto" style:column-width="2.032cm" style:use-optimal-column-width="true"/>
    </style:style>
    <style:style style:name="co11" style:family="table-column">
      <style:table-column-properties fo:break-before="auto" style:column-width="2.83633333333333cm"/>
    </style:style>
    <style:style style:name="co12" style:family="table-column">
      <style:table-column-properties fo:break-before="auto" style:column-width="3.40783333333333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2.13783333333333cm"/>
    </style:style>
    <style:style style:name="co16" style:family="table-column">
      <style:table-column-properties fo:break-before="auto" style:column-width="2.30716666666667cm" style:use-optimal-column-width="true"/>
    </style:style>
    <style:style style:name="co17" style:family="table-column">
      <style:table-column-properties fo:break-before="auto" style:column-width="3.32316666666667cm" style:use-optimal-column-width="true"/>
    </style:style>
    <style:style style:name="co18" style:family="table-column">
      <style:table-column-properties fo:break-before="auto" style:column-width="1.94733333333333cm"/>
    </style:style>
    <style:style style:name="co19" style:family="table-column">
      <style:table-column-properties fo:break-before="auto" style:column-width="2.05316666666667cm"/>
    </style:style>
    <style:style style:name="co20" style:family="table-column">
      <style:table-column-properties fo:break-before="auto" style:column-width="2.2648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6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63pt" style:use-optimal-row-height="true" fo:break-before="auto"/>
    </style:style>
    <style:style style:name="ro8" style:family="table-row">
      <style:table-row-properties style:row-height="4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Local bus fares index by metropolitan area status and country: Great Britain, quarterly from March 2005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his spreadsheet contains<text:s/><text:span text:style-name="T2">two</text:span><text:s/>data tables<text:s/></text:p>
          </table:table-cell>
          <table:table-cell table:number-columns-repeated="16383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style-name="ce3">
            <text:p>Source: DfT Fares Survey, ONS Prices Index data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Last updated: 31 January 2023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Next update: March/April 2023</text:p>
          </table:table-cell>
          <table:table-cell table:number-columns-repeated="16383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Further information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<text:a xlink:href="https://www.gov.uk/government/statistical-data-sets/bus-statistics-data-tables">Bus costs, fares and revenue statistics</text:a>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<text:a xlink:href="https://www.gov.uk/transport-statistics-notes-and-guidance-buses">Bus Statistics - Notes and Definitions</text:a></text:p>
          </table:table-cell>
          <table:table-cell table:number-columns-repeated="16383"/>
        </table:table-row>
        <table:table-row table:style-name="ro4">
          <table:table-cell table:style-name="ce3"/>
          <table:table-cell table:number-columns-repeated="16383"/>
        </table:table-row>
        <table:table-row table:style-name="ro2">
          <table:table-cell office:value-type="string" table:style-name="ce6">
            <text:p>Contact details<text:s/>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Telephone: 020 7082 6602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Email: bus.statistics@dft.gov.uk</text:p>
          </table:table-cell>
          <table:table-cell table:number-columns-repeated="16383"/>
        </table:table-row>
        <table:table-row table:number-rows-repeated="1048562" table:style-name="ro5">
          <table:table-cell table:number-columns-repeated="16384"/>
        </table:table-row>
      </table:table>
      <table:table table:name="Table_of_content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able of conten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This worksheet contains one table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9">
            <text:p>Worksheet name</text:p>
          </table:table-cell>
          <table:table-cell office:value-type="string" table:style-name="ce9">
            <text:p>Worksheet titl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1">
            <text:p>BUS0415a</text:p>
          </table:table-cell>
          <table:table-cell office:value-type="string" table:style-name="ce22">
            <text:p>Local bus fares index (at current prices) by metropolitan area status and country: Great Britain, quarterly from March 2005 [note 1]<text:s/>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1">
            <text:p>BUS0415b</text:p>
          </table:table-cell>
          <table:table-cell office:value-type="string" table:style-name="ce22">
            <text:p>Local bus fares index (in constant prices) by metropolitan area status and country: Great Britain, quarterly from March 2005 [note 3]</text:p>
          </table:table-cell>
          <table:table-cell table:number-columns-repeated="8" table:style-name="ce7"/>
          <table:table-cell table:number-columns-repeated="16374"/>
        </table:table-row>
        <table:table-row table:number-rows-repeated="1048571" table:style-name="ro5">
          <table:table-cell table:number-columns-repeated="16384"/>
        </table:table-row>
      </table:table>
      <table:table table:name="Notes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Notes tabl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This worksheet contains one table.<text:s/>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8">
            <text:p>Note number</text:p>
          </table:table-cell>
          <table:table-cell office:value-type="string" table:style-name="ce9">
            <text:p>Note text</text:p>
          </table:table-cell>
          <table:table-cell table:number-columns-repeated="16382"/>
        </table:table-row>
        <table:table-row table:style-name="ro4">
          <table:table-cell office:value-type="float" office:value="1" table:style-name="ce10">
            <text:p>1</text:p>
          </table:table-cell>
          <table:table-cell office:value-type="string" table:style-name="ce3">
            <text:p>Not adjusted for inflation.</text:p>
          </table:table-cell>
          <table:table-cell table:number-columns-repeated="16382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3">
            <text:p>These figures are not National Statistics.</text:p>
          </table:table-cell>
          <table:table-cell table:number-columns-repeated="16382"/>
        </table:table-row>
        <table:table-row table:style-name="ro4">
          <table:table-cell office:value-type="float" office:value="3" table:style-name="ce10">
            <text:p>3</text:p>
          </table:table-cell>
          <table:table-cell office:value-type="string" table:style-name="ce3">
            <text:p>Adjusted for inflation using the CPI.</text:p>
          </table:table-cell>
          <table:table-cell table:number-columns-repeated="16382"/>
        </table:table-row>
        <table:table-row table:number-rows-repeated="1048570" table:style-name="ro5">
          <table:table-cell table:number-columns-repeated="16384"/>
        </table:table-row>
      </table:table>
      <table:table table:name="BUS0415a" table:style-name="ta1">
        <table:table-column table:style-name="co2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2" table:number-columns-repeated="16371" table:default-cell-style-name="ce12"/>
        <table:table-row table:style-name="ro1">
          <table:table-cell office:value-type="string" table:style-name="ce11">
            <text:p>Local bus fares index (at current prices) by metropolitan area status and country: Great Britain, quarterly from March 2005 [note 1]</text:p>
          </table:table-cell>
          <table:table-cell table:number-columns-repeated="16383" table:style-name="ce12"/>
        </table:table-row>
        <table:table-row table:style-name="ro4">
          <table:table-cell office:value-type="string" table:style-name="ce13">
            <text:p>This worksheet contains one table. Some cells refer to notes which can be found on the notes worksheet.<text:s/></text:p>
          </table:table-cell>
          <table:table-cell table:number-columns-repeated="12" table:style-name="ce13"/>
          <table:table-cell table:number-columns-repeated="16371" table:style-name="ce12"/>
        </table:table-row>
        <table:table-row table:style-name="ro2">
          <table:table-cell office:value-type="string" table:style-name="ce14">
            <text:p>Table BUS0415a</text:p>
          </table:table-cell>
          <table:table-cell table:number-columns-repeated="12" table:style-name="ce13"/>
          <table:table-cell table:number-columns-repeated="16371" table:style-name="ce12"/>
        </table:table-row>
        <table:table-row table:style-name="ro4">
          <table:table-cell office:value-type="string" table:style-name="ce13">
            <text:p>Department for Transport statistics</text:p>
          </table:table-cell>
          <table:table-cell table:number-columns-repeated="12" table:style-name="ce13"/>
          <table:table-cell table:number-columns-repeated="16371" table:style-name="ce12"/>
        </table:table-row>
        <table:table-row table:style-name="ro4">
          <table:table-cell office:value-type="string" table:style-name="ce13">
            <text:p>The figures in this table are National Statistics unless otherwise specified</text:p>
          </table:table-cell>
          <table:table-cell table:number-columns-repeated="12" table:style-name="ce13"/>
          <table:table-cell table:number-columns-repeated="16371" table:style-name="ce12"/>
        </table:table-row>
        <table:table-row table:style-name="ro2">
          <table:table-cell office:value-type="string" table:style-name="ce14">
            <text:p>Local bus fares index</text:p>
          </table:table-cell>
          <table:table-cell table:number-columns-repeated="12" table:style-name="ce13"/>
          <table:table-cell table:number-columns-repeated="16371" table:style-name="ce12"/>
        </table:table-row>
        <table:table-row table:style-name="ro2">
          <table:table-cell office:value-type="string" table:style-name="ce14">
            <text:p>March 2005 = 100</text:p>
          </table:table-cell>
          <table:table-cell table:number-columns-repeated="12" table:style-name="ce13"/>
          <table:table-cell table:number-columns-repeated="16371" table:style-name="ce12"/>
        </table:table-row>
        <table:table-row table:style-name="ro7">
          <table:table-cell office:value-type="string" table:style-name="ce15">
            <text:p>Year</text:p>
          </table:table-cell>
          <table:table-cell office:value-type="string" table:style-name="ce15">
            <text:p>Month<text:s/></text:p>
          </table:table-cell>
          <table:table-cell office:value-type="string" table:style-name="ce16">
            <text:p>All items Retail Prices Index [note 2]</text:p>
          </table:table-cell>
          <table:table-cell office:value-type="string" table:style-name="ce16">
            <text:p>All items Consumer Prices Index (CPI)</text:p>
          </table:table-cell>
          <table:table-cell office:value-type="string" table:style-name="ce16">
            <text:p>CPIH (CPI incl <text:s/>owner</text:p>
            <text:p>occupiers’ housing costs)</text:p>
          </table:table-cell>
          <table:table-cell office:value-type="string" table:style-name="ce16">
            <text:p>London</text:p>
          </table:table-cell>
          <table:table-cell office:value-type="string" table:style-name="ce16">
            <text:p>English metropolitan areas</text:p>
          </table:table-cell>
          <table:table-cell office:value-type="string" table:style-name="ce16">
            <text:p>English non-metropolitan areas</text:p>
          </table:table-cell>
          <table:table-cell office:value-type="string" table:style-name="ce16">
            <text:p>England</text:p>
          </table:table-cell>
          <table:table-cell office:value-type="string" table:style-name="ce16">
            <text:p>Scotland</text:p>
          </table:table-cell>
          <table:table-cell office:value-type="string" table:style-name="ce16">
            <text:p>Wales</text:p>
          </table:table-cell>
          <table:table-cell office:value-type="string" table:style-name="ce16">
            <text:p>Great Britain</text:p>
          </table:table-cell>
          <table:table-cell office:value-type="string" table:style-name="ce16">
            <text:p>England outside London</text:p>
          </table:table-cell>
          <table:table-cell table:style-name="ce17"/>
          <table:table-cell table:number-columns-repeated="16370"/>
        </table:table-row>
        <table:table-row table:style-name="ro2">
          <table:table-cell office:value-type="float" office:value="2005" table:style-name="ce18">
            <text:p>2005</text:p>
          </table:table-cell>
          <table:table-cell office:value-type="string" table:style-name="ce13">
            <text:p>Mar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table:number-columns-repeated="16371" table:style-name="ce12"/>
        </table:table-row>
        <table:table-row table:style-name="ro4">
          <table:table-cell office:value-type="float" office:value="2005" table:style-name="ce18">
            <text:p>2005</text:p>
          </table:table-cell>
          <table:table-cell office:value-type="string" table:style-name="ce13">
            <text:p>Jun</text:p>
          </table:table-cell>
          <table:table-cell office:value-type="float" office:value="100.89238845144357" table:style-name="ce19">
            <text:p>100.9</text:p>
          </table:table-cell>
          <table:table-cell office:value-type="float" office:value="100.77506383637254" table:style-name="ce19">
            <text:p>100.8</text:p>
          </table:table-cell>
          <table:table-cell office:value-type="float" office:value="100.79313714292965" table:style-name="ce19">
            <text:p>100.8</text:p>
          </table:table-cell>
          <table:table-cell office:value-type="float" office:value="100" table:style-name="ce19">
            <text:p>100.0</text:p>
          </table:table-cell>
          <table:table-cell office:value-type="float" office:value="102.27748156788492" table:style-name="ce19">
            <text:p>102.3</text:p>
          </table:table-cell>
          <table:table-cell office:value-type="float" office:value="101.67963922564326" table:style-name="ce19">
            <text:p>101.7</text:p>
          </table:table-cell>
          <table:table-cell office:value-type="float" office:value="101.3218778599167" table:style-name="ce19">
            <text:p>101.3</text:p>
          </table:table-cell>
          <table:table-cell office:value-type="float" office:value="102.2290434774918" table:style-name="ce19">
            <text:p>102.2</text:p>
          </table:table-cell>
          <table:table-cell office:value-type="float" office:value="100.09263667664865" table:style-name="ce19">
            <text:p>100.1</text:p>
          </table:table-cell>
          <table:table-cell office:value-type="float" office:value="101.38032782028736" table:style-name="ce19">
            <text:p>101.4</text:p>
          </table:table-cell>
          <table:table-cell office:value-type="float" office:value="101.93994427644706" table:style-name="ce19">
            <text:p>101.9</text:p>
          </table:table-cell>
          <table:table-cell table:number-columns-repeated="16371" table:style-name="ce12"/>
        </table:table-row>
        <table:table-row table:style-name="ro4">
          <table:table-cell office:value-type="float" office:value="2005" table:style-name="ce18">
            <text:p>2005</text:p>
          </table:table-cell>
          <table:table-cell office:value-type="string" table:style-name="ce13">
            <text:p>Sep</text:p>
          </table:table-cell>
          <table:table-cell office:value-type="float" office:value="101.36482939632546" table:style-name="ce19">
            <text:p>101.4</text:p>
          </table:table-cell>
          <table:table-cell office:value-type="float" office:value="101.31928503262748" table:style-name="ce19">
            <text:p>101.3</text:p>
          </table:table-cell>
          <table:table-cell office:value-type="float" office:value="101.34008451669393" table:style-name="ce19">
            <text:p>101.3</text:p>
          </table:table-cell>
          <table:table-cell office:value-type="float" office:value="93.6" table:style-name="ce19">
            <text:p>93.6</text:p>
          </table:table-cell>
          <table:table-cell office:value-type="float" office:value="106.76557003318986" table:style-name="ce19">
            <text:p>106.8</text:p>
          </table:table-cell>
          <table:table-cell office:value-type="float" office:value="102.73153206855542" table:style-name="ce19">
            <text:p>102.7</text:p>
          </table:table-cell>
          <table:table-cell office:value-type="float" office:value="101.01907034085507" table:style-name="ce19">
            <text:p>101.0</text:p>
          </table:table-cell>
          <table:table-cell office:value-type="float" office:value="102.55325293836192" table:style-name="ce19">
            <text:p>102.6</text:p>
          </table:table-cell>
          <table:table-cell office:value-type="float" office:value="101.29639118617541" table:style-name="ce19">
            <text:p>101.3</text:p>
          </table:table-cell>
          <table:table-cell office:value-type="float" office:value="101.1868714236636" table:style-name="ce19">
            <text:p>101.2</text:p>
          </table:table-cell>
          <table:table-cell office:value-type="float" office:value="104.48798252904186" table:style-name="ce19">
            <text:p>104.5</text:p>
          </table:table-cell>
          <table:table-cell table:number-columns-repeated="16371" table:style-name="ce12"/>
        </table:table-row>
        <table:table-row table:style-name="ro4">
          <table:table-cell office:value-type="float" office:value="2005" table:style-name="ce18">
            <text:p>2005</text:p>
          </table:table-cell>
          <table:table-cell office:value-type="string" table:style-name="ce13">
            <text:p>Dec</text:p>
          </table:table-cell>
          <table:table-cell office:value-type="float" office:value="101.88976377952756" table:style-name="ce19">
            <text:p>101.9</text:p>
          </table:table-cell>
          <table:table-cell office:value-type="float" office:value="101.77452219442367" table:style-name="ce19">
            <text:p>101.8</text:p>
          </table:table-cell>
          <table:table-cell office:value-type="float" office:value="101.85023032702631" table:style-name="ce19">
            <text:p>101.9</text:p>
          </table:table-cell>
          <table:table-cell office:value-type="float" office:value="93.6" table:style-name="ce19">
            <text:p>93.6</text:p>
          </table:table-cell>
          <table:table-cell office:value-type="float" office:value="109.16499527787096" table:style-name="ce19">
            <text:p>109.2</text:p>
          </table:table-cell>
          <table:table-cell office:value-type="float" office:value="107.0162371440023" table:style-name="ce19">
            <text:p>107.0</text:p>
          </table:table-cell>
          <table:table-cell office:value-type="float" office:value="103.3793306556648" table:style-name="ce19">
            <text:p>103.4</text:p>
          </table:table-cell>
          <table:table-cell office:value-type="float" office:value="102.65834323331644" table:style-name="ce19">
            <text:p>102.7</text:p>
          </table:table-cell>
          <table:table-cell office:value-type="float" office:value="105.0032393969976" table:style-name="ce19">
            <text:p>105.0</text:p>
          </table:table-cell>
          <table:table-cell office:value-type="float" office:value="103.35180861427173" table:style-name="ce19">
            <text:p>103.4</text:p>
          </table:table-cell>
          <table:table-cell office:value-type="float" office:value="107.95182259133696" table:style-name="ce19">
            <text:p>108.0</text:p>
          </table:table-cell>
          <table:table-cell table:number-columns-repeated="16371" table:style-name="ce12"/>
        </table:table-row>
        <table:table-row table:style-name="ro4">
          <table:table-cell office:value-type="float" office:value="2006" table:style-name="ce18">
            <text:p>2006</text:p>
          </table:table-cell>
          <table:table-cell office:value-type="string" table:style-name="ce13">
            <text:p>Mar</text:p>
          </table:table-cell>
          <table:table-cell office:value-type="float" office:value="102.36220472440945" table:style-name="ce19">
            <text:p>102.4</text:p>
          </table:table-cell>
          <table:table-cell office:value-type="float" office:value="101.81063165768229" table:style-name="ce19">
            <text:p>101.8</text:p>
          </table:table-cell>
          <table:table-cell office:value-type="float" office:value="102.02916206647123" table:style-name="ce19">
            <text:p>102.0</text:p>
          </table:table-cell>
          <table:table-cell office:value-type="float" office:value="105.67439999999999" table:style-name="ce19">
            <text:p>105.7</text:p>
          </table:table-cell>
          <table:table-cell office:value-type="float" office:value="111.89265687626742" table:style-name="ce19">
            <text:p>111.9</text:p>
          </table:table-cell>
          <table:table-cell office:value-type="float" office:value="107.76857935948155" table:style-name="ce19">
            <text:p>107.8</text:p>
          </table:table-cell>
          <table:table-cell office:value-type="float" office:value="108.31749962181007" table:style-name="ce19">
            <text:p>108.3</text:p>
          </table:table-cell>
          <table:table-cell office:value-type="float" office:value="105.1057124020229" table:style-name="ce19">
            <text:p>105.1</text:p>
          </table:table-cell>
          <table:table-cell office:value-type="float" office:value="105.0032393969976" table:style-name="ce19">
            <text:p>105.0</text:p>
          </table:table-cell>
          <table:table-cell office:value-type="float" office:value="107.88791997595133" table:style-name="ce19">
            <text:p>107.9</text:p>
          </table:table-cell>
          <table:table-cell office:value-type="float" office:value="109.56013492048643" table:style-name="ce19">
            <text:p>109.6</text:p>
          </table:table-cell>
          <table:table-cell table:number-columns-repeated="16371" table:style-name="ce12"/>
        </table:table-row>
        <table:table-row table:style-name="ro4">
          <table:table-cell office:value-type="float" office:value="2006" table:style-name="ce18">
            <text:p>2006</text:p>
          </table:table-cell>
          <table:table-cell office:value-type="string" table:style-name="ce13">
            <text:p>Jun</text:p>
          </table:table-cell>
          <table:table-cell office:value-type="float" office:value="104.1994750656168" table:style-name="ce19">
            <text:p>104.2</text:p>
          </table:table-cell>
          <table:table-cell office:value-type="float" office:value="103.28725078022232" table:style-name="ce19">
            <text:p>103.3</text:p>
          </table:table-cell>
          <table:table-cell office:value-type="float" office:value="103.42635245745613" table:style-name="ce19">
            <text:p>103.4</text:p>
          </table:table-cell>
          <table:table-cell office:value-type="float" office:value="105.67439999999999" table:style-name="ce19">
            <text:p>105.7</text:p>
          </table:table-cell>
          <table:table-cell office:value-type="float" office:value="106.64765060845853" table:style-name="ce19">
            <text:p>106.6</text:p>
          </table:table-cell>
          <table:table-cell office:value-type="float" office:value="97.80789104141185" table:style-name="ce19">
            <text:p>97.8</text:p>
          </table:table-cell>
          <table:table-cell office:value-type="float" office:value="102.98148954871266" table:style-name="ce19">
            <text:p>103.0</text:p>
          </table:table-cell>
          <table:table-cell office:value-type="float" office:value="108.5727680034022" table:style-name="ce19">
            <text:p>108.6</text:p>
          </table:table-cell>
          <table:table-cell office:value-type="float" office:value="110.70176057864548" table:style-name="ce19">
            <text:p>110.7</text:p>
          </table:table-cell>
          <table:table-cell office:value-type="float" office:value="103.8333847856963" table:style-name="ce19">
            <text:p>103.8</text:p>
          </table:table-cell>
          <table:table-cell office:value-type="float" office:value="101.59267682610125" table:style-name="ce19">
            <text:p>101.6</text:p>
          </table:table-cell>
          <table:table-cell table:number-columns-repeated="16371" table:style-name="ce12"/>
        </table:table-row>
        <table:table-row table:style-name="ro4">
          <table:table-cell office:value-type="float" office:value="2006" table:style-name="ce18">
            <text:p>2006</text:p>
          </table:table-cell>
          <table:table-cell office:value-type="string" table:style-name="ce13">
            <text:p>Sep</text:p>
          </table:table-cell>
          <table:table-cell office:value-type="float" office:value="105.03937007874016" table:style-name="ce19">
            <text:p>105.0</text:p>
          </table:table-cell>
          <table:table-cell office:value-type="float" office:value="103.76312192102344" table:style-name="ce19">
            <text:p>103.8</text:p>
          </table:table-cell>
          <table:table-cell office:value-type="float" office:value="103.89208258778442" table:style-name="ce19">
            <text:p>103.9</text:p>
          </table:table-cell>
          <table:table-cell office:value-type="float" office:value="103.56091199999999" table:style-name="ce19">
            <text:p>103.6</text:p>
          </table:table-cell>
          <table:table-cell office:value-type="float" office:value="106.59286507013881" table:style-name="ce19">
            <text:p>106.6</text:p>
          </table:table-cell>
          <table:table-cell office:value-type="float" office:value="99.026937196919974" table:style-name="ce19">
            <text:p>99.0</text:p>
          </table:table-cell>
          <table:table-cell office:value-type="float" office:value="102.73806407829423" table:style-name="ce19">
            <text:p>102.7</text:p>
          </table:table-cell>
          <table:table-cell office:value-type="float" office:value="108.5727680034022" table:style-name="ce19">
            <text:p>108.6</text:p>
          </table:table-cell>
          <table:table-cell office:value-type="float" office:value="110.70176057864548" table:style-name="ce19">
            <text:p>110.7</text:p>
          </table:table-cell>
          <table:table-cell office:value-type="float" office:value="103.62353536474521" table:style-name="ce19">
            <text:p>103.6</text:p>
          </table:table-cell>
          <table:table-cell office:value-type="float" office:value="102.27268695112407" table:style-name="ce19">
            <text:p>102.3</text:p>
          </table:table-cell>
          <table:table-cell table:number-columns-repeated="16371" table:style-name="ce12"/>
        </table:table-row>
        <table:table-row table:style-name="ro4">
          <table:table-cell office:value-type="float" office:value="2006" table:style-name="ce18">
            <text:p>2006</text:p>
          </table:table-cell>
          <table:table-cell office:value-type="string" table:style-name="ce13">
            <text:p>Dec</text:p>
          </table:table-cell>
          <table:table-cell office:value-type="float" office:value="106.40419947506561" table:style-name="ce19">
            <text:p>106.4</text:p>
          </table:table-cell>
          <table:table-cell office:value-type="float" office:value="104.81287560289907" table:style-name="ce19">
            <text:p>104.8</text:p>
          </table:table-cell>
          <table:table-cell office:value-type="float" office:value="104.82734990672708" table:style-name="ce19">
            <text:p>104.8</text:p>
          </table:table-cell>
          <table:table-cell office:value-type="float" office:value="103.56091199999999" table:style-name="ce19">
            <text:p>103.6</text:p>
          </table:table-cell>
          <table:table-cell office:value-type="float" office:value="107.28210470949924" table:style-name="ce19">
            <text:p>107.3</text:p>
          </table:table-cell>
          <table:table-cell office:value-type="float" office:value="100.99299159616002" table:style-name="ce19">
            <text:p>101.0</text:p>
          </table:table-cell>
          <table:table-cell office:value-type="float" office:value="103.69313632708915" table:style-name="ce19">
            <text:p>103.7</text:p>
          </table:table-cell>
          <table:table-cell office:value-type="float" office:value="109.61044046323671" table:style-name="ce19">
            <text:p>109.6</text:p>
          </table:table-cell>
          <table:table-cell office:value-type="float" office:value="110.78559085289764" table:style-name="ce19">
            <text:p>110.8</text:p>
          </table:table-cell>
          <table:table-cell office:value-type="float" office:value="104.56164810958207" table:style-name="ce19">
            <text:p>104.6</text:p>
          </table:table-cell>
          <table:table-cell office:value-type="float" office:value="103.6987521225053" table:style-name="ce19">
            <text:p>103.7</text:p>
          </table:table-cell>
          <table:table-cell table:number-columns-repeated="16371" table:style-name="ce12"/>
        </table:table-row>
        <table:table-row table:style-name="ro4">
          <table:table-cell office:value-type="float" office:value="2007" table:style-name="ce18">
            <text:p>2007</text:p>
          </table:table-cell>
          <table:table-cell office:value-type="string" table:style-name="ce13">
            <text:p>Mar</text:p>
          </table:table-cell>
          <table:table-cell office:value-type="float" office:value="107.29658792650919" table:style-name="ce19">
            <text:p>107.3</text:p>
          </table:table-cell>
          <table:table-cell office:value-type="float" office:value="104.93152098217739" table:style-name="ce19">
            <text:p>104.9</text:p>
          </table:table-cell>
          <table:table-cell office:value-type="float" office:value="105.0367381124605" table:style-name="ce19">
            <text:p>105.0</text:p>
          </table:table-cell>
          <table:table-cell office:value-type="float" office:value="116.58887472959998" table:style-name="ce19">
            <text:p>116.6</text:p>
          </table:table-cell>
          <table:table-cell office:value-type="float" office:value="113.64634277094051" table:style-name="ce19">
            <text:p>113.6</text:p>
          </table:table-cell>
          <table:table-cell office:value-type="float" office:value="101.99535823286362" table:style-name="ce19">
            <text:p>102.0</text:p>
          </table:table-cell>
          <table:table-cell office:value-type="float" office:value="110.21487420654097" table:style-name="ce19">
            <text:p>110.2</text:p>
          </table:table-cell>
          <table:table-cell office:value-type="float" office:value="111.39289314777805" table:style-name="ce19">
            <text:p>111.4</text:p>
          </table:table-cell>
          <table:table-cell office:value-type="float" office:value="111.49102903793795" table:style-name="ce19">
            <text:p>111.5</text:p>
          </table:table-cell>
          <table:table-cell office:value-type="float" office:value="110.39751121883633" table:style-name="ce19">
            <text:p>110.4</text:p>
          </table:table-cell>
          <table:table-cell office:value-type="float" office:value="106.93853888518791" table:style-name="ce19">
            <text:p>106.9</text:p>
          </table:table-cell>
          <table:table-cell table:number-columns-repeated="16371"/>
        </table:table-row>
        <table:table-row table:style-name="ro4">
          <table:table-cell office:value-type="float" office:value="2007" table:style-name="ce18">
            <text:p>2007</text:p>
          </table:table-cell>
          <table:table-cell office:value-type="string" table:style-name="ce13">
            <text:p>Jun</text:p>
          </table:table-cell>
          <table:table-cell office:value-type="float" office:value="108.81889763779527" table:style-name="ce19">
            <text:p>108.8</text:p>
          </table:table-cell>
          <table:table-cell office:value-type="float" office:value="105.78525186350622" table:style-name="ce19">
            <text:p>105.8</text:p>
          </table:table-cell>
          <table:table-cell office:value-type="float" office:value="105.96439131483105" table:style-name="ce19">
            <text:p>106.0</text:p>
          </table:table-cell>
          <table:table-cell office:value-type="float" office:value="116.58887472959998" table:style-name="ce19">
            <text:p>116.6</text:p>
          </table:table-cell>
          <table:table-cell office:value-type="float" office:value="116.50174501667594" table:style-name="ce19">
            <text:p>116.5</text:p>
          </table:table-cell>
          <table:table-cell office:value-type="float" office:value="103.37850247659905" table:style-name="ce19">
            <text:p>103.4</text:p>
          </table:table-cell>
          <table:table-cell office:value-type="float" office:value="111.60082122740377" table:style-name="ce19">
            <text:p>111.6</text:p>
          </table:table-cell>
          <table:table-cell office:value-type="float" office:value="114.34737200265364" table:style-name="ce19">
            <text:p>114.3</text:p>
          </table:table-cell>
          <table:table-cell office:value-type="float" office:value="115.6020575252939" table:style-name="ce19">
            <text:p>115.6</text:p>
          </table:table-cell>
          <table:table-cell office:value-type="float" office:value="112.03027977715418" table:style-name="ce19">
            <text:p>112.0</text:p>
          </table:table-cell>
          <table:table-cell office:value-type="float" office:value="108.91493549444402" table:style-name="ce19">
            <text:p>108.9</text:p>
          </table:table-cell>
          <table:table-cell table:number-columns-repeated="16371"/>
        </table:table-row>
        <table:table-row table:style-name="ro4">
          <table:table-cell office:value-type="float" office:value="2007" table:style-name="ce18">
            <text:p>2007</text:p>
          </table:table-cell>
          <table:table-cell office:value-type="string" table:style-name="ce13">
            <text:p>Sep</text:p>
          </table:table-cell>
          <table:table-cell office:value-type="float" office:value="109.18635170603675" table:style-name="ce19">
            <text:p>109.2</text:p>
          </table:table-cell>
          <table:table-cell office:value-type="float" office:value="105.58793943927162" table:style-name="ce19">
            <text:p>105.6</text:p>
          </table:table-cell>
          <table:table-cell office:value-type="float" office:value="105.93393484854255" table:style-name="ce19">
            <text:p>105.9</text:p>
          </table:table-cell>
          <table:table-cell office:value-type="float" office:value="114.84004160865598" table:style-name="ce19">
            <text:p>114.8</text:p>
          </table:table-cell>
          <table:table-cell office:value-type="float" office:value="117.42322755361519" table:style-name="ce19">
            <text:p>117.4</text:p>
          </table:table-cell>
          <table:table-cell office:value-type="float" office:value="104.30313890099573" table:style-name="ce19">
            <text:p>104.3</text:p>
          </table:table-cell>
          <table:table-cell office:value-type="float" office:value="111.72174095841341" table:style-name="ce19">
            <text:p>111.7</text:p>
          </table:table-cell>
          <table:table-cell office:value-type="float" office:value="114.49492821974997" table:style-name="ce19">
            <text:p>114.5</text:p>
          </table:table-cell>
          <table:table-cell office:value-type="float" office:value="117.52869199637951" table:style-name="ce19">
            <text:p>117.5</text:p>
          </table:table-cell>
          <table:table-cell office:value-type="float" office:value="112.20792585326649" table:style-name="ce19">
            <text:p>112.2</text:p>
          </table:table-cell>
          <table:table-cell office:value-type="float" office:value="109.84083139187986" table:style-name="ce19">
            <text:p>109.8</text:p>
          </table:table-cell>
          <table:table-cell table:number-columns-repeated="16371"/>
        </table:table-row>
        <table:table-row table:style-name="ro4">
          <table:table-cell office:value-type="float" office:value="2007" table:style-name="ce18">
            <text:p>2007</text:p>
          </table:table-cell>
          <table:table-cell office:value-type="string" table:style-name="ce13">
            <text:p>Dec</text:p>
          </table:table-cell>
          <table:table-cell office:value-type="float" office:value="110.70866141732283" table:style-name="ce19">
            <text:p>110.7</text:p>
          </table:table-cell>
          <table:table-cell office:value-type="float" office:value="106.99620850635785" table:style-name="ce19">
            <text:p>107.0</text:p>
          </table:table-cell>
          <table:table-cell office:value-type="float" office:value="107.23341074351849" table:style-name="ce19">
            <text:p>107.2</text:p>
          </table:table-cell>
          <table:table-cell office:value-type="float" office:value="109.78707977787508" table:style-name="ce19">
            <text:p>109.8</text:p>
          </table:table-cell>
          <table:table-cell office:value-type="float" office:value="118.23456469204557" table:style-name="ce19">
            <text:p>118.2</text:p>
          </table:table-cell>
          <table:table-cell office:value-type="float" office:value="105.76551845869659" table:style-name="ce19">
            <text:p>105.8</text:p>
          </table:table-cell>
          <table:table-cell office:value-type="float" office:value="111.04061482739567" table:style-name="ce19">
            <text:p>111.0</text:p>
          </table:table-cell>
          <table:table-cell office:value-type="float" office:value="114.49492821974997" table:style-name="ce19">
            <text:p>114.5</text:p>
          </table:table-cell>
          <table:table-cell office:value-type="float" office:value="117.52869199637951" table:style-name="ce19">
            <text:p>117.5</text:p>
          </table:table-cell>
          <table:table-cell office:value-type="float" office:value="111.61875173126317" table:style-name="ce19">
            <text:p>111.6</text:p>
          </table:table-cell>
          <table:table-cell office:value-type="float" office:value="111.04652833835087" table:style-name="ce19">
            <text:p>111.0</text:p>
          </table:table-cell>
          <table:table-cell table:number-columns-repeated="16371"/>
        </table:table-row>
        <table:table-row table:style-name="ro4">
          <table:table-cell office:value-type="float" office:value="2008" table:style-name="ce18">
            <text:p>2008</text:p>
          </table:table-cell>
          <table:table-cell office:value-type="string" table:style-name="ce13">
            <text:p>Mar</text:p>
          </table:table-cell>
          <table:table-cell office:value-type="float" office:value="111.33858267716535" table:style-name="ce19">
            <text:p>111.3</text:p>
          </table:table-cell>
          <table:table-cell office:value-type="float" office:value="107.51463722885661" table:style-name="ce19">
            <text:p>107.5</text:p>
          </table:table-cell>
          <table:table-cell office:value-type="float" office:value="107.76639890356722" table:style-name="ce19">
            <text:p>107.8</text:p>
          </table:table-cell>
          <table:table-cell office:value-type="float" office:value="111.21431181498747" table:style-name="ce19">
            <text:p>111.2</text:p>
          </table:table-cell>
          <table:table-cell office:value-type="float" office:value="121.59325692895598" table:style-name="ce19">
            <text:p>121.6</text:p>
          </table:table-cell>
          <table:table-cell office:value-type="float" office:value="106.72343801614305" table:style-name="ce19">
            <text:p>106.7</text:p>
          </table:table-cell>
          <table:table-cell office:value-type="float" office:value="112.78650768440795" table:style-name="ce19">
            <text:p>112.8</text:p>
          </table:table-cell>
          <table:table-cell office:value-type="float" office:value="116.65001262650129" table:style-name="ce19">
            <text:p>116.7</text:p>
          </table:table-cell>
          <table:table-cell office:value-type="float" office:value="117.53124170780465" table:style-name="ce19">
            <text:p>117.5</text:p>
          </table:table-cell>
          <table:table-cell office:value-type="float" office:value="113.35665161380395" table:style-name="ce19">
            <text:p>113.4</text:p>
          </table:table-cell>
          <table:table-cell office:value-type="float" office:value="112.97035905922212" table:style-name="ce19">
            <text:p>113.0</text:p>
          </table:table-cell>
          <table:table-cell table:number-columns-repeated="16371"/>
        </table:table-row>
        <table:table-row table:style-name="ro4">
          <table:table-cell office:value-type="float" office:value="2008" table:style-name="ce18">
            <text:p>2008</text:p>
          </table:table-cell>
          <table:table-cell office:value-type="string" table:style-name="ce13">
            <text:p>Jun</text:p>
          </table:table-cell>
          <table:table-cell office:value-type="float" office:value="113.80577427821522" table:style-name="ce19">
            <text:p>113.8</text:p>
          </table:table-cell>
          <table:table-cell office:value-type="float" office:value="109.82693250109618" table:style-name="ce19">
            <text:p>109.8</text:p>
          </table:table-cell>
          <table:table-cell office:value-type="float" office:value="109.86408801918756" table:style-name="ce19">
            <text:p>109.9</text:p>
          </table:table-cell>
          <table:table-cell office:value-type="float" office:value="111.21431181498747" table:style-name="ce19">
            <text:p>111.2</text:p>
          </table:table-cell>
          <table:table-cell office:value-type="float" office:value="126.40165400559647" table:style-name="ce19">
            <text:p>126.4</text:p>
          </table:table-cell>
          <table:table-cell office:value-type="float" office:value="108.85018767146619" table:style-name="ce19">
            <text:p>108.9</text:p>
          </table:table-cell>
          <table:table-cell office:value-type="float" office:value="114.86429977518416" table:style-name="ce19">
            <text:p>114.9</text:p>
          </table:table-cell>
          <table:table-cell office:value-type="float" office:value="119.46856506171547" table:style-name="ce19">
            <text:p>119.5</text:p>
          </table:table-cell>
          <table:table-cell office:value-type="float" office:value="121.18836846377243" table:style-name="ce19">
            <text:p>121.2</text:p>
          </table:table-cell>
          <table:table-cell office:value-type="float" office:value="115.55786178021187" table:style-name="ce19">
            <text:p>115.6</text:p>
          </table:table-cell>
          <table:table-cell office:value-type="float" office:value="116.14703195938978" table:style-name="ce19">
            <text:p>116.1</text:p>
          </table:table-cell>
          <table:table-cell table:number-columns-repeated="16371"/>
        </table:table-row>
        <table:table-row table:style-name="ro4">
          <table:table-cell office:value-type="float" office:value="2008" table:style-name="ce18">
            <text:p>2008</text:p>
          </table:table-cell>
          <table:table-cell office:value-type="string" table:style-name="ce13">
            <text:p>Sep</text:p>
          </table:table-cell>
          <table:table-cell office:value-type="float" office:value="114.64566929133858" table:style-name="ce19">
            <text:p>114.6</text:p>
          </table:table-cell>
          <table:table-cell office:value-type="float" office:value="111.09076371514792" table:style-name="ce19">
            <text:p>111.1</text:p>
          </table:table-cell>
          <table:table-cell office:value-type="float" office:value="110.98970825243335" table:style-name="ce19">
            <text:p>111.0</text:p>
          </table:table-cell>
          <table:table-cell office:value-type="float" office:value="112.6600978685823" table:style-name="ce19">
            <text:p>112.7</text:p>
          </table:table-cell>
          <table:table-cell office:value-type="float" office:value="130.28340526866575" table:style-name="ce19">
            <text:p>130.3</text:p>
          </table:table-cell>
          <table:table-cell office:value-type="float" office:value="111.99645689092861" table:style-name="ce19">
            <text:p>112.0</text:p>
          </table:table-cell>
          <table:table-cell office:value-type="float" office:value="117.62369416292898" table:style-name="ce19">
            <text:p>117.6</text:p>
          </table:table-cell>
          <table:table-cell office:value-type="float" office:value="120.81533793087588" table:style-name="ce19">
            <text:p>120.8</text:p>
          </table:table-cell>
          <table:table-cell office:value-type="float" office:value="122.25210373875468" table:style-name="ce19">
            <text:p>122.3</text:p>
          </table:table-cell>
          <table:table-cell office:value-type="float" office:value="118.12102930911796" table:style-name="ce19">
            <text:p>118.1</text:p>
          </table:table-cell>
          <table:table-cell office:value-type="float" office:value="119.59273444003902" table:style-name="ce19">
            <text:p>119.6</text:p>
          </table:table-cell>
          <table:table-cell table:number-columns-repeated="16371"/>
        </table:table-row>
        <table:table-row table:style-name="ro4">
          <table:table-cell office:value-type="float" office:value="2008" table:style-name="ce18">
            <text:p>2008</text:p>
          </table:table-cell>
          <table:table-cell office:value-type="string" table:style-name="ce13">
            <text:p>Dec</text:p>
          </table:table-cell>
          <table:table-cell office:value-type="float" office:value="111.75853018372703" table:style-name="ce19">
            <text:p>111.8</text:p>
          </table:table-cell>
          <table:table-cell office:value-type="float" office:value="110.26024606019963" table:style-name="ce19">
            <text:p>110.3</text:p>
          </table:table-cell>
          <table:table-cell office:value-type="float" office:value="110.48210048095837" table:style-name="ce19">
            <text:p>110.5</text:p>
          </table:table-cell>
          <table:table-cell office:value-type="float" office:value="112.6600978685823" table:style-name="ce19">
            <text:p>112.7</text:p>
          </table:table-cell>
          <table:table-cell office:value-type="float" office:value="130.94822826679157" table:style-name="ce19">
            <text:p>130.9</text:p>
          </table:table-cell>
          <table:table-cell office:value-type="float" office:value="112.36457526072448" table:style-name="ce19">
            <text:p>112.4</text:p>
          </table:table-cell>
          <table:table-cell office:value-type="float" office:value="117.9408431140252" table:style-name="ce19">
            <text:p>117.9</text:p>
          </table:table-cell>
          <table:table-cell office:value-type="float" office:value="120.96547195452331" table:style-name="ce19">
            <text:p>121.0</text:p>
          </table:table-cell>
          <table:table-cell office:value-type="float" office:value="122.25210373875468" table:style-name="ce19">
            <text:p>122.3</text:p>
          </table:table-cell>
          <table:table-cell office:value-type="float" office:value="118.41165781104594" table:style-name="ce19">
            <text:p>118.4</text:p>
          </table:table-cell>
          <table:table-cell office:value-type="float" office:value="120.0776137899683" table:style-name="ce19">
            <text:p>120.1</text:p>
          </table:table-cell>
          <table:table-cell table:number-columns-repeated="16371"/>
        </table:table-row>
        <table:table-row table:style-name="ro4">
          <table:table-cell office:value-type="float" office:value="2009" table:style-name="ce18">
            <text:p>2009</text:p>
          </table:table-cell>
          <table:table-cell office:value-type="string" table:style-name="ce13">
            <text:p>Mar</text:p>
          </table:table-cell>
          <table:table-cell office:value-type="float" office:value="110.91863517060368" table:style-name="ce19">
            <text:p>110.9</text:p>
          </table:table-cell>
          <table:table-cell office:value-type="float" office:value="110.59683784271751" table:style-name="ce19">
            <text:p>110.6</text:p>
          </table:table-cell>
          <table:table-cell office:value-type="float" office:value="110.7917412215581" table:style-name="ce19">
            <text:p>110.8</text:p>
          </table:table-cell>
          <table:table-cell office:value-type="float" office:value="119.98300423004014" table:style-name="ce19">
            <text:p>120.0</text:p>
          </table:table-cell>
          <table:table-cell office:value-type="float" office:value="136.53660071830069" table:style-name="ce19">
            <text:p>136.5</text:p>
          </table:table-cell>
          <table:table-cell office:value-type="float" office:value="113.86212471195242" table:style-name="ce19">
            <text:p>113.9</text:p>
          </table:table-cell>
          <table:table-cell office:value-type="float" office:value="122.51906020025943" table:style-name="ce19">
            <text:p>122.5</text:p>
          </table:table-cell>
          <table:table-cell office:value-type="float" office:value="126.49131470747126" table:style-name="ce19">
            <text:p>126.5</text:p>
          </table:table-cell>
          <table:table-cell office:value-type="float" office:value="125.28757621977472" table:style-name="ce19">
            <text:p>125.3</text:p>
          </table:table-cell>
          <table:table-cell office:value-type="float" office:value="123.07846004318843" table:style-name="ce19">
            <text:p>123.1</text:p>
          </table:table-cell>
          <table:table-cell office:value-type="float" office:value="123.15796829059786" table:style-name="ce19">
            <text:p>123.2</text:p>
          </table:table-cell>
          <table:table-cell table:number-columns-repeated="16371"/>
        </table:table-row>
        <table:table-row table:style-name="ro4">
          <table:table-cell office:value-type="float" office:value="2009" table:style-name="ce18">
            <text:p>2009</text:p>
          </table:table-cell>
          <table:table-cell office:value-type="string" table:style-name="ce13">
            <text:p>Jun</text:p>
          </table:table-cell>
          <table:table-cell office:value-type="float" office:value="112.02099737532808" table:style-name="ce19">
            <text:p>112.0</text:p>
          </table:table-cell>
          <table:table-cell office:value-type="float" office:value="111.79618787237884" table:style-name="ce19">
            <text:p>111.8</text:p>
          </table:table-cell>
          <table:table-cell office:value-type="float" office:value="111.76127206507532" table:style-name="ce19">
            <text:p>111.8</text:p>
          </table:table-cell>
          <table:table-cell office:value-type="float" office:value="119.98300423004014" table:style-name="ce19">
            <text:p>120.0</text:p>
          </table:table-cell>
          <table:table-cell office:value-type="float" office:value="136.71798029076507" table:style-name="ce19">
            <text:p>136.7</text:p>
          </table:table-cell>
          <table:table-cell office:value-type="float" office:value="114.93730327706997" table:style-name="ce19">
            <text:p>114.9</text:p>
          </table:table-cell>
          <table:table-cell office:value-type="float" office:value="123.00999822485994" table:style-name="ce19">
            <text:p>123.0</text:p>
          </table:table-cell>
          <table:table-cell office:value-type="float" office:value="128.51799899614593" table:style-name="ce19">
            <text:p>128.5</text:p>
          </table:table-cell>
          <table:table-cell office:value-type="float" office:value="128.60201184943918" table:style-name="ce19">
            <text:p>128.6</text:p>
          </table:table-cell>
          <table:table-cell office:value-type="float" office:value="123.82179590806912" table:style-name="ce19">
            <text:p>123.8</text:p>
          </table:table-cell>
          <table:table-cell office:value-type="float" office:value="123.90684001678136" table:style-name="ce19">
            <text:p>123.9</text:p>
          </table:table-cell>
          <table:table-cell table:number-columns-repeated="16371"/>
        </table:table-row>
        <table:table-row table:style-name="ro4">
          <table:table-cell office:value-type="float" office:value="2009" table:style-name="ce18">
            <text:p>2009</text:p>
          </table:table-cell>
          <table:table-cell office:value-type="string" table:style-name="ce13">
            <text:p>Sep</text:p>
          </table:table-cell>
          <table:table-cell office:value-type="float" office:value="113.01837270341207" table:style-name="ce19">
            <text:p>113.0</text:p>
          </table:table-cell>
          <table:table-cell office:value-type="float" office:value="112.30429960537516" table:style-name="ce19">
            <text:p>112.3</text:p>
          </table:table-cell>
          <table:table-cell office:value-type="float" office:value="112.10010025253484" table:style-name="ce19">
            <text:p>112.1</text:p>
          </table:table-cell>
          <table:table-cell office:value-type="float" office:value="119.98300423004014" table:style-name="ce19">
            <text:p>120.0</text:p>
          </table:table-cell>
          <table:table-cell office:value-type="float" office:value="137.46235554242895" table:style-name="ce19">
            <text:p>137.5</text:p>
          </table:table-cell>
          <table:table-cell office:value-type="float" office:value="115.23084214258574" table:style-name="ce19">
            <text:p>115.2</text:p>
          </table:table-cell>
          <table:table-cell office:value-type="float" office:value="123.31428624456586" table:style-name="ce19">
            <text:p>123.3</text:p>
          </table:table-cell>
          <table:table-cell office:value-type="float" office:value="128.55753944540214" table:style-name="ce19">
            <text:p>128.6</text:p>
          </table:table-cell>
          <table:table-cell office:value-type="float" office:value="128.60201184943918" table:style-name="ce19">
            <text:p>128.6</text:p>
          </table:table-cell>
          <table:table-cell office:value-type="float" office:value="124.08782953139905" table:style-name="ce19">
            <text:p>124.1</text:p>
          </table:table-cell>
          <table:table-cell office:value-type="float" office:value="124.3709977783635" table:style-name="ce19">
            <text:p>124.4</text:p>
          </table:table-cell>
          <table:table-cell table:number-columns-repeated="16371"/>
        </table:table-row>
        <table:table-row table:style-name="ro4">
          <table:table-cell office:value-type="float" office:value="2009" table:style-name="ce18">
            <text:p>2009</text:p>
          </table:table-cell>
          <table:table-cell office:value-type="string" table:style-name="ce13">
            <text:p>Dec</text:p>
          </table:table-cell>
          <table:table-cell office:value-type="float" office:value="114.43569553805774" table:style-name="ce19">
            <text:p>114.4</text:p>
          </table:table-cell>
          <table:table-cell office:value-type="float" office:value="113.45077506383636" table:style-name="ce19">
            <text:p>113.5</text:p>
          </table:table-cell>
          <table:table-cell office:value-type="float" office:value="112.8564358320326" table:style-name="ce19">
            <text:p>112.9</text:p>
          </table:table-cell>
          <table:table-cell office:value-type="float" office:value="119.98300423004014" table:style-name="ce19">
            <text:p>120.0</text:p>
          </table:table-cell>
          <table:table-cell office:value-type="float" office:value="137.46235554242895" table:style-name="ce19">
            <text:p>137.5</text:p>
          </table:table-cell>
          <table:table-cell office:value-type="float" office:value="115.38972243721962" table:style-name="ce19">
            <text:p>115.4</text:p>
          </table:table-cell>
          <table:table-cell office:value-type="float" office:value="123.38026544476772" table:style-name="ce19">
            <text:p>123.4</text:p>
          </table:table-cell>
          <table:table-cell office:value-type="float" office:value="129.1361370561506" table:style-name="ce19">
            <text:p>129.1</text:p>
          </table:table-cell>
          <table:table-cell office:value-type="float" office:value="128.65271574442619" table:style-name="ce19">
            <text:p>128.7</text:p>
          </table:table-cell>
          <table:table-cell office:value-type="float" office:value="124.21101705236896" table:style-name="ce19">
            <text:p>124.2</text:p>
          </table:table-cell>
          <table:table-cell office:value-type="float" office:value="124.47164176003018" table:style-name="ce19">
            <text:p>124.5</text:p>
          </table:table-cell>
          <table:table-cell table:number-columns-repeated="16371"/>
        </table:table-row>
        <table:table-row table:style-name="ro4">
          <table:table-cell office:value-type="float" office:value="2010" table:style-name="ce18">
            <text:p>2010</text:p>
          </table:table-cell>
          <table:table-cell office:value-type="string" table:style-name="ce13">
            <text:p>Mar</text:p>
          </table:table-cell>
          <table:table-cell office:value-type="float" office:value="115.85301837270342" table:style-name="ce19">
            <text:p>115.9</text:p>
          </table:table-cell>
          <table:table-cell office:value-type="float" office:value="114.33932578473602" table:style-name="ce19">
            <text:p>114.3</text:p>
          </table:table-cell>
          <table:table-cell office:value-type="float" office:value="113.49982868237711" table:style-name="ce19">
            <text:p>113.5</text:p>
          </table:table-cell>
          <table:table-cell office:value-type="float" office:value="135.22084576725524" table:style-name="ce19">
            <text:p>135.2</text:p>
          </table:table-cell>
          <table:table-cell office:value-type="float" office:value="137.64643425876918" table:style-name="ce19">
            <text:p>137.6</text:p>
          </table:table-cell>
          <table:table-cell office:value-type="float" office:value="115.64478259923203" table:style-name="ce19">
            <text:p>115.6</text:p>
          </table:table-cell>
          <table:table-cell office:value-type="float" office:value="128.84204059139418" table:style-name="ce19">
            <text:p>128.8</text:p>
          </table:table-cell>
          <table:table-cell office:value-type="float" office:value="129.54455332726144" table:style-name="ce19">
            <text:p>129.5</text:p>
          </table:table-cell>
          <table:table-cell office:value-type="float" office:value="128.65271574442619" table:style-name="ce19">
            <text:p>128.7</text:p>
          </table:table-cell>
          <table:table-cell office:value-type="float" office:value="128.9526274066742" table:style-name="ce19">
            <text:p>129.0</text:p>
          </table:table-cell>
          <table:table-cell office:value-type="float" office:value="124.70184331868117" table:style-name="ce19">
            <text:p>124.7</text:p>
          </table:table-cell>
          <table:table-cell table:number-columns-repeated="16371"/>
        </table:table-row>
        <table:table-row table:style-name="ro4">
          <table:table-cell office:value-type="float" office:value="2010" table:style-name="ce18">
            <text:p>2010</text:p>
          </table:table-cell>
          <table:table-cell office:value-type="string" table:style-name="ce13">
            <text:p>Jun</text:p>
          </table:table-cell>
          <table:table-cell office:value-type="float" office:value="117.63779527559055" table:style-name="ce19">
            <text:p>117.6</text:p>
          </table:table-cell>
          <table:table-cell office:value-type="float" office:value="115.42905780093369" table:style-name="ce19">
            <text:p>115.4</text:p>
          </table:table-cell>
          <table:table-cell office:value-type="float" office:value="114.42748188474765" table:style-name="ce19">
            <text:p>114.4</text:p>
          </table:table-cell>
          <table:table-cell office:value-type="float" office:value="135.22084576725524" table:style-name="ce19">
            <text:p>135.2</text:p>
          </table:table-cell>
          <table:table-cell office:value-type="float" office:value="140.08363946682542" table:style-name="ce19">
            <text:p>140.1</text:p>
          </table:table-cell>
          <table:table-cell office:value-type="float" office:value="116.92248971209793" table:style-name="ce19">
            <text:p>116.9</text:p>
          </table:table-cell>
          <table:table-cell office:value-type="float" office:value="130.01087351066334" table:style-name="ce19">
            <text:p>130.0</text:p>
          </table:table-cell>
          <table:table-cell office:value-type="float" office:value="131.64276342063934" table:style-name="ce19">
            <text:p>131.6</text:p>
          </table:table-cell>
          <table:table-cell office:value-type="float" office:value="130.0664607851092" table:style-name="ce19">
            <text:p>130.1</text:p>
          </table:table-cell>
          <table:table-cell office:value-type="float" office:value="130.23479280714722" table:style-name="ce19">
            <text:p>130.2</text:p>
          </table:table-cell>
          <table:table-cell office:value-type="float" office:value="126.42376922185636" table:style-name="ce19">
            <text:p>126.4</text:p>
          </table:table-cell>
          <table:table-cell table:number-columns-repeated="16371"/>
        </table:table-row>
        <table:table-row table:style-name="ro4">
          <table:table-cell office:value-type="float" office:value="2010" table:style-name="ce18">
            <text:p>2010</text:p>
          </table:table-cell>
          <table:table-cell office:value-type="string" table:style-name="ce13">
            <text:p>Sep</text:p>
          </table:table-cell>
          <table:table-cell office:value-type="float" office:value="118.26771653543307" table:style-name="ce19">
            <text:p>118.3</text:p>
          </table:table-cell>
          <table:table-cell office:value-type="float" office:value="115.76307033607594" table:style-name="ce19">
            <text:p>115.8</text:p>
          </table:table-cell>
          <table:table-cell office:value-type="float" office:value="114.76123399449246" table:style-name="ce19">
            <text:p>114.8</text:p>
          </table:table-cell>
          <table:table-cell office:value-type="float" office:value="135.22084576725524" table:style-name="ce19">
            <text:p>135.2</text:p>
          </table:table-cell>
          <table:table-cell office:value-type="float" office:value="142.60685013492568" table:style-name="ce19">
            <text:p>142.6</text:p>
          </table:table-cell>
          <table:table-cell office:value-type="float" office:value="117.43759448001619" table:style-name="ce19">
            <text:p>117.4</text:p>
          </table:table-cell>
          <table:table-cell office:value-type="float" office:value="130.87482376598894" table:style-name="ce19">
            <text:p>130.9</text:p>
          </table:table-cell>
          <table:table-cell office:value-type="float" office:value="132.32482439772457" table:style-name="ce19">
            <text:p>132.3</text:p>
          </table:table-cell>
          <table:table-cell office:value-type="float" office:value="130.0664607851092" table:style-name="ce19">
            <text:p>130.1</text:p>
          </table:table-cell>
          <table:table-cell office:value-type="float" office:value="131.05375401269899" table:style-name="ce19">
            <text:p>131.1</text:p>
          </table:table-cell>
          <table:table-cell office:value-type="float" office:value="127.69654165936623" table:style-name="ce19">
            <text:p>127.7</text:p>
          </table:table-cell>
          <table:table-cell table:number-columns-repeated="16371"/>
        </table:table-row>
        <table:table-row table:style-name="ro4">
          <table:table-cell office:value-type="float" office:value="2010" table:style-name="ce18">
            <text:p>2010</text:p>
          </table:table-cell>
          <table:table-cell office:value-type="string" table:style-name="ce13">
            <text:p>Dec</text:p>
          </table:table-cell>
          <table:table-cell office:value-type="float" office:value="119.89501312335958" table:style-name="ce19">
            <text:p>119.9</text:p>
          </table:table-cell>
          <table:table-cell office:value-type="float" office:value="117.6523690387145" table:style-name="ce19">
            <text:p>117.7</text:p>
          </table:table-cell>
          <table:table-cell office:value-type="float" office:value="116.31958985292066" table:style-name="ce19">
            <text:p>116.3</text:p>
          </table:table-cell>
          <table:table-cell office:value-type="float" office:value="135.22084576725524" table:style-name="ce19">
            <text:p>135.2</text:p>
          </table:table-cell>
          <table:table-cell office:value-type="float" office:value="143.38697634732739" table:style-name="ce19">
            <text:p>143.4</text:p>
          </table:table-cell>
          <table:table-cell office:value-type="float" office:value="117.90392879238046" table:style-name="ce19">
            <text:p>117.9</text:p>
          </table:table-cell>
          <table:table-cell office:value-type="float" office:value="131.27353396434299" table:style-name="ce19">
            <text:p>131.3</text:p>
          </table:table-cell>
          <table:table-cell office:value-type="float" office:value="132.32482439772457" table:style-name="ce19">
            <text:p>132.3</text:p>
          </table:table-cell>
          <table:table-cell office:value-type="float" office:value="130.0664607851092" table:style-name="ce19">
            <text:p>130.1</text:p>
          </table:table-cell>
          <table:table-cell office:value-type="float" office:value="131.3957768166687" table:style-name="ce19">
            <text:p>131.4</text:p>
          </table:table-cell>
          <table:table-cell office:value-type="float" office:value="128.28392194878791" table:style-name="ce19">
            <text:p>128.3</text:p>
          </table:table-cell>
          <table:table-cell table:number-columns-repeated="16371"/>
        </table:table-row>
        <table:table-row table:style-name="ro4">
          <table:table-cell office:value-type="float" office:value="2011" table:style-name="ce18">
            <text:p>2011</text:p>
          </table:table-cell>
          <table:table-cell office:value-type="string" table:style-name="ce13">
            <text:p>Mar</text:p>
          </table:table-cell>
          <table:table-cell office:value-type="float" office:value="122.04724409448819" table:style-name="ce19">
            <text:p>122.0</text:p>
          </table:table-cell>
          <table:table-cell office:value-type="float" office:value="118.95617858708829" table:style-name="ce19">
            <text:p>119.0</text:p>
          </table:table-cell>
          <table:table-cell office:value-type="float" office:value="117.46551439702542" table:style-name="ce19">
            <text:p>117.5</text:p>
          </table:table-cell>
          <table:table-cell office:value-type="float" office:value="144.46398585966216" table:style-name="ce19">
            <text:p>144.5</text:p>
          </table:table-cell>
          <table:table-cell office:value-type="float" office:value="146.34530913634751" table:style-name="ce19">
            <text:p>146.3</text:p>
          </table:table-cell>
          <table:table-cell office:value-type="float" office:value="119.35873273314292" table:style-name="ce19">
            <text:p>119.4</text:p>
          </table:table-cell>
          <table:table-cell office:value-type="float" office:value="135.71100721293325" table:style-name="ce19">
            <text:p>135.7</text:p>
          </table:table-cell>
          <table:table-cell office:value-type="float" office:value="132.17369916054682" table:style-name="ce19">
            <text:p>132.2</text:p>
          </table:table-cell>
          <table:table-cell office:value-type="float" office:value="130.0664607851092" table:style-name="ce19">
            <text:p>130.1</text:p>
          </table:table-cell>
          <table:table-cell office:value-type="float" office:value="135.18642324079306" table:style-name="ce19">
            <text:p>135.2</text:p>
          </table:table-cell>
          <table:table-cell office:value-type="float" office:value="130.34593284152285" table:style-name="ce19">
            <text:p>130.3</text:p>
          </table:table-cell>
          <table:table-cell table:number-columns-repeated="16371"/>
        </table:table-row>
        <table:table-row table:style-name="ro4">
          <table:table-cell office:value-type="float" office:value="2011" table:style-name="ce18">
            <text:p>2011</text:p>
          </table:table-cell>
          <table:table-cell office:value-type="string" table:style-name="ce13">
            <text:p>Jun</text:p>
          </table:table-cell>
          <table:table-cell office:value-type="float" office:value="123.46456692913385" table:style-name="ce19">
            <text:p>123.5</text:p>
          </table:table-cell>
          <table:table-cell office:value-type="float" office:value="120.27804286709139" table:style-name="ce19">
            <text:p>120.3</text:p>
          </table:table-cell>
          <table:table-cell office:value-type="float" office:value="118.59747972741464" table:style-name="ce19">
            <text:p>118.6</text:p>
          </table:table-cell>
          <table:table-cell office:value-type="float" office:value="144.46384159879963" table:style-name="ce19">
            <text:p>144.5</text:p>
          </table:table-cell>
          <table:table-cell office:value-type="float" office:value="149.35809004832208" table:style-name="ce19">
            <text:p>149.4</text:p>
          </table:table-cell>
          <table:table-cell office:value-type="float" office:value="121.7580910420053" table:style-name="ce19">
            <text:p>121.8</text:p>
          </table:table-cell>
          <table:table-cell office:value-type="float" office:value="137.59131873773529" table:style-name="ce19">
            <text:p>137.6</text:p>
          </table:table-cell>
          <table:table-cell office:value-type="float" office:value="136.31570082186428" table:style-name="ce19">
            <text:p>136.3</text:p>
          </table:table-cell>
          <table:table-cell office:value-type="float" office:value="131.89397526375083" table:style-name="ce19">
            <text:p>131.9</text:p>
          </table:table-cell>
          <table:table-cell office:value-type="float" office:value="137.31489904155711" table:style-name="ce19">
            <text:p>137.3</text:p>
          </table:table-cell>
          <table:table-cell office:value-type="float" office:value="132.99205341989438" table:style-name="ce19">
            <text:p>133.0</text:p>
          </table:table-cell>
          <table:table-cell table:number-columns-repeated="16371"/>
        </table:table-row>
        <table:table-row table:style-name="ro4">
          <table:table-cell office:value-type="float" office:value="2011" table:style-name="ce18">
            <text:p>2011</text:p>
          </table:table-cell>
          <table:table-cell office:value-type="string" table:style-name="ce13">
            <text:p>Sep</text:p>
          </table:table-cell>
          <table:table-cell office:value-type="float" office:value="124.88188976377953" table:style-name="ce19">
            <text:p>124.9</text:p>
          </table:table-cell>
          <table:table-cell office:value-type="float" office:value="121.75724123700704" table:style-name="ce19">
            <text:p>121.8</text:p>
          </table:table-cell>
          <table:table-cell office:value-type="float" office:value="119.87030621438815" table:style-name="ce19">
            <text:p>119.9</text:p>
          </table:table-cell>
          <table:table-cell office:value-type="float" office:value="144.46355335472825" table:style-name="ce19">
            <text:p>144.5</text:p>
          </table:table-cell>
          <table:table-cell office:value-type="float" office:value="150.58911172963803" table:style-name="ce19">
            <text:p>150.6</text:p>
          </table:table-cell>
          <table:table-cell office:value-type="float" office:value="122.78986462967009" table:style-name="ce19">
            <text:p>122.8</text:p>
          </table:table-cell>
          <table:table-cell office:value-type="float" office:value="138.38004419265698" table:style-name="ce19">
            <text:p>138.4</text:p>
          </table:table-cell>
          <table:table-cell office:value-type="float" office:value="136.35102700700386" table:style-name="ce19">
            <text:p>136.4</text:p>
          </table:table-cell>
          <table:table-cell office:value-type="float" office:value="132.45878136033889" table:style-name="ce19">
            <text:p>132.5</text:p>
          </table:table-cell>
          <table:table-cell office:value-type="float" office:value="138.01432159445957" table:style-name="ce19">
            <text:p>138.0</text:p>
          </table:table-cell>
          <table:table-cell office:value-type="float" office:value="134.10762128184066" table:style-name="ce19">
            <text:p>134.1</text:p>
          </table:table-cell>
          <table:table-cell table:number-columns-repeated="16371"/>
        </table:table-row>
        <table:table-row table:style-name="ro4">
          <table:table-cell office:value-type="float" office:value="2011" table:style-name="ce18">
            <text:p>2011</text:p>
          </table:table-cell>
          <table:table-cell office:value-type="string" table:style-name="ce13">
            <text:p>Dec</text:p>
          </table:table-cell>
          <table:table-cell office:value-type="float" office:value="125.66929133858268" table:style-name="ce19">
            <text:p>125.7</text:p>
          </table:table-cell>
          <table:table-cell office:value-type="float" office:value="122.59033813933094" table:style-name="ce19">
            <text:p>122.6</text:p>
          </table:table-cell>
          <table:table-cell office:value-type="float" office:value="120.59491630816868" table:style-name="ce19">
            <text:p>120.6</text:p>
          </table:table-cell>
          <table:table-cell office:value-type="float" office:value="144.46312141536669" table:style-name="ce19">
            <text:p>144.5</text:p>
          </table:table-cell>
          <table:table-cell office:value-type="float" office:value="150.89216523316878" table:style-name="ce19">
            <text:p>150.9</text:p>
          </table:table-cell>
          <table:table-cell office:value-type="float" office:value="124.09384873883175" table:style-name="ce19">
            <text:p>124.1</text:p>
          </table:table-cell>
          <table:table-cell office:value-type="float" office:value="139.07685076587944" table:style-name="ce19">
            <text:p>139.1</text:p>
          </table:table-cell>
          <table:table-cell office:value-type="float" office:value="136.35102700700386" table:style-name="ce19">
            <text:p>136.4</text:p>
          </table:table-cell>
          <table:table-cell office:value-type="float" office:value="134.5197441371966" table:style-name="ce19">
            <text:p>134.5</text:p>
          </table:table-cell>
          <table:table-cell office:value-type="float" office:value="138.68510107732951" table:style-name="ce19">
            <text:p>138.7</text:p>
          </table:table-cell>
          <table:table-cell office:value-type="float" office:value="135.0958070745537" table:style-name="ce19">
            <text:p>135.1</text:p>
          </table:table-cell>
          <table:table-cell table:number-columns-repeated="16371"/>
        </table:table-row>
        <table:table-row table:style-name="ro4">
          <table:table-cell office:value-type="float" office:value="2012" table:style-name="ce18">
            <text:p>2012</text:p>
          </table:table-cell>
          <table:table-cell office:value-type="string" table:style-name="ce13">
            <text:p>Mar</text:p>
          </table:table-cell>
          <table:table-cell office:value-type="float" office:value="126.40419947506561" table:style-name="ce19">
            <text:p>126.4</text:p>
          </table:table-cell>
          <table:table-cell office:value-type="float" office:value="123.0726573985711" table:style-name="ce19">
            <text:p>123.1</text:p>
          </table:table-cell>
          <table:table-cell office:value-type="float" office:value="121.0784127104986" table:style-name="ce19">
            <text:p>121.1</text:p>
          </table:table-cell>
          <table:table-cell office:value-type="float" office:value="151.68609283064504" table:style-name="ce19">
            <text:p>151.7</text:p>
          </table:table-cell>
          <table:table-cell office:value-type="float" office:value="156.00952627572303" table:style-name="ce19">
            <text:p>156.0</text:p>
          </table:table-cell>
          <table:table-cell office:value-type="float" office:value="126.87042665951903" table:style-name="ce19">
            <text:p>126.9</text:p>
          </table:table-cell>
          <table:table-cell office:value-type="float" office:value="143.80563060546251" table:style-name="ce19">
            <text:p>143.8</text:p>
          </table:table-cell>
          <table:table-cell office:value-type="float" office:value="139.10956287900706" table:style-name="ce19">
            <text:p>139.1</text:p>
          </table:table-cell>
          <table:table-cell office:value-type="float" office:value="137.76589714661074" table:style-name="ce19">
            <text:p>137.8</text:p>
          </table:table-cell>
          <table:table-cell office:value-type="float" office:value="143.14837315681848" table:style-name="ce19">
            <text:p>143.1</text:p>
          </table:table-cell>
          <table:table-cell office:value-type="float" office:value="138.7010899772929" table:style-name="ce19">
            <text:p>138.7</text:p>
          </table:table-cell>
          <table:table-cell table:number-columns-repeated="16371"/>
        </table:table-row>
        <table:table-row table:style-name="ro4">
          <table:table-cell office:value-type="float" office:value="2012" table:style-name="ce18">
            <text:p>2012</text:p>
          </table:table-cell>
          <table:table-cell office:value-type="string" table:style-name="ce13">
            <text:p>Jun</text:p>
          </table:table-cell>
          <table:table-cell office:value-type="float" office:value="126.92913385826772" table:style-name="ce19">
            <text:p>126.9</text:p>
          </table:table-cell>
          <table:table-cell office:value-type="float" office:value="123.22354337004462" table:style-name="ce19">
            <text:p>123.2</text:p>
          </table:table-cell>
          <table:table-cell office:value-type="float" office:value="121.29414601337547" table:style-name="ce19">
            <text:p>121.3</text:p>
          </table:table-cell>
          <table:table-cell office:value-type="float" office:value="151.68609283064657" table:style-name="ce19">
            <text:p>151.7</text:p>
          </table:table-cell>
          <table:table-cell office:value-type="float" office:value="159.40660142495688" table:style-name="ce19">
            <text:p>159.4</text:p>
          </table:table-cell>
          <table:table-cell office:value-type="float" office:value="130.88296599052978" table:style-name="ce19">
            <text:p>130.9</text:p>
          </table:table-cell>
          <table:table-cell office:value-type="float" office:value="146.31311601319638" table:style-name="ce19">
            <text:p>146.3</text:p>
          </table:table-cell>
          <table:table-cell office:value-type="float" office:value="143.65968598545416" table:style-name="ce19">
            <text:p>143.7</text:p>
          </table:table-cell>
          <table:table-cell office:value-type="float" office:value="144.51626814763412" table:style-name="ce19">
            <text:p>144.5</text:p>
          </table:table-cell>
          <table:table-cell office:value-type="float" office:value="145.98930417198559" table:style-name="ce19">
            <text:p>146.0</text:p>
          </table:table-cell>
          <table:table-cell office:value-type="float" office:value="142.53713156793654" table:style-name="ce19">
            <text:p>142.5</text:p>
          </table:table-cell>
          <table:table-cell table:number-columns-repeated="16371"/>
        </table:table-row>
        <table:table-row table:style-name="ro4">
          <table:table-cell office:value-type="float" office:value="2012" table:style-name="ce18">
            <text:p>2012</text:p>
          </table:table-cell>
          <table:table-cell office:value-type="string" table:style-name="ce13">
            <text:p>Sep</text:p>
          </table:table-cell>
          <table:table-cell office:value-type="float" office:value="128.18897637795277" table:style-name="ce19">
            <text:p>128.2</text:p>
          </table:table-cell>
          <table:table-cell office:value-type="float" office:value="124.43836888395967" table:style-name="ce19">
            <text:p>124.4</text:p>
          </table:table-cell>
          <table:table-cell office:value-type="float" office:value="122.35631527518687" table:style-name="ce19">
            <text:p>122.4</text:p>
          </table:table-cell>
          <table:table-cell office:value-type="float" office:value="151.68609283064811" table:style-name="ce19">
            <text:p>151.7</text:p>
          </table:table-cell>
          <table:table-cell office:value-type="float" office:value="158.31021143827022" table:style-name="ce19">
            <text:p>158.3</text:p>
          </table:table-cell>
          <table:table-cell office:value-type="float" office:value="131.50108022421105" table:style-name="ce19">
            <text:p>131.5</text:p>
          </table:table-cell>
          <table:table-cell office:value-type="float" office:value="146.31658492086666" table:style-name="ce19">
            <text:p>146.3</text:p>
          </table:table-cell>
          <table:table-cell office:value-type="float" office:value="143.6865668354713" table:style-name="ce19">
            <text:p>143.7</text:p>
          </table:table-cell>
          <table:table-cell office:value-type="float" office:value="144.51626814763412" table:style-name="ce19">
            <text:p>144.5</text:p>
          </table:table-cell>
          <table:table-cell office:value-type="float" office:value="145.99514880297832" table:style-name="ce19">
            <text:p>146.0</text:p>
          </table:table-cell>
          <table:table-cell office:value-type="float" office:value="142.54241630861893" table:style-name="ce19">
            <text:p>142.5</text:p>
          </table:table-cell>
          <table:table-cell table:number-columns-repeated="16371"/>
        </table:table-row>
        <table:table-row table:style-name="ro4">
          <table:table-cell office:value-type="float" office:value="2012" table:style-name="ce18">
            <text:p>2012</text:p>
          </table:table-cell>
          <table:table-cell office:value-type="string" table:style-name="ce13">
            <text:p>Dec</text:p>
          </table:table-cell>
          <table:table-cell office:value-type="float" office:value="129.5538057742782" table:style-name="ce19">
            <text:p>129.6</text:p>
          </table:table-cell>
          <table:table-cell office:value-type="float" office:value="125.87243042480203" table:style-name="ce19">
            <text:p>125.9</text:p>
          </table:table-cell>
          <table:table-cell office:value-type="float" office:value="123.53142726615143" table:style-name="ce19">
            <text:p>123.5</text:p>
          </table:table-cell>
          <table:table-cell office:value-type="float" office:value="151.68609283064964" table:style-name="ce19">
            <text:p>151.7</text:p>
          </table:table-cell>
          <table:table-cell office:value-type="float" office:value="158.34589677910787" table:style-name="ce19">
            <text:p>158.3</text:p>
          </table:table-cell>
          <table:table-cell office:value-type="float" office:value="132.37955580173028" table:style-name="ce19">
            <text:p>132.4</text:p>
          </table:table-cell>
          <table:table-cell office:value-type="float" office:value="146.69299544017022" table:style-name="ce19">
            <text:p>146.7</text:p>
          </table:table-cell>
          <table:table-cell office:value-type="float" office:value="144.08191378258192" table:style-name="ce19">
            <text:p>144.1</text:p>
          </table:table-cell>
          <table:table-cell office:value-type="float" office:value="144.02232012673366" table:style-name="ce19">
            <text:p>144.0</text:p>
          </table:table-cell>
          <table:table-cell office:value-type="float" office:value="146.35032762949714" table:style-name="ce19">
            <text:p>146.4</text:p>
          </table:table-cell>
          <table:table-cell office:value-type="float" office:value="143.12334657377528" table:style-name="ce19">
            <text:p>143.1</text:p>
          </table:table-cell>
          <table:table-cell table:number-columns-repeated="16371"/>
        </table:table-row>
        <table:table-row table:style-name="ro4">
          <table:table-cell office:value-type="float" office:value="2013" table:style-name="ce18">
            <text:p>2013</text:p>
          </table:table-cell>
          <table:table-cell office:value-type="string" table:style-name="ce13">
            <text:p>Mar</text:p>
          </table:table-cell>
          <table:table-cell office:value-type="float" office:value="130.55118110236219" table:style-name="ce19">
            <text:p>130.6</text:p>
          </table:table-cell>
          <table:table-cell office:value-type="float" office:value="126.55722060302803" table:style-name="ce19">
            <text:p>126.6</text:p>
          </table:table-cell>
          <table:table-cell office:value-type="float" office:value="124.1215213004911" table:style-name="ce19">
            <text:p>124.1</text:p>
          </table:table-cell>
          <table:table-cell office:value-type="float" office:value="158.05690872953852" table:style-name="ce19">
            <text:p>158.1</text:p>
          </table:table-cell>
          <table:table-cell office:value-type="float" office:value="160.92600228476502" table:style-name="ce19">
            <text:p>160.9</text:p>
          </table:table-cell>
          <table:table-cell office:value-type="float" office:value="134.00748843177857" table:style-name="ce19">
            <text:p>134.0</text:p>
          </table:table-cell>
          <table:table-cell office:value-type="float" office:value="150.2597768761234" table:style-name="ce19">
            <text:p>150.3</text:p>
          </table:table-cell>
          <table:table-cell office:value-type="float" office:value="145.11321758151976" table:style-name="ce19">
            <text:p>145.1</text:p>
          </table:table-cell>
          <table:table-cell office:value-type="float" office:value="147.22548659696236" table:style-name="ce19">
            <text:p>147.2</text:p>
          </table:table-cell>
          <table:table-cell office:value-type="float" office:value="149.64125777724348" table:style-name="ce19">
            <text:p>149.6</text:p>
          </table:table-cell>
          <table:table-cell office:value-type="float" office:value="145.11144204402106" table:style-name="ce19">
            <text:p>145.1</text:p>
          </table:table-cell>
          <table:table-cell table:number-columns-repeated="16371"/>
        </table:table-row>
        <table:table-row table:style-name="ro4">
          <table:table-cell office:value-type="float" office:value="2013" table:style-name="ce18">
            <text:p>2013</text:p>
          </table:table-cell>
          <table:table-cell office:value-type="string" table:style-name="ce13">
            <text:p>Jun</text:p>
          </table:table-cell>
          <table:table-cell office:value-type="float" office:value="131.07611548556432" table:style-name="ce19">
            <text:p>131.1</text:p>
          </table:table-cell>
          <table:table-cell office:value-type="float" office:value="126.82030383534084" table:style-name="ce19">
            <text:p>126.8</text:p>
          </table:table-cell>
          <table:table-cell office:value-type="float" office:value="124.42227890509004" table:style-name="ce19">
            <text:p>124.4</text:p>
          </table:table-cell>
          <table:table-cell office:value-type="float" office:value="158.05690872954014" table:style-name="ce19">
            <text:p>158.1</text:p>
          </table:table-cell>
          <table:table-cell office:value-type="float" office:value="163.04656160719028" table:style-name="ce19">
            <text:p>163.0</text:p>
          </table:table-cell>
          <table:table-cell office:value-type="float" office:value="136.20920831220087" table:style-name="ce19">
            <text:p>136.2</text:p>
          </table:table-cell>
          <table:table-cell office:value-type="float" office:value="151.71186552600221" table:style-name="ce19">
            <text:p>151.7</text:p>
          </table:table-cell>
          <table:table-cell office:value-type="float" office:value="148.71042084311171" table:style-name="ce19">
            <text:p>148.7</text:p>
          </table:table-cell>
          <table:table-cell office:value-type="float" office:value="148.5941144357073" table:style-name="ce19">
            <text:p>148.6</text:p>
          </table:table-cell>
          <table:table-cell office:value-type="float" office:value="151.32149639563247" table:style-name="ce19">
            <text:p>151.3</text:p>
          </table:table-cell>
          <table:table-cell office:value-type="float" office:value="147.31119675366278" table:style-name="ce19">
            <text:p>147.3</text:p>
          </table:table-cell>
          <table:table-cell table:number-columns-repeated="16371"/>
        </table:table-row>
        <table:table-row table:style-name="ro4">
          <table:table-cell office:value-type="float" office:value="2013" table:style-name="ce18">
            <text:p>2013</text:p>
          </table:table-cell>
          <table:table-cell office:value-type="string" table:style-name="ce13">
            <text:p>Sep</text:p>
          </table:table-cell>
          <table:table-cell office:value-type="float" office:value="132.23097112860893" table:style-name="ce19">
            <text:p>132.2</text:p>
          </table:table-cell>
          <table:table-cell office:value-type="float" office:value="127.76301875112841" table:style-name="ce19">
            <text:p>127.8</text:p>
          </table:table-cell>
          <table:table-cell office:value-type="float" office:value="125.23191330059262" table:style-name="ce19">
            <text:p>125.2</text:p>
          </table:table-cell>
          <table:table-cell office:value-type="float" office:value="158.05690872954176" table:style-name="ce19">
            <text:p>158.1</text:p>
          </table:table-cell>
          <table:table-cell office:value-type="float" office:value="163.52747684757284" table:style-name="ce19">
            <text:p>163.5</text:p>
          </table:table-cell>
          <table:table-cell office:value-type="float" office:value="136.9984935536333" table:style-name="ce19">
            <text:p>137.0</text:p>
          </table:table-cell>
          <table:table-cell office:value-type="float" office:value="152.16472360952076" table:style-name="ce19">
            <text:p>152.2</text:p>
          </table:table-cell>
          <table:table-cell office:value-type="float" office:value="148.75766506346562" table:style-name="ce19">
            <text:p>148.8</text:p>
          </table:table-cell>
          <table:table-cell office:value-type="float" office:value="148.64595371618782" table:style-name="ce19">
            <text:p>148.6</text:p>
          </table:table-cell>
          <table:table-cell office:value-type="float" office:value="151.71974727463538" table:style-name="ce19">
            <text:p>151.7</text:p>
          </table:table-cell>
          <table:table-cell office:value-type="float" office:value="148.0004638451083" table:style-name="ce19">
            <text:p>148.0</text:p>
          </table:table-cell>
          <table:table-cell table:number-columns-repeated="16371"/>
        </table:table-row>
        <table:table-row table:style-name="ro4">
          <table:table-cell office:value-type="float" office:value="2013" table:style-name="ce18">
            <text:p>2013</text:p>
          </table:table-cell>
          <table:table-cell office:value-type="string" table:style-name="ce13">
            <text:p>Dec</text:p>
          </table:table-cell>
          <table:table-cell office:value-type="float" office:value="133.01837270341207" table:style-name="ce19">
            <text:p>133.0</text:p>
          </table:table-cell>
          <table:table-cell office:value-type="float" office:value="128.43233344510071" table:style-name="ce19">
            <text:p>128.4</text:p>
          </table:table-cell>
          <table:table-cell office:value-type="float" office:value="125.85500184007816" table:style-name="ce19">
            <text:p>125.9</text:p>
          </table:table-cell>
          <table:table-cell office:value-type="float" office:value="158.05690872954338" table:style-name="ce19">
            <text:p>158.1</text:p>
          </table:table-cell>
          <table:table-cell office:value-type="float" office:value="163.78577479307685" table:style-name="ce19">
            <text:p>163.8</text:p>
          </table:table-cell>
          <table:table-cell office:value-type="float" office:value="137.32334928655084" table:style-name="ce19">
            <text:p>137.3</text:p>
          </table:table-cell>
          <table:table-cell office:value-type="float" office:value="152.36491684252502" table:style-name="ce19">
            <text:p>152.4</text:p>
          </table:table-cell>
          <table:table-cell office:value-type="float" office:value="148.74217301619927" table:style-name="ce19">
            <text:p>148.7</text:p>
          </table:table-cell>
          <table:table-cell office:value-type="float" office:value="148.64595371618782" table:style-name="ce19">
            <text:p>148.6</text:p>
          </table:table-cell>
          <table:table-cell office:value-type="float" office:value="151.89123133298622" table:style-name="ce19">
            <text:p>151.9</text:p>
          </table:table-cell>
          <table:table-cell office:value-type="float" office:value="148.30555561469723" table:style-name="ce19">
            <text:p>148.3</text:p>
          </table:table-cell>
          <table:table-cell table:number-columns-repeated="16371"/>
        </table:table-row>
        <table:table-row table:style-name="ro4">
          <table:table-cell office:value-type="float" office:value="2014" table:style-name="ce18">
            <text:p>2014</text:p>
          </table:table-cell>
          <table:table-cell office:value-type="string" table:style-name="ce13">
            <text:p>Mar</text:p>
          </table:table-cell>
          <table:table-cell office:value-type="float" office:value="133.75328083989501" table:style-name="ce19">
            <text:p>133.8</text:p>
          </table:table-cell>
          <table:table-cell office:value-type="float" office:value="128.58966753501329" table:style-name="ce19">
            <text:p>128.6</text:p>
          </table:table-cell>
          <table:table-cell office:value-type="float" office:value="126.01997436580754" table:style-name="ce19">
            <text:p>126.0</text:p>
          </table:table-cell>
          <table:table-cell office:value-type="float" office:value="162.3244452652427" table:style-name="ce19">
            <text:p>162.3</text:p>
          </table:table-cell>
          <table:table-cell office:value-type="float" office:value="164.80114270411096" table:style-name="ce19">
            <text:p>164.8</text:p>
          </table:table-cell>
          <table:table-cell office:value-type="float" office:value="138.44102257343877" table:style-name="ce19">
            <text:p>138.4</text:p>
          </table:table-cell>
          <table:table-cell office:value-type="float" office:value="154.57028045297369" table:style-name="ce19">
            <text:p>154.6</text:p>
          </table:table-cell>
          <table:table-cell office:value-type="float" office:value="149.8020807956361" table:style-name="ce19">
            <text:p>149.8</text:p>
          </table:table-cell>
          <table:table-cell office:value-type="float" office:value="149.51297855147021" table:style-name="ce19">
            <text:p>149.5</text:p>
          </table:table-cell>
          <table:table-cell office:value-type="float" office:value="153.93774296202275" table:style-name="ce19">
            <text:p>153.9</text:p>
          </table:table-cell>
          <table:table-cell office:value-type="float" office:value="149.39840901293559" table:style-name="ce19">
            <text:p>149.4</text:p>
          </table:table-cell>
          <table:table-cell table:number-columns-repeated="16371"/>
        </table:table-row>
        <table:table-row table:style-name="ro4">
          <table:table-cell office:value-type="float" office:value="2014" table:style-name="ce18">
            <text:p>2014</text:p>
          </table:table-cell>
          <table:table-cell office:value-type="string" table:style-name="ce13">
            <text:p>Jun</text:p>
          </table:table-cell>
          <table:table-cell office:value-type="float" office:value="134.54068241469815" table:style-name="ce19">
            <text:p>134.5</text:p>
          </table:table-cell>
          <table:table-cell office:value-type="float" office:value="129.22416238941477" table:style-name="ce19">
            <text:p>129.2</text:p>
          </table:table-cell>
          <table:table-cell office:value-type="float" office:value="126.64560094415044" table:style-name="ce19">
            <text:p>126.6</text:p>
          </table:table-cell>
          <table:table-cell office:value-type="float" office:value="162.32444526524432" table:style-name="ce19">
            <text:p>162.3</text:p>
          </table:table-cell>
          <table:table-cell office:value-type="float" office:value="166.91633498883658" table:style-name="ce19">
            <text:p>166.9</text:p>
          </table:table-cell>
          <table:table-cell office:value-type="float" office:value="140.67821669654697" table:style-name="ce19">
            <text:p>140.7</text:p>
          </table:table-cell>
          <table:table-cell office:value-type="float" office:value="155.9937810732975" table:style-name="ce19">
            <text:p>156.0</text:p>
          </table:table-cell>
          <table:table-cell office:value-type="float" office:value="152.24164005697853" table:style-name="ce19">
            <text:p>152.2</text:p>
          </table:table-cell>
          <table:table-cell office:value-type="float" office:value="154.04516788950241" table:style-name="ce19">
            <text:p>154.0</text:p>
          </table:table-cell>
          <table:table-cell office:value-type="float" office:value="155.54382223577309" table:style-name="ce19">
            <text:p>155.5</text:p>
          </table:table-cell>
          <table:table-cell office:value-type="float" office:value="151.61430062853839" table:style-name="ce19">
            <text:p>151.6</text:p>
          </table:table-cell>
          <table:table-cell table:number-columns-repeated="16371"/>
        </table:table-row>
        <table:table-row table:style-name="ro4">
          <table:table-cell office:value-type="float" office:value="2014" table:style-name="ce18">
            <text:p>2014</text:p>
          </table:table-cell>
          <table:table-cell office:value-type="string" table:style-name="ce13">
            <text:p>Sep</text:p>
          </table:table-cell>
          <table:table-cell office:value-type="float" office:value="135.2230971128609" table:style-name="ce19">
            <text:p>135.2</text:p>
          </table:table-cell>
          <table:table-cell office:value-type="float" office:value="129.32991153181501" table:style-name="ce19">
            <text:p>129.3</text:p>
          </table:table-cell>
          <table:table-cell office:value-type="float" office:value="126.84737503331174" table:style-name="ce19">
            <text:p>126.8</text:p>
          </table:table-cell>
          <table:table-cell office:value-type="float" office:value="162.32444526524594" table:style-name="ce19">
            <text:p>162.3</text:p>
          </table:table-cell>
          <table:table-cell office:value-type="float" office:value="167.52106643337046" table:style-name="ce19">
            <text:p>167.5</text:p>
          </table:table-cell>
          <table:table-cell office:value-type="float" office:value="141.59056346282938" table:style-name="ce19">
            <text:p>141.6</text:p>
          </table:table-cell>
          <table:table-cell office:value-type="float" office:value="156.51143504210421" table:style-name="ce19">
            <text:p>156.5</text:p>
          </table:table-cell>
          <table:table-cell office:value-type="float" office:value="152.24164005697853" table:style-name="ce19">
            <text:p>152.2</text:p>
          </table:table-cell>
          <table:table-cell office:value-type="float" office:value="154.04516788950241" table:style-name="ce19">
            <text:p>154.0</text:p>
          </table:table-cell>
          <table:table-cell office:value-type="float" office:value="155.99616667533965" table:style-name="ce19">
            <text:p>156.0</text:p>
          </table:table-cell>
          <table:table-cell office:value-type="float" office:value="152.42417375805161" table:style-name="ce19">
            <text:p>152.4</text:p>
          </table:table-cell>
          <table:table-cell table:number-columns-repeated="16371"/>
        </table:table-row>
        <table:table-row table:style-name="ro4">
          <table:table-cell office:value-type="float" office:value="2014" table:style-name="ce18">
            <text:p>2014</text:p>
          </table:table-cell>
          <table:table-cell office:value-type="string" table:style-name="ce13">
            <text:p>Dec</text:p>
          </table:table-cell>
          <table:table-cell office:value-type="float" office:value="135.17060367454067" table:style-name="ce19">
            <text:p>135.2</text:p>
          </table:table-cell>
          <table:table-cell office:value-type="float" office:value="129.13517835495603" table:style-name="ce19">
            <text:p>129.1</text:p>
          </table:table-cell>
          <table:table-cell office:value-type="float" office:value="126.79026915902082" table:style-name="ce19">
            <text:p>126.8</text:p>
          </table:table-cell>
          <table:table-cell office:value-type="float" office:value="162.32444526524756" table:style-name="ce19">
            <text:p>162.3</text:p>
          </table:table-cell>
          <table:table-cell office:value-type="float" office:value="167.77247369476046" table:style-name="ce19">
            <text:p>167.8</text:p>
          </table:table-cell>
          <table:table-cell office:value-type="float" office:value="142.27282150318899" table:style-name="ce19">
            <text:p>142.3</text:p>
          </table:table-cell>
          <table:table-cell office:value-type="float" office:value="156.85104633905172" table:style-name="ce19">
            <text:p>156.9</text:p>
          </table:table-cell>
          <table:table-cell office:value-type="float" office:value="152.7331532380108" table:style-name="ce19">
            <text:p>152.7</text:p>
          </table:table-cell>
          <table:table-cell office:value-type="float" office:value="154.04516788950241" table:style-name="ce19">
            <text:p>154.0</text:p>
          </table:table-cell>
          <table:table-cell office:value-type="float" office:value="156.34239965095298" table:style-name="ce19">
            <text:p>156.3</text:p>
          </table:table-cell>
          <table:table-cell office:value-type="float" office:value="152.95644029899015" table:style-name="ce19">
            <text:p>153.0</text:p>
          </table:table-cell>
          <table:table-cell table:number-columns-repeated="16371"/>
        </table:table-row>
        <table:table-row table:style-name="ro4">
          <table:table-cell office:value-type="float" office:value="2015" table:style-name="ce18">
            <text:p>2015</text:p>
          </table:table-cell>
          <table:table-cell office:value-type="string" table:style-name="ce13">
            <text:p>Mar</text:p>
          </table:table-cell>
          <table:table-cell office:value-type="float" office:value="134.96062992125985" table:style-name="ce19">
            <text:p>135.0</text:p>
          </table:table-cell>
          <table:table-cell office:value-type="float" office:value="128.57677129813518" table:style-name="ce19">
            <text:p>128.6</text:p>
          </table:table-cell>
          <table:table-cell office:value-type="float" office:value="126.44509587441783" table:style-name="ce19">
            <text:p>126.4</text:p>
          </table:table-cell>
          <table:table-cell office:value-type="float" office:value="166.05790750634986" table:style-name="ce19">
            <text:p>166.1</text:p>
          </table:table-cell>
          <table:table-cell office:value-type="float" office:value="170.70867504263003" table:style-name="ce19">
            <text:p>170.7</text:p>
          </table:table-cell>
          <table:table-cell office:value-type="float" office:value="143.26350761272641" table:style-name="ce19">
            <text:p>143.3</text:p>
          </table:table-cell>
          <table:table-cell office:value-type="float" office:value="159.305205001129" table:style-name="ce19">
            <text:p>159.3</text:p>
          </table:table-cell>
          <table:table-cell office:value-type="float" office:value="153.21621656462955" table:style-name="ce19">
            <text:p>153.2</text:p>
          </table:table-cell>
          <table:table-cell office:value-type="float" office:value="155.79416376364259" table:style-name="ce19">
            <text:p>155.8</text:p>
          </table:table-cell>
          <table:table-cell office:value-type="float" office:value="158.57911614485778" table:style-name="ce19">
            <text:p>158.6</text:p>
          </table:table-cell>
          <table:table-cell office:value-type="float" office:value="154.66431267292177" table:style-name="ce19">
            <text:p>154.7</text:p>
          </table:table-cell>
          <table:table-cell table:number-columns-repeated="16371"/>
        </table:table-row>
        <table:table-row table:style-name="ro4">
          <table:table-cell office:value-type="float" office:value="2015" table:style-name="ce18">
            <text:p>2015</text:p>
          </table:table-cell>
          <table:table-cell office:value-type="string" table:style-name="ce13">
            <text:p>Jun</text:p>
          </table:table-cell>
          <table:table-cell office:value-type="float" office:value="135.90551181102362" table:style-name="ce19">
            <text:p>135.9</text:p>
          </table:table-cell>
          <table:table-cell office:value-type="float" office:value="129.17257744190243" table:style-name="ce19">
            <text:p>129.2</text:p>
          </table:table-cell>
          <table:table-cell office:value-type="float" office:value="127.05549421961648" table:style-name="ce19">
            <text:p>127.1</text:p>
          </table:table-cell>
          <table:table-cell office:value-type="float" office:value="166.05790750635148" table:style-name="ce19">
            <text:p>166.1</text:p>
          </table:table-cell>
          <table:table-cell office:value-type="float" office:value="172.77830951693517" table:style-name="ce19">
            <text:p>172.8</text:p>
          </table:table-cell>
          <table:table-cell office:value-type="float" office:value="144.78982511048329" table:style-name="ce19">
            <text:p>144.8</text:p>
          </table:table-cell>
          <table:table-cell office:value-type="float" office:value="160.40200769062599" table:style-name="ce19">
            <text:p>160.4</text:p>
          </table:table-cell>
          <table:table-cell office:value-type="float" office:value="157.59314511296725" table:style-name="ce19">
            <text:p>157.6</text:p>
          </table:table-cell>
          <table:table-cell office:value-type="float" office:value="155.79416376364259" table:style-name="ce19">
            <text:p>155.8</text:p>
          </table:table-cell>
          <table:table-cell office:value-type="float" office:value="159.9806838259029" table:style-name="ce19">
            <text:p>160.0</text:p>
          </table:table-cell>
          <table:table-cell office:value-type="float" office:value="156.40143866405717" table:style-name="ce19">
            <text:p>156.4</text:p>
          </table:table-cell>
          <table:table-cell table:number-columns-repeated="16371"/>
        </table:table-row>
        <table:table-row table:style-name="ro4">
          <table:table-cell office:value-type="float" office:value="2015" table:style-name="ce18">
            <text:p>2015</text:p>
          </table:table-cell>
          <table:table-cell office:value-type="string" table:style-name="ce13">
            <text:p>Sep</text:p>
          </table:table-cell>
          <table:table-cell office:value-type="float" office:value="136.27296587926512" table:style-name="ce19">
            <text:p>136.3</text:p>
          </table:table-cell>
          <table:table-cell office:value-type="float" office:value="129.16870857083902" table:style-name="ce19">
            <text:p>129.2</text:p>
          </table:table-cell>
          <table:table-cell office:value-type="float" office:value="127.15193969619676" table:style-name="ce19">
            <text:p>127.2</text:p>
          </table:table-cell>
          <table:table-cell office:value-type="float" office:value="166.0579075063531" table:style-name="ce19">
            <text:p>166.1</text:p>
          </table:table-cell>
          <table:table-cell office:value-type="float" office:value="172.74455224040844" table:style-name="ce19">
            <text:p>172.7</text:p>
          </table:table-cell>
          <table:table-cell office:value-type="float" office:value="145.63799863534163" table:style-name="ce19">
            <text:p>145.6</text:p>
          </table:table-cell>
          <table:table-cell office:value-type="float" office:value="160.74447826265779" table:style-name="ce19">
            <text:p>160.7</text:p>
          </table:table-cell>
          <table:table-cell office:value-type="float" office:value="157.59314511296725" table:style-name="ce19">
            <text:p>157.6</text:p>
          </table:table-cell>
          <table:table-cell office:value-type="float" office:value="155.79416376364259" table:style-name="ce19">
            <text:p>155.8</text:p>
          </table:table-cell>
          <table:table-cell office:value-type="float" office:value="160.28053852737395" table:style-name="ce19">
            <text:p>160.3</text:p>
          </table:table-cell>
          <table:table-cell office:value-type="float" office:value="156.94560446478584" table:style-name="ce19">
            <text:p>156.9</text:p>
          </table:table-cell>
          <table:table-cell table:number-columns-repeated="16371"/>
        </table:table-row>
        <table:table-row table:style-name="ro4">
          <table:table-cell office:value-type="float" office:value="2015" table:style-name="ce18">
            <text:p>2015</text:p>
          </table:table-cell>
          <table:table-cell office:value-type="string" table:style-name="ce13">
            <text:p>Dec</text:p>
          </table:table-cell>
          <table:table-cell office:value-type="float" office:value="136.79790026246721" table:style-name="ce19">
            <text:p>136.8</text:p>
          </table:table-cell>
          <table:table-cell office:value-type="float" office:value="129.39568233989323" table:style-name="ce19">
            <text:p>129.4</text:p>
          </table:table-cell>
          <table:table-cell office:value-type="float" office:value="127.44635220365224" table:style-name="ce19">
            <text:p>127.4</text:p>
          </table:table-cell>
          <table:table-cell office:value-type="float" office:value="166.05790750635472" table:style-name="ce19">
            <text:p>166.1</text:p>
          </table:table-cell>
          <table:table-cell office:value-type="float" office:value="172.89844501607405" table:style-name="ce19">
            <text:p>172.9</text:p>
          </table:table-cell>
          <table:table-cell office:value-type="float" office:value="145.31797718056575" table:style-name="ce19">
            <text:p>145.3</text:p>
          </table:table-cell>
          <table:table-cell office:value-type="float" office:value="160.64757822913077" table:style-name="ce19">
            <text:p>160.6</text:p>
          </table:table-cell>
          <table:table-cell office:value-type="float" office:value="157.64206739376806" table:style-name="ce19">
            <text:p>157.6</text:p>
          </table:table-cell>
          <table:table-cell office:value-type="float" office:value="155.79416376364259" table:style-name="ce19">
            <text:p>155.8</text:p>
          </table:table-cell>
          <table:table-cell office:value-type="float" office:value="160.20062493382139" table:style-name="ce19">
            <text:p>160.2</text:p>
          </table:table-cell>
          <table:table-cell office:value-type="float" office:value="156.79123031937385" table:style-name="ce19">
            <text:p>156.8</text:p>
          </table:table-cell>
          <table:table-cell table:number-columns-repeated="16371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13">
            <text:p>Mar</text:p>
          </table:table-cell>
          <table:table-cell office:value-type="float" office:value="137.06036745406826" table:style-name="ce19">
            <text:p>137.1</text:p>
          </table:table-cell>
          <table:table-cell office:value-type="float" office:value="129.17128781821467" table:style-name="ce19">
            <text:p>129.2</text:p>
          </table:table-cell>
          <table:table-cell office:value-type="float" office:value="127.39559142650474" table:style-name="ce19">
            <text:p>127.4</text:p>
          </table:table-cell>
          <table:table-cell office:value-type="float" office:value="167.38637076640725" table:style-name="ce19">
            <text:p>167.4</text:p>
          </table:table-cell>
          <table:table-cell office:value-type="float" office:value="174.23801332500301" table:style-name="ce19">
            <text:p>174.2</text:p>
          </table:table-cell>
          <table:table-cell office:value-type="float" office:value="145.90920796055002" table:style-name="ce19">
            <text:p>145.9</text:p>
          </table:table-cell>
          <table:table-cell office:value-type="float" office:value="161.68815497104899" table:style-name="ce19">
            <text:p>161.7</text:p>
          </table:table-cell>
          <table:table-cell office:value-type="float" office:value="157.59656263381217" table:style-name="ce19">
            <text:p>157.6</text:p>
          </table:table-cell>
          <table:table-cell office:value-type="float" office:value="156.46633554183774" table:style-name="ce19">
            <text:p>156.5</text:p>
          </table:table-cell>
          <table:table-cell office:value-type="float" office:value="161.12387085038628" table:style-name="ce19">
            <text:p>161.1</text:p>
          </table:table-cell>
          <table:table-cell office:value-type="float" office:value="157.65646473162607" table:style-name="ce19">
            <text:p>157.7</text:p>
          </table:table-cell>
          <table:table-cell table:number-columns-repeated="16371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13">
            <text:p>Jun</text:p>
          </table:table-cell>
          <table:table-cell office:value-type="float" office:value="138.11023622047247" table:style-name="ce19">
            <text:p>138.1</text:p>
          </table:table-cell>
          <table:table-cell office:value-type="float" office:value="129.76709396198189" table:style-name="ce19">
            <text:p>129.8</text:p>
          </table:table-cell>
          <table:table-cell office:value-type="float" office:value="128.10878034542708" table:style-name="ce19">
            <text:p>128.1</text:p>
          </table:table-cell>
          <table:table-cell office:value-type="float" office:value="167.38637076640896" table:style-name="ce19">
            <text:p>167.4</text:p>
          </table:table-cell>
          <table:table-cell office:value-type="float" office:value="174.85994982932945" table:style-name="ce19">
            <text:p>174.9</text:p>
          </table:table-cell>
          <table:table-cell office:value-type="float" office:value="147.53105776309005" table:style-name="ce19">
            <text:p>147.5</text:p>
          </table:table-cell>
          <table:table-cell office:value-type="float" office:value="162.49649680554361" table:style-name="ce19">
            <text:p>162.5</text:p>
          </table:table-cell>
          <table:table-cell office:value-type="float" office:value="162.55481997330327" table:style-name="ce19">
            <text:p>162.6</text:p>
          </table:table-cell>
          <table:table-cell office:value-type="float" office:value="156.99097505469851" table:style-name="ce19">
            <text:p>157.0</text:p>
          </table:table-cell>
          <table:table-cell office:value-type="float" office:value="162.32554112063607" table:style-name="ce19">
            <text:p>162.3</text:p>
          </table:table-cell>
          <table:table-cell office:value-type="float" office:value="158.94523586425711" table:style-name="ce19">
            <text:p>158.9</text:p>
          </table:table-cell>
          <table:table-cell table:number-columns-repeated="16371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13">
            <text:p>Sep</text:p>
          </table:table-cell>
          <table:table-cell office:value-type="float" office:value="139.05511811023621" table:style-name="ce19">
            <text:p>139.1</text:p>
          </table:table-cell>
          <table:table-cell office:value-type="float" office:value="130.42996053751517" table:style-name="ce19">
            <text:p>130.4</text:p>
          </table:table-cell>
          <table:table-cell office:value-type="float" office:value="128.75598025405768" table:style-name="ce19">
            <text:p>128.8</text:p>
          </table:table-cell>
          <table:table-cell office:value-type="float" office:value="162.69955238495115" table:style-name="ce19">
            <text:p>162.7</text:p>
          </table:table-cell>
          <table:table-cell office:value-type="float" office:value="175.26721232346057" table:style-name="ce19">
            <text:p>175.3</text:p>
          </table:table-cell>
          <table:table-cell office:value-type="float" office:value="148.24068959784432" table:style-name="ce19">
            <text:p>148.2</text:p>
          </table:table-cell>
          <table:table-cell office:value-type="float" office:value="161.11215819491449" table:style-name="ce19">
            <text:p>161.1</text:p>
          </table:table-cell>
          <table:table-cell office:value-type="float" office:value="162.93953843935199" table:style-name="ce19">
            <text:p>162.9</text:p>
          </table:table-cell>
          <table:table-cell office:value-type="float" office:value="156.99097505469851" table:style-name="ce19">
            <text:p>157.0</text:p>
          </table:table-cell>
          <table:table-cell office:value-type="float" office:value="161.14276091092279" table:style-name="ce19">
            <text:p>161.1</text:p>
          </table:table-cell>
          <table:table-cell office:value-type="float" office:value="159.55625204390523" table:style-name="ce19">
            <text:p>159.6</text:p>
          </table:table-cell>
          <table:table-cell table:number-columns-repeated="16371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13">
            <text:p>Dec</text:p>
          </table:table-cell>
          <table:table-cell office:value-type="float" office:value="140.20997375328085" table:style-name="ce19">
            <text:p>140.2</text:p>
          </table:table-cell>
          <table:table-cell office:value-type="float" office:value="131.41265378762478" table:style-name="ce19">
            <text:p>131.4</text:p>
          </table:table-cell>
          <table:table-cell office:value-type="float" office:value="129.69759267014379" table:style-name="ce19">
            <text:p>129.7</text:p>
          </table:table-cell>
          <table:table-cell office:value-type="float" office:value="162.69955238495277" table:style-name="ce19">
            <text:p>162.7</text:p>
          </table:table-cell>
          <table:table-cell office:value-type="float" office:value="176.31246557873988" table:style-name="ce19">
            <text:p>176.3</text:p>
          </table:table-cell>
          <table:table-cell office:value-type="float" office:value="150.19478428807219" table:style-name="ce19">
            <text:p>150.2</text:p>
          </table:table-cell>
          <table:table-cell office:value-type="float" office:value="162.13397855186781" table:style-name="ce19">
            <text:p>162.1</text:p>
          </table:table-cell>
          <table:table-cell office:value-type="float" office:value="162.96767363898633" table:style-name="ce19">
            <text:p>163.0</text:p>
          </table:table-cell>
          <table:table-cell office:value-type="float" office:value="157.04230235227817" table:style-name="ce19">
            <text:p>157.0</text:p>
          </table:table-cell>
          <table:table-cell office:value-type="float" office:value="162.04743228930272" table:style-name="ce19">
            <text:p>162.0</text:p>
          </table:table-cell>
          <table:table-cell office:value-type="float" office:value="161.21133389786272" table:style-name="ce19">
            <text:p>161.2</text:p>
          </table:table-cell>
          <table:table-cell table:number-columns-repeated="16371"/>
        </table:table-row>
        <table:table-row table:style-name="ro4">
          <table:table-cell office:value-type="float" office:value="2017" table:style-name="ce18">
            <text:p>2017</text:p>
          </table:table-cell>
          <table:table-cell office:value-type="string" table:style-name="ce13">
            <text:p>Mar</text:p>
          </table:table-cell>
          <table:table-cell office:value-type="float" office:value="141.36482939632546" table:style-name="ce19">
            <text:p>141.4</text:p>
          </table:table-cell>
          <table:table-cell office:value-type="float" office:value="132.16321477392896" table:style-name="ce19">
            <text:p>132.2</text:p>
          </table:table-cell>
          <table:table-cell office:value-type="float" office:value="130.36890394791945" table:style-name="ce19">
            <text:p>130.4</text:p>
          </table:table-cell>
          <table:table-cell office:value-type="float" office:value="163.67574969926449" table:style-name="ce19">
            <text:p>163.7</text:p>
          </table:table-cell>
          <table:table-cell office:value-type="float" office:value="177.89796063458681" table:style-name="ce19">
            <text:p>177.9</text:p>
          </table:table-cell>
          <table:table-cell office:value-type="float" office:value="152.52273147020838" table:style-name="ce19">
            <text:p>152.5</text:p>
          </table:table-cell>
          <table:table-cell office:value-type="float" office:value="163.80098337313018" table:style-name="ce19">
            <text:p>163.8</text:p>
          </table:table-cell>
          <table:table-cell office:value-type="float" office:value="163.56745605946725" table:style-name="ce19">
            <text:p>163.6</text:p>
          </table:table-cell>
          <table:table-cell office:value-type="float" office:value="157.23659908965547" table:style-name="ce19">
            <text:p>157.2</text:p>
          </table:table-cell>
          <table:table-cell office:value-type="float" office:value="163.57575973271773" table:style-name="ce19">
            <text:p>163.6</text:p>
          </table:table-cell>
          <table:table-cell office:value-type="float" office:value="163.3079194647448" table:style-name="ce19">
            <text:p>163.3</text:p>
          </table:table-cell>
          <table:table-cell table:number-columns-repeated="16371"/>
        </table:table-row>
        <table:table-row table:style-name="ro4">
          <table:table-cell office:value-type="float" office:value="2017" table:style-name="ce18">
            <text:p>2017</text:p>
          </table:table-cell>
          <table:table-cell office:value-type="string" table:style-name="ce13">
            <text:p>Jun</text:p>
          </table:table-cell>
          <table:table-cell office:value-type="float" office:value="142.93963254593177" table:style-name="ce19">
            <text:p>142.9</text:p>
          </table:table-cell>
          <table:table-cell office:value-type="float" office:value="133.1974929715509" table:style-name="ce19">
            <text:p>133.2</text:p>
          </table:table-cell>
          <table:table-cell office:value-type="float" office:value="131.38665752972679" table:style-name="ce19">
            <text:p>131.4</text:p>
          </table:table-cell>
          <table:table-cell office:value-type="float" office:value="163.67574969926582" table:style-name="ce19">
            <text:p>163.7</text:p>
          </table:table-cell>
          <table:table-cell office:value-type="float" office:value="180.74274090874846" table:style-name="ce19">
            <text:p>180.7</text:p>
          </table:table-cell>
          <table:table-cell office:value-type="float" office:value="155.02980301101593" table:style-name="ce19">
            <text:p>155.0</text:p>
          </table:table-cell>
          <table:table-cell office:value-type="float" office:value="165.42565749959786" table:style-name="ce19">
            <text:p>165.4</text:p>
          </table:table-cell>
          <table:table-cell office:value-type="float" office:value="166.13706233675211" table:style-name="ce19">
            <text:p>166.1</text:p>
          </table:table-cell>
          <table:table-cell office:value-type="float" office:value="159.83842081276913" table:style-name="ce19">
            <text:p>159.8</text:p>
          </table:table-cell>
          <table:table-cell office:value-type="float" office:value="165.31850241172205" table:style-name="ce19">
            <text:p>165.3</text:p>
          </table:table-cell>
          <table:table-cell office:value-type="float" office:value="165.96549765351233" table:style-name="ce19">
            <text:p>166.0</text:p>
          </table:table-cell>
          <table:table-cell table:number-columns-repeated="16371"/>
        </table:table-row>
        <table:table-row table:style-name="ro4">
          <table:table-cell office:value-type="float" office:value="2017" table:style-name="ce18">
            <text:p>2017</text:p>
          </table:table-cell>
          <table:table-cell office:value-type="string" table:style-name="ce13">
            <text:p>Sep</text:p>
          </table:table-cell>
          <table:table-cell office:value-type="float" office:value="144.40944881889766" table:style-name="ce19">
            <text:p>144.4</text:p>
          </table:table-cell>
          <table:table-cell office:value-type="float" office:value="134.28980423512419" table:style-name="ce19">
            <text:p>134.3</text:p>
          </table:table-cell>
          <table:table-cell office:value-type="float" office:value="132.37395464524562" table:style-name="ce19">
            <text:p>132.4</text:p>
          </table:table-cell>
          <table:table-cell office:value-type="float" office:value="163.67574969926807" table:style-name="ce19">
            <text:p>163.7</text:p>
          </table:table-cell>
          <table:table-cell office:value-type="float" office:value="181.13927847965604" table:style-name="ce19">
            <text:p>181.1</text:p>
          </table:table-cell>
          <table:table-cell office:value-type="float" office:value="155.95071428806952" table:style-name="ce19">
            <text:p>156.0</text:p>
          </table:table-cell>
          <table:table-cell office:value-type="float" office:value="165.88061972305096" table:style-name="ce19">
            <text:p>165.9</text:p>
          </table:table-cell>
          <table:table-cell office:value-type="float" office:value="166.49895382104003" table:style-name="ce19">
            <text:p>166.5</text:p>
          </table:table-cell>
          <table:table-cell office:value-type="float" office:value="159.83842081276913" table:style-name="ce19">
            <text:p>159.8</text:p>
          </table:table-cell>
          <table:table-cell office:value-type="float" office:value="165.75300821127539" table:style-name="ce19">
            <text:p>165.8</text:p>
          </table:table-cell>
          <table:table-cell office:value-type="float" office:value="166.71351557609432" table:style-name="ce19">
            <text:p>166.7</text:p>
          </table:table-cell>
          <table:table-cell table:number-columns-repeated="16371"/>
        </table:table-row>
        <table:table-row table:style-name="ro4">
          <table:table-cell office:value-type="float" office:value="2017" table:style-name="ce18">
            <text:p>2017</text:p>
          </table:table-cell>
          <table:table-cell office:value-type="string" table:style-name="ce13">
            <text:p>Dec</text:p>
          </table:table-cell>
          <table:table-cell office:value-type="float" office:value="145.98425196850397" table:style-name="ce19">
            <text:p>146.0</text:p>
          </table:table-cell>
          <table:table-cell office:value-type="float" office:value="135.3189239379949" table:style-name="ce19">
            <text:p>135.3</text:p>
          </table:table-cell>
          <table:table-cell office:value-type="float" office:value="133.22165962360884" table:style-name="ce19">
            <text:p>133.2</text:p>
          </table:table-cell>
          <table:table-cell office:value-type="float" office:value="163.67574969926832" table:style-name="ce19">
            <text:p>163.7</text:p>
          </table:table-cell>
          <table:table-cell office:value-type="float" office:value="181.7788076058855" table:style-name="ce19">
            <text:p>181.8</text:p>
          </table:table-cell>
          <table:table-cell office:value-type="float" office:value="156.86840319070816" table:style-name="ce19">
            <text:p>156.9</text:p>
          </table:table-cell>
          <table:table-cell office:value-type="float" office:value="166.38517533525823" table:style-name="ce19">
            <text:p>166.4</text:p>
          </table:table-cell>
          <table:table-cell office:value-type="float" office:value="166.30078179274059" table:style-name="ce19">
            <text:p>166.3</text:p>
          </table:table-cell>
          <table:table-cell office:value-type="float" office:value="161.56028015657554" table:style-name="ce19">
            <text:p>161.6</text:p>
          </table:table-cell>
          <table:table-cell office:value-type="float" office:value="166.21828926807686" table:style-name="ce19">
            <text:p>166.2</text:p>
          </table:table-cell>
          <table:table-cell office:value-type="float" office:value="167.54456216887323" table:style-name="ce19">
            <text:p>167.5</text:p>
          </table:table-cell>
          <table:table-cell table:number-columns-repeated="16371"/>
        </table:table-row>
        <table:table-row table:style-name="ro4">
          <table:table-cell office:value-type="float" office:value="2018" table:style-name="ce18">
            <text:p>2018</text:p>
          </table:table-cell>
          <table:table-cell office:value-type="string" table:style-name="ce13">
            <text:p>Mar</text:p>
          </table:table-cell>
          <table:table-cell office:value-type="float" office:value="146.08923884514437" table:style-name="ce19">
            <text:p>146.1</text:p>
          </table:table-cell>
          <table:table-cell office:value-type="float" office:value="135.41177684351706" table:style-name="ce19">
            <text:p>135.4</text:p>
          </table:table-cell>
          <table:table-cell office:value-type="float" office:value="133.3257192167612" table:style-name="ce19">
            <text:p>133.3</text:p>
          </table:table-cell>
          <table:table-cell office:value-type="float" office:value="165.96721019506015" table:style-name="ce19">
            <text:p>166.0</text:p>
          </table:table-cell>
          <table:table-cell office:value-type="float" office:value="182.5441281282703" table:style-name="ce19">
            <text:p>182.5</text:p>
          </table:table-cell>
          <table:table-cell office:value-type="float" office:value="158.81126457174517" table:style-name="ce19">
            <text:p>158.8</text:p>
          </table:table-cell>
          <table:table-cell office:value-type="float" office:value="168.24132369297322" table:style-name="ce19">
            <text:p>168.2</text:p>
          </table:table-cell>
          <table:table-cell office:value-type="float" office:value="171.9038412487626" table:style-name="ce19">
            <text:p>171.9</text:p>
          </table:table-cell>
          <table:table-cell office:value-type="float" office:value="162.83469394000161" table:style-name="ce19">
            <text:p>162.8</text:p>
          </table:table-cell>
          <table:table-cell office:value-type="float" office:value="168.44500707136856" table:style-name="ce19">
            <text:p>168.4</text:p>
          </table:table-cell>
          <table:table-cell office:value-type="float" office:value="169.10012599257422" table:style-name="ce19">
            <text:p>169.1</text:p>
          </table:table-cell>
          <table:table-cell table:number-columns-repeated="16371"/>
        </table:table-row>
        <table:table-row table:style-name="ro4">
          <table:table-cell office:value-type="float" office:value="2018" table:style-name="ce18">
            <text:p>2018</text:p>
          </table:table-cell>
          <table:table-cell office:value-type="string" table:style-name="ce13">
            <text:p>Jun</text:p>
          </table:table-cell>
          <table:table-cell office:value-type="float" office:value="147.76902887139107" table:style-name="ce19">
            <text:p>147.8</text:p>
          </table:table-cell>
          <table:table-cell office:value-type="float" office:value="136.45637203064146" table:style-name="ce19">
            <text:p>136.5</text:p>
          </table:table-cell>
          <table:table-cell office:value-type="float" office:value="134.35108691514068" table:style-name="ce19">
            <text:p>134.4</text:p>
          </table:table-cell>
          <table:table-cell office:value-type="float" office:value="165.96721019506177" table:style-name="ce19">
            <text:p>166.0</text:p>
          </table:table-cell>
          <table:table-cell office:value-type="float" office:value="183.87583637485994" table:style-name="ce19">
            <text:p>183.9</text:p>
          </table:table-cell>
          <table:table-cell office:value-type="float" office:value="161.40921429083826" table:style-name="ce19">
            <text:p>161.4</text:p>
          </table:table-cell>
          <table:table-cell office:value-type="float" office:value="169.59497441712097" table:style-name="ce19">
            <text:p>169.6</text:p>
          </table:table-cell>
          <table:table-cell office:value-type="float" office:value="173.63049895119576" table:style-name="ce19">
            <text:p>173.6</text:p>
          </table:table-cell>
          <table:table-cell office:value-type="float" office:value="165.36470365743989" table:style-name="ce19">
            <text:p>165.4</text:p>
          </table:table-cell>
          <table:table-cell office:value-type="float" office:value="169.86383279854763" table:style-name="ce19">
            <text:p>169.9</text:p>
          </table:table-cell>
          <table:table-cell office:value-type="float" office:value="171.30231157104379" table:style-name="ce19">
            <text:p>171.3</text:p>
          </table:table-cell>
          <table:table-cell table:number-columns-repeated="16371"/>
        </table:table-row>
        <table:table-row table:style-name="ro4">
          <table:table-cell office:value-type="float" office:value="2018" table:style-name="ce18">
            <text:p>2018</text:p>
          </table:table-cell>
          <table:table-cell office:value-type="string" table:style-name="ce13">
            <text:p>Sep</text:p>
          </table:table-cell>
          <table:table-cell office:value-type="float" office:value="149.13385826771656" table:style-name="ce19">
            <text:p>149.1</text:p>
          </table:table-cell>
          <table:table-cell office:value-type="float" office:value="137.53836630471227" table:style-name="ce19">
            <text:p>137.5</text:p>
          </table:table-cell>
          <table:table-cell office:value-type="float" office:value="135.31300364208576" table:style-name="ce19">
            <text:p>135.3</text:p>
          </table:table-cell>
          <table:table-cell office:value-type="float" office:value="165.96721019506339" table:style-name="ce19">
            <text:p>166.0</text:p>
          </table:table-cell>
          <table:table-cell office:value-type="float" office:value="184.62183895991456" table:style-name="ce19">
            <text:p>184.6</text:p>
          </table:table-cell>
          <table:table-cell office:value-type="float" office:value="162.25061555300408" table:style-name="ce19">
            <text:p>162.3</text:p>
          </table:table-cell>
          <table:table-cell office:value-type="float" office:value="170.09712788678254" table:style-name="ce19">
            <text:p>170.1</text:p>
          </table:table-cell>
          <table:table-cell office:value-type="float" office:value="173.63199464447007" table:style-name="ce19">
            <text:p>173.6</text:p>
          </table:table-cell>
          <table:table-cell office:value-type="float" office:value="165.62031929632303" table:style-name="ce19">
            <text:p>165.6</text:p>
          </table:table-cell>
          <table:table-cell office:value-type="float" office:value="170.30778772137296" table:style-name="ce19">
            <text:p>170.3</text:p>
          </table:table-cell>
          <table:table-cell office:value-type="float" office:value="172.12240451324877" table:style-name="ce19">
            <text:p>172.1</text:p>
          </table:table-cell>
          <table:table-cell table:number-columns-repeated="16371"/>
        </table:table-row>
        <table:table-row table:style-name="ro4">
          <table:table-cell office:value-type="float" office:value="2018" table:style-name="ce18">
            <text:p>2018</text:p>
          </table:table-cell>
          <table:table-cell office:value-type="string" table:style-name="ce13">
            <text:p>Dec<text:s/></text:p>
          </table:table-cell>
          <table:table-cell office:value-type="float" office:value="149.9212598425197" table:style-name="ce19">
            <text:p>149.9</text:p>
          </table:table-cell>
          <table:table-cell office:value-type="float" office:value="138.16641304067471" table:style-name="ce19">
            <text:p>138.2</text:p>
          </table:table-cell>
          <table:table-cell office:value-type="float" office:value="135.86883415185088" table:style-name="ce19">
            <text:p>135.9</text:p>
          </table:table-cell>
          <table:table-cell office:value-type="float" office:value="165.96721019506501" table:style-name="ce19">
            <text:p>166.0</text:p>
          </table:table-cell>
          <table:table-cell office:value-type="float" office:value="186.79859912478037" table:style-name="ce19">
            <text:p>186.8</text:p>
          </table:table-cell>
          <table:table-cell office:value-type="float" office:value="163.63001594751816" table:style-name="ce19">
            <text:p>163.6</text:p>
          </table:table-cell>
          <table:table-cell office:value-type="float" office:value="171.11898725435123" table:style-name="ce19">
            <text:p>171.1</text:p>
          </table:table-cell>
          <table:table-cell office:value-type="float" office:value="175.10978006518278" table:style-name="ce19">
            <text:p>175.1</text:p>
          </table:table-cell>
          <table:table-cell office:value-type="float" office:value="165.62031929632303" table:style-name="ce19">
            <text:p>165.6</text:p>
          </table:table-cell>
          <table:table-cell office:value-type="float" office:value="171.3554595820529" table:style-name="ce19">
            <text:p>171.4</text:p>
          </table:table-cell>
          <table:table-cell office:value-type="float" office:value="173.794674165944" table:style-name="ce19">
            <text:p>173.8</text:p>
          </table:table-cell>
          <table:table-cell table:number-columns-repeated="16371"/>
        </table:table-row>
        <table:table-row table:style-name="ro4">
          <table:table-cell office:value-type="float" office:value="2019" table:style-name="ce18">
            <text:p>2019</text:p>
          </table:table-cell>
          <table:table-cell office:value-type="string" table:style-name="ce13">
            <text:p>Mar</text:p>
          </table:table-cell>
          <table:table-cell office:value-type="float" office:value="149.65879265091866" table:style-name="ce19">
            <text:p>149.7</text:p>
          </table:table-cell>
          <table:table-cell office:value-type="float" office:value="137.99489309019629" table:style-name="ce19">
            <text:p>138.0</text:p>
          </table:table-cell>
          <table:table-cell office:value-type="float" office:value="135.76858161698456" table:style-name="ce19">
            <text:p>135.8</text:p>
          </table:table-cell>
          <table:table-cell office:value-type="float" office:value="167.62688229701567" table:style-name="ce19">
            <text:p>167.6</text:p>
          </table:table-cell>
          <table:table-cell office:value-type="float" office:value="188.89555381373057" table:style-name="ce19">
            <text:p>188.9</text:p>
          </table:table-cell>
          <table:table-cell office:value-type="float" office:value="166.11559577450717" table:style-name="ce19">
            <text:p>166.1</text:p>
          </table:table-cell>
          <table:table-cell office:value-type="float" office:value="173.21788696473689" table:style-name="ce19">
            <text:p>173.2</text:p>
          </table:table-cell>
          <table:table-cell office:value-type="float" office:value="175.4755425460815" table:style-name="ce19">
            <text:p>175.5</text:p>
          </table:table-cell>
          <table:table-cell office:value-type="float" office:value="168.07796436978634" table:style-name="ce19">
            <text:p>168.1</text:p>
          </table:table-cell>
          <table:table-cell office:value-type="float" office:value="173.28268978979978" table:style-name="ce19">
            <text:p>173.3</text:p>
          </table:table-cell>
          <table:table-cell office:value-type="float" office:value="176.16302112353671" table:style-name="ce19">
            <text:p>176.2</text:p>
          </table:table-cell>
          <table:table-cell table:number-columns-repeated="16371"/>
        </table:table-row>
        <table:table-row table:style-name="ro4">
          <table:table-cell office:value-type="float" office:value="2019" table:style-name="ce18">
            <text:p>2019</text:p>
          </table:table-cell>
          <table:table-cell office:value-type="string" table:style-name="ce13">
            <text:p>Jun</text:p>
          </table:table-cell>
          <table:table-cell office:value-type="float" office:value="152.02099737532811" table:style-name="ce19">
            <text:p>152.0</text:p>
          </table:table-cell>
          <table:table-cell office:value-type="float" office:value="139.19295349616982" table:style-name="ce19">
            <text:p>139.2</text:p>
          </table:table-cell>
          <table:table-cell office:value-type="float" office:value="136.936079491377" table:style-name="ce19">
            <text:p>136.9</text:p>
          </table:table-cell>
          <table:table-cell office:value-type="float" office:value="167.62688229701567" table:style-name="ce19">
            <text:p>167.6</text:p>
          </table:table-cell>
          <table:table-cell office:value-type="float" office:value="190.46665344136559" table:style-name="ce19">
            <text:p>190.5</text:p>
          </table:table-cell>
          <table:table-cell office:value-type="float" office:value="168.31015534426177" table:style-name="ce19">
            <text:p>168.3</text:p>
          </table:table-cell>
          <table:table-cell office:value-type="float" office:value="174.43570519282031" table:style-name="ce19">
            <text:p>174.4</text:p>
          </table:table-cell>
          <table:table-cell office:value-type="float" office:value="176.78365228449027" table:style-name="ce19">
            <text:p>176.8</text:p>
          </table:table-cell>
          <table:table-cell office:value-type="float" office:value="171.03995165201411" table:style-name="ce19">
            <text:p>171.0</text:p>
          </table:table-cell>
          <table:table-cell office:value-type="float" office:value="174.54981960814857" table:style-name="ce19">
            <text:p>174.5</text:p>
          </table:table-cell>
          <table:table-cell office:value-type="float" office:value="178.15966965487556" table:style-name="ce19">
            <text:p>178.2</text:p>
          </table:table-cell>
          <table:table-cell table:number-columns-repeated="16371"/>
        </table:table-row>
        <table:table-row table:style-name="ro4">
          <table:table-cell office:value-type="float" office:value="2019" table:style-name="ce18">
            <text:p>2019</text:p>
          </table:table-cell>
          <table:table-cell office:value-type="string" table:style-name="ce13">
            <text:p>Sep</text:p>
          </table:table-cell>
          <table:table-cell office:value-type="float" office:value="152.75590551181102" table:style-name="ce19">
            <text:p>152.8</text:p>
          </table:table-cell>
          <table:table-cell office:value-type="float" office:value="139.89708802971293" table:style-name="ce19">
            <text:p>139.9</text:p>
          </table:table-cell>
          <table:table-cell office:value-type="float" office:value="137.57947234172156" table:style-name="ce19">
            <text:p>137.6</text:p>
          </table:table-cell>
          <table:table-cell office:value-type="float" office:value="167.62688229701567" table:style-name="ce19">
            <text:p>167.6</text:p>
          </table:table-cell>
          <table:table-cell office:value-type="float" office:value="190.9401092087077" table:style-name="ce19">
            <text:p>190.9</text:p>
          </table:table-cell>
          <table:table-cell office:value-type="float" office:value="170.22301479227281" table:style-name="ce19">
            <text:p>170.2</text:p>
          </table:table-cell>
          <table:table-cell office:value-type="float" office:value="175.29691281050881" table:style-name="ce19">
            <text:p>175.3</text:p>
          </table:table-cell>
          <table:table-cell office:value-type="float" office:value="177.87513097124292" table:style-name="ce19">
            <text:p>177.9</text:p>
          </table:table-cell>
          <table:table-cell office:value-type="float" office:value="172.09571811932821" table:style-name="ce19">
            <text:p>172.1</text:p>
          </table:table-cell>
          <table:table-cell office:value-type="float" office:value="175.4390869651624" table:style-name="ce19">
            <text:p>175.4</text:p>
          </table:table-cell>
          <table:table-cell office:value-type="float" office:value="179.57710747073205" table:style-name="ce19">
            <text:p>179.6</text:p>
          </table:table-cell>
          <table:table-cell table:number-columns-repeated="16371"/>
        </table:table-row>
        <table:table-row table:style-name="ro4">
          <table:table-cell office:value-type="float" office:value="2019" table:style-name="ce18">
            <text:p>2019</text:p>
          </table:table-cell>
          <table:table-cell office:value-type="string" table:style-name="ce13">
            <text:p>Dec</text:p>
          </table:table-cell>
          <table:table-cell office:value-type="float" office:value="153.22834645669289" table:style-name="ce19">
            <text:p>153.2</text:p>
          </table:table-cell>
          <table:table-cell office:value-type="float" office:value="139.96543808516674" table:style-name="ce19">
            <text:p>140.0</text:p>
          </table:table-cell>
          <table:table-cell office:value-type="float" office:value="137.71398840116242" table:style-name="ce19">
            <text:p>137.7</text:p>
          </table:table-cell>
          <table:table-cell office:value-type="float" office:value="167.62688229701567" table:style-name="ce19">
            <text:p>167.6</text:p>
          </table:table-cell>
          <table:table-cell office:value-type="float" office:value="192.31802577195506" table:style-name="ce19">
            <text:p>192.3</text:p>
          </table:table-cell>
          <table:table-cell office:value-type="float" office:value="171.12181622068505" table:style-name="ce19">
            <text:p>171.1</text:p>
          </table:table-cell>
          <table:table-cell office:value-type="float" office:value="175.95245344780736" table:style-name="ce19">
            <text:p>176.0</text:p>
          </table:table-cell>
          <table:table-cell office:value-type="float" office:value="177.87513097124292" table:style-name="ce19">
            <text:p>177.9</text:p>
          </table:table-cell>
          <table:table-cell office:value-type="float" office:value="173.27559584653397" table:style-name="ce19">
            <text:p>173.3</text:p>
          </table:table-cell>
          <table:table-cell office:value-type="float" office:value="176.03884574607366" table:style-name="ce19">
            <text:p>176.0</text:p>
          </table:table-cell>
          <table:table-cell office:value-type="float" office:value="180.65905098792621" table:style-name="ce19">
            <text:p>180.7</text:p>
          </table:table-cell>
          <table:table-cell table:number-columns-repeated="16371"/>
        </table:table-row>
        <table:table-row table:style-name="ro4">
          <table:table-cell office:value-type="float" office:value="2020" table:style-name="ce18">
            <text:p>2020</text:p>
          </table:table-cell>
          <table:table-cell office:value-type="string" table:style-name="ce13">
            <text:p>Mar</text:p>
          </table:table-cell>
          <table:table-cell office:value-type="float" office:value="153.59580052493439" table:style-name="ce19">
            <text:p>153.6</text:p>
          </table:table-cell>
          <table:table-cell office:value-type="float" office:value="140.09697970132316" table:style-name="ce19">
            <text:p>140.1</text:p>
          </table:table-cell>
          <table:table-cell office:value-type="float" office:value="137.86246367431886" table:style-name="ce19">
            <text:p>137.9</text:p>
          </table:table-cell>
          <table:table-cell office:value-type="float" office:value="167.62688229701567" table:style-name="ce19">
            <text:p>167.6</text:p>
          </table:table-cell>
          <table:table-cell office:value-type="float" office:value="194.89383075486109" table:style-name="ce19">
            <text:p>194.9</text:p>
          </table:table-cell>
          <table:table-cell office:value-type="float" office:value="173.59412016285319" table:style-name="ce19">
            <text:p>173.6</text:p>
          </table:table-cell>
          <table:table-cell office:value-type="float" office:value="177.48360468746557" table:style-name="ce19">
            <text:p>177.5</text:p>
          </table:table-cell>
          <table:table-cell office:value-type="float" office:value="181.69194592390539" table:style-name="ce19">
            <text:p>181.7</text:p>
          </table:table-cell>
          <table:table-cell office:value-type="float" office:value="173.94436377800236" table:style-name="ce19">
            <text:p>173.9</text:p>
          </table:table-cell>
          <table:table-cell office:value-type="float" office:value="177.77177771245417" table:style-name="ce19">
            <text:p>177.8</text:p>
          </table:table-cell>
          <table:table-cell office:value-type="float" office:value="183.18867750608899" table:style-name="ce19">
            <text:p>183.2</text:p>
          </table:table-cell>
          <table:table-cell table:number-columns-repeated="16371"/>
        </table:table-row>
        <table:table-row table:style-name="ro4">
          <table:table-cell office:value-type="float" office:value="2020" table:style-name="ce18">
            <text:p>2020</text:p>
          </table:table-cell>
          <table:table-cell office:value-type="string" table:style-name="ce13">
            <text:p>Jun</text:p>
          </table:table-cell>
          <table:table-cell office:value-type="float" office:value="153.64829396325459" table:style-name="ce19">
            <text:p>153.6</text:p>
          </table:table-cell>
          <table:table-cell office:value-type="float" office:value="140.03249851693275" table:style-name="ce19">
            <text:p>140.0</text:p>
          </table:table-cell>
          <table:table-cell office:value-type="float" office:value="138.0299742389056" table:style-name="ce19">
            <text:p>138.0</text:p>
          </table:table-cell>
          <table:table-cell office:value-type="float" office:value="167.62688229701567" table:style-name="ce19">
            <text:p>167.6</text:p>
          </table:table-cell>
          <table:table-cell office:value-type="float" office:value="195.13754956460645" table:style-name="ce19">
            <text:p>195.1</text:p>
          </table:table-cell>
          <table:table-cell office:value-type="float" office:value="174.26376685396306" table:style-name="ce19">
            <text:p>174.3</text:p>
          </table:table-cell>
          <table:table-cell office:value-type="float" office:value="177.79882735563052" table:style-name="ce19">
            <text:p>177.8</text:p>
          </table:table-cell>
          <table:table-cell office:value-type="float" office:value="181.69194592390539" table:style-name="ce19">
            <text:p>181.7</text:p>
          </table:table-cell>
          <table:table-cell office:value-type="float" office:value="173.94436377800236" table:style-name="ce19">
            <text:p>173.9</text:p>
          </table:table-cell>
          <table:table-cell office:value-type="float" office:value="178.04773179574869" table:style-name="ce19">
            <text:p>178.0</text:p>
          </table:table-cell>
          <table:table-cell office:value-type="float" office:value="183.70883757612808" table:style-name="ce19">
            <text:p>183.7</text:p>
          </table:table-cell>
          <table:table-cell table:number-columns-repeated="16371"/>
        </table:table-row>
        <table:table-row table:style-name="ro4">
          <table:table-cell office:value-type="float" office:value="2020" table:style-name="ce18">
            <text:p>2020</text:p>
          </table:table-cell>
          <table:table-cell office:value-type="string" table:style-name="ce13">
            <text:p>Sep</text:p>
          </table:table-cell>
          <table:table-cell office:value-type="float" office:value="154.48818897637796" table:style-name="ce19">
            <text:p>154.5</text:p>
          </table:table-cell>
          <table:table-cell office:value-type="float" office:value="140.64120089757807" table:style-name="ce19">
            <text:p>140.6</text:p>
          </table:table-cell>
          <table:table-cell office:value-type="float" office:value="138.60103298181494" table:style-name="ce19">
            <text:p>138.6</text:p>
          </table:table-cell>
          <table:table-cell office:value-type="float" office:value="167.62688229701567" table:style-name="ce19">
            <text:p>167.6</text:p>
          </table:table-cell>
          <table:table-cell office:value-type="float" office:value="195.38157314981848" table:style-name="ce19">
            <text:p>195.4</text:p>
          </table:table-cell>
          <table:table-cell office:value-type="float" office:value="174.83073787147865" table:style-name="ce19">
            <text:p>174.8</text:p>
          </table:table-cell>
          <table:table-cell office:value-type="float" office:value="178.07068304822855" table:style-name="ce19">
            <text:p>178.1</text:p>
          </table:table-cell>
          <table:table-cell office:value-type="float" office:value="181.69194592390539" table:style-name="ce19">
            <text:p>181.7</text:p>
          </table:table-cell>
          <table:table-cell office:value-type="float" office:value="173.94436377800236" table:style-name="ce19">
            <text:p>173.9</text:p>
          </table:table-cell>
          <table:table-cell office:value-type="float" office:value="178.2870969142943" table:style-name="ce19">
            <text:p>178.3</text:p>
          </table:table-cell>
          <table:table-cell office:value-type="float" office:value="184.16155549659635" table:style-name="ce19">
            <text:p>184.2</text:p>
          </table:table-cell>
          <table:table-cell table:number-columns-repeated="16371"/>
        </table:table-row>
        <table:table-row table:style-name="ro4">
          <table:table-cell office:value-type="float" office:value="2020" table:style-name="ce18">
            <text:p>2020</text:p>
          </table:table-cell>
          <table:table-cell office:value-type="string" table:style-name="ce13">
            <text:p>Dec</text:p>
          </table:table-cell>
          <table:table-cell office:value-type="float" office:value="155.06561679790025" table:style-name="ce19">
            <text:p>155.1</text:p>
          </table:table-cell>
          <table:table-cell office:value-type="float" office:value="140.78950762167599" table:style-name="ce19">
            <text:p>140.8</text:p>
          </table:table-cell>
          <table:table-cell office:value-type="float" office:value="138.83580157612212" table:style-name="ce19">
            <text:p>138.8</text:p>
          </table:table-cell>
          <table:table-cell office:value-type="float" office:value="167.62688229701567" table:style-name="ce19">
            <text:p>167.6</text:p>
          </table:table-cell>
          <table:table-cell office:value-type="float" office:value="195.46298213863091" table:style-name="ce19">
            <text:p>195.5</text:p>
          </table:table-cell>
          <table:table-cell office:value-type="float" office:value="175.02013783750607" table:style-name="ce19">
            <text:p>175.0</text:p>
          </table:table-cell>
          <table:table-cell office:value-type="float" office:value="178.16077037597319" table:style-name="ce19">
            <text:p>178.2</text:p>
          </table:table-cell>
          <table:table-cell office:value-type="float" office:value="181.69194592390539" table:style-name="ce19">
            <text:p>181.7</text:p>
          </table:table-cell>
          <table:table-cell office:value-type="float" office:value="173.94436377800236" table:style-name="ce19">
            <text:p>173.9</text:p>
          </table:table-cell>
          <table:table-cell office:value-type="float" office:value="178.36667660263055" table:style-name="ce19">
            <text:p>178.4</text:p>
          </table:table-cell>
          <table:table-cell office:value-type="float" office:value="184.31239178424048" table:style-name="ce19">
            <text:p>184.3</text:p>
          </table:table-cell>
          <table:table-cell table:number-columns-repeated="16371"/>
        </table:table-row>
        <table:table-row table:style-name="ro4">
          <table:table-cell office:value-type="float" office:value="2021" table:style-name="ce18">
            <text:p>2021</text:p>
          </table:table-cell>
          <table:table-cell office:value-type="string" table:style-name="ce13">
            <text:p>Mar</text:p>
          </table:table-cell>
          <table:table-cell office:value-type="float" office:value="155.85301837270339" table:style-name="ce19">
            <text:p>155.9</text:p>
          </table:table-cell>
          <table:table-cell office:value-type="float" office:value="141.09772768306209" table:style-name="ce19">
            <text:p>141.1</text:p>
          </table:table-cell>
          <table:table-cell office:value-type="float" office:value="139.18097486072512" table:style-name="ce19">
            <text:p>139.2</text:p>
          </table:table-cell>
          <table:table-cell office:value-type="float" office:value="173.15856941281717" table:style-name="ce19">
            <text:p>173.2</text:p>
          </table:table-cell>
          <table:table-cell office:value-type="float" office:value="195.46298213863091" table:style-name="ce19">
            <text:p>195.5</text:p>
          </table:table-cell>
          <table:table-cell office:value-type="float" office:value="175.02013783750607" table:style-name="ce19">
            <text:p>175.0</text:p>
          </table:table-cell>
          <table:table-cell office:value-type="float" office:value="180.44474361120322" table:style-name="ce19">
            <text:p>180.4</text:p>
          </table:table-cell>
          <table:table-cell office:value-type="float" office:value="182.19247917156076" table:style-name="ce19">
            <text:p>182.2</text:p>
          </table:table-cell>
          <table:table-cell office:value-type="float" office:value="173.95057192327999" table:style-name="ce19">
            <text:p>174.0</text:p>
          </table:table-cell>
          <table:table-cell office:value-type="float" office:value="180.4252627411127" table:style-name="ce19">
            <text:p>180.4</text:p>
          </table:table-cell>
          <table:table-cell office:value-type="float" office:value="184.31239178424048" table:style-name="ce19">
            <text:p>184.3</text:p>
          </table:table-cell>
          <table:table-cell table:number-columns-repeated="16371"/>
        </table:table-row>
        <table:table-row table:style-name="ro4">
          <table:table-cell office:value-type="float" office:value="2021" table:style-name="ce18">
            <text:p>2021</text:p>
          </table:table-cell>
          <table:table-cell office:value-type="string" table:style-name="ce13">
            <text:p>Jun</text:p>
          </table:table-cell>
          <table:table-cell office:value-type="float" office:value="159.58005249343833" table:style-name="ce19">
            <text:p>159.6</text:p>
          </table:table-cell>
          <table:table-cell office:value-type="float" office:value="143.55317118464831" table:style-name="ce19">
            <text:p>143.6</text:p>
          </table:table-cell>
          <table:table-cell office:value-type="float" office:value="141.40937297750028" table:style-name="ce19">
            <text:p>141.4</text:p>
          </table:table-cell>
          <table:table-cell office:value-type="float" office:value="173.15856941281717" table:style-name="ce19">
            <text:p>173.2</text:p>
          </table:table-cell>
          <table:table-cell office:value-type="float" office:value="195.46298213863091" table:style-name="ce19">
            <text:p>195.5</text:p>
          </table:table-cell>
          <table:table-cell office:value-type="float" office:value="175.02013783750607" table:style-name="ce19">
            <text:p>175.0</text:p>
          </table:table-cell>
          <table:table-cell office:value-type="float" office:value="180.44474361120322" table:style-name="ce19">
            <text:p>180.4</text:p>
          </table:table-cell>
          <table:table-cell office:value-type="float" office:value="182.23091081138767" table:style-name="ce19">
            <text:p>182.2</text:p>
          </table:table-cell>
          <table:table-cell office:value-type="float" office:value="173.95057192327999" table:style-name="ce19">
            <text:p>174.0</text:p>
          </table:table-cell>
          <table:table-cell office:value-type="float" office:value="180.42893941859475" table:style-name="ce19">
            <text:p>180.4</text:p>
          </table:table-cell>
          <table:table-cell office:value-type="float" office:value="184.31239178424048" table:style-name="ce19">
            <text:p>184.3</text:p>
          </table:table-cell>
          <table:table-cell table:number-columns-repeated="16371"/>
        </table:table-row>
        <table:table-row table:style-name="ro4">
          <table:table-cell office:value-type="float" office:value="2021" table:style-name="ce18">
            <text:p>2021</text:p>
          </table:table-cell>
          <table:table-cell office:value-type="string" table:style-name="ce13">
            <text:p>Sep</text:p>
          </table:table-cell>
          <table:table-cell office:value-type="float" office:value="161.99475065616801" table:style-name="ce19">
            <text:p>162.0</text:p>
          </table:table-cell>
          <table:table-cell office:value-type="float" office:value="144.97304686492484" table:style-name="ce19">
            <text:p>145.0</text:p>
          </table:table-cell>
          <table:table-cell office:value-type="float" office:value="142.64920495932793" table:style-name="ce19">
            <text:p>142.6</text:p>
          </table:table-cell>
          <table:table-cell office:value-type="float" office:value="173.15856941281717" table:style-name="ce19">
            <text:p>173.2</text:p>
          </table:table-cell>
          <table:table-cell office:value-type="float" office:value="192.44446910908843" table:style-name="ce19">
            <text:p>192.4</text:p>
          </table:table-cell>
          <table:table-cell office:value-type="float" office:value="174.99036459727614" table:style-name="ce19">
            <text:p>175.0</text:p>
          </table:table-cell>
          <table:table-cell office:value-type="float" office:value="179.7484531944595" table:style-name="ce19">
            <text:p>179.7</text:p>
          </table:table-cell>
          <table:table-cell office:value-type="float" office:value="182.23091081138767" table:style-name="ce19">
            <text:p>182.2</text:p>
          </table:table-cell>
          <table:table-cell office:value-type="float" office:value="173.95057192327999" table:style-name="ce19">
            <text:p>174.0</text:p>
          </table:table-cell>
          <table:table-cell office:value-type="float" office:value="179.8194241522514" table:style-name="ce19">
            <text:p>179.8</text:p>
          </table:table-cell>
          <table:table-cell office:value-type="float" office:value="183.11238952208052" table:style-name="ce19">
            <text:p>183.1</text:p>
          </table:table-cell>
          <table:table-cell table:number-columns-repeated="16371"/>
        </table:table-row>
        <table:table-row table:style-name="ro4">
          <table:table-cell office:value-type="float" office:value="2021" table:style-name="ce18">
            <text:p>2021</text:p>
          </table:table-cell>
          <table:table-cell office:value-type="string" table:style-name="ce13">
            <text:p>Dec</text:p>
          </table:table-cell>
          <table:table-cell office:value-type="float" office:value="166.77165354330708" table:style-name="ce19">
            <text:p>166.8</text:p>
          </table:table-cell>
          <table:table-cell office:value-type="float" office:value="148.37249490598643" table:style-name="ce19">
            <text:p>148.4</text:p>
          </table:table-cell>
          <table:table-cell office:value-type="float" office:value="145.53368612073453" table:style-name="ce19">
            <text:p>145.5</text:p>
          </table:table-cell>
          <table:table-cell office:value-type="float" office:value="173.15856941281717" table:style-name="ce19">
            <text:p>173.2</text:p>
          </table:table-cell>
          <table:table-cell office:value-type="float" office:value="193.03595637668607" table:style-name="ce19">
            <text:p>193.0</text:p>
          </table:table-cell>
          <table:table-cell office:value-type="float" office:value="175.43458229142098" table:style-name="ce19">
            <text:p>175.4</text:p>
          </table:table-cell>
          <table:table-cell office:value-type="float" office:value="180.03996805408633" table:style-name="ce19">
            <text:p>180.0</text:p>
          </table:table-cell>
          <table:table-cell office:value-type="float" office:value="182.23091081138767" table:style-name="ce19">
            <text:p>182.2</text:p>
          </table:table-cell>
          <table:table-cell office:value-type="float" office:value="173.95057192327999" table:style-name="ce19">
            <text:p>174.0</text:p>
          </table:table-cell>
          <table:table-cell office:value-type="float" office:value="180.07458790915859" table:style-name="ce19">
            <text:p>180.1</text:p>
          </table:table-cell>
          <table:table-cell office:value-type="float" office:value="183.61844777318311" table:style-name="ce19">
            <text:p>183.6</text:p>
          </table:table-cell>
          <table:table-cell table:number-columns-repeated="16371"/>
        </table:table-row>
        <table:table-row table:style-name="ro4">
          <table:table-cell office:value-type="float" office:value="2022" table:style-name="ce18">
            <text:p>2022</text:p>
          </table:table-cell>
          <table:table-cell office:value-type="string" table:style-name="ce18">
            <text:p>Mar</text:p>
          </table:table-cell>
          <table:table-cell office:value-type="float" office:value="169.81627296587928" table:style-name="ce20">
            <text:p>169.8</text:p>
          </table:table-cell>
          <table:table-cell office:value-type="float" office:value="151.00719610017796" table:style-name="ce20">
            <text:p>151.0</text:p>
          </table:table-cell>
          <table:table-cell office:value-type="float" office:value="147.84330148094566" table:style-name="ce20">
            <text:p>147.8</text:p>
          </table:table-cell>
          <table:table-cell office:value-type="float" office:value="183.3402932942908" table:style-name="ce20">
            <text:p>183.3</text:p>
          </table:table-cell>
          <table:table-cell office:value-type="float" office:value="197.03224300806596" table:style-name="ce20">
            <text:p>197.0</text:p>
          </table:table-cell>
          <table:table-cell office:value-type="float" office:value="179.47091483306951" table:style-name="ce20">
            <text:p>179.5</text:p>
          </table:table-cell>
          <table:table-cell office:value-type="float" office:value="186.90702085303548" table:style-name="ce20">
            <text:p>186.9</text:p>
          </table:table-cell>
          <table:table-cell office:value-type="float" office:value="182.23091081138767" table:style-name="ce20">
            <text:p>182.2</text:p>
          </table:table-cell>
          <table:table-cell office:value-type="float" office:value="173.95057192327999" table:style-name="ce20">
            <text:p>174.0</text:p>
          </table:table-cell>
          <table:table-cell office:value-type="float" office:value="186.30746068496452" table:style-name="ce20">
            <text:p>186.3</text:p>
          </table:table-cell>
          <table:table-cell office:value-type="float" office:value="187.66113254850501" table:style-name="ce20">
            <text:p>187.7</text:p>
          </table:table-cell>
          <table:table-cell table:number-columns-repeated="16371"/>
        </table:table-row>
        <table:table-row table:style-name="ro4">
          <table:table-cell office:value-type="float" office:value="2022" table:style-name="ce18">
            <text:p>2022</text:p>
          </table:table-cell>
          <table:table-cell office:value-type="string" table:style-name="ce13">
            <text:p>Jun</text:p>
          </table:table-cell>
          <table:table-cell office:value-type="float" office:value="178.47769028871392" table:style-name="ce20">
            <text:p>178.5</text:p>
          </table:table-cell>
          <table:table-cell office:value-type="float" office:value="157.06455856181165" table:style-name="ce20">
            <text:p>157.1</text:p>
          </table:table-cell>
          <table:table-cell office:value-type="float" office:value="152.97013997284299" table:style-name="ce20">
            <text:p>153.0</text:p>
          </table:table-cell>
          <table:table-cell office:value-type="float" office:value="183.3402932942908" table:style-name="ce20">
            <text:p>183.3</text:p>
          </table:table-cell>
          <table:table-cell office:value-type="float" office:value="197.54066567510804" table:style-name="ce20">
            <text:p>197.5</text:p>
          </table:table-cell>
          <table:table-cell office:value-type="float" office:value="182.4423853340661" table:style-name="ce20">
            <text:p>182.4</text:p>
          </table:table-cell>
          <table:table-cell office:value-type="float" office:value="188.04883696386446" table:style-name="ce20">
            <text:p>188.0</text:p>
          </table:table-cell>
          <table:table-cell office:value-type="float" office:value="184.5626427690303" table:style-name="ce20">
            <text:p>184.6</text:p>
          </table:table-cell>
          <table:table-cell office:value-type="float" office:value="173.95057192327999" table:style-name="ce20">
            <text:p>174.0</text:p>
          </table:table-cell>
          <table:table-cell office:value-type="float" office:value="187.52807102756259" table:style-name="ce20">
            <text:p>187.5</text:p>
          </table:table-cell>
          <table:table-cell office:value-type="float" office:value="189.70691706167952" table:style-name="ce20">
            <text:p>189.7</text:p>
          </table:table-cell>
          <table:table-cell table:number-columns-repeated="16371"/>
        </table:table-row>
        <table:table-row table:style-name="ro4">
          <table:table-cell office:value-type="float" office:value="2022" table:style-name="ce18">
            <text:p>2022</text:p>
          </table:table-cell>
          <table:table-cell office:value-type="string" table:style-name="ce13">
            <text:p>Sep</text:p>
          </table:table-cell>
          <table:table-cell office:value-type="float" office:value="182.46719160104988" table:style-name="ce20">
            <text:p>182.5</text:p>
          </table:table-cell>
          <table:table-cell office:value-type="float" office:value="159.65541255061771" table:style-name="ce20">
            <text:p>159.7</text:p>
          </table:table-cell>
          <table:table-cell office:value-type="float" office:value="155.20107612847551" table:style-name="ce20">
            <text:p>155.2</text:p>
          </table:table-cell>
          <table:table-cell office:value-type="float" office:value="183.3402932942908" table:style-name="ce20">
            <text:p>183.3</text:p>
          </table:table-cell>
          <table:table-cell office:value-type="float" office:value="195.93369277133024" table:style-name="ce20">
            <text:p>195.9</text:p>
          </table:table-cell>
          <table:table-cell office:value-type="float" office:value="185.19909804101817" table:style-name="ce20">
            <text:p>185.2</text:p>
          </table:table-cell>
          <table:table-cell office:value-type="float" office:value="188.69736547549061" table:style-name="ce20">
            <text:p>188.7</text:p>
          </table:table-cell>
          <table:table-cell office:value-type="float" office:value="185.39522534694567" table:style-name="ce20">
            <text:p>185.4</text:p>
          </table:table-cell>
          <table:table-cell office:value-type="float" office:value="174.88826868896845" table:style-name="ce20">
            <text:p>174.9</text:p>
          </table:table-cell>
          <table:table-cell office:value-type="float" office:value="188.19549235403508" table:style-name="ce20">
            <text:p>188.2</text:p>
          </table:table-cell>
          <table:table-cell office:value-type="float" office:value="190.92724228274261" table:style-name="ce20">
            <text:p>190.9</text:p>
          </table:table-cell>
          <table:table-cell table:number-columns-repeated="16371"/>
        </table:table-row>
        <table:table-row table:style-name="ro3">
          <table:table-cell table:number-columns-repeated="16384" table:style-name="ce12"/>
        </table:table-row>
        <table:table-row table:number-rows-repeated="1048496" table:style-name="ro5">
          <table:table-cell table:number-columns-repeated="16384"/>
        </table:table-row>
      </table:table>
      <table:table table:name="BUS0415b" table:style-name="ta1">
        <table:table-column table:style-name="co2" table:number-columns-repeated="3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" table:number-columns-repeated="2" table:default-cell-style-name="ce12"/>
        <table:table-column table:style-name="co20" table:default-cell-style-name="ce12"/>
        <table:table-column table:style-name="co2" table:number-columns-repeated="16374" table:default-cell-style-name="ce12"/>
        <table:table-row table:style-name="ro1">
          <table:table-cell office:value-type="string" table:style-name="ce11">
            <text:p>Local bus fares index (at constant prices) by metropolitan area status and country: Great Britain, quarterly from March 2005 [note 3]</text:p>
          </table:table-cell>
          <table:table-cell table:number-columns-repeated="16383" table:style-name="ce12"/>
        </table:table-row>
        <table:table-row table:style-name="ro4">
          <table:table-cell office:value-type="string" table:style-name="ce13">
            <text:p>This worksheet contains one table. Some cells refer to notes which can be found on the notes worksheet</text:p>
          </table:table-cell>
          <table:table-cell table:number-columns-repeated="9" table:style-name="ce13"/>
          <table:table-cell table:number-columns-repeated="16374"/>
        </table:table-row>
        <table:table-row table:style-name="ro2">
          <table:table-cell office:value-type="string" table:style-name="ce14">
            <text:p>Table BUS0415b</text:p>
          </table:table-cell>
          <table:table-cell table:number-columns-repeated="9" table:style-name="ce13"/>
          <table:table-cell table:number-columns-repeated="16374"/>
        </table:table-row>
        <table:table-row table:style-name="ro4">
          <table:table-cell office:value-type="string" table:style-name="ce13">
            <text:p>Department for Transport statistics</text:p>
          </table:table-cell>
          <table:table-cell table:number-columns-repeated="9" table:style-name="ce13"/>
          <table:table-cell table:number-columns-repeated="16374"/>
        </table:table-row>
        <table:table-row table:style-name="ro4">
          <table:table-cell office:value-type="string" table:style-name="ce13">
            <text:p>The figures in this table are National Statistics.</text:p>
          </table:table-cell>
          <table:table-cell table:number-columns-repeated="9" table:style-name="ce13"/>
          <table:table-cell table:number-columns-repeated="16374"/>
        </table:table-row>
        <table:table-row table:style-name="ro2">
          <table:table-cell office:value-type="string" table:style-name="ce14">
            <text:p>Local bus fares index</text:p>
          </table:table-cell>
          <table:table-cell table:number-columns-repeated="9" table:style-name="ce13"/>
          <table:table-cell table:number-columns-repeated="16374"/>
        </table:table-row>
        <table:table-row table:style-name="ro2">
          <table:table-cell office:value-type="string" table:style-name="ce14">
            <text:p>March 2005 = 100</text:p>
          </table:table-cell>
          <table:table-cell table:number-columns-repeated="9" table:style-name="ce13"/>
          <table:table-cell table:number-columns-repeated="16374"/>
        </table:table-row>
        <table:table-row table:style-name="ro8">
          <table:table-cell office:value-type="string" table:style-name="ce15">
            <text:p>Year</text:p>
          </table:table-cell>
          <table:table-cell office:value-type="string" table:style-name="ce15">
            <text:p>Month<text:s/></text:p>
          </table:table-cell>
          <table:table-cell office:value-type="string" table:style-name="ce16">
            <text:p>London</text:p>
          </table:table-cell>
          <table:table-cell office:value-type="string" table:style-name="ce16">
            <text:p>English metropolitan areas</text:p>
          </table:table-cell>
          <table:table-cell office:value-type="string" table:style-name="ce16">
            <text:p>English non-metropolitan areas</text:p>
          </table:table-cell>
          <table:table-cell office:value-type="string" table:style-name="ce16">
            <text:p>England</text:p>
          </table:table-cell>
          <table:table-cell office:value-type="string" table:style-name="ce16">
            <text:p>Scotland</text:p>
          </table:table-cell>
          <table:table-cell office:value-type="string" table:style-name="ce16">
            <text:p>Wales</text:p>
          </table:table-cell>
          <table:table-cell office:value-type="string" table:style-name="ce16">
            <text:p>Great Britain</text:p>
          </table:table-cell>
          <table:table-cell office:value-type="string" table:style-name="ce16">
            <text:p>England outside London</text:p>
          </table:table-cell>
          <table:table-cell table:number-columns-repeated="16374"/>
        </table:table-row>
        <table:table-row table:style-name="ro2">
          <table:table-cell office:value-type="float" office:value="2005" table:style-name="ce18">
            <text:p>2005</text:p>
          </table:table-cell>
          <table:table-cell office:value-type="string" table:style-name="ce18">
            <text:p>Mar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office:value-type="float" office:value="100" table:style-name="ce19">
            <text:p>100.0</text:p>
          </table:table-cell>
          <table:table-cell table:number-columns-repeated="16374"/>
        </table:table-row>
        <table:table-row table:style-name="ro4">
          <table:table-cell office:value-type="float" office:value="2005" table:style-name="ce18">
            <text:p>2005</text:p>
          </table:table-cell>
          <table:table-cell office:value-type="string" table:style-name="ce18">
            <text:p>Jun</text:p>
          </table:table-cell>
          <table:table-cell office:value-type="float" office:value="99.230897201284833" table:style-name="ce19">
            <text:p>99.2</text:p>
          </table:table-cell>
          <table:table-cell office:value-type="float" office:value="101.49086259469094" table:style-name="ce19">
            <text:p>101.5</text:p>
          </table:table-cell>
          <table:table-cell office:value-type="float" office:value="100.89761827463535" table:style-name="ce19">
            <text:p>100.9</text:p>
          </table:table-cell>
          <table:table-cell office:value-type="float" office:value="100.54260846158532" table:style-name="ce19">
            <text:p>100.5</text:p>
          </table:table-cell>
          <table:table-cell office:value-type="float" office:value="101.44279704300668" table:style-name="ce19">
            <text:p>101.4</text:p>
          </table:table-cell>
          <table:table-cell office:value-type="float" office:value="99.322821406660751" table:style-name="ce19">
            <text:p>99.3</text:p>
          </table:table-cell>
          <table:table-cell office:value-type="float" office:value="100.60060888167493" table:style-name="ce19">
            <text:p>100.6</text:p>
          </table:table-cell>
          <table:table-cell office:value-type="float" office:value="101.15592131200823" table:style-name="ce19">
            <text:p>101.2</text:p>
          </table:table-cell>
          <table:table-cell table:number-columns-repeated="16374"/>
        </table:table-row>
        <table:table-row table:style-name="ro4">
          <table:table-cell office:value-type="float" office:value="2005" table:style-name="ce18">
            <text:p>2005</text:p>
          </table:table-cell>
          <table:table-cell office:value-type="string" table:style-name="ce18">
            <text:p>Sep</text:p>
          </table:table-cell>
          <table:table-cell office:value-type="float" office:value="92.381228282314012" table:style-name="ce19">
            <text:p>92.4</text:p>
          </table:table-cell>
          <table:table-cell office:value-type="float" office:value="105.37536856760146" table:style-name="ce19">
            <text:p>105.4</text:p>
          </table:table-cell>
          <table:table-cell office:value-type="float" office:value="101.39385807496882" table:style-name="ce19">
            <text:p>101.4</text:p>
          </table:table-cell>
          <table:table-cell office:value-type="float" office:value="99.703694423351166" table:style-name="ce19">
            <text:p>99.7</text:p>
          </table:table-cell>
          <table:table-cell office:value-type="float" office:value="101.21790032898186" table:style-name="ce19">
            <text:p>101.2</text:p>
          </table:table-cell>
          <table:table-cell office:value-type="float" office:value="99.977404255818925" table:style-name="ce19">
            <text:p>100.0</text:p>
          </table:table-cell>
          <table:table-cell office:value-type="float" office:value="99.869310557292991" table:style-name="ce19">
            <text:p>99.9</text:p>
          </table:table-cell>
          <table:table-cell office:value-type="float" office:value="103.12743767920784" table:style-name="ce19">
            <text:p>103.1</text:p>
          </table:table-cell>
          <table:table-cell table:number-columns-repeated="16374"/>
        </table:table-row>
        <table:table-row table:style-name="ro4">
          <table:table-cell office:value-type="float" office:value="2005" table:style-name="ce18">
            <text:p>2005</text:p>
          </table:table-cell>
          <table:table-cell office:value-type="string" table:style-name="ce18">
            <text:p>Dec</text:p>
          </table:table-cell>
          <table:table-cell office:value-type="float" office:value="91.968007298715122" table:style-name="ce19">
            <text:p>92.0</text:p>
          </table:table-cell>
          <table:table-cell office:value-type="float" office:value="107.26161412905381" table:style-name="ce19">
            <text:p>107.3</text:p>
          </table:table-cell>
          <table:table-cell office:value-type="float" office:value="105.15032135406659" table:style-name="ce19">
            <text:p>105.2</text:p>
          </table:table-cell>
          <table:table-cell office:value-type="float" office:value="101.576827310646" table:style-name="ce19">
            <text:p>101.6</text:p>
          </table:table-cell>
          <table:table-cell office:value-type="float" office:value="100.8684108948253" table:style-name="ce19">
            <text:p>100.9</text:p>
          </table:table-cell>
          <table:table-cell office:value-type="float" office:value="103.17242187234837" table:style-name="ce19">
            <text:p>103.2</text:p>
          </table:table-cell>
          <table:table-cell office:value-type="float" office:value="101.54978513859776" table:style-name="ce19">
            <text:p>101.5</text:p>
          </table:table-cell>
          <table:table-cell office:value-type="float" office:value="106.06959410245382" table:style-name="ce19">
            <text:p>106.1</text:p>
          </table:table-cell>
          <table:table-cell table:number-columns-repeated="16374"/>
        </table:table-row>
        <table:table-row table:style-name="ro4">
          <table:table-cell office:value-type="float" office:value="2006" table:style-name="ce18">
            <text:p>2006</text:p>
          </table:table-cell>
          <table:table-cell office:value-type="string" table:style-name="ce18">
            <text:p>Mar</text:p>
          </table:table-cell>
          <table:table-cell office:value-type="float" office:value="103.7950538950675" table:style-name="ce19">
            <text:p>103.8</text:p>
          </table:table-cell>
          <table:table-cell office:value-type="float" office:value="109.90272337419917" table:style-name="ce19">
            <text:p>109.9</text:p>
          </table:table-cell>
          <table:table-cell office:value-type="float" office:value="105.8519897232655" table:style-name="ce19">
            <text:p>105.9</text:p>
          </table:table-cell>
          <table:table-cell office:value-type="float" office:value="106.39114781843789" table:style-name="ce19">
            <text:p>106.4</text:p>
          </table:table-cell>
          <table:table-cell office:value-type="float" office:value="103.23648001263723" table:style-name="ce19">
            <text:p>103.2</text:p>
          </table:table-cell>
          <table:table-cell office:value-type="float" office:value="103.13582941912178" table:style-name="ce19">
            <text:p>103.1</text:p>
          </table:table-cell>
          <table:table-cell office:value-type="float" office:value="105.96920794942389" table:style-name="ce19">
            <text:p>106.0</text:p>
          </table:table-cell>
          <table:table-cell office:value-type="float" office:value="107.61168370790615" table:style-name="ce19">
            <text:p>107.6</text:p>
          </table:table-cell>
          <table:table-cell table:number-columns-repeated="16374"/>
        </table:table-row>
        <table:table-row table:style-name="ro4">
          <table:table-cell office:value-type="float" office:value="2006" table:style-name="ce18">
            <text:p>2006</text:p>
          </table:table-cell>
          <table:table-cell office:value-type="string" table:style-name="ce18">
            <text:p>Jun</text:p>
          </table:table-cell>
          <table:table-cell office:value-type="float" office:value="102.31117509832566" table:style-name="ce19">
            <text:p>102.3</text:p>
          </table:table-cell>
          <table:table-cell office:value-type="float" office:value="103.25345074329316" table:style-name="ce19">
            <text:p>103.3</text:p>
          </table:table-cell>
          <table:table-cell office:value-type="float" office:value="94.695027994820364" table:style-name="ce19">
            <text:p>94.7</text:p>
          </table:table-cell>
          <table:table-cell office:value-type="float" office:value="99.703970016434766" table:style-name="ce19">
            <text:p>99.7</text:p>
          </table:table-cell>
          <table:table-cell office:value-type="float" office:value="105.11729877913641" table:style-name="ce19">
            <text:p>105.1</text:p>
          </table:table-cell>
          <table:table-cell office:value-type="float" office:value="107.17853340312055" table:style-name="ce19">
            <text:p>107.2</text:p>
          </table:table-cell>
          <table:table-cell office:value-type="float" office:value="100.52875258209366" table:style-name="ce19">
            <text:p>100.5</text:p>
          </table:table-cell>
          <table:table-cell office:value-type="float" office:value="98.359358060825102" table:style-name="ce19">
            <text:p>98.4</text:p>
          </table:table-cell>
          <table:table-cell table:number-columns-repeated="16374"/>
        </table:table-row>
        <table:table-row table:style-name="ro4">
          <table:table-cell office:value-type="float" office:value="2006" table:style-name="ce18">
            <text:p>2006</text:p>
          </table:table-cell>
          <table:table-cell office:value-type="string" table:style-name="ce18">
            <text:p>Sep</text:p>
          </table:table-cell>
          <table:table-cell office:value-type="float" office:value="99.805123518568223" table:style-name="ce19">
            <text:p>99.8</text:p>
          </table:table-cell>
          <table:table-cell office:value-type="float" office:value="102.72711836028716" table:style-name="ce19">
            <text:p>102.7</text:p>
          </table:table-cell>
          <table:table-cell office:value-type="float" office:value="95.435579966735887" table:style-name="ce19">
            <text:p>95.4</text:p>
          </table:table-cell>
          <table:table-cell office:value-type="float" office:value="99.012117384527613" table:style-name="ce19">
            <text:p>99.0</text:p>
          </table:table-cell>
          <table:table-cell office:value-type="float" office:value="104.63521720755425" table:style-name="ce19">
            <text:p>104.6</text:p>
          </table:table-cell>
          <table:table-cell office:value-type="float" office:value="106.68699874209952" table:style-name="ce19">
            <text:p>106.7</text:p>
          </table:table-cell>
          <table:table-cell office:value-type="float" office:value="99.865475755071756" table:style-name="ce19">
            <text:p>99.9</text:p>
          </table:table-cell>
          <table:table-cell office:value-type="float" office:value="98.563617841959527" table:style-name="ce19">
            <text:p>98.6</text:p>
          </table:table-cell>
          <table:table-cell table:number-columns-repeated="16374"/>
        </table:table-row>
        <table:table-row table:style-name="ro4">
          <table:table-cell office:value-type="float" office:value="2006" table:style-name="ce18">
            <text:p>2006</text:p>
          </table:table-cell>
          <table:table-cell office:value-type="string" table:style-name="ce18">
            <text:p>Dec</text:p>
          </table:table-cell>
          <table:table-cell office:value-type="float" office:value="98.805524993281978" table:style-name="ce19">
            <text:p>98.8</text:p>
          </table:table-cell>
          <table:table-cell office:value-type="float" office:value="102.35584520737247" table:style-name="ce19">
            <text:p>102.4</text:p>
          </table:table-cell>
          <table:table-cell office:value-type="float" office:value="96.355520269082874" table:style-name="ce19">
            <text:p>96.4</text:p>
          </table:table-cell>
          <table:table-cell office:value-type="float" office:value="98.931677745344729" table:style-name="ce19">
            <text:p>98.9</text:p>
          </table:table-cell>
          <table:table-cell office:value-type="float" office:value="104.5772667076839" table:style-name="ce19">
            <text:p>104.6</text:p>
          </table:table-cell>
          <table:table-cell office:value-type="float" office:value="105.69845566743841" table:style-name="ce19">
            <text:p>105.7</text:p>
          </table:table-cell>
          <table:table-cell office:value-type="float" office:value="99.760308557634829" table:style-name="ce19">
            <text:p>99.8</text:p>
          </table:table-cell>
          <table:table-cell office:value-type="float" office:value="98.937035670488797" table:style-name="ce19">
            <text:p>98.9</text:p>
          </table:table-cell>
          <table:table-cell table:number-columns-repeated="16374"/>
        </table:table-row>
        <table:table-row table:style-name="ro4">
          <table:table-cell office:value-type="float" office:value="2007" table:style-name="ce18">
            <text:p>2007</text:p>
          </table:table-cell>
          <table:table-cell office:value-type="string" table:style-name="ce18">
            <text:p>Mar</text:p>
          </table:table-cell>
          <table:table-cell office:value-type="float" office:value="111.10948706195023" table:style-name="ce19">
            <text:p>111.1</text:p>
          </table:table-cell>
          <table:table-cell office:value-type="float" office:value="108.30524680019013" table:style-name="ce19">
            <text:p>108.3</text:p>
          </table:table-cell>
          <table:table-cell office:value-type="float" office:value="97.201829610558605" table:style-name="ce19">
            <text:p>97.2</text:p>
          </table:table-cell>
          <table:table-cell office:value-type="float" office:value="105.0350487393211" table:style-name="ce19">
            <text:p>105.0</text:p>
          </table:table-cell>
          <table:table-cell office:value-type="float" office:value="106.15770371488099" table:style-name="ce19">
            <text:p>106.2</text:p>
          </table:table-cell>
          <table:table-cell office:value-type="float" office:value="106.25122746183646" table:style-name="ce19">
            <text:p>106.3</text:p>
          </table:table-cell>
          <table:table-cell office:value-type="float" office:value="105.20910226545494" table:style-name="ce19">
            <text:p>105.2</text:p>
          </table:table-cell>
          <table:table-cell office:value-type="float" office:value="101.91269304421063" table:style-name="ce19">
            <text:p>101.9</text:p>
          </table:table-cell>
          <table:table-cell table:number-columns-repeated="16374"/>
        </table:table-row>
        <table:table-row table:style-name="ro4">
          <table:table-cell office:value-type="float" office:value="2007" table:style-name="ce18">
            <text:p>2007</text:p>
          </table:table-cell>
          <table:table-cell office:value-type="string" table:style-name="ce18">
            <text:p>Jun</text:p>
          </table:table-cell>
          <table:table-cell office:value-type="float" office:value="110.21278739311751" table:style-name="ce19">
            <text:p>110.2</text:p>
          </table:table-cell>
          <table:table-cell office:value-type="float" office:value="110.13042268594975" table:style-name="ce19">
            <text:p>110.1</text:p>
          </table:table-cell>
          <table:table-cell office:value-type="float" office:value="97.72487247086903" table:style-name="ce19">
            <text:p>97.7</text:p>
          </table:table-cell>
          <table:table-cell office:value-type="float" office:value="105.49752376768109" table:style-name="ce19">
            <text:p>105.5</text:p>
          </table:table-cell>
          <table:table-cell office:value-type="float" office:value="108.09386940836994" table:style-name="ce19">
            <text:p>108.1</text:p>
          </table:table-cell>
          <table:table-cell office:value-type="float" office:value="109.2799378825077" table:style-name="ce19">
            <text:p>109.3</text:p>
          </table:table-cell>
          <table:table-cell office:value-type="float" office:value="105.9034958121628" table:style-name="ce19">
            <text:p>105.9</text:p>
          </table:table-cell>
          <table:table-cell office:value-type="float" office:value="102.95852548044789" table:style-name="ce19">
            <text:p>103.0</text:p>
          </table:table-cell>
          <table:table-cell table:number-columns-repeated="16374"/>
        </table:table-row>
        <table:table-row table:style-name="ro4">
          <table:table-cell office:value-type="float" office:value="2007" table:style-name="ce18">
            <text:p>2007</text:p>
          </table:table-cell>
          <table:table-cell office:value-type="string" table:style-name="ce18">
            <text:p>Sep</text:p>
          </table:table-cell>
          <table:table-cell office:value-type="float" office:value="108.76246114709498" table:style-name="ce19">
            <text:p>108.8</text:p>
          </table:table-cell>
          <table:table-cell office:value-type="float" office:value="111.20893937053349" table:style-name="ce19">
            <text:p>111.2</text:p>
          </table:table-cell>
          <table:table-cell office:value-type="float" office:value="98.783193852348234" table:style-name="ce19">
            <text:p>98.8</text:p>
          </table:table-cell>
          <table:table-cell office:value-type="float" office:value="105.80918763233333" table:style-name="ce19">
            <text:p>105.8</text:p>
          </table:table-cell>
          <table:table-cell office:value-type="float" office:value="108.4356118963768" table:style-name="ce19">
            <text:p>108.4</text:p>
          </table:table-cell>
          <table:table-cell office:value-type="float" office:value="111.30882240956652" table:style-name="ce19">
            <text:p>111.3</text:p>
          </table:table-cell>
          <table:table-cell office:value-type="float" office:value="106.26964258337696" table:style-name="ce19">
            <text:p>106.3</text:p>
          </table:table-cell>
          <table:table-cell office:value-type="float" office:value="104.02781982032548" table:style-name="ce19">
            <text:p>104.0</text:p>
          </table:table-cell>
          <table:table-cell table:number-columns-repeated="16374"/>
        </table:table-row>
        <table:table-row table:style-name="ro4">
          <table:table-cell office:value-type="float" office:value="2007" table:style-name="ce18">
            <text:p>2007</text:p>
          </table:table-cell>
          <table:table-cell office:value-type="string" table:style-name="ce18">
            <text:p>Dec</text:p>
          </table:table-cell>
          <table:table-cell office:value-type="float" office:value="102.60838333477153" table:style-name="ce19">
            <text:p>102.6</text:p>
          </table:table-cell>
          <table:table-cell office:value-type="float" office:value="110.50350880893123" table:style-name="ce19">
            <text:p>110.5</text:p>
          </table:table-cell>
          <table:table-cell office:value-type="float" office:value="98.849781627927385" table:style-name="ce19">
            <text:p>98.8</text:p>
          </table:table-cell>
          <table:table-cell office:value-type="float" office:value="103.779952932442" table:style-name="ce19">
            <text:p>103.8</text:p>
          </table:table-cell>
          <table:table-cell office:value-type="float" office:value="107.00839760405765" table:style-name="ce19">
            <text:p>107.0</text:p>
          </table:table-cell>
          <table:table-cell office:value-type="float" office:value="109.84379132405968" table:style-name="ce19">
            <text:p>109.8</text:p>
          </table:table-cell>
          <table:table-cell office:value-type="float" office:value="104.32028694234586" table:style-name="ce19">
            <text:p>104.3</text:p>
          </table:table-cell>
          <table:table-cell office:value-type="float" office:value="103.78547977403549" table:style-name="ce19">
            <text:p>103.8</text:p>
          </table:table-cell>
          <table:table-cell table:number-columns-repeated="16374"/>
        </table:table-row>
        <table:table-row table:style-name="ro4">
          <table:table-cell office:value-type="float" office:value="2008" table:style-name="ce18">
            <text:p>2008</text:p>
          </table:table-cell>
          <table:table-cell office:value-type="string" table:style-name="ce18">
            <text:p>Mar</text:p>
          </table:table-cell>
          <table:table-cell office:value-type="float" office:value="103.44108921490913" table:style-name="ce19">
            <text:p>103.4</text:p>
          </table:table-cell>
          <table:table-cell office:value-type="float" office:value="113.09460745343118" table:style-name="ce19">
            <text:p>113.1</text:p>
          </table:table-cell>
          <table:table-cell office:value-type="float" office:value="99.264100932574038" table:style-name="ce19">
            <text:p>99.3</text:p>
          </table:table-cell>
          <table:table-cell office:value-type="float" office:value="104.90339789207452" table:style-name="ce19">
            <text:p>104.9</text:p>
          </table:table-cell>
          <table:table-cell office:value-type="float" office:value="108.49686669006661" table:style-name="ce19">
            <text:p>108.5</text:p>
          </table:table-cell>
          <table:table-cell office:value-type="float" office:value="109.31650307076477" table:style-name="ce19">
            <text:p>109.3</text:p>
          </table:table-cell>
          <table:table-cell office:value-type="float" office:value="105.4336921330181" table:style-name="ce19">
            <text:p>105.4</text:p>
          </table:table-cell>
          <table:table-cell office:value-type="float" office:value="105.07439914320913" table:style-name="ce19">
            <text:p>105.1</text:p>
          </table:table-cell>
          <table:table-cell table:number-columns-repeated="16374"/>
        </table:table-row>
        <table:table-row table:style-name="ro4">
          <table:table-cell office:value-type="float" office:value="2008" table:style-name="ce18">
            <text:p>2008</text:p>
          </table:table-cell>
          <table:table-cell office:value-type="string" table:style-name="ce18">
            <text:p>Jun</text:p>
          </table:table-cell>
          <table:table-cell office:value-type="float" office:value="101.26324143112842" table:style-name="ce19">
            <text:p>101.3</text:p>
          </table:table-cell>
          <table:table-cell office:value-type="float" office:value="115.09167298680116" table:style-name="ce19">
            <text:p>115.1</text:p>
          </table:table-cell>
          <table:table-cell office:value-type="float" office:value="99.11065090557797" table:style-name="ce19">
            <text:p>99.1</text:p>
          </table:table-cell>
          <table:table-cell office:value-type="float" office:value="104.58664114472805" table:style-name="ce19">
            <text:p>104.6</text:p>
          </table:table-cell>
          <table:table-cell office:value-type="float" office:value="108.77893276362158" table:style-name="ce19">
            <text:p>108.8</text:p>
          </table:table-cell>
          <table:table-cell office:value-type="float" office:value="110.34485412998569" table:style-name="ce19">
            <text:p>110.3</text:p>
          </table:table-cell>
          <table:table-cell office:value-type="float" office:value="105.2181456302246" table:style-name="ce19">
            <text:p>105.2</text:p>
          </table:table-cell>
          <table:table-cell office:value-type="float" office:value="105.75459890790495" table:style-name="ce19">
            <text:p>105.8</text:p>
          </table:table-cell>
          <table:table-cell table:number-columns-repeated="16374"/>
        </table:table-row>
        <table:table-row table:style-name="ro4">
          <table:table-cell office:value-type="float" office:value="2008" table:style-name="ce18">
            <text:p>2008</text:p>
          </table:table-cell>
          <table:table-cell office:value-type="string" table:style-name="ce18">
            <text:p>Sep</text:p>
          </table:table-cell>
          <table:table-cell office:value-type="float" office:value="101.41265943355864" table:style-name="ce19">
            <text:p>101.4</text:p>
          </table:table-cell>
          <table:table-cell office:value-type="float" office:value="117.27654119178659" table:style-name="ce19">
            <text:p>117.3</text:p>
          </table:table-cell>
          <table:table-cell office:value-type="float" office:value="100.81527315637419" table:style-name="ce19">
            <text:p>100.8</text:p>
          </table:table-cell>
          <table:table-cell office:value-type="float" office:value="105.88071431800795" table:style-name="ce19">
            <text:p>105.9</text:p>
          </table:table-cell>
          <table:table-cell office:value-type="float" office:value="108.75371983278748" table:style-name="ce19">
            <text:p>108.8</text:p>
          </table:table-cell>
          <table:table-cell office:value-type="float" office:value="110.0470459022372" table:style-name="ce19">
            <text:p>110.0</text:p>
          </table:table-cell>
          <table:table-cell office:value-type="float" office:value="106.32839793233993" table:style-name="ce19">
            <text:p>106.3</text:p>
          </table:table-cell>
          <table:table-cell office:value-type="float" office:value="107.65317515206875" table:style-name="ce19">
            <text:p>107.7</text:p>
          </table:table-cell>
          <table:table-cell table:number-columns-repeated="16374"/>
        </table:table-row>
        <table:table-row table:style-name="ro4">
          <table:table-cell office:value-type="float" office:value="2008" table:style-name="ce18">
            <text:p>2008</text:p>
          </table:table-cell>
          <table:table-cell office:value-type="string" table:style-name="ce18">
            <text:p>Dec</text:p>
          </table:table-cell>
          <table:table-cell office:value-type="float" office:value="102.17653405840615" table:style-name="ce19">
            <text:p>102.2</text:p>
          </table:table-cell>
          <table:table-cell office:value-type="float" office:value="118.76286598825179" table:style-name="ce19">
            <text:p>118.8</text:p>
          </table:table-cell>
          <table:table-cell office:value-type="float" office:value="101.90851125017073" table:style-name="ce19">
            <text:p>101.9</text:p>
          </table:table-cell>
          <table:table-cell office:value-type="float" office:value="106.96588056735527" table:style-name="ce19">
            <text:p>107.0</text:p>
          </table:table-cell>
          <table:table-cell office:value-type="float" office:value="109.70905315092337" table:style-name="ce19">
            <text:p>109.7</text:p>
          </table:table-cell>
          <table:table-cell office:value-type="float" office:value="110.87595766112091" table:style-name="ce19">
            <text:p>110.9</text:p>
          </table:table-cell>
          <table:table-cell office:value-type="float" office:value="107.39288369300013" table:style-name="ce19">
            <text:p>107.4</text:p>
          </table:table-cell>
          <table:table-cell office:value-type="float" office:value="108.90381445766826" table:style-name="ce19">
            <text:p>108.9</text:p>
          </table:table-cell>
          <table:table-cell table:number-columns-repeated="16374"/>
        </table:table-row>
        <table:table-row table:style-name="ro4">
          <table:table-cell office:value-type="float" office:value="2009" table:style-name="ce18">
            <text:p>2009</text:p>
          </table:table-cell>
          <table:table-cell office:value-type="string" table:style-name="ce18">
            <text:p>Mar</text:p>
          </table:table-cell>
          <table:table-cell office:value-type="float" office:value="108.48683070005214" table:style-name="ce19">
            <text:p>108.5</text:p>
          </table:table-cell>
          <table:table-cell office:value-type="float" office:value="123.4543440676602" table:style-name="ce19">
            <text:p>123.5</text:p>
          </table:table-cell>
          <table:table-cell office:value-type="float" office:value="102.95242335398282" table:style-name="ce19">
            <text:p>103.0</text:p>
          </table:table-cell>
          <table:table-cell office:value-type="float" office:value="110.77989442564065" table:style-name="ce19">
            <text:p>110.8</text:p>
          </table:table-cell>
          <table:table-cell office:value-type="float" office:value="114.37154730170288" table:style-name="ce19">
            <text:p>114.4</text:p>
          </table:table-cell>
          <table:table-cell office:value-type="float" office:value="113.28314503706632" table:style-name="ce19">
            <text:p>113.3</text:p>
          </table:table-cell>
          <table:table-cell office:value-type="float" office:value="111.28569536338946" table:style-name="ce19">
            <text:p>111.3</text:p>
          </table:table-cell>
          <table:table-cell office:value-type="float" office:value="111.3575855267615" table:style-name="ce19">
            <text:p>111.4</text:p>
          </table:table-cell>
          <table:table-cell table:number-columns-repeated="16374"/>
        </table:table-row>
        <table:table-row table:style-name="ro4">
          <table:table-cell office:value-type="float" office:value="2009" table:style-name="ce18">
            <text:p>2009</text:p>
          </table:table-cell>
          <table:table-cell office:value-type="string" table:style-name="ce18">
            <text:p>Jun</text:p>
          </table:table-cell>
          <table:table-cell office:value-type="float" office:value="107.32298346971095" table:style-name="ce19">
            <text:p>107.3</text:p>
          </table:table-cell>
          <table:table-cell office:value-type="float" office:value="122.29216656907458" table:style-name="ce19">
            <text:p>122.3</text:p>
          </table:table-cell>
          <table:table-cell office:value-type="float" office:value="102.80968024444348" table:style-name="ce19">
            <text:p>102.8</text:p>
          </table:table-cell>
          <table:table-cell office:value-type="float" office:value="110.03058383822734" table:style-name="ce19">
            <text:p>110.0</text:p>
          </table:table-cell>
          <table:table-cell office:value-type="float" office:value="114.9574072622726" table:style-name="ce19">
            <text:p>115.0</text:p>
          </table:table-cell>
          <table:table-cell office:value-type="float" office:value="115.0325554894994" table:style-name="ce19">
            <text:p>115.0</text:p>
          </table:table-cell>
          <table:table-cell office:value-type="float" office:value="110.75672459370274" table:style-name="ce19">
            <text:p>110.8</text:p>
          </table:table-cell>
          <table:table-cell office:value-type="float" office:value="110.83279526331206" table:style-name="ce19">
            <text:p>110.8</text:p>
          </table:table-cell>
          <table:table-cell table:number-columns-repeated="16374"/>
        </table:table-row>
        <table:table-row table:style-name="ro4">
          <table:table-cell office:value-type="float" office:value="2009" table:style-name="ce18">
            <text:p>2009</text:p>
          </table:table-cell>
          <table:table-cell office:value-type="string" table:style-name="ce18">
            <text:p>Sep</text:p>
          </table:table-cell>
          <table:table-cell office:value-type="float" office:value="106.83740929924062" table:style-name="ce19">
            <text:p>106.8</text:p>
          </table:table-cell>
          <table:table-cell office:value-type="float" office:value="122.40168544343931" table:style-name="ce19">
            <text:p>122.4</text:p>
          </table:table-cell>
          <table:table-cell office:value-type="float" office:value="102.60590426857577" table:style-name="ce19">
            <text:p>102.6</text:p>
          </table:table-cell>
          <table:table-cell office:value-type="float" office:value="109.8037089210997" table:style-name="ce19">
            <text:p>109.8</text:p>
          </table:table-cell>
          <table:table-cell office:value-type="float" office:value="114.47250007091363" table:style-name="ce19">
            <text:p>114.5</text:p>
          </table:table-cell>
          <table:table-cell office:value-type="float" office:value="114.51209998311049" table:style-name="ce19">
            <text:p>114.5</text:p>
          </table:table-cell>
          <table:table-cell office:value-type="float" office:value="110.4925011486024" table:style-name="ce19">
            <text:p>110.5</text:p>
          </table:table-cell>
          <table:table-cell office:value-type="float" office:value="110.74464487592137" table:style-name="ce19">
            <text:p>110.7</text:p>
          </table:table-cell>
          <table:table-cell table:number-columns-repeated="16374"/>
        </table:table-row>
        <table:table-row table:style-name="ro4">
          <table:table-cell office:value-type="float" office:value="2009" table:style-name="ce18">
            <text:p>2009</text:p>
          </table:table-cell>
          <table:table-cell office:value-type="string" table:style-name="ce18">
            <text:p>Dec</text:p>
          </table:table-cell>
          <table:table-cell office:value-type="float" office:value="105.75776512987967" table:style-name="ce19">
            <text:p>105.8</text:p>
          </table:table-cell>
          <table:table-cell office:value-type="float" office:value="121.16475666656467" table:style-name="ce19">
            <text:p>121.2</text:p>
          </table:table-cell>
          <table:table-cell office:value-type="float" office:value="101.70906489822767" table:style-name="ce19">
            <text:p>101.7</text:p>
          </table:table-cell>
          <table:table-cell office:value-type="float" office:value="108.75224552264559" table:style-name="ce19">
            <text:p>108.8</text:p>
          </table:table-cell>
          <table:table-cell office:value-type="float" office:value="113.82569839958204" table:style-name="ce19">
            <text:p>113.8</text:p>
          </table:table-cell>
          <table:table-cell office:value-type="float" office:value="113.3995917366241" table:style-name="ce19">
            <text:p>113.4</text:p>
          </table:table-cell>
          <table:table-cell office:value-type="float" office:value="109.48450284493696" table:style-name="ce19">
            <text:p>109.5</text:p>
          </table:table-cell>
          <table:table-cell office:value-type="float" office:value="109.7142277697024" table:style-name="ce19">
            <text:p>109.7</text:p>
          </table:table-cell>
          <table:table-cell table:number-columns-repeated="16374"/>
        </table:table-row>
        <table:table-row table:style-name="ro4">
          <table:table-cell office:value-type="float" office:value="2010" table:style-name="ce18">
            <text:p>2010</text:p>
          </table:table-cell>
          <table:table-cell office:value-type="string" table:style-name="ce18">
            <text:p>Mar</text:p>
          </table:table-cell>
          <table:table-cell office:value-type="float" office:value="118.2627629113647" table:style-name="ce19">
            <text:p>118.3</text:p>
          </table:table-cell>
          <table:table-cell office:value-type="float" office:value="120.38415769383921" table:style-name="ce19">
            <text:p>120.4</text:p>
          </table:table-cell>
          <table:table-cell office:value-type="float" office:value="101.14173912215799" table:style-name="ce19">
            <text:p>101.1</text:p>
          </table:table-cell>
          <table:table-cell office:value-type="float" office:value="112.68392541859316" table:style-name="ce19">
            <text:p>112.7</text:p>
          </table:table-cell>
          <table:table-cell office:value-type="float" office:value="113.29833584216856" table:style-name="ce19">
            <text:p>113.3</text:p>
          </table:table-cell>
          <table:table-cell office:value-type="float" office:value="112.51834385191115" table:style-name="ce19">
            <text:p>112.5</text:p>
          </table:table-cell>
          <table:table-cell office:value-type="float" office:value="112.78064351144619" table:style-name="ce19">
            <text:p>112.8</text:p>
          </table:table-cell>
          <table:table-cell office:value-type="float" office:value="109.06295140611064" table:style-name="ce19">
            <text:p>109.1</text:p>
          </table:table-cell>
          <table:table-cell table:number-columns-repeated="16374"/>
        </table:table-row>
        <table:table-row table:style-name="ro4">
          <table:table-cell office:value-type="float" office:value="2010" table:style-name="ce18">
            <text:p>2010</text:p>
          </table:table-cell>
          <table:table-cell office:value-type="string" table:style-name="ce18">
            <text:p>Jun</text:p>
          </table:table-cell>
          <table:table-cell office:value-type="float" office:value="117.14627871298578" table:style-name="ce19">
            <text:p>117.1</text:p>
          </table:table-cell>
          <table:table-cell office:value-type="float" office:value="121.35907728573029" table:style-name="ce19">
            <text:p>121.4</text:p>
          </table:table-cell>
          <table:table-cell office:value-type="float" office:value="101.2938093229001" table:style-name="ce19">
            <text:p>101.3</text:p>
          </table:table-cell>
          <table:table-cell office:value-type="float" office:value="112.63270790521145" table:style-name="ce19">
            <text:p>112.6</text:p>
          </table:table-cell>
          <table:table-cell office:value-type="float" office:value="114.04646795927889" table:style-name="ce19">
            <text:p>114.0</text:p>
          </table:table-cell>
          <table:table-cell office:value-type="float" office:value="112.68086499451364" table:style-name="ce19">
            <text:p>112.7</text:p>
          </table:table-cell>
          <table:table-cell office:value-type="float" office:value="112.82669657734463" table:style-name="ce19">
            <text:p>112.8</text:p>
          </table:table-cell>
          <table:table-cell office:value-type="float" office:value="109.52508114541133" table:style-name="ce19">
            <text:p>109.5</text:p>
          </table:table-cell>
          <table:table-cell table:number-columns-repeated="16374"/>
        </table:table-row>
        <table:table-row table:style-name="ro4">
          <table:table-cell office:value-type="float" office:value="2010" table:style-name="ce18">
            <text:p>2010</text:p>
          </table:table-cell>
          <table:table-cell office:value-type="string" table:style-name="ce18">
            <text:p>Sep</text:p>
          </table:table-cell>
          <table:table-cell office:value-type="float" office:value="116.80827519060331" table:style-name="ce19">
            <text:p>116.8</text:p>
          </table:table-cell>
          <table:table-cell office:value-type="float" office:value="123.18855203211059" table:style-name="ce19">
            <text:p>123.2</text:p>
          </table:table-cell>
          <table:table-cell office:value-type="float" office:value="101.4465097885525" table:style-name="ce19">
            <text:p>101.4</text:p>
          </table:table-cell>
          <table:table-cell office:value-type="float" office:value="113.05403647816313" table:style-name="ce19">
            <text:p>113.1</text:p>
          </table:table-cell>
          <table:table-cell office:value-type="float" office:value="114.30659537067184" table:style-name="ce19">
            <text:p>114.3</text:p>
          </table:table-cell>
          <table:table-cell office:value-type="float" office:value="112.35574558234207" table:style-name="ce19">
            <text:p>112.4</text:p>
          </table:table-cell>
          <table:table-cell office:value-type="float" office:value="113.20860239127393" table:style-name="ce19">
            <text:p>113.2</text:p>
          </table:table-cell>
          <table:table-cell office:value-type="float" office:value="110.30853042221997" table:style-name="ce19">
            <text:p>110.3</text:p>
          </table:table-cell>
          <table:table-cell table:number-columns-repeated="16374"/>
        </table:table-row>
        <table:table-row table:style-name="ro4">
          <table:table-cell office:value-type="float" office:value="2010" table:style-name="ce18">
            <text:p>2010</text:p>
          </table:table-cell>
          <table:table-cell office:value-type="string" table:style-name="ce18">
            <text:p>Dec</text:p>
          </table:table-cell>
          <table:table-cell office:value-type="float" office:value="114.93253121215068" table:style-name="ce19">
            <text:p>114.9</text:p>
          </table:table-cell>
          <table:table-cell office:value-type="float" office:value="121.87342891509878" table:style-name="ce19">
            <text:p>121.9</text:p>
          </table:table-cell>
          <table:table-cell office:value-type="float" office:value="100.21381613963352" table:style-name="ce19">
            <text:p>100.2</text:p>
          </table:table-cell>
          <table:table-cell office:value-type="float" office:value="111.57746761660729" table:style-name="ce19">
            <text:p>111.6</text:p>
          </table:table-cell>
          <table:table-cell office:value-type="float" office:value="112.47102415267301" table:style-name="ce19">
            <text:p>112.5</text:p>
          </table:table-cell>
          <table:table-cell office:value-type="float" office:value="110.55150172310574" table:style-name="ce19">
            <text:p>110.6</text:p>
          </table:table-cell>
          <table:table-cell office:value-type="float" office:value="111.68136935128932" table:style-name="ce19">
            <text:p>111.7</text:p>
          </table:table-cell>
          <table:table-cell office:value-type="float" office:value="109.03641209857406" table:style-name="ce19">
            <text:p>109.0</text:p>
          </table:table-cell>
          <table:table-cell table:number-columns-repeated="16374"/>
        </table:table-row>
        <table:table-row table:style-name="ro4">
          <table:table-cell office:value-type="float" office:value="2011" table:style-name="ce18">
            <text:p>2011</text:p>
          </table:table-cell>
          <table:table-cell office:value-type="string" table:style-name="ce18">
            <text:p>Mar</text:p>
          </table:table-cell>
          <table:table-cell office:value-type="float" office:value="121.44302849632945" table:style-name="ce19">
            <text:p>121.4</text:p>
          </table:table-cell>
          <table:table-cell office:value-type="float" office:value="123.02455481890546" table:style-name="ce19">
            <text:p>123.0</text:p>
          </table:table-cell>
          <table:table-cell office:value-type="float" office:value="100.33840541183821" table:style-name="ce19">
            <text:p>100.3</text:p>
          </table:table-cell>
          <table:table-cell office:value-type="float" office:value="114.08487463606498" table:style-name="ce19">
            <text:p>114.1</text:p>
          </table:table-cell>
          <table:table-cell office:value-type="float" office:value="111.11125183277633" table:style-name="ce19">
            <text:p>111.1</text:p>
          </table:table-cell>
          <table:table-cell office:value-type="float" office:value="109.33981095390268" table:style-name="ce19">
            <text:p>109.3</text:p>
          </table:table-cell>
          <table:table-cell office:value-type="float" office:value="113.64388537567433" table:style-name="ce19">
            <text:p>113.6</text:p>
          </table:table-cell>
          <table:table-cell office:value-type="float" office:value="109.57474793635546" table:style-name="ce19">
            <text:p>109.6</text:p>
          </table:table-cell>
          <table:table-cell table:number-columns-repeated="16374"/>
        </table:table-row>
        <table:table-row table:style-name="ro4">
          <table:table-cell office:value-type="float" office:value="2011" table:style-name="ce18">
            <text:p>2011</text:p>
          </table:table-cell>
          <table:table-cell office:value-type="string" table:style-name="ce18">
            <text:p>Jun</text:p>
          </table:table-cell>
          <table:table-cell office:value-type="float" office:value="120.10824100158814" table:style-name="ce19">
            <text:p>120.1</text:p>
          </table:table-cell>
          <table:table-cell office:value-type="float" office:value="124.17735314613032" table:style-name="ce19">
            <text:p>124.2</text:p>
          </table:table-cell>
          <table:table-cell office:value-type="float" office:value="101.23052232945741" table:style-name="ce19">
            <text:p>101.2</text:p>
          </table:table-cell>
          <table:table-cell office:value-type="float" office:value="114.39437777498198" table:style-name="ce19">
            <text:p>114.4</text:p>
          </table:table-cell>
          <table:table-cell office:value-type="float" office:value="113.33382018237086" table:style-name="ce19">
            <text:p>113.3</text:p>
          </table:table-cell>
          <table:table-cell office:value-type="float" office:value="109.65756685074697" table:style-name="ce19">
            <text:p>109.7</text:p>
          </table:table-cell>
          <table:table-cell office:value-type="float" office:value="114.16456052023698" table:style-name="ce19">
            <text:p>114.2</text:p>
          </table:table-cell>
          <table:table-cell office:value-type="float" office:value="110.57051665435904" table:style-name="ce19">
            <text:p>110.6</text:p>
          </table:table-cell>
          <table:table-cell table:number-columns-repeated="16374"/>
        </table:table-row>
        <table:table-row table:style-name="ro4">
          <table:table-cell office:value-type="float" office:value="2011" table:style-name="ce18">
            <text:p>2011</text:p>
          </table:table-cell>
          <table:table-cell office:value-type="string" table:style-name="ce18">
            <text:p>Sep</text:p>
          </table:table-cell>
          <table:table-cell office:value-type="float" office:value="118.64883918774257" table:style-name="ce19">
            <text:p>118.6</text:p>
          </table:table-cell>
          <table:table-cell office:value-type="float" office:value="123.67979941045823" table:style-name="ce19">
            <text:p>123.7</text:p>
          </table:table-cell>
          <table:table-cell office:value-type="float" office:value="100.84810018868036" table:style-name="ce19">
            <text:p>100.8</text:p>
          </table:table-cell>
          <table:table-cell office:value-type="float" office:value="113.65241425213696" table:style-name="ce19">
            <text:p>113.7</text:p>
          </table:table-cell>
          <table:table-cell office:value-type="float" office:value="111.98596947641843" table:style-name="ce19">
            <text:p>112.0</text:p>
          </table:table-cell>
          <table:table-cell office:value-type="float" office:value="108.78924326356963" table:style-name="ce19">
            <text:p>108.8</text:p>
          </table:table-cell>
          <table:table-cell office:value-type="float" office:value="113.35204394604116" table:style-name="ce19">
            <text:p>113.4</text:p>
          </table:table-cell>
          <table:table-cell office:value-type="float" office:value="110.14344602370953" table:style-name="ce19">
            <text:p>110.1</text:p>
          </table:table-cell>
          <table:table-cell table:number-columns-repeated="16374"/>
        </table:table-row>
        <table:table-row table:style-name="ro4">
          <table:table-cell office:value-type="float" office:value="2011" table:style-name="ce18">
            <text:p>2011</text:p>
          </table:table-cell>
          <table:table-cell office:value-type="string" table:style-name="ce18">
            <text:p>Dec</text:p>
          </table:table-cell>
          <table:table-cell office:value-type="float" office:value="117.84217549932529" table:style-name="ce19">
            <text:p>117.8</text:p>
          </table:table-cell>
          <table:table-cell office:value-type="float" office:value="123.08650707992273" table:style-name="ce19">
            <text:p>123.1</text:p>
          </table:table-cell>
          <table:table-cell office:value-type="float" office:value="101.22645113988673" table:style-name="ce19">
            <text:p>101.2</text:p>
          </table:table-cell>
          <table:table-cell office:value-type="float" office:value="113.44846003101048" table:style-name="ce19">
            <text:p>113.4</text:p>
          </table:table-cell>
          <table:table-cell office:value-type="float" office:value="111.22493752487502" table:style-name="ce19">
            <text:p>111.2</text:p>
          </table:table-cell>
          <table:table-cell office:value-type="float" office:value="109.73111435936103" table:style-name="ce19">
            <text:p>109.7</text:p>
          </table:table-cell>
          <table:table-cell office:value-type="float" office:value="113.12890002775417" table:style-name="ce19">
            <text:p>113.1</text:p>
          </table:table-cell>
          <table:table-cell office:value-type="float" office:value="110.20102328211998" table:style-name="ce19">
            <text:p>110.2</text:p>
          </table:table-cell>
          <table:table-cell table:number-columns-repeated="16374"/>
        </table:table-row>
        <table:table-row table:style-name="ro4">
          <table:table-cell office:value-type="float" office:value="2012" table:style-name="ce18">
            <text:p>2012</text:p>
          </table:table-cell>
          <table:table-cell office:value-type="string" table:style-name="ce18">
            <text:p>Mar</text:p>
          </table:table-cell>
          <table:table-cell office:value-type="float" office:value="123.24922207489944" table:style-name="ce19">
            <text:p>123.2</text:p>
          </table:table-cell>
          <table:table-cell office:value-type="float" office:value="126.76213350174589" table:style-name="ce19">
            <text:p>126.8</text:p>
          </table:table-cell>
          <table:table-cell office:value-type="float" office:value="103.08579447394952" table:style-name="ce19">
            <text:p>103.1</text:p>
          </table:table-cell>
          <table:table-cell office:value-type="float" office:value="116.84612459430987" table:style-name="ce19">
            <text:p>116.8</text:p>
          </table:table-cell>
          <table:table-cell office:value-type="float" office:value="113.03043732004616" table:style-name="ce19">
            <text:p>113.0</text:p>
          </table:table-cell>
          <table:table-cell office:value-type="float" office:value="111.93867107334454" table:style-name="ce19">
            <text:p>111.9</text:p>
          </table:table-cell>
          <table:table-cell office:value-type="float" office:value="116.31208440818186" table:style-name="ce19">
            <text:p>116.3</text:p>
          </table:table-cell>
          <table:table-cell office:value-type="float" office:value="112.69854158434971" table:style-name="ce19">
            <text:p>112.7</text:p>
          </table:table-cell>
          <table:table-cell table:number-columns-repeated="16374"/>
        </table:table-row>
        <table:table-row table:style-name="ro4">
          <table:table-cell office:value-type="float" office:value="2012" table:style-name="ce18">
            <text:p>2012</text:p>
          </table:table-cell>
          <table:table-cell office:value-type="string" table:style-name="ce18">
            <text:p>Jun</text:p>
          </table:table-cell>
          <table:table-cell office:value-type="float" office:value="123.09830466011509" table:style-name="ce19">
            <text:p>123.1</text:p>
          </table:table-cell>
          <table:table-cell office:value-type="float" office:value="129.36375392667719" table:style-name="ce19">
            <text:p>129.4</text:p>
          </table:table-cell>
          <table:table-cell office:value-type="float" office:value="106.21587596899698" table:style-name="ce19">
            <text:p>106.2</text:p>
          </table:table-cell>
          <table:table-cell office:value-type="float" office:value="118.73795543584798" table:style-name="ce19">
            <text:p>118.7</text:p>
          </table:table-cell>
          <table:table-cell office:value-type="float" office:value="116.58460879836825" table:style-name="ce19">
            <text:p>116.6</text:p>
          </table:table-cell>
          <table:table-cell office:value-type="float" office:value="117.27975368606849" table:style-name="ce19">
            <text:p>117.3</text:p>
          </table:table-cell>
          <table:table-cell office:value-type="float" office:value="118.47517136686663" table:style-name="ce19">
            <text:p>118.5</text:p>
          </table:table-cell>
          <table:table-cell office:value-type="float" office:value="115.67361858755558" table:style-name="ce19">
            <text:p>115.7</text:p>
          </table:table-cell>
          <table:table-cell table:number-columns-repeated="16374"/>
        </table:table-row>
        <table:table-row table:style-name="ro4">
          <table:table-cell office:value-type="float" office:value="2012" table:style-name="ce18">
            <text:p>2012</text:p>
          </table:table-cell>
          <table:table-cell office:value-type="string" table:style-name="ce18">
            <text:p>Sep</text:p>
          </table:table-cell>
          <table:table-cell office:value-type="float" office:value="121.8965614794399" table:style-name="ce19">
            <text:p>121.9</text:p>
          </table:table-cell>
          <table:table-cell office:value-type="float" office:value="127.21977381903524" table:style-name="ce19">
            <text:p>127.2</text:p>
          </table:table-cell>
          <table:table-cell office:value-type="float" office:value="105.67567013582237" table:style-name="ce19">
            <text:p>105.7</text:p>
          </table:table-cell>
          <table:table-cell office:value-type="float" office:value="117.58156767331842" table:style-name="ce19">
            <text:p>117.6</text:p>
          </table:table-cell>
          <table:table-cell office:value-type="float" office:value="115.46805709857931" table:style-name="ce19">
            <text:p>115.5</text:p>
          </table:table-cell>
          <table:table-cell office:value-type="float" office:value="116.13481391932849" table:style-name="ce19">
            <text:p>116.1</text:p>
          </table:table-cell>
          <table:table-cell office:value-type="float" office:value="117.32325818182383" table:style-name="ce19">
            <text:p>117.3</text:p>
          </table:table-cell>
          <table:table-cell office:value-type="float" office:value="114.5486055362406" table:style-name="ce19">
            <text:p>114.5</text:p>
          </table:table-cell>
          <table:table-cell table:number-columns-repeated="16374"/>
        </table:table-row>
        <table:table-row table:style-name="ro4">
          <table:table-cell office:value-type="float" office:value="2012" table:style-name="ce18">
            <text:p>2012</text:p>
          </table:table-cell>
          <table:table-cell office:value-type="string" table:style-name="ce18">
            <text:p>Dec</text:p>
          </table:table-cell>
          <table:table-cell office:value-type="float" office:value="120.50779691687057" table:style-name="ce19">
            <text:p>120.5</text:p>
          </table:table-cell>
          <table:table-cell office:value-type="float" office:value="125.79871243028549" table:style-name="ce19">
            <text:p>125.8</text:p>
          </table:table-cell>
          <table:table-cell office:value-type="float" office:value="105.16961923668877" table:style-name="ce19">
            <text:p>105.2</text:p>
          </table:table-cell>
          <table:table-cell office:value-type="float" office:value="116.54100500411542" table:style-name="ce19">
            <text:p>116.5</text:p>
          </table:table-cell>
          <table:table-cell office:value-type="float" office:value="114.46661774649571" table:style-name="ce19">
            <text:p>114.5</text:p>
          </table:table-cell>
          <table:table-cell office:value-type="float" office:value="114.41927325998095" table:style-name="ce19">
            <text:p>114.4</text:p>
          </table:table-cell>
          <table:table-cell office:value-type="float" office:value="116.26877079880403" table:style-name="ce19">
            <text:p>116.3</text:p>
          </table:table-cell>
          <table:table-cell office:value-type="float" office:value="113.7050790953617" table:style-name="ce19">
            <text:p>113.7</text:p>
          </table:table-cell>
          <table:table-cell table:number-columns-repeated="16374"/>
        </table:table-row>
        <table:table-row table:style-name="ro4">
          <table:table-cell office:value-type="float" office:value="2013" table:style-name="ce18">
            <text:p>2013</text:p>
          </table:table-cell>
          <table:table-cell office:value-type="string" table:style-name="ce18">
            <text:p>Mar</text:p>
          </table:table-cell>
          <table:table-cell office:value-type="float" office:value="124.88968071234399" table:style-name="ce19">
            <text:p>124.9</text:p>
          </table:table-cell>
          <table:table-cell office:value-type="float" office:value="127.15671339649717" table:style-name="ce19">
            <text:p>127.2</text:p>
          </table:table-cell>
          <table:table-cell office:value-type="float" office:value="105.88687693460004" table:style-name="ce19">
            <text:p>105.9</text:p>
          </table:table-cell>
          <table:table-cell office:value-type="float" office:value="118.7287269427662" table:style-name="ce19">
            <text:p>118.7</text:p>
          </table:table-cell>
          <table:table-cell office:value-type="float" office:value="114.66214008973563" table:style-name="ce19">
            <text:p>114.7</text:p>
          </table:table-cell>
          <table:table-cell office:value-type="float" office:value="116.33116300709897" table:style-name="ce19">
            <text:p>116.3</text:p>
          </table:table-cell>
          <table:table-cell office:value-type="float" office:value="118.2400001076376" table:style-name="ce19">
            <text:p>118.2</text:p>
          </table:table-cell>
          <table:table-cell office:value-type="float" office:value="114.66073713738709" table:style-name="ce19">
            <text:p>114.7</text:p>
          </table:table-cell>
          <table:table-cell table:number-columns-repeated="16374"/>
        </table:table-row>
        <table:table-row table:style-name="ro4">
          <table:table-cell office:value-type="float" office:value="2013" table:style-name="ce18">
            <text:p>2013</text:p>
          </table:table-cell>
          <table:table-cell office:value-type="string" table:style-name="ce18">
            <text:p>Jun</text:p>
          </table:table-cell>
          <table:table-cell office:value-type="float" office:value="124.63060247415576" table:style-name="ce19">
            <text:p>124.6</text:p>
          </table:table-cell>
          <table:table-cell office:value-type="float" office:value="128.56502994889871" table:style-name="ce19">
            <text:p>128.6</text:p>
          </table:table-cell>
          <table:table-cell office:value-type="float" office:value="107.40331334409218" table:style-name="ce19">
            <text:p>107.4</text:p>
          </table:table-cell>
          <table:table-cell office:value-type="float" office:value="119.62742631730305" table:style-name="ce19">
            <text:p>119.6</text:p>
          </table:table-cell>
          <table:table-cell office:value-type="float" office:value="117.2607353442334" table:style-name="ce19">
            <text:p>117.3</text:p>
          </table:table-cell>
          <table:table-cell office:value-type="float" office:value="117.16902573316401" table:style-name="ce19">
            <text:p>117.2</text:p>
          </table:table-cell>
          <table:table-cell office:value-type="float" office:value="119.31961351559536" table:style-name="ce19">
            <text:p>119.3</text:p>
          </table:table-cell>
          <table:table-cell office:value-type="float" office:value="116.15742298246391" table:style-name="ce19">
            <text:p>116.2</text:p>
          </table:table-cell>
          <table:table-cell table:number-columns-repeated="16374"/>
        </table:table-row>
        <table:table-row table:style-name="ro4">
          <table:table-cell office:value-type="float" office:value="2013" table:style-name="ce18">
            <text:p>2013</text:p>
          </table:table-cell>
          <table:table-cell office:value-type="string" table:style-name="ce18">
            <text:p>Sep</text:p>
          </table:table-cell>
          <table:table-cell office:value-type="float" office:value="123.71100047144571" table:style-name="ce19">
            <text:p>123.7</text:p>
          </table:table-cell>
          <table:table-cell office:value-type="float" office:value="127.99280922291807" table:style-name="ce19">
            <text:p>128.0</text:p>
          </table:table-cell>
          <table:table-cell office:value-type="float" office:value="107.22859783118838" table:style-name="ce19">
            <text:p>107.2</text:p>
          </table:table-cell>
          <table:table-cell office:value-type="float" office:value="119.09919247127748" table:style-name="ce19">
            <text:p>119.1</text:p>
          </table:table-cell>
          <table:table-cell office:value-type="float" office:value="116.43249080802718" table:style-name="ce19">
            <text:p>116.4</text:p>
          </table:table-cell>
          <table:table-cell office:value-type="float" office:value="116.34505443686925" table:style-name="ce19">
            <text:p>116.3</text:p>
          </table:table-cell>
          <table:table-cell office:value-type="float" office:value="118.75090989370926" table:style-name="ce19">
            <text:p>118.8</text:p>
          </table:table-cell>
          <table:table-cell office:value-type="float" office:value="115.83983009465418" table:style-name="ce19">
            <text:p>115.8</text:p>
          </table:table-cell>
          <table:table-cell table:number-columns-repeated="16374"/>
        </table:table-row>
        <table:table-row table:style-name="ro4">
          <table:table-cell office:value-type="float" office:value="2013" table:style-name="ce18">
            <text:p>2013</text:p>
          </table:table-cell>
          <table:table-cell office:value-type="string" table:style-name="ce18">
            <text:p>Dec</text:p>
          </table:table-cell>
          <table:table-cell office:value-type="float" office:value="123.06629062151697" table:style-name="ce19">
            <text:p>123.1</text:p>
          </table:table-cell>
          <table:table-cell office:value-type="float" office:value="127.52690105337705" table:style-name="ce19">
            <text:p>127.5</text:p>
          </table:table-cell>
          <table:table-cell office:value-type="float" office:value="106.92272389900215" table:style-name="ce19">
            <text:p>106.9</text:p>
          </table:table-cell>
          <table:table-cell office:value-type="float" office:value="118.63439116572188" table:style-name="ce19">
            <text:p>118.6</text:p>
          </table:table-cell>
          <table:table-cell office:value-type="float" office:value="115.81364990131566" table:style-name="ce19">
            <text:p>115.8</text:p>
          </table:table-cell>
          <table:table-cell office:value-type="float" office:value="115.73873161755452" table:style-name="ce19">
            <text:p>115.7</text:p>
          </table:table-cell>
          <table:table-cell office:value-type="float" office:value="118.26557009330767" table:style-name="ce19">
            <text:p>118.3</text:p>
          </table:table-cell>
          <table:table-cell office:value-type="float" office:value="115.47369080395278" table:style-name="ce19">
            <text:p>115.5</text:p>
          </table:table-cell>
          <table:table-cell table:number-columns-repeated="16374"/>
        </table:table-row>
        <table:table-row table:style-name="ro4">
          <table:table-cell office:value-type="float" office:value="2014" table:style-name="ce18">
            <text:p>2014</text:p>
          </table:table-cell>
          <table:table-cell office:value-type="string" table:style-name="ce18">
            <text:p>Mar</text:p>
          </table:table-cell>
          <table:table-cell office:value-type="float" office:value="126.23443887592592" table:style-name="ce19">
            <text:p>126.2</text:p>
          </table:table-cell>
          <table:table-cell office:value-type="float" office:value="128.16048587981436" table:style-name="ce19">
            <text:p>128.2</text:p>
          </table:table-cell>
          <table:table-cell office:value-type="float" office:value="107.66107824000952" table:style-name="ce19">
            <text:p>107.7</text:p>
          </table:table-cell>
          <table:table-cell office:value-type="float" office:value="120.20427723003965" table:style-name="ce19">
            <text:p>120.2</text:p>
          </table:table-cell>
          <table:table-cell office:value-type="float" office:value="116.49620351872126" table:style-name="ce19">
            <text:p>116.5</text:p>
          </table:table-cell>
          <table:table-cell office:value-type="float" office:value="116.27137811112216" table:style-name="ce19">
            <text:p>116.3</text:p>
          </table:table-cell>
          <table:table-cell office:value-type="float" office:value="119.71237340675719" table:style-name="ce19">
            <text:p>119.7</text:p>
          </table:table-cell>
          <table:table-cell office:value-type="float" office:value="116.18228110921613" table:style-name="ce19">
            <text:p>116.2</text:p>
          </table:table-cell>
          <table:table-cell table:number-columns-repeated="16374"/>
        </table:table-row>
        <table:table-row table:style-name="ro4">
          <table:table-cell office:value-type="float" office:value="2014" table:style-name="ce18">
            <text:p>2014</text:p>
          </table:table-cell>
          <table:table-cell office:value-type="string" table:style-name="ce18">
            <text:p>Jun</text:p>
          </table:table-cell>
          <table:table-cell office:value-type="float" office:value="125.61462366154281" table:style-name="ce19">
            <text:p>125.6</text:p>
          </table:table-cell>
          <table:table-cell office:value-type="float" office:value="129.16805332878621" table:style-name="ce19">
            <text:p>129.2</text:p>
          </table:table-cell>
          <table:table-cell office:value-type="float" office:value="108.86370946063137" table:style-name="ce19">
            <text:p>108.9</text:p>
          </table:table-cell>
          <table:table-cell office:value-type="float" office:value="120.71564496058636" table:style-name="ce19">
            <text:p>120.7</text:p>
          </table:table-cell>
          <table:table-cell office:value-type="float" office:value="117.81205406323392" table:style-name="ce19">
            <text:p>117.8</text:p>
          </table:table-cell>
          <table:table-cell office:value-type="float" office:value="119.20771242864781" table:style-name="ce19">
            <text:p>119.2</text:p>
          </table:table-cell>
          <table:table-cell office:value-type="float" office:value="120.36744472527087" table:style-name="ce19">
            <text:p>120.4</text:p>
          </table:table-cell>
          <table:table-cell office:value-type="float" office:value="117.32658801970123" table:style-name="ce19">
            <text:p>117.3</text:p>
          </table:table-cell>
          <table:table-cell table:number-columns-repeated="16374"/>
        </table:table-row>
        <table:table-row table:style-name="ro4">
          <table:table-cell office:value-type="float" office:value="2014" table:style-name="ce18">
            <text:p>2014</text:p>
          </table:table-cell>
          <table:table-cell office:value-type="string" table:style-name="ce18">
            <text:p>Sep</text:p>
          </table:table-cell>
          <table:table-cell office:value-type="float" office:value="125.51191239724486" table:style-name="ce19">
            <text:p>125.5</text:p>
          </table:table-cell>
          <table:table-cell office:value-type="float" office:value="129.53002476318903" table:style-name="ce19">
            <text:p>129.5</text:p>
          </table:table-cell>
          <table:table-cell office:value-type="float" office:value="109.48013633180152" table:style-name="ce19">
            <text:p>109.5</text:p>
          </table:table-cell>
          <table:table-cell office:value-type="float" office:value="121.01719794620178" table:style-name="ce19">
            <text:p>121.0</text:p>
          </table:table-cell>
          <table:table-cell office:value-type="float" office:value="117.71572272322111" table:style-name="ce19">
            <text:p>117.7</text:p>
          </table:table-cell>
          <table:table-cell office:value-type="float" office:value="119.11023990115966" table:style-name="ce19">
            <text:p>119.1</text:p>
          </table:table-cell>
          <table:table-cell office:value-type="float" office:value="120.61878402890949" table:style-name="ce19">
            <text:p>120.6</text:p>
          </table:table-cell>
          <table:table-cell office:value-type="float" office:value="117.85686076229584" table:style-name="ce19">
            <text:p>117.9</text:p>
          </table:table-cell>
          <table:table-cell table:number-columns-repeated="16374"/>
        </table:table-row>
        <table:table-row table:style-name="ro4">
          <table:table-cell office:value-type="float" office:value="2014" table:style-name="ce18">
            <text:p>2014</text:p>
          </table:table-cell>
          <table:table-cell office:value-type="string" table:style-name="ce18">
            <text:p>Dec</text:p>
          </table:table-cell>
          <table:table-cell office:value-type="float" office:value="125.70118176401448" table:style-name="ce19">
            <text:p>125.7</text:p>
          </table:table-cell>
          <table:table-cell office:value-type="float" office:value="129.92003870053244" table:style-name="ce19">
            <text:p>129.9</text:p>
          </table:table-cell>
          <table:table-cell office:value-type="float" office:value="110.17355868136977" table:style-name="ce19">
            <text:p>110.2</text:p>
          </table:table-cell>
          <table:table-cell office:value-type="float" office:value="121.46267836322077" table:style-name="ce19">
            <text:p>121.5</text:p>
          </table:table-cell>
          <table:table-cell office:value-type="float" office:value="118.27385471849554" table:style-name="ce19">
            <text:p>118.3</text:p>
          </table:table-cell>
          <table:table-cell office:value-type="float" office:value="119.28985567826909" table:style-name="ce19">
            <text:p>119.3</text:p>
          </table:table-cell>
          <table:table-cell office:value-type="float" office:value="121.06879135692368" table:style-name="ce19">
            <text:p>121.1</text:p>
          </table:table-cell>
          <table:table-cell office:value-type="float" office:value="118.44676427251777" table:style-name="ce19">
            <text:p>118.4</text:p>
          </table:table-cell>
          <table:table-cell table:number-columns-repeated="16374"/>
        </table:table-row>
        <table:table-row table:style-name="ro4">
          <table:table-cell office:value-type="float" office:value="2015" table:style-name="ce18">
            <text:p>2015</text:p>
          </table:table-cell>
          <table:table-cell office:value-type="string" table:style-name="ce18">
            <text:p>Mar</text:p>
          </table:table-cell>
          <table:table-cell office:value-type="float" office:value="129.15078348118257" table:style-name="ce19">
            <text:p>129.2</text:p>
          </table:table-cell>
          <table:table-cell office:value-type="float" office:value="132.76789681302714" table:style-name="ce19">
            <text:p>132.8</text:p>
          </table:table-cell>
          <table:table-cell office:value-type="float" office:value="111.42254247506077" table:style-name="ce19">
            <text:p>111.4</text:p>
          </table:table-cell>
          <table:table-cell office:value-type="float" office:value="123.89889977229463" table:style-name="ce19">
            <text:p>123.9</text:p>
          </table:table-cell>
          <table:table-cell office:value-type="float" office:value="119.16321666637752" table:style-name="ce19">
            <text:p>119.2</text:p>
          </table:table-cell>
          <table:table-cell office:value-type="float" office:value="121.16820339375107" table:style-name="ce19">
            <text:p>121.2</text:p>
          </table:table-cell>
          <table:table-cell office:value-type="float" office:value="123.33418746155569" table:style-name="ce19">
            <text:p>123.3</text:p>
          </table:table-cell>
          <table:table-cell office:value-type="float" office:value="120.28946683868469" table:style-name="ce19">
            <text:p>120.3</text:p>
          </table:table-cell>
          <table:table-cell table:number-columns-repeated="16374"/>
        </table:table-row>
        <table:table-row table:style-name="ro4">
          <table:table-cell office:value-type="float" office:value="2015" table:style-name="ce18">
            <text:p>2015</text:p>
          </table:table-cell>
          <table:table-cell office:value-type="string" table:style-name="ce18">
            <text:p>Jun</text:p>
          </table:table-cell>
          <table:table-cell office:value-type="float" office:value="128.55507786166058" table:style-name="ce19">
            <text:p>128.6</text:p>
          </table:table-cell>
          <table:table-cell office:value-type="float" office:value="133.75773166301116" table:style-name="ce19">
            <text:p>133.8</text:p>
          </table:table-cell>
          <table:table-cell office:value-type="float" office:value="112.09021912998909" table:style-name="ce19">
            <text:p>112.1</text:p>
          </table:table-cell>
          <table:table-cell office:value-type="float" office:value="124.17651708062381" table:style-name="ce19">
            <text:p>124.2</text:p>
          </table:table-cell>
          <table:table-cell office:value-type="float" office:value="122.00201330181513" table:style-name="ce19">
            <text:p>122.0</text:p>
          </table:table-cell>
          <table:table-cell office:value-type="float" office:value="120.60931727843989" table:style-name="ce19">
            <text:p>120.6</text:p>
          </table:table-cell>
          <table:table-cell office:value-type="float" office:value="123.85034578864615" table:style-name="ce19">
            <text:p>123.9</text:p>
          </table:table-cell>
          <table:table-cell office:value-type="float" office:value="121.07944407504093" table:style-name="ce19">
            <text:p>121.1</text:p>
          </table:table-cell>
          <table:table-cell table:number-columns-repeated="16374"/>
        </table:table-row>
        <table:table-row table:style-name="ro4">
          <table:table-cell office:value-type="float" office:value="2015" table:style-name="ce18">
            <text:p>2015</text:p>
          </table:table-cell>
          <table:table-cell office:value-type="string" table:style-name="ce18">
            <text:p>Sep</text:p>
          </table:table-cell>
          <table:table-cell office:value-type="float" office:value="128.5589283532112" table:style-name="ce19">
            <text:p>128.6</text:p>
          </table:table-cell>
          <table:table-cell office:value-type="float" office:value="133.73560373228585" table:style-name="ce19">
            <text:p>133.7</text:p>
          </table:table-cell>
          <table:table-cell office:value-type="float" office:value="112.75021655532808" table:style-name="ce19">
            <text:p>112.8</text:p>
          </table:table-cell>
          <table:table-cell office:value-type="float" office:value="124.44537074124413" table:style-name="ce19">
            <text:p>124.4</text:p>
          </table:table-cell>
          <table:table-cell office:value-type="float" office:value="122.00566751547233" table:style-name="ce19">
            <text:p>122.0</text:p>
          </table:table-cell>
          <table:table-cell office:value-type="float" office:value="120.61292977795901" table:style-name="ce19">
            <text:p>120.6</text:p>
          </table:table-cell>
          <table:table-cell office:value-type="float" office:value="124.08619726926548" table:style-name="ce19">
            <text:p>124.1</text:p>
          </table:table-cell>
          <table:table-cell office:value-type="float" office:value="121.50435364824705" table:style-name="ce19">
            <text:p>121.5</text:p>
          </table:table-cell>
          <table:table-cell table:number-columns-repeated="16374"/>
        </table:table-row>
        <table:table-row table:style-name="ro4">
          <table:table-cell office:value-type="float" office:value="2015" table:style-name="ce18">
            <text:p>2015</text:p>
          </table:table-cell>
          <table:table-cell office:value-type="string" table:style-name="ce18">
            <text:p>Dec</text:p>
          </table:table-cell>
          <table:table-cell office:value-type="float" office:value="128.3334223395168" table:style-name="ce19">
            <text:p>128.3</text:p>
          </table:table-cell>
          <table:table-cell office:value-type="float" office:value="133.61994920503523" table:style-name="ce19">
            <text:p>133.6</text:p>
          </table:table-cell>
          <table:table-cell office:value-type="float" office:value="112.3051206599369" table:style-name="ce19">
            <text:p>112.3</text:p>
          </table:table-cell>
          <table:table-cell office:value-type="float" office:value="124.15219373946795" table:style-name="ce19">
            <text:p>124.2</text:p>
          </table:table-cell>
          <table:table-cell office:value-type="float" office:value="121.82946489642363" table:style-name="ce19">
            <text:p>121.8</text:p>
          </table:table-cell>
          <table:table-cell office:value-type="float" office:value="120.4013618896545" table:style-name="ce19">
            <text:p>120.4</text:p>
          </table:table-cell>
          <table:table-cell office:value-type="float" office:value="123.80677781273299" table:style-name="ce19">
            <text:p>123.8</text:p>
          </table:table-cell>
          <table:table-cell office:value-type="float" office:value="121.17191816920034" table:style-name="ce19">
            <text:p>121.2</text:p>
          </table:table-cell>
          <table:table-cell table:number-columns-repeated="16374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18">
            <text:p>Mar</text:p>
          </table:table-cell>
          <table:table-cell office:value-type="float" office:value="129.5848122238848" table:style-name="ce19">
            <text:p>129.6</text:p>
          </table:table-cell>
          <table:table-cell office:value-type="float" office:value="134.88911991820632" table:style-name="ce19">
            <text:p>134.9</text:p>
          </table:table-cell>
          <table:table-cell office:value-type="float" office:value="112.95792619633163" table:style-name="ce19">
            <text:p>113.0</text:p>
          </table:table-cell>
          <table:table-cell office:value-type="float" office:value="125.1734481416613" table:style-name="ce19">
            <text:p>125.2</text:p>
          </table:table-cell>
          <table:table-cell office:value-type="float" office:value="122.00587707664646" table:style-name="ce19">
            <text:p>122.0</text:p>
          </table:table-cell>
          <table:table-cell office:value-type="float" office:value="121.13089385780216" table:style-name="ce19">
            <text:p>121.1</text:p>
          </table:table-cell>
          <table:table-cell office:value-type="float" office:value="124.73659864500162" table:style-name="ce19">
            <text:p>124.7</text:p>
          </table:table-cell>
          <table:table-cell office:value-type="float" office:value="122.05225123519645" table:style-name="ce19">
            <text:p>122.1</text:p>
          </table:table-cell>
          <table:table-cell table:number-columns-repeated="16374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18">
            <text:p>Jun</text:p>
          </table:table-cell>
          <table:table-cell office:value-type="float" office:value="128.98984299937274" table:style-name="ce19">
            <text:p>129.0</text:p>
          </table:table-cell>
          <table:table-cell office:value-type="float" office:value="134.749068111642" table:style-name="ce19">
            <text:p>134.7</text:p>
          </table:table-cell>
          <table:table-cell office:value-type="float" office:value="113.68911274711331" table:style-name="ce19">
            <text:p>113.7</text:p>
          </table:table-cell>
          <table:table-cell office:value-type="float" office:value="125.22165045412092" table:style-name="ce19">
            <text:p>125.2</text:p>
          </table:table-cell>
          <table:table-cell office:value-type="float" office:value="125.26659495120332" table:style-name="ce19">
            <text:p>125.3</text:p>
          </table:table-cell>
          <table:table-cell office:value-type="float" office:value="120.97903271278653" table:style-name="ce19">
            <text:p>121.0</text:p>
          </table:table-cell>
          <table:table-cell office:value-type="float" office:value="125.08991005700791" table:style-name="ce19">
            <text:p>125.1</text:p>
          </table:table-cell>
          <table:table-cell office:value-type="float" office:value="122.48500834180938" table:style-name="ce19">
            <text:p>122.5</text:p>
          </table:table-cell>
          <table:table-cell table:number-columns-repeated="16374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18">
            <text:p>Sep</text:p>
          </table:table-cell>
          <table:table-cell office:value-type="float" office:value="124.74093506925072" table:style-name="ce19">
            <text:p>124.7</text:p>
          </table:table-cell>
          <table:table-cell office:value-type="float" office:value="134.37649724125234" table:style-name="ce19">
            <text:p>134.4</text:p>
          </table:table-cell>
          <table:table-cell office:value-type="float" office:value="113.65539710886159" table:style-name="ce19">
            <text:p>113.7</text:p>
          </table:table-cell>
          <table:table-cell office:value-type="float" office:value="123.52388786361266" table:style-name="ce19">
            <text:p>123.5</text:p>
          </table:table-cell>
          <table:table-cell office:value-type="float" office:value="124.924931179816" table:style-name="ce19">
            <text:p>124.9</text:p>
          </table:table-cell>
          <table:table-cell office:value-type="float" office:value="120.36419731150933" table:style-name="ce19">
            <text:p>120.4</text:p>
          </table:table-cell>
          <table:table-cell office:value-type="float" office:value="123.54735081329247" table:style-name="ce19">
            <text:p>123.5</text:p>
          </table:table-cell>
          <table:table-cell office:value-type="float" office:value="122.33098238039608" table:style-name="ce19">
            <text:p>122.3</text:p>
          </table:table-cell>
          <table:table-cell table:number-columns-repeated="16374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18">
            <text:p>Dec</text:p>
          </table:table-cell>
          <table:table-cell office:value-type="float" office:value="123.80813239483814" table:style-name="ce19">
            <text:p>123.8</text:p>
          </table:table-cell>
          <table:table-cell office:value-type="float" office:value="134.16703833078159" table:style-name="ce19">
            <text:p>134.2</text:p>
          </table:table-cell>
          <table:table-cell office:value-type="float" office:value="114.29248246580661" table:style-name="ce19">
            <text:p>114.3</text:p>
          </table:table-cell>
          <table:table-cell office:value-type="float" office:value="123.37775235396403" table:style-name="ce19">
            <text:p>123.4</text:p>
          </table:table-cell>
          <table:table-cell office:value-type="float" office:value="124.01216240740214" table:style-name="ce19">
            <text:p>124.0</text:p>
          </table:table-cell>
          <table:table-cell office:value-type="float" office:value="119.5031816388651" table:style-name="ce19">
            <text:p>119.5</text:p>
          </table:table-cell>
          <table:table-cell office:value-type="float" office:value="123.3118939605212" table:style-name="ce19">
            <text:p>123.3</text:p>
          </table:table-cell>
          <table:table-cell office:value-type="float" office:value="122.67565508447566" table:style-name="ce19">
            <text:p>122.7</text:p>
          </table:table-cell>
          <table:table-cell table:number-columns-repeated="16374"/>
        </table:table-row>
        <table:table-row table:style-name="ro4">
          <table:table-cell office:value-type="float" office:value="2017" table:style-name="ce18">
            <text:p>2017</text:p>
          </table:table-cell>
          <table:table-cell office:value-type="string" table:style-name="ce18">
            <text:p>Mar</text:p>
          </table:table-cell>
          <table:table-cell office:value-type="float" office:value="123.84365042817633" table:style-name="ce19">
            <text:p>123.8</text:p>
          </table:table-cell>
          <table:table-cell office:value-type="float" office:value="134.60474681921832" table:style-name="ce19">
            <text:p>134.6</text:p>
          </table:table-cell>
          <table:table-cell office:value-type="float" office:value="115.40482859100037" table:style-name="ce19">
            <text:p>115.4</text:p>
          </table:table-cell>
          <table:table-cell office:value-type="float" office:value="123.93840725902365" table:style-name="ce19">
            <text:p>123.9</text:p>
          </table:table-cell>
          <table:table-cell office:value-type="float" office:value="123.76171110793319" table:style-name="ce19">
            <text:p>123.8</text:p>
          </table:table-cell>
          <table:table-cell office:value-type="float" office:value="118.97153028444083" table:style-name="ce19">
            <text:p>119.0</text:p>
          </table:table-cell>
          <table:table-cell office:value-type="float" office:value="123.76799400084306" table:style-name="ce19">
            <text:p>123.8</text:p>
          </table:table-cell>
          <table:table-cell office:value-type="float" office:value="123.56533528946782" table:style-name="ce19">
            <text:p>123.6</text:p>
          </table:table-cell>
          <table:table-cell table:number-columns-repeated="16374"/>
        </table:table-row>
        <table:table-row table:style-name="ro4">
          <table:table-cell office:value-type="float" office:value="2017" table:style-name="ce18">
            <text:p>2017</text:p>
          </table:table-cell>
          <table:table-cell office:value-type="string" table:style-name="ce18">
            <text:p>Jun</text:p>
          </table:table-cell>
          <table:table-cell office:value-type="float" office:value="122.88200479435798" table:style-name="ce19">
            <text:p>122.9</text:p>
          </table:table-cell>
          <table:table-cell office:value-type="float" office:value="135.6953024238621" table:style-name="ce19">
            <text:p>135.7</text:p>
          </table:table-cell>
          <table:table-cell office:value-type="float" office:value="116.39093165524376" table:style-name="ce19">
            <text:p>116.4</text:p>
          </table:table-cell>
          <table:table-cell office:value-type="float" office:value="124.195774116357" table:style-name="ce19">
            <text:p>124.2</text:p>
          </table:table-cell>
          <table:table-cell office:value-type="float" office:value="124.72987188447806" table:style-name="ce19">
            <text:p>124.7</text:p>
          </table:table-cell>
          <table:table-cell office:value-type="float" office:value="120.00107302838528" table:style-name="ce19">
            <text:p>120.0</text:p>
          </table:table-cell>
          <table:table-cell office:value-type="float" office:value="124.11532583952743" table:style-name="ce19">
            <text:p>124.1</text:p>
          </table:table-cell>
          <table:table-cell office:value-type="float" office:value="124.6010671454306" table:style-name="ce19">
            <text:p>124.6</text:p>
          </table:table-cell>
          <table:table-cell table:number-columns-repeated="16374"/>
        </table:table-row>
        <table:table-row table:style-name="ro4">
          <table:table-cell office:value-type="float" office:value="2017" table:style-name="ce18">
            <text:p>2017</text:p>
          </table:table-cell>
          <table:table-cell office:value-type="string" table:style-name="ce18">
            <text:p>Sep</text:p>
          </table:table-cell>
          <table:table-cell office:value-type="float" office:value="121.88248440119315" table:style-name="ce19">
            <text:p>121.9</text:p>
          </table:table-cell>
          <table:table-cell office:value-type="float" office:value="134.88684380126463" table:style-name="ce19">
            <text:p>134.9</text:p>
          </table:table-cell>
          <table:table-cell office:value-type="float" office:value="116.12997366130631" table:style-name="ce19">
            <text:p>116.1</text:p>
          </table:table-cell>
          <table:table-cell office:value-type="float" office:value="123.52435888030287" table:style-name="ce19">
            <text:p>123.5</text:p>
          </table:table-cell>
          <table:table-cell office:value-type="float" office:value="123.9848064187522" table:style-name="ce19">
            <text:p>124.0</text:p>
          </table:table-cell>
          <table:table-cell office:value-type="float" office:value="119.02498609120957" table:style-name="ce19">
            <text:p>119.0</text:p>
          </table:table-cell>
          <table:table-cell office:value-type="float" office:value="123.42933192535091" table:style-name="ce19">
            <text:p>123.4</text:p>
          </table:table-cell>
          <table:table-cell office:value-type="float" office:value="124.14458158282842" table:style-name="ce19">
            <text:p>124.1</text:p>
          </table:table-cell>
          <table:table-cell table:number-columns-repeated="16374"/>
        </table:table-row>
        <table:table-row table:style-name="ro4">
          <table:table-cell office:value-type="float" office:value="2017" table:style-name="ce18">
            <text:p>2017</text:p>
          </table:table-cell>
          <table:table-cell office:value-type="string" table:style-name="ce18">
            <text:p>Dec</text:p>
          </table:table-cell>
          <table:table-cell office:value-type="float" office:value="120.95555073602785" table:style-name="ce19">
            <text:p>121.0</text:p>
          </table:table-cell>
          <table:table-cell office:value-type="float" office:value="134.33361891732099" table:style-name="ce19">
            <text:p>134.3</text:p>
          </table:table-cell>
          <table:table-cell office:value-type="float" office:value="115.92495611521973" table:style-name="ce19">
            <text:p>115.9</text:p>
          </table:table-cell>
          <table:table-cell office:value-type="float" office:value="122.95780256980046" table:style-name="ce19">
            <text:p>123.0</text:p>
          </table:table-cell>
          <table:table-cell office:value-type="float" office:value="122.89543616895892" table:style-name="ce19">
            <text:p>122.9</text:p>
          </table:table-cell>
          <table:table-cell office:value-type="float" office:value="119.39222944944849" table:style-name="ce19">
            <text:p>119.4</text:p>
          </table:table-cell>
          <table:table-cell office:value-type="float" office:value="122.83447461069119" table:style-name="ce19">
            <text:p>122.8</text:p>
          </table:table-cell>
          <table:table-cell office:value-type="float" office:value="123.8145835726898" table:style-name="ce19">
            <text:p>123.8</text:p>
          </table:table-cell>
          <table:table-cell table:number-columns-repeated="16374"/>
        </table:table-row>
        <table:table-row table:style-name="ro4">
          <table:table-cell office:value-type="float" office:value="2018" table:style-name="ce18">
            <text:p>2018</text:p>
          </table:table-cell>
          <table:table-cell office:value-type="string" table:style-name="ce18">
            <text:p>Mar</text:p>
          </table:table-cell>
          <table:table-cell office:value-type="float" office:value="122.5648271249355" table:style-name="ce19">
            <text:p>122.6</text:p>
          </table:table-cell>
          <table:table-cell office:value-type="float" office:value="134.80668549177949" table:style-name="ce19">
            <text:p>134.8</text:p>
          </table:table-cell>
          <table:table-cell office:value-type="float" office:value="117.28024568739596" table:style-name="ce19">
            <text:p>117.3</text:p>
          </table:table-cell>
          <table:table-cell office:value-type="float" office:value="124.24423311968962" table:style-name="ce19">
            <text:p>124.2</text:p>
          </table:table-cell>
          <table:table-cell office:value-type="float" office:value="126.9489591347849" table:style-name="ce19">
            <text:p>126.9</text:p>
          </table:table-cell>
          <table:table-cell office:value-type="float" office:value="120.25150081899795" table:style-name="ce19">
            <text:p>120.3</text:p>
          </table:table-cell>
          <table:table-cell office:value-type="float" office:value="124.39465089216353" table:style-name="ce19">
            <text:p>124.4</text:p>
          </table:table-cell>
          <table:table-cell office:value-type="float" office:value="124.87844848826384" table:style-name="ce19">
            <text:p>124.9</text:p>
          </table:table-cell>
          <table:table-cell table:number-columns-repeated="16374"/>
        </table:table-row>
        <table:table-row table:style-name="ro4">
          <table:table-cell office:value-type="float" office:value="2018" table:style-name="ce18">
            <text:p>2018</text:p>
          </table:table-cell>
          <table:table-cell office:value-type="string" table:style-name="ce18">
            <text:p>Jun</text:p>
          </table:table-cell>
          <table:table-cell office:value-type="float" office:value="121.62657391902052" table:style-name="ce19">
            <text:p>121.6</text:p>
          </table:table-cell>
          <table:table-cell office:value-type="float" office:value="134.75064127717712" table:style-name="ce19">
            <text:p>134.8</text:p>
          </table:table-cell>
          <table:table-cell office:value-type="float" office:value="118.28631517082515" table:style-name="ce19">
            <text:p>118.3</text:p>
          </table:table-cell>
          <table:table-cell office:value-type="float" office:value="124.28512636920918" table:style-name="ce19">
            <text:p>124.3</text:p>
          </table:table-cell>
          <table:table-cell office:value-type="float" office:value="127.24249983152622" table:style-name="ce19">
            <text:p>127.2</text:p>
          </table:table-cell>
          <table:table-cell office:value-type="float" office:value="121.18503606435252" table:style-name="ce19">
            <text:p>121.2</text:p>
          </table:table-cell>
          <table:table-cell office:value-type="float" office:value="124.4821551905282" table:style-name="ce19">
            <text:p>124.5</text:p>
          </table:table-cell>
          <table:table-cell office:value-type="float" office:value="125.53632272487623" table:style-name="ce19">
            <text:p>125.5</text:p>
          </table:table-cell>
          <table:table-cell table:number-columns-repeated="16374"/>
        </table:table-row>
        <table:table-row table:style-name="ro4">
          <table:table-cell office:value-type="float" office:value="2018" table:style-name="ce18">
            <text:p>2018</text:p>
          </table:table-cell>
          <table:table-cell office:value-type="string" table:style-name="ce18">
            <text:p>Sep</text:p>
          </table:table-cell>
          <table:table-cell office:value-type="float" office:value="120.66975539564564" table:style-name="ce19">
            <text:p>120.7</text:p>
          </table:table-cell>
          <table:table-cell office:value-type="float" office:value="134.23297362053162" table:style-name="ce19">
            <text:p>134.2</text:p>
          </table:table-cell>
          <table:table-cell office:value-type="float" office:value="117.96753146939562" table:style-name="ce19">
            <text:p>118.0</text:p>
          </table:table-cell>
          <table:table-cell office:value-type="float" office:value="123.67249405154143" table:style-name="ce19">
            <text:p>123.7</text:p>
          </table:table-cell>
          <table:table-cell office:value-type="float" office:value="126.2425891113127" table:style-name="ce19">
            <text:p>126.2</text:p>
          </table:table-cell>
          <table:table-cell office:value-type="float" office:value="120.41754148031394" table:style-name="ce19">
            <text:p>120.4</text:p>
          </table:table-cell>
          <table:table-cell office:value-type="float" office:value="123.8256584668608" table:style-name="ce19">
            <text:p>123.8</text:p>
          </table:table-cell>
          <table:table-cell office:value-type="float" office:value="125.14501163400223" table:style-name="ce19">
            <text:p>125.1</text:p>
          </table:table-cell>
          <table:table-cell table:number-columns-repeated="16374"/>
        </table:table-row>
        <table:table-row table:style-name="ro4">
          <table:table-cell office:value-type="float" office:value="2018" table:style-name="ce18">
            <text:p>2018</text:p>
          </table:table-cell>
          <table:table-cell office:value-type="string" table:style-name="ce18">
            <text:p>Dec<text:s/></text:p>
          </table:table-cell>
          <table:table-cell office:value-type="float" office:value="120.1212411486763" table:style-name="ce19">
            <text:p>120.1</text:p>
          </table:table-cell>
          <table:table-cell office:value-type="float" office:value="135.19826925650077" table:style-name="ce19">
            <text:p>135.2</text:p>
          </table:table-cell>
          <table:table-cell office:value-type="float" office:value="118.42966198981169" table:style-name="ce19">
            <text:p>118.4</text:p>
          </table:table-cell>
          <table:table-cell office:value-type="float" office:value="123.84991655242263" table:style-name="ce19">
            <text:p>123.8</text:p>
          </table:table-cell>
          <table:table-cell office:value-type="float" office:value="126.73831230867398" table:style-name="ce19">
            <text:p>126.7</text:p>
          </table:table-cell>
          <table:table-cell office:value-type="float" office:value="119.87017369233301" table:style-name="ce19">
            <text:p>119.9</text:p>
          </table:table-cell>
          <table:table-cell office:value-type="float" office:value="124.0210669228329" table:style-name="ce19">
            <text:p>124.0</text:p>
          </table:table-cell>
          <table:table-cell office:value-type="float" office:value="125.78648482014275" table:style-name="ce19">
            <text:p>125.8</text:p>
          </table:table-cell>
          <table:table-cell table:number-columns-repeated="16374"/>
        </table:table-row>
        <table:table-row table:style-name="ro4">
          <table:table-cell office:value-type="float" office:value="2019" table:style-name="ce18">
            <text:p>2019</text:p>
          </table:table-cell>
          <table:table-cell office:value-type="string" table:style-name="ce18">
            <text:p>Mar</text:p>
          </table:table-cell>
          <table:table-cell office:value-type="float" office:value="121.47325059881115" table:style-name="ce19">
            <text:p>121.5</text:p>
          </table:table-cell>
          <table:table-cell office:value-type="float" office:value="136.88590177773071" table:style-name="ce19">
            <text:p>136.9</text:p>
          </table:table-cell>
          <table:table-cell office:value-type="float" office:value="120.37807490885233" table:style-name="ce19">
            <text:p>120.4</text:p>
          </table:table-cell>
          <table:table-cell office:value-type="float" office:value="125.52485319258746" table:style-name="ce19">
            <text:p>125.5</text:p>
          </table:table-cell>
          <table:table-cell office:value-type="float" office:value="127.16089604228114" table:style-name="ce19">
            <text:p>127.2</text:p>
          </table:table-cell>
          <table:table-cell office:value-type="float" office:value="121.80013376286843" table:style-name="ce19">
            <text:p>121.8</text:p>
          </table:table-cell>
          <table:table-cell office:value-type="float" office:value="125.57181349931454" table:style-name="ce19">
            <text:p>125.6</text:p>
          </table:table-cell>
          <table:table-cell office:value-type="float" office:value="127.65908736085831" table:style-name="ce19">
            <text:p>127.7</text:p>
          </table:table-cell>
          <table:table-cell table:number-columns-repeated="16374"/>
        </table:table-row>
        <table:table-row table:style-name="ro4">
          <table:table-cell office:value-type="float" office:value="2019" table:style-name="ce18">
            <text:p>2019</text:p>
          </table:table-cell>
          <table:table-cell office:value-type="string" table:style-name="ce18">
            <text:p>Jun</text:p>
          </table:table-cell>
          <table:table-cell office:value-type="float" office:value="120.42770706897046" table:style-name="ce19">
            <text:p>120.4</text:p>
          </table:table-cell>
          <table:table-cell office:value-type="float" office:value="136.83641927075473" table:style-name="ce19">
            <text:p>136.8</text:p>
          </table:table-cell>
          <table:table-cell office:value-type="float" office:value="120.91858899228916" table:style-name="ce19">
            <text:p>120.9</text:p>
          </table:table-cell>
          <table:table-cell office:value-type="float" office:value="125.31935044946098" table:style-name="ce19">
            <text:p>125.3</text:p>
          </table:table-cell>
          <table:table-cell office:value-type="float" office:value="127.00617943950363" table:style-name="ce19">
            <text:p>127.0</text:p>
          </table:table-cell>
          <table:table-cell office:value-type="float" office:value="122.8797488349298" table:style-name="ce19">
            <text:p>122.9</text:p>
          </table:table-cell>
          <table:table-cell office:value-type="float" office:value="125.40133334619676" table:style-name="ce19">
            <text:p>125.4</text:p>
          </table:table-cell>
          <table:table-cell office:value-type="float" office:value="127.99474770810002" table:style-name="ce19">
            <text:p>128.0</text:p>
          </table:table-cell>
          <table:table-cell table:number-columns-repeated="16374"/>
        </table:table-row>
        <table:table-row table:style-name="ro4">
          <table:table-cell office:value-type="float" office:value="2019" table:style-name="ce18">
            <text:p>2019</text:p>
          </table:table-cell>
          <table:table-cell office:value-type="string" table:style-name="ce18">
            <text:p>Sep</text:p>
          </table:table-cell>
          <table:table-cell office:value-type="float" office:value="119.82156645134255" table:style-name="ce19">
            <text:p>119.8</text:p>
          </table:table-cell>
          <table:table-cell office:value-type="float" office:value="136.48612126090407" table:style-name="ce19">
            <text:p>136.5</text:p>
          </table:table-cell>
          <table:table-cell office:value-type="float" office:value="121.67731093596382" table:style-name="ce19">
            <text:p>121.7</text:p>
          </table:table-cell>
          <table:table-cell office:value-type="float" office:value="125.30418987225613" table:style-name="ce19">
            <text:p>125.3</text:p>
          </table:table-cell>
          <table:table-cell office:value-type="float" office:value="127.14712899060756" table:style-name="ce19">
            <text:p>127.1</text:p>
          </table:table-cell>
          <table:table-cell office:value-type="float" office:value="123.01594017652215" table:style-name="ce19">
            <text:p>123.0</text:p>
          </table:table-cell>
          <table:table-cell office:value-type="float" office:value="125.40581754489462" table:style-name="ce19">
            <text:p>125.4</text:p>
          </table:table-cell>
          <table:table-cell office:value-type="float" office:value="128.36372078923574" table:style-name="ce19">
            <text:p>128.4</text:p>
          </table:table-cell>
          <table:table-cell table:number-columns-repeated="16374"/>
        </table:table-row>
        <table:table-row table:style-name="ro4">
          <table:table-cell office:value-type="float" office:value="2019" table:style-name="ce18">
            <text:p>2019</text:p>
          </table:table-cell>
          <table:table-cell office:value-type="string" table:style-name="ce18">
            <text:p>Dec</text:p>
          </table:table-cell>
          <table:table-cell office:value-type="float" office:value="119.76305335822789" table:style-name="ce19">
            <text:p>119.8</text:p>
          </table:table-cell>
          <table:table-cell office:value-type="float" office:value="137.40393943177074" table:style-name="ce19">
            <text:p>137.4</text:p>
          </table:table-cell>
          <table:table-cell office:value-type="float" office:value="122.26005116817493" table:style-name="ce19">
            <text:p>122.3</text:p>
          </table:table-cell>
          <table:table-cell office:value-type="float" office:value="125.71135835744185" table:style-name="ce19">
            <text:p>125.7</text:p>
          </table:table-cell>
          <table:table-cell office:value-type="float" office:value="127.08503856717024" table:style-name="ce19">
            <text:p>127.1</text:p>
          </table:table-cell>
          <table:table-cell office:value-type="float" office:value="123.79884506995116" table:style-name="ce19">
            <text:p>123.8</text:p>
          </table:table-cell>
          <table:table-cell office:value-type="float" office:value="125.7730823797778" table:style-name="ce19">
            <text:p>125.8</text:p>
          </table:table-cell>
          <table:table-cell office:value-type="float" office:value="129.07404389217717" table:style-name="ce19">
            <text:p>129.1</text:p>
          </table:table-cell>
          <table:table-cell table:number-columns-repeated="16374"/>
        </table:table-row>
        <table:table-row table:style-name="ro4">
          <table:table-cell office:value-type="float" office:value="2020" table:style-name="ce18">
            <text:p>2020</text:p>
          </table:table-cell>
          <table:table-cell office:value-type="string" table:style-name="ce18">
            <text:p>Mar</text:p>
          </table:table-cell>
          <table:table-cell office:value-type="float" office:value="119.65060392763948" table:style-name="ce19">
            <text:p>119.7</text:p>
          </table:table-cell>
          <table:table-cell office:value-type="float" office:value="139.11351348927076" table:style-name="ce19">
            <text:p>139.1</text:p>
          </table:table-cell>
          <table:table-cell office:value-type="float" office:value="123.90996617696082" table:style-name="ce19">
            <text:p>123.9</text:p>
          </table:table-cell>
          <table:table-cell office:value-type="float" office:value="126.68624624588485" table:style-name="ce19">
            <text:p>126.7</text:p>
          </table:table-cell>
          <table:table-cell office:value-type="float" office:value="129.69012344967018" table:style-name="ce19">
            <text:p>129.7</text:p>
          </table:table-cell>
          <table:table-cell office:value-type="float" office:value="124.15996700916709" table:style-name="ce19">
            <text:p>124.2</text:p>
          </table:table-cell>
          <table:table-cell office:value-type="float" office:value="126.89194163318224" table:style-name="ce19">
            <text:p>126.9</text:p>
          </table:table-cell>
          <table:table-cell office:value-type="float" office:value="130.758477375197" table:style-name="ce19">
            <text:p>130.8</text:p>
          </table:table-cell>
          <table:table-cell table:number-columns-repeated="16374"/>
        </table:table-row>
        <table:table-row table:style-name="ro4">
          <table:table-cell office:value-type="float" office:value="2020" table:style-name="ce18">
            <text:p>2020</text:p>
          </table:table-cell>
          <table:table-cell office:value-type="string" table:style-name="ce18">
            <text:p>Jun</text:p>
          </table:table-cell>
          <table:table-cell office:value-type="float" office:value="119.70569979992622" table:style-name="ce19">
            <text:p>119.7</text:p>
          </table:table-cell>
          <table:table-cell office:value-type="float" office:value="139.35161596863915" table:style-name="ce19">
            <text:p>139.4</text:p>
          </table:table-cell>
          <table:table-cell office:value-type="float" office:value="124.44523142811099" table:style-name="ce19">
            <text:p>124.4</text:p>
          </table:table-cell>
          <table:table-cell office:value-type="float" office:value="126.96968863562131" table:style-name="ce19">
            <text:p>127.0</text:p>
          </table:table-cell>
          <table:table-cell office:value-type="float" office:value="129.74984224960835" table:style-name="ce19">
            <text:p>129.7</text:p>
          </table:table-cell>
          <table:table-cell office:value-type="float" office:value="124.21713932139045" table:style-name="ce19">
            <text:p>124.2</text:p>
          </table:table-cell>
          <table:table-cell office:value-type="float" office:value="127.14743626046146" table:style-name="ce19">
            <text:p>127.1</text:p>
          </table:table-cell>
          <table:table-cell office:value-type="float" office:value="131.19014480336077" table:style-name="ce19">
            <text:p>131.2</text:p>
          </table:table-cell>
          <table:table-cell table:number-columns-repeated="16374"/>
        </table:table-row>
        <table:table-row table:style-name="ro4">
          <table:table-cell office:value-type="float" office:value="2020" table:style-name="ce18">
            <text:p>2020</text:p>
          </table:table-cell>
          <table:table-cell office:value-type="string" table:style-name="ce18">
            <text:p>Sep</text:p>
          </table:table-cell>
          <table:table-cell office:value-type="float" office:value="119.18760734920765" table:style-name="ce19">
            <text:p>119.2</text:p>
          </table:table-cell>
          <table:table-cell office:value-type="float" office:value="138.92200287176519" table:style-name="ce19">
            <text:p>138.9</text:p>
          </table:table-cell>
          <table:table-cell office:value-type="float" office:value="124.30975898648582" table:style-name="ce19">
            <text:p>124.3</text:p>
          </table:table-cell>
          <table:table-cell office:value-type="float" office:value="126.61345460062481" table:style-name="ce19">
            <text:p>126.6</text:p>
          </table:table-cell>
          <table:table-cell office:value-type="float" office:value="129.18827823165597" table:style-name="ce19">
            <text:p>129.2</text:p>
          </table:table-cell>
          <table:table-cell office:value-type="float" office:value="123.67952112743782" table:style-name="ce19">
            <text:p>123.7</text:p>
          </table:table-cell>
          <table:table-cell office:value-type="float" office:value="126.76733117781882" table:style-name="ce19">
            <text:p>126.8</text:p>
          </table:table-cell>
          <table:table-cell office:value-type="float" office:value="130.94424274058352" table:style-name="ce19">
            <text:p>130.9</text:p>
          </table:table-cell>
          <table:table-cell table:number-columns-repeated="16374"/>
        </table:table-row>
        <table:table-row table:style-name="ro4">
          <table:table-cell office:value-type="float" office:value="2020" table:style-name="ce18">
            <text:p>2020</text:p>
          </table:table-cell>
          <table:table-cell office:value-type="string" table:style-name="ce18">
            <text:p>Dec</text:p>
          </table:table-cell>
          <table:table-cell office:value-type="float" office:value="119.06205592213306" table:style-name="ce19">
            <text:p>119.1</text:p>
          </table:table-cell>
          <table:table-cell office:value-type="float" office:value="138.83348655772792" table:style-name="ce19">
            <text:p>138.8</text:p>
          </table:table-cell>
          <table:table-cell office:value-type="float" office:value="124.31333896543859" table:style-name="ce19">
            <text:p>124.3</text:p>
          </table:table-cell>
          <table:table-cell office:value-type="float" office:value="126.54406808120942" table:style-name="ce19">
            <text:p>126.5</text:p>
          </table:table-cell>
          <table:table-cell office:value-type="float" office:value="129.0521921648741" table:style-name="ce19">
            <text:p>129.1</text:p>
          </table:table-cell>
          <table:table-cell office:value-type="float" office:value="123.54923794848321" table:style-name="ce19">
            <text:p>123.5</text:p>
          </table:table-cell>
          <table:table-cell office:value-type="float" office:value="126.69031919759991" table:style-name="ce19">
            <text:p>126.7</text:p>
          </table:table-cell>
          <table:table-cell office:value-type="float" office:value="130.91344298150219" table:style-name="ce19">
            <text:p>130.9</text:p>
          </table:table-cell>
          <table:table-cell table:number-columns-repeated="16374"/>
        </table:table-row>
        <table:table-row table:style-name="ro4">
          <table:table-cell office:value-type="float" office:value="2021" table:style-name="ce18">
            <text:p>2021</text:p>
          </table:table-cell>
          <table:table-cell office:value-type="string" table:style-name="ce18">
            <text:p>Mar</text:p>
          </table:table-cell>
          <table:table-cell office:value-type="float" office:value="122.72243660916433" table:style-name="ce19">
            <text:p>122.7</text:p>
          </table:table-cell>
          <table:table-cell office:value-type="float" office:value="138.53021260390929" table:style-name="ce19">
            <text:p>138.5</text:p>
          </table:table-cell>
          <table:table-cell office:value-type="float" office:value="124.0417834585129" table:style-name="ce19">
            <text:p>124.0</text:p>
          </table:table-cell>
          <table:table-cell office:value-type="float" office:value="127.88635690613216" table:style-name="ce19">
            <text:p>127.9</text:p>
          </table:table-cell>
          <table:table-cell office:value-type="float" office:value="129.12502714487857" table:style-name="ce19">
            <text:p>129.1</text:p>
          </table:table-cell>
          <table:table-cell office:value-type="float" office:value="123.28375146764444" table:style-name="ce19">
            <text:p>123.3</text:p>
          </table:table-cell>
          <table:table-cell office:value-type="float" office:value="127.87255025565634" table:style-name="ce19">
            <text:p>127.9</text:p>
          </table:table-cell>
          <table:table-cell office:value-type="float" office:value="130.62746991804747" table:style-name="ce19">
            <text:p>130.6</text:p>
          </table:table-cell>
          <table:table-cell table:number-columns-repeated="16374"/>
        </table:table-row>
        <table:table-row table:style-name="ro4">
          <table:table-cell office:value-type="float" office:value="2021" table:style-name="ce18">
            <text:p>2021</text:p>
          </table:table-cell>
          <table:table-cell office:value-type="string" table:style-name="ce18">
            <text:p>Jun</text:p>
          </table:table-cell>
          <table:table-cell office:value-type="float" office:value="120.62329796259831" table:style-name="ce19">
            <text:p>120.6</text:p>
          </table:table-cell>
          <table:table-cell office:value-type="float" office:value="136.16068563697036" table:style-name="ce19">
            <text:p>136.2</text:p>
          </table:table-cell>
          <table:table-cell office:value-type="float" office:value="121.92007769189767" table:style-name="ce19">
            <text:p>121.9</text:p>
          </table:table-cell>
          <table:table-cell office:value-type="float" office:value="125.69889060764972" table:style-name="ce19">
            <text:p>125.7</text:p>
          </table:table-cell>
          <table:table-cell office:value-type="float" office:value="126.9431453917443" table:style-name="ce19">
            <text:p>126.9</text:p>
          </table:table-cell>
          <table:table-cell office:value-type="float" office:value="121.17501166138112" table:style-name="ce19">
            <text:p>121.2</text:p>
          </table:table-cell>
          <table:table-cell office:value-type="float" office:value="125.68788131229383" table:style-name="ce19">
            <text:p>125.7</text:p>
          </table:table-cell>
          <table:table-cell office:value-type="float" office:value="128.3931175210088" table:style-name="ce19">
            <text:p>128.4</text:p>
          </table:table-cell>
          <table:table-cell table:number-columns-repeated="16374"/>
        </table:table-row>
        <table:table-row table:style-name="ro4">
          <table:table-cell office:value-type="float" office:value="2021" table:style-name="ce18">
            <text:p>2021</text:p>
          </table:table-cell>
          <table:table-cell office:value-type="string" table:style-name="ce18">
            <text:p>Sep</text:p>
          </table:table-cell>
          <table:table-cell office:value-type="float" office:value="119.44190534544916" table:style-name="ce19">
            <text:p>119.4</text:p>
          </table:table-cell>
          <table:table-cell office:value-type="float" office:value="132.74499865371109" table:style-name="ce19">
            <text:p>132.7</text:p>
          </table:table-cell>
          <table:table-cell office:value-type="float" office:value="120.7054472410442" table:style-name="ce19">
            <text:p>120.7</text:p>
          </table:table-cell>
          <table:table-cell office:value-type="float" office:value="123.98749773255149" table:style-name="ce19">
            <text:p>124.0</text:p>
          </table:table-cell>
          <table:table-cell office:value-type="float" office:value="125.69985576779452" table:style-name="ce19">
            <text:p>125.7</text:p>
          </table:table-cell>
          <table:table-cell office:value-type="float" office:value="119.98821552350643" table:style-name="ce19">
            <text:p>120.0</text:p>
          </table:table-cell>
          <table:table-cell office:value-type="float" office:value="124.0364523205433" table:style-name="ce19">
            <text:p>124.0</text:p>
          </table:table-cell>
          <table:table-cell office:value-type="float" office:value="126.30788514274043" table:style-name="ce19">
            <text:p>126.3</text:p>
          </table:table-cell>
          <table:table-cell table:number-columns-repeated="16374"/>
        </table:table-row>
        <table:table-row table:style-name="ro4">
          <table:table-cell office:value-type="float" office:value="2021" table:style-name="ce18">
            <text:p>2021</text:p>
          </table:table-cell>
          <table:table-cell office:value-type="string" table:style-name="ce18">
            <text:p>Dec</text:p>
          </table:table-cell>
          <table:table-cell office:value-type="float" office:value="116.70530277362796" table:style-name="ce19">
            <text:p>116.7</text:p>
          </table:table-cell>
          <table:table-cell office:value-type="float" office:value="130.10225143076542" table:style-name="ce19">
            <text:p>130.1</text:p>
          </table:table-cell>
          <table:table-cell office:value-type="float" office:value="118.23928848981204" table:style-name="ce19">
            <text:p>118.2</text:p>
          </table:table-cell>
          <table:table-cell office:value-type="float" office:value="121.34322346481092" table:style-name="ce19">
            <text:p>121.3</text:p>
          </table:table-cell>
          <table:table-cell office:value-type="float" office:value="122.81987367460189" table:style-name="ce19">
            <text:p>122.8</text:p>
          </table:table-cell>
          <table:table-cell office:value-type="float" office:value="117.2390961232408" table:style-name="ce19">
            <text:p>117.2</text:p>
          </table:table-cell>
          <table:table-cell office:value-type="float" office:value="121.36655653277222" table:style-name="ce19">
            <text:p>121.4</text:p>
          </table:table-cell>
          <table:table-cell office:value-type="float" office:value="123.7550449559601" table:style-name="ce19">
            <text:p>123.8</text:p>
          </table:table-cell>
          <table:table-cell table:number-columns-repeated="16374"/>
        </table:table-row>
        <table:table-row table:style-name="ro4">
          <table:table-cell office:value-type="float" office:value="2022" table:style-name="ce18">
            <text:p>2022</text:p>
          </table:table-cell>
          <table:table-cell office:value-type="string" table:style-name="ce18">
            <text:p>Mar</text:p>
          </table:table-cell>
          <table:table-cell office:value-type="float" office:value="121.41162674967032" table:style-name="ce19">
            <text:p>121.4</text:p>
          </table:table-cell>
          <table:table-cell office:value-type="float" office:value="130.47871101278844" table:style-name="ce19">
            <text:p>130.5</text:p>
          </table:table-cell>
          <table:table-cell office:value-type="float" office:value="118.84924657101028" table:style-name="ce19">
            <text:p>118.8</text:p>
          </table:table-cell>
          <table:table-cell office:value-type="float" office:value="123.77358541843371" table:style-name="ce19">
            <text:p>123.8</text:p>
          </table:table-cell>
          <table:table-cell office:value-type="float" office:value="120.67697137459325" table:style-name="ce19">
            <text:p>120.7</text:p>
          </table:table-cell>
          <table:table-cell office:value-type="float" office:value="115.19356455561325" table:style-name="ce19">
            <text:p>115.2</text:p>
          </table:table-cell>
          <table:table-cell office:value-type="float" office:value="123.3765446259716" table:style-name="ce19">
            <text:p>123.4</text:p>
          </table:table-cell>
          <table:table-cell office:value-type="float" office:value="124.27297333831089" table:style-name="ce19">
            <text:p>124.3</text:p>
          </table:table-cell>
          <table:table-cell table:number-columns-repeated="16374"/>
        </table:table-row>
        <table:table-row table:style-name="ro4">
          <table:table-cell office:value-type="float" office:value="2022" table:style-name="ce18">
            <text:p>2022</text:p>
          </table:table-cell>
          <table:table-cell office:value-type="string" table:style-name="ce18">
            <text:p>Jun</text:p>
          </table:table-cell>
          <table:table-cell office:value-type="float" office:value="116.72925768427798" table:style-name="ce19">
            <text:p>116.7</text:p>
          </table:table-cell>
          <table:table-cell office:value-type="float" office:value="125.77036314488943" table:style-name="ce19">
            <text:p>125.8</text:p>
          </table:table-cell>
          <table:table-cell office:value-type="float" office:value="116.1575768617891" table:style-name="ce19">
            <text:p>116.2</text:p>
          </table:table-cell>
          <table:table-cell office:value-type="float" office:value="119.72709737051161" table:style-name="ce19">
            <text:p>119.7</text:p>
          </table:table-cell>
          <table:table-cell office:value-type="float" office:value="117.50750421292335" table:style-name="ce19">
            <text:p>117.5</text:p>
          </table:table-cell>
          <table:table-cell office:value-type="float" office:value="110.75100170024861" table:style-name="ce19">
            <text:p>110.8</text:p>
          </table:table-cell>
          <table:table-cell office:value-type="float" office:value="119.39553566042859" table:style-name="ce19">
            <text:p>119.4</text:p>
          </table:table-cell>
          <table:table-cell office:value-type="float" office:value="120.78276525192135" table:style-name="ce19">
            <text:p>120.8</text:p>
          </table:table-cell>
          <table:table-cell table:number-columns-repeated="16374"/>
        </table:table-row>
        <table:table-row table:style-name="ro4">
          <table:table-cell office:value-type="float" office:value="2022" table:style-name="ce18">
            <text:p>2022</text:p>
          </table:table-cell>
          <table:table-cell office:value-type="string" table:style-name="ce18">
            <text:p>Sep</text:p>
          </table:table-cell>
          <table:table-cell office:value-type="float" office:value="114.83500018276172" table:style-name="ce19">
            <text:p>114.8</text:p>
          </table:table-cell>
          <table:table-cell office:value-type="float" office:value="122.72286272111867" table:style-name="ce19">
            <text:p>122.7</text:p>
          </table:table-cell>
          <table:table-cell office:value-type="float" office:value="115.99926058397926" table:style-name="ce19">
            <text:p>116.0</text:p>
          </table:table-cell>
          <table:table-cell office:value-type="float" office:value="118.1903967180977" table:style-name="ce19">
            <text:p>118.2</text:p>
          </table:table-cell>
          <table:table-cell office:value-type="float" office:value="116.12210471609743" table:style-name="ce19">
            <text:p>116.1</text:p>
          </table:table-cell>
          <table:table-cell office:value-type="float" office:value="109.5410834465266" table:style-name="ce19">
            <text:p>109.5</text:p>
          </table:table-cell>
          <table:table-cell office:value-type="float" office:value="117.87604901548134" table:style-name="ce19">
            <text:p>117.9</text:p>
          </table:table-cell>
          <table:table-cell office:value-type="float" office:value="119.58707771476922" table:style-name="ce19">
            <text:p>119.6</text:p>
          </table:table-cell>
          <table:table-cell table:number-columns-repeated="16374"/>
        </table:table-row>
        <table:table-row table:number-rows-repeated="1048497" table:style-name="ro5">
          <table:table-cell table:number-columns-repeated="16384"/>
        </table:table-row>
      </table:table>
      <table:table table:name="'file://virago.internal.dtlr.gov.uk/Data/2005Publications/RoRo%20Q2_2005/Bulletin205draft.xls'#CommentarySA" table:style-name="ta2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2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 table:number-rows-repeated="6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virago.internal.dtlr.gov.uk/Data/2005Publications/RoRo%20Q2_2005/Bulletin205draft.xls'#TABLE1b" table:style-name="ta2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2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2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2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2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2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2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2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2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2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2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2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2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2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2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2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2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2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2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2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2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2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2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2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2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2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2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2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2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2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2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2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2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2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2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2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2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2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2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2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2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2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2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2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2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2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2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2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4" table:style-name="ta2">
        <table:table-source xlink:href="file://virago.internal.dtlr.gov.uk/Data/2005Publications/RoRo%20Q2_2005/Bulletin205draft.xls" table:table-name="TABLE2cont_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4" table:style-name="ta2">
        <table:table-source xlink:href="file://virago.internal.dtlr.gov.uk/Data/2005Publications/RoRo%20Q2_2005/Bulletin205draft.xls" table:table-name="FiguresSA_-do_not_pri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2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2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0" table:style-name="ta2">
        <table:table-source xlink:href="file://virago.internal.dtlr.gov.uk/Data/2005Publications/RoRo%20Q2_2005/Bulletin205draft.xls" table:table-name="TABLE2cont_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0" table:style-name="ta2">
        <table:table-source xlink:href="file://virago.internal.dtlr.gov.uk/Data/2005Publications/RoRo%20Q2_2005/Bulletin205draft.xls" table:table-name="FiguresSA_-do_not_pri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1" table:style-name="ta2">
        <table:table-source xlink:href="file://virago.internal.dtlr.gov.uk/Data/2005Publications/RoRo%20Q2_2005/Bulletin205draft.xls" table:table-name="TABLE2cont_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1" table:style-name="ta2">
        <table:table-source xlink:href="file://virago.internal.dtlr.gov.uk/Data/2005Publications/RoRo%20Q2_2005/Bulletin205draft.xls" table:table-name="FiguresSA_-do_not_pri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2" table:style-name="ta2">
        <table:table-source xlink:href="file://virago.internal.dtlr.gov.uk/Data/2005Publications/RoRo%20Q2_2005/Bulletin205draft.xls" table:table-name="TABLE2cont_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2" table:style-name="ta2">
        <table:table-source xlink:href="file://virago.internal.dtlr.gov.uk/Data/2005Publications/RoRo%20Q2_2005/Bulletin205draft.xls" table:table-name="FiguresSA_-do_not_pri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3" table:style-name="ta2">
        <table:table-source xlink:href="file://virago.internal.dtlr.gov.uk/Data/2005Publications/RoRo%20Q2_2005/Bulletin205draft.xls" table:table-name="TABLE2cont_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3" table:style-name="ta2">
        <table:table-source xlink:href="file://virago.internal.dtlr.gov.uk/Data/2005Publications/RoRo%20Q2_2005/Bulletin205draft.xls" table:table-name="FiguresSA_-do_not_pri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5" table:style-name="ta2">
        <table:table-source xlink:href="file://virago.internal.dtlr.gov.uk/Data/2005Publications/RoRo%20Q2_2005/Bulletin205draft.xls" table:table-name="TABLE2cont__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5" table:style-name="ta2">
        <table:table-source xlink:href="file://virago.internal.dtlr.gov.uk/Data/2005Publications/RoRo%20Q2_2005/Bulletin205draft.xls" table:table-name="FiguresSA_-do_not_prin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5" table:style-name="ta2">
        <table:table-source xlink:href="file://virago.internal.dtlr.gov.uk/Data/2005Publications/RoRo%20Q2_2005/Bulletin205draft.xls" table:table-name="TABLE2cont_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5" table:style-name="ta2">
        <table:table-source xlink:href="file://virago.internal.dtlr.gov.uk/Data/2005Publications/RoRo%20Q2_2005/Bulletin205draft.xls" table:table-name="FiguresSA_-do_not_pri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2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2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2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8" table:style-name="ta2">
        <table:table-source xlink:href="file://virago.internal.dtlr.gov.uk/Data/2005Publications/RoRo%20Q2_2005/Bulletin205draft.xls" table:table-name="TABLE2cont_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8" table:style-name="ta2">
        <table:table-source xlink:href="file://virago.internal.dtlr.gov.uk/Data/2005Publications/RoRo%20Q2_2005/Bulletin205draft.xls" table:table-name="FiguresSA_-do_not_pri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6" table:style-name="ta2">
        <table:table-source xlink:href="file://virago.internal.dtlr.gov.uk/Data/2005Publications/RoRo%20Q2_2005/Bulletin205draft.xls" table:table-name="TABLE2cont_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6" table:style-name="ta2">
        <table:table-source xlink:href="file://virago.internal.dtlr.gov.uk/Data/2005Publications/RoRo%20Q2_2005/Bulletin205draft.xls" table:table-name="FiguresSA_-do_not_pri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7" table:style-name="ta2">
        <table:table-source xlink:href="file://virago.internal.dtlr.gov.uk/Data/2005Publications/RoRo%20Q2_2005/Bulletin205draft.xls" table:table-name="TABLE2cont_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7" table:style-name="ta2">
        <table:table-source xlink:href="file://virago.internal.dtlr.gov.uk/Data/2005Publications/RoRo%20Q2_2005/Bulletin205draft.xls" table:table-name="FiguresSA_-do_not_pri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0" table:style-name="ta2">
        <table:table-source xlink:href="file://virago.internal.dtlr.gov.uk/Data/2005Publications/RoRo%20Q2_2005/Bulletin205draft.xls" table:table-name="TABLE2cont_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0" table:style-name="ta2">
        <table:table-source xlink:href="file://virago.internal.dtlr.gov.uk/Data/2005Publications/RoRo%20Q2_2005/Bulletin205draft.xls" table:table-name="FiguresSA_-do_not_pri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9" table:style-name="ta2">
        <table:table-source xlink:href="file://virago.internal.dtlr.gov.uk/Data/2005Publications/RoRo%20Q2_2005/Bulletin205draft.xls" table:table-name="TABLE2cont_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9" table:style-name="ta2">
        <table:table-source xlink:href="file://virago.internal.dtlr.gov.uk/Data/2005Publications/RoRo%20Q2_2005/Bulletin205draft.xls" table:table-name="FiguresSA_-do_not_pri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3" table:style-name="ta2">
        <table:table-source xlink:href="file://virago.internal.dtlr.gov.uk/Data/2005Publications/RoRo%20Q2_2005/Bulletin205draft.xls" table:table-name="TABLE2cont__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3" table:style-name="ta2">
        <table:table-source xlink:href="file://virago.internal.dtlr.gov.uk/Data/2005Publications/RoRo%20Q2_2005/Bulletin205draft.xls" table:table-name="FiguresSA_-do_not_prin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1" table:style-name="ta2">
        <table:table-source xlink:href="file://virago.internal.dtlr.gov.uk/Data/2005Publications/RoRo%20Q2_2005/Bulletin205draft.xls" table:table-name="TABLE2cont_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1" table:style-name="ta2">
        <table:table-source xlink:href="file://virago.internal.dtlr.gov.uk/Data/2005Publications/RoRo%20Q2_2005/Bulletin205draft.xls" table:table-name="FiguresSA_-do_not_pri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2" table:style-name="ta2">
        <table:table-source xlink:href="file://virago.internal.dtlr.gov.uk/Data/2005Publications/RoRo%20Q2_2005/Bulletin205draft.xls" table:table-name="TABLE2cont_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2" table:style-name="ta2">
        <table:table-source xlink:href="file://virago.internal.dtlr.gov.uk/Data/2005Publications/RoRo%20Q2_2005/Bulletin205draft.xls" table:table-name="FiguresSA_-do_not_prin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4" table:style-name="ta2">
        <table:table-source xlink:href="file://virago.internal.dtlr.gov.uk/Data/2005Publications/RoRo%20Q2_2005/Bulletin205draft.xls" table:table-name="TABLE2cont__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4" table:style-name="ta2">
        <table:table-source xlink:href="file://virago.internal.dtlr.gov.uk/Data/2005Publications/RoRo%20Q2_2005/Bulletin205draft.xls" table:table-name="FiguresSA_-do_not_prin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tindexseries" table:style-name="ta2">
        <table:table-source xlink:href="file://virago.internal.dtlr.gov.uk/Data/AFP/RLTDAll/STS/003%20BLT/002%20BUSES/0001%20Data/c_Fares/2013-10%20Oct/03%20Calculation/indices%20calc.xls" table:table-name="tindex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pi" table:style-name="ta2">
        <table:table-source xlink:href="file://virago.internal.dtlr.gov.uk/Data/AFP/RLTDAll/STS/003%20BLT/002%20BUSES/0001%20Data/c_Fares/2013-10%20Oct/03%20Calculation/indices%20calc.xls" table:table-name="rp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variances" table:style-name="ta2">
        <table:table-source xlink:href="file://virago.internal.dtlr.gov.uk/Data/AFP/RLTDAll/STS/003%20BLT/002%20BUSES/0001%20Data/c_Fares/2013-10%20Oct/03%20Calculation/indices%20calc.xls" table:table-name="vari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9" table:style-name="ta2">
        <table:table-source xlink:href="file://virago.internal.dtlr.gov.uk/Data/AFP/RLTDAll/STS/003%20BLT/002%20BUSES/0001%20Data/c_Fares/2013-10%20Oct/03%20Calculation/indices%20calc.xls" table:table-name="revised_cal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fares" table:style-name="ta2">
        <table:table-source xlink:href="file://virago.internal.dtlr.gov.uk/Data/AFP/RLTDAll/STS/003%20BLT/002%20BUSES/0001%20Data/c_Fares/2013-10%20Oct/03%20Calculation/indices%20calc.xls" table:table-name="far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operators" table:style-name="ta2">
        <table:table-source xlink:href="file://virago.internal.dtlr.gov.uk/Data/AFP/RLTDAll/STS/003%20BLT/002%20BUSES/0001%20Data/c_Fares/2013-10%20Oct/03%20Calculation/indices%20calc.xls" table:table-name="operator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table:number-columns-repeated="16380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table:number-columns-repeated="16380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table:number-columns-repeated="16380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table:number-columns-repeated="16380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table:number-columns-repeated="16380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table:number-columns-repeated="16380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table:number-columns-repeated="16380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table:number-columns-repeated="16380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table:number-columns-repeated="16380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table:number-columns-repeated="16380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table:number-columns-repeated="16380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table:number-columns-repeated="16380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table:number-columns-repeated="16380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table:number-columns-repeated="16380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table:number-columns-repeated="16380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table:number-columns-repeated="16380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table:number-columns-repeated="16380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table:number-columns-repeated="16380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table:number-columns-repeated="16380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table:number-columns-repeated="16380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table:number-columns-repeated="16380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table:number-columns-repeated="16380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table:number-columns-repeated="16380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table:number-columns-repeated="16380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table:number-columns-repeated="16380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table:number-columns-repeated="16380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table:number-columns-repeated="16380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table:number-columns-repeated="16380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table:number-columns-repeated="16380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table:number-columns-repeated="16380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table:number-columns-repeated="16380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table:number-columns-repeated="16380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table:number-columns-repeated="16380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table:number-columns-repeated="16380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table:number-columns-repeated="16380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table:number-columns-repeated="16380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table:number-columns-repeated="16380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table:number-columns-repeated="16380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table:number-columns-repeated="16380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table:number-columns-repeated="16380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table:number-columns-repeated="16380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table:number-columns-repeated="16380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table:number-columns-repeated="16380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table:number-columns-repeated="16380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table:number-columns-repeated="16380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table:number-columns-repeated="16380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table:number-columns-repeated="16380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table:number-columns-repeated="16380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table:number-columns-repeated="16380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table:number-columns-repeated="16380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table:number-columns-repeated="16380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table:number-columns-repeated="16380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table:number-columns-repeated="16380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table:number-columns-repeated="16380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table:number-columns-repeated="16380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table:number-columns-repeated="16380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table:number-columns-repeated="16380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table:number-columns-repeated="16380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table:number-columns-repeated="16380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table:number-columns-repeated="16380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table:number-columns-repeated="16380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table:number-columns-repeated="16380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table:number-columns-repeated="16380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table:number-columns-repeated="16380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table:number-columns-repeated="16380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table:number-columns-repeated="16380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table:number-columns-repeated="16380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table:number-columns-repeated="16380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table:number-columns-repeated="16380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table:number-columns-repeated="16380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table:number-columns-repeated="16380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table:number-columns-repeated="16380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table:number-columns-repeated="16380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table:number-columns-repeated="16380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table:number-columns-repeated="16380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table:number-columns-repeated="16380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table:number-columns-repeated="16380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table:number-columns-repeated="16380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table:number-columns-repeated="16380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table:number-columns-repeated="16380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table:number-columns-repeated="16380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table:number-columns-repeated="16380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table:number-columns-repeated="16380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table:number-columns-repeated="16380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virago.internal.dtlr.gov.uk/Data/AFP/RLTDAll/STS/003%20BLT/002%20BUSES/0001%20Data/c_Fares/2013-10%20Oct/03%20Calculation/indices%20calc.xls'#revenue" table:style-name="ta2">
        <table:table-source xlink:href="file://virago.internal.dtlr.gov.uk/Data/AFP/RLTDAll/STS/003%20BLT/002%20BUSES/0001%20Data/c_Fares/2013-10%20Oct/03%20Calculation/indices%20calc.xls" table:table-name="revenue" table:mode="copy-results-only"/>
        <table:table-column/>
        <table:table-row>
          <table:table-cell office:value-type="string" office:string-value="year_opid"/>
          <table:table-cell office:value-type="string" office:string-value="year"/>
          <table:table-cell office:value-type="string" office:string-value="OpID"/>
          <table:table-cell office:value-type="string" office:string-value="rev"/>
          <table:table-cell office:value-type="string" office:string-value="mainarea"/>
          <table:table-cell table:number-columns-repeated="16379"/>
        </table:table-row>
        <table:table-row>
          <table:table-cell office:value-type="float" office:value="1995001"/>
          <table:table-cell office:value-type="float" office:value="1995"/>
          <table:table-cell office:value-type="float" office:value="1"/>
          <table:table-cell office:value-type="float" office:value="320118"/>
          <table:table-cell office:value-type="float" office:value="1"/>
          <table:table-cell table:number-columns-repeated="16379"/>
        </table:table-row>
        <table:table-row>
          <table:table-cell office:value-type="float" office:value="1995002"/>
          <table:table-cell office:value-type="float" office:value="1995"/>
          <table:table-cell office:value-type="float" office:value="2"/>
          <table:table-cell office:value-type="float" office:value="50822"/>
          <table:table-cell office:value-type="float" office:value="4"/>
          <table:table-cell table:number-columns-repeated="16379"/>
        </table:table-row>
        <table:table-row>
          <table:table-cell office:value-type="float" office:value="1995003"/>
          <table:table-cell office:value-type="float" office:value="1995"/>
          <table:table-cell office:value-type="float" office:value="3"/>
          <table:table-cell office:value-type="float" office:value="46857"/>
          <table:table-cell office:value-type="float" office:value="2"/>
          <table:table-cell table:number-columns-repeated="16379"/>
        </table:table-row>
        <table:table-row>
          <table:table-cell office:value-type="float" office:value="1995004"/>
          <table:table-cell office:value-type="float" office:value="1995"/>
          <table:table-cell office:value-type="float" office:value="4"/>
          <table:table-cell office:value-type="float" office:value="31301"/>
          <table:table-cell office:value-type="float" office:value="0"/>
          <table:table-cell table:number-columns-repeated="16379"/>
        </table:table-row>
        <table:table-row>
          <table:table-cell office:value-type="float" office:value="1995005"/>
          <table:table-cell office:value-type="float" office:value="1995"/>
          <table:table-cell office:value-type="float" office:value="5"/>
          <table:table-cell office:value-type="float" office:value="39577"/>
          <table:table-cell office:value-type="float" office:value="2"/>
          <table:table-cell table:number-columns-repeated="16379"/>
        </table:table-row>
        <table:table-row>
          <table:table-cell office:value-type="float" office:value="1995006"/>
          <table:table-cell office:value-type="float" office:value="1995"/>
          <table:table-cell office:value-type="float" office:value="6"/>
          <table:table-cell office:value-type="float" office:value="28711"/>
          <table:table-cell office:value-type="float" office:value="2"/>
          <table:table-cell table:number-columns-repeated="16379"/>
        </table:table-row>
        <table:table-row>
          <table:table-cell office:value-type="float" office:value="1995007"/>
          <table:table-cell office:value-type="float" office:value="1995"/>
          <table:table-cell office:value-type="float" office:value="7"/>
          <table:table-cell office:value-type="float" office:value="98912"/>
          <table:table-cell office:value-type="float" office:value="2"/>
          <table:table-cell table:number-columns-repeated="16379"/>
        </table:table-row>
        <table:table-row>
          <table:table-cell office:value-type="float" office:value="1995008"/>
          <table:table-cell office:value-type="float" office:value="1995"/>
          <table:table-cell office:value-type="float" office:value="8"/>
          <table:table-cell office:value-type="float" office:value="55800"/>
          <table:table-cell office:value-type="float" office:value="2"/>
          <table:table-cell table:number-columns-repeated="16379"/>
        </table:table-row>
        <table:table-row>
          <table:table-cell office:value-type="float" office:value="1995009"/>
          <table:table-cell office:value-type="float" office:value="1995"/>
          <table:table-cell office:value-type="float" office:value="9"/>
          <table:table-cell office:value-type="float" office:value="12097"/>
          <table:table-cell office:value-type="float" office:value="4"/>
          <table:table-cell table:number-columns-repeated="16379"/>
        </table:table-row>
        <table:table-row>
          <table:table-cell office:value-type="float" office:value="1995010"/>
          <table:table-cell office:value-type="float" office:value="1995"/>
          <table:table-cell office:value-type="float" office:value="10"/>
          <table:table-cell office:value-type="float" office:value="36248"/>
          <table:table-cell office:value-type="float" office:value="4"/>
          <table:table-cell table:number-columns-repeated="16379"/>
        </table:table-row>
        <table:table-row>
          <table:table-cell office:value-type="float" office:value="1995011"/>
          <table:table-cell office:value-type="float" office:value="1995"/>
          <table:table-cell office:value-type="float" office:value="11"/>
          <table:table-cell office:value-type="float" office:value="8622"/>
          <table:table-cell office:value-type="float" office:value="4"/>
          <table:table-cell table:number-columns-repeated="16379"/>
        </table:table-row>
        <table:table-row>
          <table:table-cell office:value-type="float" office:value="1995012"/>
          <table:table-cell office:value-type="float" office:value="1995"/>
          <table:table-cell office:value-type="float" office:value="12"/>
          <table:table-cell office:value-type="float" office:value="13668"/>
          <table:table-cell office:value-type="float" office:value="5"/>
          <table:table-cell table:number-columns-repeated="16379"/>
        </table:table-row>
        <table:table-row>
          <table:table-cell office:value-type="float" office:value="1995013"/>
          <table:table-cell office:value-type="float" office:value="1995"/>
          <table:table-cell office:value-type="float" office:value="13"/>
          <table:table-cell office:value-type="float" office:value="4867"/>
          <table:table-cell office:value-type="float" office:value="5"/>
          <table:table-cell table:number-columns-repeated="16379"/>
        </table:table-row>
        <table:table-row>
          <table:table-cell office:value-type="float" office:value="1995014"/>
          <table:table-cell office:value-type="float" office:value="1995"/>
          <table:table-cell office:value-type="float" office:value="1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15"/>
          <table:table-cell office:value-type="float" office:value="1995"/>
          <table:table-cell office:value-type="float" office:value="15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5016"/>
          <table:table-cell office:value-type="float" office:value="1995"/>
          <table:table-cell office:value-type="float" office:value="16"/>
          <table:table-cell office:value-type="float" office:value="6300"/>
          <table:table-cell office:value-type="float" office:value="3"/>
          <table:table-cell table:number-columns-repeated="16379"/>
        </table:table-row>
        <table:table-row>
          <table:table-cell office:value-type="float" office:value="1995017"/>
          <table:table-cell office:value-type="float" office:value="1995"/>
          <table:table-cell office:value-type="float" office:value="17"/>
          <table:table-cell office:value-type="float" office:value="3468"/>
          <table:table-cell office:value-type="float" office:value="3"/>
          <table:table-cell table:number-columns-repeated="16379"/>
        </table:table-row>
        <table:table-row>
          <table:table-cell office:value-type="float" office:value="1995018"/>
          <table:table-cell office:value-type="float" office:value="1995"/>
          <table:table-cell office:value-type="float" office:value="18"/>
          <table:table-cell office:value-type="float" office:value="3908"/>
          <table:table-cell office:value-type="float" office:value="0"/>
          <table:table-cell table:number-columns-repeated="16379"/>
        </table:table-row>
        <table:table-row>
          <table:table-cell office:value-type="float" office:value="1995019"/>
          <table:table-cell office:value-type="float" office:value="1995"/>
          <table:table-cell office:value-type="float" office:value="19"/>
          <table:table-cell office:value-type="float" office:value="6734"/>
          <table:table-cell office:value-type="float" office:value="3"/>
          <table:table-cell table:number-columns-repeated="16379"/>
        </table:table-row>
        <table:table-row>
          <table:table-cell office:value-type="float" office:value="1995020"/>
          <table:table-cell office:value-type="float" office:value="1995"/>
          <table:table-cell office:value-type="float" office:value="20"/>
          <table:table-cell office:value-type="float" office:value="5720"/>
          <table:table-cell office:value-type="float" office:value="3"/>
          <table:table-cell table:number-columns-repeated="16379"/>
        </table:table-row>
        <table:table-row>
          <table:table-cell office:value-type="float" office:value="1995021"/>
          <table:table-cell office:value-type="float" office:value="1995"/>
          <table:table-cell office:value-type="float" office:value="21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022"/>
          <table:table-cell office:value-type="float" office:value="1995"/>
          <table:table-cell office:value-type="float" office:value="22"/>
          <table:table-cell office:value-type="float" office:value="6071"/>
          <table:table-cell office:value-type="float" office:value="0"/>
          <table:table-cell table:number-columns-repeated="16379"/>
        </table:table-row>
        <table:table-row>
          <table:table-cell office:value-type="float" office:value="1995023"/>
          <table:table-cell office:value-type="float" office:value="1995"/>
          <table:table-cell office:value-type="float" office:value="23"/>
          <table:table-cell office:value-type="float" office:value="9572"/>
          <table:table-cell office:value-type="float" office:value="3"/>
          <table:table-cell table:number-columns-repeated="16379"/>
        </table:table-row>
        <table:table-row>
          <table:table-cell office:value-type="float" office:value="1995024"/>
          <table:table-cell office:value-type="float" office:value="1995"/>
          <table:table-cell office:value-type="float" office:value="24"/>
          <table:table-cell office:value-type="float" office:value="20206"/>
          <table:table-cell office:value-type="float" office:value="3"/>
          <table:table-cell table:number-columns-repeated="16379"/>
        </table:table-row>
        <table:table-row>
          <table:table-cell office:value-type="float" office:value="1995025"/>
          <table:table-cell office:value-type="float" office:value="1995"/>
          <table:table-cell office:value-type="float" office:value="25"/>
          <table:table-cell office:value-type="float" office:value="6649"/>
          <table:table-cell office:value-type="float" office:value="3"/>
          <table:table-cell table:number-columns-repeated="16379"/>
        </table:table-row>
        <table:table-row>
          <table:table-cell office:value-type="float" office:value="1995026"/>
          <table:table-cell office:value-type="float" office:value="1995"/>
          <table:table-cell office:value-type="float" office:value="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27"/>
          <table:table-cell office:value-type="float" office:value="1995"/>
          <table:table-cell office:value-type="float" office:value="27"/>
          <table:table-cell office:value-type="float" office:value="4928"/>
          <table:table-cell office:value-type="float" office:value="3"/>
          <table:table-cell table:number-columns-repeated="16379"/>
        </table:table-row>
        <table:table-row>
          <table:table-cell office:value-type="float" office:value="1995028"/>
          <table:table-cell office:value-type="float" office:value="1995"/>
          <table:table-cell office:value-type="float" office:value="28"/>
          <table:table-cell office:value-type="float" office:value="9796"/>
          <table:table-cell office:value-type="float" office:value="3"/>
          <table:table-cell table:number-columns-repeated="16379"/>
        </table:table-row>
        <table:table-row>
          <table:table-cell office:value-type="float" office:value="1995029"/>
          <table:table-cell office:value-type="float" office:value="1995"/>
          <table:table-cell office:value-type="float" office:value="29"/>
          <table:table-cell office:value-type="float" office:value="6747"/>
          <table:table-cell office:value-type="float" office:value="3"/>
          <table:table-cell table:number-columns-repeated="16379"/>
        </table:table-row>
        <table:table-row>
          <table:table-cell office:value-type="float" office:value="1995030"/>
          <table:table-cell office:value-type="float" office:value="1995"/>
          <table:table-cell office:value-type="float" office:value="3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1"/>
          <table:table-cell office:value-type="float" office:value="1995"/>
          <table:table-cell office:value-type="float" office:value="31"/>
          <table:table-cell office:value-type="float" office:value="10772"/>
          <table:table-cell office:value-type="float" office:value="3"/>
          <table:table-cell table:number-columns-repeated="16379"/>
        </table:table-row>
        <table:table-row>
          <table:table-cell office:value-type="float" office:value="1995032"/>
          <table:table-cell office:value-type="float" office:value="1995"/>
          <table:table-cell office:value-type="float" office:value="32"/>
          <table:table-cell office:value-type="float" office:value="20551"/>
          <table:table-cell office:value-type="float" office:value="3"/>
          <table:table-cell table:number-columns-repeated="16379"/>
        </table:table-row>
        <table:table-row>
          <table:table-cell office:value-type="float" office:value="1995033"/>
          <table:table-cell office:value-type="float" office:value="1995"/>
          <table:table-cell office:value-type="float" office:value="33"/>
          <table:table-cell office:value-type="float" office:value="8539"/>
          <table:table-cell office:value-type="float" office:value="3"/>
          <table:table-cell table:number-columns-repeated="16379"/>
        </table:table-row>
        <table:table-row>
          <table:table-cell office:value-type="float" office:value="1995034"/>
          <table:table-cell office:value-type="float" office:value="1995"/>
          <table:table-cell office:value-type="float" office:value="3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5"/>
          <table:table-cell office:value-type="float" office:value="1995"/>
          <table:table-cell office:value-type="float" office:value="35"/>
          <table:table-cell office:value-type="float" office:value="12439"/>
          <table:table-cell office:value-type="float" office:value="0"/>
          <table:table-cell table:number-columns-repeated="16379"/>
        </table:table-row>
        <table:table-row>
          <table:table-cell office:value-type="float" office:value="1995036"/>
          <table:table-cell office:value-type="float" office:value="1995"/>
          <table:table-cell office:value-type="float" office:value="36"/>
          <table:table-cell office:value-type="float" office:value="15458"/>
          <table:table-cell office:value-type="float" office:value="3"/>
          <table:table-cell table:number-columns-repeated="16379"/>
        </table:table-row>
        <table:table-row>
          <table:table-cell office:value-type="float" office:value="1995037"/>
          <table:table-cell office:value-type="float" office:value="1995"/>
          <table:table-cell office:value-type="float" office:value="37"/>
          <table:table-cell office:value-type="float" office:value="12582"/>
          <table:table-cell office:value-type="float" office:value="3"/>
          <table:table-cell table:number-columns-repeated="16379"/>
        </table:table-row>
        <table:table-row>
          <table:table-cell office:value-type="float" office:value="1995038"/>
          <table:table-cell office:value-type="float" office:value="1995"/>
          <table:table-cell office:value-type="float" office:value="38"/>
          <table:table-cell office:value-type="float" office:value="11910"/>
          <table:table-cell office:value-type="float" office:value="3"/>
          <table:table-cell table:number-columns-repeated="16379"/>
        </table:table-row>
        <table:table-row>
          <table:table-cell office:value-type="float" office:value="1995039"/>
          <table:table-cell office:value-type="float" office:value="1995"/>
          <table:table-cell office:value-type="float" office:value="39"/>
          <table:table-cell office:value-type="float" office:value="7821"/>
          <table:table-cell office:value-type="float" office:value="3"/>
          <table:table-cell table:number-columns-repeated="16379"/>
        </table:table-row>
        <table:table-row>
          <table:table-cell office:value-type="float" office:value="1995040"/>
          <table:table-cell office:value-type="float" office:value="1995"/>
          <table:table-cell office:value-type="float" office:value="40"/>
          <table:table-cell office:value-type="float" office:value="6101"/>
          <table:table-cell office:value-type="float" office:value="3"/>
          <table:table-cell table:number-columns-repeated="16379"/>
        </table:table-row>
        <table:table-row>
          <table:table-cell office:value-type="float" office:value="1995041"/>
          <table:table-cell office:value-type="float" office:value="1995"/>
          <table:table-cell office:value-type="float" office:value="41"/>
          <table:table-cell office:value-type="float" office:value="7122"/>
          <table:table-cell office:value-type="float" office:value="0"/>
          <table:table-cell table:number-columns-repeated="16379"/>
        </table:table-row>
        <table:table-row>
          <table:table-cell office:value-type="float" office:value="1995042"/>
          <table:table-cell office:value-type="float" office:value="1995"/>
          <table:table-cell office:value-type="float" office:value="42"/>
          <table:table-cell office:value-type="float" office:value="5472"/>
          <table:table-cell office:value-type="float" office:value="0"/>
          <table:table-cell table:number-columns-repeated="16379"/>
        </table:table-row>
        <table:table-row>
          <table:table-cell office:value-type="float" office:value="1995043"/>
          <table:table-cell office:value-type="float" office:value="1995"/>
          <table:table-cell office:value-type="float" office:value="43"/>
          <table:table-cell office:value-type="float" office:value="12332"/>
          <table:table-cell office:value-type="float" office:value="3"/>
          <table:table-cell table:number-columns-repeated="16379"/>
        </table:table-row>
        <table:table-row>
          <table:table-cell office:value-type="float" office:value="1995044"/>
          <table:table-cell office:value-type="float" office:value="1995"/>
          <table:table-cell office:value-type="float" office:value="44"/>
          <table:table-cell office:value-type="float" office:value="6434"/>
          <table:table-cell office:value-type="float" office:value="3"/>
          <table:table-cell table:number-columns-repeated="16379"/>
        </table:table-row>
        <table:table-row>
          <table:table-cell office:value-type="float" office:value="1995045"/>
          <table:table-cell office:value-type="float" office:value="1995"/>
          <table:table-cell office:value-type="float" office:value="45"/>
          <table:table-cell office:value-type="float" office:value="13430"/>
          <table:table-cell office:value-type="float" office:value="3"/>
          <table:table-cell table:number-columns-repeated="16379"/>
        </table:table-row>
        <table:table-row>
          <table:table-cell office:value-type="float" office:value="1995046"/>
          <table:table-cell office:value-type="float" office:value="1995"/>
          <table:table-cell office:value-type="float" office:value="46"/>
          <table:table-cell office:value-type="float" office:value="7977"/>
          <table:table-cell office:value-type="float" office:value="3"/>
          <table:table-cell table:number-columns-repeated="16379"/>
        </table:table-row>
        <table:table-row>
          <table:table-cell office:value-type="float" office:value="1995047"/>
          <table:table-cell office:value-type="float" office:value="1995"/>
          <table:table-cell office:value-type="float" office:value="47"/>
          <table:table-cell office:value-type="float" office:value="7301"/>
          <table:table-cell office:value-type="float" office:value="3"/>
          <table:table-cell table:number-columns-repeated="16379"/>
        </table:table-row>
        <table:table-row>
          <table:table-cell office:value-type="float" office:value="1995048"/>
          <table:table-cell office:value-type="float" office:value="1995"/>
          <table:table-cell office:value-type="float" office:value="48"/>
          <table:table-cell office:value-type="float" office:value="4892"/>
          <table:table-cell office:value-type="float" office:value="0"/>
          <table:table-cell table:number-columns-repeated="16379"/>
        </table:table-row>
        <table:table-row>
          <table:table-cell office:value-type="float" office:value="1995049"/>
          <table:table-cell office:value-type="float" office:value="1995"/>
          <table:table-cell office:value-type="float" office:value="49"/>
          <table:table-cell office:value-type="float" office:value="11778"/>
          <table:table-cell office:value-type="float" office:value="3"/>
          <table:table-cell table:number-columns-repeated="16379"/>
        </table:table-row>
        <table:table-row>
          <table:table-cell office:value-type="float" office:value="1995050"/>
          <table:table-cell office:value-type="float" office:value="1995"/>
          <table:table-cell office:value-type="float" office:value="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1"/>
          <table:table-cell office:value-type="float" office:value="1995"/>
          <table:table-cell office:value-type="float" office:value="51"/>
          <table:table-cell office:value-type="float" office:value="10933"/>
          <table:table-cell office:value-type="float" office:value="5"/>
          <table:table-cell table:number-columns-repeated="16379"/>
        </table:table-row>
        <table:table-row>
          <table:table-cell office:value-type="float" office:value="1995052"/>
          <table:table-cell office:value-type="float" office:value="1995"/>
          <table:table-cell office:value-type="float" office:value="5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3"/>
          <table:table-cell office:value-type="float" office:value="1995"/>
          <table:table-cell office:value-type="float" office:value="53"/>
          <table:table-cell office:value-type="float" office:value="5121"/>
          <table:table-cell office:value-type="float" office:value="3"/>
          <table:table-cell table:number-columns-repeated="16379"/>
        </table:table-row>
        <table:table-row>
          <table:table-cell office:value-type="float" office:value="1995054"/>
          <table:table-cell office:value-type="float" office:value="1995"/>
          <table:table-cell office:value-type="float" office:value="54"/>
          <table:table-cell office:value-type="float" office:value="14653"/>
          <table:table-cell office:value-type="float" office:value="3"/>
          <table:table-cell table:number-columns-repeated="16379"/>
        </table:table-row>
        <table:table-row>
          <table:table-cell office:value-type="float" office:value="1995055"/>
          <table:table-cell office:value-type="float" office:value="1995"/>
          <table:table-cell office:value-type="float" office:value="55"/>
          <table:table-cell office:value-type="float" office:value="15861"/>
          <table:table-cell office:value-type="float" office:value="3"/>
          <table:table-cell table:number-columns-repeated="16379"/>
        </table:table-row>
        <table:table-row>
          <table:table-cell office:value-type="float" office:value="1995056"/>
          <table:table-cell office:value-type="float" office:value="1995"/>
          <table:table-cell office:value-type="float" office:value="56"/>
          <table:table-cell office:value-type="float" office:value="11300"/>
          <table:table-cell office:value-type="float" office:value="3"/>
          <table:table-cell table:number-columns-repeated="16379"/>
        </table:table-row>
        <table:table-row>
          <table:table-cell office:value-type="float" office:value="1995057"/>
          <table:table-cell office:value-type="float" office:value="1995"/>
          <table:table-cell office:value-type="float" office:value="57"/>
          <table:table-cell office:value-type="float" office:value="14376"/>
          <table:table-cell office:value-type="float" office:value="3"/>
          <table:table-cell table:number-columns-repeated="16379"/>
        </table:table-row>
        <table:table-row>
          <table:table-cell office:value-type="float" office:value="1995058"/>
          <table:table-cell office:value-type="float" office:value="1995"/>
          <table:table-cell office:value-type="float" office:value="5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59"/>
          <table:table-cell office:value-type="float" office:value="1995"/>
          <table:table-cell office:value-type="float" office:value="5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0"/>
          <table:table-cell office:value-type="float" office:value="1995"/>
          <table:table-cell office:value-type="float" office:value="60"/>
          <table:table-cell office:value-type="float" office:value="11683"/>
          <table:table-cell office:value-type="float" office:value="2"/>
          <table:table-cell table:number-columns-repeated="16379"/>
        </table:table-row>
        <table:table-row>
          <table:table-cell office:value-type="float" office:value="1995061"/>
          <table:table-cell office:value-type="float" office:value="1995"/>
          <table:table-cell office:value-type="float" office:value="61"/>
          <table:table-cell office:value-type="float" office:value="19388"/>
          <table:table-cell office:value-type="float" office:value="2"/>
          <table:table-cell table:number-columns-repeated="16379"/>
        </table:table-row>
        <table:table-row>
          <table:table-cell office:value-type="float" office:value="1995062"/>
          <table:table-cell office:value-type="float" office:value="1995"/>
          <table:table-cell office:value-type="float" office:value="62"/>
          <table:table-cell office:value-type="float" office:value="9908"/>
          <table:table-cell office:value-type="float" office:value="3"/>
          <table:table-cell table:number-columns-repeated="16379"/>
        </table:table-row>
        <table:table-row>
          <table:table-cell office:value-type="float" office:value="1995063"/>
          <table:table-cell office:value-type="float" office:value="1995"/>
          <table:table-cell office:value-type="float" office:value="63"/>
          <table:table-cell office:value-type="float" office:value="5602"/>
          <table:table-cell office:value-type="float" office:value="0"/>
          <table:table-cell table:number-columns-repeated="16379"/>
        </table:table-row>
        <table:table-row>
          <table:table-cell office:value-type="float" office:value="1995064"/>
          <table:table-cell office:value-type="float" office:value="1995"/>
          <table:table-cell office:value-type="float" office:value="64"/>
          <table:table-cell office:value-type="float" office:value="8091"/>
          <table:table-cell office:value-type="float" office:value="3"/>
          <table:table-cell table:number-columns-repeated="16379"/>
        </table:table-row>
        <table:table-row>
          <table:table-cell office:value-type="float" office:value="1995065"/>
          <table:table-cell office:value-type="float" office:value="1995"/>
          <table:table-cell office:value-type="float" office:value="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6"/>
          <table:table-cell office:value-type="float" office:value="1995"/>
          <table:table-cell office:value-type="float" office:value="66"/>
          <table:table-cell office:value-type="float" office:value="24545"/>
          <table:table-cell office:value-type="float" office:value="3"/>
          <table:table-cell table:number-columns-repeated="16379"/>
        </table:table-row>
        <table:table-row>
          <table:table-cell office:value-type="float" office:value="1995067"/>
          <table:table-cell office:value-type="float" office:value="1995"/>
          <table:table-cell office:value-type="float" office:value="67"/>
          <table:table-cell office:value-type="float" office:value="12231"/>
          <table:table-cell office:value-type="float" office:value="3"/>
          <table:table-cell table:number-columns-repeated="16379"/>
        </table:table-row>
        <table:table-row>
          <table:table-cell office:value-type="float" office:value="1995068"/>
          <table:table-cell office:value-type="float" office:value="1995"/>
          <table:table-cell office:value-type="float" office:value="68"/>
          <table:table-cell office:value-type="float" office:value="8467"/>
          <table:table-cell office:value-type="float" office:value="3"/>
          <table:table-cell table:number-columns-repeated="16379"/>
        </table:table-row>
        <table:table-row>
          <table:table-cell office:value-type="float" office:value="1995069"/>
          <table:table-cell office:value-type="float" office:value="1995"/>
          <table:table-cell office:value-type="float" office:value="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70"/>
          <table:table-cell office:value-type="float" office:value="1995"/>
          <table:table-cell office:value-type="float" office:value="70"/>
          <table:table-cell office:value-type="float" office:value="14881"/>
          <table:table-cell office:value-type="float" office:value="0"/>
          <table:table-cell table:number-columns-repeated="16379"/>
        </table:table-row>
        <table:table-row>
          <table:table-cell office:value-type="float" office:value="1995071"/>
          <table:table-cell office:value-type="float" office:value="1995"/>
          <table:table-cell office:value-type="float" office:value="71"/>
          <table:table-cell office:value-type="float" office:value="6306"/>
          <table:table-cell office:value-type="float" office:value="3"/>
          <table:table-cell table:number-columns-repeated="16379"/>
        </table:table-row>
        <table:table-row>
          <table:table-cell office:value-type="float" office:value="1995072"/>
          <table:table-cell office:value-type="float" office:value="1995"/>
          <table:table-cell office:value-type="float" office:value="72"/>
          <table:table-cell office:value-type="float" office:value="5992"/>
          <table:table-cell office:value-type="float" office:value="0"/>
          <table:table-cell table:number-columns-repeated="16379"/>
        </table:table-row>
        <table:table-row>
          <table:table-cell office:value-type="float" office:value="1995073"/>
          <table:table-cell office:value-type="float" office:value="1995"/>
          <table:table-cell office:value-type="float" office:value="73"/>
          <table:table-cell office:value-type="float" office:value="19110"/>
          <table:table-cell office:value-type="float" office:value="3"/>
          <table:table-cell table:number-columns-repeated="16379"/>
        </table:table-row>
        <table:table-row>
          <table:table-cell office:value-type="float" office:value="1995074"/>
          <table:table-cell office:value-type="float" office:value="1995"/>
          <table:table-cell office:value-type="float" office:value="74"/>
          <table:table-cell office:value-type="float" office:value="3359"/>
          <table:table-cell office:value-type="float" office:value="3"/>
          <table:table-cell table:number-columns-repeated="16379"/>
        </table:table-row>
        <table:table-row>
          <table:table-cell office:value-type="float" office:value="1995075"/>
          <table:table-cell office:value-type="float" office:value="1995"/>
          <table:table-cell office:value-type="float" office:value="75"/>
          <table:table-cell office:value-type="float" office:value="17347"/>
          <table:table-cell office:value-type="float" office:value="0"/>
          <table:table-cell table:number-columns-repeated="16379"/>
        </table:table-row>
        <table:table-row>
          <table:table-cell office:value-type="float" office:value="1995076"/>
          <table:table-cell office:value-type="float" office:value="1995"/>
          <table:table-cell office:value-type="float" office:value="76"/>
          <table:table-cell office:value-type="float" office:value="5470"/>
          <table:table-cell office:value-type="float" office:value="3"/>
          <table:table-cell table:number-columns-repeated="16379"/>
        </table:table-row>
        <table:table-row>
          <table:table-cell office:value-type="float" office:value="1995077"/>
          <table:table-cell office:value-type="float" office:value="1995"/>
          <table:table-cell office:value-type="float" office:value="7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8"/>
          <table:table-cell office:value-type="float" office:value="1995"/>
          <table:table-cell office:value-type="float" office:value="7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9"/>
          <table:table-cell office:value-type="float" office:value="1995"/>
          <table:table-cell office:value-type="float" office:value="79"/>
          <table:table-cell office:value-type="float" office:value="10434"/>
          <table:table-cell office:value-type="float" office:value="0"/>
          <table:table-cell table:number-columns-repeated="16379"/>
        </table:table-row>
        <table:table-row>
          <table:table-cell office:value-type="float" office:value="1995080"/>
          <table:table-cell office:value-type="float" office:value="1995"/>
          <table:table-cell office:value-type="float" office:value="8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1"/>
          <table:table-cell office:value-type="float" office:value="1995"/>
          <table:table-cell office:value-type="float" office:value="8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2"/>
          <table:table-cell office:value-type="float" office:value="1995"/>
          <table:table-cell office:value-type="float" office:value="8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3"/>
          <table:table-cell office:value-type="float" office:value="1995"/>
          <table:table-cell office:value-type="float" office:value="8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4"/>
          <table:table-cell office:value-type="float" office:value="1995"/>
          <table:table-cell office:value-type="float" office:value="8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5"/>
          <table:table-cell office:value-type="float" office:value="1995"/>
          <table:table-cell office:value-type="float" office:value="8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6"/>
          <table:table-cell office:value-type="float" office:value="1995"/>
          <table:table-cell office:value-type="float" office:value="8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7"/>
          <table:table-cell office:value-type="float" office:value="1995"/>
          <table:table-cell office:value-type="float" office:value="8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8"/>
          <table:table-cell office:value-type="float" office:value="1995"/>
          <table:table-cell office:value-type="float" office:value="8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9"/>
          <table:table-cell office:value-type="float" office:value="1995"/>
          <table:table-cell office:value-type="float" office:value="8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0"/>
          <table:table-cell office:value-type="float" office:value="1995"/>
          <table:table-cell office:value-type="float" office:value="9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1"/>
          <table:table-cell office:value-type="float" office:value="1995"/>
          <table:table-cell office:value-type="float" office:value="9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2"/>
          <table:table-cell office:value-type="float" office:value="1995"/>
          <table:table-cell office:value-type="float" office:value="9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3"/>
          <table:table-cell office:value-type="float" office:value="1995"/>
          <table:table-cell office:value-type="float" office:value="9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4"/>
          <table:table-cell office:value-type="float" office:value="1995"/>
          <table:table-cell office:value-type="float" office:value="9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5"/>
          <table:table-cell office:value-type="float" office:value="1995"/>
          <table:table-cell office:value-type="float" office:value="95"/>
          <table:table-cell office:value-type="float" office:value="4204"/>
          <table:table-cell office:value-type="float" office:value="3"/>
          <table:table-cell table:number-columns-repeated="16379"/>
        </table:table-row>
        <table:table-row>
          <table:table-cell office:value-type="float" office:value="1995096"/>
          <table:table-cell office:value-type="float" office:value="1995"/>
          <table:table-cell office:value-type="float" office:value="96"/>
          <table:table-cell office:value-type="float" office:value="4288"/>
          <table:table-cell office:value-type="float" office:value="3"/>
          <table:table-cell table:number-columns-repeated="16379"/>
        </table:table-row>
        <table:table-row>
          <table:table-cell office:value-type="float" office:value="1995097"/>
          <table:table-cell office:value-type="float" office:value="1995"/>
          <table:table-cell office:value-type="float" office:value="97"/>
          <table:table-cell office:value-type="float" office:value="8190"/>
          <table:table-cell office:value-type="float" office:value="3"/>
          <table:table-cell table:number-columns-repeated="16379"/>
        </table:table-row>
        <table:table-row>
          <table:table-cell office:value-type="float" office:value="1995098"/>
          <table:table-cell office:value-type="float" office:value="1995"/>
          <table:table-cell office:value-type="float" office:value="98"/>
          <table:table-cell office:value-type="float" office:value="0"/>
          <table:table-cell office:value-type="float" office:value="5"/>
          <table:table-cell table:number-columns-repeated="16379"/>
        </table:table-row>
        <table:table-row>
          <table:table-cell office:value-type="float" office:value="1995099"/>
          <table:table-cell office:value-type="float" office:value="1995"/>
          <table:table-cell office:value-type="float" office:value="99"/>
          <table:table-cell office:value-type="float" office:value="6225"/>
          <table:table-cell office:value-type="float" office:value="3"/>
          <table:table-cell table:number-columns-repeated="16379"/>
        </table:table-row>
        <table:table-row>
          <table:table-cell office:value-type="float" office:value="1995100"/>
          <table:table-cell office:value-type="float" office:value="1995"/>
          <table:table-cell office:value-type="float" office:value="100"/>
          <table:table-cell office:value-type="float" office:value="9627"/>
          <table:table-cell office:value-type="float" office:value="3"/>
          <table:table-cell table:number-columns-repeated="16379"/>
        </table:table-row>
        <table:table-row>
          <table:table-cell office:value-type="float" office:value="1995101"/>
          <table:table-cell office:value-type="float" office:value="1995"/>
          <table:table-cell office:value-type="float" office:value="101"/>
          <table:table-cell office:value-type="float" office:value="10880"/>
          <table:table-cell office:value-type="float" office:value="4"/>
          <table:table-cell table:number-columns-repeated="16379"/>
        </table:table-row>
        <table:table-row>
          <table:table-cell office:value-type="float" office:value="1995102"/>
          <table:table-cell office:value-type="float" office:value="1995"/>
          <table:table-cell office:value-type="float" office:value="10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03"/>
          <table:table-cell office:value-type="float" office:value="1995"/>
          <table:table-cell office:value-type="float" office:value="103"/>
          <table:table-cell office:value-type="float" office:value="15384"/>
          <table:table-cell office:value-type="float" office:value="0"/>
          <table:table-cell table:number-columns-repeated="16379"/>
        </table:table-row>
        <table:table-row>
          <table:table-cell office:value-type="float" office:value="1995104"/>
          <table:table-cell office:value-type="float" office:value="1995"/>
          <table:table-cell office:value-type="float" office:value="104"/>
          <table:table-cell office:value-type="float" office:value="10755"/>
          <table:table-cell office:value-type="float" office:value="4"/>
          <table:table-cell table:number-columns-repeated="16379"/>
        </table:table-row>
        <table:table-row>
          <table:table-cell office:value-type="float" office:value="1995105"/>
          <table:table-cell office:value-type="float" office:value="1995"/>
          <table:table-cell office:value-type="float" office:value="105"/>
          <table:table-cell office:value-type="float" office:value="2562"/>
          <table:table-cell office:value-type="float" office:value="4"/>
          <table:table-cell table:number-columns-repeated="16379"/>
        </table:table-row>
        <table:table-row>
          <table:table-cell office:value-type="float" office:value="1995106"/>
          <table:table-cell office:value-type="float" office:value="1995"/>
          <table:table-cell office:value-type="float" office:value="106"/>
          <table:table-cell office:value-type="float" office:value="13208"/>
          <table:table-cell office:value-type="float" office:value="4"/>
          <table:table-cell table:number-columns-repeated="16379"/>
        </table:table-row>
        <table:table-row>
          <table:table-cell office:value-type="float" office:value="1995107"/>
          <table:table-cell office:value-type="float" office:value="1995"/>
          <table:table-cell office:value-type="float" office:value="107"/>
          <table:table-cell office:value-type="float" office:value="10895"/>
          <table:table-cell office:value-type="float" office:value="4"/>
          <table:table-cell table:number-columns-repeated="16379"/>
        </table:table-row>
        <table:table-row>
          <table:table-cell office:value-type="float" office:value="1995108"/>
          <table:table-cell office:value-type="float" office:value="1995"/>
          <table:table-cell office:value-type="float" office:value="108"/>
          <table:table-cell office:value-type="float" office:value="11338"/>
          <table:table-cell office:value-type="float" office:value="4"/>
          <table:table-cell table:number-columns-repeated="16379"/>
        </table:table-row>
        <table:table-row>
          <table:table-cell office:value-type="float" office:value="1995109"/>
          <table:table-cell office:value-type="float" office:value="1995"/>
          <table:table-cell office:value-type="float" office:value="109"/>
          <table:table-cell office:value-type="float" office:value="23612"/>
          <table:table-cell office:value-type="float" office:value="4"/>
          <table:table-cell table:number-columns-repeated="16379"/>
        </table:table-row>
        <table:table-row>
          <table:table-cell office:value-type="float" office:value="1995110"/>
          <table:table-cell office:value-type="float" office:value="1995"/>
          <table:table-cell office:value-type="float" office:value="110"/>
          <table:table-cell office:value-type="float" office:value="3602"/>
          <table:table-cell office:value-type="float" office:value="4"/>
          <table:table-cell table:number-columns-repeated="16379"/>
        </table:table-row>
        <table:table-row>
          <table:table-cell office:value-type="float" office:value="1995111"/>
          <table:table-cell office:value-type="float" office:value="1995"/>
          <table:table-cell office:value-type="float" office:value="111"/>
          <table:table-cell office:value-type="float" office:value="4306"/>
          <table:table-cell office:value-type="float" office:value="0"/>
          <table:table-cell table:number-columns-repeated="16379"/>
        </table:table-row>
        <table:table-row>
          <table:table-cell office:value-type="float" office:value="1995115"/>
          <table:table-cell office:value-type="float" office:value="1995"/>
          <table:table-cell office:value-type="float" office:value="11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6"/>
          <table:table-cell office:value-type="float" office:value="1995"/>
          <table:table-cell office:value-type="float" office:value="11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7"/>
          <table:table-cell office:value-type="float" office:value="1995"/>
          <table:table-cell office:value-type="float" office:value="117"/>
          <table:table-cell office:value-type="float" office:value="4069"/>
          <table:table-cell office:value-type="float" office:value="0"/>
          <table:table-cell table:number-columns-repeated="16379"/>
        </table:table-row>
        <table:table-row>
          <table:table-cell office:value-type="float" office:value="1995118"/>
          <table:table-cell office:value-type="float" office:value="1995"/>
          <table:table-cell office:value-type="float" office:value="118"/>
          <table:table-cell office:value-type="float" office:value="5600"/>
          <table:table-cell office:value-type="float" office:value="3"/>
          <table:table-cell table:number-columns-repeated="16379"/>
        </table:table-row>
        <table:table-row>
          <table:table-cell office:value-type="float" office:value="1995119"/>
          <table:table-cell office:value-type="float" office:value="1995"/>
          <table:table-cell office:value-type="float" office:value="119"/>
          <table:table-cell office:value-type="float" office:value="3201"/>
          <table:table-cell office:value-type="float" office:value="0"/>
          <table:table-cell table:number-columns-repeated="16379"/>
        </table:table-row>
        <table:table-row>
          <table:table-cell office:value-type="float" office:value="1995120"/>
          <table:table-cell office:value-type="float" office:value="1995"/>
          <table:table-cell office:value-type="float" office:value="12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1"/>
          <table:table-cell office:value-type="float" office:value="1995"/>
          <table:table-cell office:value-type="float" office:value="12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2"/>
          <table:table-cell office:value-type="float" office:value="1995"/>
          <table:table-cell office:value-type="float" office:value="1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3"/>
          <table:table-cell office:value-type="float" office:value="1995"/>
          <table:table-cell office:value-type="float" office:value="123"/>
          <table:table-cell office:value-type="float" office:value="4686"/>
          <table:table-cell office:value-type="float" office:value="0"/>
          <table:table-cell table:number-columns-repeated="16379"/>
        </table:table-row>
        <table:table-row>
          <table:table-cell office:value-type="float" office:value="1995124"/>
          <table:table-cell office:value-type="float" office:value="1995"/>
          <table:table-cell office:value-type="float" office:value="12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125"/>
          <table:table-cell office:value-type="float" office:value="1995"/>
          <table:table-cell office:value-type="float" office:value="12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6"/>
          <table:table-cell office:value-type="float" office:value="1995"/>
          <table:table-cell office:value-type="float" office:value="1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7"/>
          <table:table-cell office:value-type="float" office:value="1995"/>
          <table:table-cell office:value-type="float" office:value="127"/>
          <table:table-cell office:value-type="float" office:value="4078"/>
          <table:table-cell office:value-type="float" office:value="3"/>
          <table:table-cell table:number-columns-repeated="16379"/>
        </table:table-row>
        <table:table-row>
          <table:table-cell office:value-type="float" office:value="1995128"/>
          <table:table-cell office:value-type="float" office:value="1995"/>
          <table:table-cell office:value-type="float" office:value="128"/>
          <table:table-cell office:value-type="float" office:value="3989"/>
          <table:table-cell office:value-type="float" office:value="0"/>
          <table:table-cell table:number-columns-repeated="16379"/>
        </table:table-row>
        <table:table-row>
          <table:table-cell office:value-type="float" office:value="1995129"/>
          <table:table-cell office:value-type="float" office:value="1995"/>
          <table:table-cell office:value-type="float" office:value="12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0"/>
          <table:table-cell office:value-type="float" office:value="1995"/>
          <table:table-cell office:value-type="float" office:value="13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1"/>
          <table:table-cell office:value-type="float" office:value="1995"/>
          <table:table-cell office:value-type="float" office:value="13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2"/>
          <table:table-cell office:value-type="float" office:value="1995"/>
          <table:table-cell office:value-type="float" office:value="13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3"/>
          <table:table-cell office:value-type="float" office:value="1995"/>
          <table:table-cell office:value-type="float" office:value="13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4"/>
          <table:table-cell office:value-type="float" office:value="1995"/>
          <table:table-cell office:value-type="float" office:value="13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5"/>
          <table:table-cell office:value-type="float" office:value="1995"/>
          <table:table-cell office:value-type="float" office:value="13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6"/>
          <table:table-cell office:value-type="float" office:value="1995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137"/>
          <table:table-cell office:value-type="float" office:value="1995"/>
          <table:table-cell office:value-type="float" office:value="13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8"/>
          <table:table-cell office:value-type="float" office:value="1995"/>
          <table:table-cell office:value-type="float" office:value="138"/>
          <table:table-cell office:value-type="float" office:value="5425"/>
          <table:table-cell office:value-type="float" office:value="0"/>
          <table:table-cell table:number-columns-repeated="16379"/>
        </table:table-row>
        <table:table-row>
          <table:table-cell office:value-type="float" office:value="1995139"/>
          <table:table-cell office:value-type="float" office:value="1995"/>
          <table:table-cell office:value-type="float" office:value="139"/>
          <table:table-cell office:value-type="float" office:value="4092"/>
          <table:table-cell office:value-type="float" office:value="0"/>
          <table:table-cell table:number-columns-repeated="16379"/>
        </table:table-row>
        <table:table-row>
          <table:table-cell office:value-type="float" office:value="1995140"/>
          <table:table-cell office:value-type="float" office:value="1995"/>
          <table:table-cell office:value-type="float" office:value="140"/>
          <table:table-cell office:value-type="float" office:value="3336"/>
          <table:table-cell office:value-type="float" office:value="2"/>
          <table:table-cell table:number-columns-repeated="16379"/>
        </table:table-row>
        <table:table-row>
          <table:table-cell office:value-type="float" office:value="1995141"/>
          <table:table-cell office:value-type="float" office:value="1995"/>
          <table:table-cell office:value-type="float" office:value="141"/>
          <table:table-cell office:value-type="float" office:value="9194"/>
          <table:table-cell office:value-type="float" office:value="2"/>
          <table:table-cell table:number-columns-repeated="16379"/>
        </table:table-row>
        <table:table-row>
          <table:table-cell office:value-type="float" office:value="1995142"/>
          <table:table-cell office:value-type="float" office:value="1995"/>
          <table:table-cell office:value-type="float" office:value="142"/>
          <table:table-cell office:value-type="float" office:value="4497"/>
          <table:table-cell office:value-type="float" office:value="2"/>
          <table:table-cell table:number-columns-repeated="16379"/>
        </table:table-row>
        <table:table-row>
          <table:table-cell office:value-type="float" office:value="1995143"/>
          <table:table-cell office:value-type="float" office:value="1995"/>
          <table:table-cell office:value-type="float" office:value="143"/>
          <table:table-cell office:value-type="float" office:value="10722"/>
          <table:table-cell office:value-type="float" office:value="3"/>
          <table:table-cell table:number-columns-repeated="16379"/>
        </table:table-row>
        <table:table-row>
          <table:table-cell office:value-type="float" office:value="1995144"/>
          <table:table-cell office:value-type="float" office:value="1995"/>
          <table:table-cell office:value-type="float" office:value="144"/>
          <table:table-cell office:value-type="float" office:value="5881"/>
          <table:table-cell office:value-type="float" office:value="0"/>
          <table:table-cell table:number-columns-repeated="16379"/>
        </table:table-row>
        <table:table-row>
          <table:table-cell office:value-type="float" office:value="1995145"/>
          <table:table-cell office:value-type="float" office:value="1995"/>
          <table:table-cell office:value-type="float" office:value="145"/>
          <table:table-cell office:value-type="float" office:value="6118"/>
          <table:table-cell office:value-type="float" office:value="0"/>
          <table:table-cell table:number-columns-repeated="16379"/>
        </table:table-row>
        <table:table-row>
          <table:table-cell office:value-type="float" office:value="1995146"/>
          <table:table-cell office:value-type="float" office:value="1995"/>
          <table:table-cell office:value-type="float" office:value="146"/>
          <table:table-cell office:value-type="float" office:value="8651"/>
          <table:table-cell office:value-type="float" office:value="0"/>
          <table:table-cell table:number-columns-repeated="16379"/>
        </table:table-row>
        <table:table-row>
          <table:table-cell office:value-type="float" office:value="1995147"/>
          <table:table-cell office:value-type="float" office:value="1995"/>
          <table:table-cell office:value-type="float" office:value="147"/>
          <table:table-cell office:value-type="float" office:value="3525"/>
          <table:table-cell office:value-type="float" office:value="0"/>
          <table:table-cell table:number-columns-repeated="16379"/>
        </table:table-row>
        <table:table-row>
          <table:table-cell office:value-type="float" office:value="1995148"/>
          <table:table-cell office:value-type="float" office:value="1995"/>
          <table:table-cell office:value-type="float" office:value="148"/>
          <table:table-cell office:value-type="float" office:value="3282"/>
          <table:table-cell office:value-type="float" office:value="0"/>
          <table:table-cell table:number-columns-repeated="16379"/>
        </table:table-row>
        <table:table-row>
          <table:table-cell office:value-type="float" office:value="1995149"/>
          <table:table-cell office:value-type="float" office:value="1995"/>
          <table:table-cell office:value-type="float" office:value="149"/>
          <table:table-cell office:value-type="float" office:value="4250"/>
          <table:table-cell office:value-type="float" office:value="0"/>
          <table:table-cell table:number-columns-repeated="16379"/>
        </table:table-row>
        <table:table-row>
          <table:table-cell office:value-type="float" office:value="1995150"/>
          <table:table-cell office:value-type="float" office:value="1995"/>
          <table:table-cell office:value-type="float" office:value="150"/>
          <table:table-cell office:value-type="float" office:value="3372"/>
          <table:table-cell office:value-type="float" office:value="0"/>
          <table:table-cell table:number-columns-repeated="16379"/>
        </table:table-row>
        <table:table-row>
          <table:table-cell office:value-type="float" office:value="1995151"/>
          <table:table-cell office:value-type="float" office:value="1995"/>
          <table:table-cell office:value-type="float" office:value="15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52"/>
          <table:table-cell office:value-type="float" office:value="1995"/>
          <table:table-cell office:value-type="float" office:value="152"/>
          <table:table-cell office:value-type="float" office:value="2040"/>
          <table:table-cell office:value-type="float" office:value="5"/>
          <table:table-cell table:number-columns-repeated="16379"/>
        </table:table-row>
        <table:table-row>
          <table:table-cell office:value-type="float" office:value="1995153"/>
          <table:table-cell office:value-type="float" office:value="1995"/>
          <table:table-cell office:value-type="float" office:value="153"/>
          <table:table-cell office:value-type="float" office:value="1076"/>
          <table:table-cell office:value-type="float" office:value="0"/>
          <table:table-cell table:number-columns-repeated="16379"/>
        </table:table-row>
        <table:table-row>
          <table:table-cell office:value-type="float" office:value="1995155"/>
          <table:table-cell office:value-type="float" office:value="1995"/>
          <table:table-cell office:value-type="float" office:value="155"/>
          <table:table-cell office:value-type="float" office:value="3656"/>
          <table:table-cell office:value-type="float" office:value="0"/>
          <table:table-cell table:number-columns-repeated="16379"/>
        </table:table-row>
        <table:table-row>
          <table:table-cell office:value-type="float" office:value="1995156"/>
          <table:table-cell office:value-type="float" office:value="1995"/>
          <table:table-cell office:value-type="float" office:value="156"/>
          <table:table-cell office:value-type="float" office:value="2795"/>
          <table:table-cell office:value-type="float" office:value="0"/>
          <table:table-cell table:number-columns-repeated="16379"/>
        </table:table-row>
        <table:table-row>
          <table:table-cell office:value-type="float" office:value="1995157"/>
          <table:table-cell office:value-type="float" office:value="1995"/>
          <table:table-cell office:value-type="float" office:value="157"/>
          <table:table-cell office:value-type="float" office:value="7681"/>
          <table:table-cell office:value-type="float" office:value="0"/>
          <table:table-cell table:number-columns-repeated="16379"/>
        </table:table-row>
        <table:table-row>
          <table:table-cell office:value-type="float" office:value="1995158"/>
          <table:table-cell office:value-type="float" office:value="1995"/>
          <table:table-cell office:value-type="float" office:value="158"/>
          <table:table-cell office:value-type="float" office:value="37233"/>
          <table:table-cell office:value-type="float" office:value="2"/>
          <table:table-cell table:number-columns-repeated="16379"/>
        </table:table-row>
        <table:table-row>
          <table:table-cell office:value-type="float" office:value="1995160"/>
          <table:table-cell office:value-type="float" office:value="1995"/>
          <table:table-cell office:value-type="float" office:value="160"/>
          <table:table-cell office:value-type="float" office:value="980"/>
          <table:table-cell office:value-type="float" office:value="0"/>
          <table:table-cell table:number-columns-repeated="16379"/>
        </table:table-row>
        <table:table-row>
          <table:table-cell office:value-type="float" office:value="1995161"/>
          <table:table-cell office:value-type="float" office:value="1995"/>
          <table:table-cell office:value-type="float" office:value="161"/>
          <table:table-cell office:value-type="float" office:value="542"/>
          <table:table-cell office:value-type="float" office:value="0"/>
          <table:table-cell table:number-columns-repeated="16379"/>
        </table:table-row>
        <table:table-row>
          <table:table-cell office:value-type="float" office:value="1995162"/>
          <table:table-cell office:value-type="float" office:value="1995"/>
          <table:table-cell office:value-type="float" office:value="162"/>
          <table:table-cell office:value-type="float" office:value="671"/>
          <table:table-cell office:value-type="float" office:value="5"/>
          <table:table-cell table:number-columns-repeated="16379"/>
        </table:table-row>
        <table:table-row>
          <table:table-cell office:value-type="float" office:value="1995163"/>
          <table:table-cell office:value-type="float" office:value="1995"/>
          <table:table-cell office:value-type="float" office:value="163"/>
          <table:table-cell office:value-type="float" office:value="630"/>
          <table:table-cell office:value-type="float" office:value="5"/>
          <table:table-cell table:number-columns-repeated="16379"/>
        </table:table-row>
        <table:table-row>
          <table:table-cell office:value-type="float" office:value="1996001"/>
          <table:table-cell office:value-type="float" office:value="1996"/>
          <table:table-cell office:value-type="float" office:value="1"/>
          <table:table-cell office:value-type="float" office:value="352870"/>
          <table:table-cell office:value-type="float" office:value="1"/>
          <table:table-cell table:number-columns-repeated="16379"/>
        </table:table-row>
        <table:table-row>
          <table:table-cell office:value-type="float" office:value="1996002"/>
          <table:table-cell office:value-type="float" office:value="1996"/>
          <table:table-cell office:value-type="float" office:value="2"/>
          <table:table-cell office:value-type="float" office:value="50281"/>
          <table:table-cell office:value-type="float" office:value="4"/>
          <table:table-cell table:number-columns-repeated="16379"/>
        </table:table-row>
        <table:table-row>
          <table:table-cell office:value-type="float" office:value="1996003"/>
          <table:table-cell office:value-type="float" office:value="1996"/>
          <table:table-cell office:value-type="float" office:value="3"/>
          <table:table-cell office:value-type="float" office:value="48437"/>
          <table:table-cell office:value-type="float" office:value="2"/>
          <table:table-cell table:number-columns-repeated="16379"/>
        </table:table-row>
        <table:table-row>
          <table:table-cell office:value-type="float" office:value="1996004"/>
          <table:table-cell office:value-type="float" office:value="1996"/>
          <table:table-cell office:value-type="float" office:value="4"/>
          <table:table-cell office:value-type="float" office:value="32891"/>
          <table:table-cell office:value-type="float" office:value="0"/>
          <table:table-cell table:number-columns-repeated="16379"/>
        </table:table-row>
        <table:table-row>
          <table:table-cell office:value-type="float" office:value="1996005"/>
          <table:table-cell office:value-type="float" office:value="1996"/>
          <table:table-cell office:value-type="float" office:value="5"/>
          <table:table-cell office:value-type="float" office:value="38813"/>
          <table:table-cell office:value-type="float" office:value="2"/>
          <table:table-cell table:number-columns-repeated="16379"/>
        </table:table-row>
        <table:table-row>
          <table:table-cell office:value-type="float" office:value="1996006"/>
          <table:table-cell office:value-type="float" office:value="1996"/>
          <table:table-cell office:value-type="float" office:value="6"/>
          <table:table-cell office:value-type="float" office:value="30055"/>
          <table:table-cell office:value-type="float" office:value="2"/>
          <table:table-cell table:number-columns-repeated="16379"/>
        </table:table-row>
        <table:table-row>
          <table:table-cell office:value-type="float" office:value="1996007"/>
          <table:table-cell office:value-type="float" office:value="1996"/>
          <table:table-cell office:value-type="float" office:value="7"/>
          <table:table-cell office:value-type="float" office:value="101004"/>
          <table:table-cell office:value-type="float" office:value="2"/>
          <table:table-cell table:number-columns-repeated="16379"/>
        </table:table-row>
        <table:table-row>
          <table:table-cell office:value-type="float" office:value="1996008"/>
          <table:table-cell office:value-type="float" office:value="1996"/>
          <table:table-cell office:value-type="float" office:value="8"/>
          <table:table-cell office:value-type="float" office:value="55053"/>
          <table:table-cell office:value-type="float" office:value="2"/>
          <table:table-cell table:number-columns-repeated="16379"/>
        </table:table-row>
        <table:table-row>
          <table:table-cell office:value-type="float" office:value="1996009"/>
          <table:table-cell office:value-type="float" office:value="1996"/>
          <table:table-cell office:value-type="float" office:value="9"/>
          <table:table-cell office:value-type="float" office:value="12321"/>
          <table:table-cell office:value-type="float" office:value="4"/>
          <table:table-cell table:number-columns-repeated="16379"/>
        </table:table-row>
        <table:table-row>
          <table:table-cell office:value-type="float" office:value="1996010"/>
          <table:table-cell office:value-type="float" office:value="1996"/>
          <table:table-cell office:value-type="float" office:value="10"/>
          <table:table-cell office:value-type="float" office:value="37000"/>
          <table:table-cell office:value-type="float" office:value="4"/>
          <table:table-cell table:number-columns-repeated="16379"/>
        </table:table-row>
        <table:table-row>
          <table:table-cell office:value-type="float" office:value="1996011"/>
          <table:table-cell office:value-type="float" office:value="1996"/>
          <table:table-cell office:value-type="float" office:value="11"/>
          <table:table-cell office:value-type="float" office:value="8327"/>
          <table:table-cell office:value-type="float" office:value="4"/>
          <table:table-cell table:number-columns-repeated="16379"/>
        </table:table-row>
        <table:table-row>
          <table:table-cell office:value-type="float" office:value="1996012"/>
          <table:table-cell office:value-type="float" office:value="1996"/>
          <table:table-cell office:value-type="float" office:value="12"/>
          <table:table-cell office:value-type="float" office:value="13565"/>
          <table:table-cell office:value-type="float" office:value="5"/>
          <table:table-cell table:number-columns-repeated="16379"/>
        </table:table-row>
        <table:table-row>
          <table:table-cell office:value-type="float" office:value="1996013"/>
          <table:table-cell office:value-type="float" office:value="1996"/>
          <table:table-cell office:value-type="float" office:value="13"/>
          <table:table-cell office:value-type="float" office:value="4827"/>
          <table:table-cell office:value-type="float" office:value="5"/>
          <table:table-cell table:number-columns-repeated="16379"/>
        </table:table-row>
        <table:table-row>
          <table:table-cell office:value-type="float" office:value="1996015"/>
          <table:table-cell office:value-type="float" office:value="1996"/>
          <table:table-cell office:value-type="float" office:value="15"/>
          <table:table-cell office:value-type="float" office:value="5968"/>
          <table:table-cell office:value-type="float" office:value="3"/>
          <table:table-cell table:number-columns-repeated="16379"/>
        </table:table-row>
        <table:table-row>
          <table:table-cell office:value-type="float" office:value="1996016"/>
          <table:table-cell office:value-type="float" office:value="1996"/>
          <table:table-cell office:value-type="float" office:value="16"/>
          <table:table-cell office:value-type="float" office:value="6616"/>
          <table:table-cell office:value-type="float" office:value="3"/>
          <table:table-cell table:number-columns-repeated="16379"/>
        </table:table-row>
        <table:table-row>
          <table:table-cell office:value-type="float" office:value="1996017"/>
          <table:table-cell office:value-type="float" office:value="1996"/>
          <table:table-cell office:value-type="float" office:value="17"/>
          <table:table-cell office:value-type="float" office:value="3690"/>
          <table:table-cell office:value-type="float" office:value="3"/>
          <table:table-cell table:number-columns-repeated="16379"/>
        </table:table-row>
        <table:table-row>
          <table:table-cell office:value-type="float" office:value="1996018"/>
          <table:table-cell office:value-type="float" office:value="1996"/>
          <table:table-cell office:value-type="float" office:value="18"/>
          <table:table-cell office:value-type="float" office:value="2651"/>
          <table:table-cell office:value-type="float" office:value="0"/>
          <table:table-cell table:number-columns-repeated="16379"/>
        </table:table-row>
        <table:table-row>
          <table:table-cell office:value-type="float" office:value="1996019"/>
          <table:table-cell office:value-type="float" office:value="1996"/>
          <table:table-cell office:value-type="float" office:value="19"/>
          <table:table-cell office:value-type="float" office:value="6593"/>
          <table:table-cell office:value-type="float" office:value="3"/>
          <table:table-cell table:number-columns-repeated="16379"/>
        </table:table-row>
        <table:table-row>
          <table:table-cell office:value-type="float" office:value="1996020"/>
          <table:table-cell office:value-type="float" office:value="1996"/>
          <table:table-cell office:value-type="float" office:value="20"/>
          <table:table-cell office:value-type="float" office:value="5380"/>
          <table:table-cell office:value-type="float" office:value="3"/>
          <table:table-cell table:number-columns-repeated="16379"/>
        </table:table-row>
        <table:table-row>
          <table:table-cell office:value-type="float" office:value="1996022"/>
          <table:table-cell office:value-type="float" office:value="1996"/>
          <table:table-cell office:value-type="float" office:value="22"/>
          <table:table-cell office:value-type="float" office:value="6401"/>
          <table:table-cell office:value-type="float" office:value="0"/>
          <table:table-cell table:number-columns-repeated="16379"/>
        </table:table-row>
        <table:table-row>
          <table:table-cell office:value-type="float" office:value="1996023"/>
          <table:table-cell office:value-type="float" office:value="1996"/>
          <table:table-cell office:value-type="float" office:value="23"/>
          <table:table-cell office:value-type="float" office:value="9608"/>
          <table:table-cell office:value-type="float" office:value="3"/>
          <table:table-cell table:number-columns-repeated="16379"/>
        </table:table-row>
        <table:table-row>
          <table:table-cell office:value-type="float" office:value="1996024"/>
          <table:table-cell office:value-type="float" office:value="1996"/>
          <table:table-cell office:value-type="float" office:value="24"/>
          <table:table-cell office:value-type="float" office:value="20681"/>
          <table:table-cell office:value-type="float" office:value="3"/>
          <table:table-cell table:number-columns-repeated="16379"/>
        </table:table-row>
        <table:table-row>
          <table:table-cell office:value-type="float" office:value="1996025"/>
          <table:table-cell office:value-type="float" office:value="1996"/>
          <table:table-cell office:value-type="float" office:value="25"/>
          <table:table-cell office:value-type="float" office:value="6755"/>
          <table:table-cell office:value-type="float" office:value="3"/>
          <table:table-cell table:number-columns-repeated="16379"/>
        </table:table-row>
        <table:table-row>
          <table:table-cell office:value-type="float" office:value="1996027"/>
          <table:table-cell office:value-type="float" office:value="1996"/>
          <table:table-cell office:value-type="float" office:value="27"/>
          <table:table-cell office:value-type="float" office:value="4992"/>
          <table:table-cell office:value-type="float" office:value="3"/>
          <table:table-cell table:number-columns-repeated="16379"/>
        </table:table-row>
        <table:table-row>
          <table:table-cell office:value-type="float" office:value="1996028"/>
          <table:table-cell office:value-type="float" office:value="1996"/>
          <table:table-cell office:value-type="float" office:value="28"/>
          <table:table-cell office:value-type="float" office:value="9240"/>
          <table:table-cell office:value-type="float" office:value="3"/>
          <table:table-cell table:number-columns-repeated="16379"/>
        </table:table-row>
        <table:table-row>
          <table:table-cell office:value-type="float" office:value="1996029"/>
          <table:table-cell office:value-type="float" office:value="1996"/>
          <table:table-cell office:value-type="float" office:value="29"/>
          <table:table-cell office:value-type="float" office:value="7110"/>
          <table:table-cell office:value-type="float" office:value="3"/>
          <table:table-cell table:number-columns-repeated="16379"/>
        </table:table-row>
        <table:table-row>
          <table:table-cell office:value-type="float" office:value="1996031"/>
          <table:table-cell office:value-type="float" office:value="1996"/>
          <table:table-cell office:value-type="float" office:value="31"/>
          <table:table-cell office:value-type="float" office:value="11203"/>
          <table:table-cell office:value-type="float" office:value="3"/>
          <table:table-cell table:number-columns-repeated="16379"/>
        </table:table-row>
        <table:table-row>
          <table:table-cell office:value-type="float" office:value="1996032"/>
          <table:table-cell office:value-type="float" office:value="1996"/>
          <table:table-cell office:value-type="float" office:value="32"/>
          <table:table-cell office:value-type="float" office:value="38175"/>
          <table:table-cell office:value-type="float" office:value="3"/>
          <table:table-cell table:number-columns-repeated="16379"/>
        </table:table-row>
        <table:table-row>
          <table:table-cell office:value-type="float" office:value="1996033"/>
          <table:table-cell office:value-type="float" office:value="1996"/>
          <table:table-cell office:value-type="float" office:value="33"/>
          <table:table-cell office:value-type="float" office:value="8200"/>
          <table:table-cell office:value-type="float" office:value="3"/>
          <table:table-cell table:number-columns-repeated="16379"/>
        </table:table-row>
        <table:table-row>
          <table:table-cell office:value-type="float" office:value="1996035"/>
          <table:table-cell office:value-type="float" office:value="1996"/>
          <table:table-cell office:value-type="float" office:value="35"/>
          <table:table-cell office:value-type="float" office:value="12334"/>
          <table:table-cell office:value-type="float" office:value="0"/>
          <table:table-cell table:number-columns-repeated="16379"/>
        </table:table-row>
        <table:table-row>
          <table:table-cell office:value-type="float" office:value="1996036"/>
          <table:table-cell office:value-type="float" office:value="1996"/>
          <table:table-cell office:value-type="float" office:value="36"/>
          <table:table-cell office:value-type="float" office:value="15724"/>
          <table:table-cell office:value-type="float" office:value="3"/>
          <table:table-cell table:number-columns-repeated="16379"/>
        </table:table-row>
        <table:table-row>
          <table:table-cell office:value-type="float" office:value="1996037"/>
          <table:table-cell office:value-type="float" office:value="1996"/>
          <table:table-cell office:value-type="float" office:value="37"/>
          <table:table-cell office:value-type="float" office:value="11764"/>
          <table:table-cell office:value-type="float" office:value="3"/>
          <table:table-cell table:number-columns-repeated="16379"/>
        </table:table-row>
        <table:table-row>
          <table:table-cell office:value-type="float" office:value="1996038"/>
          <table:table-cell office:value-type="float" office:value="1996"/>
          <table:table-cell office:value-type="float" office:value="38"/>
          <table:table-cell office:value-type="float" office:value="11527"/>
          <table:table-cell office:value-type="float" office:value="3"/>
          <table:table-cell table:number-columns-repeated="16379"/>
        </table:table-row>
        <table:table-row>
          <table:table-cell office:value-type="float" office:value="1996039"/>
          <table:table-cell office:value-type="float" office:value="1996"/>
          <table:table-cell office:value-type="float" office:value="39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1996040"/>
          <table:table-cell office:value-type="float" office:value="1996"/>
          <table:table-cell office:value-type="float" office:value="40"/>
          <table:table-cell office:value-type="float" office:value="6323"/>
          <table:table-cell office:value-type="float" office:value="3"/>
          <table:table-cell table:number-columns-repeated="16379"/>
        </table:table-row>
        <table:table-row>
          <table:table-cell office:value-type="float" office:value="1996041"/>
          <table:table-cell office:value-type="float" office:value="1996"/>
          <table:table-cell office:value-type="float" office:value="41"/>
          <table:table-cell office:value-type="float" office:value="6171"/>
          <table:table-cell office:value-type="float" office:value="0"/>
          <table:table-cell table:number-columns-repeated="16379"/>
        </table:table-row>
        <table:table-row>
          <table:table-cell office:value-type="float" office:value="1996042"/>
          <table:table-cell office:value-type="float" office:value="1996"/>
          <table:table-cell office:value-type="float" office:value="42"/>
          <table:table-cell office:value-type="float" office:value="5763"/>
          <table:table-cell office:value-type="float" office:value="0"/>
          <table:table-cell table:number-columns-repeated="16379"/>
        </table:table-row>
        <table:table-row>
          <table:table-cell office:value-type="float" office:value="1996043"/>
          <table:table-cell office:value-type="float" office:value="1996"/>
          <table:table-cell office:value-type="float" office:value="43"/>
          <table:table-cell office:value-type="float" office:value="11912"/>
          <table:table-cell office:value-type="float" office:value="3"/>
          <table:table-cell table:number-columns-repeated="16379"/>
        </table:table-row>
        <table:table-row>
          <table:table-cell office:value-type="float" office:value="1996044"/>
          <table:table-cell office:value-type="float" office:value="1996"/>
          <table:table-cell office:value-type="float" office:value="44"/>
          <table:table-cell office:value-type="float" office:value="6459"/>
          <table:table-cell office:value-type="float" office:value="3"/>
          <table:table-cell table:number-columns-repeated="16379"/>
        </table:table-row>
        <table:table-row>
          <table:table-cell office:value-type="float" office:value="1996045"/>
          <table:table-cell office:value-type="float" office:value="1996"/>
          <table:table-cell office:value-type="float" office:value="45"/>
          <table:table-cell office:value-type="float" office:value="16344"/>
          <table:table-cell office:value-type="float" office:value="3"/>
          <table:table-cell table:number-columns-repeated="16379"/>
        </table:table-row>
        <table:table-row>
          <table:table-cell office:value-type="float" office:value="1996046"/>
          <table:table-cell office:value-type="float" office:value="1996"/>
          <table:table-cell office:value-type="float" office:value="46"/>
          <table:table-cell office:value-type="float" office:value="8903"/>
          <table:table-cell office:value-type="float" office:value="3"/>
          <table:table-cell table:number-columns-repeated="16379"/>
        </table:table-row>
        <table:table-row>
          <table:table-cell office:value-type="float" office:value="1996047"/>
          <table:table-cell office:value-type="float" office:value="1996"/>
          <table:table-cell office:value-type="float" office:value="47"/>
          <table:table-cell office:value-type="float" office:value="6935"/>
          <table:table-cell office:value-type="float" office:value="3"/>
          <table:table-cell table:number-columns-repeated="16379"/>
        </table:table-row>
        <table:table-row>
          <table:table-cell office:value-type="float" office:value="1996048"/>
          <table:table-cell office:value-type="float" office:value="1996"/>
          <table:table-cell office:value-type="float" office:value="48"/>
          <table:table-cell office:value-type="float" office:value="4627"/>
          <table:table-cell office:value-type="float" office:value="0"/>
          <table:table-cell table:number-columns-repeated="16379"/>
        </table:table-row>
        <table:table-row>
          <table:table-cell office:value-type="float" office:value="1996049"/>
          <table:table-cell office:value-type="float" office:value="1996"/>
          <table:table-cell office:value-type="float" office:value="49"/>
          <table:table-cell office:value-type="float" office:value="11559"/>
          <table:table-cell office:value-type="float" office:value="3"/>
          <table:table-cell table:number-columns-repeated="16379"/>
        </table:table-row>
        <table:table-row>
          <table:table-cell office:value-type="float" office:value="1996051"/>
          <table:table-cell office:value-type="float" office:value="1996"/>
          <table:table-cell office:value-type="float" office:value="51"/>
          <table:table-cell office:value-type="float" office:value="11881"/>
          <table:table-cell office:value-type="float" office:value="5"/>
          <table:table-cell table:number-columns-repeated="16379"/>
        </table:table-row>
        <table:table-row>
          <table:table-cell office:value-type="float" office:value="1996053"/>
          <table:table-cell office:value-type="float" office:value="1996"/>
          <table:table-cell office:value-type="float" office:value="53"/>
          <table:table-cell office:value-type="float" office:value="5335"/>
          <table:table-cell office:value-type="float" office:value="3"/>
          <table:table-cell table:number-columns-repeated="16379"/>
        </table:table-row>
        <table:table-row>
          <table:table-cell office:value-type="float" office:value="1996054"/>
          <table:table-cell office:value-type="float" office:value="1996"/>
          <table:table-cell office:value-type="float" office:value="54"/>
          <table:table-cell office:value-type="float" office:value="14007"/>
          <table:table-cell office:value-type="float" office:value="3"/>
          <table:table-cell table:number-columns-repeated="16379"/>
        </table:table-row>
        <table:table-row>
          <table:table-cell office:value-type="float" office:value="1996055"/>
          <table:table-cell office:value-type="float" office:value="1996"/>
          <table:table-cell office:value-type="float" office:value="55"/>
          <table:table-cell office:value-type="float" office:value="14463"/>
          <table:table-cell office:value-type="float" office:value="3"/>
          <table:table-cell table:number-columns-repeated="16379"/>
        </table:table-row>
        <table:table-row>
          <table:table-cell office:value-type="float" office:value="1996056"/>
          <table:table-cell office:value-type="float" office:value="1996"/>
          <table:table-cell office:value-type="float" office:value="56"/>
          <table:table-cell office:value-type="float" office:value="11067"/>
          <table:table-cell office:value-type="float" office:value="3"/>
          <table:table-cell table:number-columns-repeated="16379"/>
        </table:table-row>
        <table:table-row>
          <table:table-cell office:value-type="float" office:value="1996057"/>
          <table:table-cell office:value-type="float" office:value="1996"/>
          <table:table-cell office:value-type="float" office:value="57"/>
          <table:table-cell office:value-type="float" office:value="14566"/>
          <table:table-cell office:value-type="float" office:value="3"/>
          <table:table-cell table:number-columns-repeated="16379"/>
        </table:table-row>
        <table:table-row>
          <table:table-cell office:value-type="float" office:value="1996060"/>
          <table:table-cell office:value-type="float" office:value="1996"/>
          <table:table-cell office:value-type="float" office:value="60"/>
          <table:table-cell office:value-type="float" office:value="11331"/>
          <table:table-cell office:value-type="float" office:value="2"/>
          <table:table-cell table:number-columns-repeated="16379"/>
        </table:table-row>
        <table:table-row>
          <table:table-cell office:value-type="float" office:value="1996061"/>
          <table:table-cell office:value-type="float" office:value="1996"/>
          <table:table-cell office:value-type="float" office:value="61"/>
          <table:table-cell office:value-type="float" office:value="19966"/>
          <table:table-cell office:value-type="float" office:value="2"/>
          <table:table-cell table:number-columns-repeated="16379"/>
        </table:table-row>
        <table:table-row>
          <table:table-cell office:value-type="float" office:value="1996062"/>
          <table:table-cell office:value-type="float" office:value="1996"/>
          <table:table-cell office:value-type="float" office:value="62"/>
          <table:table-cell office:value-type="float" office:value="10593"/>
          <table:table-cell office:value-type="float" office:value="3"/>
          <table:table-cell table:number-columns-repeated="16379"/>
        </table:table-row>
        <table:table-row>
          <table:table-cell office:value-type="float" office:value="1996063"/>
          <table:table-cell office:value-type="float" office:value="1996"/>
          <table:table-cell office:value-type="float" office:value="63"/>
          <table:table-cell office:value-type="float" office:value="6036"/>
          <table:table-cell office:value-type="float" office:value="0"/>
          <table:table-cell table:number-columns-repeated="16379"/>
        </table:table-row>
        <table:table-row>
          <table:table-cell office:value-type="float" office:value="1996064"/>
          <table:table-cell office:value-type="float" office:value="1996"/>
          <table:table-cell office:value-type="float" office:value="64"/>
          <table:table-cell office:value-type="float" office:value="8132"/>
          <table:table-cell office:value-type="float" office:value="3"/>
          <table:table-cell table:number-columns-repeated="16379"/>
        </table:table-row>
        <table:table-row>
          <table:table-cell office:value-type="float" office:value="1996066"/>
          <table:table-cell office:value-type="float" office:value="1996"/>
          <table:table-cell office:value-type="float" office:value="66"/>
          <table:table-cell office:value-type="float" office:value="24701"/>
          <table:table-cell office:value-type="float" office:value="3"/>
          <table:table-cell table:number-columns-repeated="16379"/>
        </table:table-row>
        <table:table-row>
          <table:table-cell office:value-type="float" office:value="1996067"/>
          <table:table-cell office:value-type="float" office:value="1996"/>
          <table:table-cell office:value-type="float" office:value="67"/>
          <table:table-cell office:value-type="float" office:value="12355"/>
          <table:table-cell office:value-type="float" office:value="3"/>
          <table:table-cell table:number-columns-repeated="16379"/>
        </table:table-row>
        <table:table-row>
          <table:table-cell office:value-type="float" office:value="1996068"/>
          <table:table-cell office:value-type="float" office:value="1996"/>
          <table:table-cell office:value-type="float" office:value="68"/>
          <table:table-cell office:value-type="float" office:value="8530"/>
          <table:table-cell office:value-type="float" office:value="3"/>
          <table:table-cell table:number-columns-repeated="16379"/>
        </table:table-row>
        <table:table-row>
          <table:table-cell office:value-type="float" office:value="1996070"/>
          <table:table-cell office:value-type="float" office:value="1996"/>
          <table:table-cell office:value-type="float" office:value="70"/>
          <table:table-cell office:value-type="float" office:value="14874"/>
          <table:table-cell office:value-type="float" office:value="0"/>
          <table:table-cell table:number-columns-repeated="16379"/>
        </table:table-row>
        <table:table-row>
          <table:table-cell office:value-type="float" office:value="1996071"/>
          <table:table-cell office:value-type="float" office:value="1996"/>
          <table:table-cell office:value-type="float" office:value="71"/>
          <table:table-cell office:value-type="float" office:value="6025"/>
          <table:table-cell office:value-type="float" office:value="3"/>
          <table:table-cell table:number-columns-repeated="16379"/>
        </table:table-row>
        <table:table-row>
          <table:table-cell office:value-type="float" office:value="1996072"/>
          <table:table-cell office:value-type="float" office:value="1996"/>
          <table:table-cell office:value-type="float" office:value="72"/>
          <table:table-cell office:value-type="float" office:value="6423"/>
          <table:table-cell office:value-type="float" office:value="0"/>
          <table:table-cell table:number-columns-repeated="16379"/>
        </table:table-row>
        <table:table-row>
          <table:table-cell office:value-type="float" office:value="1996073"/>
          <table:table-cell office:value-type="float" office:value="1996"/>
          <table:table-cell office:value-type="float" office:value="73"/>
          <table:table-cell office:value-type="float" office:value="20301"/>
          <table:table-cell office:value-type="float" office:value="3"/>
          <table:table-cell table:number-columns-repeated="16379"/>
        </table:table-row>
        <table:table-row>
          <table:table-cell office:value-type="float" office:value="1996074"/>
          <table:table-cell office:value-type="float" office:value="1996"/>
          <table:table-cell office:value-type="float" office:value="74"/>
          <table:table-cell office:value-type="float" office:value="3886"/>
          <table:table-cell office:value-type="float" office:value="3"/>
          <table:table-cell table:number-columns-repeated="16379"/>
        </table:table-row>
        <table:table-row>
          <table:table-cell office:value-type="float" office:value="1996075"/>
          <table:table-cell office:value-type="float" office:value="1996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076"/>
          <table:table-cell office:value-type="float" office:value="1996"/>
          <table:table-cell office:value-type="float" office:value="76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6079"/>
          <table:table-cell office:value-type="float" office:value="1996"/>
          <table:table-cell office:value-type="float" office:value="79"/>
          <table:table-cell office:value-type="float" office:value="10664"/>
          <table:table-cell office:value-type="float" office:value="0"/>
          <table:table-cell table:number-columns-repeated="16379"/>
        </table:table-row>
        <table:table-row>
          <table:table-cell office:value-type="float" office:value="1996095"/>
          <table:table-cell office:value-type="float" office:value="1996"/>
          <table:table-cell office:value-type="float" office:value="95"/>
          <table:table-cell office:value-type="float" office:value="4052"/>
          <table:table-cell office:value-type="float" office:value="3"/>
          <table:table-cell table:number-columns-repeated="16379"/>
        </table:table-row>
        <table:table-row>
          <table:table-cell office:value-type="float" office:value="1996096"/>
          <table:table-cell office:value-type="float" office:value="1996"/>
          <table:table-cell office:value-type="float" office:value="96"/>
          <table:table-cell office:value-type="float" office:value="4747"/>
          <table:table-cell office:value-type="float" office:value="3"/>
          <table:table-cell table:number-columns-repeated="16379"/>
        </table:table-row>
        <table:table-row>
          <table:table-cell office:value-type="float" office:value="1996097"/>
          <table:table-cell office:value-type="float" office:value="1996"/>
          <table:table-cell office:value-type="float" office:value="97"/>
          <table:table-cell office:value-type="float" office:value="8666"/>
          <table:table-cell office:value-type="float" office:value="3"/>
          <table:table-cell table:number-columns-repeated="16379"/>
        </table:table-row>
        <table:table-row>
          <table:table-cell office:value-type="float" office:value="1996099"/>
          <table:table-cell office:value-type="float" office:value="1996"/>
          <table:table-cell office:value-type="float" office:value="99"/>
          <table:table-cell office:value-type="float" office:value="6320"/>
          <table:table-cell office:value-type="float" office:value="3"/>
          <table:table-cell table:number-columns-repeated="16379"/>
        </table:table-row>
        <table:table-row>
          <table:table-cell office:value-type="float" office:value="1996100"/>
          <table:table-cell office:value-type="float" office:value="1996"/>
          <table:table-cell office:value-type="float" office:value="100"/>
          <table:table-cell office:value-type="float" office:value="8897"/>
          <table:table-cell office:value-type="float" office:value="3"/>
          <table:table-cell table:number-columns-repeated="16379"/>
        </table:table-row>
        <table:table-row>
          <table:table-cell office:value-type="float" office:value="1996101"/>
          <table:table-cell office:value-type="float" office:value="1996"/>
          <table:table-cell office:value-type="float" office:value="101"/>
          <table:table-cell office:value-type="float" office:value="10824"/>
          <table:table-cell office:value-type="float" office:value="4"/>
          <table:table-cell table:number-columns-repeated="16379"/>
        </table:table-row>
        <table:table-row>
          <table:table-cell office:value-type="float" office:value="1996103"/>
          <table:table-cell office:value-type="float" office:value="1996"/>
          <table:table-cell office:value-type="float" office:value="103"/>
          <table:table-cell office:value-type="float" office:value="13978"/>
          <table:table-cell office:value-type="float" office:value="0"/>
          <table:table-cell table:number-columns-repeated="16379"/>
        </table:table-row>
        <table:table-row>
          <table:table-cell office:value-type="float" office:value="1996104"/>
          <table:table-cell office:value-type="float" office:value="1996"/>
          <table:table-cell office:value-type="float" office:value="104"/>
          <table:table-cell office:value-type="float" office:value="12628"/>
          <table:table-cell office:value-type="float" office:value="4"/>
          <table:table-cell table:number-columns-repeated="16379"/>
        </table:table-row>
        <table:table-row>
          <table:table-cell office:value-type="float" office:value="1996105"/>
          <table:table-cell office:value-type="float" office:value="1996"/>
          <table:table-cell office:value-type="float" office:value="105"/>
          <table:table-cell office:value-type="float" office:value="1500"/>
          <table:table-cell office:value-type="float" office:value="4"/>
          <table:table-cell table:number-columns-repeated="16379"/>
        </table:table-row>
        <table:table-row>
          <table:table-cell office:value-type="float" office:value="1996106"/>
          <table:table-cell office:value-type="float" office:value="1996"/>
          <table:table-cell office:value-type="float" office:value="106"/>
          <table:table-cell office:value-type="float" office:value="13256"/>
          <table:table-cell office:value-type="float" office:value="4"/>
          <table:table-cell table:number-columns-repeated="16379"/>
        </table:table-row>
        <table:table-row>
          <table:table-cell office:value-type="float" office:value="1996107"/>
          <table:table-cell office:value-type="float" office:value="1996"/>
          <table:table-cell office:value-type="float" office:value="107"/>
          <table:table-cell office:value-type="float" office:value="15858"/>
          <table:table-cell office:value-type="float" office:value="4"/>
          <table:table-cell table:number-columns-repeated="16379"/>
        </table:table-row>
        <table:table-row>
          <table:table-cell office:value-type="float" office:value="1996108"/>
          <table:table-cell office:value-type="float" office:value="1996"/>
          <table:table-cell office:value-type="float" office:value="108"/>
          <table:table-cell office:value-type="float" office:value="11031"/>
          <table:table-cell office:value-type="float" office:value="4"/>
          <table:table-cell table:number-columns-repeated="16379"/>
        </table:table-row>
        <table:table-row>
          <table:table-cell office:value-type="float" office:value="1996109"/>
          <table:table-cell office:value-type="float" office:value="1996"/>
          <table:table-cell office:value-type="float" office:value="109"/>
          <table:table-cell office:value-type="float" office:value="24584"/>
          <table:table-cell office:value-type="float" office:value="4"/>
          <table:table-cell table:number-columns-repeated="16379"/>
        </table:table-row>
        <table:table-row>
          <table:table-cell office:value-type="float" office:value="1996110"/>
          <table:table-cell office:value-type="float" office:value="1996"/>
          <table:table-cell office:value-type="float" office:value="110"/>
          <table:table-cell office:value-type="float" office:value="3666"/>
          <table:table-cell office:value-type="float" office:value="4"/>
          <table:table-cell table:number-columns-repeated="16379"/>
        </table:table-row>
        <table:table-row>
          <table:table-cell office:value-type="float" office:value="1996111"/>
          <table:table-cell office:value-type="float" office:value="1996"/>
          <table:table-cell office:value-type="float" office:value="111"/>
          <table:table-cell office:value-type="float" office:value="4331"/>
          <table:table-cell office:value-type="float" office:value="0"/>
          <table:table-cell table:number-columns-repeated="16379"/>
        </table:table-row>
        <table:table-row>
          <table:table-cell office:value-type="float" office:value="1996117"/>
          <table:table-cell office:value-type="float" office:value="1996"/>
          <table:table-cell office:value-type="float" office:value="117"/>
          <table:table-cell office:value-type="float" office:value="416"/>
          <table:table-cell office:value-type="float" office:value="0"/>
          <table:table-cell table:number-columns-repeated="16379"/>
        </table:table-row>
        <table:table-row>
          <table:table-cell office:value-type="float" office:value="1996118"/>
          <table:table-cell office:value-type="float" office:value="1996"/>
          <table:table-cell office:value-type="float" office:value="118"/>
          <table:table-cell office:value-type="float" office:value="6317"/>
          <table:table-cell office:value-type="float" office:value="3"/>
          <table:table-cell table:number-columns-repeated="16379"/>
        </table:table-row>
        <table:table-row>
          <table:table-cell office:value-type="float" office:value="1996119"/>
          <table:table-cell office:value-type="float" office:value="1996"/>
          <table:table-cell office:value-type="float" office:value="119"/>
          <table:table-cell office:value-type="float" office:value="3624"/>
          <table:table-cell office:value-type="float" office:value="0"/>
          <table:table-cell table:number-columns-repeated="16379"/>
        </table:table-row>
        <table:table-row>
          <table:table-cell office:value-type="float" office:value="1996123"/>
          <table:table-cell office:value-type="float" office:value="1996"/>
          <table:table-cell office:value-type="float" office:value="123"/>
          <table:table-cell office:value-type="float" office:value="5559"/>
          <table:table-cell office:value-type="float" office:value="0"/>
          <table:table-cell table:number-columns-repeated="16379"/>
        </table:table-row>
        <table:table-row>
          <table:table-cell office:value-type="float" office:value="1996127"/>
          <table:table-cell office:value-type="float" office:value="1996"/>
          <table:table-cell office:value-type="float" office:value="127"/>
          <table:table-cell office:value-type="float" office:value="3800"/>
          <table:table-cell office:value-type="float" office:value="3"/>
          <table:table-cell table:number-columns-repeated="16379"/>
        </table:table-row>
        <table:table-row>
          <table:table-cell office:value-type="float" office:value="1996128"/>
          <table:table-cell office:value-type="float" office:value="1996"/>
          <table:table-cell office:value-type="float" office:value="128"/>
          <table:table-cell office:value-type="float" office:value="4186"/>
          <table:table-cell office:value-type="float" office:value="0"/>
          <table:table-cell table:number-columns-repeated="16379"/>
        </table:table-row>
        <table:table-row>
          <table:table-cell office:value-type="float" office:value="1996138"/>
          <table:table-cell office:value-type="float" office:value="1996"/>
          <table:table-cell office:value-type="float" office:value="138"/>
          <table:table-cell office:value-type="float" office:value="6862"/>
          <table:table-cell office:value-type="float" office:value="0"/>
          <table:table-cell table:number-columns-repeated="16379"/>
        </table:table-row>
        <table:table-row>
          <table:table-cell office:value-type="float" office:value="1996139"/>
          <table:table-cell office:value-type="float" office:value="1996"/>
          <table:table-cell office:value-type="float" office:value="139"/>
          <table:table-cell office:value-type="float" office:value="2871"/>
          <table:table-cell office:value-type="float" office:value="0"/>
          <table:table-cell table:number-columns-repeated="16379"/>
        </table:table-row>
        <table:table-row>
          <table:table-cell office:value-type="float" office:value="1996140"/>
          <table:table-cell office:value-type="float" office:value="1996"/>
          <table:table-cell office:value-type="float" office:value="140"/>
          <table:table-cell office:value-type="float" office:value="3613"/>
          <table:table-cell office:value-type="float" office:value="2"/>
          <table:table-cell table:number-columns-repeated="16379"/>
        </table:table-row>
        <table:table-row>
          <table:table-cell office:value-type="float" office:value="1996141"/>
          <table:table-cell office:value-type="float" office:value="1996"/>
          <table:table-cell office:value-type="float" office:value="141"/>
          <table:table-cell office:value-type="float" office:value="9515"/>
          <table:table-cell office:value-type="float" office:value="2"/>
          <table:table-cell table:number-columns-repeated="16379"/>
        </table:table-row>
        <table:table-row>
          <table:table-cell office:value-type="float" office:value="1996142"/>
          <table:table-cell office:value-type="float" office:value="1996"/>
          <table:table-cell office:value-type="float" office:value="142"/>
          <table:table-cell office:value-type="float" office:value="6226"/>
          <table:table-cell office:value-type="float" office:value="2"/>
          <table:table-cell table:number-columns-repeated="16379"/>
        </table:table-row>
        <table:table-row>
          <table:table-cell office:value-type="float" office:value="1996143"/>
          <table:table-cell office:value-type="float" office:value="1996"/>
          <table:table-cell office:value-type="float" office:value="143"/>
          <table:table-cell office:value-type="float" office:value="11608"/>
          <table:table-cell office:value-type="float" office:value="3"/>
          <table:table-cell table:number-columns-repeated="16379"/>
        </table:table-row>
        <table:table-row>
          <table:table-cell office:value-type="float" office:value="1996144"/>
          <table:table-cell office:value-type="float" office:value="1996"/>
          <table:table-cell office:value-type="float" office:value="144"/>
          <table:table-cell office:value-type="float" office:value="5640"/>
          <table:table-cell office:value-type="float" office:value="0"/>
          <table:table-cell table:number-columns-repeated="16379"/>
        </table:table-row>
        <table:table-row>
          <table:table-cell office:value-type="float" office:value="1996145"/>
          <table:table-cell office:value-type="float" office:value="1996"/>
          <table:table-cell office:value-type="float" office:value="145"/>
          <table:table-cell office:value-type="float" office:value="6500"/>
          <table:table-cell office:value-type="float" office:value="0"/>
          <table:table-cell table:number-columns-repeated="16379"/>
        </table:table-row>
        <table:table-row>
          <table:table-cell office:value-type="float" office:value="1996146"/>
          <table:table-cell office:value-type="float" office:value="1996"/>
          <table:table-cell office:value-type="float" office:value="146"/>
          <table:table-cell office:value-type="float" office:value="9248"/>
          <table:table-cell office:value-type="float" office:value="0"/>
          <table:table-cell table:number-columns-repeated="16379"/>
        </table:table-row>
        <table:table-row>
          <table:table-cell office:value-type="float" office:value="1996147"/>
          <table:table-cell office:value-type="float" office:value="1996"/>
          <table:table-cell office:value-type="float" office:value="147"/>
          <table:table-cell office:value-type="float" office:value="3886"/>
          <table:table-cell office:value-type="float" office:value="0"/>
          <table:table-cell table:number-columns-repeated="16379"/>
        </table:table-row>
        <table:table-row>
          <table:table-cell office:value-type="float" office:value="1996148"/>
          <table:table-cell office:value-type="float" office:value="1996"/>
          <table:table-cell office:value-type="float" office:value="148"/>
          <table:table-cell office:value-type="float" office:value="3529"/>
          <table:table-cell office:value-type="float" office:value="0"/>
          <table:table-cell table:number-columns-repeated="16379"/>
        </table:table-row>
        <table:table-row>
          <table:table-cell office:value-type="float" office:value="1996149"/>
          <table:table-cell office:value-type="float" office:value="1996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0"/>
          <table:table-cell office:value-type="float" office:value="1996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2"/>
          <table:table-cell office:value-type="float" office:value="1996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6153"/>
          <table:table-cell office:value-type="float" office:value="1996"/>
          <table:table-cell office:value-type="float" office:value="153"/>
          <table:table-cell office:value-type="float" office:value="624"/>
          <table:table-cell office:value-type="float" office:value="0"/>
          <table:table-cell table:number-columns-repeated="16379"/>
        </table:table-row>
        <table:table-row>
          <table:table-cell office:value-type="float" office:value="1996155"/>
          <table:table-cell office:value-type="float" office:value="1996"/>
          <table:table-cell office:value-type="float" office:value="155"/>
          <table:table-cell office:value-type="float" office:value="4296"/>
          <table:table-cell office:value-type="float" office:value="0"/>
          <table:table-cell table:number-columns-repeated="16379"/>
        </table:table-row>
        <table:table-row>
          <table:table-cell office:value-type="float" office:value="1996156"/>
          <table:table-cell office:value-type="float" office:value="1996"/>
          <table:table-cell office:value-type="float" office:value="156"/>
          <table:table-cell office:value-type="float" office:value="2857"/>
          <table:table-cell office:value-type="float" office:value="0"/>
          <table:table-cell table:number-columns-repeated="16379"/>
        </table:table-row>
        <table:table-row>
          <table:table-cell office:value-type="float" office:value="1996157"/>
          <table:table-cell office:value-type="float" office:value="1996"/>
          <table:table-cell office:value-type="float" office:value="157"/>
          <table:table-cell office:value-type="float" office:value="6466"/>
          <table:table-cell office:value-type="float" office:value="0"/>
          <table:table-cell table:number-columns-repeated="16379"/>
        </table:table-row>
        <table:table-row>
          <table:table-cell office:value-type="float" office:value="1996158"/>
          <table:table-cell office:value-type="float" office:value="1996"/>
          <table:table-cell office:value-type="float" office:value="158"/>
          <table:table-cell office:value-type="float" office:value="36803"/>
          <table:table-cell office:value-type="float" office:value="2"/>
          <table:table-cell table:number-columns-repeated="16379"/>
        </table:table-row>
        <table:table-row>
          <table:table-cell office:value-type="float" office:value="1996160"/>
          <table:table-cell office:value-type="float" office:value="1996"/>
          <table:table-cell office:value-type="float" office:value="160"/>
          <table:table-cell office:value-type="float" office:value="1063"/>
          <table:table-cell office:value-type="float" office:value="0"/>
          <table:table-cell table:number-columns-repeated="16379"/>
        </table:table-row>
        <table:table-row>
          <table:table-cell office:value-type="float" office:value="1996161"/>
          <table:table-cell office:value-type="float" office:value="1996"/>
          <table:table-cell office:value-type="float" office:value="161"/>
          <table:table-cell office:value-type="float" office:value="863"/>
          <table:table-cell office:value-type="float" office:value="0"/>
          <table:table-cell table:number-columns-repeated="16379"/>
        </table:table-row>
        <table:table-row>
          <table:table-cell office:value-type="float" office:value="1996162"/>
          <table:table-cell office:value-type="float" office:value="1996"/>
          <table:table-cell office:value-type="float" office:value="162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1996163"/>
          <table:table-cell office:value-type="float" office:value="1996"/>
          <table:table-cell office:value-type="float" office:value="163"/>
          <table:table-cell office:value-type="float" office:value="585"/>
          <table:table-cell office:value-type="float" office:value="5"/>
          <table:table-cell table:number-columns-repeated="16379"/>
        </table:table-row>
        <table:table-row>
          <table:table-cell office:value-type="float" office:value="1997001"/>
          <table:table-cell office:value-type="float" office:value="1997"/>
          <table:table-cell office:value-type="float" office:value="1"/>
          <table:table-cell office:value-type="float" office:value="397476"/>
          <table:table-cell office:value-type="float" office:value="1"/>
          <table:table-cell table:number-columns-repeated="16379"/>
        </table:table-row>
        <table:table-row>
          <table:table-cell office:value-type="float" office:value="1997002"/>
          <table:table-cell office:value-type="float" office:value="1997"/>
          <table:table-cell office:value-type="float" office:value="2"/>
          <table:table-cell office:value-type="float" office:value="49665"/>
          <table:table-cell office:value-type="float" office:value="4"/>
          <table:table-cell table:number-columns-repeated="16379"/>
        </table:table-row>
        <table:table-row>
          <table:table-cell office:value-type="float" office:value="1997003"/>
          <table:table-cell office:value-type="float" office:value="1997"/>
          <table:table-cell office:value-type="float" office:value="3"/>
          <table:table-cell office:value-type="float" office:value="46008"/>
          <table:table-cell office:value-type="float" office:value="2"/>
          <table:table-cell table:number-columns-repeated="16379"/>
        </table:table-row>
        <table:table-row>
          <table:table-cell office:value-type="float" office:value="1997004"/>
          <table:table-cell office:value-type="float" office:value="1997"/>
          <table:table-cell office:value-type="float" office:value="4"/>
          <table:table-cell office:value-type="float" office:value="42830"/>
          <table:table-cell office:value-type="float" office:value="0"/>
          <table:table-cell table:number-columns-repeated="16379"/>
        </table:table-row>
        <table:table-row>
          <table:table-cell office:value-type="float" office:value="1997005"/>
          <table:table-cell office:value-type="float" office:value="1997"/>
          <table:table-cell office:value-type="float" office:value="5"/>
          <table:table-cell office:value-type="float" office:value="41359"/>
          <table:table-cell office:value-type="float" office:value="2"/>
          <table:table-cell table:number-columns-repeated="16379"/>
        </table:table-row>
        <table:table-row>
          <table:table-cell office:value-type="float" office:value="1997006"/>
          <table:table-cell office:value-type="float" office:value="1997"/>
          <table:table-cell office:value-type="float" office:value="6"/>
          <table:table-cell office:value-type="float" office:value="30300"/>
          <table:table-cell office:value-type="float" office:value="2"/>
          <table:table-cell table:number-columns-repeated="16379"/>
        </table:table-row>
        <table:table-row>
          <table:table-cell office:value-type="float" office:value="1997007"/>
          <table:table-cell office:value-type="float" office:value="1997"/>
          <table:table-cell office:value-type="float" office:value="7"/>
          <table:table-cell office:value-type="float" office:value="104744"/>
          <table:table-cell office:value-type="float" office:value="2"/>
          <table:table-cell table:number-columns-repeated="16379"/>
        </table:table-row>
        <table:table-row>
          <table:table-cell office:value-type="float" office:value="1997008"/>
          <table:table-cell office:value-type="float" office:value="1997"/>
          <table:table-cell office:value-type="float" office:value="8"/>
          <table:table-cell office:value-type="float" office:value="56869"/>
          <table:table-cell office:value-type="float" office:value="2"/>
          <table:table-cell table:number-columns-repeated="16379"/>
        </table:table-row>
        <table:table-row>
          <table:table-cell office:value-type="float" office:value="1997009"/>
          <table:table-cell office:value-type="float" office:value="1997"/>
          <table:table-cell office:value-type="float" office:value="9"/>
          <table:table-cell office:value-type="float" office:value="12151"/>
          <table:table-cell office:value-type="float" office:value="4"/>
          <table:table-cell table:number-columns-repeated="16379"/>
        </table:table-row>
        <table:table-row>
          <table:table-cell office:value-type="float" office:value="1997010"/>
          <table:table-cell office:value-type="float" office:value="1997"/>
          <table:table-cell office:value-type="float" office:value="10"/>
          <table:table-cell office:value-type="float" office:value="38600"/>
          <table:table-cell office:value-type="float" office:value="4"/>
          <table:table-cell table:number-columns-repeated="16379"/>
        </table:table-row>
        <table:table-row>
          <table:table-cell office:value-type="float" office:value="1997011"/>
          <table:table-cell office:value-type="float" office:value="1997"/>
          <table:table-cell office:value-type="float" office:value="11"/>
          <table:table-cell office:value-type="float" office:value="8454"/>
          <table:table-cell office:value-type="float" office:value="4"/>
          <table:table-cell table:number-columns-repeated="16379"/>
        </table:table-row>
        <table:table-row>
          <table:table-cell office:value-type="float" office:value="1997012"/>
          <table:table-cell office:value-type="float" office:value="1997"/>
          <table:table-cell office:value-type="float" office:value="12"/>
          <table:table-cell office:value-type="float" office:value="14150"/>
          <table:table-cell office:value-type="float" office:value="5"/>
          <table:table-cell table:number-columns-repeated="16379"/>
        </table:table-row>
        <table:table-row>
          <table:table-cell office:value-type="float" office:value="1997013"/>
          <table:table-cell office:value-type="float" office:value="1997"/>
          <table:table-cell office:value-type="float" office:value="13"/>
          <table:table-cell office:value-type="float" office:value="5077"/>
          <table:table-cell office:value-type="float" office:value="5"/>
          <table:table-cell table:number-columns-repeated="16379"/>
        </table:table-row>
        <table:table-row>
          <table:table-cell office:value-type="float" office:value="1997015"/>
          <table:table-cell office:value-type="float" office:value="1997"/>
          <table:table-cell office:value-type="float" office:value="15"/>
          <table:table-cell office:value-type="float" office:value="8387"/>
          <table:table-cell office:value-type="float" office:value="3"/>
          <table:table-cell table:number-columns-repeated="16379"/>
        </table:table-row>
        <table:table-row>
          <table:table-cell office:value-type="float" office:value="1997016"/>
          <table:table-cell office:value-type="float" office:value="1997"/>
          <table:table-cell office:value-type="float" office:value="16"/>
          <table:table-cell office:value-type="float" office:value="6644"/>
          <table:table-cell office:value-type="float" office:value="3"/>
          <table:table-cell table:number-columns-repeated="16379"/>
        </table:table-row>
        <table:table-row>
          <table:table-cell office:value-type="float" office:value="1997017"/>
          <table:table-cell office:value-type="float" office:value="1997"/>
          <table:table-cell office:value-type="float" office:value="17"/>
          <table:table-cell office:value-type="float" office:value="3986"/>
          <table:table-cell office:value-type="float" office:value="3"/>
          <table:table-cell table:number-columns-repeated="16379"/>
        </table:table-row>
        <table:table-row>
          <table:table-cell office:value-type="float" office:value="1997018"/>
          <table:table-cell office:value-type="float" office:value="1997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19"/>
          <table:table-cell office:value-type="float" office:value="1997"/>
          <table:table-cell office:value-type="float" office:value="19"/>
          <table:table-cell office:value-type="float" office:value="8160"/>
          <table:table-cell office:value-type="float" office:value="3"/>
          <table:table-cell table:number-columns-repeated="16379"/>
        </table:table-row>
        <table:table-row>
          <table:table-cell office:value-type="float" office:value="1997020"/>
          <table:table-cell office:value-type="float" office:value="1997"/>
          <table:table-cell office:value-type="float" office:value="20"/>
          <table:table-cell office:value-type="float" office:value="5320"/>
          <table:table-cell office:value-type="float" office:value="3"/>
          <table:table-cell table:number-columns-repeated="16379"/>
        </table:table-row>
        <table:table-row>
          <table:table-cell office:value-type="float" office:value="1997022"/>
          <table:table-cell office:value-type="float" office:value="1997"/>
          <table:table-cell office:value-type="float" office:value="22"/>
          <table:table-cell office:value-type="float" office:value="6522"/>
          <table:table-cell office:value-type="float" office:value="0"/>
          <table:table-cell table:number-columns-repeated="16379"/>
        </table:table-row>
        <table:table-row>
          <table:table-cell office:value-type="float" office:value="1997023"/>
          <table:table-cell office:value-type="float" office:value="1997"/>
          <table:table-cell office:value-type="float" office:value="23"/>
          <table:table-cell office:value-type="float" office:value="9768"/>
          <table:table-cell office:value-type="float" office:value="3"/>
          <table:table-cell table:number-columns-repeated="16379"/>
        </table:table-row>
        <table:table-row>
          <table:table-cell office:value-type="float" office:value="1997024"/>
          <table:table-cell office:value-type="float" office:value="1997"/>
          <table:table-cell office:value-type="float" office:value="24"/>
          <table:table-cell office:value-type="float" office:value="21534"/>
          <table:table-cell office:value-type="float" office:value="3"/>
          <table:table-cell table:number-columns-repeated="16379"/>
        </table:table-row>
        <table:table-row>
          <table:table-cell office:value-type="float" office:value="1997025"/>
          <table:table-cell office:value-type="float" office:value="1997"/>
          <table:table-cell office:value-type="float" office:value="25"/>
          <table:table-cell office:value-type="float" office:value="6601"/>
          <table:table-cell office:value-type="float" office:value="3"/>
          <table:table-cell table:number-columns-repeated="16379"/>
        </table:table-row>
        <table:table-row>
          <table:table-cell office:value-type="float" office:value="1997027"/>
          <table:table-cell office:value-type="float" office:value="1997"/>
          <table:table-cell office:value-type="float" office:value="27"/>
          <table:table-cell office:value-type="float" office:value="5114"/>
          <table:table-cell office:value-type="float" office:value="3"/>
          <table:table-cell table:number-columns-repeated="16379"/>
        </table:table-row>
        <table:table-row>
          <table:table-cell office:value-type="float" office:value="1997028"/>
          <table:table-cell office:value-type="float" office:value="1997"/>
          <table:table-cell office:value-type="float" office:value="28"/>
          <table:table-cell office:value-type="float" office:value="9286"/>
          <table:table-cell office:value-type="float" office:value="3"/>
          <table:table-cell table:number-columns-repeated="16379"/>
        </table:table-row>
        <table:table-row>
          <table:table-cell office:value-type="float" office:value="1997029"/>
          <table:table-cell office:value-type="float" office:value="1997"/>
          <table:table-cell office:value-type="float" office:value="29"/>
          <table:table-cell office:value-type="float" office:value="7287"/>
          <table:table-cell office:value-type="float" office:value="3"/>
          <table:table-cell table:number-columns-repeated="16379"/>
        </table:table-row>
        <table:table-row>
          <table:table-cell office:value-type="float" office:value="1997031"/>
          <table:table-cell office:value-type="float" office:value="1997"/>
          <table:table-cell office:value-type="float" office:value="31"/>
          <table:table-cell office:value-type="float" office:value="12040"/>
          <table:table-cell office:value-type="float" office:value="3"/>
          <table:table-cell table:number-columns-repeated="16379"/>
        </table:table-row>
        <table:table-row>
          <table:table-cell office:value-type="float" office:value="1997032"/>
          <table:table-cell office:value-type="float" office:value="1997"/>
          <table:table-cell office:value-type="float" office:value="32"/>
          <table:table-cell office:value-type="float" office:value="38829"/>
          <table:table-cell office:value-type="float" office:value="3"/>
          <table:table-cell table:number-columns-repeated="16379"/>
        </table:table-row>
        <table:table-row>
          <table:table-cell office:value-type="float" office:value="1997033"/>
          <table:table-cell office:value-type="float" office:value="1997"/>
          <table:table-cell office:value-type="float" office:value="33"/>
          <table:table-cell office:value-type="float" office:value="7400"/>
          <table:table-cell office:value-type="float" office:value="3"/>
          <table:table-cell table:number-columns-repeated="16379"/>
        </table:table-row>
        <table:table-row>
          <table:table-cell office:value-type="float" office:value="1997035"/>
          <table:table-cell office:value-type="float" office:value="1997"/>
          <table:table-cell office:value-type="float" office:value="35"/>
          <table:table-cell office:value-type="float" office:value="12721"/>
          <table:table-cell office:value-type="float" office:value="0"/>
          <table:table-cell table:number-columns-repeated="16379"/>
        </table:table-row>
        <table:table-row>
          <table:table-cell office:value-type="float" office:value="1997036"/>
          <table:table-cell office:value-type="float" office:value="1997"/>
          <table:table-cell office:value-type="float" office:value="36"/>
          <table:table-cell office:value-type="float" office:value="16907"/>
          <table:table-cell office:value-type="float" office:value="3"/>
          <table:table-cell table:number-columns-repeated="16379"/>
        </table:table-row>
        <table:table-row>
          <table:table-cell office:value-type="float" office:value="1997037"/>
          <table:table-cell office:value-type="float" office:value="1997"/>
          <table:table-cell office:value-type="float" office:value="37"/>
          <table:table-cell office:value-type="float" office:value="11523"/>
          <table:table-cell office:value-type="float" office:value="3"/>
          <table:table-cell table:number-columns-repeated="16379"/>
        </table:table-row>
        <table:table-row>
          <table:table-cell office:value-type="float" office:value="1997038"/>
          <table:table-cell office:value-type="float" office:value="1997"/>
          <table:table-cell office:value-type="float" office:value="38"/>
          <table:table-cell office:value-type="float" office:value="23123"/>
          <table:table-cell office:value-type="float" office:value="3"/>
          <table:table-cell table:number-columns-repeated="16379"/>
        </table:table-row>
        <table:table-row>
          <table:table-cell office:value-type="float" office:value="1997039"/>
          <table:table-cell office:value-type="float" office:value="1997"/>
          <table:table-cell office:value-type="float" office:value="39"/>
          <table:table-cell office:value-type="float" office:value="13881"/>
          <table:table-cell office:value-type="float" office:value="3"/>
          <table:table-cell table:number-columns-repeated="16379"/>
        </table:table-row>
        <table:table-row>
          <table:table-cell office:value-type="float" office:value="1997040"/>
          <table:table-cell office:value-type="float" office:value="1997"/>
          <table:table-cell office:value-type="float" office:value="40"/>
          <table:table-cell office:value-type="float" office:value="6639"/>
          <table:table-cell office:value-type="float" office:value="3"/>
          <table:table-cell table:number-columns-repeated="16379"/>
        </table:table-row>
        <table:table-row>
          <table:table-cell office:value-type="float" office:value="1997041"/>
          <table:table-cell office:value-type="float" office:value="1997"/>
          <table:table-cell office:value-type="float" office:value="41"/>
          <table:table-cell office:value-type="float" office:value="19933"/>
          <table:table-cell office:value-type="float" office:value="0"/>
          <table:table-cell table:number-columns-repeated="16379"/>
        </table:table-row>
        <table:table-row>
          <table:table-cell office:value-type="float" office:value="1997042"/>
          <table:table-cell office:value-type="float" office:value="1997"/>
          <table:table-cell office:value-type="float" office:value="42"/>
          <table:table-cell office:value-type="float" office:value="11979"/>
          <table:table-cell office:value-type="float" office:value="0"/>
          <table:table-cell table:number-columns-repeated="16379"/>
        </table:table-row>
        <table:table-row>
          <table:table-cell office:value-type="float" office:value="1997043"/>
          <table:table-cell office:value-type="float" office:value="1997"/>
          <table:table-cell office:value-type="float" office:value="43"/>
          <table:table-cell office:value-type="float" office:value="16482"/>
          <table:table-cell office:value-type="float" office:value="3"/>
          <table:table-cell table:number-columns-repeated="16379"/>
        </table:table-row>
        <table:table-row>
          <table:table-cell office:value-type="float" office:value="1997044"/>
          <table:table-cell office:value-type="float" office:value="1997"/>
          <table:table-cell office:value-type="float" office:value="44"/>
          <table:table-cell office:value-type="float" office:value="6756"/>
          <table:table-cell office:value-type="float" office:value="3"/>
          <table:table-cell table:number-columns-repeated="16379"/>
        </table:table-row>
        <table:table-row>
          <table:table-cell office:value-type="float" office:value="1997045"/>
          <table:table-cell office:value-type="float" office:value="1997"/>
          <table:table-cell office:value-type="float" office:value="45"/>
          <table:table-cell office:value-type="float" office:value="15420"/>
          <table:table-cell office:value-type="float" office:value="3"/>
          <table:table-cell table:number-columns-repeated="16379"/>
        </table:table-row>
        <table:table-row>
          <table:table-cell office:value-type="float" office:value="1997046"/>
          <table:table-cell office:value-type="float" office:value="1997"/>
          <table:table-cell office:value-type="float" office:value="46"/>
          <table:table-cell office:value-type="float" office:value="9333"/>
          <table:table-cell office:value-type="float" office:value="3"/>
          <table:table-cell table:number-columns-repeated="16379"/>
        </table:table-row>
        <table:table-row>
          <table:table-cell office:value-type="float" office:value="1997047"/>
          <table:table-cell office:value-type="float" office:value="1997"/>
          <table:table-cell office:value-type="float" office:value="47"/>
          <table:table-cell office:value-type="float" office:value="8006"/>
          <table:table-cell office:value-type="float" office:value="3"/>
          <table:table-cell table:number-columns-repeated="16379"/>
        </table:table-row>
        <table:table-row>
          <table:table-cell office:value-type="float" office:value="1997048"/>
          <table:table-cell office:value-type="float" office:value="1997"/>
          <table:table-cell office:value-type="float" office:value="48"/>
          <table:table-cell office:value-type="float" office:value="5505"/>
          <table:table-cell office:value-type="float" office:value="0"/>
          <table:table-cell table:number-columns-repeated="16379"/>
        </table:table-row>
        <table:table-row>
          <table:table-cell office:value-type="float" office:value="1997049"/>
          <table:table-cell office:value-type="float" office:value="1997"/>
          <table:table-cell office:value-type="float" office:value="49"/>
          <table:table-cell office:value-type="float" office:value="10496"/>
          <table:table-cell office:value-type="float" office:value="3"/>
          <table:table-cell table:number-columns-repeated="16379"/>
        </table:table-row>
        <table:table-row>
          <table:table-cell office:value-type="float" office:value="1997051"/>
          <table:table-cell office:value-type="float" office:value="1997"/>
          <table:table-cell office:value-type="float" office:value="51"/>
          <table:table-cell office:value-type="float" office:value="12556"/>
          <table:table-cell office:value-type="float" office:value="5"/>
          <table:table-cell table:number-columns-repeated="16379"/>
        </table:table-row>
        <table:table-row>
          <table:table-cell office:value-type="float" office:value="1997053"/>
          <table:table-cell office:value-type="float" office:value="1997"/>
          <table:table-cell office:value-type="float" office:value="53"/>
          <table:table-cell office:value-type="float" office:value="5444"/>
          <table:table-cell office:value-type="float" office:value="3"/>
          <table:table-cell table:number-columns-repeated="16379"/>
        </table:table-row>
        <table:table-row>
          <table:table-cell office:value-type="float" office:value="1997054"/>
          <table:table-cell office:value-type="float" office:value="1997"/>
          <table:table-cell office:value-type="float" office:value="54"/>
          <table:table-cell office:value-type="float" office:value="15129"/>
          <table:table-cell office:value-type="float" office:value="3"/>
          <table:table-cell table:number-columns-repeated="16379"/>
        </table:table-row>
        <table:table-row>
          <table:table-cell office:value-type="float" office:value="1997055"/>
          <table:table-cell office:value-type="float" office:value="1997"/>
          <table:table-cell office:value-type="float" office:value="55"/>
          <table:table-cell office:value-type="float" office:value="14834"/>
          <table:table-cell office:value-type="float" office:value="3"/>
          <table:table-cell table:number-columns-repeated="16379"/>
        </table:table-row>
        <table:table-row>
          <table:table-cell office:value-type="float" office:value="1997056"/>
          <table:table-cell office:value-type="float" office:value="1997"/>
          <table:table-cell office:value-type="float" office:value="56"/>
          <table:table-cell office:value-type="float" office:value="11556"/>
          <table:table-cell office:value-type="float" office:value="3"/>
          <table:table-cell table:number-columns-repeated="16379"/>
        </table:table-row>
        <table:table-row>
          <table:table-cell office:value-type="float" office:value="1997057"/>
          <table:table-cell office:value-type="float" office:value="1997"/>
          <table:table-cell office:value-type="float" office:value="57"/>
          <table:table-cell office:value-type="float" office:value="15372"/>
          <table:table-cell office:value-type="float" office:value="3"/>
          <table:table-cell table:number-columns-repeated="16379"/>
        </table:table-row>
        <table:table-row>
          <table:table-cell office:value-type="float" office:value="1997058"/>
          <table:table-cell office:value-type="float" office:value="1997"/>
          <table:table-cell office:value-type="float" office:value="58"/>
          <table:table-cell office:value-type="float" office:value="3820"/>
          <table:table-cell office:value-type="float" office:value="3"/>
          <table:table-cell table:number-columns-repeated="16379"/>
        </table:table-row>
        <table:table-row>
          <table:table-cell office:value-type="float" office:value="1997060"/>
          <table:table-cell office:value-type="float" office:value="1997"/>
          <table:table-cell office:value-type="float" office:value="60"/>
          <table:table-cell office:value-type="float" office:value="12464"/>
          <table:table-cell office:value-type="float" office:value="2"/>
          <table:table-cell table:number-columns-repeated="16379"/>
        </table:table-row>
        <table:table-row>
          <table:table-cell office:value-type="float" office:value="1997061"/>
          <table:table-cell office:value-type="float" office:value="1997"/>
          <table:table-cell office:value-type="float" office:value="61"/>
          <table:table-cell office:value-type="float" office:value="21445"/>
          <table:table-cell office:value-type="float" office:value="2"/>
          <table:table-cell table:number-columns-repeated="16379"/>
        </table:table-row>
        <table:table-row>
          <table:table-cell office:value-type="float" office:value="1997062"/>
          <table:table-cell office:value-type="float" office:value="1997"/>
          <table:table-cell office:value-type="float" office:value="62"/>
          <table:table-cell office:value-type="float" office:value="11467"/>
          <table:table-cell office:value-type="float" office:value="3"/>
          <table:table-cell table:number-columns-repeated="16379"/>
        </table:table-row>
        <table:table-row>
          <table:table-cell office:value-type="float" office:value="1997063"/>
          <table:table-cell office:value-type="float" office:value="1997"/>
          <table:table-cell office:value-type="float" office:value="63"/>
          <table:table-cell office:value-type="float" office:value="9210"/>
          <table:table-cell office:value-type="float" office:value="0"/>
          <table:table-cell table:number-columns-repeated="16379"/>
        </table:table-row>
        <table:table-row>
          <table:table-cell office:value-type="float" office:value="1997064"/>
          <table:table-cell office:value-type="float" office:value="1997"/>
          <table:table-cell office:value-type="float" office:value="64"/>
          <table:table-cell office:value-type="float" office:value="13886"/>
          <table:table-cell office:value-type="float" office:value="3"/>
          <table:table-cell table:number-columns-repeated="16379"/>
        </table:table-row>
        <table:table-row>
          <table:table-cell office:value-type="float" office:value="1997066"/>
          <table:table-cell office:value-type="float" office:value="1997"/>
          <table:table-cell office:value-type="float" office:value="66"/>
          <table:table-cell office:value-type="float" office:value="25462"/>
          <table:table-cell office:value-type="float" office:value="3"/>
          <table:table-cell table:number-columns-repeated="16379"/>
        </table:table-row>
        <table:table-row>
          <table:table-cell office:value-type="float" office:value="1997067"/>
          <table:table-cell office:value-type="float" office:value="1997"/>
          <table:table-cell office:value-type="float" office:value="67"/>
          <table:table-cell office:value-type="float" office:value="13285"/>
          <table:table-cell office:value-type="float" office:value="3"/>
          <table:table-cell table:number-columns-repeated="16379"/>
        </table:table-row>
        <table:table-row>
          <table:table-cell office:value-type="float" office:value="1997068"/>
          <table:table-cell office:value-type="float" office:value="1997"/>
          <table:table-cell office:value-type="float" office:value="68"/>
          <table:table-cell office:value-type="float" office:value="8649"/>
          <table:table-cell office:value-type="float" office:value="3"/>
          <table:table-cell table:number-columns-repeated="16379"/>
        </table:table-row>
        <table:table-row>
          <table:table-cell office:value-type="float" office:value="1997070"/>
          <table:table-cell office:value-type="float" office:value="1997"/>
          <table:table-cell office:value-type="float" office:value="70"/>
          <table:table-cell office:value-type="float" office:value="15904"/>
          <table:table-cell office:value-type="float" office:value="0"/>
          <table:table-cell table:number-columns-repeated="16379"/>
        </table:table-row>
        <table:table-row>
          <table:table-cell office:value-type="float" office:value="1997071"/>
          <table:table-cell office:value-type="float" office:value="1997"/>
          <table:table-cell office:value-type="float" office:value="71"/>
          <table:table-cell office:value-type="float" office:value="5700"/>
          <table:table-cell office:value-type="float" office:value="3"/>
          <table:table-cell table:number-columns-repeated="16379"/>
        </table:table-row>
        <table:table-row>
          <table:table-cell office:value-type="float" office:value="1997072"/>
          <table:table-cell office:value-type="float" office:value="1997"/>
          <table:table-cell office:value-type="float" office:value="72"/>
          <table:table-cell office:value-type="float" office:value="6725"/>
          <table:table-cell office:value-type="float" office:value="0"/>
          <table:table-cell table:number-columns-repeated="16379"/>
        </table:table-row>
        <table:table-row>
          <table:table-cell office:value-type="float" office:value="1997073"/>
          <table:table-cell office:value-type="float" office:value="1997"/>
          <table:table-cell office:value-type="float" office:value="73"/>
          <table:table-cell office:value-type="float" office:value="24871"/>
          <table:table-cell office:value-type="float" office:value="3"/>
          <table:table-cell table:number-columns-repeated="16379"/>
        </table:table-row>
        <table:table-row>
          <table:table-cell office:value-type="float" office:value="1997074"/>
          <table:table-cell office:value-type="float" office:value="1997"/>
          <table:table-cell office:value-type="float" office:value="74"/>
          <table:table-cell office:value-type="float" office:value="2951"/>
          <table:table-cell office:value-type="float" office:value="3"/>
          <table:table-cell table:number-columns-repeated="16379"/>
        </table:table-row>
        <table:table-row>
          <table:table-cell office:value-type="float" office:value="1997075"/>
          <table:table-cell office:value-type="float" office:value="1997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76"/>
          <table:table-cell office:value-type="float" office:value="1997"/>
          <table:table-cell office:value-type="float" office:value="76"/>
          <table:table-cell office:value-type="float" office:value="5808"/>
          <table:table-cell office:value-type="float" office:value="3"/>
          <table:table-cell table:number-columns-repeated="16379"/>
        </table:table-row>
        <table:table-row>
          <table:table-cell office:value-type="float" office:value="1997079"/>
          <table:table-cell office:value-type="float" office:value="1997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95"/>
          <table:table-cell office:value-type="float" office:value="1997"/>
          <table:table-cell office:value-type="float" office:value="95"/>
          <table:table-cell office:value-type="float" office:value="4503"/>
          <table:table-cell office:value-type="float" office:value="3"/>
          <table:table-cell table:number-columns-repeated="16379"/>
        </table:table-row>
        <table:table-row>
          <table:table-cell office:value-type="float" office:value="1997096"/>
          <table:table-cell office:value-type="float" office:value="1997"/>
          <table:table-cell office:value-type="float" office:value="96"/>
          <table:table-cell office:value-type="float" office:value="4780"/>
          <table:table-cell office:value-type="float" office:value="3"/>
          <table:table-cell table:number-columns-repeated="16379"/>
        </table:table-row>
        <table:table-row>
          <table:table-cell office:value-type="float" office:value="1997097"/>
          <table:table-cell office:value-type="float" office:value="1997"/>
          <table:table-cell office:value-type="float" office:value="97"/>
          <table:table-cell office:value-type="float" office:value="8271"/>
          <table:table-cell office:value-type="float" office:value="3"/>
          <table:table-cell table:number-columns-repeated="16379"/>
        </table:table-row>
        <table:table-row>
          <table:table-cell office:value-type="float" office:value="1997099"/>
          <table:table-cell office:value-type="float" office:value="1997"/>
          <table:table-cell office:value-type="float" office:value="99"/>
          <table:table-cell office:value-type="float" office:value="6409"/>
          <table:table-cell office:value-type="float" office:value="3"/>
          <table:table-cell table:number-columns-repeated="16379"/>
        </table:table-row>
        <table:table-row>
          <table:table-cell office:value-type="float" office:value="1997100"/>
          <table:table-cell office:value-type="float" office:value="1997"/>
          <table:table-cell office:value-type="float" office:value="100"/>
          <table:table-cell office:value-type="float" office:value="8502"/>
          <table:table-cell office:value-type="float" office:value="3"/>
          <table:table-cell table:number-columns-repeated="16379"/>
        </table:table-row>
        <table:table-row>
          <table:table-cell office:value-type="float" office:value="1997101"/>
          <table:table-cell office:value-type="float" office:value="1997"/>
          <table:table-cell office:value-type="float" office:value="101"/>
          <table:table-cell office:value-type="float" office:value="19731"/>
          <table:table-cell office:value-type="float" office:value="4"/>
          <table:table-cell table:number-columns-repeated="16379"/>
        </table:table-row>
        <table:table-row>
          <table:table-cell office:value-type="float" office:value="1997103"/>
          <table:table-cell office:value-type="float" office:value="1997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04"/>
          <table:table-cell office:value-type="float" office:value="1997"/>
          <table:table-cell office:value-type="float" office:value="104"/>
          <table:table-cell office:value-type="float" office:value="14643"/>
          <table:table-cell office:value-type="float" office:value="4"/>
          <table:table-cell table:number-columns-repeated="16379"/>
        </table:table-row>
        <table:table-row>
          <table:table-cell office:value-type="float" office:value="1997105"/>
          <table:table-cell office:value-type="float" office:value="1997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7106"/>
          <table:table-cell office:value-type="float" office:value="1997"/>
          <table:table-cell office:value-type="float" office:value="106"/>
          <table:table-cell office:value-type="float" office:value="14003"/>
          <table:table-cell office:value-type="float" office:value="4"/>
          <table:table-cell table:number-columns-repeated="16379"/>
        </table:table-row>
        <table:table-row>
          <table:table-cell office:value-type="float" office:value="1997107"/>
          <table:table-cell office:value-type="float" office:value="1997"/>
          <table:table-cell office:value-type="float" office:value="107"/>
          <table:table-cell office:value-type="float" office:value="15175"/>
          <table:table-cell office:value-type="float" office:value="4"/>
          <table:table-cell table:number-columns-repeated="16379"/>
        </table:table-row>
        <table:table-row>
          <table:table-cell office:value-type="float" office:value="1997108"/>
          <table:table-cell office:value-type="float" office:value="1997"/>
          <table:table-cell office:value-type="float" office:value="108"/>
          <table:table-cell office:value-type="float" office:value="8412"/>
          <table:table-cell office:value-type="float" office:value="4"/>
          <table:table-cell table:number-columns-repeated="16379"/>
        </table:table-row>
        <table:table-row>
          <table:table-cell office:value-type="float" office:value="1997109"/>
          <table:table-cell office:value-type="float" office:value="1997"/>
          <table:table-cell office:value-type="float" office:value="109"/>
          <table:table-cell office:value-type="float" office:value="24111"/>
          <table:table-cell office:value-type="float" office:value="4"/>
          <table:table-cell table:number-columns-repeated="16379"/>
        </table:table-row>
        <table:table-row>
          <table:table-cell office:value-type="float" office:value="1997110"/>
          <table:table-cell office:value-type="float" office:value="1997"/>
          <table:table-cell office:value-type="float" office:value="110"/>
          <table:table-cell office:value-type="float" office:value="4012"/>
          <table:table-cell office:value-type="float" office:value="4"/>
          <table:table-cell table:number-columns-repeated="16379"/>
        </table:table-row>
        <table:table-row>
          <table:table-cell office:value-type="float" office:value="1997111"/>
          <table:table-cell office:value-type="float" office:value="1997"/>
          <table:table-cell office:value-type="float" office:value="111"/>
          <table:table-cell office:value-type="float" office:value="9311"/>
          <table:table-cell office:value-type="float" office:value="0"/>
          <table:table-cell table:number-columns-repeated="16379"/>
        </table:table-row>
        <table:table-row>
          <table:table-cell office:value-type="float" office:value="1997117"/>
          <table:table-cell office:value-type="float" office:value="1997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18"/>
          <table:table-cell office:value-type="float" office:value="1997"/>
          <table:table-cell office:value-type="float" office:value="118"/>
          <table:table-cell office:value-type="float" office:value="6480"/>
          <table:table-cell office:value-type="float" office:value="3"/>
          <table:table-cell table:number-columns-repeated="16379"/>
        </table:table-row>
        <table:table-row>
          <table:table-cell office:value-type="float" office:value="1997119"/>
          <table:table-cell office:value-type="float" office:value="1997"/>
          <table:table-cell office:value-type="float" office:value="119"/>
          <table:table-cell office:value-type="float" office:value="4048"/>
          <table:table-cell office:value-type="float" office:value="0"/>
          <table:table-cell table:number-columns-repeated="16379"/>
        </table:table-row>
        <table:table-row>
          <table:table-cell office:value-type="float" office:value="1997123"/>
          <table:table-cell office:value-type="float" office:value="1997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27"/>
          <table:table-cell office:value-type="float" office:value="1997"/>
          <table:table-cell office:value-type="float" office:value="127"/>
          <table:table-cell office:value-type="float" office:value="4011"/>
          <table:table-cell office:value-type="float" office:value="3"/>
          <table:table-cell table:number-columns-repeated="16379"/>
        </table:table-row>
        <table:table-row>
          <table:table-cell office:value-type="float" office:value="1997128"/>
          <table:table-cell office:value-type="float" office:value="1997"/>
          <table:table-cell office:value-type="float" office:value="128"/>
          <table:table-cell office:value-type="float" office:value="4797"/>
          <table:table-cell office:value-type="float" office:value="0"/>
          <table:table-cell table:number-columns-repeated="16379"/>
        </table:table-row>
        <table:table-row>
          <table:table-cell office:value-type="float" office:value="1997136"/>
          <table:table-cell office:value-type="float" office:value="1997"/>
          <table:table-cell office:value-type="float" office:value="136"/>
          <table:table-cell office:value-type="float" office:value="4580"/>
          <table:table-cell office:value-type="float" office:value="2"/>
          <table:table-cell table:number-columns-repeated="16379"/>
        </table:table-row>
        <table:table-row>
          <table:table-cell office:value-type="float" office:value="1997138"/>
          <table:table-cell office:value-type="float" office:value="1997"/>
          <table:table-cell office:value-type="float" office:value="138"/>
          <table:table-cell office:value-type="float" office:value="10539"/>
          <table:table-cell office:value-type="float" office:value="0"/>
          <table:table-cell table:number-columns-repeated="16379"/>
        </table:table-row>
        <table:table-row>
          <table:table-cell office:value-type="float" office:value="1997139"/>
          <table:table-cell office:value-type="float" office:value="1997"/>
          <table:table-cell office:value-type="float" office:value="139"/>
          <table:table-cell office:value-type="float" office:value="3513"/>
          <table:table-cell office:value-type="float" office:value="0"/>
          <table:table-cell table:number-columns-repeated="16379"/>
        </table:table-row>
        <table:table-row>
          <table:table-cell office:value-type="float" office:value="1997140"/>
          <table:table-cell office:value-type="float" office:value="1997"/>
          <table:table-cell office:value-type="float" office:value="140"/>
          <table:table-cell office:value-type="float" office:value="3666"/>
          <table:table-cell office:value-type="float" office:value="2"/>
          <table:table-cell table:number-columns-repeated="16379"/>
        </table:table-row>
        <table:table-row>
          <table:table-cell office:value-type="float" office:value="1997141"/>
          <table:table-cell office:value-type="float" office:value="1997"/>
          <table:table-cell office:value-type="float" office:value="141"/>
          <table:table-cell office:value-type="float" office:value="9427"/>
          <table:table-cell office:value-type="float" office:value="2"/>
          <table:table-cell table:number-columns-repeated="16379"/>
        </table:table-row>
        <table:table-row>
          <table:table-cell office:value-type="float" office:value="1997142"/>
          <table:table-cell office:value-type="float" office:value="1997"/>
          <table:table-cell office:value-type="float" office:value="142"/>
          <table:table-cell office:value-type="float" office:value="6273"/>
          <table:table-cell office:value-type="float" office:value="2"/>
          <table:table-cell table:number-columns-repeated="16379"/>
        </table:table-row>
        <table:table-row>
          <table:table-cell office:value-type="float" office:value="1997143"/>
          <table:table-cell office:value-type="float" office:value="1997"/>
          <table:table-cell office:value-type="float" office:value="143"/>
          <table:table-cell office:value-type="float" office:value="11776"/>
          <table:table-cell office:value-type="float" office:value="3"/>
          <table:table-cell table:number-columns-repeated="16379"/>
        </table:table-row>
        <table:table-row>
          <table:table-cell office:value-type="float" office:value="1997144"/>
          <table:table-cell office:value-type="float" office:value="1997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5"/>
          <table:table-cell office:value-type="float" office:value="1997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6"/>
          <table:table-cell office:value-type="float" office:value="1997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7147"/>
          <table:table-cell office:value-type="float" office:value="1997"/>
          <table:table-cell office:value-type="float" office:value="147"/>
          <table:table-cell office:value-type="float" office:value="3216"/>
          <table:table-cell office:value-type="float" office:value="0"/>
          <table:table-cell table:number-columns-repeated="16379"/>
        </table:table-row>
        <table:table-row>
          <table:table-cell office:value-type="float" office:value="1997148"/>
          <table:table-cell office:value-type="float" office:value="1997"/>
          <table:table-cell office:value-type="float" office:value="148"/>
          <table:table-cell office:value-type="float" office:value="3926"/>
          <table:table-cell office:value-type="float" office:value="0"/>
          <table:table-cell table:number-columns-repeated="16379"/>
        </table:table-row>
        <table:table-row>
          <table:table-cell office:value-type="float" office:value="1997149"/>
          <table:table-cell office:value-type="float" office:value="1997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0"/>
          <table:table-cell office:value-type="float" office:value="1997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2"/>
          <table:table-cell office:value-type="float" office:value="1997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7153"/>
          <table:table-cell office:value-type="float" office:value="1997"/>
          <table:table-cell office:value-type="float" office:value="153"/>
          <table:table-cell office:value-type="float" office:value="525"/>
          <table:table-cell office:value-type="float" office:value="0"/>
          <table:table-cell table:number-columns-repeated="16379"/>
        </table:table-row>
        <table:table-row>
          <table:table-cell office:value-type="float" office:value="1997155"/>
          <table:table-cell office:value-type="float" office:value="1997"/>
          <table:table-cell office:value-type="float" office:value="155"/>
          <table:table-cell office:value-type="float" office:value="4443"/>
          <table:table-cell office:value-type="float" office:value="0"/>
          <table:table-cell table:number-columns-repeated="16379"/>
        </table:table-row>
        <table:table-row>
          <table:table-cell office:value-type="float" office:value="1997156"/>
          <table:table-cell office:value-type="float" office:value="1997"/>
          <table:table-cell office:value-type="float" office:value="156"/>
          <table:table-cell office:value-type="float" office:value="2934"/>
          <table:table-cell office:value-type="float" office:value="0"/>
          <table:table-cell table:number-columns-repeated="16379"/>
        </table:table-row>
        <table:table-row>
          <table:table-cell office:value-type="float" office:value="1997157"/>
          <table:table-cell office:value-type="float" office:value="1997"/>
          <table:table-cell office:value-type="float" office:value="157"/>
          <table:table-cell office:value-type="float" office:value="8296"/>
          <table:table-cell office:value-type="float" office:value="0"/>
          <table:table-cell table:number-columns-repeated="16379"/>
        </table:table-row>
        <table:table-row>
          <table:table-cell office:value-type="float" office:value="1997158"/>
          <table:table-cell office:value-type="float" office:value="1997"/>
          <table:table-cell office:value-type="float" office:value="158"/>
          <table:table-cell office:value-type="float" office:value="33891"/>
          <table:table-cell office:value-type="float" office:value="2"/>
          <table:table-cell table:number-columns-repeated="16379"/>
        </table:table-row>
        <table:table-row>
          <table:table-cell office:value-type="float" office:value="1997160"/>
          <table:table-cell office:value-type="float" office:value="1997"/>
          <table:table-cell office:value-type="float" office:value="160"/>
          <table:table-cell office:value-type="float" office:value="1287"/>
          <table:table-cell office:value-type="float" office:value="0"/>
          <table:table-cell table:number-columns-repeated="16379"/>
        </table:table-row>
        <table:table-row>
          <table:table-cell office:value-type="float" office:value="1997161"/>
          <table:table-cell office:value-type="float" office:value="1997"/>
          <table:table-cell office:value-type="float" office:value="161"/>
          <table:table-cell office:value-type="float" office:value="782"/>
          <table:table-cell office:value-type="float" office:value="0"/>
          <table:table-cell table:number-columns-repeated="16379"/>
        </table:table-row>
        <table:table-row>
          <table:table-cell office:value-type="float" office:value="1997162"/>
          <table:table-cell office:value-type="float" office:value="1997"/>
          <table:table-cell office:value-type="float" office:value="162"/>
          <table:table-cell office:value-type="float" office:value="706"/>
          <table:table-cell office:value-type="float" office:value="5"/>
          <table:table-cell table:number-columns-repeated="16379"/>
        </table:table-row>
        <table:table-row>
          <table:table-cell office:value-type="float" office:value="1997163"/>
          <table:table-cell office:value-type="float" office:value="1997"/>
          <table:table-cell office:value-type="float" office:value="163"/>
          <table:table-cell office:value-type="float" office:value="569"/>
          <table:table-cell office:value-type="float" office:value="5"/>
          <table:table-cell table:number-columns-repeated="16379"/>
        </table:table-row>
        <table:table-row>
          <table:table-cell office:value-type="float" office:value="1997164"/>
          <table:table-cell office:value-type="float" office:value="1997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01"/>
          <table:table-cell office:value-type="float" office:value="1998"/>
          <table:table-cell office:value-type="float" office:value="1"/>
          <table:table-cell office:value-type="float" office:value="448014"/>
          <table:table-cell office:value-type="float" office:value="1"/>
          <table:table-cell table:number-columns-repeated="16379"/>
        </table:table-row>
        <table:table-row>
          <table:table-cell office:value-type="float" office:value="1998002"/>
          <table:table-cell office:value-type="float" office:value="1998"/>
          <table:table-cell office:value-type="float" office:value="2"/>
          <table:table-cell office:value-type="float" office:value="48588"/>
          <table:table-cell office:value-type="float" office:value="4"/>
          <table:table-cell table:number-columns-repeated="16379"/>
        </table:table-row>
        <table:table-row>
          <table:table-cell office:value-type="float" office:value="1998003"/>
          <table:table-cell office:value-type="float" office:value="1998"/>
          <table:table-cell office:value-type="float" office:value="3"/>
          <table:table-cell office:value-type="float" office:value="45875"/>
          <table:table-cell office:value-type="float" office:value="2"/>
          <table:table-cell table:number-columns-repeated="16379"/>
        </table:table-row>
        <table:table-row>
          <table:table-cell office:value-type="float" office:value="1998004"/>
          <table:table-cell office:value-type="float" office:value="1998"/>
          <table:table-cell office:value-type="float" office:value="4"/>
          <table:table-cell office:value-type="float" office:value="42581"/>
          <table:table-cell office:value-type="float" office:value="0"/>
          <table:table-cell table:number-columns-repeated="16379"/>
        </table:table-row>
        <table:table-row>
          <table:table-cell office:value-type="float" office:value="1998005"/>
          <table:table-cell office:value-type="float" office:value="1998"/>
          <table:table-cell office:value-type="float" office:value="5"/>
          <table:table-cell office:value-type="float" office:value="44346"/>
          <table:table-cell office:value-type="float" office:value="2"/>
          <table:table-cell table:number-columns-repeated="16379"/>
        </table:table-row>
        <table:table-row>
          <table:table-cell office:value-type="float" office:value="1998006"/>
          <table:table-cell office:value-type="float" office:value="1998"/>
          <table:table-cell office:value-type="float" office:value="6"/>
          <table:table-cell office:value-type="float" office:value="29159"/>
          <table:table-cell office:value-type="float" office:value="2"/>
          <table:table-cell table:number-columns-repeated="16379"/>
        </table:table-row>
        <table:table-row>
          <table:table-cell office:value-type="float" office:value="1998007"/>
          <table:table-cell office:value-type="float" office:value="1998"/>
          <table:table-cell office:value-type="float" office:value="7"/>
          <table:table-cell office:value-type="float" office:value="109833"/>
          <table:table-cell office:value-type="float" office:value="2"/>
          <table:table-cell table:number-columns-repeated="16379"/>
        </table:table-row>
        <table:table-row>
          <table:table-cell office:value-type="float" office:value="1998008"/>
          <table:table-cell office:value-type="float" office:value="1998"/>
          <table:table-cell office:value-type="float" office:value="8"/>
          <table:table-cell office:value-type="float" office:value="62060"/>
          <table:table-cell office:value-type="float" office:value="2"/>
          <table:table-cell table:number-columns-repeated="16379"/>
        </table:table-row>
        <table:table-row>
          <table:table-cell office:value-type="float" office:value="1998009"/>
          <table:table-cell office:value-type="float" office:value="1998"/>
          <table:table-cell office:value-type="float" office:value="9"/>
          <table:table-cell office:value-type="float" office:value="12993"/>
          <table:table-cell office:value-type="float" office:value="4"/>
          <table:table-cell table:number-columns-repeated="16379"/>
        </table:table-row>
        <table:table-row>
          <table:table-cell office:value-type="float" office:value="1998010"/>
          <table:table-cell office:value-type="float" office:value="1998"/>
          <table:table-cell office:value-type="float" office:value="10"/>
          <table:table-cell office:value-type="float" office:value="40503"/>
          <table:table-cell office:value-type="float" office:value="4"/>
          <table:table-cell table:number-columns-repeated="16379"/>
        </table:table-row>
        <table:table-row>
          <table:table-cell office:value-type="float" office:value="1998011"/>
          <table:table-cell office:value-type="float" office:value="1998"/>
          <table:table-cell office:value-type="float" office:value="11"/>
          <table:table-cell office:value-type="float" office:value="8347"/>
          <table:table-cell office:value-type="float" office:value="4"/>
          <table:table-cell table:number-columns-repeated="16379"/>
        </table:table-row>
        <table:table-row>
          <table:table-cell office:value-type="float" office:value="1998012"/>
          <table:table-cell office:value-type="float" office:value="1998"/>
          <table:table-cell office:value-type="float" office:value="12"/>
          <table:table-cell office:value-type="float" office:value="15334"/>
          <table:table-cell office:value-type="float" office:value="5"/>
          <table:table-cell table:number-columns-repeated="16379"/>
        </table:table-row>
        <table:table-row>
          <table:table-cell office:value-type="float" office:value="1998013"/>
          <table:table-cell office:value-type="float" office:value="1998"/>
          <table:table-cell office:value-type="float" office:value="13"/>
          <table:table-cell office:value-type="float" office:value="5235"/>
          <table:table-cell office:value-type="float" office:value="5"/>
          <table:table-cell table:number-columns-repeated="16379"/>
        </table:table-row>
        <table:table-row>
          <table:table-cell office:value-type="float" office:value="1998015"/>
          <table:table-cell office:value-type="float" office:value="1998"/>
          <table:table-cell office:value-type="float" office:value="15"/>
          <table:table-cell office:value-type="float" office:value="8693"/>
          <table:table-cell office:value-type="float" office:value="3"/>
          <table:table-cell table:number-columns-repeated="16379"/>
        </table:table-row>
        <table:table-row>
          <table:table-cell office:value-type="float" office:value="1998016"/>
          <table:table-cell office:value-type="float" office:value="1998"/>
          <table:table-cell office:value-type="float" office:value="16"/>
          <table:table-cell office:value-type="float" office:value="7054"/>
          <table:table-cell office:value-type="float" office:value="3"/>
          <table:table-cell table:number-columns-repeated="16379"/>
        </table:table-row>
        <table:table-row>
          <table:table-cell office:value-type="float" office:value="1998017"/>
          <table:table-cell office:value-type="float" office:value="1998"/>
          <table:table-cell office:value-type="float" office:value="17"/>
          <table:table-cell office:value-type="float" office:value="3766"/>
          <table:table-cell office:value-type="float" office:value="3"/>
          <table:table-cell table:number-columns-repeated="16379"/>
        </table:table-row>
        <table:table-row>
          <table:table-cell office:value-type="float" office:value="1998018"/>
          <table:table-cell office:value-type="float" office:value="1998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19"/>
          <table:table-cell office:value-type="float" office:value="1998"/>
          <table:table-cell office:value-type="float" office:value="19"/>
          <table:table-cell office:value-type="float" office:value="18452"/>
          <table:table-cell office:value-type="float" office:value="3"/>
          <table:table-cell table:number-columns-repeated="16379"/>
        </table:table-row>
        <table:table-row>
          <table:table-cell office:value-type="float" office:value="1998020"/>
          <table:table-cell office:value-type="float" office:value="1998"/>
          <table:table-cell office:value-type="float" office:value="20"/>
          <table:table-cell office:value-type="float" office:value="5200"/>
          <table:table-cell office:value-type="float" office:value="3"/>
          <table:table-cell table:number-columns-repeated="16379"/>
        </table:table-row>
        <table:table-row>
          <table:table-cell office:value-type="float" office:value="1998022"/>
          <table:table-cell office:value-type="float" office:value="1998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23"/>
          <table:table-cell office:value-type="float" office:value="1998"/>
          <table:table-cell office:value-type="float" office:value="23"/>
          <table:table-cell office:value-type="float" office:value="10200"/>
          <table:table-cell office:value-type="float" office:value="3"/>
          <table:table-cell table:number-columns-repeated="16379"/>
        </table:table-row>
        <table:table-row>
          <table:table-cell office:value-type="float" office:value="1998024"/>
          <table:table-cell office:value-type="float" office:value="1998"/>
          <table:table-cell office:value-type="float" office:value="24"/>
          <table:table-cell office:value-type="float" office:value="22571"/>
          <table:table-cell office:value-type="float" office:value="3"/>
          <table:table-cell table:number-columns-repeated="16379"/>
        </table:table-row>
        <table:table-row>
          <table:table-cell office:value-type="float" office:value="1998025"/>
          <table:table-cell office:value-type="float" office:value="1998"/>
          <table:table-cell office:value-type="float" office:value="25"/>
          <table:table-cell office:value-type="float" office:value="7018"/>
          <table:table-cell office:value-type="float" office:value="3"/>
          <table:table-cell table:number-columns-repeated="16379"/>
        </table:table-row>
        <table:table-row>
          <table:table-cell office:value-type="float" office:value="1998027"/>
          <table:table-cell office:value-type="float" office:value="1998"/>
          <table:table-cell office:value-type="float" office:value="27"/>
          <table:table-cell office:value-type="float" office:value="5186"/>
          <table:table-cell office:value-type="float" office:value="3"/>
          <table:table-cell table:number-columns-repeated="16379"/>
        </table:table-row>
        <table:table-row>
          <table:table-cell office:value-type="float" office:value="1998028"/>
          <table:table-cell office:value-type="float" office:value="1998"/>
          <table:table-cell office:value-type="float" office:value="28"/>
          <table:table-cell office:value-type="float" office:value="9468"/>
          <table:table-cell office:value-type="float" office:value="3"/>
          <table:table-cell table:number-columns-repeated="16379"/>
        </table:table-row>
        <table:table-row>
          <table:table-cell office:value-type="float" office:value="1998029"/>
          <table:table-cell office:value-type="float" office:value="1998"/>
          <table:table-cell office:value-type="float" office:value="29"/>
          <table:table-cell office:value-type="float" office:value="8472"/>
          <table:table-cell office:value-type="float" office:value="3"/>
          <table:table-cell table:number-columns-repeated="16379"/>
        </table:table-row>
        <table:table-row>
          <table:table-cell office:value-type="float" office:value="1998031"/>
          <table:table-cell office:value-type="float" office:value="1998"/>
          <table:table-cell office:value-type="float" office:value="31"/>
          <table:table-cell office:value-type="float" office:value="15828"/>
          <table:table-cell office:value-type="float" office:value="3"/>
          <table:table-cell table:number-columns-repeated="16379"/>
        </table:table-row>
        <table:table-row>
          <table:table-cell office:value-type="float" office:value="1998032"/>
          <table:table-cell office:value-type="float" office:value="1998"/>
          <table:table-cell office:value-type="float" office:value="32"/>
          <table:table-cell office:value-type="float" office:value="41491"/>
          <table:table-cell office:value-type="float" office:value="3"/>
          <table:table-cell table:number-columns-repeated="16379"/>
        </table:table-row>
        <table:table-row>
          <table:table-cell office:value-type="float" office:value="1998033"/>
          <table:table-cell office:value-type="float" office:value="1998"/>
          <table:table-cell office:value-type="float" office:value="33"/>
          <table:table-cell office:value-type="float" office:value="9600"/>
          <table:table-cell office:value-type="float" office:value="3"/>
          <table:table-cell table:number-columns-repeated="16379"/>
        </table:table-row>
        <table:table-row>
          <table:table-cell office:value-type="float" office:value="1998035"/>
          <table:table-cell office:value-type="float" office:value="1998"/>
          <table:table-cell office:value-type="float" office:value="35"/>
          <table:table-cell office:value-type="float" office:value="11016"/>
          <table:table-cell office:value-type="float" office:value="0"/>
          <table:table-cell table:number-columns-repeated="16379"/>
        </table:table-row>
        <table:table-row>
          <table:table-cell office:value-type="float" office:value="1998036"/>
          <table:table-cell office:value-type="float" office:value="1998"/>
          <table:table-cell office:value-type="float" office:value="36"/>
          <table:table-cell office:value-type="float" office:value="18758"/>
          <table:table-cell office:value-type="float" office:value="3"/>
          <table:table-cell table:number-columns-repeated="16379"/>
        </table:table-row>
        <table:table-row>
          <table:table-cell office:value-type="float" office:value="1998037"/>
          <table:table-cell office:value-type="float" office:value="1998"/>
          <table:table-cell office:value-type="float" office:value="37"/>
          <table:table-cell office:value-type="float" office:value="12170"/>
          <table:table-cell office:value-type="float" office:value="3"/>
          <table:table-cell table:number-columns-repeated="16379"/>
        </table:table-row>
        <table:table-row>
          <table:table-cell office:value-type="float" office:value="1998038"/>
          <table:table-cell office:value-type="float" office:value="1998"/>
          <table:table-cell office:value-type="float" office:value="38"/>
          <table:table-cell office:value-type="float" office:value="24194"/>
          <table:table-cell office:value-type="float" office:value="3"/>
          <table:table-cell table:number-columns-repeated="16379"/>
        </table:table-row>
        <table:table-row>
          <table:table-cell office:value-type="float" office:value="1998039"/>
          <table:table-cell office:value-type="float" office:value="1998"/>
          <table:table-cell office:value-type="float" office:value="39"/>
          <table:table-cell office:value-type="float" office:value="13454"/>
          <table:table-cell office:value-type="float" office:value="3"/>
          <table:table-cell table:number-columns-repeated="16379"/>
        </table:table-row>
        <table:table-row>
          <table:table-cell office:value-type="float" office:value="1998040"/>
          <table:table-cell office:value-type="float" office:value="1998"/>
          <table:table-cell office:value-type="float" office:value="40"/>
          <table:table-cell office:value-type="float" office:value="7325"/>
          <table:table-cell office:value-type="float" office:value="3"/>
          <table:table-cell table:number-columns-repeated="16379"/>
        </table:table-row>
        <table:table-row>
          <table:table-cell office:value-type="float" office:value="1998041"/>
          <table:table-cell office:value-type="float" office:value="1998"/>
          <table:table-cell office:value-type="float" office:value="41"/>
          <table:table-cell office:value-type="float" office:value="18211"/>
          <table:table-cell office:value-type="float" office:value="0"/>
          <table:table-cell table:number-columns-repeated="16379"/>
        </table:table-row>
        <table:table-row>
          <table:table-cell office:value-type="float" office:value="1998042"/>
          <table:table-cell office:value-type="float" office:value="1998"/>
          <table:table-cell office:value-type="float" office:value="42"/>
          <table:table-cell office:value-type="float" office:value="12525"/>
          <table:table-cell office:value-type="float" office:value="0"/>
          <table:table-cell table:number-columns-repeated="16379"/>
        </table:table-row>
        <table:table-row>
          <table:table-cell office:value-type="float" office:value="1998043"/>
          <table:table-cell office:value-type="float" office:value="1998"/>
          <table:table-cell office:value-type="float" office:value="43"/>
          <table:table-cell office:value-type="float" office:value="16624"/>
          <table:table-cell office:value-type="float" office:value="3"/>
          <table:table-cell table:number-columns-repeated="16379"/>
        </table:table-row>
        <table:table-row>
          <table:table-cell office:value-type="float" office:value="1998044"/>
          <table:table-cell office:value-type="float" office:value="1998"/>
          <table:table-cell office:value-type="float" office:value="44"/>
          <table:table-cell office:value-type="float" office:value="7182"/>
          <table:table-cell office:value-type="float" office:value="3"/>
          <table:table-cell table:number-columns-repeated="16379"/>
        </table:table-row>
        <table:table-row>
          <table:table-cell office:value-type="float" office:value="1998045"/>
          <table:table-cell office:value-type="float" office:value="1998"/>
          <table:table-cell office:value-type="float" office:value="45"/>
          <table:table-cell office:value-type="float" office:value="16883"/>
          <table:table-cell office:value-type="float" office:value="3"/>
          <table:table-cell table:number-columns-repeated="16379"/>
        </table:table-row>
        <table:table-row>
          <table:table-cell office:value-type="float" office:value="1998046"/>
          <table:table-cell office:value-type="float" office:value="1998"/>
          <table:table-cell office:value-type="float" office:value="46"/>
          <table:table-cell office:value-type="float" office:value="9570"/>
          <table:table-cell office:value-type="float" office:value="3"/>
          <table:table-cell table:number-columns-repeated="16379"/>
        </table:table-row>
        <table:table-row>
          <table:table-cell office:value-type="float" office:value="1998047"/>
          <table:table-cell office:value-type="float" office:value="1998"/>
          <table:table-cell office:value-type="float" office:value="47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048"/>
          <table:table-cell office:value-type="float" office:value="1998"/>
          <table:table-cell office:value-type="float" office:value="48"/>
          <table:table-cell office:value-type="float" office:value="5873"/>
          <table:table-cell office:value-type="float" office:value="0"/>
          <table:table-cell table:number-columns-repeated="16379"/>
        </table:table-row>
        <table:table-row>
          <table:table-cell office:value-type="float" office:value="1998049"/>
          <table:table-cell office:value-type="float" office:value="1998"/>
          <table:table-cell office:value-type="float" office:value="49"/>
          <table:table-cell office:value-type="float" office:value="16580"/>
          <table:table-cell office:value-type="float" office:value="3"/>
          <table:table-cell table:number-columns-repeated="16379"/>
        </table:table-row>
        <table:table-row>
          <table:table-cell office:value-type="float" office:value="1998051"/>
          <table:table-cell office:value-type="float" office:value="1998"/>
          <table:table-cell office:value-type="float" office:value="51"/>
          <table:table-cell office:value-type="float" office:value="12254"/>
          <table:table-cell office:value-type="float" office:value="5"/>
          <table:table-cell table:number-columns-repeated="16379"/>
        </table:table-row>
        <table:table-row>
          <table:table-cell office:value-type="float" office:value="1998053"/>
          <table:table-cell office:value-type="float" office:value="1998"/>
          <table:table-cell office:value-type="float" office:value="53"/>
          <table:table-cell office:value-type="float" office:value="5728"/>
          <table:table-cell office:value-type="float" office:value="3"/>
          <table:table-cell table:number-columns-repeated="16379"/>
        </table:table-row>
        <table:table-row>
          <table:table-cell office:value-type="float" office:value="1998054"/>
          <table:table-cell office:value-type="float" office:value="1998"/>
          <table:table-cell office:value-type="float" office:value="54"/>
          <table:table-cell office:value-type="float" office:value="15549"/>
          <table:table-cell office:value-type="float" office:value="3"/>
          <table:table-cell table:number-columns-repeated="16379"/>
        </table:table-row>
        <table:table-row>
          <table:table-cell office:value-type="float" office:value="1998055"/>
          <table:table-cell office:value-type="float" office:value="1998"/>
          <table:table-cell office:value-type="float" office:value="55"/>
          <table:table-cell office:value-type="float" office:value="15138"/>
          <table:table-cell office:value-type="float" office:value="3"/>
          <table:table-cell table:number-columns-repeated="16379"/>
        </table:table-row>
        <table:table-row>
          <table:table-cell office:value-type="float" office:value="1998056"/>
          <table:table-cell office:value-type="float" office:value="1998"/>
          <table:table-cell office:value-type="float" office:value="56"/>
          <table:table-cell office:value-type="float" office:value="12278"/>
          <table:table-cell office:value-type="float" office:value="3"/>
          <table:table-cell table:number-columns-repeated="16379"/>
        </table:table-row>
        <table:table-row>
          <table:table-cell office:value-type="float" office:value="1998057"/>
          <table:table-cell office:value-type="float" office:value="1998"/>
          <table:table-cell office:value-type="float" office:value="57"/>
          <table:table-cell office:value-type="float" office:value="15361"/>
          <table:table-cell office:value-type="float" office:value="3"/>
          <table:table-cell table:number-columns-repeated="16379"/>
        </table:table-row>
        <table:table-row>
          <table:table-cell office:value-type="float" office:value="1998058"/>
          <table:table-cell office:value-type="float" office:value="1998"/>
          <table:table-cell office:value-type="float" office:value="58"/>
          <table:table-cell office:value-type="float" office:value="3896"/>
          <table:table-cell office:value-type="float" office:value="3"/>
          <table:table-cell table:number-columns-repeated="16379"/>
        </table:table-row>
        <table:table-row>
          <table:table-cell office:value-type="float" office:value="1998060"/>
          <table:table-cell office:value-type="float" office:value="1998"/>
          <table:table-cell office:value-type="float" office:value="60"/>
          <table:table-cell office:value-type="float" office:value="12668"/>
          <table:table-cell office:value-type="float" office:value="2"/>
          <table:table-cell table:number-columns-repeated="16379"/>
        </table:table-row>
        <table:table-row>
          <table:table-cell office:value-type="float" office:value="1998061"/>
          <table:table-cell office:value-type="float" office:value="1998"/>
          <table:table-cell office:value-type="float" office:value="61"/>
          <table:table-cell office:value-type="float" office:value="22496"/>
          <table:table-cell office:value-type="float" office:value="2"/>
          <table:table-cell table:number-columns-repeated="16379"/>
        </table:table-row>
        <table:table-row>
          <table:table-cell office:value-type="float" office:value="1998062"/>
          <table:table-cell office:value-type="float" office:value="1998"/>
          <table:table-cell office:value-type="float" office:value="62"/>
          <table:table-cell office:value-type="float" office:value="12471"/>
          <table:table-cell office:value-type="float" office:value="3"/>
          <table:table-cell table:number-columns-repeated="16379"/>
        </table:table-row>
        <table:table-row>
          <table:table-cell office:value-type="float" office:value="1998063"/>
          <table:table-cell office:value-type="float" office:value="1998"/>
          <table:table-cell office:value-type="float" office:value="63"/>
          <table:table-cell office:value-type="float" office:value="10017"/>
          <table:table-cell office:value-type="float" office:value="0"/>
          <table:table-cell table:number-columns-repeated="16379"/>
        </table:table-row>
        <table:table-row>
          <table:table-cell office:value-type="float" office:value="1998064"/>
          <table:table-cell office:value-type="float" office:value="1998"/>
          <table:table-cell office:value-type="float" office:value="64"/>
          <table:table-cell office:value-type="float" office:value="14902"/>
          <table:table-cell office:value-type="float" office:value="3"/>
          <table:table-cell table:number-columns-repeated="16379"/>
        </table:table-row>
        <table:table-row>
          <table:table-cell office:value-type="float" office:value="1998066"/>
          <table:table-cell office:value-type="float" office:value="1998"/>
          <table:table-cell office:value-type="float" office:value="66"/>
          <table:table-cell office:value-type="float" office:value="26803"/>
          <table:table-cell office:value-type="float" office:value="3"/>
          <table:table-cell table:number-columns-repeated="16379"/>
        </table:table-row>
        <table:table-row>
          <table:table-cell office:value-type="float" office:value="1998067"/>
          <table:table-cell office:value-type="float" office:value="1998"/>
          <table:table-cell office:value-type="float" office:value="67"/>
          <table:table-cell office:value-type="float" office:value="13507"/>
          <table:table-cell office:value-type="float" office:value="3"/>
          <table:table-cell table:number-columns-repeated="16379"/>
        </table:table-row>
        <table:table-row>
          <table:table-cell office:value-type="float" office:value="1998068"/>
          <table:table-cell office:value-type="float" office:value="1998"/>
          <table:table-cell office:value-type="float" office:value="68"/>
          <table:table-cell office:value-type="float" office:value="9537"/>
          <table:table-cell office:value-type="float" office:value="3"/>
          <table:table-cell table:number-columns-repeated="16379"/>
        </table:table-row>
        <table:table-row>
          <table:table-cell office:value-type="float" office:value="1998070"/>
          <table:table-cell office:value-type="float" office:value="1998"/>
          <table:table-cell office:value-type="float" office:value="70"/>
          <table:table-cell office:value-type="float" office:value="15641"/>
          <table:table-cell office:value-type="float" office:value="0"/>
          <table:table-cell table:number-columns-repeated="16379"/>
        </table:table-row>
        <table:table-row>
          <table:table-cell office:value-type="float" office:value="1998071"/>
          <table:table-cell office:value-type="float" office:value="1998"/>
          <table:table-cell office:value-type="float" office:value="71"/>
          <table:table-cell office:value-type="float" office:value="12272"/>
          <table:table-cell office:value-type="float" office:value="3"/>
          <table:table-cell table:number-columns-repeated="16379"/>
        </table:table-row>
        <table:table-row>
          <table:table-cell office:value-type="float" office:value="1998072"/>
          <table:table-cell office:value-type="float" office:value="1998"/>
          <table:table-cell office:value-type="float" office:value="72"/>
          <table:table-cell office:value-type="float" office:value="6274"/>
          <table:table-cell office:value-type="float" office:value="0"/>
          <table:table-cell table:number-columns-repeated="16379"/>
        </table:table-row>
        <table:table-row>
          <table:table-cell office:value-type="float" office:value="1998073"/>
          <table:table-cell office:value-type="float" office:value="1998"/>
          <table:table-cell office:value-type="float" office:value="73"/>
          <table:table-cell office:value-type="float" office:value="25378"/>
          <table:table-cell office:value-type="float" office:value="3"/>
          <table:table-cell table:number-columns-repeated="16379"/>
        </table:table-row>
        <table:table-row>
          <table:table-cell office:value-type="float" office:value="1998074"/>
          <table:table-cell office:value-type="float" office:value="1998"/>
          <table:table-cell office:value-type="float" office:value="74"/>
          <table:table-cell office:value-type="float" office:value="3102"/>
          <table:table-cell office:value-type="float" office:value="3"/>
          <table:table-cell table:number-columns-repeated="16379"/>
        </table:table-row>
        <table:table-row>
          <table:table-cell office:value-type="float" office:value="1998075"/>
          <table:table-cell office:value-type="float" office:value="1998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76"/>
          <table:table-cell office:value-type="float" office:value="1998"/>
          <table:table-cell office:value-type="float" office:value="76"/>
          <table:table-cell office:value-type="float" office:value="5821"/>
          <table:table-cell office:value-type="float" office:value="3"/>
          <table:table-cell table:number-columns-repeated="16379"/>
        </table:table-row>
        <table:table-row>
          <table:table-cell office:value-type="float" office:value="1998079"/>
          <table:table-cell office:value-type="float" office:value="1998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95"/>
          <table:table-cell office:value-type="float" office:value="1998"/>
          <table:table-cell office:value-type="float" office:value="95"/>
          <table:table-cell office:value-type="float" office:value="4370"/>
          <table:table-cell office:value-type="float" office:value="3"/>
          <table:table-cell table:number-columns-repeated="16379"/>
        </table:table-row>
        <table:table-row>
          <table:table-cell office:value-type="float" office:value="1998096"/>
          <table:table-cell office:value-type="float" office:value="1998"/>
          <table:table-cell office:value-type="float" office:value="96"/>
          <table:table-cell office:value-type="float" office:value="4731"/>
          <table:table-cell office:value-type="float" office:value="3"/>
          <table:table-cell table:number-columns-repeated="16379"/>
        </table:table-row>
        <table:table-row>
          <table:table-cell office:value-type="float" office:value="1998097"/>
          <table:table-cell office:value-type="float" office:value="1998"/>
          <table:table-cell office:value-type="float" office:value="97"/>
          <table:table-cell office:value-type="float" office:value="8244"/>
          <table:table-cell office:value-type="float" office:value="3"/>
          <table:table-cell table:number-columns-repeated="16379"/>
        </table:table-row>
        <table:table-row>
          <table:table-cell office:value-type="float" office:value="1998099"/>
          <table:table-cell office:value-type="float" office:value="1998"/>
          <table:table-cell office:value-type="float" office:value="99"/>
          <table:table-cell office:value-type="float" office:value="6916"/>
          <table:table-cell office:value-type="float" office:value="3"/>
          <table:table-cell table:number-columns-repeated="16379"/>
        </table:table-row>
        <table:table-row>
          <table:table-cell office:value-type="float" office:value="1998100"/>
          <table:table-cell office:value-type="float" office:value="1998"/>
          <table:table-cell office:value-type="float" office:value="100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101"/>
          <table:table-cell office:value-type="float" office:value="1998"/>
          <table:table-cell office:value-type="float" office:value="101"/>
          <table:table-cell office:value-type="float" office:value="19618"/>
          <table:table-cell office:value-type="float" office:value="4"/>
          <table:table-cell table:number-columns-repeated="16379"/>
        </table:table-row>
        <table:table-row>
          <table:table-cell office:value-type="float" office:value="1998103"/>
          <table:table-cell office:value-type="float" office:value="1998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04"/>
          <table:table-cell office:value-type="float" office:value="1998"/>
          <table:table-cell office:value-type="float" office:value="104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1998105"/>
          <table:table-cell office:value-type="float" office:value="1998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8106"/>
          <table:table-cell office:value-type="float" office:value="1998"/>
          <table:table-cell office:value-type="float" office:value="106"/>
          <table:table-cell office:value-type="float" office:value="14469"/>
          <table:table-cell office:value-type="float" office:value="4"/>
          <table:table-cell table:number-columns-repeated="16379"/>
        </table:table-row>
        <table:table-row>
          <table:table-cell office:value-type="float" office:value="1998107"/>
          <table:table-cell office:value-type="float" office:value="1998"/>
          <table:table-cell office:value-type="float" office:value="107"/>
          <table:table-cell office:value-type="float" office:value="17035"/>
          <table:table-cell office:value-type="float" office:value="4"/>
          <table:table-cell table:number-columns-repeated="16379"/>
        </table:table-row>
        <table:table-row>
          <table:table-cell office:value-type="float" office:value="1998108"/>
          <table:table-cell office:value-type="float" office:value="1998"/>
          <table:table-cell office:value-type="float" office:value="108"/>
          <table:table-cell office:value-type="float" office:value="12890"/>
          <table:table-cell office:value-type="float" office:value="4"/>
          <table:table-cell table:number-columns-repeated="16379"/>
        </table:table-row>
        <table:table-row>
          <table:table-cell office:value-type="float" office:value="1998109"/>
          <table:table-cell office:value-type="float" office:value="1998"/>
          <table:table-cell office:value-type="float" office:value="109"/>
          <table:table-cell office:value-type="float" office:value="23262"/>
          <table:table-cell office:value-type="float" office:value="4"/>
          <table:table-cell table:number-columns-repeated="16379"/>
        </table:table-row>
        <table:table-row>
          <table:table-cell office:value-type="float" office:value="1998110"/>
          <table:table-cell office:value-type="float" office:value="1998"/>
          <table:table-cell office:value-type="float" office:value="110"/>
          <table:table-cell office:value-type="float" office:value="4032"/>
          <table:table-cell office:value-type="float" office:value="4"/>
          <table:table-cell table:number-columns-repeated="16379"/>
        </table:table-row>
        <table:table-row>
          <table:table-cell office:value-type="float" office:value="1998111"/>
          <table:table-cell office:value-type="float" office:value="1998"/>
          <table:table-cell office:value-type="float" office:value="111"/>
          <table:table-cell office:value-type="float" office:value="10518"/>
          <table:table-cell office:value-type="float" office:value="0"/>
          <table:table-cell table:number-columns-repeated="16379"/>
        </table:table-row>
        <table:table-row>
          <table:table-cell office:value-type="float" office:value="1998117"/>
          <table:table-cell office:value-type="float" office:value="1998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18"/>
          <table:table-cell office:value-type="float" office:value="1998"/>
          <table:table-cell office:value-type="float" office:value="118"/>
          <table:table-cell office:value-type="float" office:value="9360"/>
          <table:table-cell office:value-type="float" office:value="3"/>
          <table:table-cell table:number-columns-repeated="16379"/>
        </table:table-row>
        <table:table-row>
          <table:table-cell office:value-type="float" office:value="1998119"/>
          <table:table-cell office:value-type="float" office:value="1998"/>
          <table:table-cell office:value-type="float" office:value="119"/>
          <table:table-cell office:value-type="float" office:value="4315"/>
          <table:table-cell office:value-type="float" office:value="0"/>
          <table:table-cell table:number-columns-repeated="16379"/>
        </table:table-row>
        <table:table-row>
          <table:table-cell office:value-type="float" office:value="1998123"/>
          <table:table-cell office:value-type="float" office:value="1998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24"/>
          <table:table-cell office:value-type="float" office:value="1998"/>
          <table:table-cell office:value-type="float" office:value="124"/>
          <table:table-cell office:value-type="float" office:value="3507"/>
          <table:table-cell office:value-type="float" office:value="3"/>
          <table:table-cell table:number-columns-repeated="16379"/>
        </table:table-row>
        <table:table-row>
          <table:table-cell office:value-type="float" office:value="1998127"/>
          <table:table-cell office:value-type="float" office:value="1998"/>
          <table:table-cell office:value-type="float" office:value="127"/>
          <table:table-cell office:value-type="float" office:value="4826"/>
          <table:table-cell office:value-type="float" office:value="3"/>
          <table:table-cell table:number-columns-repeated="16379"/>
        </table:table-row>
        <table:table-row>
          <table:table-cell office:value-type="float" office:value="1998128"/>
          <table:table-cell office:value-type="float" office:value="1998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36"/>
          <table:table-cell office:value-type="float" office:value="1998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8138"/>
          <table:table-cell office:value-type="float" office:value="1998"/>
          <table:table-cell office:value-type="float" office:value="138"/>
          <table:table-cell office:value-type="float" office:value="8323"/>
          <table:table-cell office:value-type="float" office:value="0"/>
          <table:table-cell table:number-columns-repeated="16379"/>
        </table:table-row>
        <table:table-row>
          <table:table-cell office:value-type="float" office:value="1998139"/>
          <table:table-cell office:value-type="float" office:value="1998"/>
          <table:table-cell office:value-type="float" office:value="139"/>
          <table:table-cell office:value-type="float" office:value="4868"/>
          <table:table-cell office:value-type="float" office:value="0"/>
          <table:table-cell table:number-columns-repeated="16379"/>
        </table:table-row>
        <table:table-row>
          <table:table-cell office:value-type="float" office:value="1998140"/>
          <table:table-cell office:value-type="float" office:value="1998"/>
          <table:table-cell office:value-type="float" office:value="140"/>
          <table:table-cell office:value-type="float" office:value="3926"/>
          <table:table-cell office:value-type="float" office:value="2"/>
          <table:table-cell table:number-columns-repeated="16379"/>
        </table:table-row>
        <table:table-row>
          <table:table-cell office:value-type="float" office:value="1998141"/>
          <table:table-cell office:value-type="float" office:value="1998"/>
          <table:table-cell office:value-type="float" office:value="141"/>
          <table:table-cell office:value-type="float" office:value="10309"/>
          <table:table-cell office:value-type="float" office:value="2"/>
          <table:table-cell table:number-columns-repeated="16379"/>
        </table:table-row>
        <table:table-row>
          <table:table-cell office:value-type="float" office:value="1998142"/>
          <table:table-cell office:value-type="float" office:value="1998"/>
          <table:table-cell office:value-type="float" office:value="142"/>
          <table:table-cell office:value-type="float" office:value="6887"/>
          <table:table-cell office:value-type="float" office:value="2"/>
          <table:table-cell table:number-columns-repeated="16379"/>
        </table:table-row>
        <table:table-row>
          <table:table-cell office:value-type="float" office:value="1998143"/>
          <table:table-cell office:value-type="float" office:value="1998"/>
          <table:table-cell office:value-type="float" office:value="143"/>
          <table:table-cell office:value-type="float" office:value="12610"/>
          <table:table-cell office:value-type="float" office:value="3"/>
          <table:table-cell table:number-columns-repeated="16379"/>
        </table:table-row>
        <table:table-row>
          <table:table-cell office:value-type="float" office:value="1998144"/>
          <table:table-cell office:value-type="float" office:value="1998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5"/>
          <table:table-cell office:value-type="float" office:value="1998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6"/>
          <table:table-cell office:value-type="float" office:value="1998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8147"/>
          <table:table-cell office:value-type="float" office:value="1998"/>
          <table:table-cell office:value-type="float" office:value="147"/>
          <table:table-cell office:value-type="float" office:value="3200"/>
          <table:table-cell office:value-type="float" office:value="0"/>
          <table:table-cell table:number-columns-repeated="16379"/>
        </table:table-row>
        <table:table-row>
          <table:table-cell office:value-type="float" office:value="1998148"/>
          <table:table-cell office:value-type="float" office:value="1998"/>
          <table:table-cell office:value-type="float" office:value="148"/>
          <table:table-cell office:value-type="float" office:value="4000"/>
          <table:table-cell office:value-type="float" office:value="0"/>
          <table:table-cell table:number-columns-repeated="16379"/>
        </table:table-row>
        <table:table-row>
          <table:table-cell office:value-type="float" office:value="1998149"/>
          <table:table-cell office:value-type="float" office:value="1998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0"/>
          <table:table-cell office:value-type="float" office:value="1998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2"/>
          <table:table-cell office:value-type="float" office:value="1998"/>
          <table:table-cell office:value-type="float" office:value="152"/>
          <table:table-cell office:value-type="float" office:value="2500"/>
          <table:table-cell office:value-type="float" office:value="5"/>
          <table:table-cell table:number-columns-repeated="16379"/>
        </table:table-row>
        <table:table-row>
          <table:table-cell office:value-type="float" office:value="1998153"/>
          <table:table-cell office:value-type="float" office:value="1998"/>
          <table:table-cell office:value-type="float" office:value="153"/>
          <table:table-cell office:value-type="float" office:value="669"/>
          <table:table-cell office:value-type="float" office:value="0"/>
          <table:table-cell table:number-columns-repeated="16379"/>
        </table:table-row>
        <table:table-row>
          <table:table-cell office:value-type="float" office:value="1998155"/>
          <table:table-cell office:value-type="float" office:value="1998"/>
          <table:table-cell office:value-type="float" office:value="155"/>
          <table:table-cell office:value-type="float" office:value="4216"/>
          <table:table-cell office:value-type="float" office:value="0"/>
          <table:table-cell table:number-columns-repeated="16379"/>
        </table:table-row>
        <table:table-row>
          <table:table-cell office:value-type="float" office:value="1998156"/>
          <table:table-cell office:value-type="float" office:value="1998"/>
          <table:table-cell office:value-type="float" office:value="156"/>
          <table:table-cell office:value-type="float" office:value="2875"/>
          <table:table-cell office:value-type="float" office:value="0"/>
          <table:table-cell table:number-columns-repeated="16379"/>
        </table:table-row>
        <table:table-row>
          <table:table-cell office:value-type="float" office:value="1998157"/>
          <table:table-cell office:value-type="float" office:value="1998"/>
          <table:table-cell office:value-type="float" office:value="157"/>
          <table:table-cell office:value-type="float" office:value="8734"/>
          <table:table-cell office:value-type="float" office:value="0"/>
          <table:table-cell table:number-columns-repeated="16379"/>
        </table:table-row>
        <table:table-row>
          <table:table-cell office:value-type="float" office:value="1998158"/>
          <table:table-cell office:value-type="float" office:value="1998"/>
          <table:table-cell office:value-type="float" office:value="158"/>
          <table:table-cell office:value-type="float" office:value="37285"/>
          <table:table-cell office:value-type="float" office:value="2"/>
          <table:table-cell table:number-columns-repeated="16379"/>
        </table:table-row>
        <table:table-row>
          <table:table-cell office:value-type="float" office:value="1998160"/>
          <table:table-cell office:value-type="float" office:value="1998"/>
          <table:table-cell office:value-type="float" office:value="160"/>
          <table:table-cell office:value-type="float" office:value="586"/>
          <table:table-cell office:value-type="float" office:value="0"/>
          <table:table-cell table:number-columns-repeated="16379"/>
        </table:table-row>
        <table:table-row>
          <table:table-cell office:value-type="float" office:value="1998161"/>
          <table:table-cell office:value-type="float" office:value="1998"/>
          <table:table-cell office:value-type="float" office:value="161"/>
          <table:table-cell office:value-type="float" office:value="1327"/>
          <table:table-cell office:value-type="float" office:value="0"/>
          <table:table-cell table:number-columns-repeated="16379"/>
        </table:table-row>
        <table:table-row>
          <table:table-cell office:value-type="float" office:value="1998162"/>
          <table:table-cell office:value-type="float" office:value="1998"/>
          <table:table-cell office:value-type="float" office:value="162"/>
          <table:table-cell office:value-type="float" office:value="705"/>
          <table:table-cell office:value-type="float" office:value="5"/>
          <table:table-cell table:number-columns-repeated="16379"/>
        </table:table-row>
        <table:table-row>
          <table:table-cell office:value-type="float" office:value="1998163"/>
          <table:table-cell office:value-type="float" office:value="1998"/>
          <table:table-cell office:value-type="float" office:value="163"/>
          <table:table-cell office:value-type="float" office:value="579"/>
          <table:table-cell office:value-type="float" office:value="5"/>
          <table:table-cell table:number-columns-repeated="16379"/>
        </table:table-row>
        <table:table-row>
          <table:table-cell office:value-type="float" office:value="1998164"/>
          <table:table-cell office:value-type="float" office:value="1998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65"/>
          <table:table-cell office:value-type="float" office:value="1998"/>
          <table:table-cell office:value-type="float" office:value="165"/>
          <table:table-cell office:value-type="float" office:value="2280"/>
          <table:table-cell office:value-type="float" office:value="0"/>
          <table:table-cell table:number-columns-repeated="16379"/>
        </table:table-row>
        <table:table-row>
          <table:table-cell office:value-type="float" office:value="1998166"/>
          <table:table-cell office:value-type="float" office:value="1998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8167"/>
          <table:table-cell office:value-type="float" office:value="1998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8"/>
          <table:table-cell office:value-type="float" office:value="1998"/>
          <table:table-cell office:value-type="float" office:value="168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9"/>
          <table:table-cell office:value-type="float" office:value="1998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70"/>
          <table:table-cell office:value-type="float" office:value="1998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01"/>
          <table:table-cell office:value-type="float" office:value="1999"/>
          <table:table-cell office:value-type="float" office:value="1"/>
          <table:table-cell office:value-type="float" office:value="413123"/>
          <table:table-cell office:value-type="float" office:value="1"/>
          <table:table-cell table:number-columns-repeated="16379"/>
        </table:table-row>
        <table:table-row>
          <table:table-cell office:value-type="float" office:value="1999002"/>
          <table:table-cell office:value-type="float" office:value="1999"/>
          <table:table-cell office:value-type="float" office:value="2"/>
          <table:table-cell office:value-type="float" office:value="49463"/>
          <table:table-cell office:value-type="float" office:value="4"/>
          <table:table-cell table:number-columns-repeated="16379"/>
        </table:table-row>
        <table:table-row>
          <table:table-cell office:value-type="float" office:value="1999003"/>
          <table:table-cell office:value-type="float" office:value="1999"/>
          <table:table-cell office:value-type="float" office:value="3"/>
          <table:table-cell office:value-type="float" office:value="46918"/>
          <table:table-cell office:value-type="float" office:value="2"/>
          <table:table-cell table:number-columns-repeated="16379"/>
        </table:table-row>
        <table:table-row>
          <table:table-cell office:value-type="float" office:value="1999004"/>
          <table:table-cell office:value-type="float" office:value="1999"/>
          <table:table-cell office:value-type="float" office:value="4"/>
          <table:table-cell office:value-type="float" office:value="45698"/>
          <table:table-cell office:value-type="float" office:value="0"/>
          <table:table-cell table:number-columns-repeated="16379"/>
        </table:table-row>
        <table:table-row>
          <table:table-cell office:value-type="float" office:value="1999005"/>
          <table:table-cell office:value-type="float" office:value="1999"/>
          <table:table-cell office:value-type="float" office:value="5"/>
          <table:table-cell office:value-type="float" office:value="45694"/>
          <table:table-cell office:value-type="float" office:value="2"/>
          <table:table-cell table:number-columns-repeated="16379"/>
        </table:table-row>
        <table:table-row>
          <table:table-cell office:value-type="float" office:value="1999006"/>
          <table:table-cell office:value-type="float" office:value="1999"/>
          <table:table-cell office:value-type="float" office:value="6"/>
          <table:table-cell office:value-type="float" office:value="30967"/>
          <table:table-cell office:value-type="float" office:value="2"/>
          <table:table-cell table:number-columns-repeated="16379"/>
        </table:table-row>
        <table:table-row>
          <table:table-cell office:value-type="float" office:value="1999007"/>
          <table:table-cell office:value-type="float" office:value="1999"/>
          <table:table-cell office:value-type="float" office:value="7"/>
          <table:table-cell office:value-type="float" office:value="112435"/>
          <table:table-cell office:value-type="float" office:value="2"/>
          <table:table-cell table:number-columns-repeated="16379"/>
        </table:table-row>
        <table:table-row>
          <table:table-cell office:value-type="float" office:value="1999008"/>
          <table:table-cell office:value-type="float" office:value="1999"/>
          <table:table-cell office:value-type="float" office:value="8"/>
          <table:table-cell office:value-type="float" office:value="62313"/>
          <table:table-cell office:value-type="float" office:value="2"/>
          <table:table-cell table:number-columns-repeated="16379"/>
        </table:table-row>
        <table:table-row>
          <table:table-cell office:value-type="float" office:value="1999009"/>
          <table:table-cell office:value-type="float" office:value="1999"/>
          <table:table-cell office:value-type="float" office:value="9"/>
          <table:table-cell office:value-type="float" office:value="13695"/>
          <table:table-cell office:value-type="float" office:value="4"/>
          <table:table-cell table:number-columns-repeated="16379"/>
        </table:table-row>
        <table:table-row>
          <table:table-cell office:value-type="float" office:value="1999010"/>
          <table:table-cell office:value-type="float" office:value="1999"/>
          <table:table-cell office:value-type="float" office:value="10"/>
          <table:table-cell office:value-type="float" office:value="42871"/>
          <table:table-cell office:value-type="float" office:value="4"/>
          <table:table-cell table:number-columns-repeated="16379"/>
        </table:table-row>
        <table:table-row>
          <table:table-cell office:value-type="float" office:value="1999011"/>
          <table:table-cell office:value-type="float" office:value="1999"/>
          <table:table-cell office:value-type="float" office:value="11"/>
          <table:table-cell office:value-type="float" office:value="8777"/>
          <table:table-cell office:value-type="float" office:value="4"/>
          <table:table-cell table:number-columns-repeated="16379"/>
        </table:table-row>
        <table:table-row>
          <table:table-cell office:value-type="float" office:value="1999012"/>
          <table:table-cell office:value-type="float" office:value="1999"/>
          <table:table-cell office:value-type="float" office:value="12"/>
          <table:table-cell office:value-type="float" office:value="15886"/>
          <table:table-cell office:value-type="float" office:value="5"/>
          <table:table-cell table:number-columns-repeated="16379"/>
        </table:table-row>
        <table:table-row>
          <table:table-cell office:value-type="float" office:value="1999013"/>
          <table:table-cell office:value-type="float" office:value="1999"/>
          <table:table-cell office:value-type="float" office:value="13"/>
          <table:table-cell office:value-type="float" office:value="5244"/>
          <table:table-cell office:value-type="float" office:value="5"/>
          <table:table-cell table:number-columns-repeated="16379"/>
        </table:table-row>
        <table:table-row>
          <table:table-cell office:value-type="float" office:value="1999015"/>
          <table:table-cell office:value-type="float" office:value="1999"/>
          <table:table-cell office:value-type="float" office:value="15"/>
          <table:table-cell office:value-type="float" office:value="8916"/>
          <table:table-cell office:value-type="float" office:value="3"/>
          <table:table-cell table:number-columns-repeated="16379"/>
        </table:table-row>
        <table:table-row>
          <table:table-cell office:value-type="float" office:value="1999016"/>
          <table:table-cell office:value-type="float" office:value="1999"/>
          <table:table-cell office:value-type="float" office:value="16"/>
          <table:table-cell office:value-type="float" office:value="7260"/>
          <table:table-cell office:value-type="float" office:value="3"/>
          <table:table-cell table:number-columns-repeated="16379"/>
        </table:table-row>
        <table:table-row>
          <table:table-cell office:value-type="float" office:value="1999017"/>
          <table:table-cell office:value-type="float" office:value="1999"/>
          <table:table-cell office:value-type="float" office:value="17"/>
          <table:table-cell office:value-type="float" office:value="2857"/>
          <table:table-cell office:value-type="float" office:value="3"/>
          <table:table-cell table:number-columns-repeated="16379"/>
        </table:table-row>
        <table:table-row>
          <table:table-cell office:value-type="float" office:value="1999018"/>
          <table:table-cell office:value-type="float" office:value="1999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19"/>
          <table:table-cell office:value-type="float" office:value="1999"/>
          <table:table-cell office:value-type="float" office:value="19"/>
          <table:table-cell office:value-type="float" office:value="18319"/>
          <table:table-cell office:value-type="float" office:value="3"/>
          <table:table-cell table:number-columns-repeated="16379"/>
        </table:table-row>
        <table:table-row>
          <table:table-cell office:value-type="float" office:value="1999020"/>
          <table:table-cell office:value-type="float" office:value="1999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22"/>
          <table:table-cell office:value-type="float" office:value="1999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23"/>
          <table:table-cell office:value-type="float" office:value="1999"/>
          <table:table-cell office:value-type="float" office:value="23"/>
          <table:table-cell office:value-type="float" office:value="10188"/>
          <table:table-cell office:value-type="float" office:value="3"/>
          <table:table-cell table:number-columns-repeated="16379"/>
        </table:table-row>
        <table:table-row>
          <table:table-cell office:value-type="float" office:value="1999024"/>
          <table:table-cell office:value-type="float" office:value="1999"/>
          <table:table-cell office:value-type="float" office:value="24"/>
          <table:table-cell office:value-type="float" office:value="23363"/>
          <table:table-cell office:value-type="float" office:value="3"/>
          <table:table-cell table:number-columns-repeated="16379"/>
        </table:table-row>
        <table:table-row>
          <table:table-cell office:value-type="float" office:value="1999025"/>
          <table:table-cell office:value-type="float" office:value="1999"/>
          <table:table-cell office:value-type="float" office:value="25"/>
          <table:table-cell office:value-type="float" office:value="7327"/>
          <table:table-cell office:value-type="float" office:value="3"/>
          <table:table-cell table:number-columns-repeated="16379"/>
        </table:table-row>
        <table:table-row>
          <table:table-cell office:value-type="float" office:value="1999027"/>
          <table:table-cell office:value-type="float" office:value="1999"/>
          <table:table-cell office:value-type="float" office:value="27"/>
          <table:table-cell office:value-type="float" office:value="5487"/>
          <table:table-cell office:value-type="float" office:value="3"/>
          <table:table-cell table:number-columns-repeated="16379"/>
        </table:table-row>
        <table:table-row>
          <table:table-cell office:value-type="float" office:value="1999028"/>
          <table:table-cell office:value-type="float" office:value="1999"/>
          <table:table-cell office:value-type="float" office:value="28"/>
          <table:table-cell office:value-type="float" office:value="9394"/>
          <table:table-cell office:value-type="float" office:value="3"/>
          <table:table-cell table:number-columns-repeated="16379"/>
        </table:table-row>
        <table:table-row>
          <table:table-cell office:value-type="float" office:value="1999029"/>
          <table:table-cell office:value-type="float" office:value="1999"/>
          <table:table-cell office:value-type="float" office:value="29"/>
          <table:table-cell office:value-type="float" office:value="9057"/>
          <table:table-cell office:value-type="float" office:value="3"/>
          <table:table-cell table:number-columns-repeated="16379"/>
        </table:table-row>
        <table:table-row>
          <table:table-cell office:value-type="float" office:value="1999031"/>
          <table:table-cell office:value-type="float" office:value="1999"/>
          <table:table-cell office:value-type="float" office:value="31"/>
          <table:table-cell office:value-type="float" office:value="18508"/>
          <table:table-cell office:value-type="float" office:value="3"/>
          <table:table-cell table:number-columns-repeated="16379"/>
        </table:table-row>
        <table:table-row>
          <table:table-cell office:value-type="float" office:value="1999032"/>
          <table:table-cell office:value-type="float" office:value="1999"/>
          <table:table-cell office:value-type="float" office:value="32"/>
          <table:table-cell office:value-type="float" office:value="42934"/>
          <table:table-cell office:value-type="float" office:value="3"/>
          <table:table-cell table:number-columns-repeated="16379"/>
        </table:table-row>
        <table:table-row>
          <table:table-cell office:value-type="float" office:value="1999033"/>
          <table:table-cell office:value-type="float" office:value="1999"/>
          <table:table-cell office:value-type="float" office:value="33"/>
          <table:table-cell office:value-type="float" office:value="11000"/>
          <table:table-cell office:value-type="float" office:value="3"/>
          <table:table-cell table:number-columns-repeated="16379"/>
        </table:table-row>
        <table:table-row>
          <table:table-cell office:value-type="float" office:value="1999035"/>
          <table:table-cell office:value-type="float" office:value="1999"/>
          <table:table-cell office:value-type="float" office:value="35"/>
          <table:table-cell office:value-type="float" office:value="10454"/>
          <table:table-cell office:value-type="float" office:value="0"/>
          <table:table-cell table:number-columns-repeated="16379"/>
        </table:table-row>
        <table:table-row>
          <table:table-cell office:value-type="float" office:value="1999036"/>
          <table:table-cell office:value-type="float" office:value="1999"/>
          <table:table-cell office:value-type="float" office:value="36"/>
          <table:table-cell office:value-type="float" office:value="20273"/>
          <table:table-cell office:value-type="float" office:value="3"/>
          <table:table-cell table:number-columns-repeated="16379"/>
        </table:table-row>
        <table:table-row>
          <table:table-cell office:value-type="float" office:value="1999037"/>
          <table:table-cell office:value-type="float" office:value="1999"/>
          <table:table-cell office:value-type="float" office:value="37"/>
          <table:table-cell office:value-type="float" office:value="15800"/>
          <table:table-cell office:value-type="float" office:value="3"/>
          <table:table-cell table:number-columns-repeated="16379"/>
        </table:table-row>
        <table:table-row>
          <table:table-cell office:value-type="float" office:value="1999038"/>
          <table:table-cell office:value-type="float" office:value="1999"/>
          <table:table-cell office:value-type="float" office:value="38"/>
          <table:table-cell office:value-type="float" office:value="24069"/>
          <table:table-cell office:value-type="float" office:value="3"/>
          <table:table-cell table:number-columns-repeated="16379"/>
        </table:table-row>
        <table:table-row>
          <table:table-cell office:value-type="float" office:value="1999039"/>
          <table:table-cell office:value-type="float" office:value="1999"/>
          <table:table-cell office:value-type="float" office:value="39"/>
          <table:table-cell office:value-type="float" office:value="15717"/>
          <table:table-cell office:value-type="float" office:value="3"/>
          <table:table-cell table:number-columns-repeated="16379"/>
        </table:table-row>
        <table:table-row>
          <table:table-cell office:value-type="float" office:value="1999040"/>
          <table:table-cell office:value-type="float" office:value="1999"/>
          <table:table-cell office:value-type="float" office:value="40"/>
          <table:table-cell office:value-type="float" office:value="8615"/>
          <table:table-cell office:value-type="float" office:value="3"/>
          <table:table-cell table:number-columns-repeated="16379"/>
        </table:table-row>
        <table:table-row>
          <table:table-cell office:value-type="float" office:value="1999041"/>
          <table:table-cell office:value-type="float" office:value="1999"/>
          <table:table-cell office:value-type="float" office:value="41"/>
          <table:table-cell office:value-type="float" office:value="9864"/>
          <table:table-cell office:value-type="float" office:value="0"/>
          <table:table-cell table:number-columns-repeated="16379"/>
        </table:table-row>
        <table:table-row>
          <table:table-cell office:value-type="float" office:value="1999042"/>
          <table:table-cell office:value-type="float" office:value="1999"/>
          <table:table-cell office:value-type="float" office:value="42"/>
          <table:table-cell office:value-type="float" office:value="13242"/>
          <table:table-cell office:value-type="float" office:value="0"/>
          <table:table-cell table:number-columns-repeated="16379"/>
        </table:table-row>
        <table:table-row>
          <table:table-cell office:value-type="float" office:value="1999043"/>
          <table:table-cell office:value-type="float" office:value="1999"/>
          <table:table-cell office:value-type="float" office:value="43"/>
          <table:table-cell office:value-type="float" office:value="17783"/>
          <table:table-cell office:value-type="float" office:value="3"/>
          <table:table-cell table:number-columns-repeated="16379"/>
        </table:table-row>
        <table:table-row>
          <table:table-cell office:value-type="float" office:value="1999044"/>
          <table:table-cell office:value-type="float" office:value="1999"/>
          <table:table-cell office:value-type="float" office:value="44"/>
          <table:table-cell office:value-type="float" office:value="7224"/>
          <table:table-cell office:value-type="float" office:value="3"/>
          <table:table-cell table:number-columns-repeated="16379"/>
        </table:table-row>
        <table:table-row>
          <table:table-cell office:value-type="float" office:value="1999045"/>
          <table:table-cell office:value-type="float" office:value="1999"/>
          <table:table-cell office:value-type="float" office:value="45"/>
          <table:table-cell office:value-type="float" office:value="17060"/>
          <table:table-cell office:value-type="float" office:value="3"/>
          <table:table-cell table:number-columns-repeated="16379"/>
        </table:table-row>
        <table:table-row>
          <table:table-cell office:value-type="float" office:value="1999046"/>
          <table:table-cell office:value-type="float" office:value="1999"/>
          <table:table-cell office:value-type="float" office:value="46"/>
          <table:table-cell office:value-type="float" office:value="9999"/>
          <table:table-cell office:value-type="float" office:value="3"/>
          <table:table-cell table:number-columns-repeated="16379"/>
        </table:table-row>
        <table:table-row>
          <table:table-cell office:value-type="float" office:value="1999047"/>
          <table:table-cell office:value-type="float" office:value="1999"/>
          <table:table-cell office:value-type="float" office:value="47"/>
          <table:table-cell office:value-type="float" office:value="11693"/>
          <table:table-cell office:value-type="float" office:value="3"/>
          <table:table-cell table:number-columns-repeated="16379"/>
        </table:table-row>
        <table:table-row>
          <table:table-cell office:value-type="float" office:value="1999048"/>
          <table:table-cell office:value-type="float" office:value="1999"/>
          <table:table-cell office:value-type="float" office:value="48"/>
          <table:table-cell office:value-type="float" office:value="4879"/>
          <table:table-cell office:value-type="float" office:value="0"/>
          <table:table-cell table:number-columns-repeated="16379"/>
        </table:table-row>
        <table:table-row>
          <table:table-cell office:value-type="float" office:value="1999049"/>
          <table:table-cell office:value-type="float" office:value="1999"/>
          <table:table-cell office:value-type="float" office:value="49"/>
          <table:table-cell office:value-type="float" office:value="15942"/>
          <table:table-cell office:value-type="float" office:value="3"/>
          <table:table-cell table:number-columns-repeated="16379"/>
        </table:table-row>
        <table:table-row>
          <table:table-cell office:value-type="float" office:value="1999051"/>
          <table:table-cell office:value-type="float" office:value="1999"/>
          <table:table-cell office:value-type="float" office:value="51"/>
          <table:table-cell office:value-type="float" office:value="17375"/>
          <table:table-cell office:value-type="float" office:value="5"/>
          <table:table-cell table:number-columns-repeated="16379"/>
        </table:table-row>
        <table:table-row>
          <table:table-cell office:value-type="float" office:value="1999053"/>
          <table:table-cell office:value-type="float" office:value="1999"/>
          <table:table-cell office:value-type="float" office:value="53"/>
          <table:table-cell office:value-type="float" office:value="5846"/>
          <table:table-cell office:value-type="float" office:value="3"/>
          <table:table-cell table:number-columns-repeated="16379"/>
        </table:table-row>
        <table:table-row>
          <table:table-cell office:value-type="float" office:value="1999054"/>
          <table:table-cell office:value-type="float" office:value="1999"/>
          <table:table-cell office:value-type="float" office:value="54"/>
          <table:table-cell office:value-type="float" office:value="15899"/>
          <table:table-cell office:value-type="float" office:value="3"/>
          <table:table-cell table:number-columns-repeated="16379"/>
        </table:table-row>
        <table:table-row>
          <table:table-cell office:value-type="float" office:value="1999055"/>
          <table:table-cell office:value-type="float" office:value="1999"/>
          <table:table-cell office:value-type="float" office:value="55"/>
          <table:table-cell office:value-type="float" office:value="15530"/>
          <table:table-cell office:value-type="float" office:value="3"/>
          <table:table-cell table:number-columns-repeated="16379"/>
        </table:table-row>
        <table:table-row>
          <table:table-cell office:value-type="float" office:value="1999056"/>
          <table:table-cell office:value-type="float" office:value="1999"/>
          <table:table-cell office:value-type="float" office:value="56"/>
          <table:table-cell office:value-type="float" office:value="12846"/>
          <table:table-cell office:value-type="float" office:value="3"/>
          <table:table-cell table:number-columns-repeated="16379"/>
        </table:table-row>
        <table:table-row>
          <table:table-cell office:value-type="float" office:value="1999057"/>
          <table:table-cell office:value-type="float" office:value="1999"/>
          <table:table-cell office:value-type="float" office:value="57"/>
          <table:table-cell office:value-type="float" office:value="15938"/>
          <table:table-cell office:value-type="float" office:value="3"/>
          <table:table-cell table:number-columns-repeated="16379"/>
        </table:table-row>
        <table:table-row>
          <table:table-cell office:value-type="float" office:value="1999058"/>
          <table:table-cell office:value-type="float" office:value="1999"/>
          <table:table-cell office:value-type="float" office:value="58"/>
          <table:table-cell office:value-type="float" office:value="4152"/>
          <table:table-cell office:value-type="float" office:value="3"/>
          <table:table-cell table:number-columns-repeated="16379"/>
        </table:table-row>
        <table:table-row>
          <table:table-cell office:value-type="float" office:value="1999060"/>
          <table:table-cell office:value-type="float" office:value="1999"/>
          <table:table-cell office:value-type="float" office:value="60"/>
          <table:table-cell office:value-type="float" office:value="12283"/>
          <table:table-cell office:value-type="float" office:value="2"/>
          <table:table-cell table:number-columns-repeated="16379"/>
        </table:table-row>
        <table:table-row>
          <table:table-cell office:value-type="float" office:value="1999061"/>
          <table:table-cell office:value-type="float" office:value="1999"/>
          <table:table-cell office:value-type="float" office:value="61"/>
          <table:table-cell office:value-type="float" office:value="22690"/>
          <table:table-cell office:value-type="float" office:value="2"/>
          <table:table-cell table:number-columns-repeated="16379"/>
        </table:table-row>
        <table:table-row>
          <table:table-cell office:value-type="float" office:value="1999062"/>
          <table:table-cell office:value-type="float" office:value="1999"/>
          <table:table-cell office:value-type="float" office:value="62"/>
          <table:table-cell office:value-type="float" office:value="12790"/>
          <table:table-cell office:value-type="float" office:value="3"/>
          <table:table-cell table:number-columns-repeated="16379"/>
        </table:table-row>
        <table:table-row>
          <table:table-cell office:value-type="float" office:value="1999063"/>
          <table:table-cell office:value-type="float" office:value="1999"/>
          <table:table-cell office:value-type="float" office:value="63"/>
          <table:table-cell office:value-type="float" office:value="7730"/>
          <table:table-cell office:value-type="float" office:value="0"/>
          <table:table-cell table:number-columns-repeated="16379"/>
        </table:table-row>
        <table:table-row>
          <table:table-cell office:value-type="float" office:value="1999064"/>
          <table:table-cell office:value-type="float" office:value="1999"/>
          <table:table-cell office:value-type="float" office:value="64"/>
          <table:table-cell office:value-type="float" office:value="15922"/>
          <table:table-cell office:value-type="float" office:value="3"/>
          <table:table-cell table:number-columns-repeated="16379"/>
        </table:table-row>
        <table:table-row>
          <table:table-cell office:value-type="float" office:value="1999066"/>
          <table:table-cell office:value-type="float" office:value="1999"/>
          <table:table-cell office:value-type="float" office:value="66"/>
          <table:table-cell office:value-type="float" office:value="27160"/>
          <table:table-cell office:value-type="float" office:value="3"/>
          <table:table-cell table:number-columns-repeated="16379"/>
        </table:table-row>
        <table:table-row>
          <table:table-cell office:value-type="float" office:value="1999067"/>
          <table:table-cell office:value-type="float" office:value="1999"/>
          <table:table-cell office:value-type="float" office:value="67"/>
          <table:table-cell office:value-type="float" office:value="14053"/>
          <table:table-cell office:value-type="float" office:value="3"/>
          <table:table-cell table:number-columns-repeated="16379"/>
        </table:table-row>
        <table:table-row>
          <table:table-cell office:value-type="float" office:value="1999068"/>
          <table:table-cell office:value-type="float" office:value="1999"/>
          <table:table-cell office:value-type="float" office:value="68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1999070"/>
          <table:table-cell office:value-type="float" office:value="1999"/>
          <table:table-cell office:value-type="float" office:value="70"/>
          <table:table-cell office:value-type="float" office:value="16137"/>
          <table:table-cell office:value-type="float" office:value="0"/>
          <table:table-cell table:number-columns-repeated="16379"/>
        </table:table-row>
        <table:table-row>
          <table:table-cell office:value-type="float" office:value="1999071"/>
          <table:table-cell office:value-type="float" office:value="1999"/>
          <table:table-cell office:value-type="float" office:value="71"/>
          <table:table-cell office:value-type="float" office:value="12498"/>
          <table:table-cell office:value-type="float" office:value="3"/>
          <table:table-cell table:number-columns-repeated="16379"/>
        </table:table-row>
        <table:table-row>
          <table:table-cell office:value-type="float" office:value="1999072"/>
          <table:table-cell office:value-type="float" office:value="1999"/>
          <table:table-cell office:value-type="float" office:value="72"/>
          <table:table-cell office:value-type="float" office:value="6564"/>
          <table:table-cell office:value-type="float" office:value="0"/>
          <table:table-cell table:number-columns-repeated="16379"/>
        </table:table-row>
        <table:table-row>
          <table:table-cell office:value-type="float" office:value="1999073"/>
          <table:table-cell office:value-type="float" office:value="1999"/>
          <table:table-cell office:value-type="float" office:value="73"/>
          <table:table-cell office:value-type="float" office:value="24068"/>
          <table:table-cell office:value-type="float" office:value="3"/>
          <table:table-cell table:number-columns-repeated="16379"/>
        </table:table-row>
        <table:table-row>
          <table:table-cell office:value-type="float" office:value="1999074"/>
          <table:table-cell office:value-type="float" office:value="1999"/>
          <table:table-cell office:value-type="float" office:value="74"/>
          <table:table-cell office:value-type="float" office:value="5063"/>
          <table:table-cell office:value-type="float" office:value="3"/>
          <table:table-cell table:number-columns-repeated="16379"/>
        </table:table-row>
        <table:table-row>
          <table:table-cell office:value-type="float" office:value="1999075"/>
          <table:table-cell office:value-type="float" office:value="1999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76"/>
          <table:table-cell office:value-type="float" office:value="1999"/>
          <table:table-cell office:value-type="float" office:value="76"/>
          <table:table-cell office:value-type="float" office:value="6118"/>
          <table:table-cell office:value-type="float" office:value="3"/>
          <table:table-cell table:number-columns-repeated="16379"/>
        </table:table-row>
        <table:table-row>
          <table:table-cell office:value-type="float" office:value="1999079"/>
          <table:table-cell office:value-type="float" office:value="1999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95"/>
          <table:table-cell office:value-type="float" office:value="1999"/>
          <table:table-cell office:value-type="float" office:value="95"/>
          <table:table-cell office:value-type="float" office:value="4708"/>
          <table:table-cell office:value-type="float" office:value="3"/>
          <table:table-cell table:number-columns-repeated="16379"/>
        </table:table-row>
        <table:table-row>
          <table:table-cell office:value-type="float" office:value="1999096"/>
          <table:table-cell office:value-type="float" office:value="1999"/>
          <table:table-cell office:value-type="float" office:value="96"/>
          <table:table-cell office:value-type="float" office:value="4656"/>
          <table:table-cell office:value-type="float" office:value="3"/>
          <table:table-cell table:number-columns-repeated="16379"/>
        </table:table-row>
        <table:table-row>
          <table:table-cell office:value-type="float" office:value="1999097"/>
          <table:table-cell office:value-type="float" office:value="1999"/>
          <table:table-cell office:value-type="float" office:value="97"/>
          <table:table-cell office:value-type="float" office:value="8859"/>
          <table:table-cell office:value-type="float" office:value="3"/>
          <table:table-cell table:number-columns-repeated="16379"/>
        </table:table-row>
        <table:table-row>
          <table:table-cell office:value-type="float" office:value="1999099"/>
          <table:table-cell office:value-type="float" office:value="1999"/>
          <table:table-cell office:value-type="float" office:value="99"/>
          <table:table-cell office:value-type="float" office:value="7274"/>
          <table:table-cell office:value-type="float" office:value="3"/>
          <table:table-cell table:number-columns-repeated="16379"/>
        </table:table-row>
        <table:table-row>
          <table:table-cell office:value-type="float" office:value="1999100"/>
          <table:table-cell office:value-type="float" office:value="1999"/>
          <table:table-cell office:value-type="float" office:value="100"/>
          <table:table-cell office:value-type="float" office:value="6969"/>
          <table:table-cell office:value-type="float" office:value="3"/>
          <table:table-cell table:number-columns-repeated="16379"/>
        </table:table-row>
        <table:table-row>
          <table:table-cell office:value-type="float" office:value="1999101"/>
          <table:table-cell office:value-type="float" office:value="1999"/>
          <table:table-cell office:value-type="float" office:value="101"/>
          <table:table-cell office:value-type="float" office:value="19305"/>
          <table:table-cell office:value-type="float" office:value="4"/>
          <table:table-cell table:number-columns-repeated="16379"/>
        </table:table-row>
        <table:table-row>
          <table:table-cell office:value-type="float" office:value="1999103"/>
          <table:table-cell office:value-type="float" office:value="1999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04"/>
          <table:table-cell office:value-type="float" office:value="1999"/>
          <table:table-cell office:value-type="float" office:value="104"/>
          <table:table-cell office:value-type="float" office:value="17398"/>
          <table:table-cell office:value-type="float" office:value="4"/>
          <table:table-cell table:number-columns-repeated="16379"/>
        </table:table-row>
        <table:table-row>
          <table:table-cell office:value-type="float" office:value="1999105"/>
          <table:table-cell office:value-type="float" office:value="1999"/>
          <table:table-cell office:value-type="float" office:value="105"/>
          <table:table-cell office:value-type="float" office:value="97"/>
          <table:table-cell office:value-type="float" office:value="4"/>
          <table:table-cell table:number-columns-repeated="16379"/>
        </table:table-row>
        <table:table-row>
          <table:table-cell office:value-type="float" office:value="1999106"/>
          <table:table-cell office:value-type="float" office:value="1999"/>
          <table:table-cell office:value-type="float" office:value="106"/>
          <table:table-cell office:value-type="float" office:value="14524"/>
          <table:table-cell office:value-type="float" office:value="4"/>
          <table:table-cell table:number-columns-repeated="16379"/>
        </table:table-row>
        <table:table-row>
          <table:table-cell office:value-type="float" office:value="1999107"/>
          <table:table-cell office:value-type="float" office:value="1999"/>
          <table:table-cell office:value-type="float" office:value="107"/>
          <table:table-cell office:value-type="float" office:value="19323"/>
          <table:table-cell office:value-type="float" office:value="4"/>
          <table:table-cell table:number-columns-repeated="16379"/>
        </table:table-row>
        <table:table-row>
          <table:table-cell office:value-type="float" office:value="1999108"/>
          <table:table-cell office:value-type="float" office:value="1999"/>
          <table:table-cell office:value-type="float" office:value="108"/>
          <table:table-cell office:value-type="float" office:value="12264"/>
          <table:table-cell office:value-type="float" office:value="4"/>
          <table:table-cell table:number-columns-repeated="16379"/>
        </table:table-row>
        <table:table-row>
          <table:table-cell office:value-type="float" office:value="1999109"/>
          <table:table-cell office:value-type="float" office:value="1999"/>
          <table:table-cell office:value-type="float" office:value="109"/>
          <table:table-cell office:value-type="float" office:value="21215"/>
          <table:table-cell office:value-type="float" office:value="4"/>
          <table:table-cell table:number-columns-repeated="16379"/>
        </table:table-row>
        <table:table-row>
          <table:table-cell office:value-type="float" office:value="1999110"/>
          <table:table-cell office:value-type="float" office:value="1999"/>
          <table:table-cell office:value-type="float" office:value="110"/>
          <table:table-cell office:value-type="float" office:value="4537"/>
          <table:table-cell office:value-type="float" office:value="4"/>
          <table:table-cell table:number-columns-repeated="16379"/>
        </table:table-row>
        <table:table-row>
          <table:table-cell office:value-type="float" office:value="1999111"/>
          <table:table-cell office:value-type="float" office:value="1999"/>
          <table:table-cell office:value-type="float" office:value="111"/>
          <table:table-cell office:value-type="float" office:value="10808"/>
          <table:table-cell office:value-type="float" office:value="0"/>
          <table:table-cell table:number-columns-repeated="16379"/>
        </table:table-row>
        <table:table-row>
          <table:table-cell office:value-type="float" office:value="1999117"/>
          <table:table-cell office:value-type="float" office:value="1999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18"/>
          <table:table-cell office:value-type="float" office:value="1999"/>
          <table:table-cell office:value-type="float" office:value="118"/>
          <table:table-cell office:value-type="float" office:value="9760"/>
          <table:table-cell office:value-type="float" office:value="3"/>
          <table:table-cell table:number-columns-repeated="16379"/>
        </table:table-row>
        <table:table-row>
          <table:table-cell office:value-type="float" office:value="1999119"/>
          <table:table-cell office:value-type="float" office:value="1999"/>
          <table:table-cell office:value-type="float" office:value="119"/>
          <table:table-cell office:value-type="float" office:value="5421"/>
          <table:table-cell office:value-type="float" office:value="0"/>
          <table:table-cell table:number-columns-repeated="16379"/>
        </table:table-row>
        <table:table-row>
          <table:table-cell office:value-type="float" office:value="1999123"/>
          <table:table-cell office:value-type="float" office:value="1999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24"/>
          <table:table-cell office:value-type="float" office:value="1999"/>
          <table:table-cell office:value-type="float" office:value="124"/>
          <table:table-cell office:value-type="float" office:value="3676"/>
          <table:table-cell office:value-type="float" office:value="3"/>
          <table:table-cell table:number-columns-repeated="16379"/>
        </table:table-row>
        <table:table-row>
          <table:table-cell office:value-type="float" office:value="1999127"/>
          <table:table-cell office:value-type="float" office:value="1999"/>
          <table:table-cell office:value-type="float" office:value="127"/>
          <table:table-cell office:value-type="float" office:value="4420"/>
          <table:table-cell office:value-type="float" office:value="3"/>
          <table:table-cell table:number-columns-repeated="16379"/>
        </table:table-row>
        <table:table-row>
          <table:table-cell office:value-type="float" office:value="1999128"/>
          <table:table-cell office:value-type="float" office:value="1999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36"/>
          <table:table-cell office:value-type="float" office:value="1999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9138"/>
          <table:table-cell office:value-type="float" office:value="1999"/>
          <table:table-cell office:value-type="float" office:value="138"/>
          <table:table-cell office:value-type="float" office:value="8656"/>
          <table:table-cell office:value-type="float" office:value="0"/>
          <table:table-cell table:number-columns-repeated="16379"/>
        </table:table-row>
        <table:table-row>
          <table:table-cell office:value-type="float" office:value="1999139"/>
          <table:table-cell office:value-type="float" office:value="1999"/>
          <table:table-cell office:value-type="float" office:value="139"/>
          <table:table-cell office:value-type="float" office:value="10971"/>
          <table:table-cell office:value-type="float" office:value="0"/>
          <table:table-cell table:number-columns-repeated="16379"/>
        </table:table-row>
        <table:table-row>
          <table:table-cell office:value-type="float" office:value="1999140"/>
          <table:table-cell office:value-type="float" office:value="1999"/>
          <table:table-cell office:value-type="float" office:value="140"/>
          <table:table-cell office:value-type="float" office:value="3861"/>
          <table:table-cell office:value-type="float" office:value="2"/>
          <table:table-cell table:number-columns-repeated="16379"/>
        </table:table-row>
        <table:table-row>
          <table:table-cell office:value-type="float" office:value="1999141"/>
          <table:table-cell office:value-type="float" office:value="1999"/>
          <table:table-cell office:value-type="float" office:value="141"/>
          <table:table-cell office:value-type="float" office:value="10822"/>
          <table:table-cell office:value-type="float" office:value="2"/>
          <table:table-cell table:number-columns-repeated="16379"/>
        </table:table-row>
        <table:table-row>
          <table:table-cell office:value-type="float" office:value="1999142"/>
          <table:table-cell office:value-type="float" office:value="1999"/>
          <table:table-cell office:value-type="float" office:value="142"/>
          <table:table-cell office:value-type="float" office:value="7537"/>
          <table:table-cell office:value-type="float" office:value="2"/>
          <table:table-cell table:number-columns-repeated="16379"/>
        </table:table-row>
        <table:table-row>
          <table:table-cell office:value-type="float" office:value="1999143"/>
          <table:table-cell office:value-type="float" office:value="1999"/>
          <table:table-cell office:value-type="float" office:value="143"/>
          <table:table-cell office:value-type="float" office:value="12397"/>
          <table:table-cell office:value-type="float" office:value="3"/>
          <table:table-cell table:number-columns-repeated="16379"/>
        </table:table-row>
        <table:table-row>
          <table:table-cell office:value-type="float" office:value="1999144"/>
          <table:table-cell office:value-type="float" office:value="1999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5"/>
          <table:table-cell office:value-type="float" office:value="1999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6"/>
          <table:table-cell office:value-type="float" office:value="1999"/>
          <table:table-cell office:value-type="float" office:value="146"/>
          <table:table-cell office:value-type="float" office:value="13941"/>
          <table:table-cell office:value-type="float" office:value="0"/>
          <table:table-cell table:number-columns-repeated="16379"/>
        </table:table-row>
        <table:table-row>
          <table:table-cell office:value-type="float" office:value="1999147"/>
          <table:table-cell office:value-type="float" office:value="1999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8"/>
          <table:table-cell office:value-type="float" office:value="1999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9"/>
          <table:table-cell office:value-type="float" office:value="1999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0"/>
          <table:table-cell office:value-type="float" office:value="1999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2"/>
          <table:table-cell office:value-type="float" office:value="1999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1999153"/>
          <table:table-cell office:value-type="float" office:value="1999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5"/>
          <table:table-cell office:value-type="float" office:value="1999"/>
          <table:table-cell office:value-type="float" office:value="155"/>
          <table:table-cell office:value-type="float" office:value="7391"/>
          <table:table-cell office:value-type="float" office:value="0"/>
          <table:table-cell table:number-columns-repeated="16379"/>
        </table:table-row>
        <table:table-row>
          <table:table-cell office:value-type="float" office:value="1999156"/>
          <table:table-cell office:value-type="float" office:value="1999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7"/>
          <table:table-cell office:value-type="float" office:value="1999"/>
          <table:table-cell office:value-type="float" office:value="157"/>
          <table:table-cell office:value-type="float" office:value="9537"/>
          <table:table-cell office:value-type="float" office:value="0"/>
          <table:table-cell table:number-columns-repeated="16379"/>
        </table:table-row>
        <table:table-row>
          <table:table-cell office:value-type="float" office:value="1999158"/>
          <table:table-cell office:value-type="float" office:value="1999"/>
          <table:table-cell office:value-type="float" office:value="158"/>
          <table:table-cell office:value-type="float" office:value="40527"/>
          <table:table-cell office:value-type="float" office:value="2"/>
          <table:table-cell table:number-columns-repeated="16379"/>
        </table:table-row>
        <table:table-row>
          <table:table-cell office:value-type="float" office:value="1999160"/>
          <table:table-cell office:value-type="float" office:value="1999"/>
          <table:table-cell office:value-type="float" office:value="160"/>
          <table:table-cell office:value-type="float" office:value="495"/>
          <table:table-cell office:value-type="float" office:value="0"/>
          <table:table-cell table:number-columns-repeated="16379"/>
        </table:table-row>
        <table:table-row>
          <table:table-cell office:value-type="float" office:value="1999161"/>
          <table:table-cell office:value-type="float" office:value="1999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2"/>
          <table:table-cell office:value-type="float" office:value="1999"/>
          <table:table-cell office:value-type="float" office:value="162"/>
          <table:table-cell office:value-type="float" office:value="725"/>
          <table:table-cell office:value-type="float" office:value="5"/>
          <table:table-cell table:number-columns-repeated="16379"/>
        </table:table-row>
        <table:table-row>
          <table:table-cell office:value-type="float" office:value="1999163"/>
          <table:table-cell office:value-type="float" office:value="1999"/>
          <table:table-cell office:value-type="float" office:value="163"/>
          <table:table-cell office:value-type="float" office:value="533"/>
          <table:table-cell office:value-type="float" office:value="5"/>
          <table:table-cell table:number-columns-repeated="16379"/>
        </table:table-row>
        <table:table-row>
          <table:table-cell office:value-type="float" office:value="1999164"/>
          <table:table-cell office:value-type="float" office:value="1999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5"/>
          <table:table-cell office:value-type="float" office:value="1999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6"/>
          <table:table-cell office:value-type="float" office:value="1999"/>
          <table:table-cell office:value-type="float" office:value="166"/>
          <table:table-cell office:value-type="float" office:value="1733"/>
          <table:table-cell office:value-type="float" office:value="2"/>
          <table:table-cell table:number-columns-repeated="16379"/>
        </table:table-row>
        <table:table-row>
          <table:table-cell office:value-type="float" office:value="1999167"/>
          <table:table-cell office:value-type="float" office:value="1999"/>
          <table:table-cell office:value-type="float" office:value="167"/>
          <table:table-cell office:value-type="float" office:value="1437"/>
          <table:table-cell office:value-type="float" office:value="5"/>
          <table:table-cell table:number-columns-repeated="16379"/>
        </table:table-row>
        <table:table-row>
          <table:table-cell office:value-type="float" office:value="1999168"/>
          <table:table-cell office:value-type="float" office:value="1999"/>
          <table:table-cell office:value-type="float" office:value="168"/>
          <table:table-cell office:value-type="float" office:value="1074"/>
          <table:table-cell office:value-type="float" office:value="5"/>
          <table:table-cell table:number-columns-repeated="16379"/>
        </table:table-row>
        <table:table-row>
          <table:table-cell office:value-type="float" office:value="1999169"/>
          <table:table-cell office:value-type="float" office:value="1999"/>
          <table:table-cell office:value-type="float" office:value="169"/>
          <table:table-cell office:value-type="float" office:value="2322"/>
          <table:table-cell office:value-type="float" office:value="0"/>
          <table:table-cell table:number-columns-repeated="16379"/>
        </table:table-row>
        <table:table-row>
          <table:table-cell office:value-type="float" office:value="1999170"/>
          <table:table-cell office:value-type="float" office:value="1999"/>
          <table:table-cell office:value-type="float" office:value="170"/>
          <table:table-cell office:value-type="float" office:value="3409"/>
          <table:table-cell office:value-type="float" office:value="3"/>
          <table:table-cell table:number-columns-repeated="16379"/>
        </table:table-row>
        <table:table-row>
          <table:table-cell office:value-type="float" office:value="1999171"/>
          <table:table-cell office:value-type="float" office:value="1999"/>
          <table:table-cell office:value-type="float" office:value="1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01"/>
          <table:table-cell office:value-type="float" office:value="2000"/>
          <table:table-cell office:value-type="float" office:value="1"/>
          <table:table-cell office:value-type="float" office:value="438969"/>
          <table:table-cell office:value-type="float" office:value="1"/>
          <table:table-cell table:number-columns-repeated="16379"/>
        </table:table-row>
        <table:table-row>
          <table:table-cell office:value-type="float" office:value="2000002"/>
          <table:table-cell office:value-type="float" office:value="2000"/>
          <table:table-cell office:value-type="float" office:value="2"/>
          <table:table-cell office:value-type="float" office:value="51609"/>
          <table:table-cell office:value-type="float" office:value="4"/>
          <table:table-cell table:number-columns-repeated="16379"/>
        </table:table-row>
        <table:table-row>
          <table:table-cell office:value-type="float" office:value="2000003"/>
          <table:table-cell office:value-type="float" office:value="2000"/>
          <table:table-cell office:value-type="float" office:value="3"/>
          <table:table-cell office:value-type="float" office:value="46781"/>
          <table:table-cell office:value-type="float" office:value="2"/>
          <table:table-cell table:number-columns-repeated="16379"/>
        </table:table-row>
        <table:table-row>
          <table:table-cell office:value-type="float" office:value="2000004"/>
          <table:table-cell office:value-type="float" office:value="2000"/>
          <table:table-cell office:value-type="float" office:value="4"/>
          <table:table-cell office:value-type="float" office:value="45811"/>
          <table:table-cell office:value-type="float" office:value="0"/>
          <table:table-cell table:number-columns-repeated="16379"/>
        </table:table-row>
        <table:table-row>
          <table:table-cell office:value-type="float" office:value="2000005"/>
          <table:table-cell office:value-type="float" office:value="2000"/>
          <table:table-cell office:value-type="float" office:value="5"/>
          <table:table-cell office:value-type="float" office:value="46485"/>
          <table:table-cell office:value-type="float" office:value="2"/>
          <table:table-cell table:number-columns-repeated="16379"/>
        </table:table-row>
        <table:table-row>
          <table:table-cell office:value-type="float" office:value="2000006"/>
          <table:table-cell office:value-type="float" office:value="2000"/>
          <table:table-cell office:value-type="float" office:value="6"/>
          <table:table-cell office:value-type="float" office:value="31049"/>
          <table:table-cell office:value-type="float" office:value="2"/>
          <table:table-cell table:number-columns-repeated="16379"/>
        </table:table-row>
        <table:table-row>
          <table:table-cell office:value-type="float" office:value="2000007"/>
          <table:table-cell office:value-type="float" office:value="2000"/>
          <table:table-cell office:value-type="float" office:value="7"/>
          <table:table-cell office:value-type="float" office:value="116541"/>
          <table:table-cell office:value-type="float" office:value="2"/>
          <table:table-cell table:number-columns-repeated="16379"/>
        </table:table-row>
        <table:table-row>
          <table:table-cell office:value-type="float" office:value="2000008"/>
          <table:table-cell office:value-type="float" office:value="2000"/>
          <table:table-cell office:value-type="float" office:value="8"/>
          <table:table-cell office:value-type="float" office:value="64992"/>
          <table:table-cell office:value-type="float" office:value="2"/>
          <table:table-cell table:number-columns-repeated="16379"/>
        </table:table-row>
        <table:table-row>
          <table:table-cell office:value-type="float" office:value="2000009"/>
          <table:table-cell office:value-type="float" office:value="2000"/>
          <table:table-cell office:value-type="float" office:value="9"/>
          <table:table-cell office:value-type="float" office:value="13392"/>
          <table:table-cell office:value-type="float" office:value="4"/>
          <table:table-cell table:number-columns-repeated="16379"/>
        </table:table-row>
        <table:table-row>
          <table:table-cell office:value-type="float" office:value="2000010"/>
          <table:table-cell office:value-type="float" office:value="2000"/>
          <table:table-cell office:value-type="float" office:value="10"/>
          <table:table-cell office:value-type="float" office:value="45312"/>
          <table:table-cell office:value-type="float" office:value="4"/>
          <table:table-cell table:number-columns-repeated="16379"/>
        </table:table-row>
        <table:table-row>
          <table:table-cell office:value-type="float" office:value="2000011"/>
          <table:table-cell office:value-type="float" office:value="2000"/>
          <table:table-cell office:value-type="float" office:value="11"/>
          <table:table-cell office:value-type="float" office:value="8755"/>
          <table:table-cell office:value-type="float" office:value="4"/>
          <table:table-cell table:number-columns-repeated="16379"/>
        </table:table-row>
        <table:table-row>
          <table:table-cell office:value-type="float" office:value="2000012"/>
          <table:table-cell office:value-type="float" office:value="2000"/>
          <table:table-cell office:value-type="float" office:value="12"/>
          <table:table-cell office:value-type="float" office:value="15317"/>
          <table:table-cell office:value-type="float" office:value="5"/>
          <table:table-cell table:number-columns-repeated="16379"/>
        </table:table-row>
        <table:table-row>
          <table:table-cell office:value-type="float" office:value="2000013"/>
          <table:table-cell office:value-type="float" office:value="2000"/>
          <table:table-cell office:value-type="float" office:value="13"/>
          <table:table-cell office:value-type="float" office:value="5373"/>
          <table:table-cell office:value-type="float" office:value="5"/>
          <table:table-cell table:number-columns-repeated="16379"/>
        </table:table-row>
        <table:table-row>
          <table:table-cell office:value-type="float" office:value="2000015"/>
          <table:table-cell office:value-type="float" office:value="2000"/>
          <table:table-cell office:value-type="float" office:value="15"/>
          <table:table-cell office:value-type="float" office:value="9219"/>
          <table:table-cell office:value-type="float" office:value="3"/>
          <table:table-cell table:number-columns-repeated="16379"/>
        </table:table-row>
        <table:table-row>
          <table:table-cell office:value-type="float" office:value="2000016"/>
          <table:table-cell office:value-type="float" office:value="2000"/>
          <table:table-cell office:value-type="float" office:value="16"/>
          <table:table-cell office:value-type="float" office:value="7534"/>
          <table:table-cell office:value-type="float" office:value="3"/>
          <table:table-cell table:number-columns-repeated="16379"/>
        </table:table-row>
        <table:table-row>
          <table:table-cell office:value-type="float" office:value="2000017"/>
          <table:table-cell office:value-type="float" office:value="2000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18"/>
          <table:table-cell office:value-type="float" office:value="2000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19"/>
          <table:table-cell office:value-type="float" office:value="2000"/>
          <table:table-cell office:value-type="float" office:value="19"/>
          <table:table-cell office:value-type="float" office:value="18704"/>
          <table:table-cell office:value-type="float" office:value="3"/>
          <table:table-cell table:number-columns-repeated="16379"/>
        </table:table-row>
        <table:table-row>
          <table:table-cell office:value-type="float" office:value="2000020"/>
          <table:table-cell office:value-type="float" office:value="2000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22"/>
          <table:table-cell office:value-type="float" office:value="2000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23"/>
          <table:table-cell office:value-type="float" office:value="2000"/>
          <table:table-cell office:value-type="float" office:value="23"/>
          <table:table-cell office:value-type="float" office:value="9890"/>
          <table:table-cell office:value-type="float" office:value="3"/>
          <table:table-cell table:number-columns-repeated="16379"/>
        </table:table-row>
        <table:table-row>
          <table:table-cell office:value-type="float" office:value="2000024"/>
          <table:table-cell office:value-type="float" office:value="2000"/>
          <table:table-cell office:value-type="float" office:value="24"/>
          <table:table-cell office:value-type="float" office:value="24587"/>
          <table:table-cell office:value-type="float" office:value="3"/>
          <table:table-cell table:number-columns-repeated="16379"/>
        </table:table-row>
        <table:table-row>
          <table:table-cell office:value-type="float" office:value="2000025"/>
          <table:table-cell office:value-type="float" office:value="2000"/>
          <table:table-cell office:value-type="float" office:value="25"/>
          <table:table-cell office:value-type="float" office:value="7772"/>
          <table:table-cell office:value-type="float" office:value="3"/>
          <table:table-cell table:number-columns-repeated="16379"/>
        </table:table-row>
        <table:table-row>
          <table:table-cell office:value-type="float" office:value="2000027"/>
          <table:table-cell office:value-type="float" office:value="2000"/>
          <table:table-cell office:value-type="float" office:value="27"/>
          <table:table-cell office:value-type="float" office:value="5515"/>
          <table:table-cell office:value-type="float" office:value="3"/>
          <table:table-cell table:number-columns-repeated="16379"/>
        </table:table-row>
        <table:table-row>
          <table:table-cell office:value-type="float" office:value="2000028"/>
          <table:table-cell office:value-type="float" office:value="2000"/>
          <table:table-cell office:value-type="float" office:value="28"/>
          <table:table-cell office:value-type="float" office:value="10535"/>
          <table:table-cell office:value-type="float" office:value="3"/>
          <table:table-cell table:number-columns-repeated="16379"/>
        </table:table-row>
        <table:table-row>
          <table:table-cell office:value-type="float" office:value="2000029"/>
          <table:table-cell office:value-type="float" office:value="2000"/>
          <table:table-cell office:value-type="float" office:value="29"/>
          <table:table-cell office:value-type="float" office:value="22721"/>
          <table:table-cell office:value-type="float" office:value="3"/>
          <table:table-cell table:number-columns-repeated="16379"/>
        </table:table-row>
        <table:table-row>
          <table:table-cell office:value-type="float" office:value="2000031"/>
          <table:table-cell office:value-type="float" office:value="2000"/>
          <table:table-cell office:value-type="float" office:value="31"/>
          <table:table-cell office:value-type="float" office:value="19678"/>
          <table:table-cell office:value-type="float" office:value="3"/>
          <table:table-cell table:number-columns-repeated="16379"/>
        </table:table-row>
        <table:table-row>
          <table:table-cell office:value-type="float" office:value="2000032"/>
          <table:table-cell office:value-type="float" office:value="2000"/>
          <table:table-cell office:value-type="float" office:value="32"/>
          <table:table-cell office:value-type="float" office:value="46753"/>
          <table:table-cell office:value-type="float" office:value="3"/>
          <table:table-cell table:number-columns-repeated="16379"/>
        </table:table-row>
        <table:table-row>
          <table:table-cell office:value-type="float" office:value="2000033"/>
          <table:table-cell office:value-type="float" office:value="2000"/>
          <table:table-cell office:value-type="float" office:value="33"/>
          <table:table-cell office:value-type="float" office:value="10800"/>
          <table:table-cell office:value-type="float" office:value="3"/>
          <table:table-cell table:number-columns-repeated="16379"/>
        </table:table-row>
        <table:table-row>
          <table:table-cell office:value-type="float" office:value="2000035"/>
          <table:table-cell office:value-type="float" office:value="2000"/>
          <table:table-cell office:value-type="float" office:value="35"/>
          <table:table-cell office:value-type="float" office:value="15794"/>
          <table:table-cell office:value-type="float" office:value="0"/>
          <table:table-cell table:number-columns-repeated="16379"/>
        </table:table-row>
        <table:table-row>
          <table:table-cell office:value-type="float" office:value="2000036"/>
          <table:table-cell office:value-type="float" office:value="2000"/>
          <table:table-cell office:value-type="float" office:value="36"/>
          <table:table-cell office:value-type="float" office:value="20750"/>
          <table:table-cell office:value-type="float" office:value="3"/>
          <table:table-cell table:number-columns-repeated="16379"/>
        </table:table-row>
        <table:table-row>
          <table:table-cell office:value-type="float" office:value="2000037"/>
          <table:table-cell office:value-type="float" office:value="2000"/>
          <table:table-cell office:value-type="float" office:value="37"/>
          <table:table-cell office:value-type="float" office:value="23036"/>
          <table:table-cell office:value-type="float" office:value="3"/>
          <table:table-cell table:number-columns-repeated="16379"/>
        </table:table-row>
        <table:table-row>
          <table:table-cell office:value-type="float" office:value="2000038"/>
          <table:table-cell office:value-type="float" office:value="2000"/>
          <table:table-cell office:value-type="float" office:value="38"/>
          <table:table-cell office:value-type="float" office:value="28320"/>
          <table:table-cell office:value-type="float" office:value="3"/>
          <table:table-cell table:number-columns-repeated="16379"/>
        </table:table-row>
        <table:table-row>
          <table:table-cell office:value-type="float" office:value="2000039"/>
          <table:table-cell office:value-type="float" office:value="2000"/>
          <table:table-cell office:value-type="float" office:value="39"/>
          <table:table-cell office:value-type="float" office:value="16409"/>
          <table:table-cell office:value-type="float" office:value="3"/>
          <table:table-cell table:number-columns-repeated="16379"/>
        </table:table-row>
        <table:table-row>
          <table:table-cell office:value-type="float" office:value="2000040"/>
          <table:table-cell office:value-type="float" office:value="2000"/>
          <table:table-cell office:value-type="float" office:value="40"/>
          <table:table-cell office:value-type="float" office:value="9082"/>
          <table:table-cell office:value-type="float" office:value="3"/>
          <table:table-cell table:number-columns-repeated="16379"/>
        </table:table-row>
        <table:table-row>
          <table:table-cell office:value-type="float" office:value="2000041"/>
          <table:table-cell office:value-type="float" office:value="2000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2"/>
          <table:table-cell office:value-type="float" office:value="2000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3"/>
          <table:table-cell office:value-type="float" office:value="2000"/>
          <table:table-cell office:value-type="float" office:value="43"/>
          <table:table-cell office:value-type="float" office:value="17808"/>
          <table:table-cell office:value-type="float" office:value="3"/>
          <table:table-cell table:number-columns-repeated="16379"/>
        </table:table-row>
        <table:table-row>
          <table:table-cell office:value-type="float" office:value="2000044"/>
          <table:table-cell office:value-type="float" office:value="2000"/>
          <table:table-cell office:value-type="float" office:value="44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0045"/>
          <table:table-cell office:value-type="float" office:value="2000"/>
          <table:table-cell office:value-type="float" office:value="45"/>
          <table:table-cell office:value-type="float" office:value="16760"/>
          <table:table-cell office:value-type="float" office:value="3"/>
          <table:table-cell table:number-columns-repeated="16379"/>
        </table:table-row>
        <table:table-row>
          <table:table-cell office:value-type="float" office:value="2000046"/>
          <table:table-cell office:value-type="float" office:value="2000"/>
          <table:table-cell office:value-type="float" office:value="46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2000047"/>
          <table:table-cell office:value-type="float" office:value="2000"/>
          <table:table-cell office:value-type="float" office:value="47"/>
          <table:table-cell office:value-type="float" office:value="14700"/>
          <table:table-cell office:value-type="float" office:value="3"/>
          <table:table-cell table:number-columns-repeated="16379"/>
        </table:table-row>
        <table:table-row>
          <table:table-cell office:value-type="float" office:value="2000048"/>
          <table:table-cell office:value-type="float" office:value="2000"/>
          <table:table-cell office:value-type="float" office:value="48"/>
          <table:table-cell office:value-type="float" office:value="4985"/>
          <table:table-cell office:value-type="float" office:value="0"/>
          <table:table-cell table:number-columns-repeated="16379"/>
        </table:table-row>
        <table:table-row>
          <table:table-cell office:value-type="float" office:value="2000049"/>
          <table:table-cell office:value-type="float" office:value="2000"/>
          <table:table-cell office:value-type="float" office:value="49"/>
          <table:table-cell office:value-type="float" office:value="15937"/>
          <table:table-cell office:value-type="float" office:value="3"/>
          <table:table-cell table:number-columns-repeated="16379"/>
        </table:table-row>
        <table:table-row>
          <table:table-cell office:value-type="float" office:value="2000051"/>
          <table:table-cell office:value-type="float" office:value="2000"/>
          <table:table-cell office:value-type="float" office:value="51"/>
          <table:table-cell office:value-type="float" office:value="18376"/>
          <table:table-cell office:value-type="float" office:value="5"/>
          <table:table-cell table:number-columns-repeated="16379"/>
        </table:table-row>
        <table:table-row>
          <table:table-cell office:value-type="float" office:value="2000053"/>
          <table:table-cell office:value-type="float" office:value="2000"/>
          <table:table-cell office:value-type="float" office:value="53"/>
          <table:table-cell office:value-type="float" office:value="5145"/>
          <table:table-cell office:value-type="float" office:value="3"/>
          <table:table-cell table:number-columns-repeated="16379"/>
        </table:table-row>
        <table:table-row>
          <table:table-cell office:value-type="float" office:value="2000054"/>
          <table:table-cell office:value-type="float" office:value="2000"/>
          <table:table-cell office:value-type="float" office:value="54"/>
          <table:table-cell office:value-type="float" office:value="16434"/>
          <table:table-cell office:value-type="float" office:value="3"/>
          <table:table-cell table:number-columns-repeated="16379"/>
        </table:table-row>
        <table:table-row>
          <table:table-cell office:value-type="float" office:value="2000055"/>
          <table:table-cell office:value-type="float" office:value="2000"/>
          <table:table-cell office:value-type="float" office:value="55"/>
          <table:table-cell office:value-type="float" office:value="15500"/>
          <table:table-cell office:value-type="float" office:value="3"/>
          <table:table-cell table:number-columns-repeated="16379"/>
        </table:table-row>
        <table:table-row>
          <table:table-cell office:value-type="float" office:value="2000056"/>
          <table:table-cell office:value-type="float" office:value="2000"/>
          <table:table-cell office:value-type="float" office:value="56"/>
          <table:table-cell office:value-type="float" office:value="13704"/>
          <table:table-cell office:value-type="float" office:value="3"/>
          <table:table-cell table:number-columns-repeated="16379"/>
        </table:table-row>
        <table:table-row>
          <table:table-cell office:value-type="float" office:value="2000057"/>
          <table:table-cell office:value-type="float" office:value="2000"/>
          <table:table-cell office:value-type="float" office:value="57"/>
          <table:table-cell office:value-type="float" office:value="16537"/>
          <table:table-cell office:value-type="float" office:value="3"/>
          <table:table-cell table:number-columns-repeated="16379"/>
        </table:table-row>
        <table:table-row>
          <table:table-cell office:value-type="float" office:value="2000058"/>
          <table:table-cell office:value-type="float" office:value="2000"/>
          <table:table-cell office:value-type="float" office:value="58"/>
          <table:table-cell office:value-type="float" office:value="4822"/>
          <table:table-cell office:value-type="float" office:value="3"/>
          <table:table-cell table:number-columns-repeated="16379"/>
        </table:table-row>
        <table:table-row>
          <table:table-cell office:value-type="float" office:value="2000060"/>
          <table:table-cell office:value-type="float" office:value="2000"/>
          <table:table-cell office:value-type="float" office:value="60"/>
          <table:table-cell office:value-type="float" office:value="12506"/>
          <table:table-cell office:value-type="float" office:value="2"/>
          <table:table-cell table:number-columns-repeated="16379"/>
        </table:table-row>
        <table:table-row>
          <table:table-cell office:value-type="float" office:value="2000061"/>
          <table:table-cell office:value-type="float" office:value="2000"/>
          <table:table-cell office:value-type="float" office:value="61"/>
          <table:table-cell office:value-type="float" office:value="24134"/>
          <table:table-cell office:value-type="float" office:value="2"/>
          <table:table-cell table:number-columns-repeated="16379"/>
        </table:table-row>
        <table:table-row>
          <table:table-cell office:value-type="float" office:value="2000062"/>
          <table:table-cell office:value-type="float" office:value="2000"/>
          <table:table-cell office:value-type="float" office:value="62"/>
          <table:table-cell office:value-type="float" office:value="13360"/>
          <table:table-cell office:value-type="float" office:value="3"/>
          <table:table-cell table:number-columns-repeated="16379"/>
        </table:table-row>
        <table:table-row>
          <table:table-cell office:value-type="float" office:value="2000063"/>
          <table:table-cell office:value-type="float" office:value="2000"/>
          <table:table-cell office:value-type="float" office:value="63"/>
          <table:table-cell office:value-type="float" office:value="7700"/>
          <table:table-cell office:value-type="float" office:value="0"/>
          <table:table-cell table:number-columns-repeated="16379"/>
        </table:table-row>
        <table:table-row>
          <table:table-cell office:value-type="float" office:value="2000064"/>
          <table:table-cell office:value-type="float" office:value="2000"/>
          <table:table-cell office:value-type="float" office:value="64"/>
          <table:table-cell office:value-type="float" office:value="16300"/>
          <table:table-cell office:value-type="float" office:value="3"/>
          <table:table-cell table:number-columns-repeated="16379"/>
        </table:table-row>
        <table:table-row>
          <table:table-cell office:value-type="float" office:value="2000066"/>
          <table:table-cell office:value-type="float" office:value="2000"/>
          <table:table-cell office:value-type="float" office:value="66"/>
          <table:table-cell office:value-type="float" office:value="8000"/>
          <table:table-cell office:value-type="float" office:value="3"/>
          <table:table-cell table:number-columns-repeated="16379"/>
        </table:table-row>
        <table:table-row>
          <table:table-cell office:value-type="float" office:value="2000067"/>
          <table:table-cell office:value-type="float" office:value="2000"/>
          <table:table-cell office:value-type="float" office:value="67"/>
          <table:table-cell office:value-type="float" office:value="14860"/>
          <table:table-cell office:value-type="float" office:value="3"/>
          <table:table-cell table:number-columns-repeated="16379"/>
        </table:table-row>
        <table:table-row>
          <table:table-cell office:value-type="float" office:value="2000068"/>
          <table:table-cell office:value-type="float" office:value="2000"/>
          <table:table-cell office:value-type="float" office:value="68"/>
          <table:table-cell office:value-type="float" office:value="11184"/>
          <table:table-cell office:value-type="float" office:value="3"/>
          <table:table-cell table:number-columns-repeated="16379"/>
        </table:table-row>
        <table:table-row>
          <table:table-cell office:value-type="float" office:value="2000070"/>
          <table:table-cell office:value-type="float" office:value="2000"/>
          <table:table-cell office:value-type="float" office:value="70"/>
          <table:table-cell office:value-type="float" office:value="34916"/>
          <table:table-cell office:value-type="float" office:value="0"/>
          <table:table-cell table:number-columns-repeated="16379"/>
        </table:table-row>
        <table:table-row>
          <table:table-cell office:value-type="float" office:value="2000071"/>
          <table:table-cell office:value-type="float" office:value="2000"/>
          <table:table-cell office:value-type="float" office:value="71"/>
          <table:table-cell office:value-type="float" office:value="14005"/>
          <table:table-cell office:value-type="float" office:value="3"/>
          <table:table-cell table:number-columns-repeated="16379"/>
        </table:table-row>
        <table:table-row>
          <table:table-cell office:value-type="float" office:value="2000072"/>
          <table:table-cell office:value-type="float" office:value="2000"/>
          <table:table-cell office:value-type="float" office:value="72"/>
          <table:table-cell office:value-type="float" office:value="7269"/>
          <table:table-cell office:value-type="float" office:value="0"/>
          <table:table-cell table:number-columns-repeated="16379"/>
        </table:table-row>
        <table:table-row>
          <table:table-cell office:value-type="float" office:value="2000073"/>
          <table:table-cell office:value-type="float" office:value="2000"/>
          <table:table-cell office:value-type="float" office:value="73"/>
          <table:table-cell office:value-type="float" office:value="23801"/>
          <table:table-cell office:value-type="float" office:value="3"/>
          <table:table-cell table:number-columns-repeated="16379"/>
        </table:table-row>
        <table:table-row>
          <table:table-cell office:value-type="float" office:value="2000074"/>
          <table:table-cell office:value-type="float" office:value="2000"/>
          <table:table-cell office:value-type="float" office:value="74"/>
          <table:table-cell office:value-type="float" office:value="3953"/>
          <table:table-cell office:value-type="float" office:value="3"/>
          <table:table-cell table:number-columns-repeated="16379"/>
        </table:table-row>
        <table:table-row>
          <table:table-cell office:value-type="float" office:value="2000075"/>
          <table:table-cell office:value-type="float" office:value="2000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76"/>
          <table:table-cell office:value-type="float" office:value="2000"/>
          <table:table-cell office:value-type="float" office:value="76"/>
          <table:table-cell office:value-type="float" office:value="6318"/>
          <table:table-cell office:value-type="float" office:value="3"/>
          <table:table-cell table:number-columns-repeated="16379"/>
        </table:table-row>
        <table:table-row>
          <table:table-cell office:value-type="float" office:value="2000079"/>
          <table:table-cell office:value-type="float" office:value="2000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95"/>
          <table:table-cell office:value-type="float" office:value="2000"/>
          <table:table-cell office:value-type="float" office:value="95"/>
          <table:table-cell office:value-type="float" office:value="5194"/>
          <table:table-cell office:value-type="float" office:value="3"/>
          <table:table-cell table:number-columns-repeated="16379"/>
        </table:table-row>
        <table:table-row>
          <table:table-cell office:value-type="float" office:value="2000096"/>
          <table:table-cell office:value-type="float" office:value="2000"/>
          <table:table-cell office:value-type="float" office:value="96"/>
          <table:table-cell office:value-type="float" office:value="4706"/>
          <table:table-cell office:value-type="float" office:value="3"/>
          <table:table-cell table:number-columns-repeated="16379"/>
        </table:table-row>
        <table:table-row>
          <table:table-cell office:value-type="float" office:value="2000097"/>
          <table:table-cell office:value-type="float" office:value="2000"/>
          <table:table-cell office:value-type="float" office:value="97"/>
          <table:table-cell office:value-type="float" office:value="8935"/>
          <table:table-cell office:value-type="float" office:value="3"/>
          <table:table-cell table:number-columns-repeated="16379"/>
        </table:table-row>
        <table:table-row>
          <table:table-cell office:value-type="float" office:value="2000099"/>
          <table:table-cell office:value-type="float" office:value="2000"/>
          <table:table-cell office:value-type="float" office:value="99"/>
          <table:table-cell office:value-type="float" office:value="7761"/>
          <table:table-cell office:value-type="float" office:value="3"/>
          <table:table-cell table:number-columns-repeated="16379"/>
        </table:table-row>
        <table:table-row>
          <table:table-cell office:value-type="float" office:value="2000100"/>
          <table:table-cell office:value-type="float" office:value="2000"/>
          <table:table-cell office:value-type="float" office:value="100"/>
          <table:table-cell office:value-type="float" office:value="6917"/>
          <table:table-cell office:value-type="float" office:value="3"/>
          <table:table-cell table:number-columns-repeated="16379"/>
        </table:table-row>
        <table:table-row>
          <table:table-cell office:value-type="float" office:value="2000101"/>
          <table:table-cell office:value-type="float" office:value="2000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3"/>
          <table:table-cell office:value-type="float" office:value="2000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04"/>
          <table:table-cell office:value-type="float" office:value="2000"/>
          <table:table-cell office:value-type="float" office:value="104"/>
          <table:table-cell office:value-type="float" office:value="22531"/>
          <table:table-cell office:value-type="float" office:value="4"/>
          <table:table-cell table:number-columns-repeated="16379"/>
        </table:table-row>
        <table:table-row>
          <table:table-cell office:value-type="float" office:value="2000105"/>
          <table:table-cell office:value-type="float" office:value="2000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6"/>
          <table:table-cell office:value-type="float" office:value="2000"/>
          <table:table-cell office:value-type="float" office:value="106"/>
          <table:table-cell office:value-type="float" office:value="14375"/>
          <table:table-cell office:value-type="float" office:value="4"/>
          <table:table-cell table:number-columns-repeated="16379"/>
        </table:table-row>
        <table:table-row>
          <table:table-cell office:value-type="float" office:value="2000107"/>
          <table:table-cell office:value-type="float" office:value="2000"/>
          <table:table-cell office:value-type="float" office:value="107"/>
          <table:table-cell office:value-type="float" office:value="19867"/>
          <table:table-cell office:value-type="float" office:value="4"/>
          <table:table-cell table:number-columns-repeated="16379"/>
        </table:table-row>
        <table:table-row>
          <table:table-cell office:value-type="float" office:value="2000108"/>
          <table:table-cell office:value-type="float" office:value="2000"/>
          <table:table-cell office:value-type="float" office:value="108"/>
          <table:table-cell office:value-type="float" office:value="11900"/>
          <table:table-cell office:value-type="float" office:value="4"/>
          <table:table-cell table:number-columns-repeated="16379"/>
        </table:table-row>
        <table:table-row>
          <table:table-cell office:value-type="float" office:value="2000109"/>
          <table:table-cell office:value-type="float" office:value="2000"/>
          <table:table-cell office:value-type="float" office:value="109"/>
          <table:table-cell office:value-type="float" office:value="17513"/>
          <table:table-cell office:value-type="float" office:value="4"/>
          <table:table-cell table:number-columns-repeated="16379"/>
        </table:table-row>
        <table:table-row>
          <table:table-cell office:value-type="float" office:value="2000110"/>
          <table:table-cell office:value-type="float" office:value="2000"/>
          <table:table-cell office:value-type="float" office:value="110"/>
          <table:table-cell office:value-type="float" office:value="4080"/>
          <table:table-cell office:value-type="float" office:value="4"/>
          <table:table-cell table:number-columns-repeated="16379"/>
        </table:table-row>
        <table:table-row>
          <table:table-cell office:value-type="float" office:value="2000111"/>
          <table:table-cell office:value-type="float" office:value="2000"/>
          <table:table-cell office:value-type="float" office:value="111"/>
          <table:table-cell office:value-type="float" office:value="29538"/>
          <table:table-cell office:value-type="float" office:value="0"/>
          <table:table-cell table:number-columns-repeated="16379"/>
        </table:table-row>
        <table:table-row>
          <table:table-cell office:value-type="float" office:value="2000117"/>
          <table:table-cell office:value-type="float" office:value="2000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18"/>
          <table:table-cell office:value-type="float" office:value="2000"/>
          <table:table-cell office:value-type="float" office:value="118"/>
          <table:table-cell office:value-type="float" office:value="6936"/>
          <table:table-cell office:value-type="float" office:value="3"/>
          <table:table-cell table:number-columns-repeated="16379"/>
        </table:table-row>
        <table:table-row>
          <table:table-cell office:value-type="float" office:value="2000119"/>
          <table:table-cell office:value-type="float" office:value="2000"/>
          <table:table-cell office:value-type="float" office:value="119"/>
          <table:table-cell office:value-type="float" office:value="5705"/>
          <table:table-cell office:value-type="float" office:value="0"/>
          <table:table-cell table:number-columns-repeated="16379"/>
        </table:table-row>
        <table:table-row>
          <table:table-cell office:value-type="float" office:value="2000123"/>
          <table:table-cell office:value-type="float" office:value="2000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24"/>
          <table:table-cell office:value-type="float" office:value="2000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0127"/>
          <table:table-cell office:value-type="float" office:value="2000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0128"/>
          <table:table-cell office:value-type="float" office:value="2000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36"/>
          <table:table-cell office:value-type="float" office:value="2000"/>
          <table:table-cell office:value-type="float" office:value="136"/>
          <table:table-cell office:value-type="float" office:value="4373"/>
          <table:table-cell office:value-type="float" office:value="2"/>
          <table:table-cell table:number-columns-repeated="16379"/>
        </table:table-row>
        <table:table-row>
          <table:table-cell office:value-type="float" office:value="2000138"/>
          <table:table-cell office:value-type="float" office:value="2000"/>
          <table:table-cell office:value-type="float" office:value="138"/>
          <table:table-cell office:value-type="float" office:value="8326"/>
          <table:table-cell office:value-type="float" office:value="0"/>
          <table:table-cell table:number-columns-repeated="16379"/>
        </table:table-row>
        <table:table-row>
          <table:table-cell office:value-type="float" office:value="2000139"/>
          <table:table-cell office:value-type="float" office:value="2000"/>
          <table:table-cell office:value-type="float" office:value="139"/>
          <table:table-cell office:value-type="float" office:value="10597"/>
          <table:table-cell office:value-type="float" office:value="0"/>
          <table:table-cell table:number-columns-repeated="16379"/>
        </table:table-row>
        <table:table-row>
          <table:table-cell office:value-type="float" office:value="2000140"/>
          <table:table-cell office:value-type="float" office:value="2000"/>
          <table:table-cell office:value-type="float" office:value="140"/>
          <table:table-cell office:value-type="float" office:value="3932"/>
          <table:table-cell office:value-type="float" office:value="2"/>
          <table:table-cell table:number-columns-repeated="16379"/>
        </table:table-row>
        <table:table-row>
          <table:table-cell office:value-type="float" office:value="2000141"/>
          <table:table-cell office:value-type="float" office:value="2000"/>
          <table:table-cell office:value-type="float" office:value="141"/>
          <table:table-cell office:value-type="float" office:value="10682"/>
          <table:table-cell office:value-type="float" office:value="2"/>
          <table:table-cell table:number-columns-repeated="16379"/>
        </table:table-row>
        <table:table-row>
          <table:table-cell office:value-type="float" office:value="2000142"/>
          <table:table-cell office:value-type="float" office:value="2000"/>
          <table:table-cell office:value-type="float" office:value="142"/>
          <table:table-cell office:value-type="float" office:value="7490"/>
          <table:table-cell office:value-type="float" office:value="2"/>
          <table:table-cell table:number-columns-repeated="16379"/>
        </table:table-row>
        <table:table-row>
          <table:table-cell office:value-type="float" office:value="2000143"/>
          <table:table-cell office:value-type="float" office:value="2000"/>
          <table:table-cell office:value-type="float" office:value="143"/>
          <table:table-cell office:value-type="float" office:value="12636"/>
          <table:table-cell office:value-type="float" office:value="3"/>
          <table:table-cell table:number-columns-repeated="16379"/>
        </table:table-row>
        <table:table-row>
          <table:table-cell office:value-type="float" office:value="2000144"/>
          <table:table-cell office:value-type="float" office:value="2000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5"/>
          <table:table-cell office:value-type="float" office:value="2000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6"/>
          <table:table-cell office:value-type="float" office:value="2000"/>
          <table:table-cell office:value-type="float" office:value="146"/>
          <table:table-cell office:value-type="float" office:value="10000"/>
          <table:table-cell office:value-type="float" office:value="0"/>
          <table:table-cell table:number-columns-repeated="16379"/>
        </table:table-row>
        <table:table-row>
          <table:table-cell office:value-type="float" office:value="2000147"/>
          <table:table-cell office:value-type="float" office:value="2000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8"/>
          <table:table-cell office:value-type="float" office:value="2000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9"/>
          <table:table-cell office:value-type="float" office:value="2000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0"/>
          <table:table-cell office:value-type="float" office:value="2000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2"/>
          <table:table-cell office:value-type="float" office:value="2000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2000153"/>
          <table:table-cell office:value-type="float" office:value="2000"/>
          <table:table-cell office:value-type="float" office:value="153"/>
          <table:table-cell office:value-type="float" office:value="563"/>
          <table:table-cell office:value-type="float" office:value="0"/>
          <table:table-cell table:number-columns-repeated="16379"/>
        </table:table-row>
        <table:table-row>
          <table:table-cell office:value-type="float" office:value="2000155"/>
          <table:table-cell office:value-type="float" office:value="2000"/>
          <table:table-cell office:value-type="float" office:value="155"/>
          <table:table-cell office:value-type="float" office:value="7390"/>
          <table:table-cell office:value-type="float" office:value="0"/>
          <table:table-cell table:number-columns-repeated="16379"/>
        </table:table-row>
        <table:table-row>
          <table:table-cell office:value-type="float" office:value="2000156"/>
          <table:table-cell office:value-type="float" office:value="2000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7"/>
          <table:table-cell office:value-type="float" office:value="2000"/>
          <table:table-cell office:value-type="float" office:value="157"/>
          <table:table-cell office:value-type="float" office:value="9621"/>
          <table:table-cell office:value-type="float" office:value="0"/>
          <table:table-cell table:number-columns-repeated="16379"/>
        </table:table-row>
        <table:table-row>
          <table:table-cell office:value-type="float" office:value="2000158"/>
          <table:table-cell office:value-type="float" office:value="2000"/>
          <table:table-cell office:value-type="float" office:value="158"/>
          <table:table-cell office:value-type="float" office:value="37008"/>
          <table:table-cell office:value-type="float" office:value="2"/>
          <table:table-cell table:number-columns-repeated="16379"/>
        </table:table-row>
        <table:table-row>
          <table:table-cell office:value-type="float" office:value="2000160"/>
          <table:table-cell office:value-type="float" office:value="2000"/>
          <table:table-cell office:value-type="float" office:value="160"/>
          <table:table-cell office:value-type="float" office:value="569"/>
          <table:table-cell office:value-type="float" office:value="0"/>
          <table:table-cell table:number-columns-repeated="16379"/>
        </table:table-row>
        <table:table-row>
          <table:table-cell office:value-type="float" office:value="2000161"/>
          <table:table-cell office:value-type="float" office:value="2000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2"/>
          <table:table-cell office:value-type="float" office:value="2000"/>
          <table:table-cell office:value-type="float" office:value="162"/>
          <table:table-cell office:value-type="float" office:value="790"/>
          <table:table-cell office:value-type="float" office:value="5"/>
          <table:table-cell table:number-columns-repeated="16379"/>
        </table:table-row>
        <table:table-row>
          <table:table-cell office:value-type="float" office:value="2000163"/>
          <table:table-cell office:value-type="float" office:value="2000"/>
          <table:table-cell office:value-type="float" office:value="163"/>
          <table:table-cell office:value-type="float" office:value="517"/>
          <table:table-cell office:value-type="float" office:value="5"/>
          <table:table-cell table:number-columns-repeated="16379"/>
        </table:table-row>
        <table:table-row>
          <table:table-cell office:value-type="float" office:value="2000164"/>
          <table:table-cell office:value-type="float" office:value="2000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5"/>
          <table:table-cell office:value-type="float" office:value="2000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6"/>
          <table:table-cell office:value-type="float" office:value="2000"/>
          <table:table-cell office:value-type="float" office:value="166"/>
          <table:table-cell office:value-type="float" office:value="1785"/>
          <table:table-cell office:value-type="float" office:value="2"/>
          <table:table-cell table:number-columns-repeated="16379"/>
        </table:table-row>
        <table:table-row>
          <table:table-cell office:value-type="float" office:value="2000167"/>
          <table:table-cell office:value-type="float" office:value="2000"/>
          <table:table-cell office:value-type="float" office:value="167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2000168"/>
          <table:table-cell office:value-type="float" office:value="2000"/>
          <table:table-cell office:value-type="float" office:value="168"/>
          <table:table-cell office:value-type="float" office:value="1273"/>
          <table:table-cell office:value-type="float" office:value="5"/>
          <table:table-cell table:number-columns-repeated="16379"/>
        </table:table-row>
        <table:table-row>
          <table:table-cell office:value-type="float" office:value="2000169"/>
          <table:table-cell office:value-type="float" office:value="2000"/>
          <table:table-cell office:value-type="float" office:value="169"/>
          <table:table-cell office:value-type="float" office:value="1962"/>
          <table:table-cell office:value-type="float" office:value="0"/>
          <table:table-cell table:number-columns-repeated="16379"/>
        </table:table-row>
        <table:table-row>
          <table:table-cell office:value-type="float" office:value="2000170"/>
          <table:table-cell office:value-type="float" office:value="2000"/>
          <table:table-cell office:value-type="float" office:value="170"/>
          <table:table-cell office:value-type="float" office:value="3704"/>
          <table:table-cell office:value-type="float" office:value="3"/>
          <table:table-cell table:number-columns-repeated="16379"/>
        </table:table-row>
        <table:table-row>
          <table:table-cell office:value-type="float" office:value="2000171"/>
          <table:table-cell office:value-type="float" office:value="2000"/>
          <table:table-cell office:value-type="float" office:value="171"/>
          <table:table-cell office:value-type="float" office:value="7477"/>
          <table:table-cell office:value-type="float" office:value="3"/>
          <table:table-cell table:number-columns-repeated="16379"/>
        </table:table-row>
        <table:table-row>
          <table:table-cell office:value-type="float" office:value="2001001"/>
          <table:table-cell office:value-type="float" office:value="2001"/>
          <table:table-cell office:value-type="float" office:value="1"/>
          <table:table-cell office:value-type="float" office:value="435552"/>
          <table:table-cell office:value-type="float" office:value="1"/>
          <table:table-cell table:number-columns-repeated="16379"/>
        </table:table-row>
        <table:table-row>
          <table:table-cell office:value-type="float" office:value="2001002"/>
          <table:table-cell office:value-type="float" office:value="2001"/>
          <table:table-cell office:value-type="float" office:value="2"/>
          <table:table-cell office:value-type="float" office:value="56576"/>
          <table:table-cell office:value-type="float" office:value="4"/>
          <table:table-cell table:number-columns-repeated="16379"/>
        </table:table-row>
        <table:table-row>
          <table:table-cell office:value-type="float" office:value="2001003"/>
          <table:table-cell office:value-type="float" office:value="2001"/>
          <table:table-cell office:value-type="float" office:value="3"/>
          <table:table-cell office:value-type="float" office:value="49768"/>
          <table:table-cell office:value-type="float" office:value="2"/>
          <table:table-cell table:number-columns-repeated="16379"/>
        </table:table-row>
        <table:table-row>
          <table:table-cell office:value-type="float" office:value="2001004"/>
          <table:table-cell office:value-type="float" office:value="2001"/>
          <table:table-cell office:value-type="float" office:value="4"/>
          <table:table-cell office:value-type="float" office:value="49859"/>
          <table:table-cell office:value-type="float" office:value="0"/>
          <table:table-cell table:number-columns-repeated="16379"/>
        </table:table-row>
        <table:table-row>
          <table:table-cell office:value-type="float" office:value="2001005"/>
          <table:table-cell office:value-type="float" office:value="2001"/>
          <table:table-cell office:value-type="float" office:value="5"/>
          <table:table-cell office:value-type="float" office:value="49038"/>
          <table:table-cell office:value-type="float" office:value="2"/>
          <table:table-cell table:number-columns-repeated="16379"/>
        </table:table-row>
        <table:table-row>
          <table:table-cell office:value-type="float" office:value="2001006"/>
          <table:table-cell office:value-type="float" office:value="2001"/>
          <table:table-cell office:value-type="float" office:value="6"/>
          <table:table-cell office:value-type="float" office:value="35254"/>
          <table:table-cell office:value-type="float" office:value="2"/>
          <table:table-cell table:number-columns-repeated="16379"/>
        </table:table-row>
        <table:table-row>
          <table:table-cell office:value-type="float" office:value="2001007"/>
          <table:table-cell office:value-type="float" office:value="2001"/>
          <table:table-cell office:value-type="float" office:value="7"/>
          <table:table-cell office:value-type="float" office:value="120982"/>
          <table:table-cell office:value-type="float" office:value="2"/>
          <table:table-cell table:number-columns-repeated="16379"/>
        </table:table-row>
        <table:table-row>
          <table:table-cell office:value-type="float" office:value="2001008"/>
          <table:table-cell office:value-type="float" office:value="2001"/>
          <table:table-cell office:value-type="float" office:value="8"/>
          <table:table-cell office:value-type="float" office:value="69132"/>
          <table:table-cell office:value-type="float" office:value="2"/>
          <table:table-cell table:number-columns-repeated="16379"/>
        </table:table-row>
        <table:table-row>
          <table:table-cell office:value-type="float" office:value="2001009"/>
          <table:table-cell office:value-type="float" office:value="2001"/>
          <table:table-cell office:value-type="float" office:value="9"/>
          <table:table-cell office:value-type="float" office:value="14263"/>
          <table:table-cell office:value-type="float" office:value="4"/>
          <table:table-cell table:number-columns-repeated="16379"/>
        </table:table-row>
        <table:table-row>
          <table:table-cell office:value-type="float" office:value="2001010"/>
          <table:table-cell office:value-type="float" office:value="2001"/>
          <table:table-cell office:value-type="float" office:value="10"/>
          <table:table-cell office:value-type="float" office:value="48842"/>
          <table:table-cell office:value-type="float" office:value="4"/>
          <table:table-cell table:number-columns-repeated="16379"/>
        </table:table-row>
        <table:table-row>
          <table:table-cell office:value-type="float" office:value="2001011"/>
          <table:table-cell office:value-type="float" office:value="2001"/>
          <table:table-cell office:value-type="float" office:value="11"/>
          <table:table-cell office:value-type="float" office:value="8921"/>
          <table:table-cell office:value-type="float" office:value="4"/>
          <table:table-cell table:number-columns-repeated="16379"/>
        </table:table-row>
        <table:table-row>
          <table:table-cell office:value-type="float" office:value="2001012"/>
          <table:table-cell office:value-type="float" office:value="2001"/>
          <table:table-cell office:value-type="float" office:value="12"/>
          <table:table-cell office:value-type="float" office:value="16004"/>
          <table:table-cell office:value-type="float" office:value="5"/>
          <table:table-cell table:number-columns-repeated="16379"/>
        </table:table-row>
        <table:table-row>
          <table:table-cell office:value-type="float" office:value="2001013"/>
          <table:table-cell office:value-type="float" office:value="2001"/>
          <table:table-cell office:value-type="float" office:value="13"/>
          <table:table-cell office:value-type="float" office:value="5381"/>
          <table:table-cell office:value-type="float" office:value="5"/>
          <table:table-cell table:number-columns-repeated="16379"/>
        </table:table-row>
        <table:table-row>
          <table:table-cell office:value-type="float" office:value="2001015"/>
          <table:table-cell office:value-type="float" office:value="2001"/>
          <table:table-cell office:value-type="float" office:value="15"/>
          <table:table-cell office:value-type="float" office:value="9084"/>
          <table:table-cell office:value-type="float" office:value="3"/>
          <table:table-cell table:number-columns-repeated="16379"/>
        </table:table-row>
        <table:table-row>
          <table:table-cell office:value-type="float" office:value="2001016"/>
          <table:table-cell office:value-type="float" office:value="2001"/>
          <table:table-cell office:value-type="float" office:value="16"/>
          <table:table-cell office:value-type="float" office:value="8185"/>
          <table:table-cell office:value-type="float" office:value="3"/>
          <table:table-cell table:number-columns-repeated="16379"/>
        </table:table-row>
        <table:table-row>
          <table:table-cell office:value-type="float" office:value="2001017"/>
          <table:table-cell office:value-type="float" office:value="2001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18"/>
          <table:table-cell office:value-type="float" office:value="2001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19"/>
          <table:table-cell office:value-type="float" office:value="2001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0"/>
          <table:table-cell office:value-type="float" office:value="2001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2"/>
          <table:table-cell office:value-type="float" office:value="2001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23"/>
          <table:table-cell office:value-type="float" office:value="2001"/>
          <table:table-cell office:value-type="float" office:value="23"/>
          <table:table-cell office:value-type="float" office:value="10206"/>
          <table:table-cell office:value-type="float" office:value="3"/>
          <table:table-cell table:number-columns-repeated="16379"/>
        </table:table-row>
        <table:table-row>
          <table:table-cell office:value-type="float" office:value="2001024"/>
          <table:table-cell office:value-type="float" office:value="2001"/>
          <table:table-cell office:value-type="float" office:value="24"/>
          <table:table-cell office:value-type="float" office:value="26429"/>
          <table:table-cell office:value-type="float" office:value="3"/>
          <table:table-cell table:number-columns-repeated="16379"/>
        </table:table-row>
        <table:table-row>
          <table:table-cell office:value-type="float" office:value="2001025"/>
          <table:table-cell office:value-type="float" office:value="2001"/>
          <table:table-cell office:value-type="float" office:value="25"/>
          <table:table-cell office:value-type="float" office:value="8857"/>
          <table:table-cell office:value-type="float" office:value="3"/>
          <table:table-cell table:number-columns-repeated="16379"/>
        </table:table-row>
        <table:table-row>
          <table:table-cell office:value-type="float" office:value="2001027"/>
          <table:table-cell office:value-type="float" office:value="2001"/>
          <table:table-cell office:value-type="float" office:value="27"/>
          <table:table-cell office:value-type="float" office:value="5653"/>
          <table:table-cell office:value-type="float" office:value="3"/>
          <table:table-cell table:number-columns-repeated="16379"/>
        </table:table-row>
        <table:table-row>
          <table:table-cell office:value-type="float" office:value="2001028"/>
          <table:table-cell office:value-type="float" office:value="2001"/>
          <table:table-cell office:value-type="float" office:value="28"/>
          <table:table-cell office:value-type="float" office:value="11240"/>
          <table:table-cell office:value-type="float" office:value="3"/>
          <table:table-cell table:number-columns-repeated="16379"/>
        </table:table-row>
        <table:table-row>
          <table:table-cell office:value-type="float" office:value="2001029"/>
          <table:table-cell office:value-type="float" office:value="2001"/>
          <table:table-cell office:value-type="float" office:value="29"/>
          <table:table-cell office:value-type="float" office:value="24584"/>
          <table:table-cell office:value-type="float" office:value="3"/>
          <table:table-cell table:number-columns-repeated="16379"/>
        </table:table-row>
        <table:table-row>
          <table:table-cell office:value-type="float" office:value="2001031"/>
          <table:table-cell office:value-type="float" office:value="2001"/>
          <table:table-cell office:value-type="float" office:value="31"/>
          <table:table-cell office:value-type="float" office:value="21245"/>
          <table:table-cell office:value-type="float" office:value="3"/>
          <table:table-cell table:number-columns-repeated="16379"/>
        </table:table-row>
        <table:table-row>
          <table:table-cell office:value-type="float" office:value="2001032"/>
          <table:table-cell office:value-type="float" office:value="2001"/>
          <table:table-cell office:value-type="float" office:value="32"/>
          <table:table-cell office:value-type="float" office:value="49758"/>
          <table:table-cell office:value-type="float" office:value="3"/>
          <table:table-cell table:number-columns-repeated="16379"/>
        </table:table-row>
        <table:table-row>
          <table:table-cell office:value-type="float" office:value="2001033"/>
          <table:table-cell office:value-type="float" office:value="2001"/>
          <table:table-cell office:value-type="float" office:value="33"/>
          <table:table-cell office:value-type="float" office:value="11121"/>
          <table:table-cell office:value-type="float" office:value="3"/>
          <table:table-cell table:number-columns-repeated="16379"/>
        </table:table-row>
        <table:table-row>
          <table:table-cell office:value-type="float" office:value="2001035"/>
          <table:table-cell office:value-type="float" office:value="2001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36"/>
          <table:table-cell office:value-type="float" office:value="2001"/>
          <table:table-cell office:value-type="float" office:value="36"/>
          <table:table-cell office:value-type="float" office:value="23213"/>
          <table:table-cell office:value-type="float" office:value="3"/>
          <table:table-cell table:number-columns-repeated="16379"/>
        </table:table-row>
        <table:table-row>
          <table:table-cell office:value-type="float" office:value="2001037"/>
          <table:table-cell office:value-type="float" office:value="2001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38"/>
          <table:table-cell office:value-type="float" office:value="2001"/>
          <table:table-cell office:value-type="float" office:value="38"/>
          <table:table-cell office:value-type="float" office:value="25296"/>
          <table:table-cell office:value-type="float" office:value="3"/>
          <table:table-cell table:number-columns-repeated="16379"/>
        </table:table-row>
        <table:table-row>
          <table:table-cell office:value-type="float" office:value="2001039"/>
          <table:table-cell office:value-type="float" office:value="2001"/>
          <table:table-cell office:value-type="float" office:value="39"/>
          <table:table-cell office:value-type="float" office:value="17085"/>
          <table:table-cell office:value-type="float" office:value="3"/>
          <table:table-cell table:number-columns-repeated="16379"/>
        </table:table-row>
        <table:table-row>
          <table:table-cell office:value-type="float" office:value="2001040"/>
          <table:table-cell office:value-type="float" office:value="2001"/>
          <table:table-cell office:value-type="float" office:value="40"/>
          <table:table-cell office:value-type="float" office:value="9842"/>
          <table:table-cell office:value-type="float" office:value="3"/>
          <table:table-cell table:number-columns-repeated="16379"/>
        </table:table-row>
        <table:table-row>
          <table:table-cell office:value-type="float" office:value="2001041"/>
          <table:table-cell office:value-type="float" office:value="2001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2"/>
          <table:table-cell office:value-type="float" office:value="2001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3"/>
          <table:table-cell office:value-type="float" office:value="2001"/>
          <table:table-cell office:value-type="float" office:value="43"/>
          <table:table-cell office:value-type="float" office:value="19236"/>
          <table:table-cell office:value-type="float" office:value="3"/>
          <table:table-cell table:number-columns-repeated="16379"/>
        </table:table-row>
        <table:table-row>
          <table:table-cell office:value-type="float" office:value="2001044"/>
          <table:table-cell office:value-type="float" office:value="2001"/>
          <table:table-cell office:value-type="float" office:value="44"/>
          <table:table-cell office:value-type="float" office:value="25885"/>
          <table:table-cell office:value-type="float" office:value="3"/>
          <table:table-cell table:number-columns-repeated="16379"/>
        </table:table-row>
        <table:table-row>
          <table:table-cell office:value-type="float" office:value="2001045"/>
          <table:table-cell office:value-type="float" office:value="2001"/>
          <table:table-cell office:value-type="float" office:value="45"/>
          <table:table-cell office:value-type="float" office:value="18930"/>
          <table:table-cell office:value-type="float" office:value="3"/>
          <table:table-cell table:number-columns-repeated="16379"/>
        </table:table-row>
        <table:table-row>
          <table:table-cell office:value-type="float" office:value="2001046"/>
          <table:table-cell office:value-type="float" office:value="2001"/>
          <table:table-cell office:value-type="float" office:value="46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2001047"/>
          <table:table-cell office:value-type="float" office:value="2001"/>
          <table:table-cell office:value-type="float" office:value="47"/>
          <table:table-cell office:value-type="float" office:value="16294"/>
          <table:table-cell office:value-type="float" office:value="3"/>
          <table:table-cell table:number-columns-repeated="16379"/>
        </table:table-row>
        <table:table-row>
          <table:table-cell office:value-type="float" office:value="2001048"/>
          <table:table-cell office:value-type="float" office:value="2001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9"/>
          <table:table-cell office:value-type="float" office:value="2001"/>
          <table:table-cell office:value-type="float" office:value="49"/>
          <table:table-cell office:value-type="float" office:value="32264"/>
          <table:table-cell office:value-type="float" office:value="3"/>
          <table:table-cell table:number-columns-repeated="16379"/>
        </table:table-row>
        <table:table-row>
          <table:table-cell office:value-type="float" office:value="2001051"/>
          <table:table-cell office:value-type="float" office:value="2001"/>
          <table:table-cell office:value-type="float" office:value="51"/>
          <table:table-cell office:value-type="float" office:value="19583"/>
          <table:table-cell office:value-type="float" office:value="5"/>
          <table:table-cell table:number-columns-repeated="16379"/>
        </table:table-row>
        <table:table-row>
          <table:table-cell office:value-type="float" office:value="2001053"/>
          <table:table-cell office:value-type="float" office:value="2001"/>
          <table:table-cell office:value-type="float" office:value="53"/>
          <table:table-cell office:value-type="float" office:value="6284"/>
          <table:table-cell office:value-type="float" office:value="3"/>
          <table:table-cell table:number-columns-repeated="16379"/>
        </table:table-row>
        <table:table-row>
          <table:table-cell office:value-type="float" office:value="2001054"/>
          <table:table-cell office:value-type="float" office:value="2001"/>
          <table:table-cell office:value-type="float" office:value="54"/>
          <table:table-cell office:value-type="float" office:value="16967"/>
          <table:table-cell office:value-type="float" office:value="3"/>
          <table:table-cell table:number-columns-repeated="16379"/>
        </table:table-row>
        <table:table-row>
          <table:table-cell office:value-type="float" office:value="2001055"/>
          <table:table-cell office:value-type="float" office:value="2001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056"/>
          <table:table-cell office:value-type="float" office:value="2001"/>
          <table:table-cell office:value-type="float" office:value="56"/>
          <table:table-cell office:value-type="float" office:value="14455"/>
          <table:table-cell office:value-type="float" office:value="3"/>
          <table:table-cell table:number-columns-repeated="16379"/>
        </table:table-row>
        <table:table-row>
          <table:table-cell office:value-type="float" office:value="2001057"/>
          <table:table-cell office:value-type="float" office:value="2001"/>
          <table:table-cell office:value-type="float" office:value="57"/>
          <table:table-cell office:value-type="float" office:value="22675"/>
          <table:table-cell office:value-type="float" office:value="3"/>
          <table:table-cell table:number-columns-repeated="16379"/>
        </table:table-row>
        <table:table-row>
          <table:table-cell office:value-type="float" office:value="2001058"/>
          <table:table-cell office:value-type="float" office:value="2001"/>
          <table:table-cell office:value-type="float" office:value="58"/>
          <table:table-cell office:value-type="float" office:value="6183"/>
          <table:table-cell office:value-type="float" office:value="3"/>
          <table:table-cell table:number-columns-repeated="16379"/>
        </table:table-row>
        <table:table-row>
          <table:table-cell office:value-type="float" office:value="2001060"/>
          <table:table-cell office:value-type="float" office:value="2001"/>
          <table:table-cell office:value-type="float" office:value="60"/>
          <table:table-cell office:value-type="float" office:value="13098"/>
          <table:table-cell office:value-type="float" office:value="2"/>
          <table:table-cell table:number-columns-repeated="16379"/>
        </table:table-row>
        <table:table-row>
          <table:table-cell office:value-type="float" office:value="2001061"/>
          <table:table-cell office:value-type="float" office:value="2001"/>
          <table:table-cell office:value-type="float" office:value="61"/>
          <table:table-cell office:value-type="float" office:value="25271"/>
          <table:table-cell office:value-type="float" office:value="2"/>
          <table:table-cell table:number-columns-repeated="16379"/>
        </table:table-row>
        <table:table-row>
          <table:table-cell office:value-type="float" office:value="2001062"/>
          <table:table-cell office:value-type="float" office:value="2001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1063"/>
          <table:table-cell office:value-type="float" office:value="2001"/>
          <table:table-cell office:value-type="float" office:value="63"/>
          <table:table-cell office:value-type="float" office:value="7018"/>
          <table:table-cell office:value-type="float" office:value="0"/>
          <table:table-cell table:number-columns-repeated="16379"/>
        </table:table-row>
        <table:table-row>
          <table:table-cell office:value-type="float" office:value="2001064"/>
          <table:table-cell office:value-type="float" office:value="2001"/>
          <table:table-cell office:value-type="float" office:value="64"/>
          <table:table-cell office:value-type="float" office:value="16595"/>
          <table:table-cell office:value-type="float" office:value="3"/>
          <table:table-cell table:number-columns-repeated="16379"/>
        </table:table-row>
        <table:table-row>
          <table:table-cell office:value-type="float" office:value="2001066"/>
          <table:table-cell office:value-type="float" office:value="2001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67"/>
          <table:table-cell office:value-type="float" office:value="2001"/>
          <table:table-cell office:value-type="float" office:value="67"/>
          <table:table-cell office:value-type="float" office:value="15821"/>
          <table:table-cell office:value-type="float" office:value="3"/>
          <table:table-cell table:number-columns-repeated="16379"/>
        </table:table-row>
        <table:table-row>
          <table:table-cell office:value-type="float" office:value="2001068"/>
          <table:table-cell office:value-type="float" office:value="2001"/>
          <table:table-cell office:value-type="float" office:value="68"/>
          <table:table-cell office:value-type="float" office:value="13293"/>
          <table:table-cell office:value-type="float" office:value="3"/>
          <table:table-cell table:number-columns-repeated="16379"/>
        </table:table-row>
        <table:table-row>
          <table:table-cell office:value-type="float" office:value="2001070"/>
          <table:table-cell office:value-type="float" office:value="2001"/>
          <table:table-cell office:value-type="float" office:value="70"/>
          <table:table-cell office:value-type="float" office:value="33972"/>
          <table:table-cell office:value-type="float" office:value="0"/>
          <table:table-cell table:number-columns-repeated="16379"/>
        </table:table-row>
        <table:table-row>
          <table:table-cell office:value-type="float" office:value="2001071"/>
          <table:table-cell office:value-type="float" office:value="2001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2"/>
          <table:table-cell office:value-type="float" office:value="2001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3"/>
          <table:table-cell office:value-type="float" office:value="2001"/>
          <table:table-cell office:value-type="float" office:value="73"/>
          <table:table-cell office:value-type="float" office:value="26293"/>
          <table:table-cell office:value-type="float" office:value="3"/>
          <table:table-cell table:number-columns-repeated="16379"/>
        </table:table-row>
        <table:table-row>
          <table:table-cell office:value-type="float" office:value="2001074"/>
          <table:table-cell office:value-type="float" office:value="2001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5"/>
          <table:table-cell office:value-type="float" office:value="2001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6"/>
          <table:table-cell office:value-type="float" office:value="2001"/>
          <table:table-cell office:value-type="float" office:value="76"/>
          <table:table-cell office:value-type="float" office:value="9786"/>
          <table:table-cell office:value-type="float" office:value="3"/>
          <table:table-cell table:number-columns-repeated="16379"/>
        </table:table-row>
        <table:table-row>
          <table:table-cell office:value-type="float" office:value="2001079"/>
          <table:table-cell office:value-type="float" office:value="2001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95"/>
          <table:table-cell office:value-type="float" office:value="2001"/>
          <table:table-cell office:value-type="float" office:value="95"/>
          <table:table-cell office:value-type="float" office:value="5912"/>
          <table:table-cell office:value-type="float" office:value="3"/>
          <table:table-cell table:number-columns-repeated="16379"/>
        </table:table-row>
        <table:table-row>
          <table:table-cell office:value-type="float" office:value="2001096"/>
          <table:table-cell office:value-type="float" office:value="2001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97"/>
          <table:table-cell office:value-type="float" office:value="2001"/>
          <table:table-cell office:value-type="float" office:value="97"/>
          <table:table-cell office:value-type="float" office:value="9739"/>
          <table:table-cell office:value-type="float" office:value="3"/>
          <table:table-cell table:number-columns-repeated="16379"/>
        </table:table-row>
        <table:table-row>
          <table:table-cell office:value-type="float" office:value="2001099"/>
          <table:table-cell office:value-type="float" office:value="2001"/>
          <table:table-cell office:value-type="float" office:value="99"/>
          <table:table-cell office:value-type="float" office:value="8378"/>
          <table:table-cell office:value-type="float" office:value="3"/>
          <table:table-cell table:number-columns-repeated="16379"/>
        </table:table-row>
        <table:table-row>
          <table:table-cell office:value-type="float" office:value="2001100"/>
          <table:table-cell office:value-type="float" office:value="2001"/>
          <table:table-cell office:value-type="float" office:value="100"/>
          <table:table-cell office:value-type="float" office:value="6959"/>
          <table:table-cell office:value-type="float" office:value="3"/>
          <table:table-cell table:number-columns-repeated="16379"/>
        </table:table-row>
        <table:table-row>
          <table:table-cell office:value-type="float" office:value="2001101"/>
          <table:table-cell office:value-type="float" office:value="2001"/>
          <table:table-cell office:value-type="float" office:value="101"/>
          <table:table-cell office:value-type="float" office:value="28609"/>
          <table:table-cell office:value-type="float" office:value="4"/>
          <table:table-cell table:number-columns-repeated="16379"/>
        </table:table-row>
        <table:table-row>
          <table:table-cell office:value-type="float" office:value="2001103"/>
          <table:table-cell office:value-type="float" office:value="2001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04"/>
          <table:table-cell office:value-type="float" office:value="2001"/>
          <table:table-cell office:value-type="float" office:value="104"/>
          <table:table-cell office:value-type="float" office:value="21551"/>
          <table:table-cell office:value-type="float" office:value="4"/>
          <table:table-cell table:number-columns-repeated="16379"/>
        </table:table-row>
        <table:table-row>
          <table:table-cell office:value-type="float" office:value="2001105"/>
          <table:table-cell office:value-type="float" office:value="2001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6"/>
          <table:table-cell office:value-type="float" office:value="2001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7"/>
          <table:table-cell office:value-type="float" office:value="2001"/>
          <table:table-cell office:value-type="float" office:value="107"/>
          <table:table-cell office:value-type="float" office:value="35070"/>
          <table:table-cell office:value-type="float" office:value="4"/>
          <table:table-cell table:number-columns-repeated="16379"/>
        </table:table-row>
        <table:table-row>
          <table:table-cell office:value-type="float" office:value="2001108"/>
          <table:table-cell office:value-type="float" office:value="2001"/>
          <table:table-cell office:value-type="float" office:value="108"/>
          <table:table-cell office:value-type="float" office:value="14226"/>
          <table:table-cell office:value-type="float" office:value="4"/>
          <table:table-cell table:number-columns-repeated="16379"/>
        </table:table-row>
        <table:table-row>
          <table:table-cell office:value-type="float" office:value="2001109"/>
          <table:table-cell office:value-type="float" office:value="2001"/>
          <table:table-cell office:value-type="float" office:value="109"/>
          <table:table-cell office:value-type="float" office:value="17716"/>
          <table:table-cell office:value-type="float" office:value="4"/>
          <table:table-cell table:number-columns-repeated="16379"/>
        </table:table-row>
        <table:table-row>
          <table:table-cell office:value-type="float" office:value="2001110"/>
          <table:table-cell office:value-type="float" office:value="2001"/>
          <table:table-cell office:value-type="float" office:value="110"/>
          <table:table-cell office:value-type="float" office:value="4697"/>
          <table:table-cell office:value-type="float" office:value="4"/>
          <table:table-cell table:number-columns-repeated="16379"/>
        </table:table-row>
        <table:table-row>
          <table:table-cell office:value-type="float" office:value="2001111"/>
          <table:table-cell office:value-type="float" office:value="2001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7"/>
          <table:table-cell office:value-type="float" office:value="2001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8"/>
          <table:table-cell office:value-type="float" office:value="2001"/>
          <table:table-cell office:value-type="float" office:value="118"/>
          <table:table-cell office:value-type="float" office:value="7353"/>
          <table:table-cell office:value-type="float" office:value="3"/>
          <table:table-cell table:number-columns-repeated="16379"/>
        </table:table-row>
        <table:table-row>
          <table:table-cell office:value-type="float" office:value="2001119"/>
          <table:table-cell office:value-type="float" office:value="2001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3"/>
          <table:table-cell office:value-type="float" office:value="2001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4"/>
          <table:table-cell office:value-type="float" office:value="2001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1127"/>
          <table:table-cell office:value-type="float" office:value="2001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1128"/>
          <table:table-cell office:value-type="float" office:value="2001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6"/>
          <table:table-cell office:value-type="float" office:value="2001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38"/>
          <table:table-cell office:value-type="float" office:value="2001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9"/>
          <table:table-cell office:value-type="float" office:value="2001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0"/>
          <table:table-cell office:value-type="float" office:value="2001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41"/>
          <table:table-cell office:value-type="float" office:value="2001"/>
          <table:table-cell office:value-type="float" office:value="141"/>
          <table:table-cell office:value-type="float" office:value="10993"/>
          <table:table-cell office:value-type="float" office:value="2"/>
          <table:table-cell table:number-columns-repeated="16379"/>
        </table:table-row>
        <table:table-row>
          <table:table-cell office:value-type="float" office:value="2001142"/>
          <table:table-cell office:value-type="float" office:value="2001"/>
          <table:table-cell office:value-type="float" office:value="142"/>
          <table:table-cell office:value-type="float" office:value="6778"/>
          <table:table-cell office:value-type="float" office:value="2"/>
          <table:table-cell table:number-columns-repeated="16379"/>
        </table:table-row>
        <table:table-row>
          <table:table-cell office:value-type="float" office:value="2001143"/>
          <table:table-cell office:value-type="float" office:value="2001"/>
          <table:table-cell office:value-type="float" office:value="143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144"/>
          <table:table-cell office:value-type="float" office:value="2001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5"/>
          <table:table-cell office:value-type="float" office:value="2001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6"/>
          <table:table-cell office:value-type="float" office:value="2001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7"/>
          <table:table-cell office:value-type="float" office:value="2001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8"/>
          <table:table-cell office:value-type="float" office:value="2001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9"/>
          <table:table-cell office:value-type="float" office:value="2001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0"/>
          <table:table-cell office:value-type="float" office:value="2001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2"/>
          <table:table-cell office:value-type="float" office:value="2001"/>
          <table:table-cell office:value-type="float" office:value="152"/>
          <table:table-cell office:value-type="float" office:value="4553"/>
          <table:table-cell office:value-type="float" office:value="5"/>
          <table:table-cell table:number-columns-repeated="16379"/>
        </table:table-row>
        <table:table-row>
          <table:table-cell office:value-type="float" office:value="2001153"/>
          <table:table-cell office:value-type="float" office:value="2001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1155"/>
          <table:table-cell office:value-type="float" office:value="2001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1156"/>
          <table:table-cell office:value-type="float" office:value="2001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7"/>
          <table:table-cell office:value-type="float" office:value="2001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1158"/>
          <table:table-cell office:value-type="float" office:value="2001"/>
          <table:table-cell office:value-type="float" office:value="158"/>
          <table:table-cell office:value-type="float" office:value="38000"/>
          <table:table-cell office:value-type="float" office:value="2"/>
          <table:table-cell table:number-columns-repeated="16379"/>
        </table:table-row>
        <table:table-row>
          <table:table-cell office:value-type="float" office:value="2001160"/>
          <table:table-cell office:value-type="float" office:value="2001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1"/>
          <table:table-cell office:value-type="float" office:value="2001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2"/>
          <table:table-cell office:value-type="float" office:value="2001"/>
          <table:table-cell office:value-type="float" office:value="162"/>
          <table:table-cell office:value-type="float" office:value="876"/>
          <table:table-cell office:value-type="float" office:value="5"/>
          <table:table-cell table:number-columns-repeated="16379"/>
        </table:table-row>
        <table:table-row>
          <table:table-cell office:value-type="float" office:value="2001163"/>
          <table:table-cell office:value-type="float" office:value="2001"/>
          <table:table-cell office:value-type="float" office:value="163"/>
          <table:table-cell office:value-type="float" office:value="535"/>
          <table:table-cell office:value-type="float" office:value="5"/>
          <table:table-cell table:number-columns-repeated="16379"/>
        </table:table-row>
        <table:table-row>
          <table:table-cell office:value-type="float" office:value="2001164"/>
          <table:table-cell office:value-type="float" office:value="2001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5"/>
          <table:table-cell office:value-type="float" office:value="2001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6"/>
          <table:table-cell office:value-type="float" office:value="2001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67"/>
          <table:table-cell office:value-type="float" office:value="2001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1168"/>
          <table:table-cell office:value-type="float" office:value="2001"/>
          <table:table-cell office:value-type="float" office:value="168"/>
          <table:table-cell office:value-type="float" office:value="1010"/>
          <table:table-cell office:value-type="float" office:value="5"/>
          <table:table-cell table:number-columns-repeated="16379"/>
        </table:table-row>
        <table:table-row>
          <table:table-cell office:value-type="float" office:value="2001169"/>
          <table:table-cell office:value-type="float" office:value="2001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70"/>
          <table:table-cell office:value-type="float" office:value="2001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171"/>
          <table:table-cell office:value-type="float" office:value="2001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2001"/>
          <table:table-cell office:value-type="float" office:value="2002"/>
          <table:table-cell office:value-type="float" office:value="1"/>
          <table:table-cell office:value-type="float" office:value="464038"/>
          <table:table-cell office:value-type="float" office:value="1"/>
          <table:table-cell table:number-columns-repeated="16379"/>
        </table:table-row>
        <table:table-row>
          <table:table-cell office:value-type="float" office:value="2002002"/>
          <table:table-cell office:value-type="float" office:value="2002"/>
          <table:table-cell office:value-type="float" office:value="2"/>
          <table:table-cell office:value-type="float" office:value="56874"/>
          <table:table-cell office:value-type="float" office:value="4"/>
          <table:table-cell table:number-columns-repeated="16379"/>
        </table:table-row>
        <table:table-row>
          <table:table-cell office:value-type="float" office:value="2002003"/>
          <table:table-cell office:value-type="float" office:value="2002"/>
          <table:table-cell office:value-type="float" office:value="3"/>
          <table:table-cell office:value-type="float" office:value="51299"/>
          <table:table-cell office:value-type="float" office:value="2"/>
          <table:table-cell table:number-columns-repeated="16379"/>
        </table:table-row>
        <table:table-row>
          <table:table-cell office:value-type="float" office:value="2002004"/>
          <table:table-cell office:value-type="float" office:value="2002"/>
          <table:table-cell office:value-type="float" office:value="4"/>
          <table:table-cell office:value-type="float" office:value="43675"/>
          <table:table-cell office:value-type="float" office:value="0"/>
          <table:table-cell table:number-columns-repeated="16379"/>
        </table:table-row>
        <table:table-row>
          <table:table-cell office:value-type="float" office:value="2002005"/>
          <table:table-cell office:value-type="float" office:value="2002"/>
          <table:table-cell office:value-type="float" office:value="5"/>
          <table:table-cell office:value-type="float" office:value="50732"/>
          <table:table-cell office:value-type="float" office:value="2"/>
          <table:table-cell table:number-columns-repeated="16379"/>
        </table:table-row>
        <table:table-row>
          <table:table-cell office:value-type="float" office:value="2002006"/>
          <table:table-cell office:value-type="float" office:value="2002"/>
          <table:table-cell office:value-type="float" office:value="6"/>
          <table:table-cell office:value-type="float" office:value="30493"/>
          <table:table-cell office:value-type="float" office:value="2"/>
          <table:table-cell table:number-columns-repeated="16379"/>
        </table:table-row>
        <table:table-row>
          <table:table-cell office:value-type="float" office:value="2002007"/>
          <table:table-cell office:value-type="float" office:value="2002"/>
          <table:table-cell office:value-type="float" office:value="7"/>
          <table:table-cell office:value-type="float" office:value="127783"/>
          <table:table-cell office:value-type="float" office:value="2"/>
          <table:table-cell table:number-columns-repeated="16379"/>
        </table:table-row>
        <table:table-row>
          <table:table-cell office:value-type="float" office:value="2002008"/>
          <table:table-cell office:value-type="float" office:value="2002"/>
          <table:table-cell office:value-type="float" office:value="8"/>
          <table:table-cell office:value-type="float" office:value="70876"/>
          <table:table-cell office:value-type="float" office:value="2"/>
          <table:table-cell table:number-columns-repeated="16379"/>
        </table:table-row>
        <table:table-row>
          <table:table-cell office:value-type="float" office:value="2002009"/>
          <table:table-cell office:value-type="float" office:value="2002"/>
          <table:table-cell office:value-type="float" office:value="9"/>
          <table:table-cell office:value-type="float" office:value="27095"/>
          <table:table-cell office:value-type="float" office:value="4"/>
          <table:table-cell table:number-columns-repeated="16379"/>
        </table:table-row>
        <table:table-row>
          <table:table-cell office:value-type="float" office:value="2002010"/>
          <table:table-cell office:value-type="float" office:value="2002"/>
          <table:table-cell office:value-type="float" office:value="10"/>
          <table:table-cell office:value-type="float" office:value="50477"/>
          <table:table-cell office:value-type="float" office:value="4"/>
          <table:table-cell table:number-columns-repeated="16379"/>
        </table:table-row>
        <table:table-row>
          <table:table-cell office:value-type="float" office:value="2002011"/>
          <table:table-cell office:value-type="float" office:value="2002"/>
          <table:table-cell office:value-type="float" office:value="11"/>
          <table:table-cell office:value-type="float" office:value="9086"/>
          <table:table-cell office:value-type="float" office:value="4"/>
          <table:table-cell table:number-columns-repeated="16379"/>
        </table:table-row>
        <table:table-row>
          <table:table-cell office:value-type="float" office:value="2002012"/>
          <table:table-cell office:value-type="float" office:value="2002"/>
          <table:table-cell office:value-type="float" office:value="12"/>
          <table:table-cell office:value-type="float" office:value="15010"/>
          <table:table-cell office:value-type="float" office:value="5"/>
          <table:table-cell table:number-columns-repeated="16379"/>
        </table:table-row>
        <table:table-row>
          <table:table-cell office:value-type="float" office:value="2002013"/>
          <table:table-cell office:value-type="float" office:value="2002"/>
          <table:table-cell office:value-type="float" office:value="13"/>
          <table:table-cell office:value-type="float" office:value="5359"/>
          <table:table-cell office:value-type="float" office:value="5"/>
          <table:table-cell table:number-columns-repeated="16379"/>
        </table:table-row>
        <table:table-row>
          <table:table-cell office:value-type="float" office:value="2002015"/>
          <table:table-cell office:value-type="float" office:value="2002"/>
          <table:table-cell office:value-type="float" office:value="15"/>
          <table:table-cell office:value-type="float" office:value="9617"/>
          <table:table-cell office:value-type="float" office:value="3"/>
          <table:table-cell table:number-columns-repeated="16379"/>
        </table:table-row>
        <table:table-row>
          <table:table-cell office:value-type="float" office:value="2002016"/>
          <table:table-cell office:value-type="float" office:value="2002"/>
          <table:table-cell office:value-type="float" office:value="16"/>
          <table:table-cell office:value-type="float" office:value="7146"/>
          <table:table-cell office:value-type="float" office:value="3"/>
          <table:table-cell table:number-columns-repeated="16379"/>
        </table:table-row>
        <table:table-row>
          <table:table-cell office:value-type="float" office:value="2002017"/>
          <table:table-cell office:value-type="float" office:value="2002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18"/>
          <table:table-cell office:value-type="float" office:value="2002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19"/>
          <table:table-cell office:value-type="float" office:value="2002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0"/>
          <table:table-cell office:value-type="float" office:value="2002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2"/>
          <table:table-cell office:value-type="float" office:value="2002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23"/>
          <table:table-cell office:value-type="float" office:value="2002"/>
          <table:table-cell office:value-type="float" office:value="23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2024"/>
          <table:table-cell office:value-type="float" office:value="2002"/>
          <table:table-cell office:value-type="float" office:value="24"/>
          <table:table-cell office:value-type="float" office:value="27630"/>
          <table:table-cell office:value-type="float" office:value="3"/>
          <table:table-cell table:number-columns-repeated="16379"/>
        </table:table-row>
        <table:table-row>
          <table:table-cell office:value-type="float" office:value="2002025"/>
          <table:table-cell office:value-type="float" office:value="2002"/>
          <table:table-cell office:value-type="float" office:value="25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2027"/>
          <table:table-cell office:value-type="float" office:value="2002"/>
          <table:table-cell office:value-type="float" office:value="27"/>
          <table:table-cell office:value-type="float" office:value="5926"/>
          <table:table-cell office:value-type="float" office:value="3"/>
          <table:table-cell table:number-columns-repeated="16379"/>
        </table:table-row>
        <table:table-row>
          <table:table-cell office:value-type="float" office:value="2002028"/>
          <table:table-cell office:value-type="float" office:value="2002"/>
          <table:table-cell office:value-type="float" office:value="28"/>
          <table:table-cell office:value-type="float" office:value="12562"/>
          <table:table-cell office:value-type="float" office:value="3"/>
          <table:table-cell table:number-columns-repeated="16379"/>
        </table:table-row>
        <table:table-row>
          <table:table-cell office:value-type="float" office:value="2002029"/>
          <table:table-cell office:value-type="float" office:value="2002"/>
          <table:table-cell office:value-type="float" office:value="29"/>
          <table:table-cell office:value-type="float" office:value="23351"/>
          <table:table-cell office:value-type="float" office:value="3"/>
          <table:table-cell table:number-columns-repeated="16379"/>
        </table:table-row>
        <table:table-row>
          <table:table-cell office:value-type="float" office:value="2002031"/>
          <table:table-cell office:value-type="float" office:value="2002"/>
          <table:table-cell office:value-type="float" office:value="31"/>
          <table:table-cell office:value-type="float" office:value="22862"/>
          <table:table-cell office:value-type="float" office:value="3"/>
          <table:table-cell table:number-columns-repeated="16379"/>
        </table:table-row>
        <table:table-row>
          <table:table-cell office:value-type="float" office:value="2002032"/>
          <table:table-cell office:value-type="float" office:value="2002"/>
          <table:table-cell office:value-type="float" office:value="32"/>
          <table:table-cell office:value-type="float" office:value="45545"/>
          <table:table-cell office:value-type="float" office:value="3"/>
          <table:table-cell table:number-columns-repeated="16379"/>
        </table:table-row>
        <table:table-row>
          <table:table-cell office:value-type="float" office:value="2002033"/>
          <table:table-cell office:value-type="float" office:value="2002"/>
          <table:table-cell office:value-type="float" office:value="33"/>
          <table:table-cell office:value-type="float" office:value="12117"/>
          <table:table-cell office:value-type="float" office:value="3"/>
          <table:table-cell table:number-columns-repeated="16379"/>
        </table:table-row>
        <table:table-row>
          <table:table-cell office:value-type="float" office:value="2002035"/>
          <table:table-cell office:value-type="float" office:value="2002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36"/>
          <table:table-cell office:value-type="float" office:value="2002"/>
          <table:table-cell office:value-type="float" office:value="36"/>
          <table:table-cell office:value-type="float" office:value="21584"/>
          <table:table-cell office:value-type="float" office:value="3"/>
          <table:table-cell table:number-columns-repeated="16379"/>
        </table:table-row>
        <table:table-row>
          <table:table-cell office:value-type="float" office:value="2002037"/>
          <table:table-cell office:value-type="float" office:value="2002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38"/>
          <table:table-cell office:value-type="float" office:value="2002"/>
          <table:table-cell office:value-type="float" office:value="38"/>
          <table:table-cell office:value-type="float" office:value="25040"/>
          <table:table-cell office:value-type="float" office:value="3"/>
          <table:table-cell table:number-columns-repeated="16379"/>
        </table:table-row>
        <table:table-row>
          <table:table-cell office:value-type="float" office:value="2002039"/>
          <table:table-cell office:value-type="float" office:value="2002"/>
          <table:table-cell office:value-type="float" office:value="39"/>
          <table:table-cell office:value-type="float" office:value="16741"/>
          <table:table-cell office:value-type="float" office:value="3"/>
          <table:table-cell table:number-columns-repeated="16379"/>
        </table:table-row>
        <table:table-row>
          <table:table-cell office:value-type="float" office:value="2002040"/>
          <table:table-cell office:value-type="float" office:value="2002"/>
          <table:table-cell office:value-type="float" office:value="40"/>
          <table:table-cell office:value-type="float" office:value="10100"/>
          <table:table-cell office:value-type="float" office:value="3"/>
          <table:table-cell table:number-columns-repeated="16379"/>
        </table:table-row>
        <table:table-row>
          <table:table-cell office:value-type="float" office:value="2002041"/>
          <table:table-cell office:value-type="float" office:value="2002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2"/>
          <table:table-cell office:value-type="float" office:value="2002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3"/>
          <table:table-cell office:value-type="float" office:value="2002"/>
          <table:table-cell office:value-type="float" office:value="43"/>
          <table:table-cell office:value-type="float" office:value="22346"/>
          <table:table-cell office:value-type="float" office:value="3"/>
          <table:table-cell table:number-columns-repeated="16379"/>
        </table:table-row>
        <table:table-row>
          <table:table-cell office:value-type="float" office:value="2002044"/>
          <table:table-cell office:value-type="float" office:value="2002"/>
          <table:table-cell office:value-type="float" office:value="44"/>
          <table:table-cell office:value-type="float" office:value="26243"/>
          <table:table-cell office:value-type="float" office:value="3"/>
          <table:table-cell table:number-columns-repeated="16379"/>
        </table:table-row>
        <table:table-row>
          <table:table-cell office:value-type="float" office:value="2002045"/>
          <table:table-cell office:value-type="float" office:value="2002"/>
          <table:table-cell office:value-type="float" office:value="45"/>
          <table:table-cell office:value-type="float" office:value="20486"/>
          <table:table-cell office:value-type="float" office:value="3"/>
          <table:table-cell table:number-columns-repeated="16379"/>
        </table:table-row>
        <table:table-row>
          <table:table-cell office:value-type="float" office:value="2002046"/>
          <table:table-cell office:value-type="float" office:value="2002"/>
          <table:table-cell office:value-type="float" office:value="46"/>
          <table:table-cell office:value-type="float" office:value="11833"/>
          <table:table-cell office:value-type="float" office:value="3"/>
          <table:table-cell table:number-columns-repeated="16379"/>
        </table:table-row>
        <table:table-row>
          <table:table-cell office:value-type="float" office:value="2002047"/>
          <table:table-cell office:value-type="float" office:value="2002"/>
          <table:table-cell office:value-type="float" office:value="47"/>
          <table:table-cell office:value-type="float" office:value="19489"/>
          <table:table-cell office:value-type="float" office:value="3"/>
          <table:table-cell table:number-columns-repeated="16379"/>
        </table:table-row>
        <table:table-row>
          <table:table-cell office:value-type="float" office:value="2002048"/>
          <table:table-cell office:value-type="float" office:value="2002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9"/>
          <table:table-cell office:value-type="float" office:value="2002"/>
          <table:table-cell office:value-type="float" office:value="49"/>
          <table:table-cell office:value-type="float" office:value="22201"/>
          <table:table-cell office:value-type="float" office:value="3"/>
          <table:table-cell table:number-columns-repeated="16379"/>
        </table:table-row>
        <table:table-row>
          <table:table-cell office:value-type="float" office:value="2002051"/>
          <table:table-cell office:value-type="float" office:value="2002"/>
          <table:table-cell office:value-type="float" office:value="51"/>
          <table:table-cell office:value-type="float" office:value="20143"/>
          <table:table-cell office:value-type="float" office:value="5"/>
          <table:table-cell table:number-columns-repeated="16379"/>
        </table:table-row>
        <table:table-row>
          <table:table-cell office:value-type="float" office:value="2002053"/>
          <table:table-cell office:value-type="float" office:value="2002"/>
          <table:table-cell office:value-type="float" office:value="53"/>
          <table:table-cell office:value-type="float" office:value="6853"/>
          <table:table-cell office:value-type="float" office:value="3"/>
          <table:table-cell table:number-columns-repeated="16379"/>
        </table:table-row>
        <table:table-row>
          <table:table-cell office:value-type="float" office:value="2002054"/>
          <table:table-cell office:value-type="float" office:value="2002"/>
          <table:table-cell office:value-type="float" office:value="54"/>
          <table:table-cell office:value-type="float" office:value="17506"/>
          <table:table-cell office:value-type="float" office:value="3"/>
          <table:table-cell table:number-columns-repeated="16379"/>
        </table:table-row>
        <table:table-row>
          <table:table-cell office:value-type="float" office:value="2002055"/>
          <table:table-cell office:value-type="float" office:value="2002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2056"/>
          <table:table-cell office:value-type="float" office:value="2002"/>
          <table:table-cell office:value-type="float" office:value="56"/>
          <table:table-cell office:value-type="float" office:value="14643"/>
          <table:table-cell office:value-type="float" office:value="3"/>
          <table:table-cell table:number-columns-repeated="16379"/>
        </table:table-row>
        <table:table-row>
          <table:table-cell office:value-type="float" office:value="2002057"/>
          <table:table-cell office:value-type="float" office:value="2002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58"/>
          <table:table-cell office:value-type="float" office:value="2002"/>
          <table:table-cell office:value-type="float" office:value="58"/>
          <table:table-cell office:value-type="float" office:value="7402"/>
          <table:table-cell office:value-type="float" office:value="3"/>
          <table:table-cell table:number-columns-repeated="16379"/>
        </table:table-row>
        <table:table-row>
          <table:table-cell office:value-type="float" office:value="2002060"/>
          <table:table-cell office:value-type="float" office:value="2002"/>
          <table:table-cell office:value-type="float" office:value="60"/>
          <table:table-cell office:value-type="float" office:value="14018"/>
          <table:table-cell office:value-type="float" office:value="2"/>
          <table:table-cell table:number-columns-repeated="16379"/>
        </table:table-row>
        <table:table-row>
          <table:table-cell office:value-type="float" office:value="2002061"/>
          <table:table-cell office:value-type="float" office:value="2002"/>
          <table:table-cell office:value-type="float" office:value="61"/>
          <table:table-cell office:value-type="float" office:value="25597"/>
          <table:table-cell office:value-type="float" office:value="2"/>
          <table:table-cell table:number-columns-repeated="16379"/>
        </table:table-row>
        <table:table-row>
          <table:table-cell office:value-type="float" office:value="2002062"/>
          <table:table-cell office:value-type="float" office:value="2002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2063"/>
          <table:table-cell office:value-type="float" office:value="2002"/>
          <table:table-cell office:value-type="float" office:value="63"/>
          <table:table-cell office:value-type="float" office:value="9352"/>
          <table:table-cell office:value-type="float" office:value="0"/>
          <table:table-cell table:number-columns-repeated="16379"/>
        </table:table-row>
        <table:table-row>
          <table:table-cell office:value-type="float" office:value="2002064"/>
          <table:table-cell office:value-type="float" office:value="2002"/>
          <table:table-cell office:value-type="float" office:value="64"/>
          <table:table-cell office:value-type="float" office:value="17401"/>
          <table:table-cell office:value-type="float" office:value="3"/>
          <table:table-cell table:number-columns-repeated="16379"/>
        </table:table-row>
        <table:table-row>
          <table:table-cell office:value-type="float" office:value="2002066"/>
          <table:table-cell office:value-type="float" office:value="2002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67"/>
          <table:table-cell office:value-type="float" office:value="2002"/>
          <table:table-cell office:value-type="float" office:value="67"/>
          <table:table-cell office:value-type="float" office:value="16346"/>
          <table:table-cell office:value-type="float" office:value="3"/>
          <table:table-cell table:number-columns-repeated="16379"/>
        </table:table-row>
        <table:table-row>
          <table:table-cell office:value-type="float" office:value="2002068"/>
          <table:table-cell office:value-type="float" office:value="2002"/>
          <table:table-cell office:value-type="float" office:value="68"/>
          <table:table-cell office:value-type="float" office:value="30134"/>
          <table:table-cell office:value-type="float" office:value="3"/>
          <table:table-cell table:number-columns-repeated="16379"/>
        </table:table-row>
        <table:table-row>
          <table:table-cell office:value-type="float" office:value="2002070"/>
          <table:table-cell office:value-type="float" office:value="2002"/>
          <table:table-cell office:value-type="float" office:value="70"/>
          <table:table-cell office:value-type="float" office:value="23718"/>
          <table:table-cell office:value-type="float" office:value="0"/>
          <table:table-cell table:number-columns-repeated="16379"/>
        </table:table-row>
        <table:table-row>
          <table:table-cell office:value-type="float" office:value="2002071"/>
          <table:table-cell office:value-type="float" office:value="2002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2"/>
          <table:table-cell office:value-type="float" office:value="2002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3"/>
          <table:table-cell office:value-type="float" office:value="2002"/>
          <table:table-cell office:value-type="float" office:value="73"/>
          <table:table-cell office:value-type="float" office:value="29654"/>
          <table:table-cell office:value-type="float" office:value="3"/>
          <table:table-cell table:number-columns-repeated="16379"/>
        </table:table-row>
        <table:table-row>
          <table:table-cell office:value-type="float" office:value="2002074"/>
          <table:table-cell office:value-type="float" office:value="2002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5"/>
          <table:table-cell office:value-type="float" office:value="2002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6"/>
          <table:table-cell office:value-type="float" office:value="2002"/>
          <table:table-cell office:value-type="float" office:value="76"/>
          <table:table-cell office:value-type="float" office:value="6665"/>
          <table:table-cell office:value-type="float" office:value="3"/>
          <table:table-cell table:number-columns-repeated="16379"/>
        </table:table-row>
        <table:table-row>
          <table:table-cell office:value-type="float" office:value="2002079"/>
          <table:table-cell office:value-type="float" office:value="2002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95"/>
          <table:table-cell office:value-type="float" office:value="2002"/>
          <table:table-cell office:value-type="float" office:value="95"/>
          <table:table-cell office:value-type="float" office:value="30745"/>
          <table:table-cell office:value-type="float" office:value="3"/>
          <table:table-cell table:number-columns-repeated="16379"/>
        </table:table-row>
        <table:table-row>
          <table:table-cell office:value-type="float" office:value="2002096"/>
          <table:table-cell office:value-type="float" office:value="2002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97"/>
          <table:table-cell office:value-type="float" office:value="2002"/>
          <table:table-cell office:value-type="float" office:value="97"/>
          <table:table-cell office:value-type="float" office:value="10677"/>
          <table:table-cell office:value-type="float" office:value="3"/>
          <table:table-cell table:number-columns-repeated="16379"/>
        </table:table-row>
        <table:table-row>
          <table:table-cell office:value-type="float" office:value="2002099"/>
          <table:table-cell office:value-type="float" office:value="2002"/>
          <table:table-cell office:value-type="float" office:value="99"/>
          <table:table-cell office:value-type="float" office:value="8808"/>
          <table:table-cell office:value-type="float" office:value="3"/>
          <table:table-cell table:number-columns-repeated="16379"/>
        </table:table-row>
        <table:table-row>
          <table:table-cell office:value-type="float" office:value="2002100"/>
          <table:table-cell office:value-type="float" office:value="2002"/>
          <table:table-cell office:value-type="float" office:value="100"/>
          <table:table-cell office:value-type="float" office:value="719"/>
          <table:table-cell office:value-type="float" office:value="3"/>
          <table:table-cell table:number-columns-repeated="16379"/>
        </table:table-row>
        <table:table-row>
          <table:table-cell office:value-type="float" office:value="2002101"/>
          <table:table-cell office:value-type="float" office:value="2002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3"/>
          <table:table-cell office:value-type="float" office:value="2002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04"/>
          <table:table-cell office:value-type="float" office:value="2002"/>
          <table:table-cell office:value-type="float" office:value="104"/>
          <table:table-cell office:value-type="float" office:value="20138"/>
          <table:table-cell office:value-type="float" office:value="4"/>
          <table:table-cell table:number-columns-repeated="16379"/>
        </table:table-row>
        <table:table-row>
          <table:table-cell office:value-type="float" office:value="2002105"/>
          <table:table-cell office:value-type="float" office:value="2002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6"/>
          <table:table-cell office:value-type="float" office:value="2002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7"/>
          <table:table-cell office:value-type="float" office:value="2002"/>
          <table:table-cell office:value-type="float" office:value="107"/>
          <table:table-cell office:value-type="float" office:value="35271"/>
          <table:table-cell office:value-type="float" office:value="4"/>
          <table:table-cell table:number-columns-repeated="16379"/>
        </table:table-row>
        <table:table-row>
          <table:table-cell office:value-type="float" office:value="2002108"/>
          <table:table-cell office:value-type="float" office:value="2002"/>
          <table:table-cell office:value-type="float" office:value="108"/>
          <table:table-cell office:value-type="float" office:value="13943"/>
          <table:table-cell office:value-type="float" office:value="4"/>
          <table:table-cell table:number-columns-repeated="16379"/>
        </table:table-row>
        <table:table-row>
          <table:table-cell office:value-type="float" office:value="2002109"/>
          <table:table-cell office:value-type="float" office:value="2002"/>
          <table:table-cell office:value-type="float" office:value="109"/>
          <table:table-cell office:value-type="float" office:value="18616"/>
          <table:table-cell office:value-type="float" office:value="4"/>
          <table:table-cell table:number-columns-repeated="16379"/>
        </table:table-row>
        <table:table-row>
          <table:table-cell office:value-type="float" office:value="2002110"/>
          <table:table-cell office:value-type="float" office:value="2002"/>
          <table:table-cell office:value-type="float" office:value="110"/>
          <table:table-cell office:value-type="float" office:value="4520"/>
          <table:table-cell office:value-type="float" office:value="4"/>
          <table:table-cell table:number-columns-repeated="16379"/>
        </table:table-row>
        <table:table-row>
          <table:table-cell office:value-type="float" office:value="2002111"/>
          <table:table-cell office:value-type="float" office:value="2002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7"/>
          <table:table-cell office:value-type="float" office:value="2002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8"/>
          <table:table-cell office:value-type="float" office:value="2002"/>
          <table:table-cell office:value-type="float" office:value="118"/>
          <table:table-cell office:value-type="float" office:value="7624"/>
          <table:table-cell office:value-type="float" office:value="3"/>
          <table:table-cell table:number-columns-repeated="16379"/>
        </table:table-row>
        <table:table-row>
          <table:table-cell office:value-type="float" office:value="2002119"/>
          <table:table-cell office:value-type="float" office:value="2002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3"/>
          <table:table-cell office:value-type="float" office:value="2002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4"/>
          <table:table-cell office:value-type="float" office:value="2002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2127"/>
          <table:table-cell office:value-type="float" office:value="2002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2128"/>
          <table:table-cell office:value-type="float" office:value="2002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6"/>
          <table:table-cell office:value-type="float" office:value="2002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38"/>
          <table:table-cell office:value-type="float" office:value="2002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9"/>
          <table:table-cell office:value-type="float" office:value="2002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0"/>
          <table:table-cell office:value-type="float" office:value="2002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41"/>
          <table:table-cell office:value-type="float" office:value="2002"/>
          <table:table-cell office:value-type="float" office:value="141"/>
          <table:table-cell office:value-type="float" office:value="34446"/>
          <table:table-cell office:value-type="float" office:value="2"/>
          <table:table-cell table:number-columns-repeated="16379"/>
        </table:table-row>
        <table:table-row>
          <table:table-cell office:value-type="float" office:value="2002142"/>
          <table:table-cell office:value-type="float" office:value="2002"/>
          <table:table-cell office:value-type="float" office:value="142"/>
          <table:table-cell office:value-type="float" office:value="5317"/>
          <table:table-cell office:value-type="float" office:value="2"/>
          <table:table-cell table:number-columns-repeated="16379"/>
        </table:table-row>
        <table:table-row>
          <table:table-cell office:value-type="float" office:value="2002143"/>
          <table:table-cell office:value-type="float" office:value="2002"/>
          <table:table-cell office:value-type="float" office:value="143"/>
          <table:table-cell office:value-type="float" office:value="12945"/>
          <table:table-cell office:value-type="float" office:value="3"/>
          <table:table-cell table:number-columns-repeated="16379"/>
        </table:table-row>
        <table:table-row>
          <table:table-cell office:value-type="float" office:value="2002144"/>
          <table:table-cell office:value-type="float" office:value="2002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5"/>
          <table:table-cell office:value-type="float" office:value="2002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6"/>
          <table:table-cell office:value-type="float" office:value="2002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7"/>
          <table:table-cell office:value-type="float" office:value="2002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8"/>
          <table:table-cell office:value-type="float" office:value="2002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9"/>
          <table:table-cell office:value-type="float" office:value="2002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0"/>
          <table:table-cell office:value-type="float" office:value="2002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2"/>
          <table:table-cell office:value-type="float" office:value="2002"/>
          <table:table-cell office:value-type="float" office:value="152"/>
          <table:table-cell office:value-type="float" office:value="4312"/>
          <table:table-cell office:value-type="float" office:value="5"/>
          <table:table-cell table:number-columns-repeated="16379"/>
        </table:table-row>
        <table:table-row>
          <table:table-cell office:value-type="float" office:value="2002153"/>
          <table:table-cell office:value-type="float" office:value="2002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2155"/>
          <table:table-cell office:value-type="float" office:value="2002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2156"/>
          <table:table-cell office:value-type="float" office:value="2002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7"/>
          <table:table-cell office:value-type="float" office:value="2002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2158"/>
          <table:table-cell office:value-type="float" office:value="2002"/>
          <table:table-cell office:value-type="float" office:value="158"/>
          <table:table-cell office:value-type="float" office:value="42679"/>
          <table:table-cell office:value-type="float" office:value="2"/>
          <table:table-cell table:number-columns-repeated="16379"/>
        </table:table-row>
        <table:table-row>
          <table:table-cell office:value-type="float" office:value="2002160"/>
          <table:table-cell office:value-type="float" office:value="2002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1"/>
          <table:table-cell office:value-type="float" office:value="2002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2"/>
          <table:table-cell office:value-type="float" office:value="2002"/>
          <table:table-cell office:value-type="float" office:value="162"/>
          <table:table-cell office:value-type="float" office:value="959"/>
          <table:table-cell office:value-type="float" office:value="5"/>
          <table:table-cell table:number-columns-repeated="16379"/>
        </table:table-row>
        <table:table-row>
          <table:table-cell office:value-type="float" office:value="2002163"/>
          <table:table-cell office:value-type="float" office:value="2002"/>
          <table:table-cell office:value-type="float" office:value="163"/>
          <table:table-cell office:value-type="float" office:value="606"/>
          <table:table-cell office:value-type="float" office:value="5"/>
          <table:table-cell table:number-columns-repeated="16379"/>
        </table:table-row>
        <table:table-row>
          <table:table-cell office:value-type="float" office:value="2002164"/>
          <table:table-cell office:value-type="float" office:value="2002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5"/>
          <table:table-cell office:value-type="float" office:value="2002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6"/>
          <table:table-cell office:value-type="float" office:value="2002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67"/>
          <table:table-cell office:value-type="float" office:value="2002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2168"/>
          <table:table-cell office:value-type="float" office:value="2002"/>
          <table:table-cell office:value-type="float" office:value="168"/>
          <table:table-cell office:value-type="float" office:value="534"/>
          <table:table-cell office:value-type="float" office:value="5"/>
          <table:table-cell table:number-columns-repeated="16379"/>
        </table:table-row>
        <table:table-row>
          <table:table-cell office:value-type="float" office:value="2002169"/>
          <table:table-cell office:value-type="float" office:value="2002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70"/>
          <table:table-cell office:value-type="float" office:value="2002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171"/>
          <table:table-cell office:value-type="float" office:value="2002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3001"/>
          <table:table-cell office:value-type="float" office:value="2003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3002"/>
          <table:table-cell office:value-type="float" office:value="2003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3003"/>
          <table:table-cell office:value-type="float" office:value="2003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3004"/>
          <table:table-cell office:value-type="float" office:value="2003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05"/>
          <table:table-cell office:value-type="float" office:value="2003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3006"/>
          <table:table-cell office:value-type="float" office:value="2003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3007"/>
          <table:table-cell office:value-type="float" office:value="2003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3008"/>
          <table:table-cell office:value-type="float" office:value="2003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009"/>
          <table:table-cell office:value-type="float" office:value="2003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010"/>
          <table:table-cell office:value-type="float" office:value="2003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3011"/>
          <table:table-cell office:value-type="float" office:value="2003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3012"/>
          <table:table-cell office:value-type="float" office:value="2003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3013"/>
          <table:table-cell office:value-type="float" office:value="2003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3015"/>
          <table:table-cell office:value-type="float" office:value="2003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3016"/>
          <table:table-cell office:value-type="float" office:value="2003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3017"/>
          <table:table-cell office:value-type="float" office:value="2003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18"/>
          <table:table-cell office:value-type="float" office:value="2003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19"/>
          <table:table-cell office:value-type="float" office:value="2003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0"/>
          <table:table-cell office:value-type="float" office:value="2003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2"/>
          <table:table-cell office:value-type="float" office:value="2003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23"/>
          <table:table-cell office:value-type="float" office:value="2003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3024"/>
          <table:table-cell office:value-type="float" office:value="2003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3025"/>
          <table:table-cell office:value-type="float" office:value="2003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3027"/>
          <table:table-cell office:value-type="float" office:value="2003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3028"/>
          <table:table-cell office:value-type="float" office:value="2003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3029"/>
          <table:table-cell office:value-type="float" office:value="2003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3031"/>
          <table:table-cell office:value-type="float" office:value="2003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3032"/>
          <table:table-cell office:value-type="float" office:value="2003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3033"/>
          <table:table-cell office:value-type="float" office:value="2003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3035"/>
          <table:table-cell office:value-type="float" office:value="2003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36"/>
          <table:table-cell office:value-type="float" office:value="2003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3037"/>
          <table:table-cell office:value-type="float" office:value="2003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3038"/>
          <table:table-cell office:value-type="float" office:value="2003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3039"/>
          <table:table-cell office:value-type="float" office:value="2003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0"/>
          <table:table-cell office:value-type="float" office:value="2003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3041"/>
          <table:table-cell office:value-type="float" office:value="2003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2"/>
          <table:table-cell office:value-type="float" office:value="2003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3"/>
          <table:table-cell office:value-type="float" office:value="2003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3044"/>
          <table:table-cell office:value-type="float" office:value="2003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3045"/>
          <table:table-cell office:value-type="float" office:value="2003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3046"/>
          <table:table-cell office:value-type="float" office:value="2003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3047"/>
          <table:table-cell office:value-type="float" office:value="2003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8"/>
          <table:table-cell office:value-type="float" office:value="2003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9"/>
          <table:table-cell office:value-type="float" office:value="2003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3051"/>
          <table:table-cell office:value-type="float" office:value="2003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3053"/>
          <table:table-cell office:value-type="float" office:value="2003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3054"/>
          <table:table-cell office:value-type="float" office:value="2003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3055"/>
          <table:table-cell office:value-type="float" office:value="2003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3056"/>
          <table:table-cell office:value-type="float" office:value="2003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3057"/>
          <table:table-cell office:value-type="float" office:value="2003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58"/>
          <table:table-cell office:value-type="float" office:value="2003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3060"/>
          <table:table-cell office:value-type="float" office:value="2003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3061"/>
          <table:table-cell office:value-type="float" office:value="2003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3062"/>
          <table:table-cell office:value-type="float" office:value="2003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3063"/>
          <table:table-cell office:value-type="float" office:value="2003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3064"/>
          <table:table-cell office:value-type="float" office:value="2003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3066"/>
          <table:table-cell office:value-type="float" office:value="2003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67"/>
          <table:table-cell office:value-type="float" office:value="2003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3068"/>
          <table:table-cell office:value-type="float" office:value="2003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0"/>
          <table:table-cell office:value-type="float" office:value="2003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3071"/>
          <table:table-cell office:value-type="float" office:value="2003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2"/>
          <table:table-cell office:value-type="float" office:value="2003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3"/>
          <table:table-cell office:value-type="float" office:value="2003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3074"/>
          <table:table-cell office:value-type="float" office:value="2003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3075"/>
          <table:table-cell office:value-type="float" office:value="2003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6"/>
          <table:table-cell office:value-type="float" office:value="2003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3079"/>
          <table:table-cell office:value-type="float" office:value="2003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95"/>
          <table:table-cell office:value-type="float" office:value="2003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3096"/>
          <table:table-cell office:value-type="float" office:value="2003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3097"/>
          <table:table-cell office:value-type="float" office:value="2003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3099"/>
          <table:table-cell office:value-type="float" office:value="2003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3100"/>
          <table:table-cell office:value-type="float" office:value="2003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3101"/>
          <table:table-cell office:value-type="float" office:value="2003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3103"/>
          <table:table-cell office:value-type="float" office:value="2003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04"/>
          <table:table-cell office:value-type="float" office:value="2003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3105"/>
          <table:table-cell office:value-type="float" office:value="2003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6"/>
          <table:table-cell office:value-type="float" office:value="2003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7"/>
          <table:table-cell office:value-type="float" office:value="2003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3108"/>
          <table:table-cell office:value-type="float" office:value="2003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9"/>
          <table:table-cell office:value-type="float" office:value="2003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3110"/>
          <table:table-cell office:value-type="float" office:value="2003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3111"/>
          <table:table-cell office:value-type="float" office:value="2003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3117"/>
          <table:table-cell office:value-type="float" office:value="2003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18"/>
          <table:table-cell office:value-type="float" office:value="2003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119"/>
          <table:table-cell office:value-type="float" office:value="2003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3"/>
          <table:table-cell office:value-type="float" office:value="2003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4"/>
          <table:table-cell office:value-type="float" office:value="2003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3127"/>
          <table:table-cell office:value-type="float" office:value="2003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3128"/>
          <table:table-cell office:value-type="float" office:value="2003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36"/>
          <table:table-cell office:value-type="float" office:value="2003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3138"/>
          <table:table-cell office:value-type="float" office:value="2003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3139"/>
          <table:table-cell office:value-type="float" office:value="2003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3140"/>
          <table:table-cell office:value-type="float" office:value="2003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3141"/>
          <table:table-cell office:value-type="float" office:value="2003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3142"/>
          <table:table-cell office:value-type="float" office:value="2003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3143"/>
          <table:table-cell office:value-type="float" office:value="2003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3144"/>
          <table:table-cell office:value-type="float" office:value="2003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5"/>
          <table:table-cell office:value-type="float" office:value="2003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6"/>
          <table:table-cell office:value-type="float" office:value="2003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3147"/>
          <table:table-cell office:value-type="float" office:value="2003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8"/>
          <table:table-cell office:value-type="float" office:value="2003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9"/>
          <table:table-cell office:value-type="float" office:value="2003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0"/>
          <table:table-cell office:value-type="float" office:value="2003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2"/>
          <table:table-cell office:value-type="float" office:value="2003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3153"/>
          <table:table-cell office:value-type="float" office:value="2003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5"/>
          <table:table-cell office:value-type="float" office:value="2003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6"/>
          <table:table-cell office:value-type="float" office:value="2003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7"/>
          <table:table-cell office:value-type="float" office:value="2003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8"/>
          <table:table-cell office:value-type="float" office:value="2003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3160"/>
          <table:table-cell office:value-type="float" office:value="2003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1"/>
          <table:table-cell office:value-type="float" office:value="2003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2"/>
          <table:table-cell office:value-type="float" office:value="2003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3163"/>
          <table:table-cell office:value-type="float" office:value="2003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3164"/>
          <table:table-cell office:value-type="float" office:value="2003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5"/>
          <table:table-cell office:value-type="float" office:value="2003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6"/>
          <table:table-cell office:value-type="float" office:value="2003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167"/>
          <table:table-cell office:value-type="float" office:value="2003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3168"/>
          <table:table-cell office:value-type="float" office:value="2003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3169"/>
          <table:table-cell office:value-type="float" office:value="2003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70"/>
          <table:table-cell office:value-type="float" office:value="2003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3171"/>
          <table:table-cell office:value-type="float" office:value="2003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4001"/>
          <table:table-cell office:value-type="float" office:value="2004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4002"/>
          <table:table-cell office:value-type="float" office:value="2004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4003"/>
          <table:table-cell office:value-type="float" office:value="2004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4004"/>
          <table:table-cell office:value-type="float" office:value="2004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05"/>
          <table:table-cell office:value-type="float" office:value="2004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4006"/>
          <table:table-cell office:value-type="float" office:value="2004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4007"/>
          <table:table-cell office:value-type="float" office:value="2004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4008"/>
          <table:table-cell office:value-type="float" office:value="2004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009"/>
          <table:table-cell office:value-type="float" office:value="2004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010"/>
          <table:table-cell office:value-type="float" office:value="2004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4011"/>
          <table:table-cell office:value-type="float" office:value="2004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4012"/>
          <table:table-cell office:value-type="float" office:value="2004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4013"/>
          <table:table-cell office:value-type="float" office:value="2004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4015"/>
          <table:table-cell office:value-type="float" office:value="2004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4016"/>
          <table:table-cell office:value-type="float" office:value="2004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4017"/>
          <table:table-cell office:value-type="float" office:value="2004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18"/>
          <table:table-cell office:value-type="float" office:value="2004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19"/>
          <table:table-cell office:value-type="float" office:value="2004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20"/>
          <table:table-cell office:value-type="float" office:value="2004"/>
          <table:table-cell office:value-type="float" office:value="20"/>
          <table:table-cell office:value-type="float" office:value="7450"/>
          <table:table-cell office:value-type="float" office:value="3"/>
          <table:table-cell table:number-columns-repeated="16379"/>
        </table:table-row>
        <table:table-row>
          <table:table-cell office:value-type="float" office:value="2004021"/>
          <table:table-cell office:value-type="float" office:value="2004"/>
          <table:table-cell office:value-type="float" office:value="21"/>
          <table:table-cell office:value-type="float" office:value="9458"/>
          <table:table-cell office:value-type="float" office:value="2"/>
          <table:table-cell table:number-columns-repeated="16379"/>
        </table:table-row>
        <table:table-row>
          <table:table-cell office:value-type="float" office:value="2004022"/>
          <table:table-cell office:value-type="float" office:value="2004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23"/>
          <table:table-cell office:value-type="float" office:value="2004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4024"/>
          <table:table-cell office:value-type="float" office:value="2004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4025"/>
          <table:table-cell office:value-type="float" office:value="2004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4027"/>
          <table:table-cell office:value-type="float" office:value="2004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4028"/>
          <table:table-cell office:value-type="float" office:value="2004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4029"/>
          <table:table-cell office:value-type="float" office:value="2004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4030"/>
          <table:table-cell office:value-type="float" office:value="2004"/>
          <table:table-cell office:value-type="float" office:value="30"/>
          <table:table-cell office:value-type="float" office:value="7251"/>
          <table:table-cell office:value-type="float" office:value="3"/>
          <table:table-cell table:number-columns-repeated="16379"/>
        </table:table-row>
        <table:table-row>
          <table:table-cell office:value-type="float" office:value="2004031"/>
          <table:table-cell office:value-type="float" office:value="2004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4032"/>
          <table:table-cell office:value-type="float" office:value="2004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4033"/>
          <table:table-cell office:value-type="float" office:value="2004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4034"/>
          <table:table-cell office:value-type="float" office:value="2004"/>
          <table:table-cell office:value-type="float" office:value="34"/>
          <table:table-cell office:value-type="float" office:value="36758"/>
          <table:table-cell office:value-type="float" office:value="3"/>
          <table:table-cell table:number-columns-repeated="16379"/>
        </table:table-row>
        <table:table-row>
          <table:table-cell office:value-type="float" office:value="2004035"/>
          <table:table-cell office:value-type="float" office:value="2004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36"/>
          <table:table-cell office:value-type="float" office:value="2004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4037"/>
          <table:table-cell office:value-type="float" office:value="2004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4038"/>
          <table:table-cell office:value-type="float" office:value="2004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4039"/>
          <table:table-cell office:value-type="float" office:value="2004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0"/>
          <table:table-cell office:value-type="float" office:value="2004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4041"/>
          <table:table-cell office:value-type="float" office:value="2004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2"/>
          <table:table-cell office:value-type="float" office:value="2004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3"/>
          <table:table-cell office:value-type="float" office:value="2004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4044"/>
          <table:table-cell office:value-type="float" office:value="2004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4045"/>
          <table:table-cell office:value-type="float" office:value="2004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4046"/>
          <table:table-cell office:value-type="float" office:value="2004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4047"/>
          <table:table-cell office:value-type="float" office:value="2004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8"/>
          <table:table-cell office:value-type="float" office:value="2004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9"/>
          <table:table-cell office:value-type="float" office:value="2004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4051"/>
          <table:table-cell office:value-type="float" office:value="2004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4053"/>
          <table:table-cell office:value-type="float" office:value="2004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4054"/>
          <table:table-cell office:value-type="float" office:value="2004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4055"/>
          <table:table-cell office:value-type="float" office:value="2004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4056"/>
          <table:table-cell office:value-type="float" office:value="2004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4057"/>
          <table:table-cell office:value-type="float" office:value="2004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58"/>
          <table:table-cell office:value-type="float" office:value="2004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4060"/>
          <table:table-cell office:value-type="float" office:value="2004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4061"/>
          <table:table-cell office:value-type="float" office:value="2004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4062"/>
          <table:table-cell office:value-type="float" office:value="2004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4063"/>
          <table:table-cell office:value-type="float" office:value="2004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4064"/>
          <table:table-cell office:value-type="float" office:value="2004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4066"/>
          <table:table-cell office:value-type="float" office:value="2004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67"/>
          <table:table-cell office:value-type="float" office:value="2004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4068"/>
          <table:table-cell office:value-type="float" office:value="2004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0"/>
          <table:table-cell office:value-type="float" office:value="2004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4071"/>
          <table:table-cell office:value-type="float" office:value="2004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2"/>
          <table:table-cell office:value-type="float" office:value="2004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3"/>
          <table:table-cell office:value-type="float" office:value="2004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4074"/>
          <table:table-cell office:value-type="float" office:value="2004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4075"/>
          <table:table-cell office:value-type="float" office:value="2004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6"/>
          <table:table-cell office:value-type="float" office:value="2004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4079"/>
          <table:table-cell office:value-type="float" office:value="2004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95"/>
          <table:table-cell office:value-type="float" office:value="2004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4096"/>
          <table:table-cell office:value-type="float" office:value="2004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4097"/>
          <table:table-cell office:value-type="float" office:value="2004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4098"/>
          <table:table-cell office:value-type="float" office:value="2004"/>
          <table:table-cell office:value-type="float" office:value="98"/>
          <table:table-cell office:value-type="float" office:value="10552"/>
          <table:table-cell office:value-type="float" office:value="5"/>
          <table:table-cell table:number-columns-repeated="16379"/>
        </table:table-row>
        <table:table-row>
          <table:table-cell office:value-type="float" office:value="2004099"/>
          <table:table-cell office:value-type="float" office:value="2004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4100"/>
          <table:table-cell office:value-type="float" office:value="2004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4101"/>
          <table:table-cell office:value-type="float" office:value="2004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4103"/>
          <table:table-cell office:value-type="float" office:value="2004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04"/>
          <table:table-cell office:value-type="float" office:value="2004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4105"/>
          <table:table-cell office:value-type="float" office:value="2004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6"/>
          <table:table-cell office:value-type="float" office:value="2004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7"/>
          <table:table-cell office:value-type="float" office:value="2004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4108"/>
          <table:table-cell office:value-type="float" office:value="2004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9"/>
          <table:table-cell office:value-type="float" office:value="2004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4110"/>
          <table:table-cell office:value-type="float" office:value="2004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4111"/>
          <table:table-cell office:value-type="float" office:value="2004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4117"/>
          <table:table-cell office:value-type="float" office:value="2004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18"/>
          <table:table-cell office:value-type="float" office:value="2004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119"/>
          <table:table-cell office:value-type="float" office:value="2004"/>
          <table:table-cell office:value-type="float" office:value="11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2004123"/>
          <table:table-cell office:value-type="float" office:value="2004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24"/>
          <table:table-cell office:value-type="float" office:value="2004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4127"/>
          <table:table-cell office:value-type="float" office:value="2004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4128"/>
          <table:table-cell office:value-type="float" office:value="2004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36"/>
          <table:table-cell office:value-type="float" office:value="2004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4138"/>
          <table:table-cell office:value-type="float" office:value="2004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4139"/>
          <table:table-cell office:value-type="float" office:value="2004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4140"/>
          <table:table-cell office:value-type="float" office:value="2004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4141"/>
          <table:table-cell office:value-type="float" office:value="2004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4142"/>
          <table:table-cell office:value-type="float" office:value="2004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4143"/>
          <table:table-cell office:value-type="float" office:value="2004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4144"/>
          <table:table-cell office:value-type="float" office:value="2004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5"/>
          <table:table-cell office:value-type="float" office:value="2004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6"/>
          <table:table-cell office:value-type="float" office:value="2004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4147"/>
          <table:table-cell office:value-type="float" office:value="2004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8"/>
          <table:table-cell office:value-type="float" office:value="2004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9"/>
          <table:table-cell office:value-type="float" office:value="2004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0"/>
          <table:table-cell office:value-type="float" office:value="2004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2"/>
          <table:table-cell office:value-type="float" office:value="2004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4153"/>
          <table:table-cell office:value-type="float" office:value="2004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5"/>
          <table:table-cell office:value-type="float" office:value="2004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6"/>
          <table:table-cell office:value-type="float" office:value="2004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7"/>
          <table:table-cell office:value-type="float" office:value="2004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8"/>
          <table:table-cell office:value-type="float" office:value="2004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4160"/>
          <table:table-cell office:value-type="float" office:value="2004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1"/>
          <table:table-cell office:value-type="float" office:value="2004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2"/>
          <table:table-cell office:value-type="float" office:value="2004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4163"/>
          <table:table-cell office:value-type="float" office:value="2004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4164"/>
          <table:table-cell office:value-type="float" office:value="2004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5"/>
          <table:table-cell office:value-type="float" office:value="2004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6"/>
          <table:table-cell office:value-type="float" office:value="2004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167"/>
          <table:table-cell office:value-type="float" office:value="2004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4168"/>
          <table:table-cell office:value-type="float" office:value="2004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4169"/>
          <table:table-cell office:value-type="float" office:value="2004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70"/>
          <table:table-cell office:value-type="float" office:value="2004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4171"/>
          <table:table-cell office:value-type="float" office:value="2004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5001"/>
          <table:table-cell office:value-type="float" office:value="2005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5002"/>
          <table:table-cell office:value-type="float" office:value="2005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5003"/>
          <table:table-cell office:value-type="float" office:value="2005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5005"/>
          <table:table-cell office:value-type="float" office:value="2005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5006"/>
          <table:table-cell office:value-type="float" office:value="2005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5007"/>
          <table:table-cell office:value-type="float" office:value="2005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5008"/>
          <table:table-cell office:value-type="float" office:value="2005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5009"/>
          <table:table-cell office:value-type="float" office:value="2005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5010"/>
          <table:table-cell office:value-type="float" office:value="2005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5011"/>
          <table:table-cell office:value-type="float" office:value="2005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5012"/>
          <table:table-cell office:value-type="float" office:value="2005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5013"/>
          <table:table-cell office:value-type="float" office:value="2005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5015"/>
          <table:table-cell office:value-type="float" office:value="2005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5016"/>
          <table:table-cell office:value-type="float" office:value="2005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5017"/>
          <table:table-cell office:value-type="float" office:value="2005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5019"/>
          <table:table-cell office:value-type="float" office:value="2005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5020"/>
          <table:table-cell office:value-type="float" office:value="2005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5021"/>
          <table:table-cell office:value-type="float" office:value="2005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5023"/>
          <table:table-cell office:value-type="float" office:value="2005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5024"/>
          <table:table-cell office:value-type="float" office:value="2005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5025"/>
          <table:table-cell office:value-type="float" office:value="2005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5027"/>
          <table:table-cell office:value-type="float" office:value="2005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5028"/>
          <table:table-cell office:value-type="float" office:value="2005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5029"/>
          <table:table-cell office:value-type="float" office:value="2005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5030"/>
          <table:table-cell office:value-type="float" office:value="2005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5031"/>
          <table:table-cell office:value-type="float" office:value="2005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5032"/>
          <table:table-cell office:value-type="float" office:value="2005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5033"/>
          <table:table-cell office:value-type="float" office:value="2005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5034"/>
          <table:table-cell office:value-type="float" office:value="2005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5036"/>
          <table:table-cell office:value-type="float" office:value="2005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5037"/>
          <table:table-cell office:value-type="float" office:value="2005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5038"/>
          <table:table-cell office:value-type="float" office:value="2005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5039"/>
          <table:table-cell office:value-type="float" office:value="2005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5040"/>
          <table:table-cell office:value-type="float" office:value="2005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5043"/>
          <table:table-cell office:value-type="float" office:value="2005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5044"/>
          <table:table-cell office:value-type="float" office:value="2005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5045"/>
          <table:table-cell office:value-type="float" office:value="2005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5046"/>
          <table:table-cell office:value-type="float" office:value="2005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5047"/>
          <table:table-cell office:value-type="float" office:value="2005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5049"/>
          <table:table-cell office:value-type="float" office:value="2005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5051"/>
          <table:table-cell office:value-type="float" office:value="2005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5053"/>
          <table:table-cell office:value-type="float" office:value="2005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5054"/>
          <table:table-cell office:value-type="float" office:value="2005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5055"/>
          <table:table-cell office:value-type="float" office:value="2005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5057"/>
          <table:table-cell office:value-type="float" office:value="2005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5058"/>
          <table:table-cell office:value-type="float" office:value="2005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5060"/>
          <table:table-cell office:value-type="float" office:value="2005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5061"/>
          <table:table-cell office:value-type="float" office:value="2005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5062"/>
          <table:table-cell office:value-type="float" office:value="2005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5064"/>
          <table:table-cell office:value-type="float" office:value="2005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5066"/>
          <table:table-cell office:value-type="float" office:value="2005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5067"/>
          <table:table-cell office:value-type="float" office:value="2005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5068"/>
          <table:table-cell office:value-type="float" office:value="2005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5073"/>
          <table:table-cell office:value-type="float" office:value="2005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5074"/>
          <table:table-cell office:value-type="float" office:value="2005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5076"/>
          <table:table-cell office:value-type="float" office:value="2005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5095"/>
          <table:table-cell office:value-type="float" office:value="2005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5096"/>
          <table:table-cell office:value-type="float" office:value="2005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5097"/>
          <table:table-cell office:value-type="float" office:value="2005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5098"/>
          <table:table-cell office:value-type="float" office:value="2005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5099"/>
          <table:table-cell office:value-type="float" office:value="2005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5101"/>
          <table:table-cell office:value-type="float" office:value="2005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5104"/>
          <table:table-cell office:value-type="float" office:value="2005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5105"/>
          <table:table-cell office:value-type="float" office:value="2005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5106"/>
          <table:table-cell office:value-type="float" office:value="2005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5108"/>
          <table:table-cell office:value-type="float" office:value="2005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5109"/>
          <table:table-cell office:value-type="float" office:value="2005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5110"/>
          <table:table-cell office:value-type="float" office:value="2005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5124"/>
          <table:table-cell office:value-type="float" office:value="2005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5127"/>
          <table:table-cell office:value-type="float" office:value="2005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5136"/>
          <table:table-cell office:value-type="float" office:value="2005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5140"/>
          <table:table-cell office:value-type="float" office:value="2005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5141"/>
          <table:table-cell office:value-type="float" office:value="2005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5142"/>
          <table:table-cell office:value-type="float" office:value="2005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5143"/>
          <table:table-cell office:value-type="float" office:value="2005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5152"/>
          <table:table-cell office:value-type="float" office:value="2005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5158"/>
          <table:table-cell office:value-type="float" office:value="2005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5162"/>
          <table:table-cell office:value-type="float" office:value="2005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5163"/>
          <table:table-cell office:value-type="float" office:value="2005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5166"/>
          <table:table-cell office:value-type="float" office:value="2005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5167"/>
          <table:table-cell office:value-type="float" office:value="2005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5170"/>
          <table:table-cell office:value-type="float" office:value="2005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5171"/>
          <table:table-cell office:value-type="float" office:value="2005"/>
          <table:table-cell office:value-type="float" office:value="171"/>
          <table:table-cell office:value-type="float" office:value="20469.52974501696"/>
          <table:table-cell office:value-type="float" office:value="3"/>
          <table:table-cell table:number-columns-repeated="16379"/>
        </table:table-row>
        <table:table-row>
          <table:table-cell office:value-type="float" office:value="2005172"/>
          <table:table-cell office:value-type="float" office:value="2005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5173"/>
          <table:table-cell office:value-type="float" office:value="2005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5174"/>
          <table:table-cell office:value-type="float" office:value="2005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5176"/>
          <table:table-cell office:value-type="float" office:value="2005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5178"/>
          <table:table-cell office:value-type="float" office:value="2005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5179"/>
          <table:table-cell office:value-type="float" office:value="2005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6001"/>
          <table:table-cell office:value-type="float" office:value="2006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6002"/>
          <table:table-cell office:value-type="float" office:value="2006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6003"/>
          <table:table-cell office:value-type="float" office:value="2006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6005"/>
          <table:table-cell office:value-type="float" office:value="2006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6006"/>
          <table:table-cell office:value-type="float" office:value="2006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6007"/>
          <table:table-cell office:value-type="float" office:value="2006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6008"/>
          <table:table-cell office:value-type="float" office:value="2006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6009"/>
          <table:table-cell office:value-type="float" office:value="2006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6010"/>
          <table:table-cell office:value-type="float" office:value="2006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6011"/>
          <table:table-cell office:value-type="float" office:value="2006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6012"/>
          <table:table-cell office:value-type="float" office:value="2006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6013"/>
          <table:table-cell office:value-type="float" office:value="2006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6015"/>
          <table:table-cell office:value-type="float" office:value="2006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6016"/>
          <table:table-cell office:value-type="float" office:value="2006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6017"/>
          <table:table-cell office:value-type="float" office:value="2006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6019"/>
          <table:table-cell office:value-type="float" office:value="2006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6020"/>
          <table:table-cell office:value-type="float" office:value="2006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6021"/>
          <table:table-cell office:value-type="float" office:value="2006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6023"/>
          <table:table-cell office:value-type="float" office:value="2006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6024"/>
          <table:table-cell office:value-type="float" office:value="2006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6025"/>
          <table:table-cell office:value-type="float" office:value="2006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6027"/>
          <table:table-cell office:value-type="float" office:value="2006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6028"/>
          <table:table-cell office:value-type="float" office:value="2006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6029"/>
          <table:table-cell office:value-type="float" office:value="2006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6030"/>
          <table:table-cell office:value-type="float" office:value="2006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6031"/>
          <table:table-cell office:value-type="float" office:value="2006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6032"/>
          <table:table-cell office:value-type="float" office:value="2006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6033"/>
          <table:table-cell office:value-type="float" office:value="2006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6034"/>
          <table:table-cell office:value-type="float" office:value="2006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6036"/>
          <table:table-cell office:value-type="float" office:value="2006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6037"/>
          <table:table-cell office:value-type="float" office:value="2006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6038"/>
          <table:table-cell office:value-type="float" office:value="2006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6039"/>
          <table:table-cell office:value-type="float" office:value="2006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6040"/>
          <table:table-cell office:value-type="float" office:value="2006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6043"/>
          <table:table-cell office:value-type="float" office:value="2006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6044"/>
          <table:table-cell office:value-type="float" office:value="2006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6045"/>
          <table:table-cell office:value-type="float" office:value="2006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6046"/>
          <table:table-cell office:value-type="float" office:value="2006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6047"/>
          <table:table-cell office:value-type="float" office:value="2006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6049"/>
          <table:table-cell office:value-type="float" office:value="2006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6051"/>
          <table:table-cell office:value-type="float" office:value="2006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6053"/>
          <table:table-cell office:value-type="float" office:value="2006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6054"/>
          <table:table-cell office:value-type="float" office:value="2006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6055"/>
          <table:table-cell office:value-type="float" office:value="2006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6057"/>
          <table:table-cell office:value-type="float" office:value="2006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6058"/>
          <table:table-cell office:value-type="float" office:value="2006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6060"/>
          <table:table-cell office:value-type="float" office:value="2006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6061"/>
          <table:table-cell office:value-type="float" office:value="2006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6062"/>
          <table:table-cell office:value-type="float" office:value="2006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6064"/>
          <table:table-cell office:value-type="float" office:value="2006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6066"/>
          <table:table-cell office:value-type="float" office:value="2006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6067"/>
          <table:table-cell office:value-type="float" office:value="2006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6068"/>
          <table:table-cell office:value-type="float" office:value="2006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6070"/>
          <table:table-cell office:value-type="float" office:value="2006"/>
          <table:table-cell office:value-type="float" office:value="70"/>
          <table:table-cell office:value-type="float" office:value="49479.462611000003"/>
          <table:table-cell office:value-type="float" office:value="0"/>
          <table:table-cell table:number-columns-repeated="16379"/>
        </table:table-row>
        <table:table-row>
          <table:table-cell office:value-type="float" office:value="2006073"/>
          <table:table-cell office:value-type="float" office:value="2006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6074"/>
          <table:table-cell office:value-type="float" office:value="2006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6076"/>
          <table:table-cell office:value-type="float" office:value="2006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6095"/>
          <table:table-cell office:value-type="float" office:value="2006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6096"/>
          <table:table-cell office:value-type="float" office:value="2006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6097"/>
          <table:table-cell office:value-type="float" office:value="2006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6098"/>
          <table:table-cell office:value-type="float" office:value="2006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6099"/>
          <table:table-cell office:value-type="float" office:value="2006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6101"/>
          <table:table-cell office:value-type="float" office:value="2006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6104"/>
          <table:table-cell office:value-type="float" office:value="2006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6105"/>
          <table:table-cell office:value-type="float" office:value="2006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6106"/>
          <table:table-cell office:value-type="float" office:value="2006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6108"/>
          <table:table-cell office:value-type="float" office:value="2006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6109"/>
          <table:table-cell office:value-type="float" office:value="2006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6110"/>
          <table:table-cell office:value-type="float" office:value="2006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6124"/>
          <table:table-cell office:value-type="float" office:value="2006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6127"/>
          <table:table-cell office:value-type="float" office:value="2006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6136"/>
          <table:table-cell office:value-type="float" office:value="2006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6140"/>
          <table:table-cell office:value-type="float" office:value="2006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6141"/>
          <table:table-cell office:value-type="float" office:value="2006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6142"/>
          <table:table-cell office:value-type="float" office:value="2006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6143"/>
          <table:table-cell office:value-type="float" office:value="2006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6152"/>
          <table:table-cell office:value-type="float" office:value="2006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6158"/>
          <table:table-cell office:value-type="float" office:value="2006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6162"/>
          <table:table-cell office:value-type="float" office:value="2006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6163"/>
          <table:table-cell office:value-type="float" office:value="2006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6166"/>
          <table:table-cell office:value-type="float" office:value="2006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6167"/>
          <table:table-cell office:value-type="float" office:value="2006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6170"/>
          <table:table-cell office:value-type="float" office:value="2006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6171"/>
          <table:table-cell office:value-type="float" office:value="2006"/>
          <table:table-cell office:value-type="float" office:value="171"/>
          <table:table-cell office:value-type="float" office:value="20469.529745017"/>
          <table:table-cell office:value-type="float" office:value="3"/>
          <table:table-cell table:number-columns-repeated="16379"/>
        </table:table-row>
        <table:table-row>
          <table:table-cell office:value-type="float" office:value="2006172"/>
          <table:table-cell office:value-type="float" office:value="2006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6173"/>
          <table:table-cell office:value-type="float" office:value="2006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6174"/>
          <table:table-cell office:value-type="float" office:value="2006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6176"/>
          <table:table-cell office:value-type="float" office:value="2006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6178"/>
          <table:table-cell office:value-type="float" office:value="2006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6179"/>
          <table:table-cell office:value-type="float" office:value="2006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7001"/>
          <table:table-cell office:value-type="float" office:value="2007"/>
          <table:table-cell office:value-type="float" office:value="1"/>
          <table:table-cell office:value-type="float" office:value="793772"/>
          <table:table-cell office:value-type="float" office:value="1"/>
          <table:table-cell table:number-columns-repeated="16379"/>
        </table:table-row>
        <table:table-row>
          <table:table-cell office:value-type="float" office:value="2007002"/>
          <table:table-cell office:value-type="float" office:value="2007"/>
          <table:table-cell office:value-type="float" office:value="2"/>
          <table:table-cell office:value-type="float" office:value="74051"/>
          <table:table-cell office:value-type="float" office:value="4"/>
          <table:table-cell table:number-columns-repeated="16379"/>
        </table:table-row>
        <table:table-row>
          <table:table-cell office:value-type="float" office:value="2007003"/>
          <table:table-cell office:value-type="float" office:value="2007"/>
          <table:table-cell office:value-type="float" office:value="3"/>
          <table:table-cell office:value-type="float" office:value="67007"/>
          <table:table-cell office:value-type="float" office:value="2"/>
          <table:table-cell table:number-columns-repeated="16379"/>
        </table:table-row>
        <table:table-row>
          <table:table-cell office:value-type="float" office:value="2007005"/>
          <table:table-cell office:value-type="float" office:value="2007"/>
          <table:table-cell office:value-type="float" office:value="5"/>
          <table:table-cell office:value-type="float" office:value="60601"/>
          <table:table-cell office:value-type="float" office:value="2"/>
          <table:table-cell table:number-columns-repeated="16379"/>
        </table:table-row>
        <table:table-row>
          <table:table-cell office:value-type="float" office:value="2007006"/>
          <table:table-cell office:value-type="float" office:value="2007"/>
          <table:table-cell office:value-type="float" office:value="6"/>
          <table:table-cell office:value-type="float" office:value="42373"/>
          <table:table-cell office:value-type="float" office:value="2"/>
          <table:table-cell table:number-columns-repeated="16379"/>
        </table:table-row>
        <table:table-row>
          <table:table-cell office:value-type="float" office:value="2007007"/>
          <table:table-cell office:value-type="float" office:value="2007"/>
          <table:table-cell office:value-type="float" office:value="7"/>
          <table:table-cell office:value-type="float" office:value="218884"/>
          <table:table-cell office:value-type="float" office:value="2"/>
          <table:table-cell table:number-columns-repeated="16379"/>
        </table:table-row>
        <table:table-row>
          <table:table-cell office:value-type="float" office:value="2007008"/>
          <table:table-cell office:value-type="float" office:value="2007"/>
          <table:table-cell office:value-type="float" office:value="8"/>
          <table:table-cell office:value-type="float" office:value="91613"/>
          <table:table-cell office:value-type="float" office:value="2"/>
          <table:table-cell table:number-columns-repeated="16379"/>
        </table:table-row>
        <table:table-row>
          <table:table-cell office:value-type="float" office:value="2007009"/>
          <table:table-cell office:value-type="float" office:value="2007"/>
          <table:table-cell office:value-type="float" office:value="9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2007010"/>
          <table:table-cell office:value-type="float" office:value="2007"/>
          <table:table-cell office:value-type="float" office:value="10"/>
          <table:table-cell office:value-type="float" office:value="76359"/>
          <table:table-cell office:value-type="float" office:value="4"/>
          <table:table-cell table:number-columns-repeated="16379"/>
        </table:table-row>
        <table:table-row>
          <table:table-cell office:value-type="float" office:value="2007011"/>
          <table:table-cell office:value-type="float" office:value="2007"/>
          <table:table-cell office:value-type="float" office:value="11"/>
          <table:table-cell office:value-type="float" office:value="11499"/>
          <table:table-cell office:value-type="float" office:value="4"/>
          <table:table-cell table:number-columns-repeated="16379"/>
        </table:table-row>
        <table:table-row>
          <table:table-cell office:value-type="float" office:value="2007012"/>
          <table:table-cell office:value-type="float" office:value="2007"/>
          <table:table-cell office:value-type="float" office:value="12"/>
          <table:table-cell office:value-type="float" office:value="20137"/>
          <table:table-cell office:value-type="float" office:value="5"/>
          <table:table-cell table:number-columns-repeated="16379"/>
        </table:table-row>
        <table:table-row>
          <table:table-cell office:value-type="float" office:value="2007013"/>
          <table:table-cell office:value-type="float" office:value="2007"/>
          <table:table-cell office:value-type="float" office:value="13"/>
          <table:table-cell office:value-type="float" office:value="6441"/>
          <table:table-cell office:value-type="float" office:value="5"/>
          <table:table-cell table:number-columns-repeated="16379"/>
        </table:table-row>
        <table:table-row>
          <table:table-cell office:value-type="float" office:value="2007015"/>
          <table:table-cell office:value-type="float" office:value="2007"/>
          <table:table-cell office:value-type="float" office:value="15"/>
          <table:table-cell office:value-type="float" office:value="19405"/>
          <table:table-cell office:value-type="float" office:value="3"/>
          <table:table-cell table:number-columns-repeated="16379"/>
        </table:table-row>
        <table:table-row>
          <table:table-cell office:value-type="float" office:value="2007016"/>
          <table:table-cell office:value-type="float" office:value="2007"/>
          <table:table-cell office:value-type="float" office:value="16"/>
          <table:table-cell office:value-type="float" office:value="12075"/>
          <table:table-cell office:value-type="float" office:value="3"/>
          <table:table-cell table:number-columns-repeated="16379"/>
        </table:table-row>
        <table:table-row>
          <table:table-cell office:value-type="float" office:value="2007017"/>
          <table:table-cell office:value-type="float" office:value="2007"/>
          <table:table-cell office:value-type="float" office:value="17"/>
          <table:table-cell office:value-type="float" office:value="16929"/>
          <table:table-cell office:value-type="float" office:value="3"/>
          <table:table-cell table:number-columns-repeated="16379"/>
        </table:table-row>
        <table:table-row>
          <table:table-cell office:value-type="float" office:value="2007019"/>
          <table:table-cell office:value-type="float" office:value="2007"/>
          <table:table-cell office:value-type="float" office:value="19"/>
          <table:table-cell office:value-type="float" office:value="42510"/>
          <table:table-cell office:value-type="float" office:value="3"/>
          <table:table-cell table:number-columns-repeated="16379"/>
        </table:table-row>
        <table:table-row>
          <table:table-cell office:value-type="float" office:value="2007020"/>
          <table:table-cell office:value-type="float" office:value="2007"/>
          <table:table-cell office:value-type="float" office:value="20"/>
          <table:table-cell office:value-type="float" office:value="31075"/>
          <table:table-cell office:value-type="float" office:value="3"/>
          <table:table-cell table:number-columns-repeated="16379"/>
        </table:table-row>
        <table:table-row>
          <table:table-cell office:value-type="float" office:value="2007021"/>
          <table:table-cell office:value-type="float" office:value="2007"/>
          <table:table-cell office:value-type="float" office:value="21"/>
          <table:table-cell office:value-type="float" office:value="20811"/>
          <table:table-cell office:value-type="float" office:value="2"/>
          <table:table-cell table:number-columns-repeated="16379"/>
        </table:table-row>
        <table:table-row>
          <table:table-cell office:value-type="float" office:value="2007023"/>
          <table:table-cell office:value-type="float" office:value="2007"/>
          <table:table-cell office:value-type="float" office:value="23"/>
          <table:table-cell office:value-type="float" office:value="25242"/>
          <table:table-cell office:value-type="float" office:value="3"/>
          <table:table-cell table:number-columns-repeated="16379"/>
        </table:table-row>
        <table:table-row>
          <table:table-cell office:value-type="float" office:value="2007024"/>
          <table:table-cell office:value-type="float" office:value="2007"/>
          <table:table-cell office:value-type="float" office:value="24"/>
          <table:table-cell office:value-type="float" office:value="63267"/>
          <table:table-cell office:value-type="float" office:value="3"/>
          <table:table-cell table:number-columns-repeated="16379"/>
        </table:table-row>
        <table:table-row>
          <table:table-cell office:value-type="float" office:value="2007025"/>
          <table:table-cell office:value-type="float" office:value="2007"/>
          <table:table-cell office:value-type="float" office:value="25"/>
          <table:table-cell office:value-type="float" office:value="18027"/>
          <table:table-cell office:value-type="float" office:value="3"/>
          <table:table-cell table:number-columns-repeated="16379"/>
        </table:table-row>
        <table:table-row>
          <table:table-cell office:value-type="float" office:value="2007027"/>
          <table:table-cell office:value-type="float" office:value="2007"/>
          <table:table-cell office:value-type="float" office:value="27"/>
          <table:table-cell office:value-type="float" office:value="15543"/>
          <table:table-cell office:value-type="float" office:value="3"/>
          <table:table-cell table:number-columns-repeated="16379"/>
        </table:table-row>
        <table:table-row>
          <table:table-cell office:value-type="float" office:value="2007028"/>
          <table:table-cell office:value-type="float" office:value="2007"/>
          <table:table-cell office:value-type="float" office:value="28"/>
          <table:table-cell office:value-type="float" office:value="24919"/>
          <table:table-cell office:value-type="float" office:value="3"/>
          <table:table-cell table:number-columns-repeated="16379"/>
        </table:table-row>
        <table:table-row>
          <table:table-cell office:value-type="float" office:value="2007029"/>
          <table:table-cell office:value-type="float" office:value="2007"/>
          <table:table-cell office:value-type="float" office:value="29"/>
          <table:table-cell office:value-type="float" office:value="43999"/>
          <table:table-cell office:value-type="float" office:value="3"/>
          <table:table-cell table:number-columns-repeated="16379"/>
        </table:table-row>
        <table:table-row>
          <table:table-cell office:value-type="float" office:value="2007030"/>
          <table:table-cell office:value-type="float" office:value="2007"/>
          <table:table-cell office:value-type="float" office:value="30"/>
          <table:table-cell office:value-type="float" office:value="10858"/>
          <table:table-cell office:value-type="float" office:value="3"/>
          <table:table-cell table:number-columns-repeated="16379"/>
        </table:table-row>
        <table:table-row>
          <table:table-cell office:value-type="float" office:value="2007031"/>
          <table:table-cell office:value-type="float" office:value="2007"/>
          <table:table-cell office:value-type="float" office:value="31"/>
          <table:table-cell office:value-type="float" office:value="50437"/>
          <table:table-cell office:value-type="float" office:value="3"/>
          <table:table-cell table:number-columns-repeated="16379"/>
        </table:table-row>
        <table:table-row>
          <table:table-cell office:value-type="float" office:value="2007032"/>
          <table:table-cell office:value-type="float" office:value="2007"/>
          <table:table-cell office:value-type="float" office:value="32"/>
          <table:table-cell office:value-type="float" office:value="33427"/>
          <table:table-cell office:value-type="float" office:value="3"/>
          <table:table-cell table:number-columns-repeated="16379"/>
        </table:table-row>
        <table:table-row>
          <table:table-cell office:value-type="float" office:value="2007033"/>
          <table:table-cell office:value-type="float" office:value="2007"/>
          <table:table-cell office:value-type="float" office:value="33"/>
          <table:table-cell office:value-type="float" office:value="23233"/>
          <table:table-cell office:value-type="float" office:value="3"/>
          <table:table-cell table:number-columns-repeated="16379"/>
        </table:table-row>
        <table:table-row>
          <table:table-cell office:value-type="float" office:value="2007034"/>
          <table:table-cell office:value-type="float" office:value="2007"/>
          <table:table-cell office:value-type="float" office:value="34"/>
          <table:table-cell office:value-type="float" office:value="45472"/>
          <table:table-cell office:value-type="float" office:value="3"/>
          <table:table-cell table:number-columns-repeated="16379"/>
        </table:table-row>
        <table:table-row>
          <table:table-cell office:value-type="float" office:value="2007036"/>
          <table:table-cell office:value-type="float" office:value="2007"/>
          <table:table-cell office:value-type="float" office:value="36"/>
          <table:table-cell office:value-type="float" office:value="30989"/>
          <table:table-cell office:value-type="float" office:value="3"/>
          <table:table-cell table:number-columns-repeated="16379"/>
        </table:table-row>
        <table:table-row>
          <table:table-cell office:value-type="float" office:value="2007037"/>
          <table:table-cell office:value-type="float" office:value="2007"/>
          <table:table-cell office:value-type="float" office:value="37"/>
          <table:table-cell office:value-type="float" office:value="40614"/>
          <table:table-cell office:value-type="float" office:value="3"/>
          <table:table-cell table:number-columns-repeated="16379"/>
        </table:table-row>
        <table:table-row>
          <table:table-cell office:value-type="float" office:value="2007038"/>
          <table:table-cell office:value-type="float" office:value="2007"/>
          <table:table-cell office:value-type="float" office:value="38"/>
          <table:table-cell office:value-type="float" office:value="37283"/>
          <table:table-cell office:value-type="float" office:value="3"/>
          <table:table-cell table:number-columns-repeated="16379"/>
        </table:table-row>
        <table:table-row>
          <table:table-cell office:value-type="float" office:value="2007039"/>
          <table:table-cell office:value-type="float" office:value="2007"/>
          <table:table-cell office:value-type="float" office:value="39"/>
          <table:table-cell office:value-type="float" office:value="22334"/>
          <table:table-cell office:value-type="float" office:value="3"/>
          <table:table-cell table:number-columns-repeated="16379"/>
        </table:table-row>
        <table:table-row>
          <table:table-cell office:value-type="float" office:value="2007040"/>
          <table:table-cell office:value-type="float" office:value="2007"/>
          <table:table-cell office:value-type="float" office:value="40"/>
          <table:table-cell office:value-type="float" office:value="15988"/>
          <table:table-cell office:value-type="float" office:value="3"/>
          <table:table-cell table:number-columns-repeated="16379"/>
        </table:table-row>
        <table:table-row>
          <table:table-cell office:value-type="float" office:value="2007043"/>
          <table:table-cell office:value-type="float" office:value="2007"/>
          <table:table-cell office:value-type="float" office:value="43"/>
          <table:table-cell office:value-type="float" office:value="33270"/>
          <table:table-cell office:value-type="float" office:value="3"/>
          <table:table-cell table:number-columns-repeated="16379"/>
        </table:table-row>
        <table:table-row>
          <table:table-cell office:value-type="float" office:value="2007044"/>
          <table:table-cell office:value-type="float" office:value="2007"/>
          <table:table-cell office:value-type="float" office:value="44"/>
          <table:table-cell office:value-type="float" office:value="14114"/>
          <table:table-cell office:value-type="float" office:value="3"/>
          <table:table-cell table:number-columns-repeated="16379"/>
        </table:table-row>
        <table:table-row>
          <table:table-cell office:value-type="float" office:value="2007045"/>
          <table:table-cell office:value-type="float" office:value="2007"/>
          <table:table-cell office:value-type="float" office:value="45"/>
          <table:table-cell office:value-type="float" office:value="12813"/>
          <table:table-cell office:value-type="float" office:value="3"/>
          <table:table-cell table:number-columns-repeated="16379"/>
        </table:table-row>
        <table:table-row>
          <table:table-cell office:value-type="float" office:value="2007046"/>
          <table:table-cell office:value-type="float" office:value="2007"/>
          <table:table-cell office:value-type="float" office:value="46"/>
          <table:table-cell office:value-type="float" office:value="16498"/>
          <table:table-cell office:value-type="float" office:value="3"/>
          <table:table-cell table:number-columns-repeated="16379"/>
        </table:table-row>
        <table:table-row>
          <table:table-cell office:value-type="float" office:value="2007047"/>
          <table:table-cell office:value-type="float" office:value="2007"/>
          <table:table-cell office:value-type="float" office:value="47"/>
          <table:table-cell office:value-type="float" office:value="32778"/>
          <table:table-cell office:value-type="float" office:value="3"/>
          <table:table-cell table:number-columns-repeated="16379"/>
        </table:table-row>
        <table:table-row>
          <table:table-cell office:value-type="float" office:value="2007049"/>
          <table:table-cell office:value-type="float" office:value="2007"/>
          <table:table-cell office:value-type="float" office:value="49"/>
          <table:table-cell office:value-type="float" office:value="39509"/>
          <table:table-cell office:value-type="float" office:value="3"/>
          <table:table-cell table:number-columns-repeated="16379"/>
        </table:table-row>
        <table:table-row>
          <table:table-cell office:value-type="float" office:value="2007051"/>
          <table:table-cell office:value-type="float" office:value="2007"/>
          <table:table-cell office:value-type="float" office:value="51"/>
          <table:table-cell office:value-type="float" office:value="17328"/>
          <table:table-cell office:value-type="float" office:value="5"/>
          <table:table-cell table:number-columns-repeated="16379"/>
        </table:table-row>
        <table:table-row>
          <table:table-cell office:value-type="float" office:value="2007053"/>
          <table:table-cell office:value-type="float" office:value="2007"/>
          <table:table-cell office:value-type="float" office:value="53"/>
          <table:table-cell office:value-type="float" office:value="7188"/>
          <table:table-cell office:value-type="float" office:value="3"/>
          <table:table-cell table:number-columns-repeated="16379"/>
        </table:table-row>
        <table:table-row>
          <table:table-cell office:value-type="float" office:value="2007054"/>
          <table:table-cell office:value-type="float" office:value="2007"/>
          <table:table-cell office:value-type="float" office:value="54"/>
          <table:table-cell office:value-type="float" office:value="25232"/>
          <table:table-cell office:value-type="float" office:value="3"/>
          <table:table-cell table:number-columns-repeated="16379"/>
        </table:table-row>
        <table:table-row>
          <table:table-cell office:value-type="float" office:value="2007055"/>
          <table:table-cell office:value-type="float" office:value="2007"/>
          <table:table-cell office:value-type="float" office:value="55"/>
          <table:table-cell office:value-type="float" office:value="36124"/>
          <table:table-cell office:value-type="float" office:value="3"/>
          <table:table-cell table:number-columns-repeated="16379"/>
        </table:table-row>
        <table:table-row>
          <table:table-cell office:value-type="float" office:value="2007057"/>
          <table:table-cell office:value-type="float" office:value="2007"/>
          <table:table-cell office:value-type="float" office:value="57"/>
          <table:table-cell office:value-type="float" office:value="23378"/>
          <table:table-cell office:value-type="float" office:value="3"/>
          <table:table-cell table:number-columns-repeated="16379"/>
        </table:table-row>
        <table:table-row>
          <table:table-cell office:value-type="float" office:value="2007058"/>
          <table:table-cell office:value-type="float" office:value="2007"/>
          <table:table-cell office:value-type="float" office:value="58"/>
          <table:table-cell office:value-type="float" office:value="16640"/>
          <table:table-cell office:value-type="float" office:value="3"/>
          <table:table-cell table:number-columns-repeated="16379"/>
        </table:table-row>
        <table:table-row>
          <table:table-cell office:value-type="float" office:value="2007060"/>
          <table:table-cell office:value-type="float" office:value="2007"/>
          <table:table-cell office:value-type="float" office:value="60"/>
          <table:table-cell office:value-type="float" office:value="18631"/>
          <table:table-cell office:value-type="float" office:value="2"/>
          <table:table-cell table:number-columns-repeated="16379"/>
        </table:table-row>
        <table:table-row>
          <table:table-cell office:value-type="float" office:value="2007061"/>
          <table:table-cell office:value-type="float" office:value="2007"/>
          <table:table-cell office:value-type="float" office:value="61"/>
          <table:table-cell office:value-type="float" office:value="25213"/>
          <table:table-cell office:value-type="float" office:value="2"/>
          <table:table-cell table:number-columns-repeated="16379"/>
        </table:table-row>
        <table:table-row>
          <table:table-cell office:value-type="float" office:value="2007062"/>
          <table:table-cell office:value-type="float" office:value="2007"/>
          <table:table-cell office:value-type="float" office:value="62"/>
          <table:table-cell office:value-type="float" office:value="18734"/>
          <table:table-cell office:value-type="float" office:value="3"/>
          <table:table-cell table:number-columns-repeated="16379"/>
        </table:table-row>
        <table:table-row>
          <table:table-cell office:value-type="float" office:value="2007064"/>
          <table:table-cell office:value-type="float" office:value="2007"/>
          <table:table-cell office:value-type="float" office:value="64"/>
          <table:table-cell office:value-type="float" office:value="25650"/>
          <table:table-cell office:value-type="float" office:value="3"/>
          <table:table-cell table:number-columns-repeated="16379"/>
        </table:table-row>
        <table:table-row>
          <table:table-cell office:value-type="float" office:value="2007066"/>
          <table:table-cell office:value-type="float" office:value="2007"/>
          <table:table-cell office:value-type="float" office:value="66"/>
          <table:table-cell office:value-type="float" office:value="37963"/>
          <table:table-cell office:value-type="float" office:value="3"/>
          <table:table-cell table:number-columns-repeated="16379"/>
        </table:table-row>
        <table:table-row>
          <table:table-cell office:value-type="float" office:value="2007067"/>
          <table:table-cell office:value-type="float" office:value="2007"/>
          <table:table-cell office:value-type="float" office:value="67"/>
          <table:table-cell office:value-type="float" office:value="24252"/>
          <table:table-cell office:value-type="float" office:value="3"/>
          <table:table-cell table:number-columns-repeated="16379"/>
        </table:table-row>
        <table:table-row>
          <table:table-cell office:value-type="float" office:value="2007068"/>
          <table:table-cell office:value-type="float" office:value="2007"/>
          <table:table-cell office:value-type="float" office:value="68"/>
          <table:table-cell office:value-type="float" office:value="23621"/>
          <table:table-cell office:value-type="float" office:value="3"/>
          <table:table-cell table:number-columns-repeated="16379"/>
        </table:table-row>
        <table:table-row>
          <table:table-cell office:value-type="float" office:value="2007071"/>
          <table:table-cell office:value-type="float" office:value="2007"/>
          <table:table-cell office:value-type="float" office:value="71"/>
          <table:table-cell office:value-type="float" office:value="17250"/>
          <table:table-cell office:value-type="float" office:value="3"/>
          <table:table-cell table:number-columns-repeated="16379"/>
        </table:table-row>
        <table:table-row>
          <table:table-cell office:value-type="float" office:value="2007073"/>
          <table:table-cell office:value-type="float" office:value="2007"/>
          <table:table-cell office:value-type="float" office:value="73"/>
          <table:table-cell office:value-type="float" office:value="47237"/>
          <table:table-cell office:value-type="float" office:value="3"/>
          <table:table-cell table:number-columns-repeated="16379"/>
        </table:table-row>
        <table:table-row>
          <table:table-cell office:value-type="float" office:value="2007074"/>
          <table:table-cell office:value-type="float" office:value="2007"/>
          <table:table-cell office:value-type="float" office:value="74"/>
          <table:table-cell office:value-type="float" office:value="9022"/>
          <table:table-cell office:value-type="float" office:value="3"/>
          <table:table-cell table:number-columns-repeated="16379"/>
        </table:table-row>
        <table:table-row>
          <table:table-cell office:value-type="float" office:value="2007076"/>
          <table:table-cell office:value-type="float" office:value="2007"/>
          <table:table-cell office:value-type="float" office:value="76"/>
          <table:table-cell office:value-type="float" office:value="8506"/>
          <table:table-cell office:value-type="float" office:value="3"/>
          <table:table-cell table:number-columns-repeated="16379"/>
        </table:table-row>
        <table:table-row>
          <table:table-cell office:value-type="float" office:value="2007095"/>
          <table:table-cell office:value-type="float" office:value="2007"/>
          <table:table-cell office:value-type="float" office:value="95"/>
          <table:table-cell office:value-type="float" office:value="28102"/>
          <table:table-cell office:value-type="float" office:value="3"/>
          <table:table-cell table:number-columns-repeated="16379"/>
        </table:table-row>
        <table:table-row>
          <table:table-cell office:value-type="float" office:value="2007097"/>
          <table:table-cell office:value-type="float" office:value="2007"/>
          <table:table-cell office:value-type="float" office:value="97"/>
          <table:table-cell office:value-type="float" office:value="21078"/>
          <table:table-cell office:value-type="float" office:value="3"/>
          <table:table-cell table:number-columns-repeated="16379"/>
        </table:table-row>
        <table:table-row>
          <table:table-cell office:value-type="float" office:value="2007098"/>
          <table:table-cell office:value-type="float" office:value="2007"/>
          <table:table-cell office:value-type="float" office:value="98"/>
          <table:table-cell office:value-type="float" office:value="11744"/>
          <table:table-cell office:value-type="float" office:value="5"/>
          <table:table-cell table:number-columns-repeated="16379"/>
        </table:table-row>
        <table:table-row>
          <table:table-cell office:value-type="float" office:value="2007099"/>
          <table:table-cell office:value-type="float" office:value="2007"/>
          <table:table-cell office:value-type="float" office:value="99"/>
          <table:table-cell office:value-type="float" office:value="12934"/>
          <table:table-cell office:value-type="float" office:value="3"/>
          <table:table-cell table:number-columns-repeated="16379"/>
        </table:table-row>
        <table:table-row>
          <table:table-cell office:value-type="float" office:value="2007101"/>
          <table:table-cell office:value-type="float" office:value="2007"/>
          <table:table-cell office:value-type="float" office:value="101"/>
          <table:table-cell office:value-type="float" office:value="24126"/>
          <table:table-cell office:value-type="float" office:value="4"/>
          <table:table-cell table:number-columns-repeated="16379"/>
        </table:table-row>
        <table:table-row>
          <table:table-cell office:value-type="float" office:value="2007104"/>
          <table:table-cell office:value-type="float" office:value="2007"/>
          <table:table-cell office:value-type="float" office:value="104"/>
          <table:table-cell office:value-type="float" office:value="24487"/>
          <table:table-cell office:value-type="float" office:value="4"/>
          <table:table-cell table:number-columns-repeated="16379"/>
        </table:table-row>
        <table:table-row>
          <table:table-cell office:value-type="float" office:value="2007106"/>
          <table:table-cell office:value-type="float" office:value="2007"/>
          <table:table-cell office:value-type="float" office:value="106"/>
          <table:table-cell office:value-type="float" office:value="21514"/>
          <table:table-cell office:value-type="float" office:value="4"/>
          <table:table-cell table:number-columns-repeated="16379"/>
        </table:table-row>
        <table:table-row>
          <table:table-cell office:value-type="float" office:value="2007107"/>
          <table:table-cell office:value-type="float" office:value="2007"/>
          <table:table-cell office:value-type="float" office:value="107"/>
          <table:table-cell office:value-type="float" office:value="9220"/>
          <table:table-cell office:value-type="float" office:value="4"/>
          <table:table-cell table:number-columns-repeated="16379"/>
        </table:table-row>
        <table:table-row>
          <table:table-cell office:value-type="float" office:value="2007108"/>
          <table:table-cell office:value-type="float" office:value="2007"/>
          <table:table-cell office:value-type="float" office:value="108"/>
          <table:table-cell office:value-type="float" office:value="12768"/>
          <table:table-cell office:value-type="float" office:value="4"/>
          <table:table-cell table:number-columns-repeated="16379"/>
        </table:table-row>
        <table:table-row>
          <table:table-cell office:value-type="float" office:value="2007109"/>
          <table:table-cell office:value-type="float" office:value="2007"/>
          <table:table-cell office:value-type="float" office:value="109"/>
          <table:table-cell office:value-type="float" office:value="23286"/>
          <table:table-cell office:value-type="float" office:value="4"/>
          <table:table-cell table:number-columns-repeated="16379"/>
        </table:table-row>
        <table:table-row>
          <table:table-cell office:value-type="float" office:value="2007110"/>
          <table:table-cell office:value-type="float" office:value="2007"/>
          <table:table-cell office:value-type="float" office:value="110"/>
          <table:table-cell office:value-type="float" office:value="4935"/>
          <table:table-cell office:value-type="float" office:value="4"/>
          <table:table-cell table:number-columns-repeated="16379"/>
        </table:table-row>
        <table:table-row>
          <table:table-cell office:value-type="float" office:value="2007124"/>
          <table:table-cell office:value-type="float" office:value="2007"/>
          <table:table-cell office:value-type="float" office:value="124"/>
          <table:table-cell office:value-type="float" office:value="8993"/>
          <table:table-cell office:value-type="float" office:value="3"/>
          <table:table-cell table:number-columns-repeated="16379"/>
        </table:table-row>
        <table:table-row>
          <table:table-cell office:value-type="float" office:value="2007127"/>
          <table:table-cell office:value-type="float" office:value="2007"/>
          <table:table-cell office:value-type="float" office:value="127"/>
          <table:table-cell office:value-type="float" office:value="9549"/>
          <table:table-cell office:value-type="float" office:value="3"/>
          <table:table-cell table:number-columns-repeated="16379"/>
        </table:table-row>
        <table:table-row>
          <table:table-cell office:value-type="float" office:value="2007136"/>
          <table:table-cell office:value-type="float" office:value="2007"/>
          <table:table-cell office:value-type="float" office:value="136"/>
          <table:table-cell office:value-type="float" office:value="6186"/>
          <table:table-cell office:value-type="float" office:value="2"/>
          <table:table-cell table:number-columns-repeated="16379"/>
        </table:table-row>
        <table:table-row>
          <table:table-cell office:value-type="float" office:value="2007140"/>
          <table:table-cell office:value-type="float" office:value="2007"/>
          <table:table-cell office:value-type="float" office:value="140"/>
          <table:table-cell office:value-type="float" office:value="6679"/>
          <table:table-cell office:value-type="float" office:value="2"/>
          <table:table-cell table:number-columns-repeated="16379"/>
        </table:table-row>
        <table:table-row>
          <table:table-cell office:value-type="float" office:value="2007141"/>
          <table:table-cell office:value-type="float" office:value="2007"/>
          <table:table-cell office:value-type="float" office:value="141"/>
          <table:table-cell office:value-type="float" office:value="39720"/>
          <table:table-cell office:value-type="float" office:value="2"/>
          <table:table-cell table:number-columns-repeated="16379"/>
        </table:table-row>
        <table:table-row>
          <table:table-cell office:value-type="float" office:value="2007142"/>
          <table:table-cell office:value-type="float" office:value="2007"/>
          <table:table-cell office:value-type="float" office:value="142"/>
          <table:table-cell office:value-type="float" office:value="4681"/>
          <table:table-cell office:value-type="float" office:value="2"/>
          <table:table-cell table:number-columns-repeated="16379"/>
        </table:table-row>
        <table:table-row>
          <table:table-cell office:value-type="float" office:value="2007143"/>
          <table:table-cell office:value-type="float" office:value="2007"/>
          <table:table-cell office:value-type="float" office:value="143"/>
          <table:table-cell office:value-type="float" office:value="54448"/>
          <table:table-cell office:value-type="float" office:value="3"/>
          <table:table-cell table:number-columns-repeated="16379"/>
        </table:table-row>
        <table:table-row>
          <table:table-cell office:value-type="float" office:value="2007152"/>
          <table:table-cell office:value-type="float" office:value="2007"/>
          <table:table-cell office:value-type="float" office:value="152"/>
          <table:table-cell office:value-type="float" office:value="2492"/>
          <table:table-cell office:value-type="float" office:value="5"/>
          <table:table-cell table:number-columns-repeated="16379"/>
        </table:table-row>
        <table:table-row>
          <table:table-cell office:value-type="float" office:value="2007158"/>
          <table:table-cell office:value-type="float" office:value="2007"/>
          <table:table-cell office:value-type="float" office:value="158"/>
          <table:table-cell office:value-type="float" office:value="58825"/>
          <table:table-cell office:value-type="float" office:value="2"/>
          <table:table-cell table:number-columns-repeated="16379"/>
        </table:table-row>
        <table:table-row>
          <table:table-cell office:value-type="float" office:value="2007162"/>
          <table:table-cell office:value-type="float" office:value="2007"/>
          <table:table-cell office:value-type="float" office:value="162"/>
          <table:table-cell office:value-type="float" office:value="536"/>
          <table:table-cell office:value-type="float" office:value="5"/>
          <table:table-cell table:number-columns-repeated="16379"/>
        </table:table-row>
        <table:table-row>
          <table:table-cell office:value-type="float" office:value="2007163"/>
          <table:table-cell office:value-type="float" office:value="2007"/>
          <table:table-cell office:value-type="float" office:value="163"/>
          <table:table-cell office:value-type="float" office:value="729"/>
          <table:table-cell office:value-type="float" office:value="5"/>
          <table:table-cell table:number-columns-repeated="16379"/>
        </table:table-row>
        <table:table-row>
          <table:table-cell office:value-type="float" office:value="2007166"/>
          <table:table-cell office:value-type="float" office:value="2007"/>
          <table:table-cell office:value-type="float" office:value="166"/>
          <table:table-cell office:value-type="float" office:value="3865"/>
          <table:table-cell office:value-type="float" office:value="2"/>
          <table:table-cell table:number-columns-repeated="16379"/>
        </table:table-row>
        <table:table-row>
          <table:table-cell office:value-type="float" office:value="2007170"/>
          <table:table-cell office:value-type="float" office:value="2007"/>
          <table:table-cell office:value-type="float" office:value="170"/>
          <table:table-cell office:value-type="float" office:value="7529"/>
          <table:table-cell office:value-type="float" office:value="3"/>
          <table:table-cell table:number-columns-repeated="16379"/>
        </table:table-row>
        <table:table-row>
          <table:table-cell office:value-type="float" office:value="2007171"/>
          <table:table-cell office:value-type="float" office:value="2007"/>
          <table:table-cell office:value-type="float" office:value="171"/>
          <table:table-cell office:value-type="float" office:value="20553"/>
          <table:table-cell office:value-type="float" office:value="3"/>
          <table:table-cell table:number-columns-repeated="16379"/>
        </table:table-row>
        <table:table-row>
          <table:table-cell office:value-type="float" office:value="2007172"/>
          <table:table-cell office:value-type="float" office:value="2007"/>
          <table:table-cell office:value-type="float" office:value="172"/>
          <table:table-cell office:value-type="float" office:value="92047"/>
          <table:table-cell office:value-type="float" office:value="2"/>
          <table:table-cell table:number-columns-repeated="16379"/>
        </table:table-row>
        <table:table-row>
          <table:table-cell office:value-type="float" office:value="2007173"/>
          <table:table-cell office:value-type="float" office:value="2007"/>
          <table:table-cell office:value-type="float" office:value="173"/>
          <table:table-cell office:value-type="float" office:value="17488"/>
          <table:table-cell office:value-type="float" office:value="5"/>
          <table:table-cell table:number-columns-repeated="16379"/>
        </table:table-row>
        <table:table-row>
          <table:table-cell office:value-type="float" office:value="2007174"/>
          <table:table-cell office:value-type="float" office:value="2007"/>
          <table:table-cell office:value-type="float" office:value="174"/>
          <table:table-cell office:value-type="float" office:value="49681"/>
          <table:table-cell office:value-type="float" office:value="3"/>
          <table:table-cell table:number-columns-repeated="16379"/>
        </table:table-row>
        <table:table-row>
          <table:table-cell office:value-type="float" office:value="2007176"/>
          <table:table-cell office:value-type="float" office:value="2007"/>
          <table:table-cell office:value-type="float" office:value="176"/>
          <table:table-cell office:value-type="float" office:value="13798"/>
          <table:table-cell office:value-type="float" office:value="3"/>
          <table:table-cell table:number-columns-repeated="16379"/>
        </table:table-row>
        <table:table-row>
          <table:table-cell office:value-type="float" office:value="2007178"/>
          <table:table-cell office:value-type="float" office:value="2007"/>
          <table:table-cell office:value-type="float" office:value="178"/>
          <table:table-cell office:value-type="float" office:value="936"/>
          <table:table-cell office:value-type="float" office:value="5"/>
          <table:table-cell table:number-columns-repeated="16379"/>
        </table:table-row>
        <table:table-row>
          <table:table-cell office:value-type="float" office:value="2007179"/>
          <table:table-cell office:value-type="float" office:value="2007"/>
          <table:table-cell office:value-type="float" office:value="179"/>
          <table:table-cell office:value-type="float" office:value="590"/>
          <table:table-cell office:value-type="float" office:value="5"/>
          <table:table-cell table:number-columns-repeated="16379"/>
        </table:table-row>
        <table:table-row>
          <table:table-cell office:value-type="float" office:value="2008001"/>
          <table:table-cell office:value-type="float" office:value="2008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8002"/>
          <table:table-cell office:value-type="float" office:value="2008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003"/>
          <table:table-cell office:value-type="float" office:value="2008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8005"/>
          <table:table-cell office:value-type="float" office:value="2008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8006"/>
          <table:table-cell office:value-type="float" office:value="2008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8007"/>
          <table:table-cell office:value-type="float" office:value="2008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8008"/>
          <table:table-cell office:value-type="float" office:value="2008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8009"/>
          <table:table-cell office:value-type="float" office:value="2008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0"/>
          <table:table-cell office:value-type="float" office:value="2008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8011"/>
          <table:table-cell office:value-type="float" office:value="2008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2"/>
          <table:table-cell office:value-type="float" office:value="2008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8013"/>
          <table:table-cell office:value-type="float" office:value="2008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8015"/>
          <table:table-cell office:value-type="float" office:value="2008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8016"/>
          <table:table-cell office:value-type="float" office:value="2008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8017"/>
          <table:table-cell office:value-type="float" office:value="2008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8019"/>
          <table:table-cell office:value-type="float" office:value="2008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8020"/>
          <table:table-cell office:value-type="float" office:value="2008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21"/>
          <table:table-cell office:value-type="float" office:value="2008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8023"/>
          <table:table-cell office:value-type="float" office:value="2008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4"/>
          <table:table-cell office:value-type="float" office:value="2008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8025"/>
          <table:table-cell office:value-type="float" office:value="2008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7"/>
          <table:table-cell office:value-type="float" office:value="2008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8028"/>
          <table:table-cell office:value-type="float" office:value="2008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8029"/>
          <table:table-cell office:value-type="float" office:value="2008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8030"/>
          <table:table-cell office:value-type="float" office:value="2008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8031"/>
          <table:table-cell office:value-type="float" office:value="2008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8032"/>
          <table:table-cell office:value-type="float" office:value="2008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8033"/>
          <table:table-cell office:value-type="float" office:value="2008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8034"/>
          <table:table-cell office:value-type="float" office:value="2008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8036"/>
          <table:table-cell office:value-type="float" office:value="2008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8037"/>
          <table:table-cell office:value-type="float" office:value="2008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8"/>
          <table:table-cell office:value-type="float" office:value="2008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9"/>
          <table:table-cell office:value-type="float" office:value="2008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8040"/>
          <table:table-cell office:value-type="float" office:value="2008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3"/>
          <table:table-cell office:value-type="float" office:value="2008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8044"/>
          <table:table-cell office:value-type="float" office:value="2008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5"/>
          <table:table-cell office:value-type="float" office:value="2008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46"/>
          <table:table-cell office:value-type="float" office:value="2008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47"/>
          <table:table-cell office:value-type="float" office:value="2008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8049"/>
          <table:table-cell office:value-type="float" office:value="2008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51"/>
          <table:table-cell office:value-type="float" office:value="2008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8053"/>
          <table:table-cell office:value-type="float" office:value="2008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8054"/>
          <table:table-cell office:value-type="float" office:value="2008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8055"/>
          <table:table-cell office:value-type="float" office:value="2008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8056"/>
          <table:table-cell office:value-type="float" office:value="2008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057"/>
          <table:table-cell office:value-type="float" office:value="2008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8058"/>
          <table:table-cell office:value-type="float" office:value="2008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8060"/>
          <table:table-cell office:value-type="float" office:value="2008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8061"/>
          <table:table-cell office:value-type="float" office:value="2008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8062"/>
          <table:table-cell office:value-type="float" office:value="2008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8064"/>
          <table:table-cell office:value-type="float" office:value="2008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8066"/>
          <table:table-cell office:value-type="float" office:value="2008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8067"/>
          <table:table-cell office:value-type="float" office:value="2008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8068"/>
          <table:table-cell office:value-type="float" office:value="2008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8071"/>
          <table:table-cell office:value-type="float" office:value="2008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73"/>
          <table:table-cell office:value-type="float" office:value="2008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076"/>
          <table:table-cell office:value-type="float" office:value="2008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8095"/>
          <table:table-cell office:value-type="float" office:value="2008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96"/>
          <table:table-cell office:value-type="float" office:value="2008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097"/>
          <table:table-cell office:value-type="float" office:value="2008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8098"/>
          <table:table-cell office:value-type="float" office:value="2008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8099"/>
          <table:table-cell office:value-type="float" office:value="2008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8100"/>
          <table:table-cell office:value-type="float" office:value="2008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01"/>
          <table:table-cell office:value-type="float" office:value="2008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8104"/>
          <table:table-cell office:value-type="float" office:value="2008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105"/>
          <table:table-cell office:value-type="float" office:value="2008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8106"/>
          <table:table-cell office:value-type="float" office:value="2008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7"/>
          <table:table-cell office:value-type="float" office:value="2008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8"/>
          <table:table-cell office:value-type="float" office:value="2008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8109"/>
          <table:table-cell office:value-type="float" office:value="2008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0"/>
          <table:table-cell office:value-type="float" office:value="2008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8"/>
          <table:table-cell office:value-type="float" office:value="2008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124"/>
          <table:table-cell office:value-type="float" office:value="2008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8127"/>
          <table:table-cell office:value-type="float" office:value="2008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8136"/>
          <table:table-cell office:value-type="float" office:value="2008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8140"/>
          <table:table-cell office:value-type="float" office:value="2008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8141"/>
          <table:table-cell office:value-type="float" office:value="2008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8142"/>
          <table:table-cell office:value-type="float" office:value="2008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8143"/>
          <table:table-cell office:value-type="float" office:value="2008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58"/>
          <table:table-cell office:value-type="float" office:value="2008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8162"/>
          <table:table-cell office:value-type="float" office:value="2008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8163"/>
          <table:table-cell office:value-type="float" office:value="2008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8166"/>
          <table:table-cell office:value-type="float" office:value="2008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8168"/>
          <table:table-cell office:value-type="float" office:value="2008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0"/>
          <table:table-cell office:value-type="float" office:value="2008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8171"/>
          <table:table-cell office:value-type="float" office:value="2008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8172"/>
          <table:table-cell office:value-type="float" office:value="2008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8173"/>
          <table:table-cell office:value-type="float" office:value="2008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4"/>
          <table:table-cell office:value-type="float" office:value="2008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8176"/>
          <table:table-cell office:value-type="float" office:value="2008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8178"/>
          <table:table-cell office:value-type="float" office:value="2008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8179"/>
          <table:table-cell office:value-type="float" office:value="2008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8180"/>
          <table:table-cell office:value-type="float" office:value="2008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8181"/>
          <table:table-cell office:value-type="float" office:value="2008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182"/>
          <table:table-cell office:value-type="float" office:value="2008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8183"/>
          <table:table-cell office:value-type="float" office:value="2008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09001"/>
          <table:table-cell office:value-type="float" office:value="2009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9002"/>
          <table:table-cell office:value-type="float" office:value="2009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003"/>
          <table:table-cell office:value-type="float" office:value="2009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9005"/>
          <table:table-cell office:value-type="float" office:value="2009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9006"/>
          <table:table-cell office:value-type="float" office:value="2009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9007"/>
          <table:table-cell office:value-type="float" office:value="2009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9008"/>
          <table:table-cell office:value-type="float" office:value="2009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9009"/>
          <table:table-cell office:value-type="float" office:value="2009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0"/>
          <table:table-cell office:value-type="float" office:value="2009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9011"/>
          <table:table-cell office:value-type="float" office:value="2009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2"/>
          <table:table-cell office:value-type="float" office:value="2009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9013"/>
          <table:table-cell office:value-type="float" office:value="2009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9015"/>
          <table:table-cell office:value-type="float" office:value="2009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9016"/>
          <table:table-cell office:value-type="float" office:value="2009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9017"/>
          <table:table-cell office:value-type="float" office:value="2009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9019"/>
          <table:table-cell office:value-type="float" office:value="2009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9020"/>
          <table:table-cell office:value-type="float" office:value="2009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21"/>
          <table:table-cell office:value-type="float" office:value="2009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9023"/>
          <table:table-cell office:value-type="float" office:value="2009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4"/>
          <table:table-cell office:value-type="float" office:value="2009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9025"/>
          <table:table-cell office:value-type="float" office:value="2009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7"/>
          <table:table-cell office:value-type="float" office:value="2009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9028"/>
          <table:table-cell office:value-type="float" office:value="2009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9029"/>
          <table:table-cell office:value-type="float" office:value="2009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9030"/>
          <table:table-cell office:value-type="float" office:value="2009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9031"/>
          <table:table-cell office:value-type="float" office:value="2009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9032"/>
          <table:table-cell office:value-type="float" office:value="2009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9033"/>
          <table:table-cell office:value-type="float" office:value="2009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9034"/>
          <table:table-cell office:value-type="float" office:value="2009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9036"/>
          <table:table-cell office:value-type="float" office:value="2009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9037"/>
          <table:table-cell office:value-type="float" office:value="2009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8"/>
          <table:table-cell office:value-type="float" office:value="2009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9"/>
          <table:table-cell office:value-type="float" office:value="2009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9040"/>
          <table:table-cell office:value-type="float" office:value="2009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3"/>
          <table:table-cell office:value-type="float" office:value="2009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9044"/>
          <table:table-cell office:value-type="float" office:value="2009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5"/>
          <table:table-cell office:value-type="float" office:value="2009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46"/>
          <table:table-cell office:value-type="float" office:value="2009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47"/>
          <table:table-cell office:value-type="float" office:value="2009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9049"/>
          <table:table-cell office:value-type="float" office:value="2009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51"/>
          <table:table-cell office:value-type="float" office:value="2009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9053"/>
          <table:table-cell office:value-type="float" office:value="2009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9054"/>
          <table:table-cell office:value-type="float" office:value="2009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9055"/>
          <table:table-cell office:value-type="float" office:value="2009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9056"/>
          <table:table-cell office:value-type="float" office:value="2009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057"/>
          <table:table-cell office:value-type="float" office:value="2009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9058"/>
          <table:table-cell office:value-type="float" office:value="2009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9060"/>
          <table:table-cell office:value-type="float" office:value="2009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9061"/>
          <table:table-cell office:value-type="float" office:value="2009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9062"/>
          <table:table-cell office:value-type="float" office:value="2009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9064"/>
          <table:table-cell office:value-type="float" office:value="2009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9066"/>
          <table:table-cell office:value-type="float" office:value="2009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9067"/>
          <table:table-cell office:value-type="float" office:value="2009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9068"/>
          <table:table-cell office:value-type="float" office:value="2009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9071"/>
          <table:table-cell office:value-type="float" office:value="2009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73"/>
          <table:table-cell office:value-type="float" office:value="2009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076"/>
          <table:table-cell office:value-type="float" office:value="2009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9095"/>
          <table:table-cell office:value-type="float" office:value="2009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96"/>
          <table:table-cell office:value-type="float" office:value="2009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097"/>
          <table:table-cell office:value-type="float" office:value="2009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9098"/>
          <table:table-cell office:value-type="float" office:value="2009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9099"/>
          <table:table-cell office:value-type="float" office:value="2009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9100"/>
          <table:table-cell office:value-type="float" office:value="2009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01"/>
          <table:table-cell office:value-type="float" office:value="2009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9104"/>
          <table:table-cell office:value-type="float" office:value="2009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105"/>
          <table:table-cell office:value-type="float" office:value="2009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9106"/>
          <table:table-cell office:value-type="float" office:value="2009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7"/>
          <table:table-cell office:value-type="float" office:value="2009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8"/>
          <table:table-cell office:value-type="float" office:value="2009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9109"/>
          <table:table-cell office:value-type="float" office:value="2009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0"/>
          <table:table-cell office:value-type="float" office:value="2009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8"/>
          <table:table-cell office:value-type="float" office:value="2009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124"/>
          <table:table-cell office:value-type="float" office:value="2009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9127"/>
          <table:table-cell office:value-type="float" office:value="2009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9136"/>
          <table:table-cell office:value-type="float" office:value="2009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9140"/>
          <table:table-cell office:value-type="float" office:value="2009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9141"/>
          <table:table-cell office:value-type="float" office:value="2009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9142"/>
          <table:table-cell office:value-type="float" office:value="2009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9143"/>
          <table:table-cell office:value-type="float" office:value="2009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58"/>
          <table:table-cell office:value-type="float" office:value="2009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9162"/>
          <table:table-cell office:value-type="float" office:value="2009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9163"/>
          <table:table-cell office:value-type="float" office:value="2009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9166"/>
          <table:table-cell office:value-type="float" office:value="2009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9168"/>
          <table:table-cell office:value-type="float" office:value="2009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0"/>
          <table:table-cell office:value-type="float" office:value="2009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9171"/>
          <table:table-cell office:value-type="float" office:value="2009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9172"/>
          <table:table-cell office:value-type="float" office:value="2009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9173"/>
          <table:table-cell office:value-type="float" office:value="2009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4"/>
          <table:table-cell office:value-type="float" office:value="2009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9176"/>
          <table:table-cell office:value-type="float" office:value="2009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9178"/>
          <table:table-cell office:value-type="float" office:value="2009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9179"/>
          <table:table-cell office:value-type="float" office:value="2009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9180"/>
          <table:table-cell office:value-type="float" office:value="2009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9181"/>
          <table:table-cell office:value-type="float" office:value="2009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182"/>
          <table:table-cell office:value-type="float" office:value="2009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9183"/>
          <table:table-cell office:value-type="float" office:value="2009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10001"/>
          <table:table-cell office:value-type="float" office:value="2010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10002"/>
          <table:table-cell office:value-type="float" office:value="2010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003"/>
          <table:table-cell office:value-type="float" office:value="2010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10005"/>
          <table:table-cell office:value-type="float" office:value="2010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10006"/>
          <table:table-cell office:value-type="float" office:value="2010"/>
          <table:table-cell office:value-type="float" office:value="6"/>
          <table:table-cell office:value-type="float" office:value="31423.927599999999"/>
          <table:table-cell office:value-type="float" office:value="2"/>
          <table:table-cell table:number-columns-repeated="16379"/>
        </table:table-row>
        <table:table-row>
          <table:table-cell office:value-type="float" office:value="2010007"/>
          <table:table-cell office:value-type="float" office:value="2010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10008"/>
          <table:table-cell office:value-type="float" office:value="2010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10009"/>
          <table:table-cell office:value-type="float" office:value="2010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10010"/>
          <table:table-cell office:value-type="float" office:value="2010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10011"/>
          <table:table-cell office:value-type="float" office:value="2010"/>
          <table:table-cell office:value-type="float" office:value="11"/>
          <table:table-cell office:value-type="float" office:value="9364.1236000000008"/>
          <table:table-cell office:value-type="float" office:value="4"/>
          <table:table-cell table:number-columns-repeated="16379"/>
        </table:table-row>
        <table:table-row>
          <table:table-cell office:value-type="float" office:value="2010012"/>
          <table:table-cell office:value-type="float" office:value="2010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10013"/>
          <table:table-cell office:value-type="float" office:value="2010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10015"/>
          <table:table-cell office:value-type="float" office:value="2010"/>
          <table:table-cell office:value-type="float" office:value="15"/>
          <table:table-cell office:value-type="float" office:value="11934.27068"/>
          <table:table-cell office:value-type="float" office:value="3"/>
          <table:table-cell table:number-columns-repeated="16379"/>
        </table:table-row>
        <table:table-row>
          <table:table-cell office:value-type="float" office:value="2010016"/>
          <table:table-cell office:value-type="float" office:value="2010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10017"/>
          <table:table-cell office:value-type="float" office:value="2010"/>
          <table:table-cell office:value-type="float" office:value="17"/>
          <table:table-cell office:value-type="float" office:value="6584.4311799999996"/>
          <table:table-cell office:value-type="float" office:value="3"/>
          <table:table-cell table:number-columns-repeated="16379"/>
        </table:table-row>
        <table:table-row>
          <table:table-cell office:value-type="float" office:value="2010019"/>
          <table:table-cell office:value-type="float" office:value="2010"/>
          <table:table-cell office:value-type="float" office:value="19"/>
          <table:table-cell office:value-type="float" office:value="16555.772949999999"/>
          <table:table-cell office:value-type="float" office:value="3"/>
          <table:table-cell table:number-columns-repeated="16379"/>
        </table:table-row>
        <table:table-row>
          <table:table-cell office:value-type="float" office:value="2010020"/>
          <table:table-cell office:value-type="float" office:value="2010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21"/>
          <table:table-cell office:value-type="float" office:value="2010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10023"/>
          <table:table-cell office:value-type="float" office:value="2010"/>
          <table:table-cell office:value-type="float" office:value="23"/>
          <table:table-cell office:value-type="float" office:value="13009.6410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4"/>
          <table:table-cell office:value-type="float" office:value="2010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10025"/>
          <table:table-cell office:value-type="float" office:value="2010"/>
          <table:table-cell office:value-type="float" office:value="25"/>
          <table:table-cell office:value-type="float" office:value="10239.0258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7"/>
          <table:table-cell office:value-type="float" office:value="2010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10028"/>
          <table:table-cell office:value-type="float" office:value="2010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10029"/>
          <table:table-cell office:value-type="float" office:value="2010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10030"/>
          <table:table-cell office:value-type="float" office:value="2010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10031"/>
          <table:table-cell office:value-type="float" office:value="2010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10032"/>
          <table:table-cell office:value-type="float" office:value="2010"/>
          <table:table-cell office:value-type="float" office:value="32"/>
          <table:table-cell office:value-type="float" office:value="27623.431369999998"/>
          <table:table-cell office:value-type="float" office:value="3"/>
          <table:table-cell table:number-columns-repeated="16379"/>
        </table:table-row>
        <table:table-row>
          <table:table-cell office:value-type="float" office:value="2010033"/>
          <table:table-cell office:value-type="float" office:value="2010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10034"/>
          <table:table-cell office:value-type="float" office:value="2010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10036"/>
          <table:table-cell office:value-type="float" office:value="2010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10037"/>
          <table:table-cell office:value-type="float" office:value="2010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8"/>
          <table:table-cell office:value-type="float" office:value="2010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9"/>
          <table:table-cell office:value-type="float" office:value="2010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10040"/>
          <table:table-cell office:value-type="float" office:value="2010"/>
          <table:table-cell office:value-type="float" office:value="40"/>
          <table:table-cell office:value-type="float" office:value="11429.44254"/>
          <table:table-cell office:value-type="float" office:value="3"/>
          <table:table-cell table:number-columns-repeated="16379"/>
        </table:table-row>
        <table:table-row>
          <table:table-cell office:value-type="float" office:value="2010043"/>
          <table:table-cell office:value-type="float" office:value="2010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10044"/>
          <table:table-cell office:value-type="float" office:value="2010"/>
          <table:table-cell office:value-type="float" office:value="44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45"/>
          <table:table-cell office:value-type="float" office:value="2010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46"/>
          <table:table-cell office:value-type="float" office:value="2010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47"/>
          <table:table-cell office:value-type="float" office:value="2010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10049"/>
          <table:table-cell office:value-type="float" office:value="2010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51"/>
          <table:table-cell office:value-type="float" office:value="2010"/>
          <table:table-cell office:value-type="float" office:value="51"/>
          <table:table-cell office:value-type="float" office:value="21178.261020000002"/>
          <table:table-cell office:value-type="float" office:value="5"/>
          <table:table-cell table:number-columns-repeated="16379"/>
        </table:table-row>
        <table:table-row>
          <table:table-cell office:value-type="float" office:value="2010053"/>
          <table:table-cell office:value-type="float" office:value="2010"/>
          <table:table-cell office:value-type="float" office:value="53"/>
          <table:table-cell office:value-type="float" office:value="7598.4541300000001"/>
          <table:table-cell office:value-type="float" office:value="3"/>
          <table:table-cell table:number-columns-repeated="16379"/>
        </table:table-row>
        <table:table-row>
          <table:table-cell office:value-type="float" office:value="2010054"/>
          <table:table-cell office:value-type="float" office:value="2010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10055"/>
          <table:table-cell office:value-type="float" office:value="2010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10056"/>
          <table:table-cell office:value-type="float" office:value="2010"/>
          <table:table-cell office:value-type="float" office:value="56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057"/>
          <table:table-cell office:value-type="float" office:value="2010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10058"/>
          <table:table-cell office:value-type="float" office:value="2010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10060"/>
          <table:table-cell office:value-type="float" office:value="2010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10061"/>
          <table:table-cell office:value-type="float" office:value="2010"/>
          <table:table-cell office:value-type="float" office:value="61"/>
          <table:table-cell office:value-type="float" office:value="27394.162639999999"/>
          <table:table-cell office:value-type="float" office:value="2"/>
          <table:table-cell table:number-columns-repeated="16379"/>
        </table:table-row>
        <table:table-row>
          <table:table-cell office:value-type="float" office:value="2010062"/>
          <table:table-cell office:value-type="float" office:value="2010"/>
          <table:table-cell office:value-type="float" office:value="62"/>
          <table:table-cell office:value-type="float" office:value="14966.950279999999"/>
          <table:table-cell office:value-type="float" office:value="3"/>
          <table:table-cell table:number-columns-repeated="16379"/>
        </table:table-row>
        <table:table-row>
          <table:table-cell office:value-type="float" office:value="2010064"/>
          <table:table-cell office:value-type="float" office:value="2010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10066"/>
          <table:table-cell office:value-type="float" office:value="2010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10067"/>
          <table:table-cell office:value-type="float" office:value="2010"/>
          <table:table-cell office:value-type="float" office:value="67"/>
          <table:table-cell office:value-type="float" office:value="8428.6286099999998"/>
          <table:table-cell office:value-type="float" office:value="3"/>
          <table:table-cell table:number-columns-repeated="16379"/>
        </table:table-row>
        <table:table-row>
          <table:table-cell office:value-type="float" office:value="2010068"/>
          <table:table-cell office:value-type="float" office:value="2010"/>
          <table:table-cell office:value-type="float" office:value="68"/>
          <table:table-cell office:value-type="float" office:value="16338.248369999999"/>
          <table:table-cell office:value-type="float" office:value="3"/>
          <table:table-cell table:number-columns-repeated="16379"/>
        </table:table-row>
        <table:table-row>
          <table:table-cell office:value-type="float" office:value="2010071"/>
          <table:table-cell office:value-type="float" office:value="2010"/>
          <table:table-cell office:value-type="float" office:value="71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73"/>
          <table:table-cell office:value-type="float" office:value="2010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076"/>
          <table:table-cell office:value-type="float" office:value="2010"/>
          <table:table-cell office:value-type="float" office:value="76"/>
          <table:table-cell office:value-type="float" office:value="7735.0888500000001"/>
          <table:table-cell office:value-type="float" office:value="3"/>
          <table:table-cell table:number-columns-repeated="16379"/>
        </table:table-row>
        <table:table-row>
          <table:table-cell office:value-type="float" office:value="2010095"/>
          <table:table-cell office:value-type="float" office:value="2010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96"/>
          <table:table-cell office:value-type="float" office:value="2010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097"/>
          <table:table-cell office:value-type="float" office:value="2010"/>
          <table:table-cell office:value-type="float" office:value="97"/>
          <table:table-cell office:value-type="float" office:value="10508.70219"/>
          <table:table-cell office:value-type="float" office:value="3"/>
          <table:table-cell table:number-columns-repeated="16379"/>
        </table:table-row>
        <table:table-row>
          <table:table-cell office:value-type="float" office:value="2010098"/>
          <table:table-cell office:value-type="float" office:value="2010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10099"/>
          <table:table-cell office:value-type="float" office:value="2010"/>
          <table:table-cell office:value-type="float" office:value="99"/>
          <table:table-cell office:value-type="float" office:value="11051.304539999999"/>
          <table:table-cell office:value-type="float" office:value="3"/>
          <table:table-cell table:number-columns-repeated="16379"/>
        </table:table-row>
        <table:table-row>
          <table:table-cell office:value-type="float" office:value="2010100"/>
          <table:table-cell office:value-type="float" office:value="2010"/>
          <table:table-cell office:value-type="float" office:value="100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01"/>
          <table:table-cell office:value-type="float" office:value="2010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10104"/>
          <table:table-cell office:value-type="float" office:value="2010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105"/>
          <table:table-cell office:value-type="float" office:value="2010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10106"/>
          <table:table-cell office:value-type="float" office:value="2010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7"/>
          <table:table-cell office:value-type="float" office:value="2010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8"/>
          <table:table-cell office:value-type="float" office:value="2010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10109"/>
          <table:table-cell office:value-type="float" office:value="2010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0"/>
          <table:table-cell office:value-type="float" office:value="2010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8"/>
          <table:table-cell office:value-type="float" office:value="2010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124"/>
          <table:table-cell office:value-type="float" office:value="2010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10127"/>
          <table:table-cell office:value-type="float" office:value="2010"/>
          <table:table-cell office:value-type="float" office:value="127"/>
          <table:table-cell office:value-type="float" office:value="5060.1177399999997"/>
          <table:table-cell office:value-type="float" office:value="3"/>
          <table:table-cell table:number-columns-repeated="16379"/>
        </table:table-row>
        <table:table-row>
          <table:table-cell office:value-type="float" office:value="2010136"/>
          <table:table-cell office:value-type="float" office:value="2010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10140"/>
          <table:table-cell office:value-type="float" office:value="2010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10141"/>
          <table:table-cell office:value-type="float" office:value="2010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10142"/>
          <table:table-cell office:value-type="float" office:value="2010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10143"/>
          <table:table-cell office:value-type="float" office:value="2010"/>
          <table:table-cell office:value-type="float" office:value="143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58"/>
          <table:table-cell office:value-type="float" office:value="2010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10162"/>
          <table:table-cell office:value-type="float" office:value="2010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10163"/>
          <table:table-cell office:value-type="float" office:value="2010"/>
          <table:table-cell office:value-type="float" office:value="163"/>
          <table:table-cell office:value-type="float" office:value="487.81295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66"/>
          <table:table-cell office:value-type="float" office:value="2010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10168"/>
          <table:table-cell office:value-type="float" office:value="2010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0"/>
          <table:table-cell office:value-type="float" office:value="2010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10171"/>
          <table:table-cell office:value-type="float" office:value="2010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10172"/>
          <table:table-cell office:value-type="float" office:value="2010"/>
          <table:table-cell office:value-type="float" office:value="172"/>
          <table:table-cell office:value-type="float" office:value="65879.080799999996"/>
          <table:table-cell office:value-type="float" office:value="2"/>
          <table:table-cell table:number-columns-repeated="16379"/>
        </table:table-row>
        <table:table-row>
          <table:table-cell office:value-type="float" office:value="2010173"/>
          <table:table-cell office:value-type="float" office:value="2010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4"/>
          <table:table-cell office:value-type="float" office:value="2010"/>
          <table:table-cell office:value-type="float" office:value="174"/>
          <table:table-cell office:value-type="float" office:value="32856.281349999997"/>
          <table:table-cell office:value-type="float" office:value="3"/>
          <table:table-cell table:number-columns-repeated="16379"/>
        </table:table-row>
        <table:table-row>
          <table:table-cell office:value-type="float" office:value="2010176"/>
          <table:table-cell office:value-type="float" office:value="2010"/>
          <table:table-cell office:value-type="float" office:value="176"/>
          <table:table-cell office:value-type="float" office:value="8772.0097999999998"/>
          <table:table-cell office:value-type="float" office:value="3"/>
          <table:table-cell table:number-columns-repeated="16379"/>
        </table:table-row>
        <table:table-row>
          <table:table-cell office:value-type="float" office:value="2010178"/>
          <table:table-cell office:value-type="float" office:value="2010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10179"/>
          <table:table-cell office:value-type="float" office:value="2010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10180"/>
          <table:table-cell office:value-type="float" office:value="2010"/>
          <table:table-cell office:value-type="float" office:value="180"/>
          <table:table-cell office:value-type="float" office:value="437.13119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81"/>
          <table:table-cell office:value-type="float" office:value="2010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182"/>
          <table:table-cell office:value-type="float" office:value="2010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10183"/>
          <table:table-cell office:value-type="float" office:value="2010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 table:number-rows-repeated="1046789">
          <table:table-cell table:number-columns-repeated="16379"/>
        </table:table-row>
      </table:table>
      <table:table table:name="'file://virago.internal.dtlr.gov.uk/Data/AFP/RLTDAll/STS/003%20BLT/002%20BUSES/0001%20Data/c_Fares/2013-10%20Oct/03%20Calculation/indices%20calc.xls'#contacts" table:style-name="ta2">
        <table:table-source xlink:href="file://virago.internal.dtlr.gov.uk/Data/AFP/RLTDAll/STS/003%20BLT/002%20BUSES/0001%20Data/c_Fares/2013-10%20Oct/03%20Calculation/indices%20calc.xls" table:table-name="contact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office:value-type="string" office:string-value="Name"/>
          <table:table-cell office:value-type="string" office:string-value="Address 2"/>
          <table:table-cell office:value-type="string" office:string-value="Address 3"/>
          <table:table-cell office:value-type="string" office:string-value="Address 4"/>
          <table:table-cell office:value-type="string" office:string-value="Address 5"/>
          <table:table-cell office:value-type="string" office:string-value="Postcode"/>
          <table:table-cell office:value-type="string" office:string-value="Comments"/>
          <table:table-cell office:value-type="string" office:string-value="Fares Area"/>
          <table:table-cell office:value-type="string" office:string-value="Email"/>
          <table:table-cell office:value-type="string" office:string-value="Email address"/>
          <table:table-cell office:value-type="string" office:string-value="TelNumber"/>
          <table:table-cell office:value-type="string" office:string-value="Included?"/>
          <table:table-cell office:value-type="string" office:string-value="ResponseDate"/>
          <table:table-cell office:value-type="string" office:string-value="Last Respdate"/>
          <table:table-cell office:value-type="string" office:string-value="PaperForm"/>
          <table:table-cell/>
          <table:table-cell office:value-type="string" office:string-value="Count of Name"/>
          <table:table-cell table:number-columns-repeated="16363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office:value-type="string" office:string-value="Anne Wheeler"/>
          <table:table-cell office:value-type="string" office:string-value="Transport for London"/>
          <table:table-cell office:value-type="string" office:string-value="4th Floor Windsor House"/>
          <table:table-cell office:value-type="string" office:string-value="42-50 Victoria Street"/>
          <table:table-cell office:value-type="string" office:string-value="London"/>
          <table:table-cell office:value-type="string" office:string-value="SW1H 0TL"/>
          <table:table-cell/>
          <table:table-cell office:value-type="string" office:string-value="Greater London"/>
          <table:table-cell office:value-type="string" office:string-value="Y"/>
          <table:table-cell office:value-type="string" office:string-value="annewheeler@tfl.gov.uk"/>
          <table:table-cell office:value-type="string" office:string-value="7126 4078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ame"/>
          <table:table-cell office:value-type="string" office:string-value="Total"/>
          <table:table-cell table:number-columns-repeated="16362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office:value-type="string" office:string-value="Cameron Broadfoot"/>
          <table:table-cell office:value-type="string" office:string-value="First Glasgow (No 1)"/>
          <table:table-cell office:value-type="string" office:string-value="197 Victoria Road"/>
          <table:table-cell office:value-type="string" office:string-value="Glasgow"/>
          <table:table-cell/>
          <table:table-cell office:value-type="string" office:string-value="G42 7AD"/>
          <table:table-cell office:value-type="string" office:string-value="Was Michael Milne. RM 28/07/2008&#10;Probably nil, but checking. RM 18/11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A.J. Evans &amp; J.E. Long"/>
          <table:table-cell office:value-type="float" office:value="1"/>
          <table:table-cell table:number-columns-repeated="16362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office:value-type="string" office:string-value="Nichola Orduh"/>
          <table:table-cell office:value-type="string" office:string-value="First Manchester"/>
          <table:table-cell office:value-type="string" office:string-value="Walshaw Street"/>
          <table:table-cell office:value-type="string" office:string-value="Oldham"/>
          <table:table-cell office:value-type="string" office:string-value="Lancashire"/>
          <table:table-cell office:value-type="string" office:string-value="OL1 3TR"/>
          <table:table-cell office:value-type="string" office:string-value="David Nixon has left. Sent email 15/08/2007 RM Was Alistair Dearnley. RM 10/11/2008"/>
          <table:table-cell office:value-type="string" office:string-value="Greater Manchester"/>
          <table:table-cell office:value-type="string" office:string-value="Y"/>
          <table:table-cell office:value-type="string" office:string-value="Nichola.Orduh@firstgroup.com"/>
          <table:table-cell office:value-type="string" office:string-value="0161 627 7235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Alan Paterson"/>
          <table:table-cell office:value-type="float" office:value="1"/>
          <table:table-cell table:number-columns-repeated="16362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office:value-type="string" office:string-value="Graham Hogg"/>
          <table:table-cell office:value-type="string" office:string-value="First South Yorkshire"/>
          <table:table-cell office:value-type="string" office:string-value="Midland Road Depot"/>
          <table:table-cell office:value-type="string" office:string-value="Midland Road"/>
          <table:table-cell office:value-type="string" office:string-value="Rotherham"/>
          <table:table-cell office:value-type="string" office:string-value="S61 1TF"/>
          <table:table-cell/>
          <table:table-cell office:value-type="string" office:string-value="South Yorkshire"/>
          <table:table-cell/>
          <table:table-cell office:value-type="string" office:string-value="graham.hogg@firstgroup.com"/>
          <table:table-cell office:value-type="string" office:string-value="01709 56602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Alisdair Goodall"/>
          <table:table-cell office:value-type="float" office:value="1"/>
          <table:table-cell table:number-columns-repeated="16362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office:value-type="string" office:string-value="W L R Woodward"/>
          <table:table-cell office:value-type="string" office:string-value="Stagecoach North East"/>
          <table:table-cell office:value-type="string" office:string-value="Wheatsheaf"/>
          <table:table-cell office:value-type="string" office:string-value="Sunderland"/>
          <table:table-cell office:value-type="string" office:string-value="Tyne &amp; Wear"/>
          <table:table-cell office:value-type="string" office:string-value="SR5 1AQ"/>
          <table:table-cell office:value-type="string" office:string-value="Will be replying before Friday. 08/08/2007"/>
          <table:table-cell office:value-type="string" office:string-value="Tyne and Wear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Anne Wheeler"/>
          <table:table-cell office:value-type="float" office:value="1"/>
          <table:table-cell table:number-columns-repeated="16362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office:value-type="string" office:string-value="R Rampton"/>
          <table:table-cell office:value-type="string" office:string-value="Travel West Midlands"/>
          <table:table-cell office:value-type="string" office:string-value="51 Bordesley Green"/>
          <table:table-cell office:value-type="string" office:string-value="Birmingham"/>
          <table:table-cell/>
          <table:table-cell office:value-type="string" office:string-value="B9 4BZ"/>
          <table:table-cell/>
          <table:table-cell office:value-type="string" office:string-value="West Midlands"/>
          <table:table-cell/>
          <table:table-cell office:value-type="string" office:string-value="richardrampton@travelwm.co.uk"/>
          <table:table-cell office:value-type="string" office:string-value="0121 254 6330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Austin Birks"/>
          <table:table-cell office:value-type="float" office:value="1"/>
          <table:table-cell table:number-columns-repeated="16362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office:value-type="string" office:string-value="R Harris"/>
          <table:table-cell office:value-type="string" office:string-value="First Leeds"/>
          <table:table-cell office:value-type="string" office:string-value="Kirstall Road"/>
          <table:table-cell office:value-type="string" office:string-value="Leeds"/>
          <table:table-cell office:value-type="string" office:string-value="West Yorkshire"/>
          <table:table-cell office:value-type="string" office:string-value="LS3 1LH"/>
          <table:table-cell/>
          <table:table-cell office:value-type="string" office:string-value="West Yorkshire"/>
          <table:table-cell/>
          <table:table-cell office:value-type="string" office:string-value="Richard.Harris@firstgroup.com"/>
          <table:table-cell office:value-type="string" office:string-value="0113 381 5074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Ben Cole"/>
          <table:table-cell office:value-type="float" office:value="1"/>
          <table:table-cell table:number-columns-repeated="16362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office:value-type="string" office:string-value="Alan Paterson"/>
          <table:table-cell office:value-type="string" office:string-value="First Aberdeen"/>
          <table:table-cell office:value-type="string" office:string-value="First Aberdeen"/>
          <table:table-cell office:value-type="string" office:string-value="395 King Street"/>
          <table:table-cell office:value-type="string" office:string-value="Aberdeen"/>
          <table:table-cell office:value-type="string" office:string-value="AB31 3HT"/>
          <table:table-cell office:value-type="string" office:string-value="Alan has left. Replacement not answering. Switchboard number 650000. From website seems 16 March last change. RM 06/08/2008 Left message. RM 08/08/2008 Martin McCombie. Emailed. 08/08/2008 RM"/>
          <table:table-cell office:value-type="string" office:string-value="Scotland"/>
          <table:table-cell/>
          <table:table-cell office:value-type="string" office:string-value="Alan.Paterson@firstgroup.com"/>
          <table:table-cell office:value-type="string" office:string-value="01224 650016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Bob Rackley"/>
          <table:table-cell office:value-type="float" office:value="1"/>
          <table:table-cell table:number-columns-repeated="16362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office:value-type="string" office:string-value="Nigel Serafini"/>
          <table:table-cell office:value-type="string" office:string-value="Lothian Buses"/>
          <table:table-cell office:value-type="string" office:string-value="55 Annandale Street"/>
          <table:table-cell office:value-type="string" office:string-value="Edinburgh"/>
          <table:table-cell/>
          <table:table-cell office:value-type="string" office:string-value="EH7 4AZ"/>
          <table:table-cell/>
          <table:table-cell office:value-type="string" office:string-value="Scotland"/>
          <table:table-cell office:value-type="string" office:string-value="Y"/>
          <table:table-cell office:value-type="string" office:string-value="nserafini@lothianbuses.co.uk"/>
          <table:table-cell office:value-type="string" office:string-value="0131 475 0142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Brian Drury"/>
          <table:table-cell office:value-type="float" office:value="1"/>
          <table:table-cell table:number-columns-repeated="16362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office:value-type="string" office:string-value="Elsie Turbyne"/>
          <table:table-cell office:value-type="string" office:string-value="Travel Dundee"/>
          <table:table-cell office:value-type="string" office:string-value="44-48 East Dock Street"/>
          <table:table-cell office:value-type="string" office:string-value="Dundee"/>
          <table:table-cell/>
          <table:table-cell office:value-type="string" office:string-value="DD1 3JS"/>
          <table:table-cell/>
          <table:table-cell office:value-type="string" office:string-value="Scotland"/>
          <table:table-cell/>
          <table:table-cell office:value-type="string" office:string-value="elsieturbyne@traveldundee.co.uk"/>
          <table:table-cell office:value-type="string" office:string-value="01382 340023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Brian Schofield"/>
          <table:table-cell office:value-type="float" office:value="1"/>
          <table:table-cell table:number-columns-repeated="16362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office:value-type="string" office:string-value="Peter Heath"/>
          <table:table-cell office:value-type="string" office:string-value="Cardiff City Transport"/>
          <table:table-cell office:value-type="string" office:string-value="Sloper Road"/>
          <table:table-cell office:value-type="string" office:string-value="Leckwith"/>
          <table:table-cell office:value-type="string" office:string-value="Cardiff"/>
          <table:table-cell office:value-type="string" office:string-value="CF11 8TB"/>
          <table:table-cell/>
          <table:table-cell office:value-type="string" office:string-value="Wales"/>
          <table:table-cell/>
          <table:table-cell office:value-type="string" office:string-value="pheath@cardiffbus.com"/>
          <table:table-cell office:value-type="string" office:string-value="029 20787710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 Clemmence"/>
          <table:table-cell office:value-type="float" office:value="1"/>
          <table:table-cell table:number-columns-repeated="16362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office:value-type="string" office:string-value="Trevor Roberts"/>
          <table:table-cell office:value-type="string" office:string-value="Newport Transport"/>
          <table:table-cell office:value-type="string" office:string-value="160 Corporation Road"/>
          <table:table-cell office:value-type="string" office:string-value="Newport"/>
          <table:table-cell office:value-type="string" office:string-value="Gwent"/>
          <table:table-cell office:value-type="string" office:string-value="NP19 0WF"/>
          <table:table-cell/>
          <table:table-cell office:value-type="string" office:string-value="Wales"/>
          <table:table-cell office:value-type="string" office:string-value="Y"/>
          <table:table-cell office:value-type="string" office:string-value="trevor.roberts@newporttransport.co.uk"/>
          <table:table-cell office:value-type="string" office:string-value="01633 670563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ameron Broadfoot"/>
          <table:table-cell office:value-type="float" office:value="2"/>
          <table:table-cell table:number-columns-repeated="16362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office:value-type="string" office:string-value="Oliver Howarth"/>
          <table:table-cell office:value-type="string" office:string-value="Blackpool Transport Services"/>
          <table:table-cell office:value-type="string" office:string-value="Rigby Road"/>
          <table:table-cell office:value-type="string" office:string-value="Blackpool"/>
          <table:table-cell/>
          <table:table-cell office:value-type="string" office:string-value="FY1 5DD"/>
          <table:table-cell office:value-type="string" office:string-value="Was Guy Thornton. RM 01/08/2007"/>
          <table:table-cell office:value-type="string" office:string-value="Lancashire"/>
          <table:table-cell office:value-type="string" office:string-value="Y"/>
          <table:table-cell office:value-type="string" office:string-value="oliver.howarth@blackpooltransport.com"/>
          <table:table-cell office:value-type="string" office:string-value="01253 473032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heryl Fleming"/>
          <table:table-cell office:value-type="float" office:value="1"/>
          <table:table-cell table:number-columns-repeated="16362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office:value-type="string" office:string-value="Marc West"/>
          <table:table-cell office:value-type="string" office:string-value="Bournemouth Transport"/>
          <table:table-cell office:value-type="string" office:string-value="Yeomans Way"/>
          <table:table-cell/>
          <table:table-cell office:value-type="string" office:string-value="Bournemouth"/>
          <table:table-cell office:value-type="string" office:string-value="BH8 0BQ"/>
          <table:table-cell office:value-type="string" office:string-value="Will return form in next couple of days - is off on Friday. 07/08/2007 RM"/>
          <table:table-cell office:value-type="string" office:string-value="All services"/>
          <table:table-cell office:value-type="string" office:string-value="Y"/>
          <table:table-cell office:value-type="string" office:string-value="Mwest@yellowbuses.co.uk"/>
          <table:table-cell office:value-type="string" office:string-value="01202 636015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Colin Napier"/>
          <table:table-cell office:value-type="float" office:value="1"/>
          <table:table-cell table:number-columns-repeated="16362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office:value-type="string" office:string-value="Brian Schofield"/>
          <table:table-cell office:value-type="string" office:string-value="Transdev Burnley &amp; Pendle"/>
          <table:table-cell office:value-type="string" office:string-value="Queensgate"/>
          <table:table-cell office:value-type="string" office:string-value="Colne Road"/>
          <table:table-cell office:value-type="string" office:string-value="Burnley"/>
          <table:table-cell office:value-type="string" office:string-value="BB10 1HH"/>
          <table:table-cell office:value-type="string" office:string-value="Includes Lancashire United, Burnley and Pendle Travel and Blackburn Transport. Was Brian Schofield / Transdev Lancashire. RM 17/10/2008"/>
          <table:table-cell office:value-type="string" office:string-value="Lancashire"/>
          <table:table-cell office:value-type="string" office:string-value="Y"/>
          <table:table-cell office:value-type="string" office:string-value="brianS@burnleyandpendle.co.uk"/>
          <table:table-cell office:value-type="string" office:string-value="01282 478085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Damon Swatridge"/>
          <table:table-cell office:value-type="float" office:value="1"/>
          <table:table-cell table:number-columns-repeated="16362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office:value-type="string" office:string-value="W L R Woodward"/>
          <table:table-cell office:value-type="string" office:string-value="Stagecoach North East"/>
          <table:table-cell office:value-type="string" office:string-value="North Bridge Street"/>
          <table:table-cell office:value-type="string" office:string-value="Whetasheaf"/>
          <table:table-cell office:value-type="string" office:string-value="Sunderland"/>
          <table:table-cell office:value-type="string" office:string-value="SR5 1AQ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Dave Fletcher"/>
          <table:table-cell office:value-type="float" office:value="1"/>
          <table:table-cell table:number-columns-repeated="16362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Derby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/>
          <table:table-cell office:value-type="string" office:string-value="All services"/>
          <table:table-cell office:value-type="string" office:string-value="N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David Fletcher"/>
          <table:table-cell office:value-type="float" office:value="3"/>
          <table:table-cell table:number-columns-repeated="16362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office:value-type="string" office:string-value="Les Burton"/>
          <table:table-cell office:value-type="string" office:string-value="Stagecoach Merseyside"/>
          <table:table-cell office:value-type="string" office:string-value="Gillmoss Bus Depot"/>
          <table:table-cell office:value-type="string" office:string-value="East Lancashire Road"/>
          <table:table-cell office:value-type="string" office:string-value="Gillmoss"/>
          <table:table-cell office:value-type="string" office:string-value="L11 0B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Les.burton@stagecoachbus.com"/>
          <table:table-cell office:value-type="string" office:string-value="0151 5452551"/>
          <table:table-cell office:value-type="string" office:string-value="Y"/>
          <table:table-cell/>
          <table:table-cell office:value-type="float" office:value="39672"/>
          <table:table-cell table:number-columns-repeated="2"/>
          <table:table-cell office:value-type="string" office:string-value="David Morgan"/>
          <table:table-cell office:value-type="float" office:value="1"/>
          <table:table-cell table:number-columns-repeated="16362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office:value-type="string" office:string-value="Neil Beasley"/>
          <table:table-cell office:value-type="string" office:string-value="First Leicester"/>
          <table:table-cell office:value-type="string" office:string-value="Abbey Lane"/>
          <table:table-cell office:value-type="string" office:string-value="Leicester"/>
          <table:table-cell/>
          <table:table-cell office:value-type="string" office:string-value="LE4 0DA"/>
          <table:table-cell office:value-type="string" office:string-value="Also reports for 170. Has left. Email to Steve Zanker commercial director for delegation. 06/08/2008 RM Steve on A/L, forwarded to Ady Culpin. RM 08/08/2008"/>
          <table:table-cell office:value-type="string" office:string-value="All services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table:number-columns-repeated="4"/>
          <table:table-cell office:value-type="string" office:string-value="David Skepper"/>
          <table:table-cell office:value-type="float" office:value="1"/>
          <table:table-cell table:number-columns-repeated="16362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office:value-type="string" office:string-value="Rob Hicklin"/>
          <table:table-cell office:value-type="string" office:string-value="Nottingham City Transport"/>
          <table:table-cell office:value-type="string" office:string-value="Lower Parliament Street"/>
          <table:table-cell office:value-type="string" office:string-value="Nottingham"/>
          <table:table-cell/>
          <table:table-cell office:value-type="string" office:string-value="NG1 1GG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ob.hicklin@nctx.co.uk"/>
          <table:table-cell office:value-type="string" office:string-value="0115 9766703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Derek Bowes"/>
          <table:table-cell office:value-type="float" office:value="3"/>
          <table:table-cell table:number-columns-repeated="16362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office:value-type="string" office:string-value="Peter Oliver"/>
          <table:table-cell office:value-type="string" office:string-value="Plymouth City Bus"/>
          <table:table-cell office:value-type="string" office:string-value="Milehouse"/>
          <table:table-cell office:value-type="string" office:string-value="Plymouth"/>
          <table:table-cell office:value-type="string" office:string-value="Devon"/>
          <table:table-cell office:value-type="string" office:string-value="PL3 4AA"/>
          <table:table-cell office:value-type="string" office:string-value="Also have overall fares increases on website. RM 31/07/2008"/>
          <table:table-cell office:value-type="string" office:string-value="All services"/>
          <table:table-cell office:value-type="string" office:string-value="Y"/>
          <table:table-cell office:value-type="string" office:string-value="hq@plymouthbus.co.uk"/>
          <table:table-cell office:value-type="string" office:string-value="01752 264241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Donald Eric Hugh Jones"/>
          <table:table-cell office:value-type="float" office:value="1"/>
          <table:table-cell table:number-columns-repeated="16362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office:value-type="string" office:string-value="Margaret Ingram"/>
          <table:table-cell office:value-type="string" office:string-value="Preston Bus"/>
          <table:table-cell office:value-type="string" office:string-value="221 Deepdale Road"/>
          <table:table-cell office:value-type="string" office:string-value="Preston"/>
          <table:table-cell/>
          <table:table-cell office:value-type="string" office:string-value="PR1 6NY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margaret.ingram@prestonbus.co.uk"/>
          <table:table-cell office:value-type="string" office:string-value="01772 253 671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Elsie Turbyne"/>
          <table:table-cell office:value-type="float" office:value="1"/>
          <table:table-cell table:number-columns-repeated="16362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office:value-type="string" office:string-value="Owen Lovelock"/>
          <table:table-cell office:value-type="string" office:string-value="Reading/Newbury Buses"/>
          <table:table-cell office:value-type="string" office:string-value="Great Knollys Street"/>
          <table:table-cell office:value-type="string" office:string-value="Reading"/>
          <table:table-cell office:value-type="string" office:string-value="Berkshire"/>
          <table:table-cell office:value-type="string" office:string-value="RG1 7HH"/>
          <table:table-cell/>
          <table:table-cell office:value-type="string" office:string-value="Berks, Bucks"/>
          <table:table-cell office:value-type="string" office:string-value="Y"/>
          <table:table-cell office:value-type="string" office:string-value="olovelock@reading-buses.co.uk"/>
          <table:table-cell office:value-type="string" office:string-value="0118 959 4000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G Frost"/>
          <table:table-cell office:value-type="float" office:value="1"/>
          <table:table-cell table:number-columns-repeated="16362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office:value-type="string" office:string-value="G Frost"/>
          <table:table-cell office:value-type="string" office:string-value="First Hampshire"/>
          <table:table-cell office:value-type="string" office:string-value="226 Portswood Road"/>
          <table:table-cell office:value-type="string" office:string-value="Southampton"/>
          <table:table-cell office:value-type="string" office:string-value="Hampshire"/>
          <table:table-cell office:value-type="string" office:string-value="SO17 2BE"/>
          <table:table-cell/>
          <table:table-cell office:value-type="string" office:string-value="All services"/>
          <table:table-cell/>
          <table:table-cell office:value-type="string" office:string-value="gordon.frost@firstgroup.com"/>
          <table:table-cell office:value-type="string" office:string-value="023 8057 0820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G Lomax"/>
          <table:table-cell office:value-type="float" office:value="1"/>
          <table:table-cell table:number-columns-repeated="16362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office:value-type="string" office:string-value="Damon Swatridge"/>
          <table:table-cell office:value-type="string" office:string-value="Thamesdown Transport"/>
          <table:table-cell office:value-type="string" office:string-value="Barnfield Road"/>
          <table:table-cell office:value-type="string" office:string-value="Swindon"/>
          <table:table-cell/>
          <table:table-cell office:value-type="string" office:string-value="SN2 2DJ"/>
          <table:table-cell/>
          <table:table-cell office:value-type="string" office:string-value="All services"/>
          <table:table-cell/>
          <table:table-cell office:value-type="string" office:string-value="d.swatridge@thamesdown-transport.co.uk"/>
          <table:table-cell office:value-type="string" office:string-value="01793 42840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G Sutton"/>
          <table:table-cell office:value-type="float" office:value="2"/>
          <table:table-cell table:number-columns-repeated="16362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office:value-type="string" office:string-value="P S Woodgate"/>
          <table:table-cell office:value-type="string" office:string-value="Brighton &amp; Hove Bus Company"/>
          <table:table-cell office:value-type="string" office:string-value="43 Conway Street"/>
          <table:table-cell office:value-type="string" office:string-value="Hove"/>
          <table:table-cell office:value-type="string" office:string-value="East Sussex"/>
          <table:table-cell office:value-type="string" office:string-value="BN3 3LT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philip.woodgate@buses.co.uk"/>
          <table:table-cell office:value-type="string" office:string-value="01273 886213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Gavin Hunter"/>
          <table:table-cell office:value-type="float" office:value="1"/>
          <table:table-cell table:number-columns-repeated="16362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office:value-type="string" office:string-value="Gavin Roome"/>
          <table:table-cell office:value-type="string" office:string-value="First Somerset and Avon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Gavin Roome"/>
          <table:table-cell office:value-type="float" office:value="2"/>
          <table:table-cell table:number-columns-repeated="16362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office:value-type="string" office:string-value="Robert Jones"/>
          <table:table-cell office:value-type="string" office:string-value="City of Oxford Motor Services"/>
          <table:table-cell office:value-type="string" office:string-value="Oxford Bus Co."/>
          <table:table-cell office:value-type="string" office:string-value="Cowley House"/>
          <table:table-cell office:value-type="string" office:string-value="Watlington Road   Oxford"/>
          <table:table-cell office:value-type="string" office:string-value="OX4 6GA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obert.jones@oxfordbus.co.uk"/>
          <table:table-cell office:value-type="string" office:string-value="01865 785413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Graham Hogg"/>
          <table:table-cell office:value-type="float" office:value="1"/>
          <table:table-cell table:number-columns-repeated="16362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office:value-type="string" office:string-value="Gavin Roome"/>
          <table:table-cell office:value-type="string" office:string-value="First Bristol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/>
          <table:table-cell office:value-type="string" office:string-value="All services"/>
          <table:table-cell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I Hill"/>
          <table:table-cell office:value-type="float" office:value="2"/>
          <table:table-cell table:number-columns-repeated="16362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office:value-type="string" office:string-value="Iain Rankine"/>
          <table:table-cell office:value-type="string" office:string-value="First Eastern Counties"/>
          <table:table-cell office:value-type="string" office:string-value="Rouen House"/>
          <table:table-cell office:value-type="string" office:string-value="Rouen Road"/>
          <table:table-cell office:value-type="string" office:string-value="Norwich"/>
          <table:table-cell office:value-type="string" office:string-value="NR1 1R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iain.rankine@firstgroup.com"/>
          <table:table-cell office:value-type="string" office:string-value="01603 218404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I MacDonald"/>
          <table:table-cell office:value-type="float" office:value="1"/>
          <table:table-cell table:number-columns-repeated="16362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office:value-type="string" office:string-value="David Morgan"/>
          <table:table-cell office:value-type="string" office:string-value="Stagecoach East Kent"/>
          <table:table-cell office:value-type="string" office:string-value="The Bus Station"/>
          <table:table-cell office:value-type="string" office:string-value="Bouverie Square"/>
          <table:table-cell office:value-type="string" office:string-value="Folkestone"/>
          <table:table-cell office:value-type="string" office:string-value="CT20 1BA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david.morgan@stagecoachbus.com"/>
          <table:table-cell office:value-type="string" office:string-value="01303 212225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Iain Rankine"/>
          <table:table-cell office:value-type="float" office:value="1"/>
          <table:table-cell table:number-columns-repeated="16362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office:value-type="string" office:string-value="Julian Elliott"/>
          <table:table-cell office:value-type="string" office:string-value="First Essex Buses"/>
          <table:table-cell office:value-type="string" office:string-value="Westway"/>
          <table:table-cell office:value-type="string" office:string-value="Chelmsford"/>
          <table:table-cell office:value-type="string" office:string-value="Essex"/>
          <table:table-cell office:value-type="string" office:string-value="CM1 3AR"/>
          <table:table-cell office:value-type="string" office:string-value="Contact details updated. Was Bob Dorr. 31/07/2007 RM Julian Elliott is commercial manager."/>
          <table:table-cell office:value-type="string" office:string-value="All services"/>
          <table:table-cell office:value-type="string" office:string-value="Y"/>
          <table:table-cell office:value-type="string" office:string-value="julian.elliott@firstgroup.com"/>
          <table:table-cell office:value-type="string" office:string-value="01245 293447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Ian Hill"/>
          <table:table-cell office:value-type="float" office:value="1"/>
          <table:table-cell table:number-columns-repeated="16362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office:value-type="string" office:string-value="Bob Rackley"/>
          <table:table-cell office:value-type="string" office:string-value="East Yorkshire Motor Services"/>
          <table:table-cell office:value-type="string" office:string-value="252 Anlaby Road"/>
          <table:table-cell office:value-type="string" office:string-value="Hull"/>
          <table:table-cell office:value-type="string" office:string-value="North Humberside"/>
          <table:table-cell office:value-type="string" office:string-value="HU3 2RS"/>
          <table:table-cell/>
          <table:table-cell office:value-type="string" office:string-value="Humberside, North Yorkshire"/>
          <table:table-cell office:value-type="string" office:string-value="Y"/>
          <table:table-cell office:value-type="string" office:string-value="rackleyb@eyms.co.uk"/>
          <table:table-cell office:value-type="string" office:string-value="01482 32714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J Bannister"/>
          <table:table-cell office:value-type="float" office:value="1"/>
          <table:table-cell table:number-columns-repeated="16362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office:value-type="string" office:string-value="David Skepper"/>
          <table:table-cell office:value-type="string" office:string-value="Stagecoach Lincolnshire"/>
          <table:table-cell office:value-type="string" office:string-value="Po Box 15"/>
          <table:table-cell office:value-type="string" office:string-value="Deacon Road"/>
          <table:table-cell office:value-type="string" office:string-value="Lincoln"/>
          <table:table-cell office:value-type="string" office:string-value="LN2 4JB"/>
          <table:table-cell office:value-type="string" office:string-value="Was Gary Nolan. 02/11/2007 Was Paul McNamara. RM 18/11/2008 Sent email to David.RM 18/11/2008"/>
          <table:table-cell office:value-type="string" office:string-value="Lincolnshire"/>
          <table:table-cell office:value-type="string" office:string-value="N"/>
          <table:table-cell office:value-type="string" office:string-value="dave.skepper@stagecoachbus.com"/>
          <table:table-cell office:value-type="string" office:string-value="01522 522255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James Mellor"/>
          <table:table-cell office:value-type="float" office:value="1"/>
          <table:table-cell table:number-columns-repeated="16362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office:value-type="string" office:string-value="Ian Hill"/>
          <table:table-cell office:value-type="string" office:string-value="Arriva Midlands North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/>
          <table:table-cell office:value-type="string" office:string-value="All o/s West Midlands"/>
          <table:table-cell office:value-type="string" office:string-value="Y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Joanna Jones"/>
          <table:table-cell office:value-type="float" office:value="1"/>
          <table:table-cell table:number-columns-repeated="16362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ay Ramsey"/>
          <table:table-cell office:value-type="string" office:string-value="Stagecoach Midland Red"/>
          <table:table-cell office:value-type="string" office:string-value="Railway Terrace"/>
          <table:table-cell office:value-type="string" office:string-value="Rugby"/>
          <table:table-cell office:value-type="string" office:string-value="Warks"/>
          <table:table-cell office:value-type="string" office:string-value="CV21 3HS"/>
          <table:table-cell office:value-type="string" office:string-value="Assumed revenue is 45% of Group_149, i.e. non-Oxfordshire receipts. KM 16/05/2007 Contact was Clive Jones Ext. 068. RM 13/08/2007"/>
          <table:table-cell office:value-type="string" office:string-value="All o/s West Midlands"/>
          <table:table-cell/>
          <table:table-cell office:value-type="string" office:string-value="ray.ramsey@stagecoachbus.com"/>
          <table:table-cell office:value-type="string" office:string-value="01788 566072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John McCluskie"/>
          <table:table-cell office:value-type="float" office:value="1"/>
          <table:table-cell table:number-columns-repeated="16362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Fox County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 office:value-type="string" office:string-value="Left message with Steve Buckley (?) KM 14/05/2007"/>
          <table:table-cell office:value-type="string" office:string-value="All services"/>
          <table:table-cell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Julian Elliott"/>
          <table:table-cell office:value-type="float" office:value="1"/>
          <table:table-cell table:number-columns-repeated="16362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office:value-type="string" office:string-value="Marie Wilson"/>
          <table:table-cell office:value-type="string" office:string-value="First Midland Red"/>
          <table:table-cell office:value-type="string" office:string-value="Heron Lodge"/>
          <table:table-cell office:value-type="string" office:string-value="London Road"/>
          <table:table-cell office:value-type="string" office:string-value="Worcester"/>
          <table:table-cell office:value-type="string" office:string-value="WR5 2EW"/>
          <table:table-cell office:value-type="string" office:string-value="Was Shaun Simpson. RM 06/08/2007"/>
          <table:table-cell office:value-type="string" office:string-value="Herefordshire, Worcester, Shropshire"/>
          <table:table-cell office:value-type="string" office:string-value="N"/>
          <table:table-cell office:value-type="string" office:string-value="marie.wilson@firstgroup.com"/>
          <table:table-cell office:value-type="string" office:string-value="0116 268 9162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Justin Thomson"/>
          <table:table-cell office:value-type="float" office:value="1"/>
          <table:table-cell table:number-columns-repeated="16362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office:value-type="string" office:string-value="P J Cartwright"/>
          <table:table-cell office:value-type="string" office:string-value="Stagecoach in Chesterfield"/>
          <table:table-cell office:value-type="string" office:string-value="Stonegravels Depot"/>
          <table:table-cell office:value-type="string" office:string-value="Sheffield Road"/>
          <table:table-cell office:value-type="string" office:string-value="Chesterfield"/>
          <table:table-cell office:value-type="string" office:string-value="S41 7JW"/>
          <table:table-cell office:value-type="string" office:string-value="Change of address, etc.. KM 08/05/2007"/>
          <table:table-cell office:value-type="string" office:string-value="Notts, Derbys"/>
          <table:table-cell office:value-type="string" office:string-value="Y"/>
          <table:table-cell office:value-type="string" office:string-value="phillip.cartwright@stagecoachbus.com"/>
          <table:table-cell office:value-type="string" office:string-value="01246 207103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Ken Wilson"/>
          <table:table-cell office:value-type="float" office:value="2"/>
          <table:table-cell table:number-columns-repeated="16362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office:value-type="string" office:string-value="James Mellor"/>
          <table:table-cell office:value-type="string" office:string-value="Stagecoach North West"/>
          <table:table-cell office:value-type="string" office:string-value="Central Bus Station"/>
          <table:table-cell office:value-type="string" office:string-value="Preston"/>
          <table:table-cell office:value-type="string" office:string-value="Lancashire"/>
          <table:table-cell office:value-type="string" office:string-value="PR1 1YU"/>
          <table:table-cell/>
          <table:table-cell office:value-type="string" office:string-value="Cumbria"/>
          <table:table-cell office:value-type="string" office:string-value="Y"/>
          <table:table-cell office:value-type="string" office:string-value="james.mellor@stagecoachbus.com"/>
          <table:table-cell office:value-type="string" office:string-value="01772 25575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Kevin Barrows"/>
          <table:table-cell office:value-type="float" office:value="1"/>
          <table:table-cell table:number-columns-repeated="16362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office:value-type="string" office:string-value="Paul Evans"/>
          <table:table-cell office:value-type="string" office:string-value="First Cymru"/>
          <table:table-cell office:value-type="string" office:string-value="Heol Gwyrosydd"/>
          <table:table-cell office:value-type="string" office:string-value="Penlan"/>
          <table:table-cell office:value-type="string" office:string-value="Swansea"/>
          <table:table-cell office:value-type="string" office:string-value="SA5 7BN"/>
          <table:table-cell office:value-type="string" office:string-value="formerly 51/148 Previously Tony McNiff.RM 06/08/2007 Phone to Paul - ignore return from Huw Davies. Nil return. RM 05/08/2008"/>
          <table:table-cell office:value-type="string" office:string-value="Wales"/>
          <table:table-cell office:value-type="string" office:string-value="Y"/>
          <table:table-cell office:value-type="string" office:string-value="Paul.evans@firstgroup.com"/>
          <table:table-cell office:value-type="string" office:string-value="01792 572223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Kim Stewart"/>
          <table:table-cell office:value-type="float" office:value="1"/>
          <table:table-cell table:number-columns-repeated="16362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office:value-type="string" office:string-value="P Wheeler"/>
          <table:table-cell office:value-type="string" office:string-value="Southern Vectis Omnibus Co"/>
          <table:table-cell office:value-type="string" office:string-value="Nelson Road"/>
          <table:table-cell office:value-type="string" office:string-value="Newport"/>
          <table:table-cell office:value-type="string" office:string-value="Isle of Wight"/>
          <table:table-cell office:value-type="string" office:string-value="PO30 1RD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p.wheeler@southernvectis.com"/>
          <table:table-cell office:value-type="string" office:string-value="01983 827002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Les Burton"/>
          <table:table-cell office:value-type="float" office:value="1"/>
          <table:table-cell table:number-columns-repeated="16362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office:value-type="string" office:string-value="G Sutton"/>
          <table:table-cell office:value-type="string" office:string-value="Trent Buses"/>
          <table:table-cell office:value-type="string" office:string-value="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M G Robins"/>
          <table:table-cell office:value-type="float" office:value="1"/>
          <table:table-cell table:number-columns-repeated="16362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/>
          <table:table-cell office:value-type="string" office:string-value="Staffs, Cheshir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M Robson"/>
          <table:table-cell office:value-type="float" office:value="1"/>
          <table:table-cell table:number-columns-repeated="16362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Tees &amp; District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06; Dropped on 16/02, this is now included in 143 (shires) (SG)"/>
          <table:table-cell office:value-type="string" office:string-value="Durham, North Yorkshire"/>
          <table:table-cell office:value-type="string" office:string-value="Y"/>
          <table:table-cell office:value-type="string" office:string-value="FletcherD@arriva.co.uk"/>
          <table:table-cell/>
          <table:table-cell office:value-type="string" office:string-value="N"/>
          <table:table-cell table:number-columns-repeated="4"/>
          <table:table-cell office:value-type="string" office:string-value="Marc West"/>
          <table:table-cell office:value-type="float" office:value="1"/>
          <table:table-cell table:number-columns-repeated="16362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office:value-type="string" office:string-value="Max Jones"/>
          <table:table-cell office:value-type="string" office:string-value="Stagecoach East (Northampton)"/>
          <table:table-cell office:value-type="string" office:string-value="Rothersthorpe Avenue"/>
          <table:table-cell office:value-type="string" office:string-value="Northampton"/>
          <table:table-cell/>
          <table:table-cell office:value-type="string" office:string-value="NN4 8UT"/>
          <table:table-cell office:value-type="string" office:string-value="Sent copy of reminder email 08/08/2007"/>
          <table:table-cell office:value-type="string" office:string-value="All services"/>
          <table:table-cell office:value-type="string" office:string-value="Y"/>
          <table:table-cell office:value-type="string" office:string-value="maxwell.jones@stagecoachbus.com"/>
          <table:table-cell office:value-type="string" office:string-value="01604 662278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Margaret Ingram"/>
          <table:table-cell office:value-type="float" office:value="1"/>
          <table:table-cell table:number-columns-repeated="16362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office:value-type="string" office:string-value="Neale Murphy"/>
          <table:table-cell office:value-type="string" office:string-value="First York"/>
          <table:table-cell office:value-type="string" office:string-value="7 James Street"/>
          <table:table-cell office:value-type="string" office:string-value="York"/>
          <table:table-cell office:value-type="string" office:string-value="North Yorkshire"/>
          <table:table-cell office:value-type="string" office:string-value="YO10 3WW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neale.murphy@firstgroup.com"/>
          <table:table-cell office:value-type="string" office:string-value="01904 88305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arie Wilson"/>
          <table:table-cell office:value-type="float" office:value="1"/>
          <table:table-cell table:number-columns-repeated="16362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office:value-type="string" office:string-value="Peter Hudson"/>
          <table:table-cell office:value-type="string" office:string-value="Stagecoach Yorkshire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Was The Yorkshire Traction Co Ltd RM 23/07/2008"/>
          <table:table-cell office:value-type="string" office:string-value="South and West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697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ark Turner"/>
          <table:table-cell office:value-type="float" office:value="1"/>
          <table:table-cell table:number-columns-repeated="16362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office:value-type="string" office:string-value="Kevin Barrows"/>
          <table:table-cell office:value-type="string" office:string-value="Arriva Yorkshire Buses"/>
          <table:table-cell office:value-type="string" office:string-value="24 Barnsley Road"/>
          <table:table-cell office:value-type="string" office:string-value="Wakefield"/>
          <table:table-cell office:value-type="string" office:string-value="West Yorkshire"/>
          <table:table-cell office:value-type="string" office:string-value="WF1 5JX"/>
          <table:table-cell/>
          <table:table-cell office:value-type="string" office:string-value="South and west yorkshire"/>
          <table:table-cell office:value-type="string" office:string-value="Y"/>
          <table:table-cell office:value-type="string" office:string-value="barrowsk.yorkbus@arriva.co.uk"/>
          <table:table-cell office:value-type="string" office:string-value="01924 231300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Max Jones"/>
          <table:table-cell office:value-type="float" office:value="1"/>
          <table:table-cell table:number-columns-repeated="16362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office:value-type="string" office:string-value="Neil Hammacott"/>
          <table:table-cell office:value-type="string" office:string-value="First Devon &amp; Cornwall"/>
          <table:table-cell office:value-type="string" office:string-value="The Ride"/>
          <table:table-cell office:value-type="string" office:string-value="Chelson Meadow"/>
          <table:table-cell office:value-type="string" office:string-value="Plymouth"/>
          <table:table-cell office:value-type="string" office:string-value="PL9 7JT"/>
          <table:table-cell/>
          <table:table-cell office:value-type="string" office:string-value="All services"/>
          <table:table-cell/>
          <table:table-cell office:value-type="string" office:string-value="Neil.Hammacott@firstgroup.com"/>
          <table:table-cell office:value-type="string" office:string-value="01752 495239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Mike Conroy"/>
          <table:table-cell office:value-type="float" office:value="1"/>
          <table:table-cell table:number-columns-repeated="16362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office:value-type="string" office:string-value="Richard Stevens"/>
          <table:table-cell office:value-type="string" office:string-value="Stagecoach Devon"/>
          <table:table-cell office:value-type="string" office:string-value="Belgrave Road"/>
          <table:table-cell office:value-type="string" office:string-value="Exeter"/>
          <table:table-cell office:value-type="string" office:string-value="Devon"/>
          <table:table-cell office:value-type="string" office:string-value="EX1 2L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ichard.stevens@stagecoachbus.com"/>
          <table:table-cell office:value-type="string" office:string-value="07803 888 676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r Marteine Richards"/>
          <table:table-cell office:value-type="float" office:value="1"/>
          <table:table-cell table:number-columns-repeated="16362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office:value-type="string" office:string-value="Mark Turner"/>
          <table:table-cell office:value-type="string" office:string-value="Stagecoach South"/>
          <table:table-cell office:value-type="string" office:string-value="Bus Station"/>
          <table:table-cell office:value-type="string" office:string-value="Southgate"/>
          <table:table-cell office:value-type="string" office:string-value="Chichester"/>
          <table:table-cell office:value-type="string" office:string-value="PO19 8DG"/>
          <table:table-cell office:value-type="string" office:string-value="Was Jim Mortimore RM 08/05/2009"/>
          <table:table-cell office:value-type="string" office:string-value="All services"/>
          <table:table-cell/>
          <table:table-cell office:value-type="string" office:string-value="mark.turner@stagecoachbus.com"/>
          <table:table-cell office:value-type="string" office:string-value="01243 536161 Ext 12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urray Rogers"/>
          <table:table-cell office:value-type="float" office:value="1"/>
          <table:table-cell table:number-columns-repeated="16362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office:value-type="string" office:string-value="M G Robins"/>
          <table:table-cell office:value-type="string" office:string-value="Wilts &amp; Dorset Bus Co"/>
          <table:table-cell office:value-type="string" office:string-value="Towngate House"/>
          <table:table-cell office:value-type="string" office:string-value="2-8 Parkstone Rd"/>
          <table:table-cell office:value-type="string" office:string-value="Poole"/>
          <table:table-cell office:value-type="string" office:string-value="BH15 2PR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mrobins@wdbus.co.uk"/>
          <table:table-cell office:value-type="string" office:string-value="01202 68873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eale Murphy"/>
          <table:table-cell office:value-type="float" office:value="1"/>
          <table:table-cell table:number-columns-repeated="16362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office:value-type="string" office:string-value="Ben Cole"/>
          <table:table-cell office:value-type="string" office:string-value="Stagecoach West"/>
          <table:table-cell office:value-type="string" office:string-value="3rd Floor"/>
          <table:table-cell office:value-type="string" office:string-value="65 London Road"/>
          <table:table-cell office:value-type="string" office:string-value="Gloucester"/>
          <table:table-cell office:value-type="string" office:string-value="GL1 3HF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ben.cole@stagecoachbus.com"/>
          <table:table-cell office:value-type="string" office:string-value="01452 71863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eil Beasley"/>
          <table:table-cell office:value-type="float" office:value="2"/>
          <table:table-cell table:number-columns-repeated="16362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obert Williams"/>
          <table:table-cell office:value-type="string" office:string-value="Stagecoach in Oxfordshire"/>
          <table:table-cell office:value-type="string" office:string-value="Horspath Road"/>
          <table:table-cell office:value-type="string" office:string-value="Cowley"/>
          <table:table-cell office:value-type="string" office:string-value="Oxford"/>
          <table:table-cell office:value-type="string" office:string-value="OX4 2RY"/>
          <table:table-cell office:value-type="string" office:string-value="Assumed revenue is 55% of Group_149, i.e. Oxfordshire receipts. KM 16/05/2007&#10;Old contact/firm were Martin Sutton/Thames Transit 01/08/2007 RM"/>
          <table:table-cell office:value-type="string" office:string-value="Oxfordshire"/>
          <table:table-cell office:value-type="string" office:string-value="Y"/>
          <table:table-cell office:value-type="string" office:string-value="robert.williams@stagecoachbus.com"/>
          <table:table-cell office:value-type="string" office:string-value="01865 405510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Neil Hammacott"/>
          <table:table-cell office:value-type="float" office:value="1"/>
          <table:table-cell table:number-columns-repeated="16362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Brian Drury"/>
          <table:table-cell office:value-type="string" office:string-value="Arriva the Shires &amp; Essex"/>
          <table:table-cell office:value-type="string" office:string-value="Commercial Director"/>
          <table:table-cell office:value-type="string" office:string-value="487 Dunstable Road"/>
          <table:table-cell office:value-type="string" office:string-value="Luton   Beds"/>
          <table:table-cell office:value-type="string" office:string-value="LU4 8DS"/>
          <table:table-cell office:value-type="string" office:string-value="Replaces 118 which wrongly included London services. KM 11/05/2007 Sent email. RM 08/08/2008"/>
          <table:table-cell office:value-type="string" office:string-value="All ex London"/>
          <table:table-cell/>
          <table:table-cell office:value-type="string" office:string-value="briandrury@arriva-shires.com"/>
          <table:table-cell office:value-type="string" office:string-value="01582 587000"/>
          <table:table-cell office:value-type="string" office:string-value="Y"/>
          <table:table-cell/>
          <table:table-cell office:value-type="float" office:value="39668"/>
          <table:table-cell office:value-type="string" office:string-value="Y"/>
          <table:table-cell/>
          <table:table-cell office:value-type="string" office:string-value="Nichola Orduh"/>
          <table:table-cell office:value-type="float" office:value="1"/>
          <table:table-cell table:number-columns-repeated="16362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office:value-type="string" office:string-value="Mike Conroy"/>
          <table:table-cell office:value-type="string" office:string-value="M K Metro"/>
          <table:table-cell office:value-type="string" office:string-value="Unit 3-4 Arden Park"/>
          <table:table-cell office:value-type="string" office:string-value="Old Wolverton Road"/>
          <table:table-cell office:value-type="string" office:string-value="Old Wolverton"/>
          <table:table-cell office:value-type="string" office:string-value="MK12 5RN"/>
          <table:table-cell office:value-type="string" office:string-value="Now supplied by Brian Drury with Arriva Shires - OpID73. RM 08/08/2008"/>
          <table:table-cell office:value-type="string" office:string-value="All services"/>
          <table:table-cell/>
          <table:table-cell office:value-type="string" office:string-value="mikeconroy@arriva-shires.com"/>
          <table:table-cell office:value-type="string" office:string-value="01908 225 100"/>
          <table:table-cell office:value-type="string" office:string-value="N"/>
          <table:table-cell table:number-columns-repeated="4"/>
          <table:table-cell office:value-type="string" office:string-value="Nick Hill"/>
          <table:table-cell office:value-type="float" office:value="1"/>
          <table:table-cell table:number-columns-repeated="16362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office:value-type="string" office:string-value="R Wells"/>
          <table:table-cell office:value-type="string" office:string-value="First Beeline Buses"/>
          <table:table-cell office:value-type="string" office:string-value="Coldborough House"/>
          <table:table-cell office:value-type="string" office:string-value="Market Street"/>
          <table:table-cell office:value-type="string" office:string-value="Bracknell"/>
          <table:table-cell office:value-type="string" office:string-value="RG12 1JA"/>
          <table:table-cell office:value-type="string" office:string-value="Left phone message. 15/11/2007 RM"/>
          <table:table-cell office:value-type="string" office:string-value="All services o/s London"/>
          <table:table-cell office:value-type="string" office:string-value="Y"/>
          <table:table-cell office:value-type="string" office:string-value="dick.wells@firstgroup.com"/>
          <table:table-cell office:value-type="string" office:string-value="01344 782232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Nigel Serafini"/>
          <table:table-cell office:value-type="float" office:value="1"/>
          <table:table-cell table:number-columns-repeated="16362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office:value-type="string" office:string-value="Philip Norwell"/>
          <table:table-cell office:value-type="string" office:string-value="Stagecoach Cambridgeshire"/>
          <table:table-cell office:value-type="string" office:string-value="100 Cowley Road"/>
          <table:table-cell office:value-type="string" office:string-value="Cambridge"/>
          <table:table-cell/>
          <table:table-cell office:value-type="string" office:string-value="CB4 0DN"/>
          <table:table-cell office:value-type="string" office:string-value="Was Philip Norwell."/>
          <table:table-cell office:value-type="string" office:string-value="All services"/>
          <table:table-cell office:value-type="string" office:string-value="Y"/>
          <table:table-cell office:value-type="string" office:string-value="ross.burton@stagecoachbus.com"/>
          <table:table-cell office:value-type="string" office:string-value="01223 450544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Oliver Howarth"/>
          <table:table-cell office:value-type="float" office:value="1"/>
          <table:table-cell table:number-columns-repeated="16362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Philip Curtis"/>
          <table:table-cell office:value-type="string" office:string-value="Solent Blue Line"/>
          <table:table-cell office:value-type="string" office:string-value="Barton Park"/>
          <table:table-cell office:value-type="string" office:string-value="Chickenhall Lane"/>
          <table:table-cell office:value-type="string" office:string-value="Eastleigh"/>
          <table:table-cell office:value-type="string" office:string-value="SO50 6RR"/>
          <table:table-cell office:value-type="string" office:string-value="Dropped on 12/02/2007"/>
          <table:table-cell office:value-type="string" office:string-value="All services"/>
          <table:table-cell office:value-type="string" office:string-value="Y"/>
          <table:table-cell office:value-type="string" office:string-value="enquiries@solentblueline.com"/>
          <table:table-cell/>
          <table:table-cell office:value-type="string" office:string-value="N"/>
          <table:table-cell table:number-columns-repeated="4"/>
          <table:table-cell office:value-type="string" office:string-value="Owen Lovelock"/>
          <table:table-cell office:value-type="float" office:value="1"/>
          <table:table-cell table:number-columns-repeated="16362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/>
          <table:table-cell office:value-type="string" office:string-value="Cheshire and Lancs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P J Cartwright"/>
          <table:table-cell office:value-type="float" office:value="1"/>
          <table:table-cell table:number-columns-repeated="16362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/>
          <table:table-cell office:value-type="string" office:string-value="Wales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P S Woodgate"/>
          <table:table-cell office:value-type="float" office:value="1"/>
          <table:table-cell table:number-columns-repeated="16362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office:value-type="string" office:string-value="G Sutton"/>
          <table:table-cell office:value-type="string" office:string-value="Barton Buses"/>
          <table:table-cell office:value-type="string" office:string-value="88a 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Left message with person. 06/08/2008 RM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 Wheeler"/>
          <table:table-cell office:value-type="float" office:value="1"/>
          <table:table-cell table:number-columns-repeated="16362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Durham County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2006;Dropped on 16/02, this is now included in 143 (shires) (SG)"/>
          <table:table-cell office:value-type="string" office:string-value="Cleveland, North Yorkshire"/>
          <table:table-cell office:value-type="string" office:string-value="Y"/>
          <table:table-cell office:value-type="string" office:string-value="FletcherD@arriva.co.uk"/>
          <table:table-cell/>
          <table:table-cell office:value-type="string" office:string-value="N"/>
          <table:table-cell table:number-columns-repeated="4"/>
          <table:table-cell office:value-type="string" office:string-value="Paul Evans"/>
          <table:table-cell office:value-type="float" office:value="1"/>
          <table:table-cell table:number-columns-repeated="16362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office:value-type="string" office:string-value="Cheryl Fleming"/>
          <table:table-cell office:value-type="string" office:string-value="First Scotland East Limited"/>
          <table:table-cell office:value-type="string" office:string-value="Carmuirs House"/>
          <table:table-cell office:value-type="string" office:string-value="300 Stirling Road"/>
          <table:table-cell office:value-type="string" office:string-value="Larbert, Stirlingshire"/>
          <table:table-cell office:value-type="string" office:string-value="FK5 3NJ"/>
          <table:table-cell office:value-type="string" office:string-value="Was Alison Hall 01324 602201 09/08/2007 RM"/>
          <table:table-cell office:value-type="string" office:string-value="Scotland"/>
          <table:table-cell office:value-type="string" office:string-value="Y"/>
          <table:table-cell office:value-type="string" office:string-value="Cheryl.Fleming@firstgroup.com"/>
          <table:table-cell office:value-type="string" office:string-value="01324 602200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Paul Woolmore"/>
          <table:table-cell office:value-type="float" office:value="1"/>
          <table:table-cell table:number-columns-repeated="16362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office:value-type="string" office:string-value="John McCluskie"/>
          <table:table-cell office:value-type="string" office:string-value="Stagecoach West Scotland"/>
          <table:table-cell office:value-type="string" office:string-value="The Bus Station"/>
          <table:table-cell office:value-type="string" office:string-value="Sandgate"/>
          <table:table-cell office:value-type="string" office:string-value="Ayr"/>
          <table:table-cell office:value-type="string" office:string-value="KA7 1OO"/>
          <table:table-cell/>
          <table:table-cell office:value-type="string" office:string-value="Scotland"/>
          <table:table-cell office:value-type="string" office:string-value="Y"/>
          <table:table-cell office:value-type="string" office:string-value="john.mccluskie@stagecoachbus.com"/>
          <table:table-cell office:value-type="string" office:string-value="01292 613524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eter Heath"/>
          <table:table-cell office:value-type="float" office:value="1"/>
          <table:table-cell table:number-columns-repeated="16362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office:value-type="string" office:string-value="Alisdair Goodall"/>
          <table:table-cell office:value-type="string" office:string-value="Rapsons Coaches Ltd"/>
          <table:table-cell office:value-type="string" office:string-value="1 Seafield Road"/>
          <table:table-cell office:value-type="string" office:string-value="Longman Industrial Estate"/>
          <table:table-cell office:value-type="string" office:string-value="Inverness"/>
          <table:table-cell office:value-type="string" office:string-value="IV1 1TN"/>
          <table:table-cell office:value-type="string" office:string-value="Dropped on 12/02/2007"/>
          <table:table-cell office:value-type="string" office:string-value="Scotland"/>
          <table:table-cell table:number-columns-repeated="3"/>
          <table:table-cell office:value-type="string" office:string-value="N"/>
          <table:table-cell table:number-columns-repeated="4"/>
          <table:table-cell office:value-type="string" office:string-value="Peter Hudson"/>
          <table:table-cell office:value-type="float" office:value="2"/>
          <table:table-cell table:number-columns-repeated="16362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en Wilson"/>
          <table:table-cell office:value-type="string" office:string-value="Fife Scottish Omnibuses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Assumed to account for 70% of Group_144 passenger receipts KM 16/05/2007 Is completing April form. 18/08/2008 RM&#10;&#10;&#10;&#10;&#10;&#10;&#10;&#10;&#10;&#10;&#10;&#10;&#10;&#10;&#10;&#10;&#10;&#10;&#10;&#10;&#10;&#10;&#10;&#10;&#10;&#10;&#10;&#10;&#10;&#10;&#10;&#10;&#10;&#10;&#10;&#10;&#10;&#10;&#10;&#10;&#10;&#10;&#10;Steve Walker's. 07/08/2007 08/08/2007 left message."/>
          <table:table-cell office:value-type="string" office:string-value="Scotland"/>
          <table:table-cell office:value-type="string" office:string-value="Y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eter Oliver"/>
          <table:table-cell office:value-type="float" office:value="1"/>
          <table:table-cell table:number-columns-repeated="16362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im Stewart"/>
          <table:table-cell office:value-type="string" office:string-value="Stagecoach Bluebird"/>
          <table:table-cell office:value-type="string" office:string-value="Bus Station"/>
          <table:table-cell office:value-type="string" office:string-value="Guild Street"/>
          <table:table-cell office:value-type="string" office:string-value="Aberdeen"/>
          <table:table-cell office:value-type="string" office:string-value="AB11 6GR"/>
          <table:table-cell office:value-type="string" office:string-value="Assumed to account for 30% of Group_144 passenger receipts KM 16/05/2007"/>
          <table:table-cell office:value-type="string" office:string-value="Scotland"/>
          <table:table-cell office:value-type="string" office:string-value="Y"/>
          <table:table-cell office:value-type="string" office:string-value="kim.stewart@stagecoachbus.com"/>
          <table:table-cell office:value-type="string" office:string-value="01224 597551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Phil Kelsall"/>
          <table:table-cell office:value-type="float" office:value="2"/>
          <table:table-cell table:number-columns-repeated="16362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office:value-type="string" office:string-value="Murray Rogers"/>
          <table:table-cell office:value-type="string" office:string-value="Arriva Scotland West"/>
          <table:table-cell office:value-type="string" office:string-value="Greenock Road"/>
          <table:table-cell office:value-type="string" office:string-value="Inchinnan"/>
          <table:table-cell office:value-type="string" office:string-value="Renfrewshire"/>
          <table:table-cell office:value-type="string" office:string-value="PA4 9PG"/>
          <table:table-cell office:value-type="string" office:string-value="On leave till 18th August. No info on website. RM 06/08/2008"/>
          <table:table-cell office:value-type="string" office:string-value="Scotland"/>
          <table:table-cell/>
          <table:table-cell office:value-type="string" office:string-value="rogersm.scotlandwest@arriva.co.uk"/>
          <table:table-cell office:value-type="string" office:string-value="0141 561 7357"/>
          <table:table-cell office:value-type="string" office:string-value="Y"/>
          <table:table-cell table:number-columns-repeated="4"/>
          <table:table-cell office:value-type="string" office:string-value="Philip Curtis"/>
          <table:table-cell office:value-type="float" office:value="1"/>
          <table:table-cell table:number-columns-repeated="16362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office:value-type="string" office:string-value="Cameron Broadfoot"/>
          <table:table-cell office:value-type="string" office:string-value="First Glasgow (No 2)"/>
          <table:table-cell office:value-type="string" office:string-value="197 Victoria Road"/>
          <table:table-cell office:value-type="string" office:string-value="Glasgow"/>
          <table:table-cell/>
          <table:table-cell office:value-type="string" office:string-value="G42 7AD"/>
          <table:table-cell office:value-type="string" office:string-value="Was Michael Milne. RM 28/07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Philip Norwell"/>
          <table:table-cell office:value-type="float" office:value="1"/>
          <table:table-cell table:number-columns-repeated="16362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office:value-type="string" office:string-value="Ken Wilson"/>
          <table:table-cell office:value-type="string" office:string-value="Stagecoach Strathtay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Was Martin Hall.&#10;Is completing April form. 18/08/2008 RM"/>
          <table:table-cell office:value-type="string" office:string-value="Scotland"/>
          <table:table-cell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R Cossins"/>
          <table:table-cell office:value-type="float" office:value="1"/>
          <table:table-cell table:number-columns-repeated="16362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Paul Woolmore"/>
          <table:table-cell office:value-type="string" office:string-value="Arriva East Herts &amp; Essex Ltd"/>
          <table:table-cell office:value-type="string" office:string-value="487 Dunstable Rd"/>
          <table:table-cell office:value-type="string" office:string-value="Luton"/>
          <table:table-cell/>
          <table:table-cell office:value-type="string" office:string-value="LU4 8DS"/>
          <table:table-cell office:value-type="string" office:string-value="Dropped as faulty and including services in London? KMM 11/05/2007"/>
          <table:table-cell office:value-type="string" office:string-value="All services"/>
          <table:table-cell office:value-type="string" office:string-value="N"/>
          <table:table-cell table:number-columns-repeated="2"/>
          <table:table-cell office:value-type="string" office:string-value="N"/>
          <table:table-cell table:number-columns-repeated="4"/>
          <table:table-cell office:value-type="string" office:string-value="R Harris"/>
          <table:table-cell office:value-type="float" office:value="1"/>
          <table:table-cell table:number-columns-repeated="16362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office:value-type="string" office:string-value="M Robson"/>
          <table:table-cell office:value-type="string" office:string-value="Ipswich Buses"/>
          <table:table-cell office:value-type="string" office:string-value="7 Constantine Road"/>
          <table:table-cell office:value-type="string" office:string-value="Ipswich"/>
          <table:table-cell/>
          <table:table-cell office:value-type="string" office:string-value="IP1 2DL"/>
          <table:table-cell office:value-type="string" office:string-value="Emailed form to Sandra, fax not working. RM 21/10/2008"/>
          <table:table-cell office:value-type="string" office:string-value="Ipswich"/>
          <table:table-cell office:value-type="string" office:string-value="Y"/>
          <table:table-cell office:value-type="string" office:string-value="malcolm@ipswichbuses.co.uk"/>
          <table:table-cell office:value-type="string" office:string-value="01473 232600"/>
          <table:table-cell office:value-type="string" office:string-value="Y"/>
          <table:table-cell/>
          <table:table-cell office:value-type="float" office:value="39664"/>
          <table:table-cell office:value-type="string" office:string-value="Y"/>
          <table:table-cell/>
          <table:table-cell office:value-type="string" office:string-value="R Rampton"/>
          <table:table-cell office:value-type="float" office:value="1"/>
          <table:table-cell table:number-columns-repeated="16362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office:value-type="string" office:string-value="J Bannister"/>
          <table:table-cell office:value-type="string" office:string-value="Warrington  Borough Transport"/>
          <table:table-cell office:value-type="string" office:string-value="Wilderspool Causeway"/>
          <table:table-cell office:value-type="string" office:string-value="Warrington"/>
          <table:table-cell office:value-type="string" office:string-value="Cheshire"/>
          <table:table-cell office:value-type="string" office:string-value="WA4 6PT"/>
          <table:table-cell/>
          <table:table-cell office:value-type="string" office:string-value="Cheshire"/>
          <table:table-cell office:value-type="string" office:string-value="Y"/>
          <table:table-cell office:value-type="string" office:string-value="john.bannister@warringtonboroughtransport.co.uk"/>
          <table:table-cell office:value-type="string" office:string-value="01925 634296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R Wells"/>
          <table:table-cell office:value-type="float" office:value="1"/>
          <table:table-cell table:number-columns-repeated="16362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office:value-type="string" office:string-value="G Lomax"/>
          <table:table-cell office:value-type="string" office:string-value="Keighley &amp; District Travel"/>
          <table:table-cell office:value-type="string" office:string-value="Blazefield House"/>
          <table:table-cell office:value-type="string" office:string-value="Russell Street"/>
          <table:table-cell office:value-type="string" office:string-value="Keighley"/>
          <table:table-cell office:value-type="string" office:string-value="BD21 2JX"/>
          <table:table-cell/>
          <table:table-cell office:value-type="string" office:string-value="West Yorkshire"/>
          <table:table-cell office:value-type="string" office:string-value="Y"/>
          <table:table-cell office:value-type="string" office:string-value="geoff.lomax@blazefieldholdings.co.uk"/>
          <table:table-cell office:value-type="string" office:string-value="01535 664031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Ray Ramsey"/>
          <table:table-cell office:value-type="float" office:value="1"/>
          <table:table-cell table:number-columns-repeated="16362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office:value-type="string" office:string-value="Dave Fletcher"/>
          <table:table-cell office:value-type="string" office:string-value="Arriva North East (PTE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/>
          <table:table-cell office:value-type="string" office:string-value="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Richard Stevens"/>
          <table:table-cell office:value-type="float" office:value="1"/>
          <table:table-cell table:number-columns-repeated="16362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office:value-type="string" office:string-value="Stephen King"/>
          <table:table-cell office:value-type="string" office:string-value="Go North East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Now includes 157. Have emails but need further explanation. Not answering phone. RM 08/08/2008"/>
          <table:table-cell office:value-type="string" office:string-value="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Rob Hicklin"/>
          <table:table-cell office:value-type="float" office:value="1"/>
          <table:table-cell table:number-columns-repeated="16362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Used to be David Astill. 02/11/2007 RM"/>
          <table:table-cell office:value-type="string" office:string-value="Merseysid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Robert Jones"/>
          <table:table-cell office:value-type="float" office:value="1"/>
          <table:table-cell table:number-columns-repeated="16362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North East (Shires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/>
          <table:table-cell office:value-type="string" office:string-value="All services o/s 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Robert Williams"/>
          <table:table-cell office:value-type="float" office:value="1"/>
          <table:table-cell table:number-columns-repeated="16362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office:value-type="string" office:string-value="Justin Thomson"/>
          <table:table-cell office:value-type="string" office:string-value="Veolia Transport Cymru (part)"/>
          <table:table-cell office:value-type="string" office:string-value="Unit 12, Crofty Industrial Estate"/>
          <table:table-cell office:value-type="string" office:string-value="Pendawdd"/>
          <table:table-cell office:value-type="string" office:string-value="Swansea"/>
          <table:table-cell office:value-type="string" office:string-value="SA4 3RS"/>
          <table:table-cell office:value-type="string" office:string-value="Company taken over by Bebb travel (Parent company Veolia.) AI. 30/04/2007. Now reporting for both Veolia bits. On A/L back Monday RM 06/08/2008 Has seen, is doing. 11/08/2008 Spoke to Roger - has been increase, but don't kow what it is. 14/08/2008"/>
          <table:table-cell office:value-type="string" office:string-value="Wales"/>
          <table:table-cell office:value-type="string" office:string-value="Y"/>
          <table:table-cell office:value-type="string" office:string-value="Justin.Thomson@veolia-transport.co.uk"/>
          <table:table-cell office:value-type="string" office:string-value="01792 851569"/>
          <table:table-cell office:value-type="string" office:string-value="Y"/>
          <table:table-cell table:number-columns-repeated="4"/>
          <table:table-cell office:value-type="string" office:string-value="Serge Segiou (?)"/>
          <table:table-cell office:value-type="float" office:value="1"/>
          <table:table-cell table:number-columns-repeated="16362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office:value-type="string" office:string-value="R Cossins"/>
          <table:table-cell office:value-type="string" office:string-value="Stagecoach Manchester"/>
          <table:table-cell office:value-type="string" office:string-value="Comercial Director"/>
          <table:table-cell office:value-type="string" office:string-value="Stagecoach Manchester"/>
          <table:table-cell office:value-type="string" office:string-value="Hyde Road"/>
          <table:table-cell office:value-type="string" office:string-value="M12 6JS"/>
          <table:table-cell/>
          <table:table-cell office:value-type="string" office:string-value="Greater Manchester"/>
          <table:table-cell office:value-type="string" office:string-value="Y"/>
          <table:table-cell office:value-type="string" office:string-value="ray.cossins@stagecoachbus.com"/>
          <table:table-cell office:value-type="string" office:string-value="0161 276 2507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Stephen King"/>
          <table:table-cell office:value-type="float" office:value="2"/>
          <table:table-cell table:number-columns-repeated="16362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office:value-type="string" office:string-value="Stephen Minton"/>
          <table:table-cell office:value-type="string" office:string-value="Veolia Transport Cymru"/>
          <table:table-cell office:value-type="string" office:string-value="Coach Station"/>
          <table:table-cell office:value-type="string" office:string-value="Llantwit Fardre"/>
          <table:table-cell office:value-type="string" office:string-value="Pontypridd"/>
          <table:table-cell office:value-type="string" office:string-value="CF38 2HB"/>
          <table:table-cell office:value-type="string" office:string-value="Only reporting for core bit of Group_228. Now reporting with 152. 12/05/2008 RM"/>
          <table:table-cell office:value-type="string" office:string-value="Wales"/>
          <table:table-cell office:value-type="string" office:string-value="Y"/>
          <table:table-cell office:value-type="string" office:string-value="steve.minton@veolia-transport.co.uk"/>
          <table:table-cell office:value-type="string" office:string-value="01443 215100"/>
          <table:table-cell office:value-type="string" office:string-value="N"/>
          <table:table-cell table:number-columns-repeated="4"/>
          <table:table-cell office:value-type="string" office:string-value="Stephen Minton"/>
          <table:table-cell office:value-type="float" office:value="1"/>
          <table:table-cell table:number-columns-repeated="16362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office:value-type="string" office:string-value="Donald Eric Hugh Jones"/>
          <table:table-cell office:value-type="string" office:string-value="Islwyn Borough Transport"/>
          <table:table-cell office:value-type="string" office:string-value="Penmaen Depot"/>
          <table:table-cell office:value-type="string" office:string-value="Penmaen Road"/>
          <table:table-cell office:value-type="string" office:string-value="Blackwood"/>
          <table:table-cell office:value-type="string" office:string-value="NP12 2DY"/>
          <table:table-cell office:value-type="string" office:string-value="09/08/2007 RM Prefers to receive form by post."/>
          <table:table-cell office:value-type="string" office:string-value="Wales"/>
          <table:table-cell office:value-type="string" office:string-value="N"/>
          <table:table-cell/>
          <table:table-cell office:value-type="string" office:string-value="01495 235708"/>
          <table:table-cell office:value-type="string" office:string-value="Y"/>
          <table:table-cell table:number-columns-repeated="2"/>
          <table:table-cell office:value-type="string" office:string-value="Y"/>
          <table:table-cell/>
          <table:table-cell office:value-type="string" office:string-value="Stephen Wren"/>
          <table:table-cell office:value-type="float" office:value="1"/>
          <table:table-cell table:number-columns-repeated="16362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office:value-type="string" office:string-value="Austin Birks"/>
          <table:table-cell office:value-type="string" office:string-value="Diamond Bus (Rotala)"/>
          <table:table-cell office:value-type="string" office:string-value="Cross Quays Business Park"/>
          <table:table-cell office:value-type="string" office:string-value="Hallbridge Way"/>
          <table:table-cell office:value-type="string" office:string-value="Tipton Road"/>
          <table:table-cell office:value-type="string" office:string-value="B69 3HY"/>
          <table:table-cell office:value-type="string" office:string-value="Was GoWestMidlands. RM 05/08/2008&#10;Reports for Diamond Bus (Exactly matches GoWestMidlands.) Rest of Rotala is Ian Pollard. RM 14/08/2008"/>
          <table:table-cell office:value-type="string" office:string-value="West Midlands"/>
          <table:table-cell office:value-type="string" office:string-value="Y"/>
          <table:table-cell office:value-type="string" office:string-value="austin.birks@rotala.co.uk"/>
          <table:table-cell office:value-type="string" office:string-value="0121 557 7337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Trevor Roberts"/>
          <table:table-cell office:value-type="float" office:value="1"/>
          <table:table-cell table:number-columns-repeated="16362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office:value-type="string" office:string-value="A.J. Evans &amp; J.E. Long"/>
          <table:table-cell office:value-type="string" office:string-value="J W Long &amp; Son"/>
          <table:table-cell office:value-type="string" office:string-value="Rheolau Garage"/>
          <table:table-cell office:value-type="string" office:string-value="3 Heol Rhelau"/>
          <table:table-cell office:value-type="string" office:string-value="Abercrave"/>
          <table:table-cell office:value-type="string" office:string-value="SA9 1TB"/>
          <table:table-cell office:value-type="string" office:string-value="Dropped on 12/02/2007"/>
          <table:table-cell office:value-type="string" office:string-value="Wales"/>
          <table:table-cell table:number-columns-repeated="3"/>
          <table:table-cell office:value-type="string" office:string-value="N"/>
          <table:table-cell table:number-columns-repeated="4"/>
          <table:table-cell office:value-type="string" office:string-value="W L R Woodward"/>
          <table:table-cell office:value-type="float" office:value="2"/>
          <table:table-cell table:number-columns-repeated="16362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I MacDonald"/>
          <table:table-cell office:value-type="string" office:string-value="Crosskeys Coach Hire Ltd"/>
          <table:table-cell office:value-type="string" office:string-value="Pennar Halt Garage"/>
          <table:table-cell office:value-type="string" office:string-value="Pennar Halt"/>
          <table:table-cell office:value-type="string" office:string-value="Pentwynmawr"/>
          <table:table-cell office:value-type="string" office:string-value="NP1 4GT"/>
          <table:table-cell office:value-type="string" office:string-value="Now included in 161."/>
          <table:table-cell office:value-type="string" office:string-value="Wales"/>
          <table:table-cell office:value-type="string" office:string-value="N"/>
          <table:table-cell table:number-columns-repeated="2"/>
          <table:table-cell office:value-type="string" office:string-value="N"/>
          <table:table-cell table:number-columns-repeated="4"/>
          <table:table-cell office:value-type="string" office:string-value="(blank)"/>
          <table:table-cell table:number-columns-repeated="16363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office:value-type="string" office:string-value="Neil Beasley"/>
          <table:table-cell office:value-type="string" office:string-value="First Northampton Transport"/>
          <table:table-cell office:value-type="string" office:string-value="c/o Leicester Address"/>
          <table:table-cell table:number-columns-repeated="3"/>
          <table:table-cell office:value-type="string" office:string-value="See 23. Was Neil Beasley, have sent email to commercial director Steve Zanker. 06/08/2008 RM Steve on A/L, forwarded to Ady Culpin. RM 08/08/2008"/>
          <table:table-cell office:value-type="string" office:string-value="Northampton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table:number-columns-repeated="4"/>
          <table:table-cell office:value-type="string" office:string-value="Grand Total"/>
          <table:table-cell office:value-type="float" office:value="99"/>
          <table:table-cell table:number-columns-repeated="16362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office:value-type="string" office:string-value="Stephen King"/>
          <table:table-cell office:value-type="string" office:string-value="Go Northern Ltd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formerly 48/156/171 Have emails but need further explanation. Not answering phone. RM 08/08/2008"/>
          <table:table-cell office:value-type="string" office:string-value="All services o/s 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 office:value-type="string" office:string-value="formerly 4/138/139; previously recorded under 4"/>
          <table:table-cell office:value-type="string" office:string-value="Merseyside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16366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Stephen Wren"/>
          <table:table-cell office:value-type="string" office:string-value="Stagecoach in South Wales"/>
          <table:table-cell office:value-type="string" office:string-value="Aberrhondda Road"/>
          <table:table-cell office:value-type="string" office:string-value="Porth"/>
          <table:table-cell office:value-type="string" office:string-value="Rhondda"/>
          <table:table-cell office:value-type="string" office:string-value="CF39 0LN"/>
          <table:table-cell office:value-type="string" office:string-value="includes Parfitts and Red &amp; White; formerly 146/153; previously recorded under 146; Includes 168 (SG, 12/02/2007)&#10;On A/L. Answered by Richard Davies. RM 06/08/2008"/>
          <table:table-cell office:value-type="string" office:string-value="Wales"/>
          <table:table-cell/>
          <table:table-cell office:value-type="string" office:string-value="Stephen.Wren@stagecoachbus.com"/>
          <table:table-cell office:value-type="string" office:string-value="01443 687682"/>
          <table:table-cell office:value-type="string" office:string-value="Y"/>
          <table:table-cell/>
          <table:table-cell office:value-type="float" office:value="39666"/>
          <table:table-cell table:number-columns-repeated="16366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office:value-type="string" office:string-value="C Clemmence"/>
          <table:table-cell office:value-type="string" office:string-value="Arriva Southern Counties"/>
          <table:table-cell office:value-type="string" office:string-value="Invicta House"/>
          <table:table-cell office:value-type="string" office:string-value="Armstrong Road"/>
          <table:table-cell office:value-type="string" office:string-value="Maidstone"/>
          <table:table-cell office:value-type="string" office:string-value="ME15 6TX"/>
          <table:table-cell office:value-type="string" office:string-value="Was G Hempstead. RM 06/11/2008"/>
          <table:table-cell office:value-type="string" office:string-value="All services"/>
          <table:table-cell office:value-type="string" office:string-value="Y"/>
          <table:table-cell office:value-type="string" office:string-value="clemmencec.sc@arriva.co.uk"/>
          <table:table-cell office:value-type="string" office:string-value="01622 697008"/>
          <table:table-cell office:value-type="string" office:string-value="Y"/>
          <table:table-cell/>
          <table:table-cell office:value-type="float" office:value="39664"/>
          <table:table-cell table:number-columns-repeated="16366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office:value-type="string" office:string-value="Nick Hill"/>
          <table:table-cell office:value-type="string" office:string-value="Metrobus"/>
          <table:table-cell office:value-type="string" office:string-value="Wheatstone Close"/>
          <table:table-cell office:value-type="string" office:string-value="Crawley"/>
          <table:table-cell office:value-type="string" office:string-value="West Sussex"/>
          <table:table-cell office:value-type="string" office:string-value="RH10 9UA"/>
          <table:table-cell office:value-type="string" office:string-value="Created on 12/02/2007 (SG)&#10;Previous respondent Kevin Lavender. RM 30/07/2007"/>
          <table:table-cell office:value-type="string" office:string-value="All services o/s London"/>
          <table:table-cell office:value-type="string" office:string-value="Y"/>
          <table:table-cell office:value-type="string" office:string-value="nick.hill@metrobus.co.uk"/>
          <table:table-cell office:value-type="string" office:string-value="01293 518315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office:value-type="string" office:string-value="Serge Segiou (?)"/>
          <table:table-cell office:value-type="string" office:string-value="G H A Coaches"/>
          <table:table-cell office:value-type="string" office:string-value="Gatewen"/>
          <table:table-cell office:value-type="string" office:string-value="New Broughton"/>
          <table:table-cell office:value-type="string" office:string-value="Wrexham"/>
          <table:table-cell office:value-type="string" office:string-value="LL11 6YA"/>
          <table:table-cell office:value-type="string" office:string-value="Spoke to Serge and have resent original email. RM 08/08/2008"/>
          <table:table-cell office:value-type="string" office:string-value="Wales"/>
          <table:table-cell office:value-type="string" office:string-value="Y"/>
          <table:table-cell office:value-type="string" office:string-value="serge@GHAcoaches.co.uk"/>
          <table:table-cell office:value-type="string" office:string-value="01978 820820"/>
          <table:table-cell office:value-type="string" office:string-value="Y"/>
          <table:table-cell table:number-columns-repeated="16368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office:value-type="string" office:string-value="Joanna Jones"/>
          <table:table-cell office:value-type="string" office:string-value="Silcox Motor Coach Co"/>
          <table:table-cell office:value-type="string" office:string-value="Waterloo Garage"/>
          <table:table-cell office:value-type="string" office:string-value="Pembroke Dock"/>
          <table:table-cell office:value-type="string" office:string-value="Dyfed"/>
          <table:table-cell office:value-type="string" office:string-value="SA72 4RR"/>
          <table:table-cell office:value-type="string" office:string-value="Created on 12/02/2007 (SG)&#10;Only update fares in April. 22/01/2008 RM"/>
          <table:table-cell office:value-type="string" office:string-value="Wales"/>
          <table:table-cell/>
          <table:table-cell office:value-type="string" office:string-value="jo@silcoxcoaches.co.uk"/>
          <table:table-cell office:value-type="string" office:string-value="01646 683143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office:value-type="string" office:string-value="Mr Marteine Richards"/>
          <table:table-cell office:value-type="string" office:string-value="Richards Bros"/>
          <table:table-cell office:value-type="string" office:string-value="Moylgrove Garage"/>
          <table:table-cell office:value-type="string" office:string-value="Pentwood Industrial Estate"/>
          <table:table-cell office:value-type="string" office:string-value="Cardigan"/>
          <table:table-cell office:value-type="string" office:string-value="SA43 3AG"/>
          <table:table-cell office:value-type="string" office:string-value="Added 16/04/2008 RM Fax number 01239 615193"/>
          <table:table-cell office:value-type="string" office:string-value="Wales"/>
          <table:table-cell office:value-type="string" office:string-value="Y"/>
          <table:table-cell office:value-type="string" office:string-value="enquiries@richardsbros.co.uk"/>
          <table:table-cell office:value-type="string" office:string-value="01239 613 756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Gavin Hunter"/>
          <table:table-cell office:value-type="string" office:string-value="Solent Blue Line"/>
          <table:table-cell office:value-type="string" office:string-value="Towngate House"/>
          <table:table-cell office:value-type="string" office:string-value="2-8 Parkstone Road"/>
          <table:table-cell office:value-type="string" office:string-value="Poole"/>
          <table:table-cell office:value-type="string" office:string-value="BH15 2PR"/>
          <table:table-cell office:value-type="string" office:string-value="Added 16/04/2008 RM&#10;May be included in other group. 12/05/2008 RM"/>
          <table:table-cell office:value-type="string" office:string-value="All Services"/>
          <table:table-cell office:value-type="string" office:string-value="Y"/>
          <table:table-cell office:value-type="string" office:string-value="ghunter@wdbus.co.uk"/>
          <table:table-cell office:value-type="string" office:string-value="01202 680888"/>
          <table:table-cell office:value-type="string" office:string-value="N"/>
          <table:table-cell table:number-columns-repeated="16368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office:value-type="string" office:string-value="Peter Hudson"/>
          <table:table-cell office:value-type="string" office:string-value="Stagecoach Sheffield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/>
          <table:table-cell office:value-type="string" office:string-value="South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:6987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office:value-type="string" office:string-value="Colin Napier"/>
          <table:table-cell office:value-type="string" office:string-value="Mckindless Buses"/>
          <table:table-cell office:value-type="string" office:string-value="101 Main Street"/>
          <table:table-cell office:value-type="string" office:string-value="Bogside"/>
          <table:table-cell office:value-type="string" office:string-value="Wishaw"/>
          <table:table-cell office:value-type="string" office:string-value="ML2 9BG"/>
          <table:table-cell office:value-type="string" office:string-value="Added 16/04/2008 RM Left message. 08/08/2008 RM Probably Nil. RM 18/11/2008"/>
          <table:table-cell office:value-type="string" office:string-value="Scotland"/>
          <table:table-cell office:value-type="string" office:string-value="Y"/>
          <table:table-cell office:value-type="string" office:string-value="c.napier@mckindless.com"/>
          <table:table-cell office:value-type="string" office:string-value="0141 550 5960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 table:number-rows-repeated="1048476">
          <table:table-cell table:number-columns-repeated="16366"/>
        </table:table-row>
      </table:table>
      <table:table table:name="'file://virago.internal.dtlr.gov.uk/Data/AFP/RLTDAll/STS/003%20BLT/002%20BUSES/0001%20Data/c_Fares/2013-10%20Oct/03%20Calculation/indices%20calc.xls'#calcs2" table:style-name="ta2">
        <table:table-source xlink:href="file://virago.internal.dtlr.gov.uk/Data/AFP/RLTDAll/STS/003%20BLT/002%20BUSES/0001%20Data/c_Fares/2013-10%20Oct/03%20Calculation/indices%20calc.xls" table:table-name="cal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calcs" table:style-name="ta2">
        <table:table-source xlink:href="file://virago.internal.dtlr.gov.uk/Data/AFP/RLTDAll/STS/003%20BLT/002%20BUSES/0001%20Data/c_Fares/2013-10%20Oct/03%20Calculation/indices%20calc.xls" table:table-name="cal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2" table:style-name="ta2">
        <table:table-source xlink:href="file://virago.internal.dtlr.gov.uk/Data/AFP/RLTDAll/STS/003%20BLT/002%20BUSES/0001%20Data/c_Fares/2013-10%20Oct/03%20Calculation/indices%20calc.xls" table:table-name="revised_cal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" table:style-name="ta2">
        <table:table-source xlink:href="file://virago.internal.dtlr.gov.uk/Data/AFP/RLTDAll/STS/003%20BLT/002%20BUSES/0001%20Data/c_Fares/2013-10%20Oct/03%20Calculation/indices%20calc.xls" table:table-name="revised_cal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1" table:style-name="ta2">
        <table:table-source xlink:href="file://virago.internal.dtlr.gov.uk/Data/AFP/RLTDAll/STS/003%20BLT/002%20BUSES/0001%20Data/c_Fares/2013-10%20Oct/03%20Calculation/indices%20calc.xls" table:table-name="revised_cal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3" table:style-name="ta2">
        <table:table-source xlink:href="file://virago.internal.dtlr.gov.uk/Data/AFP/RLTDAll/STS/003%20BLT/002%20BUSES/0001%20Data/c_Fares/2013-10%20Oct/03%20Calculation/indices%20calc.xls" table:table-name="revised_cal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4" table:style-name="ta2">
        <table:table-source xlink:href="file://virago.internal.dtlr.gov.uk/Data/AFP/RLTDAll/STS/003%20BLT/002%20BUSES/0001%20Data/c_Fares/2013-10%20Oct/03%20Calculation/indices%20calc.xls" table:table-name="revised_cal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5" table:style-name="ta2">
        <table:table-source xlink:href="file://virago.internal.dtlr.gov.uk/Data/AFP/RLTDAll/STS/003%20BLT/002%20BUSES/0001%20Data/c_Fares/2013-10%20Oct/03%20Calculation/indices%20calc.xls" table:table-name="revised_cal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6" table:style-name="ta2">
        <table:table-source xlink:href="file://virago.internal.dtlr.gov.uk/Data/AFP/RLTDAll/STS/003%20BLT/002%20BUSES/0001%20Data/c_Fares/2013-10%20Oct/03%20Calculation/indices%20calc.xls" table:table-name="revised_cal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7" table:style-name="ta2">
        <table:table-source xlink:href="file://virago.internal.dtlr.gov.uk/Data/AFP/RLTDAll/STS/003%20BLT/002%20BUSES/0001%20Data/c_Fares/2013-10%20Oct/03%20Calculation/indices%20calc.xls" table:table-name="revised_cal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indices%20calc.xls'#revised_calc8" table:style-name="ta2">
        <table:table-source xlink:href="file://virago.internal.dtlr.gov.uk/Data/AFP/RLTDAll/STS/003%20BLT/002%20BUSES/0001%20Data/c_Fares/2013-10%20Oct/03%20Calculation/indices%20calc.xls" table:table-name="revised_cal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Notes" table:style-name="ta2">
        <table:table-source xlink:href="file:///G:/AFP/RLTDAll/STS/003%20BLT/002%20BUSES/0001%20Data/c_Fares/2020-07-Jul/03%20Calculation/11-05%20Fares%20Survey%20Spreadsheet%20v2.xlsx" table:table-name="No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ightsData2020" table:style-name="ta2">
        <table:table-source xlink:href="file:///G:/AFP/RLTDAll/STS/003%20BLT/002%20BUSES/0001%20Data/c_Fares/2020-07-Jul/03%20Calculation/11-05%20Fares%20Survey%20Spreadsheet%20v2.xlsx" table:table-name="WeightsData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Sample" table:style-name="ta2">
        <table:table-source xlink:href="file:///G:/AFP/RLTDAll/STS/003%20BLT/002%20BUSES/0001%20Data/c_Fares/2020-07-Jul/03%20Calculation/11-05%20Fares%20Survey%20Spreadsheet%20v2.xlsx" table:table-name="Samp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OpIDLookup" table:style-name="ta2">
        <table:table-source xlink:href="file:///G:/AFP/RLTDAll/STS/003%20BLT/002%20BUSES/0001%20Data/c_Fares/2020-07-Jul/03%20Calculation/11-05%20Fares%20Survey%20Spreadsheet%20v2.xlsx" table:table-name="OpIDLook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FaresData" table:style-name="ta2">
        <table:table-source xlink:href="file:///G:/AFP/RLTDAll/STS/003%20BLT/002%20BUSES/0001%20Data/c_Fares/2020-07-Jul/03%20Calculation/11-05%20Fares%20Survey%20Spreadsheet%20v2.xlsx" table:table-name="FaresData" table:mode="copy-results-only"/>
        <table:table-column/>
        <table:table-row>
          <table:table-cell table:number-columns-repeated="3"/>
          <table:table-cell office:value-type="string" office:string-value="date"/>
          <table:table-cell office:value-type="string" office:string-value="Prop. Change"/>
          <table:table-cell office:value-type="string" office:string-value="Index"/>
          <table:table-cell table:number-columns-repeated="16378"/>
        </table:table-row>
        <table:table-row>
          <table:table-cell table:number-columns-repeated="3"/>
          <table:table-cell office:value-type="float" office:value="19950201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02044"/>
          <table:table-cell office:value-type="float" office:value="1.0375000000000001"/>
          <table:table-cell office:value-type="float" office:value="103.75"/>
          <table:table-cell table:number-columns-repeated="16378"/>
        </table:table-row>
        <table:table-row>
          <table:table-cell table:number-columns-repeated="3"/>
          <table:table-cell office:value-type="float" office:value="19950209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2007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199502020"/>
          <table:table-cell office:value-type="float" office:value="1.0575000000000001"/>
          <table:table-cell office:value-type="float" office:value="105.75"/>
          <table:table-cell table:number-columns-repeated="16378"/>
        </table:table-row>
        <table:table-row>
          <table:table-cell table:number-columns-repeated="3"/>
          <table:table-cell office:value-type="float" office:value="199502067"/>
          <table:table-cell office:value-type="float" office:value="1.0286999999999999"/>
          <table:table-cell office:value-type="float" office:value="102.87"/>
          <table:table-cell table:number-columns-repeated="16378"/>
        </table:table-row>
        <table:table-row>
          <table:table-cell table:number-columns-repeated="3"/>
          <table:table-cell office:value-type="float" office:value="19950207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2123"/>
          <table:table-cell office:value-type="float" office:value="1.0798999999999999"/>
          <table:table-cell office:value-type="float" office:value="107.99"/>
          <table:table-cell table:number-columns-repeated="16378"/>
        </table:table-row>
        <table:table-row>
          <table:table-cell table:number-columns-repeated="3"/>
          <table:table-cell office:value-type="float" office:value="199502108"/>
          <table:table-cell office:value-type="float" office:value="1.0759999999999998"/>
          <table:table-cell office:value-type="float" office:value="107.6"/>
          <table:table-cell table:number-columns-repeated="16378"/>
        </table:table-row>
        <table:table-row>
          <table:table-cell table:number-columns-repeated="3"/>
          <table:table-cell office:value-type="float" office:value="19950212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02028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50214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02117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199502031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502001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19950204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2043"/>
          <table:table-cell office:value-type="float" office:value="1.0186999999999999"/>
          <table:table-cell office:value-type="float" office:value="101.87"/>
          <table:table-cell table:number-columns-repeated="16378"/>
        </table:table-row>
        <table:table-row>
          <table:table-cell table:number-columns-repeated="3"/>
          <table:table-cell office:value-type="float" office:value="19950207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0211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502055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50202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2139"/>
          <table:table-cell office:value-type="float" office:value="1.0084"/>
          <table:table-cell office:value-type="float" office:value="100.84"/>
          <table:table-cell table:number-columns-repeated="16378"/>
        </table:table-row>
        <table:table-row>
          <table:table-cell table:number-columns-repeated="3"/>
          <table:table-cell office:value-type="float" office:value="19950206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50207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502038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19950205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209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214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2003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50204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50201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2158"/>
          <table:table-cell office:value-type="float" office:value="0.99751999999999996"/>
          <table:table-cell office:value-type="float" office:value="99.751999999999995"/>
          <table:table-cell table:number-columns-repeated="16378"/>
        </table:table-row>
        <table:table-row>
          <table:table-cell table:number-columns-repeated="3"/>
          <table:table-cell office:value-type="float" office:value="19950300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503076"/>
          <table:table-cell office:value-type="float" office:value="1.04125"/>
          <table:table-cell office:value-type="float" office:value="104.125"/>
          <table:table-cell table:number-columns-repeated="16378"/>
        </table:table-row>
        <table:table-row>
          <table:table-cell table:number-columns-repeated="3"/>
          <table:table-cell office:value-type="float" office:value="199503119"/>
          <table:table-cell office:value-type="float" office:value="1.0238"/>
          <table:table-cell office:value-type="float" office:value="102.38"/>
          <table:table-cell table:number-columns-repeated="16378"/>
        </table:table-row>
        <table:table-row>
          <table:table-cell table:number-columns-repeated="3"/>
          <table:table-cell office:value-type="float" office:value="199503158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199503128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199503054"/>
          <table:table-cell office:value-type="float" office:value="1.0002500000000001"/>
          <table:table-cell office:value-type="float" office:value="100.02500000000001"/>
          <table:table-cell table:number-columns-repeated="16378"/>
        </table:table-row>
        <table:table-row>
          <table:table-cell table:number-columns-repeated="3"/>
          <table:table-cell office:value-type="float" office:value="19950316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503042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50314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50315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03158"/>
          <table:table-cell office:value-type="float" office:value="1.00081"/>
          <table:table-cell office:value-type="float" office:value="100.081"/>
          <table:table-cell table:number-columns-repeated="16378"/>
        </table:table-row>
        <table:table-row>
          <table:table-cell table:number-columns-repeated="3"/>
          <table:table-cell office:value-type="float" office:value="199503007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199504018"/>
          <table:table-cell office:value-type="float" office:value="1.0004"/>
          <table:table-cell office:value-type="float" office:value="100.04"/>
          <table:table-cell table:number-columns-repeated="16378"/>
        </table:table-row>
        <table:table-row>
          <table:table-cell table:number-columns-repeated="3"/>
          <table:table-cell office:value-type="float" office:value="199504003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199504017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504158"/>
          <table:table-cell office:value-type="float" office:value="1.02745"/>
          <table:table-cell office:value-type="float" office:value="102.745"/>
          <table:table-cell table:number-columns-repeated="16378"/>
        </table:table-row>
        <table:table-row>
          <table:table-cell table:number-columns-repeated="3"/>
          <table:table-cell office:value-type="float" office:value="199504144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504032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19950404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50400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04009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199504016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19950402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403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404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4140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199504155"/>
          <table:table-cell office:value-type="float" office:value="1.036"/>
          <table:table-cell office:value-type="float" office:value="103.6"/>
          <table:table-cell table:number-columns-repeated="16378"/>
        </table:table-row>
        <table:table-row>
          <table:table-cell table:number-columns-repeated="3"/>
          <table:table-cell office:value-type="float" office:value="199504157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199504035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504103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19950403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4038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199504071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199504141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50414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04048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19950405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4068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50411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503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505043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199505158"/>
          <table:table-cell office:value-type="float" office:value="0.99885999999999997"/>
          <table:table-cell office:value-type="float" office:value="99.885999999999996"/>
          <table:table-cell table:number-columns-repeated="16378"/>
        </table:table-row>
        <table:table-row>
          <table:table-cell table:number-columns-repeated="3"/>
          <table:table-cell office:value-type="float" office:value="19950505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5003"/>
          <table:table-cell office:value-type="float" office:value="1.0021"/>
          <table:table-cell office:value-type="float" office:value="100.21"/>
          <table:table-cell table:number-columns-repeated="16378"/>
        </table:table-row>
        <table:table-row>
          <table:table-cell table:number-columns-repeated="3"/>
          <table:table-cell office:value-type="float" office:value="199505158"/>
          <table:table-cell office:value-type="float" office:value="1.0055129459999999"/>
          <table:table-cell office:value-type="float" office:value="100.491"/>
          <table:table-cell table:number-columns-repeated="16378"/>
        </table:table-row>
        <table:table-row>
          <table:table-cell table:number-columns-repeated="3"/>
          <table:table-cell office:value-type="float" office:value="19950511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05158"/>
          <table:table-cell office:value-type="float" office:value="1.0005999999999999"/>
          <table:table-cell office:value-type="float" office:value="100.06"/>
          <table:table-cell table:number-columns-repeated="16378"/>
        </table:table-row>
        <table:table-row>
          <table:table-cell table:number-columns-repeated="3"/>
          <table:table-cell office:value-type="float" office:value="199506007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199506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60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600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6101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506108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506109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506003"/>
          <table:table-cell office:value-type="float" office:value="1.0006999999999999"/>
          <table:table-cell office:value-type="float" office:value="100.07"/>
          <table:table-cell table:number-columns-repeated="16378"/>
        </table:table-row>
        <table:table-row>
          <table:table-cell table:number-columns-repeated="3"/>
          <table:table-cell office:value-type="float" office:value="199506158"/>
          <table:table-cell office:value-type="float" office:value="1.00597"/>
          <table:table-cell office:value-type="float" office:value="100.59699999999999"/>
          <table:table-cell table:number-columns-repeated="16378"/>
        </table:table-row>
        <table:table-row>
          <table:table-cell table:number-columns-repeated="3"/>
          <table:table-cell office:value-type="float" office:value="199506011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506110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19950709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7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7119"/>
          <table:table-cell office:value-type="float" office:value="1.0506"/>
          <table:table-cell office:value-type="float" office:value="105.06"/>
          <table:table-cell table:number-columns-repeated="16378"/>
        </table:table-row>
        <table:table-row>
          <table:table-cell table:number-columns-repeated="3"/>
          <table:table-cell office:value-type="float" office:value="199507054"/>
          <table:table-cell office:value-type="float" office:value="0.96373000000000009"/>
          <table:table-cell office:value-type="float" office:value="96.373000000000005"/>
          <table:table-cell table:number-columns-repeated="16378"/>
        </table:table-row>
        <table:table-row>
          <table:table-cell table:number-columns-repeated="3"/>
          <table:table-cell office:value-type="float" office:value="19950710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507103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19950700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703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507067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199507110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08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08012"/>
          <table:table-cell office:value-type="float" office:value="1.0085999999999999"/>
          <table:table-cell office:value-type="float" office:value="100.86"/>
          <table:table-cell table:number-columns-repeated="16378"/>
        </table:table-row>
        <table:table-row>
          <table:table-cell table:number-columns-repeated="3"/>
          <table:table-cell office:value-type="float" office:value="199508054"/>
          <table:table-cell office:value-type="float" office:value="1.00905"/>
          <table:table-cell office:value-type="float" office:value="100.905"/>
          <table:table-cell table:number-columns-repeated="16378"/>
        </table:table-row>
        <table:table-row>
          <table:table-cell table:number-columns-repeated="3"/>
          <table:table-cell office:value-type="float" office:value="199508097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19950909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09054"/>
          <table:table-cell office:value-type="float" office:value="1.0121500000000001"/>
          <table:table-cell office:value-type="float" office:value="101.215"/>
          <table:table-cell table:number-columns-repeated="16378"/>
        </table:table-row>
        <table:table-row>
          <table:table-cell table:number-columns-repeated="3"/>
          <table:table-cell office:value-type="float" office:value="199509007"/>
          <table:table-cell office:value-type="float" office:value="1.0079"/>
          <table:table-cell office:value-type="float" office:value="100.79"/>
          <table:table-cell table:number-columns-repeated="16378"/>
        </table:table-row>
        <table:table-row>
          <table:table-cell table:number-columns-repeated="3"/>
          <table:table-cell office:value-type="float" office:value="19950904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09024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19950903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09100"/>
          <table:table-cell office:value-type="float" office:value="1.0290999999999999"/>
          <table:table-cell office:value-type="float" office:value="102.91"/>
          <table:table-cell table:number-columns-repeated="16378"/>
        </table:table-row>
        <table:table-row>
          <table:table-cell table:number-columns-repeated="3"/>
          <table:table-cell office:value-type="float" office:value="199509158"/>
          <table:table-cell office:value-type="float" office:value="1.0298"/>
          <table:table-cell office:value-type="float" office:value="102.98"/>
          <table:table-cell table:number-columns-repeated="16378"/>
        </table:table-row>
        <table:table-row>
          <table:table-cell table:number-columns-repeated="3"/>
          <table:table-cell office:value-type="float" office:value="19950902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0916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09056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199509096"/>
          <table:table-cell office:value-type="float" office:value="1.0175000000000001"/>
          <table:table-cell office:value-type="float" office:value="101.75"/>
          <table:table-cell table:number-columns-repeated="16378"/>
        </table:table-row>
        <table:table-row>
          <table:table-cell table:number-columns-repeated="3"/>
          <table:table-cell office:value-type="float" office:value="199510079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510096"/>
          <table:table-cell office:value-type="float" office:value="1.00875"/>
          <table:table-cell office:value-type="float" office:value="100.875"/>
          <table:table-cell table:number-columns-repeated="16378"/>
        </table:table-row>
        <table:table-row>
          <table:table-cell table:number-columns-repeated="3"/>
          <table:table-cell office:value-type="float" office:value="199510123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51003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1007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10100"/>
          <table:table-cell office:value-type="float" office:value="1.0231999999999999"/>
          <table:table-cell office:value-type="float" office:value="102.32"/>
          <table:table-cell table:number-columns-repeated="16378"/>
        </table:table-row>
        <table:table-row>
          <table:table-cell table:number-columns-repeated="3"/>
          <table:table-cell office:value-type="float" office:value="199510101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510033"/>
          <table:table-cell office:value-type="float" office:value="0.99400000000000011"/>
          <table:table-cell office:value-type="float" office:value="99.4"/>
          <table:table-cell table:number-columns-repeated="16378"/>
        </table:table-row>
        <table:table-row>
          <table:table-cell table:number-columns-repeated="3"/>
          <table:table-cell office:value-type="float" office:value="199510029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51005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1002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10096"/>
          <table:table-cell office:value-type="float" office:value="1.0175000000000001"/>
          <table:table-cell office:value-type="float" office:value="101.75"/>
          <table:table-cell table:number-columns-repeated="16378"/>
        </table:table-row>
        <table:table-row>
          <table:table-cell table:number-columns-repeated="3"/>
          <table:table-cell office:value-type="float" office:value="199511003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19951104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11055"/>
          <table:table-cell office:value-type="float" office:value="1.00044"/>
          <table:table-cell office:value-type="float" office:value="100.044"/>
          <table:table-cell table:number-columns-repeated="16378"/>
        </table:table-row>
        <table:table-row>
          <table:table-cell table:number-columns-repeated="3"/>
          <table:table-cell office:value-type="float" office:value="19951114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11063"/>
          <table:table-cell office:value-type="float" office:value="0.95099999999999996"/>
          <table:table-cell office:value-type="float" office:value="95.1"/>
          <table:table-cell table:number-columns-repeated="16378"/>
        </table:table-row>
        <table:table-row>
          <table:table-cell table:number-columns-repeated="3"/>
          <table:table-cell office:value-type="float" office:value="199511095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51214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512008"/>
          <table:table-cell office:value-type="float" office:value="1.0545"/>
          <table:table-cell office:value-type="float" office:value="105.45"/>
          <table:table-cell table:number-columns-repeated="16378"/>
        </table:table-row>
        <table:table-row>
          <table:table-cell table:number-columns-repeated="3"/>
          <table:table-cell office:value-type="float" office:value="199512039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199512100"/>
          <table:table-cell office:value-type="float" office:value="1.0331000000000001"/>
          <table:table-cell office:value-type="float" office:value="103.31"/>
          <table:table-cell table:number-columns-repeated="16378"/>
        </table:table-row>
        <table:table-row>
          <table:table-cell table:number-columns-repeated="3"/>
          <table:table-cell office:value-type="float" office:value="199512141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19951207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1209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12004"/>
          <table:table-cell office:value-type="float" office:value="1.0859999999999999"/>
          <table:table-cell office:value-type="float" office:value="108.6"/>
          <table:table-cell table:number-columns-repeated="16378"/>
        </table:table-row>
        <table:table-row>
          <table:table-cell table:number-columns-repeated="3"/>
          <table:table-cell office:value-type="float" office:value="199512005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51202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1203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12037"/>
          <table:table-cell office:value-type="float" office:value="1.0325"/>
          <table:table-cell office:value-type="float" office:value="103.25"/>
          <table:table-cell table:number-columns-repeated="16378"/>
        </table:table-row>
        <table:table-row>
          <table:table-cell table:number-columns-repeated="3"/>
          <table:table-cell office:value-type="float" office:value="19951204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512138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512139"/>
          <table:table-cell office:value-type="float" office:value="1.0638800000000002"/>
          <table:table-cell office:value-type="float" office:value="106.38800000000001"/>
          <table:table-cell table:number-columns-repeated="16378"/>
        </table:table-row>
        <table:table-row>
          <table:table-cell table:number-columns-repeated="3"/>
          <table:table-cell office:value-type="float" office:value="19951204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1214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51216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12023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512024"/>
          <table:table-cell office:value-type="float" office:value="1.0273999999999999"/>
          <table:table-cell office:value-type="float" office:value="102.74"/>
          <table:table-cell table:number-columns-repeated="16378"/>
        </table:table-row>
        <table:table-row>
          <table:table-cell table:number-columns-repeated="3"/>
          <table:table-cell office:value-type="float" office:value="199512060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19951206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12099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512107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199512142"/>
          <table:table-cell office:value-type="float" office:value="1.0420199999999999"/>
          <table:table-cell office:value-type="float" office:value="104.202"/>
          <table:table-cell table:number-columns-repeated="16378"/>
        </table:table-row>
        <table:table-row>
          <table:table-cell table:number-columns-repeated="3"/>
          <table:table-cell office:value-type="float" office:value="199512072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512117"/>
          <table:table-cell office:value-type="float" office:value="1.0655600000000001"/>
          <table:table-cell office:value-type="float" office:value="106.556"/>
          <table:table-cell table:number-columns-repeated="16378"/>
        </table:table-row>
        <table:table-row>
          <table:table-cell table:number-columns-repeated="3"/>
          <table:table-cell office:value-type="float" office:value="199513148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513044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199513074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51316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513128"/>
          <table:table-cell office:value-type="float" office:value="1.0720000000000001"/>
          <table:table-cell office:value-type="float" office:value="107.2"/>
          <table:table-cell table:number-columns-repeated="16378"/>
        </table:table-row>
        <table:table-row>
          <table:table-cell table:number-columns-repeated="3"/>
          <table:table-cell office:value-type="float" office:value="199513020"/>
          <table:table-cell office:value-type="float" office:value="1.0275000000000001"/>
          <table:table-cell office:value-type="float" office:value="102.75"/>
          <table:table-cell table:number-columns-repeated="16378"/>
        </table:table-row>
        <table:table-row>
          <table:table-cell table:number-columns-repeated="3"/>
          <table:table-cell office:value-type="float" office:value="19951303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13054"/>
          <table:table-cell office:value-type="float" office:value="1.00495"/>
          <table:table-cell office:value-type="float" office:value="100.495"/>
          <table:table-cell table:number-columns-repeated="16378"/>
        </table:table-row>
        <table:table-row>
          <table:table-cell table:number-columns-repeated="3"/>
          <table:table-cell office:value-type="float" office:value="199513067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19951302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13062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199513068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513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1303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513001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513003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19951304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513043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19951307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13117"/>
          <table:table-cell office:value-type="float" office:value="1.00902"/>
          <table:table-cell office:value-type="float" office:value="100.902"/>
          <table:table-cell table:number-columns-repeated="16378"/>
        </table:table-row>
        <table:table-row>
          <table:table-cell table:number-columns-repeated="3"/>
          <table:table-cell office:value-type="float" office:value="19951311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513108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513162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199513155"/>
          <table:table-cell office:value-type="float" office:value="1.054"/>
          <table:table-cell office:value-type="float" office:value="105.4"/>
          <table:table-cell table:number-columns-repeated="16378"/>
        </table:table-row>
        <table:table-row>
          <table:table-cell table:number-columns-repeated="3"/>
          <table:table-cell office:value-type="float" office:value="19951304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51311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513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02111"/>
          <table:table-cell office:value-type="float" office:value="1.02565"/>
          <table:table-cell office:value-type="float" office:value="102.565"/>
          <table:table-cell table:number-columns-repeated="16378"/>
        </table:table-row>
        <table:table-row>
          <table:table-cell table:number-columns-repeated="3"/>
          <table:table-cell office:value-type="float" office:value="199602071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19960204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602057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60206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602061"/>
          <table:table-cell office:value-type="float" office:value="1.1002000000000001"/>
          <table:table-cell office:value-type="float" office:value="110.02"/>
          <table:table-cell table:number-columns-repeated="16378"/>
        </table:table-row>
        <table:table-row>
          <table:table-cell table:number-columns-repeated="3"/>
          <table:table-cell office:value-type="float" office:value="19960213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60203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3158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199603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03111"/>
          <table:table-cell office:value-type="float" office:value="1.0135800000000001"/>
          <table:table-cell office:value-type="float" office:value="101.358"/>
          <table:table-cell table:number-columns-repeated="16378"/>
        </table:table-row>
        <table:table-row>
          <table:table-cell table:number-columns-repeated="3"/>
          <table:table-cell office:value-type="float" office:value="1996031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0306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603068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199603108"/>
          <table:table-cell office:value-type="float" office:value="1.085"/>
          <table:table-cell office:value-type="float" office:value="108.5"/>
          <table:table-cell table:number-columns-repeated="16378"/>
        </table:table-row>
        <table:table-row>
          <table:table-cell table:number-columns-repeated="3"/>
          <table:table-cell office:value-type="float" office:value="19960315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60301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4007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19960405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400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604055"/>
          <table:table-cell office:value-type="float" office:value="1.0170000000000001"/>
          <table:table-cell office:value-type="float" office:value="101.7"/>
          <table:table-cell table:number-columns-repeated="16378"/>
        </table:table-row>
        <table:table-row>
          <table:table-cell table:number-columns-repeated="3"/>
          <table:table-cell office:value-type="float" office:value="19960400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4016"/>
          <table:table-cell office:value-type="float" office:value="1.0387999999999999"/>
          <table:table-cell office:value-type="float" office:value="103.88"/>
          <table:table-cell table:number-columns-repeated="16378"/>
        </table:table-row>
        <table:table-row>
          <table:table-cell table:number-columns-repeated="3"/>
          <table:table-cell office:value-type="float" office:value="199604022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199604033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60403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60410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604107"/>
          <table:table-cell office:value-type="float" office:value="1.0407999999999999"/>
          <table:table-cell office:value-type="float" office:value="104.08"/>
          <table:table-cell table:number-columns-repeated="16378"/>
        </table:table-row>
        <table:table-row>
          <table:table-cell table:number-columns-repeated="3"/>
          <table:table-cell office:value-type="float" office:value="19960414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60415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604157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199604032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199604075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199604103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199604106"/>
          <table:table-cell office:value-type="float" office:value="1.0740000000000001"/>
          <table:table-cell office:value-type="float" office:value="107.4"/>
          <table:table-cell table:number-columns-repeated="16378"/>
        </table:table-row>
        <table:table-row>
          <table:table-cell table:number-columns-repeated="3"/>
          <table:table-cell office:value-type="float" office:value="199604110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604158"/>
          <table:table-cell office:value-type="float" office:value="0.96900000000000008"/>
          <table:table-cell office:value-type="float" office:value="96.9"/>
          <table:table-cell table:number-columns-repeated="16378"/>
        </table:table-row>
        <table:table-row>
          <table:table-cell table:number-columns-repeated="3"/>
          <table:table-cell office:value-type="float" office:value="19960407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404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04070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199604061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199605033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605043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199605067"/>
          <table:table-cell office:value-type="float" office:value="1.0375000000000001"/>
          <table:table-cell office:value-type="float" office:value="103.75"/>
          <table:table-cell table:number-columns-repeated="16378"/>
        </table:table-row>
        <table:table-row>
          <table:table-cell table:number-columns-repeated="3"/>
          <table:table-cell office:value-type="float" office:value="19960514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605128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199605003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199605010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19960502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5158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60501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0504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05013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199605004"/>
          <table:table-cell office:value-type="float" office:value="1.0205"/>
          <table:table-cell office:value-type="float" office:value="102.05"/>
          <table:table-cell table:number-columns-repeated="16378"/>
        </table:table-row>
        <table:table-row>
          <table:table-cell table:number-columns-repeated="3"/>
          <table:table-cell office:value-type="float" office:value="199606019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19960602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6060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06128"/>
          <table:table-cell office:value-type="float" office:value="0.99980000000000002"/>
          <table:table-cell office:value-type="float" office:value="99.98"/>
          <table:table-cell table:number-columns-repeated="16378"/>
        </table:table-row>
        <table:table-row>
          <table:table-cell table:number-columns-repeated="3"/>
          <table:table-cell office:value-type="float" office:value="199606128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199606011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19960603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607002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19960707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07101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199607109"/>
          <table:table-cell office:value-type="float" office:value="1.0629999999999999"/>
          <table:table-cell office:value-type="float" office:value="106.3"/>
          <table:table-cell table:number-columns-repeated="16378"/>
        </table:table-row>
        <table:table-row>
          <table:table-cell table:number-columns-repeated="3"/>
          <table:table-cell office:value-type="float" office:value="19960703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709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7036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607108"/>
          <table:table-cell office:value-type="float" office:value="1.0075000000000001"/>
          <table:table-cell office:value-type="float" office:value="100.75"/>
          <table:table-cell table:number-columns-repeated="16378"/>
        </table:table-row>
        <table:table-row>
          <table:table-cell table:number-columns-repeated="3"/>
          <table:table-cell office:value-type="float" office:value="199607110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607146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19960703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608012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199608108"/>
          <table:table-cell office:value-type="float" office:value="1.0509999999999999"/>
          <table:table-cell office:value-type="float" office:value="105.1"/>
          <table:table-cell table:number-columns-repeated="16378"/>
        </table:table-row>
        <table:table-row>
          <table:table-cell table:number-columns-repeated="3"/>
          <table:table-cell office:value-type="float" office:value="1996080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0809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608108"/>
          <table:table-cell office:value-type="float" office:value="0.98599999999999999"/>
          <table:table-cell office:value-type="float" office:value="98.6"/>
          <table:table-cell table:number-columns-repeated="16378"/>
        </table:table-row>
        <table:table-row>
          <table:table-cell table:number-columns-repeated="3"/>
          <table:table-cell office:value-type="float" office:value="199608046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199608055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199608017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199609005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199609007"/>
          <table:table-cell office:value-type="float" office:value="1.0017"/>
          <table:table-cell office:value-type="float" office:value="100.17"/>
          <table:table-cell table:number-columns-repeated="16378"/>
        </table:table-row>
        <table:table-row>
          <table:table-cell table:number-columns-repeated="3"/>
          <table:table-cell office:value-type="float" office:value="19960905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609099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609119"/>
          <table:table-cell office:value-type="float" office:value="1.0421"/>
          <table:table-cell office:value-type="float" office:value="104.21"/>
          <table:table-cell table:number-columns-repeated="16378"/>
        </table:table-row>
        <table:table-row>
          <table:table-cell table:number-columns-repeated="3"/>
          <table:table-cell office:value-type="float" office:value="199609123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609004"/>
          <table:table-cell office:value-type="float" office:value="1.054"/>
          <table:table-cell office:value-type="float" office:value="105.4"/>
          <table:table-cell table:number-columns-repeated="16378"/>
        </table:table-row>
        <table:table-row>
          <table:table-cell table:number-columns-repeated="3"/>
          <table:table-cell office:value-type="float" office:value="199609027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19960913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609108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199610032"/>
          <table:table-cell office:value-type="float" office:value="1.0334000000000001"/>
          <table:table-cell office:value-type="float" office:value="103.34"/>
          <table:table-cell table:number-columns-repeated="16378"/>
        </table:table-row>
        <table:table-row>
          <table:table-cell table:number-columns-repeated="3"/>
          <table:table-cell office:value-type="float" office:value="199610054"/>
          <table:table-cell office:value-type="float" office:value="1.0172300000000001"/>
          <table:table-cell office:value-type="float" office:value="101.723"/>
          <table:table-cell table:number-columns-repeated="16378"/>
        </table:table-row>
        <table:table-row>
          <table:table-cell table:number-columns-repeated="3"/>
          <table:table-cell office:value-type="float" office:value="19961004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10128"/>
          <table:table-cell office:value-type="float" office:value="0.98"/>
          <table:table-cell office:value-type="float" office:value="98"/>
          <table:table-cell table:number-columns-repeated="16378"/>
        </table:table-row>
        <table:table-row>
          <table:table-cell table:number-columns-repeated="3"/>
          <table:table-cell office:value-type="float" office:value="19961014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1003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1014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611075"/>
          <table:table-cell office:value-type="float" office:value="1.0378000000000001"/>
          <table:table-cell office:value-type="float" office:value="103.78"/>
          <table:table-cell table:number-columns-repeated="16378"/>
        </table:table-row>
        <table:table-row>
          <table:table-cell table:number-columns-repeated="3"/>
          <table:table-cell office:value-type="float" office:value="19961116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1055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199611142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61106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611127"/>
          <table:table-cell office:value-type="float" office:value="1.0569999999999999"/>
          <table:table-cell office:value-type="float" office:value="105.7"/>
          <table:table-cell table:number-columns-repeated="16378"/>
        </table:table-row>
        <table:table-row>
          <table:table-cell table:number-columns-repeated="3"/>
          <table:table-cell office:value-type="float" office:value="19961114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100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1012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199611043"/>
          <table:table-cell office:value-type="float" office:value="1.0406"/>
          <table:table-cell office:value-type="float" office:value="104.06"/>
          <table:table-cell table:number-columns-repeated="16378"/>
        </table:table-row>
        <table:table-row>
          <table:table-cell table:number-columns-repeated="3"/>
          <table:table-cell office:value-type="float" office:value="199611079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61214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12027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199612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209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202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612045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61204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61202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2025"/>
          <table:table-cell office:value-type="float" office:value="1.0680000000000001"/>
          <table:table-cell office:value-type="float" office:value="106.8"/>
          <table:table-cell table:number-columns-repeated="16378"/>
        </table:table-row>
        <table:table-row>
          <table:table-cell table:number-columns-repeated="3"/>
          <table:table-cell office:value-type="float" office:value="19961203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205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612060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199612062"/>
          <table:table-cell office:value-type="float" office:value="1.0629999999999999"/>
          <table:table-cell office:value-type="float" office:value="106.3"/>
          <table:table-cell table:number-columns-repeated="16378"/>
        </table:table-row>
        <table:table-row>
          <table:table-cell table:number-columns-repeated="3"/>
          <table:table-cell office:value-type="float" office:value="199612063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19961206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612148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199612061"/>
          <table:table-cell office:value-type="float" office:value="1.0534000000000001"/>
          <table:table-cell office:value-type="float" office:value="105.34"/>
          <table:table-cell table:number-columns-repeated="16378"/>
        </table:table-row>
        <table:table-row>
          <table:table-cell table:number-columns-repeated="3"/>
          <table:table-cell office:value-type="float" office:value="199612107"/>
          <table:table-cell office:value-type="float" office:value="1.0295999999999998"/>
          <table:table-cell office:value-type="float" office:value="102.96"/>
          <table:table-cell table:number-columns-repeated="16378"/>
        </table:table-row>
        <table:table-row>
          <table:table-cell table:number-columns-repeated="3"/>
          <table:table-cell office:value-type="float" office:value="1996120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1204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61207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61209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61210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612108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19961214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61204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613067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199613128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199613001"/>
          <table:table-cell office:value-type="float" office:value="1.036"/>
          <table:table-cell office:value-type="float" office:value="103.6"/>
          <table:table-cell table:number-columns-repeated="16378"/>
        </table:table-row>
        <table:table-row>
          <table:table-cell table:number-columns-repeated="3"/>
          <table:table-cell office:value-type="float" office:value="19961304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314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613128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199613012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19961301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61304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61307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613100"/>
          <table:table-cell office:value-type="float" office:value="1.0488999999999999"/>
          <table:table-cell office:value-type="float" office:value="104.89"/>
          <table:table-cell table:number-columns-repeated="16378"/>
        </table:table-row>
        <table:table-row>
          <table:table-cell table:number-columns-repeated="3"/>
          <table:table-cell office:value-type="float" office:value="199613054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70204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2036"/>
          <table:table-cell office:value-type="float" office:value="0.96900000000000008"/>
          <table:table-cell office:value-type="float" office:value="96.9"/>
          <table:table-cell table:number-columns-repeated="16378"/>
        </table:table-row>
        <table:table-row>
          <table:table-cell table:number-columns-repeated="3"/>
          <table:table-cell office:value-type="float" office:value="199702056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199702100"/>
          <table:table-cell office:value-type="float" office:value="1.0077500000000001"/>
          <table:table-cell office:value-type="float" office:value="100.77500000000001"/>
          <table:table-cell table:number-columns-repeated="16378"/>
        </table:table-row>
        <table:table-row>
          <table:table-cell table:number-columns-repeated="3"/>
          <table:table-cell office:value-type="float" office:value="19970211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210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2128"/>
          <table:table-cell office:value-type="float" office:value="0.995"/>
          <table:table-cell office:value-type="float" office:value="99.5"/>
          <table:table-cell table:number-columns-repeated="16378"/>
        </table:table-row>
        <table:table-row>
          <table:table-cell table:number-columns-repeated="3"/>
          <table:table-cell office:value-type="float" office:value="199703040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703003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19970302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703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3107"/>
          <table:table-cell office:value-type="float" office:value="1.0023"/>
          <table:table-cell office:value-type="float" office:value="100.23"/>
          <table:table-cell table:number-columns-repeated="16378"/>
        </table:table-row>
        <table:table-row>
          <table:table-cell table:number-columns-repeated="3"/>
          <table:table-cell office:value-type="float" office:value="19970313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3015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199703055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199703158"/>
          <table:table-cell office:value-type="float" office:value="1.0107999999999999"/>
          <table:table-cell office:value-type="float" office:value="101.08"/>
          <table:table-cell table:number-columns-repeated="16378"/>
        </table:table-row>
        <table:table-row>
          <table:table-cell table:number-columns-repeated="3"/>
          <table:table-cell office:value-type="float" office:value="199703007"/>
          <table:table-cell office:value-type="float" office:value="1.0398000000000001"/>
          <table:table-cell office:value-type="float" office:value="103.98"/>
          <table:table-cell table:number-columns-repeated="16378"/>
        </table:table-row>
        <table:table-row>
          <table:table-cell table:number-columns-repeated="3"/>
          <table:table-cell office:value-type="float" office:value="19970303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3108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19970316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407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403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04119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199704123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19970400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04003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19970401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04107"/>
          <table:table-cell office:value-type="float" office:value="1.0003"/>
          <table:table-cell office:value-type="float" office:value="100.03"/>
          <table:table-cell table:number-columns-repeated="16378"/>
        </table:table-row>
        <table:table-row>
          <table:table-cell table:number-columns-repeated="3"/>
          <table:table-cell office:value-type="float" office:value="199704158"/>
          <table:table-cell office:value-type="float" office:value="1.0166999999999999"/>
          <table:table-cell office:value-type="float" office:value="101.67"/>
          <table:table-cell table:number-columns-repeated="16378"/>
        </table:table-row>
        <table:table-row>
          <table:table-cell table:number-columns-repeated="3"/>
          <table:table-cell office:value-type="float" office:value="199704040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70410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70401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403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4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70400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704061"/>
          <table:table-cell office:value-type="float" office:value="1.0295000000000001"/>
          <table:table-cell office:value-type="float" office:value="102.95"/>
          <table:table-cell table:number-columns-repeated="16378"/>
        </table:table-row>
        <table:table-row>
          <table:table-cell table:number-columns-repeated="3"/>
          <table:table-cell office:value-type="float" office:value="199704063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19970406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704070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19970414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415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403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70404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704064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19970404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509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5002"/>
          <table:table-cell office:value-type="float" office:value="1.077"/>
          <table:table-cell office:value-type="float" office:value="107.7"/>
          <table:table-cell table:number-columns-repeated="16378"/>
        </table:table-row>
        <table:table-row>
          <table:table-cell table:number-columns-repeated="3"/>
          <table:table-cell office:value-type="float" office:value="199705054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19970507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5101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705109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705067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199705011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19970502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507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6005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199706024"/>
          <table:table-cell office:value-type="float" office:value="1.0437000000000001"/>
          <table:table-cell office:value-type="float" office:value="104.37"/>
          <table:table-cell table:number-columns-repeated="16378"/>
        </table:table-row>
        <table:table-row>
          <table:table-cell table:number-columns-repeated="3"/>
          <table:table-cell office:value-type="float" office:value="199706036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19970611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605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706019"/>
          <table:table-cell office:value-type="float" office:value="0.99549999999999994"/>
          <table:table-cell office:value-type="float" office:value="99.55"/>
          <table:table-cell table:number-columns-repeated="16378"/>
        </table:table-row>
        <table:table-row>
          <table:table-cell table:number-columns-repeated="3"/>
          <table:table-cell office:value-type="float" office:value="199707019"/>
          <table:table-cell office:value-type="float" office:value="0.99849999999999994"/>
          <table:table-cell office:value-type="float" office:value="99.85"/>
          <table:table-cell table:number-columns-repeated="16378"/>
        </table:table-row>
        <table:table-row>
          <table:table-cell table:number-columns-repeated="3"/>
          <table:table-cell office:value-type="float" office:value="19970705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715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7061"/>
          <table:table-cell office:value-type="float" office:value="1.0515000000000001"/>
          <table:table-cell office:value-type="float" office:value="105.15"/>
          <table:table-cell table:number-columns-repeated="16378"/>
        </table:table-row>
        <table:table-row>
          <table:table-cell table:number-columns-repeated="3"/>
          <table:table-cell office:value-type="float" office:value="199707005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19970709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7008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199707054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70706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803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8043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19970804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812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814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811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08010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199708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70806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08136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19970805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708012"/>
          <table:table-cell office:value-type="float" office:value="1.0629999999999999"/>
          <table:table-cell office:value-type="float" office:value="106.3"/>
          <table:table-cell table:number-columns-repeated="16378"/>
        </table:table-row>
        <table:table-row>
          <table:table-cell table:number-columns-repeated="3"/>
          <table:table-cell office:value-type="float" office:value="199708032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19970804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807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708111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708108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19970802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8162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19970910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09068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709003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199709004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199709002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199709015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70902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0904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09054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709055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199709101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199709109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199709119"/>
          <table:table-cell office:value-type="float" office:value="1.0415000000000001"/>
          <table:table-cell office:value-type="float" office:value="104.15"/>
          <table:table-cell table:number-columns-repeated="16378"/>
        </table:table-row>
        <table:table-row>
          <table:table-cell table:number-columns-repeated="3"/>
          <table:table-cell office:value-type="float" office:value="199709138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199709139"/>
          <table:table-cell office:value-type="float" office:value="1.081"/>
          <table:table-cell office:value-type="float" office:value="108.1"/>
          <table:table-cell table:number-columns-repeated="16378"/>
        </table:table-row>
        <table:table-row>
          <table:table-cell table:number-columns-repeated="3"/>
          <table:table-cell office:value-type="float" office:value="199709013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199709024"/>
          <table:table-cell office:value-type="float" office:value="1.0075000000000001"/>
          <table:table-cell office:value-type="float" office:value="100.75"/>
          <table:table-cell table:number-columns-repeated="16378"/>
        </table:table-row>
        <table:table-row>
          <table:table-cell table:number-columns-repeated="3"/>
          <table:table-cell office:value-type="float" office:value="1997090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907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914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916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916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9058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199709027"/>
          <table:table-cell office:value-type="float" office:value="1.0375000000000001"/>
          <table:table-cell office:value-type="float" office:value="103.75"/>
          <table:table-cell table:number-columns-repeated="16378"/>
        </table:table-row>
        <table:table-row>
          <table:table-cell table:number-columns-repeated="3"/>
          <table:table-cell office:value-type="float" office:value="19970909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9142"/>
          <table:table-cell office:value-type="float" office:value="1.0475000000000001"/>
          <table:table-cell office:value-type="float" office:value="104.75"/>
          <table:table-cell table:number-columns-repeated="16378"/>
        </table:table-row>
        <table:table-row>
          <table:table-cell table:number-columns-repeated="3"/>
          <table:table-cell office:value-type="float" office:value="19970910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09158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199710054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710066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19971002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10054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19971006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71004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10054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710108"/>
          <table:table-cell office:value-type="float" office:value="1.056"/>
          <table:table-cell office:value-type="float" office:value="105.6"/>
          <table:table-cell table:number-columns-repeated="16378"/>
        </table:table-row>
        <table:table-row>
          <table:table-cell table:number-columns-repeated="3"/>
          <table:table-cell office:value-type="float" office:value="199710007"/>
          <table:table-cell office:value-type="float" office:value="1.0016"/>
          <table:table-cell office:value-type="float" office:value="100.16"/>
          <table:table-cell table:number-columns-repeated="16378"/>
        </table:table-row>
        <table:table-row>
          <table:table-cell table:number-columns-repeated="3"/>
          <table:table-cell office:value-type="float" office:value="199710044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199710057"/>
          <table:table-cell office:value-type="float" office:value="1.0475000000000001"/>
          <table:table-cell office:value-type="float" office:value="104.75"/>
          <table:table-cell table:number-columns-repeated="16378"/>
        </table:table-row>
        <table:table-row>
          <table:table-cell table:number-columns-repeated="3"/>
          <table:table-cell office:value-type="float" office:value="19971104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71104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11055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19971114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1115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1115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1115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1101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1102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11039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711043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711054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71105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1110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11101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19971100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71114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12039"/>
          <table:table-cell office:value-type="float" office:value="1.0076000000000001"/>
          <table:table-cell office:value-type="float" office:value="100.76"/>
          <table:table-cell table:number-columns-repeated="16378"/>
        </table:table-row>
        <table:table-row>
          <table:table-cell table:number-columns-repeated="3"/>
          <table:table-cell office:value-type="float" office:value="199712055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199712054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1997121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12104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712054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712110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199712025"/>
          <table:table-cell office:value-type="float" office:value="1.036"/>
          <table:table-cell office:value-type="float" office:value="103.6"/>
          <table:table-cell table:number-columns-repeated="16378"/>
        </table:table-row>
        <table:table-row>
          <table:table-cell table:number-columns-repeated="3"/>
          <table:table-cell office:value-type="float" office:value="19971207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1209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12107"/>
          <table:table-cell office:value-type="float" office:value="1.0338000000000001"/>
          <table:table-cell office:value-type="float" office:value="103.38"/>
          <table:table-cell table:number-columns-repeated="16378"/>
        </table:table-row>
        <table:table-row>
          <table:table-cell table:number-columns-repeated="3"/>
          <table:table-cell office:value-type="float" office:value="19971204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71303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13067"/>
          <table:table-cell office:value-type="float" office:value="1.0388999999999999"/>
          <table:table-cell office:value-type="float" office:value="103.89"/>
          <table:table-cell table:number-columns-repeated="16378"/>
        </table:table-row>
        <table:table-row>
          <table:table-cell table:number-columns-repeated="3"/>
          <table:table-cell office:value-type="float" office:value="199713128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1300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713051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19971307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71311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713140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19971314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713111"/>
          <table:table-cell office:value-type="float" office:value="1.0475000000000001"/>
          <table:table-cell office:value-type="float" office:value="104.75"/>
          <table:table-cell table:number-columns-repeated="16378"/>
        </table:table-row>
        <table:table-row>
          <table:table-cell table:number-columns-repeated="3"/>
          <table:table-cell office:value-type="float" office:value="199713012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199713043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713139"/>
          <table:table-cell office:value-type="float" office:value="1.0125999999999999"/>
          <table:table-cell office:value-type="float" office:value="101.26"/>
          <table:table-cell table:number-columns-repeated="16378"/>
        </table:table-row>
        <table:table-row>
          <table:table-cell table:number-columns-repeated="3"/>
          <table:table-cell office:value-type="float" office:value="199802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802054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199803055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80304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3099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803004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199803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803007"/>
          <table:table-cell office:value-type="float" office:value="1.036"/>
          <table:table-cell office:value-type="float" office:value="103.6"/>
          <table:table-cell table:number-columns-repeated="16378"/>
        </table:table-row>
        <table:table-row>
          <table:table-cell table:number-columns-repeated="3"/>
          <table:table-cell office:value-type="float" office:value="199803139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19980407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0400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80401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80403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4040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199804071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80414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80401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80411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4005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804006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199804015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19980401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404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4061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804064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804070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199804141"/>
          <table:table-cell office:value-type="float" office:value="1.00004"/>
          <table:table-cell office:value-type="float" office:value="100.004"/>
          <table:table-cell table:number-columns-repeated="16378"/>
        </table:table-row>
        <table:table-row>
          <table:table-cell table:number-columns-repeated="3"/>
          <table:table-cell office:value-type="float" office:value="199804155"/>
          <table:table-cell office:value-type="float" office:value="1.00004"/>
          <table:table-cell office:value-type="float" office:value="100.004"/>
          <table:table-cell table:number-columns-repeated="16378"/>
        </table:table-row>
        <table:table-row>
          <table:table-cell table:number-columns-repeated="3"/>
          <table:table-cell office:value-type="float" office:value="199804157"/>
          <table:table-cell office:value-type="float" office:value="1.00004"/>
          <table:table-cell office:value-type="float" office:value="100.004"/>
          <table:table-cell table:number-columns-repeated="16378"/>
        </table:table-row>
        <table:table-row>
          <table:table-cell table:number-columns-repeated="3"/>
          <table:table-cell office:value-type="float" office:value="19980406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804158"/>
          <table:table-cell office:value-type="float" office:value="1.0268000000000002"/>
          <table:table-cell office:value-type="float" office:value="102.68"/>
          <table:table-cell table:number-columns-repeated="16378"/>
        </table:table-row>
        <table:table-row>
          <table:table-cell table:number-columns-repeated="3"/>
          <table:table-cell office:value-type="float" office:value="199805156"/>
          <table:table-cell office:value-type="float" office:value="1.00004"/>
          <table:table-cell office:value-type="float" office:value="100.004"/>
          <table:table-cell table:number-columns-repeated="16378"/>
        </table:table-row>
        <table:table-row>
          <table:table-cell table:number-columns-repeated="3"/>
          <table:table-cell office:value-type="float" office:value="19980504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05067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19980514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503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5004"/>
          <table:table-cell office:value-type="float" office:value="1.0075000000000001"/>
          <table:table-cell office:value-type="float" office:value="100.75"/>
          <table:table-cell table:number-columns-repeated="16378"/>
        </table:table-row>
        <table:table-row>
          <table:table-cell table:number-columns-repeated="3"/>
          <table:table-cell office:value-type="float" office:value="19980605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0610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616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6063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199806024"/>
          <table:table-cell office:value-type="float" office:value="1.0315000000000001"/>
          <table:table-cell office:value-type="float" office:value="103.15"/>
          <table:table-cell table:number-columns-repeated="16378"/>
        </table:table-row>
        <table:table-row>
          <table:table-cell table:number-columns-repeated="3"/>
          <table:table-cell office:value-type="float" office:value="199806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80609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603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606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610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80616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06054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199806054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199807003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19980707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703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0710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807025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80702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71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804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80810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804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80806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08062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199808107"/>
          <table:table-cell office:value-type="float" office:value="1.0379"/>
          <table:table-cell office:value-type="float" office:value="103.79"/>
          <table:table-cell table:number-columns-repeated="16378"/>
        </table:table-row>
        <table:table-row>
          <table:table-cell table:number-columns-repeated="3"/>
          <table:table-cell office:value-type="float" office:value="19980812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808110"/>
          <table:table-cell office:value-type="float" office:value="1.0015000000000001"/>
          <table:table-cell office:value-type="float" office:value="100.15"/>
          <table:table-cell table:number-columns-repeated="16378"/>
        </table:table-row>
        <table:table-row>
          <table:table-cell table:number-columns-repeated="3"/>
          <table:table-cell office:value-type="float" office:value="199808012"/>
          <table:table-cell office:value-type="float" office:value="1.0556000000000001"/>
          <table:table-cell office:value-type="float" office:value="105.56"/>
          <table:table-cell table:number-columns-repeated="16378"/>
        </table:table-row>
        <table:table-row>
          <table:table-cell table:number-columns-repeated="3"/>
          <table:table-cell office:value-type="float" office:value="199808007"/>
          <table:table-cell office:value-type="float" office:value="1.0012000000000001"/>
          <table:table-cell office:value-type="float" office:value="100.12"/>
          <table:table-cell table:number-columns-repeated="16378"/>
        </table:table-row>
        <table:table-row>
          <table:table-cell table:number-columns-repeated="3"/>
          <table:table-cell office:value-type="float" office:value="199808054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19980905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80900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80904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809119"/>
          <table:table-cell office:value-type="float" office:value="1.0345"/>
          <table:table-cell office:value-type="float" office:value="103.45"/>
          <table:table-cell table:number-columns-repeated="16378"/>
        </table:table-row>
        <table:table-row>
          <table:table-cell table:number-columns-repeated="3"/>
          <table:table-cell office:value-type="float" office:value="19980905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914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9070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19980915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9008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199809013"/>
          <table:table-cell office:value-type="float" office:value="1.0720000000000001"/>
          <table:table-cell office:value-type="float" office:value="107.2"/>
          <table:table-cell table:number-columns-repeated="16378"/>
        </table:table-row>
        <table:table-row>
          <table:table-cell table:number-columns-repeated="3"/>
          <table:table-cell office:value-type="float" office:value="199809027"/>
          <table:table-cell office:value-type="float" office:value="1.0425"/>
          <table:table-cell office:value-type="float" office:value="104.25"/>
          <table:table-cell table:number-columns-repeated="16378"/>
        </table:table-row>
        <table:table-row>
          <table:table-cell table:number-columns-repeated="3"/>
          <table:table-cell office:value-type="float" office:value="19980909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091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904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09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80909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09139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19981000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810032"/>
          <table:table-cell office:value-type="float" office:value="1.0425"/>
          <table:table-cell office:value-type="float" office:value="104.25"/>
          <table:table-cell table:number-columns-repeated="16378"/>
        </table:table-row>
        <table:table-row>
          <table:table-cell table:number-columns-repeated="3"/>
          <table:table-cell office:value-type="float" office:value="199810054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81006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8100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10061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19981013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11044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81104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811043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81106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811019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19981102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11056"/>
          <table:table-cell office:value-type="float" office:value="1.0427999999999999"/>
          <table:table-cell office:value-type="float" office:value="104.28"/>
          <table:table-cell table:number-columns-repeated="16378"/>
        </table:table-row>
        <table:table-row>
          <table:table-cell table:number-columns-repeated="3"/>
          <table:table-cell office:value-type="float" office:value="199811100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199811054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81114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1110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11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11042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811054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199811158"/>
          <table:table-cell office:value-type="float" office:value="1.0168999999999999"/>
          <table:table-cell office:value-type="float" office:value="101.69"/>
          <table:table-cell table:number-columns-repeated="16378"/>
        </table:table-row>
        <table:table-row>
          <table:table-cell table:number-columns-repeated="3"/>
          <table:table-cell office:value-type="float" office:value="199812063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199812048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199812054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199812141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199812155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199812156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199812157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19981211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12010"/>
          <table:table-cell office:value-type="float" office:value="1.0537999999999998"/>
          <table:table-cell office:value-type="float" office:value="105.38"/>
          <table:table-cell table:number-columns-repeated="16378"/>
        </table:table-row>
        <table:table-row>
          <table:table-cell table:number-columns-repeated="3"/>
          <table:table-cell office:value-type="float" office:value="199812025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199813060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19981306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813001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19981306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1311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13140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19981314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813158"/>
          <table:table-cell office:value-type="float" office:value="1.0054000000000001"/>
          <table:table-cell office:value-type="float" office:value="100.54"/>
          <table:table-cell table:number-columns-repeated="16378"/>
        </table:table-row>
        <table:table-row>
          <table:table-cell table:number-columns-repeated="3"/>
          <table:table-cell office:value-type="float" office:value="19981302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1303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813107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199813110"/>
          <table:table-cell office:value-type="float" office:value="0.99750000000000005"/>
          <table:table-cell office:value-type="float" office:value="99.75"/>
          <table:table-cell table:number-columns-repeated="16378"/>
        </table:table-row>
        <table:table-row>
          <table:table-cell table:number-columns-repeated="3"/>
          <table:table-cell office:value-type="float" office:value="19981314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813106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199813003"/>
          <table:table-cell office:value-type="float" office:value="1.0018"/>
          <table:table-cell office:value-type="float" office:value="100.18"/>
          <table:table-cell table:number-columns-repeated="16378"/>
        </table:table-row>
        <table:table-row>
          <table:table-cell table:number-columns-repeated="3"/>
          <table:table-cell office:value-type="float" office:value="199813012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19981303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81305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813070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199902111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19990216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19990216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216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20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02101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19990203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02071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19990216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3158"/>
          <table:table-cell office:value-type="float" office:value="1.0155000000000001"/>
          <table:table-cell office:value-type="float" office:value="101.55"/>
          <table:table-cell table:number-columns-repeated="16378"/>
        </table:table-row>
        <table:table-row>
          <table:table-cell table:number-columns-repeated="3"/>
          <table:table-cell office:value-type="float" office:value="19990304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903095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1999031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31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304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3007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19990301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303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304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903046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19990416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904005"/>
          <table:table-cell office:value-type="float" office:value="1.0590000000000002"/>
          <table:table-cell office:value-type="float" office:value="105.9"/>
          <table:table-cell table:number-columns-repeated="16378"/>
        </table:table-row>
        <table:table-row>
          <table:table-cell table:number-columns-repeated="3"/>
          <table:table-cell office:value-type="float" office:value="19990400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04004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90401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04032"/>
          <table:table-cell office:value-type="float" office:value="1.0190000000000001"/>
          <table:table-cell office:value-type="float" office:value="101.9"/>
          <table:table-cell table:number-columns-repeated="16378"/>
        </table:table-row>
        <table:table-row>
          <table:table-cell table:number-columns-repeated="3"/>
          <table:table-cell office:value-type="float" office:value="199904048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199904068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90407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4141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199904155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199904156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199904157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19990415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404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904061"/>
          <table:table-cell office:value-type="float" office:value="1.0720000000000001"/>
          <table:table-cell office:value-type="float" office:value="107.2"/>
          <table:table-cell table:number-columns-repeated="16378"/>
        </table:table-row>
        <table:table-row>
          <table:table-cell table:number-columns-repeated="3"/>
          <table:table-cell office:value-type="float" office:value="19990400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04060"/>
          <table:table-cell office:value-type="float" office:value="1.0127200000000001"/>
          <table:table-cell office:value-type="float" office:value="101.27200000000001"/>
          <table:table-cell table:number-columns-repeated="16378"/>
        </table:table-row>
        <table:table-row>
          <table:table-cell table:number-columns-repeated="3"/>
          <table:table-cell office:value-type="float" office:value="19990409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0401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41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5008"/>
          <table:table-cell office:value-type="float" office:value="1.0501"/>
          <table:table-cell office:value-type="float" office:value="105.01"/>
          <table:table-cell table:number-columns-repeated="16378"/>
        </table:table-row>
        <table:table-row>
          <table:table-cell table:number-columns-repeated="3"/>
          <table:table-cell office:value-type="float" office:value="199905058"/>
          <table:table-cell office:value-type="float" office:value="1.0026000000000002"/>
          <table:table-cell office:value-type="float" office:value="100.26"/>
          <table:table-cell table:number-columns-repeated="16378"/>
        </table:table-row>
        <table:table-row>
          <table:table-cell table:number-columns-repeated="3"/>
          <table:table-cell office:value-type="float" office:value="19990503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5024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199905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90507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905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90502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905025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05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5040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199905108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0510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609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906111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90605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606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90613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90604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90603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704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907048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19990714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90715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90715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90715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90713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90804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90811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08062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908012"/>
          <table:table-cell office:value-type="float" office:value="1.0509999999999999"/>
          <table:table-cell office:value-type="float" office:value="105.1"/>
          <table:table-cell table:number-columns-repeated="16378"/>
        </table:table-row>
        <table:table-row>
          <table:table-cell table:number-columns-repeated="3"/>
          <table:table-cell office:value-type="float" office:value="19990802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8032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19990804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8067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19990813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908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0809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09010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19990905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0905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09068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09027"/>
          <table:table-cell office:value-type="float" office:value="1.0379"/>
          <table:table-cell office:value-type="float" office:value="103.79"/>
          <table:table-cell table:number-columns-repeated="16378"/>
        </table:table-row>
        <table:table-row>
          <table:table-cell table:number-columns-repeated="3"/>
          <table:table-cell office:value-type="float" office:value="199909072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90907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09055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199909142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199909170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199910031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19991010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10013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19991012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10161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10168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10096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19991002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1110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1104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1113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19991101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11010"/>
          <table:table-cell office:value-type="float" office:value="1.0011000000000001"/>
          <table:table-cell office:value-type="float" office:value="100.11"/>
          <table:table-cell table:number-columns-repeated="16378"/>
        </table:table-row>
        <table:table-row>
          <table:table-cell table:number-columns-repeated="3"/>
          <table:table-cell office:value-type="float" office:value="19991101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1110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11056"/>
          <table:table-cell office:value-type="float" office:value="1.0421"/>
          <table:table-cell office:value-type="float" office:value="104.21"/>
          <table:table-cell table:number-columns-repeated="16378"/>
        </table:table-row>
        <table:table-row>
          <table:table-cell table:number-columns-repeated="3"/>
          <table:table-cell office:value-type="float" office:value="19991110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1113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91109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12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199912025"/>
          <table:table-cell office:value-type="float" office:value="1.0275000000000001"/>
          <table:table-cell office:value-type="float" office:value="102.75"/>
          <table:table-cell table:number-columns-repeated="16378"/>
        </table:table-row>
        <table:table-row>
          <table:table-cell table:number-columns-repeated="3"/>
          <table:table-cell office:value-type="float" office:value="19991206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19991203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12023"/>
          <table:table-cell office:value-type="float" office:value="0.98"/>
          <table:table-cell office:value-type="float" office:value="98"/>
          <table:table-cell table:number-columns-repeated="16378"/>
        </table:table-row>
        <table:table-row>
          <table:table-cell table:number-columns-repeated="3"/>
          <table:table-cell office:value-type="float" office:value="199912038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91206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19991306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91307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199913169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199913001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199913031"/>
          <table:table-cell office:value-type="float" office:value="1.0680000000000001"/>
          <table:table-cell office:value-type="float" office:value="106.8"/>
          <table:table-cell table:number-columns-repeated="16378"/>
        </table:table-row>
        <table:table-row>
          <table:table-cell table:number-columns-repeated="3"/>
          <table:table-cell office:value-type="float" office:value="199913048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19991307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199913140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199913141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19991314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199913155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199913156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199913157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199913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199913043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199913058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002003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000201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203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2158"/>
          <table:table-cell office:value-type="float" office:value="1.0266999999999999"/>
          <table:table-cell office:value-type="float" office:value="102.67"/>
          <table:table-cell table:number-columns-repeated="16378"/>
        </table:table-row>
        <table:table-row>
          <table:table-cell table:number-columns-repeated="3"/>
          <table:table-cell office:value-type="float" office:value="200002062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002024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000216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216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214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214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3004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00313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310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311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3046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003055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003119"/>
          <table:table-cell office:value-type="float" office:value="1.0669999999999999"/>
          <table:table-cell office:value-type="float" office:value="106.7"/>
          <table:table-cell table:number-columns-repeated="16378"/>
        </table:table-row>
        <table:table-row>
          <table:table-cell table:number-columns-repeated="3"/>
          <table:table-cell office:value-type="float" office:value="200003142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00030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3008"/>
          <table:table-cell office:value-type="float" office:value="1.0710999999999999"/>
          <table:table-cell office:value-type="float" office:value="107.11"/>
          <table:table-cell table:number-columns-repeated="16378"/>
        </table:table-row>
        <table:table-row>
          <table:table-cell table:number-columns-repeated="3"/>
          <table:table-cell office:value-type="float" office:value="20000305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316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304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3002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0003003"/>
          <table:table-cell office:value-type="float" office:value="0.98799999999999999"/>
          <table:table-cell office:value-type="float" office:value="98.8"/>
          <table:table-cell table:number-columns-repeated="16378"/>
        </table:table-row>
        <table:table-row>
          <table:table-cell table:number-columns-repeated="3"/>
          <table:table-cell office:value-type="float" office:value="200003032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00304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30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3109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00304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03111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0003005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200003045"/>
          <table:table-cell office:value-type="float" office:value="0.9998999999999999"/>
          <table:table-cell office:value-type="float" office:value="99.99"/>
          <table:table-cell table:number-columns-repeated="16378"/>
        </table:table-row>
        <table:table-row>
          <table:table-cell table:number-columns-repeated="3"/>
          <table:table-cell office:value-type="float" office:value="2000041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41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401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4068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004158"/>
          <table:table-cell office:value-type="float" office:value="1.0112000000000001"/>
          <table:table-cell office:value-type="float" office:value="101.12"/>
          <table:table-cell table:number-columns-repeated="16378"/>
        </table:table-row>
        <table:table-row>
          <table:table-cell table:number-columns-repeated="3"/>
          <table:table-cell office:value-type="float" office:value="20000401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0404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400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0401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4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4166"/>
          <table:table-cell office:value-type="float" office:value="1.0232999999999999"/>
          <table:table-cell office:value-type="float" office:value="102.33"/>
          <table:table-cell table:number-columns-repeated="16378"/>
        </table:table-row>
        <table:table-row>
          <table:table-cell table:number-columns-repeated="3"/>
          <table:table-cell office:value-type="float" office:value="200004108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0401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04061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000407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403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05003"/>
          <table:table-cell office:value-type="float" office:value="1.0044999999999999"/>
          <table:table-cell office:value-type="float" office:value="100.45"/>
          <table:table-cell table:number-columns-repeated="16378"/>
        </table:table-row>
        <table:table-row>
          <table:table-cell table:number-columns-repeated="3"/>
          <table:table-cell office:value-type="float" office:value="200005025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000501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0506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507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5010"/>
          <table:table-cell office:value-type="float" office:value="1.0066999999999999"/>
          <table:table-cell office:value-type="float" office:value="100.67"/>
          <table:table-cell table:number-columns-repeated="16378"/>
        </table:table-row>
        <table:table-row>
          <table:table-cell table:number-columns-repeated="3"/>
          <table:table-cell office:value-type="float" office:value="200005060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005136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000503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5043"/>
          <table:table-cell office:value-type="float" office:value="1.0190000000000001"/>
          <table:table-cell office:value-type="float" office:value="101.9"/>
          <table:table-cell table:number-columns-repeated="16378"/>
        </table:table-row>
        <table:table-row>
          <table:table-cell table:number-columns-repeated="3"/>
          <table:table-cell office:value-type="float" office:value="20000512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006024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006053"/>
          <table:table-cell office:value-type="float" office:value="1.0383"/>
          <table:table-cell office:value-type="float" office:value="103.83"/>
          <table:table-cell table:number-columns-repeated="16378"/>
        </table:table-row>
        <table:table-row>
          <table:table-cell table:number-columns-repeated="3"/>
          <table:table-cell office:value-type="float" office:value="200006005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00605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006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006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00609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610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611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00604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604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06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7158"/>
          <table:table-cell office:value-type="float" office:value="0.99659999999999993"/>
          <table:table-cell office:value-type="float" office:value="99.66"/>
          <table:table-cell table:number-columns-repeated="16378"/>
        </table:table-row>
        <table:table-row>
          <table:table-cell table:number-columns-repeated="3"/>
          <table:table-cell office:value-type="float" office:value="200007003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00702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705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007158"/>
          <table:table-cell office:value-type="float" office:value="1.0079"/>
          <table:table-cell office:value-type="float" office:value="100.79"/>
          <table:table-cell table:number-columns-repeated="16378"/>
        </table:table-row>
        <table:table-row>
          <table:table-cell table:number-columns-repeated="3"/>
          <table:table-cell office:value-type="float" office:value="20000706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703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00707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707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7141"/>
          <table:table-cell office:value-type="float" office:value="1.0014000000000001"/>
          <table:table-cell office:value-type="float" office:value="100.14"/>
          <table:table-cell table:number-columns-repeated="16378"/>
        </table:table-row>
        <table:table-row>
          <table:table-cell table:number-columns-repeated="3"/>
          <table:table-cell office:value-type="float" office:value="200007155"/>
          <table:table-cell office:value-type="float" office:value="1.0014000000000001"/>
          <table:table-cell office:value-type="float" office:value="100.14"/>
          <table:table-cell table:number-columns-repeated="16378"/>
        </table:table-row>
        <table:table-row>
          <table:table-cell table:number-columns-repeated="3"/>
          <table:table-cell office:value-type="float" office:value="200007157"/>
          <table:table-cell office:value-type="float" office:value="1.0014000000000001"/>
          <table:table-cell office:value-type="float" office:value="100.14"/>
          <table:table-cell table:number-columns-repeated="16378"/>
        </table:table-row>
        <table:table-row>
          <table:table-cell table:number-columns-repeated="3"/>
          <table:table-cell office:value-type="float" office:value="200007171"/>
          <table:table-cell office:value-type="float" office:value="1.0014000000000001"/>
          <table:table-cell office:value-type="float" office:value="100.14"/>
          <table:table-cell table:number-columns-repeated="16378"/>
        </table:table-row>
        <table:table-row>
          <table:table-cell table:number-columns-repeated="3"/>
          <table:table-cell office:value-type="float" office:value="200007106"/>
          <table:table-cell office:value-type="float" office:value="0.98"/>
          <table:table-cell office:value-type="float" office:value="98"/>
          <table:table-cell table:number-columns-repeated="16378"/>
        </table:table-row>
        <table:table-row>
          <table:table-cell table:number-columns-repeated="3"/>
          <table:table-cell office:value-type="float" office:value="200007118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0008127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0008166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000801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809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09057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009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9046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000905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0900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00902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0905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0914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009142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000914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009048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0914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09155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0915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0917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09007"/>
          <table:table-cell office:value-type="float" office:value="1.0079"/>
          <table:table-cell office:value-type="float" office:value="100.79"/>
          <table:table-cell table:number-columns-repeated="16378"/>
        </table:table-row>
        <table:table-row>
          <table:table-cell table:number-columns-repeated="3"/>
          <table:table-cell office:value-type="float" office:value="20000914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091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1016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10168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01009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010056"/>
          <table:table-cell office:value-type="float" office:value="1.0356000000000001"/>
          <table:table-cell office:value-type="float" office:value="103.56"/>
          <table:table-cell table:number-columns-repeated="16378"/>
        </table:table-row>
        <table:table-row>
          <table:table-cell table:number-columns-repeated="3"/>
          <table:table-cell office:value-type="float" office:value="200010060"/>
          <table:table-cell office:value-type="float" office:value="1.0569999999999999"/>
          <table:table-cell office:value-type="float" office:value="105.7"/>
          <table:table-cell table:number-columns-repeated="16378"/>
        </table:table-row>
        <table:table-row>
          <table:table-cell table:number-columns-repeated="3"/>
          <table:table-cell office:value-type="float" office:value="200010100"/>
          <table:table-cell office:value-type="float" office:value="1.0356000000000001"/>
          <table:table-cell office:value-type="float" office:value="103.56"/>
          <table:table-cell table:number-columns-repeated="16378"/>
        </table:table-row>
        <table:table-row>
          <table:table-cell table:number-columns-repeated="3"/>
          <table:table-cell office:value-type="float" office:value="200010008"/>
          <table:table-cell office:value-type="float" office:value="1.0044999999999999"/>
          <table:table-cell office:value-type="float" office:value="100.45"/>
          <table:table-cell table:number-columns-repeated="16378"/>
        </table:table-row>
        <table:table-row>
          <table:table-cell table:number-columns-repeated="3"/>
          <table:table-cell office:value-type="float" office:value="20001004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1003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01002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10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10110"/>
          <table:table-cell office:value-type="float" office:value="1.0075000000000001"/>
          <table:table-cell office:value-type="float" office:value="100.75"/>
          <table:table-cell table:number-columns-repeated="16378"/>
        </table:table-row>
        <table:table-row>
          <table:table-cell table:number-columns-repeated="3"/>
          <table:table-cell office:value-type="float" office:value="20001004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1101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11158"/>
          <table:table-cell office:value-type="float" office:value="1.0163"/>
          <table:table-cell office:value-type="float" office:value="101.63"/>
          <table:table-cell table:number-columns-repeated="16378"/>
        </table:table-row>
        <table:table-row>
          <table:table-cell table:number-columns-repeated="3"/>
          <table:table-cell office:value-type="float" office:value="200011124"/>
          <table:table-cell office:value-type="float" office:value="1.0759999999999998"/>
          <table:table-cell office:value-type="float" office:value="107.6"/>
          <table:table-cell table:number-columns-repeated="16378"/>
        </table:table-row>
        <table:table-row>
          <table:table-cell table:number-columns-repeated="3"/>
          <table:table-cell office:value-type="float" office:value="200011006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001101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1101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1104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11061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01106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01103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1104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11005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0011008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20001102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1103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1106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011073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011027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001114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11155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011157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01105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11106"/>
          <table:table-cell office:value-type="float" office:value="1.0293999999999999"/>
          <table:table-cell office:value-type="float" office:value="102.94"/>
          <table:table-cell table:number-columns-repeated="16378"/>
        </table:table-row>
        <table:table-row>
          <table:table-cell table:number-columns-repeated="3"/>
          <table:table-cell office:value-type="float" office:value="200011107"/>
          <table:table-cell office:value-type="float" office:value="1.0183"/>
          <table:table-cell office:value-type="float" office:value="101.83"/>
          <table:table-cell table:number-columns-repeated="16378"/>
        </table:table-row>
        <table:table-row>
          <table:table-cell table:number-columns-repeated="3"/>
          <table:table-cell office:value-type="float" office:value="200012036"/>
          <table:table-cell office:value-type="float" office:value="1.0204"/>
          <table:table-cell office:value-type="float" office:value="102.04"/>
          <table:table-cell table:number-columns-repeated="16378"/>
        </table:table-row>
        <table:table-row>
          <table:table-cell table:number-columns-repeated="3"/>
          <table:table-cell office:value-type="float" office:value="20001207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1201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12024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012043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012136"/>
          <table:table-cell office:value-type="float" office:value="1.0321"/>
          <table:table-cell office:value-type="float" office:value="103.21"/>
          <table:table-cell table:number-columns-repeated="16378"/>
        </table:table-row>
        <table:table-row>
          <table:table-cell table:number-columns-repeated="3"/>
          <table:table-cell office:value-type="float" office:value="200012025"/>
          <table:table-cell office:value-type="float" office:value="1.0537999999999998"/>
          <table:table-cell office:value-type="float" office:value="105.38"/>
          <table:table-cell table:number-columns-repeated="16378"/>
        </table:table-row>
        <table:table-row>
          <table:table-cell table:number-columns-repeated="3"/>
          <table:table-cell office:value-type="float" office:value="200012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1210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01306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01310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13169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01310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013054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013001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20001303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013062"/>
          <table:table-cell office:value-type="float" office:value="1.0580000000000001"/>
          <table:table-cell office:value-type="float" office:value="105.8"/>
          <table:table-cell table:number-columns-repeated="16378"/>
        </table:table-row>
        <table:table-row>
          <table:table-cell table:number-columns-repeated="3"/>
          <table:table-cell office:value-type="float" office:value="20001309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013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102158"/>
          <table:table-cell office:value-type="float" office:value="1.0221"/>
          <table:table-cell office:value-type="float" office:value="102.21"/>
          <table:table-cell table:number-columns-repeated="16378"/>
        </table:table-row>
        <table:table-row>
          <table:table-cell table:number-columns-repeated="3"/>
          <table:table-cell office:value-type="float" office:value="200102051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102119"/>
          <table:table-cell office:value-type="float" office:value="1.0667"/>
          <table:table-cell office:value-type="float" office:value="106.67"/>
          <table:table-cell table:number-columns-repeated="16378"/>
        </table:table-row>
        <table:table-row>
          <table:table-cell table:number-columns-repeated="3"/>
          <table:table-cell office:value-type="float" office:value="200102058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200102012"/>
          <table:table-cell office:value-type="float" office:value="1.0046999999999999"/>
          <table:table-cell office:value-type="float" office:value="100.47"/>
          <table:table-cell table:number-columns-repeated="16378"/>
        </table:table-row>
        <table:table-row>
          <table:table-cell table:number-columns-repeated="3"/>
          <table:table-cell office:value-type="float" office:value="200103063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103003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010304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3118"/>
          <table:table-cell office:value-type="float" office:value="1.0686"/>
          <table:table-cell office:value-type="float" office:value="106.86"/>
          <table:table-cell table:number-columns-repeated="16378"/>
        </table:table-row>
        <table:table-row>
          <table:table-cell table:number-columns-repeated="3"/>
          <table:table-cell office:value-type="float" office:value="200103004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10300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03138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103139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103166"/>
          <table:table-cell office:value-type="float" office:value="1.0632999999999999"/>
          <table:table-cell office:value-type="float" office:value="106.33"/>
          <table:table-cell table:number-columns-repeated="16378"/>
        </table:table-row>
        <table:table-row>
          <table:table-cell table:number-columns-repeated="3"/>
          <table:table-cell office:value-type="float" office:value="2001041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4003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20010401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0401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10402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4025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0104054"/>
          <table:table-cell office:value-type="float" office:value="1.0125"/>
          <table:table-cell office:value-type="float" office:value="101.25"/>
          <table:table-cell table:number-columns-repeated="16378"/>
        </table:table-row>
        <table:table-row>
          <table:table-cell table:number-columns-repeated="3"/>
          <table:table-cell office:value-type="float" office:value="200104099"/>
          <table:table-cell office:value-type="float" office:value="1.0125"/>
          <table:table-cell office:value-type="float" office:value="101.25"/>
          <table:table-cell table:number-columns-repeated="16378"/>
        </table:table-row>
        <table:table-row>
          <table:table-cell table:number-columns-repeated="3"/>
          <table:table-cell office:value-type="float" office:value="200104158"/>
          <table:table-cell office:value-type="float" office:value="1.0126999999999999"/>
          <table:table-cell office:value-type="float" office:value="101.27"/>
          <table:table-cell table:number-columns-repeated="16378"/>
        </table:table-row>
        <table:table-row>
          <table:table-cell table:number-columns-repeated="3"/>
          <table:table-cell office:value-type="float" office:value="20010403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104038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10407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504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5049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105104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105106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105056"/>
          <table:table-cell office:value-type="float" office:value="0.98"/>
          <table:table-cell office:value-type="float" office:value="98"/>
          <table:table-cell table:number-columns-repeated="16378"/>
        </table:table-row>
        <table:table-row>
          <table:table-cell table:number-columns-repeated="3"/>
          <table:table-cell office:value-type="float" office:value="20010505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5068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0105095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010503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6001"/>
          <table:table-cell office:value-type="float" office:value="0.97699999999999998"/>
          <table:table-cell office:value-type="float" office:value="97.7"/>
          <table:table-cell table:number-columns-repeated="16378"/>
        </table:table-row>
        <table:table-row>
          <table:table-cell table:number-columns-repeated="3"/>
          <table:table-cell office:value-type="float" office:value="2001060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6055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010606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6142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010609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10607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106028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10709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107118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0107012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107023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107011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0107054"/>
          <table:table-cell office:value-type="float" office:value="1.0125"/>
          <table:table-cell office:value-type="float" office:value="101.25"/>
          <table:table-cell table:number-columns-repeated="16378"/>
        </table:table-row>
        <table:table-row>
          <table:table-cell table:number-columns-repeated="3"/>
          <table:table-cell office:value-type="float" office:value="200107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107158"/>
          <table:table-cell office:value-type="float" office:value="1.0138"/>
          <table:table-cell office:value-type="float" office:value="101.38"/>
          <table:table-cell table:number-columns-repeated="16378"/>
        </table:table-row>
        <table:table-row>
          <table:table-cell table:number-columns-repeated="3"/>
          <table:table-cell office:value-type="float" office:value="200107005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107068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10804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10806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0802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108127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01081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8161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108168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108002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108007"/>
          <table:table-cell office:value-type="float" office:value="1.0012999999999999"/>
          <table:table-cell office:value-type="float" office:value="100.13"/>
          <table:table-cell table:number-columns-repeated="16378"/>
        </table:table-row>
        <table:table-row>
          <table:table-cell table:number-columns-repeated="3"/>
          <table:table-cell office:value-type="float" office:value="200108109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10814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10814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10800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10801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108056"/>
          <table:table-cell office:value-type="float" office:value="1.0434000000000001"/>
          <table:table-cell office:value-type="float" office:value="104.34"/>
          <table:table-cell table:number-columns-repeated="16378"/>
        </table:table-row>
        <table:table-row>
          <table:table-cell table:number-columns-repeated="3"/>
          <table:table-cell office:value-type="float" office:value="200108100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010804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10806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10811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09005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010914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904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09107"/>
          <table:table-cell office:value-type="float" office:value="1.0125999999999999"/>
          <table:table-cell office:value-type="float" office:value="101.26"/>
          <table:table-cell table:number-columns-repeated="16378"/>
        </table:table-row>
        <table:table-row>
          <table:table-cell table:number-columns-repeated="3"/>
          <table:table-cell office:value-type="float" office:value="200109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09008"/>
          <table:table-cell office:value-type="float" office:value="1.0595999999999999"/>
          <table:table-cell office:value-type="float" office:value="105.96"/>
          <table:table-cell table:number-columns-repeated="16378"/>
        </table:table-row>
        <table:table-row>
          <table:table-cell table:number-columns-repeated="3"/>
          <table:table-cell office:value-type="float" office:value="200109003"/>
          <table:table-cell office:value-type="float" office:value="1.0085"/>
          <table:table-cell office:value-type="float" office:value="100.85"/>
          <table:table-cell table:number-columns-repeated="16378"/>
        </table:table-row>
        <table:table-row>
          <table:table-cell table:number-columns-repeated="3"/>
          <table:table-cell office:value-type="float" office:value="200109013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109027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010906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109048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0109141"/>
          <table:table-cell office:value-type="float" office:value="1.0431999999999999"/>
          <table:table-cell office:value-type="float" office:value="104.32"/>
          <table:table-cell table:number-columns-repeated="16378"/>
        </table:table-row>
        <table:table-row>
          <table:table-cell table:number-columns-repeated="3"/>
          <table:table-cell office:value-type="float" office:value="200109155"/>
          <table:table-cell office:value-type="float" office:value="1.0431999999999999"/>
          <table:table-cell office:value-type="float" office:value="104.32"/>
          <table:table-cell table:number-columns-repeated="16378"/>
        </table:table-row>
        <table:table-row>
          <table:table-cell table:number-columns-repeated="3"/>
          <table:table-cell office:value-type="float" office:value="200109157"/>
          <table:table-cell office:value-type="float" office:value="1.0431999999999999"/>
          <table:table-cell office:value-type="float" office:value="104.32"/>
          <table:table-cell table:number-columns-repeated="16378"/>
        </table:table-row>
        <table:table-row>
          <table:table-cell table:number-columns-repeated="3"/>
          <table:table-cell office:value-type="float" office:value="200109171"/>
          <table:table-cell office:value-type="float" office:value="1.0431999999999999"/>
          <table:table-cell office:value-type="float" office:value="104.32"/>
          <table:table-cell table:number-columns-repeated="16378"/>
        </table:table-row>
        <table:table-row>
          <table:table-cell table:number-columns-repeated="3"/>
          <table:table-cell office:value-type="float" office:value="200109136"/>
          <table:table-cell office:value-type="float" office:value="1.0819000000000001"/>
          <table:table-cell office:value-type="float" office:value="108.19"/>
          <table:table-cell table:number-columns-repeated="16378"/>
        </table:table-row>
        <table:table-row>
          <table:table-cell table:number-columns-repeated="3"/>
          <table:table-cell office:value-type="float" office:value="200109142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0109108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110119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2001101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101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10001"/>
          <table:table-cell office:value-type="float" office:value="0.997"/>
          <table:table-cell office:value-type="float" office:value="99.7"/>
          <table:table-cell table:number-columns-repeated="16378"/>
        </table:table-row>
        <table:table-row>
          <table:table-cell table:number-columns-repeated="3"/>
          <table:table-cell office:value-type="float" office:value="200110055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110004"/>
          <table:table-cell office:value-type="float" office:value="1.0512000000000001"/>
          <table:table-cell office:value-type="float" office:value="105.12"/>
          <table:table-cell table:number-columns-repeated="16378"/>
        </table:table-row>
        <table:table-row>
          <table:table-cell table:number-columns-repeated="3"/>
          <table:table-cell office:value-type="float" office:value="200110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110106"/>
          <table:table-cell office:value-type="float" office:value="1.0168000000000001"/>
          <table:table-cell office:value-type="float" office:value="101.68"/>
          <table:table-cell table:number-columns-repeated="16378"/>
        </table:table-row>
        <table:table-row>
          <table:table-cell table:number-columns-repeated="3"/>
          <table:table-cell office:value-type="float" office:value="20011104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11003"/>
          <table:table-cell office:value-type="float" office:value="1.0068999999999999"/>
          <table:table-cell office:value-type="float" office:value="100.69"/>
          <table:table-cell table:number-columns-repeated="16378"/>
        </table:table-row>
        <table:table-row>
          <table:table-cell table:number-columns-repeated="3"/>
          <table:table-cell office:value-type="float" office:value="200111017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11104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111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11124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11116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11033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111048"/>
          <table:table-cell office:value-type="float" office:value="1.0042"/>
          <table:table-cell office:value-type="float" office:value="100.42"/>
          <table:table-cell table:number-columns-repeated="16378"/>
        </table:table-row>
        <table:table-row>
          <table:table-cell table:number-columns-repeated="3"/>
          <table:table-cell office:value-type="float" office:value="20011105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111072"/>
          <table:table-cell office:value-type="float" office:value="1.0759999999999998"/>
          <table:table-cell office:value-type="float" office:value="107.6"/>
          <table:table-cell table:number-columns-repeated="16378"/>
        </table:table-row>
        <table:table-row>
          <table:table-cell table:number-columns-repeated="3"/>
          <table:table-cell office:value-type="float" office:value="20011109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111141"/>
          <table:table-cell office:value-type="float" office:value="1.0042"/>
          <table:table-cell office:value-type="float" office:value="100.42"/>
          <table:table-cell table:number-columns-repeated="16378"/>
        </table:table-row>
        <table:table-row>
          <table:table-cell table:number-columns-repeated="3"/>
          <table:table-cell office:value-type="float" office:value="200111155"/>
          <table:table-cell office:value-type="float" office:value="1.0042"/>
          <table:table-cell office:value-type="float" office:value="100.42"/>
          <table:table-cell table:number-columns-repeated="16378"/>
        </table:table-row>
        <table:table-row>
          <table:table-cell table:number-columns-repeated="3"/>
          <table:table-cell office:value-type="float" office:value="200111157"/>
          <table:table-cell office:value-type="float" office:value="1.0042"/>
          <table:table-cell office:value-type="float" office:value="100.42"/>
          <table:table-cell table:number-columns-repeated="16378"/>
        </table:table-row>
        <table:table-row>
          <table:table-cell table:number-columns-repeated="3"/>
          <table:table-cell office:value-type="float" office:value="200111171"/>
          <table:table-cell office:value-type="float" office:value="1.0042"/>
          <table:table-cell office:value-type="float" office:value="100.42"/>
          <table:table-cell table:number-columns-repeated="16378"/>
        </table:table-row>
        <table:table-row>
          <table:table-cell table:number-columns-repeated="3"/>
          <table:table-cell office:value-type="float" office:value="20011111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1201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12055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0112005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112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112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112025"/>
          <table:table-cell office:value-type="float" office:value="1.0334999999999999"/>
          <table:table-cell office:value-type="float" office:value="103.35"/>
          <table:table-cell table:number-columns-repeated="16378"/>
        </table:table-row>
        <table:table-row>
          <table:table-cell table:number-columns-repeated="3"/>
          <table:table-cell office:value-type="float" office:value="20011202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11207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12142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112107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011202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11217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11204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13067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0113096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11311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11316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13001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011304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11307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113073"/>
          <table:table-cell office:value-type="float" office:value="1.0475000000000001"/>
          <table:table-cell office:value-type="float" office:value="104.75"/>
          <table:table-cell table:number-columns-repeated="16378"/>
        </table:table-row>
        <table:table-row>
          <table:table-cell table:number-columns-repeated="3"/>
          <table:table-cell office:value-type="float" office:value="200113118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113158"/>
          <table:table-cell office:value-type="float" office:value="1.0156999999999998"/>
          <table:table-cell office:value-type="float" office:value="101.57"/>
          <table:table-cell table:number-columns-repeated="16378"/>
        </table:table-row>
        <table:table-row>
          <table:table-cell table:number-columns-repeated="3"/>
          <table:table-cell office:value-type="float" office:value="200202035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20205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205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0202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20203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305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03045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203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20309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20311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3007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0409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204019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020416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04056"/>
          <table:table-cell office:value-type="float" office:value="1.0356999999999998"/>
          <table:table-cell office:value-type="float" office:value="103.57"/>
          <table:table-cell table:number-columns-repeated="16378"/>
        </table:table-row>
        <table:table-row>
          <table:table-cell table:number-columns-repeated="3"/>
          <table:table-cell office:value-type="float" office:value="200204100"/>
          <table:table-cell office:value-type="float" office:value="1.0359"/>
          <table:table-cell office:value-type="float" office:value="103.59"/>
          <table:table-cell table:number-columns-repeated="16378"/>
        </table:table-row>
        <table:table-row>
          <table:table-cell table:number-columns-repeated="3"/>
          <table:table-cell office:value-type="float" office:value="20020414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0414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040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41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406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204011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204016"/>
          <table:table-cell office:value-type="float" office:value="1.099"/>
          <table:table-cell office:value-type="float" office:value="109.9"/>
          <table:table-cell table:number-columns-repeated="16378"/>
        </table:table-row>
        <table:table-row>
          <table:table-cell table:number-columns-repeated="3"/>
          <table:table-cell office:value-type="float" office:value="20020415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40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506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205003"/>
          <table:table-cell office:value-type="float" office:value="0.99900000000000011"/>
          <table:table-cell office:value-type="float" office:value="99.9"/>
          <table:table-cell table:number-columns-repeated="16378"/>
        </table:table-row>
        <table:table-row>
          <table:table-cell table:number-columns-repeated="3"/>
          <table:table-cell office:value-type="float" office:value="20020503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205024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20020502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205035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20505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507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509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5158"/>
          <table:table-cell office:value-type="float" office:value="1.0131000000000001"/>
          <table:table-cell office:value-type="float" office:value="101.31"/>
          <table:table-cell table:number-columns-repeated="16378"/>
        </table:table-row>
        <table:table-row>
          <table:table-cell table:number-columns-repeated="3"/>
          <table:table-cell office:value-type="float" office:value="200205047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20510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0506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509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20503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205061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20510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206053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206003"/>
          <table:table-cell office:value-type="float" office:value="1.0009000000000001"/>
          <table:table-cell office:value-type="float" office:value="100.09"/>
          <table:table-cell table:number-columns-repeated="16378"/>
        </table:table-row>
        <table:table-row>
          <table:table-cell table:number-columns-repeated="3"/>
          <table:table-cell office:value-type="float" office:value="200206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20609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206161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206168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20601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206068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20614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206153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206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6008"/>
          <table:table-cell office:value-type="float" office:value="1.0019"/>
          <table:table-cell office:value-type="float" office:value="100.19"/>
          <table:table-cell table:number-columns-repeated="16378"/>
        </table:table-row>
        <table:table-row>
          <table:table-cell table:number-columns-repeated="3"/>
          <table:table-cell office:value-type="float" office:value="200206028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20604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611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207060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207005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0207003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20020704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20707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0704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705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0707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707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08008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208127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0208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807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208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20805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20904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0910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090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9005"/>
          <table:table-cell office:value-type="float" office:value="1.0202"/>
          <table:table-cell office:value-type="float" office:value="102.02"/>
          <table:table-cell table:number-columns-repeated="16378"/>
        </table:table-row>
        <table:table-row>
          <table:table-cell table:number-columns-repeated="3"/>
          <table:table-cell office:value-type="float" office:value="200209012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209013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209027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020903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09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2091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91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09008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209017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209136"/>
          <table:table-cell office:value-type="float" office:value="1.081"/>
          <table:table-cell office:value-type="float" office:value="108.1"/>
          <table:table-cell table:number-columns-repeated="16378"/>
        </table:table-row>
        <table:table-row>
          <table:table-cell table:number-columns-repeated="3"/>
          <table:table-cell office:value-type="float" office:value="200210060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0210008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210010"/>
          <table:table-cell office:value-type="float" office:value="1.0780000000000001"/>
          <table:table-cell office:value-type="float" office:value="107.8"/>
          <table:table-cell table:number-columns-repeated="16378"/>
        </table:table-row>
        <table:table-row>
          <table:table-cell table:number-columns-repeated="3"/>
          <table:table-cell office:value-type="float" office:value="20021012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210106"/>
          <table:table-cell office:value-type="float" office:value="1.0192000000000001"/>
          <table:table-cell office:value-type="float" office:value="101.92"/>
          <table:table-cell table:number-columns-repeated="16378"/>
        </table:table-row>
        <table:table-row>
          <table:table-cell table:number-columns-repeated="3"/>
          <table:table-cell office:value-type="float" office:value="200210056"/>
          <table:table-cell office:value-type="float" office:value="0.99750000000000005"/>
          <table:table-cell office:value-type="float" office:value="99.75"/>
          <table:table-cell table:number-columns-repeated="16378"/>
        </table:table-row>
        <table:table-row>
          <table:table-cell table:number-columns-repeated="3"/>
          <table:table-cell office:value-type="float" office:value="200210100"/>
          <table:table-cell office:value-type="float" office:value="0.99750000000000005"/>
          <table:table-cell office:value-type="float" office:value="99.75"/>
          <table:table-cell table:number-columns-repeated="16378"/>
        </table:table-row>
        <table:table-row>
          <table:table-cell table:number-columns-repeated="3"/>
          <table:table-cell office:value-type="float" office:value="20021009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10033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21007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1106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21103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1104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21102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11158"/>
          <table:table-cell office:value-type="float" office:value="1.0087999999999999"/>
          <table:table-cell office:value-type="float" office:value="100.88"/>
          <table:table-cell table:number-columns-repeated="16378"/>
        </table:table-row>
        <table:table-row>
          <table:table-cell table:number-columns-repeated="3"/>
          <table:table-cell office:value-type="float" office:value="200211170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21107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1204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21205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12066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0212111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021202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21204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1203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212054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200212099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200213055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213142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213045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21306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21310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213001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21300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213032"/>
          <table:table-cell office:value-type="float" office:value="1.0164"/>
          <table:table-cell office:value-type="float" office:value="101.64"/>
          <table:table-cell table:number-columns-repeated="16378"/>
        </table:table-row>
        <table:table-row>
          <table:table-cell table:number-columns-repeated="3"/>
          <table:table-cell office:value-type="float" office:value="200213056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0213100"/>
          <table:table-cell office:value-type="float" office:value="1.0351399999999999"/>
          <table:table-cell office:value-type="float" office:value="103.514"/>
          <table:table-cell table:number-columns-repeated="16378"/>
        </table:table-row>
        <table:table-row>
          <table:table-cell table:number-columns-repeated="3"/>
          <table:table-cell office:value-type="float" office:value="20021314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13143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21309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3020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2062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302051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0302005"/>
          <table:table-cell office:value-type="float" office:value="0.99430000000000007"/>
          <table:table-cell office:value-type="float" office:value="99.43"/>
          <table:table-cell table:number-columns-repeated="16378"/>
        </table:table-row>
        <table:table-row>
          <table:table-cell table:number-columns-repeated="3"/>
          <table:table-cell office:value-type="float" office:value="200302037"/>
          <table:table-cell office:value-type="float" office:value="1.0165"/>
          <table:table-cell office:value-type="float" office:value="101.65"/>
          <table:table-cell table:number-columns-repeated="16378"/>
        </table:table-row>
        <table:table-row>
          <table:table-cell table:number-columns-repeated="3"/>
          <table:table-cell office:value-type="float" office:value="200302023"/>
          <table:table-cell office:value-type="float" office:value="1.0889"/>
          <table:table-cell office:value-type="float" office:value="108.89"/>
          <table:table-cell table:number-columns-repeated="16378"/>
        </table:table-row>
        <table:table-row>
          <table:table-cell table:number-columns-repeated="3"/>
          <table:table-cell office:value-type="float" office:value="200303003"/>
          <table:table-cell office:value-type="float" office:value="1.0044999999999999"/>
          <table:table-cell office:value-type="float" office:value="100.45"/>
          <table:table-cell table:number-columns-repeated="16378"/>
        </table:table-row>
        <table:table-row>
          <table:table-cell table:number-columns-repeated="3"/>
          <table:table-cell office:value-type="float" office:value="200303032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200303058"/>
          <table:table-cell office:value-type="float" office:value="1.0256999999999998"/>
          <table:table-cell office:value-type="float" office:value="102.57"/>
          <table:table-cell table:number-columns-repeated="16378"/>
        </table:table-row>
        <table:table-row>
          <table:table-cell table:number-columns-repeated="3"/>
          <table:table-cell office:value-type="float" office:value="200303019"/>
          <table:table-cell office:value-type="float" office:value="0.99970000000000003"/>
          <table:table-cell office:value-type="float" office:value="99.97"/>
          <table:table-cell table:number-columns-repeated="16378"/>
        </table:table-row>
        <table:table-row>
          <table:table-cell table:number-columns-repeated="3"/>
          <table:table-cell office:value-type="float" office:value="200303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303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303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3007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0303124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303043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030316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304055"/>
          <table:table-cell office:value-type="float" office:value="1.0193000000000001"/>
          <table:table-cell office:value-type="float" office:value="101.93"/>
          <table:table-cell table:number-columns-repeated="16378"/>
        </table:table-row>
        <table:table-row>
          <table:table-cell table:number-columns-repeated="3"/>
          <table:table-cell office:value-type="float" office:value="200304008"/>
          <table:table-cell office:value-type="float" office:value="1.0137"/>
          <table:table-cell office:value-type="float" office:value="101.37"/>
          <table:table-cell table:number-columns-repeated="16378"/>
        </table:table-row>
        <table:table-row>
          <table:table-cell table:number-columns-repeated="3"/>
          <table:table-cell office:value-type="float" office:value="20030401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30401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30406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30411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0402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4049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30406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304152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304041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0304070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030401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05060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0305158"/>
          <table:table-cell office:value-type="float" office:value="1.0099"/>
          <table:table-cell office:value-type="float" office:value="100.99"/>
          <table:table-cell table:number-columns-repeated="16378"/>
        </table:table-row>
        <table:table-row>
          <table:table-cell table:number-columns-repeated="3"/>
          <table:table-cell office:value-type="float" office:value="2003050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505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507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509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503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306005"/>
          <table:table-cell office:value-type="float" office:value="1.0473999999999999"/>
          <table:table-cell office:value-type="float" office:value="104.74"/>
          <table:table-cell table:number-columns-repeated="16378"/>
        </table:table-row>
        <table:table-row>
          <table:table-cell table:number-columns-repeated="3"/>
          <table:table-cell office:value-type="float" office:value="20030614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306153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30601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306032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030604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306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306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306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6003"/>
          <table:table-cell office:value-type="float" office:value="1.0461"/>
          <table:table-cell office:value-type="float" office:value="104.61"/>
          <table:table-cell table:number-columns-repeated="16378"/>
        </table:table-row>
        <table:table-row>
          <table:table-cell table:number-columns-repeated="3"/>
          <table:table-cell office:value-type="float" office:value="20030607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306168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307008"/>
          <table:table-cell office:value-type="float" office:value="1.0170999999999999"/>
          <table:table-cell office:value-type="float" office:value="101.71"/>
          <table:table-cell table:number-columns-repeated="16378"/>
        </table:table-row>
        <table:table-row>
          <table:table-cell table:number-columns-repeated="3"/>
          <table:table-cell office:value-type="float" office:value="20030706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0713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30717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30807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30810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08061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30802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807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08007"/>
          <table:table-cell office:value-type="float" office:value="1.0017"/>
          <table:table-cell office:value-type="float" office:value="100.17"/>
          <table:table-cell table:number-columns-repeated="16378"/>
        </table:table-row>
        <table:table-row>
          <table:table-cell table:number-columns-repeated="3"/>
          <table:table-cell office:value-type="float" office:value="200308032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308142"/>
          <table:table-cell office:value-type="float" office:value="1.0438000000000001"/>
          <table:table-cell office:value-type="float" office:value="104.38"/>
          <table:table-cell table:number-columns-repeated="16378"/>
        </table:table-row>
        <table:table-row>
          <table:table-cell table:number-columns-repeated="3"/>
          <table:table-cell office:value-type="float" office:value="20030901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9055"/>
          <table:table-cell office:value-type="float" office:value="1.0168000000000001"/>
          <table:table-cell office:value-type="float" office:value="101.68"/>
          <table:table-cell table:number-columns-repeated="16378"/>
        </table:table-row>
        <table:table-row>
          <table:table-cell table:number-columns-repeated="3"/>
          <table:table-cell office:value-type="float" office:value="200309107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309037"/>
          <table:table-cell office:value-type="float" office:value="1.0097"/>
          <table:table-cell office:value-type="float" office:value="100.97"/>
          <table:table-cell table:number-columns-repeated="16378"/>
        </table:table-row>
        <table:table-row>
          <table:table-cell table:number-columns-repeated="3"/>
          <table:table-cell office:value-type="float" office:value="2003090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903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91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09158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30902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30902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09013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20030912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09141"/>
          <table:table-cell office:value-type="float" office:value="1.0399"/>
          <table:table-cell office:value-type="float" office:value="103.99"/>
          <table:table-cell table:number-columns-repeated="16378"/>
        </table:table-row>
        <table:table-row>
          <table:table-cell table:number-columns-repeated="3"/>
          <table:table-cell office:value-type="float" office:value="200309155"/>
          <table:table-cell office:value-type="float" office:value="1.0399"/>
          <table:table-cell office:value-type="float" office:value="103.99"/>
          <table:table-cell table:number-columns-repeated="16378"/>
        </table:table-row>
        <table:table-row>
          <table:table-cell table:number-columns-repeated="3"/>
          <table:table-cell office:value-type="float" office:value="200309157"/>
          <table:table-cell office:value-type="float" office:value="1.0399"/>
          <table:table-cell office:value-type="float" office:value="103.99"/>
          <table:table-cell table:number-columns-repeated="16378"/>
        </table:table-row>
        <table:table-row>
          <table:table-cell table:number-columns-repeated="3"/>
          <table:table-cell office:value-type="float" office:value="200309008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0310032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310061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20031009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1001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310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31009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31003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310055"/>
          <table:table-cell office:value-type="float" office:value="1.0105"/>
          <table:table-cell office:value-type="float" office:value="101.05"/>
          <table:table-cell table:number-columns-repeated="16378"/>
        </table:table-row>
        <table:table-row>
          <table:table-cell table:number-columns-repeated="3"/>
          <table:table-cell office:value-type="float" office:value="200310068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310027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310066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31010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31107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1104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311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1101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11072"/>
          <table:table-cell office:value-type="float" office:value="1.0625"/>
          <table:table-cell office:value-type="float" office:value="106.25"/>
          <table:table-cell table:number-columns-repeated="16378"/>
        </table:table-row>
        <table:table-row>
          <table:table-cell table:number-columns-repeated="3"/>
          <table:table-cell office:value-type="float" office:value="200311048"/>
          <table:table-cell office:value-type="float" office:value="1.0399"/>
          <table:table-cell office:value-type="float" office:value="103.99"/>
          <table:table-cell table:number-columns-repeated="16378"/>
        </table:table-row>
        <table:table-row>
          <table:table-cell table:number-columns-repeated="3"/>
          <table:table-cell office:value-type="float" office:value="200311171"/>
          <table:table-cell office:value-type="float" office:value="1.0399"/>
          <table:table-cell office:value-type="float" office:value="103.99"/>
          <table:table-cell table:number-columns-repeated="16378"/>
        </table:table-row>
        <table:table-row>
          <table:table-cell table:number-columns-repeated="3"/>
          <table:table-cell office:value-type="float" office:value="20031101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11035"/>
          <table:table-cell office:value-type="float" office:value="1.0590000000000002"/>
          <table:table-cell office:value-type="float" office:value="105.9"/>
          <table:table-cell table:number-columns-repeated="16378"/>
        </table:table-row>
        <table:table-row>
          <table:table-cell table:number-columns-repeated="3"/>
          <table:table-cell office:value-type="float" office:value="200311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11049"/>
          <table:table-cell office:value-type="float" office:value="1.0590000000000002"/>
          <table:table-cell office:value-type="float" office:value="105.9"/>
          <table:table-cell table:number-columns-repeated="16378"/>
        </table:table-row>
        <table:table-row>
          <table:table-cell table:number-columns-repeated="3"/>
          <table:table-cell office:value-type="float" office:value="200311025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312032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31206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12005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0312008"/>
          <table:table-cell office:value-type="float" office:value="1.0037"/>
          <table:table-cell office:value-type="float" office:value="100.37"/>
          <table:table-cell table:number-columns-repeated="16378"/>
        </table:table-row>
        <table:table-row>
          <table:table-cell table:number-columns-repeated="3"/>
          <table:table-cell office:value-type="float" office:value="200312003"/>
          <table:table-cell office:value-type="float" office:value="1.0186999999999999"/>
          <table:table-cell office:value-type="float" office:value="101.87"/>
          <table:table-cell table:number-columns-repeated="16378"/>
        </table:table-row>
        <table:table-row>
          <table:table-cell table:number-columns-repeated="3"/>
          <table:table-cell office:value-type="float" office:value="200312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312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313067"/>
          <table:table-cell office:value-type="float" office:value="1.0385"/>
          <table:table-cell office:value-type="float" office:value="103.85"/>
          <table:table-cell table:number-columns-repeated="16378"/>
        </table:table-row>
        <table:table-row>
          <table:table-cell table:number-columns-repeated="3"/>
          <table:table-cell office:value-type="float" office:value="20031310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13001"/>
          <table:table-cell office:value-type="float" office:value="1.0620000000000001"/>
          <table:table-cell office:value-type="float" office:value="106.2"/>
          <table:table-cell table:number-columns-repeated="16378"/>
        </table:table-row>
        <table:table-row>
          <table:table-cell table:number-columns-repeated="3"/>
          <table:table-cell office:value-type="float" office:value="200313007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0313056"/>
          <table:table-cell office:value-type="float" office:value="1.0479000000000001"/>
          <table:table-cell office:value-type="float" office:value="104.79"/>
          <table:table-cell table:number-columns-repeated="16378"/>
        </table:table-row>
        <table:table-row>
          <table:table-cell table:number-columns-repeated="3"/>
          <table:table-cell office:value-type="float" office:value="20031305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31307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13100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031314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313143"/>
          <table:table-cell office:value-type="float" office:value="1.0383"/>
          <table:table-cell office:value-type="float" office:value="103.83"/>
          <table:table-cell table:number-columns-repeated="16378"/>
        </table:table-row>
        <table:table-row>
          <table:table-cell table:number-columns-repeated="3"/>
          <table:table-cell office:value-type="float" office:value="200313166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31303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31304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31304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31309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31302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20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2051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402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206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02107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04030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3040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403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403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404005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20040401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40401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4096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200404008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040401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40402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04032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404035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40403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0407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0407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40410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40401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5136"/>
          <table:table-cell office:value-type="float" office:value="1.0451000000000001"/>
          <table:table-cell office:value-type="float" office:value="104.51"/>
          <table:table-cell table:number-columns-repeated="16378"/>
        </table:table-row>
        <table:table-row>
          <table:table-cell table:number-columns-repeated="3"/>
          <table:table-cell office:value-type="float" office:value="200405048"/>
          <table:table-cell office:value-type="float" office:value="1.0087000000000002"/>
          <table:table-cell office:value-type="float" office:value="100.87"/>
          <table:table-cell table:number-columns-repeated="16378"/>
        </table:table-row>
        <table:table-row>
          <table:table-cell table:number-columns-repeated="3"/>
          <table:table-cell office:value-type="float" office:value="200405141"/>
          <table:table-cell office:value-type="float" office:value="1.0087000000000002"/>
          <table:table-cell office:value-type="float" office:value="100.87"/>
          <table:table-cell table:number-columns-repeated="16378"/>
        </table:table-row>
        <table:table-row>
          <table:table-cell table:number-columns-repeated="3"/>
          <table:table-cell office:value-type="float" office:value="200405155"/>
          <table:table-cell office:value-type="float" office:value="1.0087000000000002"/>
          <table:table-cell office:value-type="float" office:value="100.87"/>
          <table:table-cell table:number-columns-repeated="16378"/>
        </table:table-row>
        <table:table-row>
          <table:table-cell table:number-columns-repeated="3"/>
          <table:table-cell office:value-type="float" office:value="200405157"/>
          <table:table-cell office:value-type="float" office:value="1.0087000000000002"/>
          <table:table-cell office:value-type="float" office:value="100.87"/>
          <table:table-cell table:number-columns-repeated="16378"/>
        </table:table-row>
        <table:table-row>
          <table:table-cell table:number-columns-repeated="3"/>
          <table:table-cell office:value-type="float" office:value="200405171"/>
          <table:table-cell office:value-type="float" office:value="1.0087000000000002"/>
          <table:table-cell office:value-type="float" office:value="100.87"/>
          <table:table-cell table:number-columns-repeated="16378"/>
        </table:table-row>
        <table:table-row>
          <table:table-cell table:number-columns-repeated="3"/>
          <table:table-cell office:value-type="float" office:value="200405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5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505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40516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506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5037"/>
          <table:table-cell office:value-type="float" office:value="1.0327999999999999"/>
          <table:table-cell office:value-type="float" office:value="103.28"/>
          <table:table-cell table:number-columns-repeated="16378"/>
        </table:table-row>
        <table:table-row>
          <table:table-cell table:number-columns-repeated="3"/>
          <table:table-cell office:value-type="float" office:value="20040514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405153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405061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0405101"/>
          <table:table-cell office:value-type="float" office:value="1.0036"/>
          <table:table-cell office:value-type="float" office:value="100.36"/>
          <table:table-cell table:number-columns-repeated="16378"/>
        </table:table-row>
        <table:table-row>
          <table:table-cell table:number-columns-repeated="3"/>
          <table:table-cell office:value-type="float" office:value="200406003"/>
          <table:table-cell office:value-type="float" office:value="1.0204"/>
          <table:table-cell office:value-type="float" office:value="102.04"/>
          <table:table-cell table:number-columns-repeated="16378"/>
        </table:table-row>
        <table:table-row>
          <table:table-cell table:number-columns-repeated="3"/>
          <table:table-cell office:value-type="float" office:value="20040606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40606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0604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6073"/>
          <table:table-cell office:value-type="float" office:value="1.0361"/>
          <table:table-cell office:value-type="float" office:value="103.61"/>
          <table:table-cell table:number-columns-repeated="16378"/>
        </table:table-row>
        <table:table-row>
          <table:table-cell table:number-columns-repeated="3"/>
          <table:table-cell office:value-type="float" office:value="200406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705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407099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407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71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806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08008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0408017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40802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812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8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408107"/>
          <table:table-cell office:value-type="float" office:value="1.0385"/>
          <table:table-cell office:value-type="float" office:value="103.85"/>
          <table:table-cell table:number-columns-repeated="16378"/>
        </table:table-row>
        <table:table-row>
          <table:table-cell table:number-columns-repeated="3"/>
          <table:table-cell office:value-type="float" office:value="200409037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409005"/>
          <table:table-cell office:value-type="float" office:value="0.97499999999999998"/>
          <table:table-cell office:value-type="float" office:value="97.5"/>
          <table:table-cell table:number-columns-repeated="16378"/>
        </table:table-row>
        <table:table-row>
          <table:table-cell table:number-columns-repeated="3"/>
          <table:table-cell office:value-type="float" office:value="20040906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409012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0409032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40906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9003"/>
          <table:table-cell office:value-type="float" office:value="1.0144"/>
          <table:table-cell office:value-type="float" office:value="101.44"/>
          <table:table-cell table:number-columns-repeated="16378"/>
        </table:table-row>
        <table:table-row>
          <table:table-cell table:number-columns-repeated="3"/>
          <table:table-cell office:value-type="float" office:value="20040901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09008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20040904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0914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0915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0915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0917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10006"/>
          <table:table-cell office:value-type="float" office:value="1.0509999999999999"/>
          <table:table-cell office:value-type="float" office:value="105.1"/>
          <table:table-cell table:number-columns-repeated="16378"/>
        </table:table-row>
        <table:table-row>
          <table:table-cell table:number-columns-repeated="3"/>
          <table:table-cell office:value-type="float" office:value="20041005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1014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1010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41017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100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10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1007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10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410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410027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041003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1004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10028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411005"/>
          <table:table-cell office:value-type="float" office:value="1.0395000000000001"/>
          <table:table-cell office:value-type="float" office:value="103.95"/>
          <table:table-cell table:number-columns-repeated="16378"/>
        </table:table-row>
        <table:table-row>
          <table:table-cell table:number-columns-repeated="3"/>
          <table:table-cell office:value-type="float" office:value="20041104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11049"/>
          <table:table-cell office:value-type="float" office:value="1.0590000000000002"/>
          <table:table-cell office:value-type="float" office:value="105.9"/>
          <table:table-cell table:number-columns-repeated="16378"/>
        </table:table-row>
        <table:table-row>
          <table:table-cell table:number-columns-repeated="3"/>
          <table:table-cell office:value-type="float" office:value="200411056"/>
          <table:table-cell office:value-type="float" office:value="1.0697000000000001"/>
          <table:table-cell office:value-type="float" office:value="106.97"/>
          <table:table-cell table:number-columns-repeated="16378"/>
        </table:table-row>
        <table:table-row>
          <table:table-cell table:number-columns-repeated="3"/>
          <table:table-cell office:value-type="float" office:value="20041106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411071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411100"/>
          <table:table-cell office:value-type="float" office:value="1.0697000000000001"/>
          <table:table-cell office:value-type="float" office:value="106.97"/>
          <table:table-cell table:number-columns-repeated="16378"/>
        </table:table-row>
        <table:table-row>
          <table:table-cell table:number-columns-repeated="3"/>
          <table:table-cell office:value-type="float" office:value="200411124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20041114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11143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41110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1101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41104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1110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1104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11095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41115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1103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41107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41102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12158"/>
          <table:table-cell office:value-type="float" office:value="0.98560000000000003"/>
          <table:table-cell office:value-type="float" office:value="98.56"/>
          <table:table-cell table:number-columns-repeated="16378"/>
        </table:table-row>
        <table:table-row>
          <table:table-cell table:number-columns-repeated="3"/>
          <table:table-cell office:value-type="float" office:value="20041204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412054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413032"/>
          <table:table-cell office:value-type="float" office:value="1.0068999999999999"/>
          <table:table-cell office:value-type="float" office:value="100.69"/>
          <table:table-cell table:number-columns-repeated="16378"/>
        </table:table-row>
        <table:table-row>
          <table:table-cell table:number-columns-repeated="3"/>
          <table:table-cell office:value-type="float" office:value="200413001"/>
          <table:table-cell office:value-type="float" office:value="1.151"/>
          <table:table-cell office:value-type="float" office:value="115.1"/>
          <table:table-cell table:number-columns-repeated="16378"/>
        </table:table-row>
        <table:table-row>
          <table:table-cell table:number-columns-repeated="3"/>
          <table:table-cell office:value-type="float" office:value="200413007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041301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41303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1305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41307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13166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041303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41304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50205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0206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02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2118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502038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502051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0502070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502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2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02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0203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210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200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02141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200502171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20050309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3060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0503003"/>
          <table:table-cell office:value-type="float" office:value="1.111"/>
          <table:table-cell office:value-type="float" office:value="111.1"/>
          <table:table-cell table:number-columns-repeated="16378"/>
        </table:table-row>
        <table:table-row>
          <table:table-cell table:number-columns-repeated="3"/>
          <table:table-cell office:value-type="float" office:value="200503029"/>
          <table:table-cell office:value-type="float" office:value="1.0407"/>
          <table:table-cell office:value-type="float" office:value="104.07"/>
          <table:table-cell table:number-columns-repeated="16378"/>
        </table:table-row>
        <table:table-row>
          <table:table-cell table:number-columns-repeated="3"/>
          <table:table-cell office:value-type="float" office:value="200503158"/>
          <table:table-cell office:value-type="float" office:value="1.0651999999999999"/>
          <table:table-cell office:value-type="float" office:value="106.52"/>
          <table:table-cell table:number-columns-repeated="16378"/>
        </table:table-row>
        <table:table-row>
          <table:table-cell table:number-columns-repeated="3"/>
          <table:table-cell office:value-type="float" office:value="20050304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503023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50303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503107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050305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50306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3136"/>
          <table:table-cell office:value-type="float" office:value="1.087"/>
          <table:table-cell office:value-type="float" office:value="108.7"/>
          <table:table-cell table:number-columns-repeated="16378"/>
        </table:table-row>
        <table:table-row>
          <table:table-cell table:number-columns-repeated="3"/>
          <table:table-cell office:value-type="float" office:value="200503142"/>
          <table:table-cell office:value-type="float" office:value="1.0345"/>
          <table:table-cell office:value-type="float" office:value="103.45"/>
          <table:table-cell table:number-columns-repeated="16378"/>
        </table:table-row>
        <table:table-row>
          <table:table-cell table:number-columns-repeated="3"/>
          <table:table-cell office:value-type="float" office:value="20050304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04009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50404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406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04158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0504015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0504005"/>
          <table:table-cell office:value-type="float" office:value="1.0246"/>
          <table:table-cell office:value-type="float" office:value="102.46"/>
          <table:table-cell table:number-columns-repeated="16378"/>
        </table:table-row>
        <table:table-row>
          <table:table-cell table:number-columns-repeated="3"/>
          <table:table-cell office:value-type="float" office:value="20050403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04006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504008"/>
          <table:table-cell office:value-type="float" office:value="1.0034999999999998"/>
          <table:table-cell office:value-type="float" office:value="100.35"/>
          <table:table-cell table:number-columns-repeated="16378"/>
        </table:table-row>
        <table:table-row>
          <table:table-cell table:number-columns-repeated="3"/>
          <table:table-cell office:value-type="float" office:value="20050401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50402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4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504061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504141"/>
          <table:table-cell office:value-type="float" office:value="1.0375000000000001"/>
          <table:table-cell office:value-type="float" office:value="103.75"/>
          <table:table-cell table:number-columns-repeated="16378"/>
        </table:table-row>
        <table:table-row>
          <table:table-cell table:number-columns-repeated="3"/>
          <table:table-cell office:value-type="float" office:value="200504171"/>
          <table:table-cell office:value-type="float" office:value="1.0375000000000001"/>
          <table:table-cell office:value-type="float" office:value="103.75"/>
          <table:table-cell table:number-columns-repeated="16378"/>
        </table:table-row>
        <table:table-row>
          <table:table-cell table:number-columns-repeated="3"/>
          <table:table-cell office:value-type="float" office:value="20050402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404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0516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50500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509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505140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505056"/>
          <table:table-cell office:value-type="float" office:value="1.0802"/>
          <table:table-cell office:value-type="float" office:value="108.02"/>
          <table:table-cell table:number-columns-repeated="16378"/>
        </table:table-row>
        <table:table-row>
          <table:table-cell table:number-columns-repeated="3"/>
          <table:table-cell office:value-type="float" office:value="200505100"/>
          <table:table-cell office:value-type="float" office:value="1.0818000000000001"/>
          <table:table-cell office:value-type="float" office:value="108.18"/>
          <table:table-cell table:number-columns-repeated="16378"/>
        </table:table-row>
        <table:table-row>
          <table:table-cell table:number-columns-repeated="3"/>
          <table:table-cell office:value-type="float" office:value="200505143"/>
          <table:table-cell office:value-type="float" office:value="1.0725"/>
          <table:table-cell office:value-type="float" office:value="107.25"/>
          <table:table-cell table:number-columns-repeated="16378"/>
        </table:table-row>
        <table:table-row>
          <table:table-cell table:number-columns-repeated="3"/>
          <table:table-cell office:value-type="float" office:value="200506074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20050606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06016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0506054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506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0601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506118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0506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602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50602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50604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50604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50703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507158"/>
          <table:table-cell office:value-type="float" office:value="1.0412999999999999"/>
          <table:table-cell office:value-type="float" office:value="104.13"/>
          <table:table-cell table:number-columns-repeated="16378"/>
        </table:table-row>
        <table:table-row>
          <table:table-cell table:number-columns-repeated="3"/>
          <table:table-cell office:value-type="float" office:value="2005071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7005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0507003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0507008"/>
          <table:table-cell office:value-type="float" office:value="1.0787"/>
          <table:table-cell office:value-type="float" office:value="107.87"/>
          <table:table-cell table:number-columns-repeated="16378"/>
        </table:table-row>
        <table:table-row>
          <table:table-cell table:number-columns-repeated="3"/>
          <table:table-cell office:value-type="float" office:value="200507032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50703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07051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0507055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507142"/>
          <table:table-cell office:value-type="float" office:value="1.0338000000000001"/>
          <table:table-cell office:value-type="float" office:value="103.38"/>
          <table:table-cell table:number-columns-repeated="16378"/>
        </table:table-row>
        <table:table-row>
          <table:table-cell table:number-columns-repeated="3"/>
          <table:table-cell office:value-type="float" office:value="200507070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50710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50705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704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8039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508041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50807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8076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50804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50810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508057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050817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508006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0508032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508034"/>
          <table:table-cell office:value-type="float" office:value="1.0003"/>
          <table:table-cell office:value-type="float" office:value="100.03"/>
          <table:table-cell table:number-columns-repeated="16378"/>
        </table:table-row>
        <table:table-row>
          <table:table-cell table:number-columns-repeated="3"/>
          <table:table-cell office:value-type="float" office:value="200508036"/>
          <table:table-cell office:value-type="float" office:value="1.0015000000000001"/>
          <table:table-cell office:value-type="float" office:value="100.15"/>
          <table:table-cell table:number-columns-repeated="16378"/>
        </table:table-row>
        <table:table-row>
          <table:table-cell table:number-columns-repeated="3"/>
          <table:table-cell office:value-type="float" office:value="200508141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0508021"/>
          <table:table-cell office:value-type="float" office:value="0.995"/>
          <table:table-cell office:value-type="float" office:value="99.5"/>
          <table:table-cell table:number-columns-repeated="16378"/>
        </table:table-row>
        <table:table-row>
          <table:table-cell table:number-columns-repeated="3"/>
          <table:table-cell office:value-type="float" office:value="2005091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9003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050901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9127"/>
          <table:table-cell office:value-type="float" office:value="1.0780000000000001"/>
          <table:table-cell office:value-type="float" office:value="107.8"/>
          <table:table-cell table:number-columns-repeated="16378"/>
        </table:table-row>
        <table:table-row>
          <table:table-cell table:number-columns-repeated="3"/>
          <table:table-cell office:value-type="float" office:value="200509001"/>
          <table:table-cell office:value-type="float" office:value="0.93599999999999994"/>
          <table:table-cell office:value-type="float" office:value="93.6"/>
          <table:table-cell table:number-columns-repeated="16378"/>
        </table:table-row>
        <table:table-row>
          <table:table-cell table:number-columns-repeated="3"/>
          <table:table-cell office:value-type="float" office:value="200509054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509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50916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9152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50902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904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904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0905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0906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0909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509136"/>
          <table:table-cell office:value-type="float" office:value="1.0461"/>
          <table:table-cell office:value-type="float" office:value="104.61"/>
          <table:table-cell table:number-columns-repeated="16378"/>
        </table:table-row>
        <table:table-row>
          <table:table-cell table:number-columns-repeated="3"/>
          <table:table-cell office:value-type="float" office:value="200509141"/>
          <table:table-cell office:value-type="float" office:value="1.0268999999999999"/>
          <table:table-cell office:value-type="float" office:value="102.69"/>
          <table:table-cell table:number-columns-repeated="16378"/>
        </table:table-row>
        <table:table-row>
          <table:table-cell table:number-columns-repeated="3"/>
          <table:table-cell office:value-type="float" office:value="200510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51004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510068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510106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510003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0510158"/>
          <table:table-cell office:value-type="float" office:value="0.99829999999999997"/>
          <table:table-cell office:value-type="float" office:value="99.83"/>
          <table:table-cell table:number-columns-repeated="16378"/>
        </table:table-row>
        <table:table-row>
          <table:table-cell table:number-columns-repeated="3"/>
          <table:table-cell office:value-type="float" office:value="2005100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10016"/>
          <table:table-cell office:value-type="float" office:value="1.0859999999999999"/>
          <table:table-cell office:value-type="float" office:value="108.6"/>
          <table:table-cell table:number-columns-repeated="16378"/>
        </table:table-row>
        <table:table-row>
          <table:table-cell table:number-columns-repeated="3"/>
          <table:table-cell office:value-type="float" office:value="20051002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510033"/>
          <table:table-cell office:value-type="float" office:value="1.0590000000000002"/>
          <table:table-cell office:value-type="float" office:value="105.9"/>
          <table:table-cell table:number-columns-repeated="16378"/>
        </table:table-row>
        <table:table-row>
          <table:table-cell table:number-columns-repeated="3"/>
          <table:table-cell office:value-type="float" office:value="200510056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0510061"/>
          <table:table-cell office:value-type="float" office:value="1.0840000000000001"/>
          <table:table-cell office:value-type="float" office:value="108.4"/>
          <table:table-cell table:number-columns-repeated="16378"/>
        </table:table-row>
        <table:table-row>
          <table:table-cell table:number-columns-repeated="3"/>
          <table:table-cell office:value-type="float" office:value="200510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10070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510100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51014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10141"/>
          <table:table-cell office:value-type="float" office:value="1.0087000000000002"/>
          <table:table-cell office:value-type="float" office:value="100.87"/>
          <table:table-cell table:number-columns-repeated="16378"/>
        </table:table-row>
        <table:table-row>
          <table:table-cell table:number-columns-repeated="3"/>
          <table:table-cell office:value-type="float" office:value="200510143"/>
          <table:table-cell office:value-type="float" office:value="1.0363"/>
          <table:table-cell office:value-type="float" office:value="103.63"/>
          <table:table-cell table:number-columns-repeated="16378"/>
        </table:table-row>
        <table:table-row>
          <table:table-cell table:number-columns-repeated="3"/>
          <table:table-cell office:value-type="float" office:value="200510171"/>
          <table:table-cell office:value-type="float" office:value="1.0087000000000002"/>
          <table:table-cell office:value-type="float" office:value="100.87"/>
          <table:table-cell table:number-columns-repeated="16378"/>
        </table:table-row>
        <table:table-row>
          <table:table-cell table:number-columns-repeated="3"/>
          <table:table-cell office:value-type="float" office:value="200510028"/>
          <table:table-cell office:value-type="float" office:value="1.0769"/>
          <table:table-cell office:value-type="float" office:value="107.69"/>
          <table:table-cell table:number-columns-repeated="16378"/>
        </table:table-row>
        <table:table-row>
          <table:table-cell table:number-columns-repeated="3"/>
          <table:table-cell office:value-type="float" office:value="200510030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051004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10060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510124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51003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10071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511073"/>
          <table:table-cell office:value-type="float" office:value="1.054"/>
          <table:table-cell office:value-type="float" office:value="105.4"/>
          <table:table-cell table:number-columns-repeated="16378"/>
        </table:table-row>
        <table:table-row>
          <table:table-cell table:number-columns-repeated="3"/>
          <table:table-cell office:value-type="float" office:value="20051107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11041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11170"/>
          <table:table-cell office:value-type="float" office:value="1.1131"/>
          <table:table-cell office:value-type="float" office:value="111.31"/>
          <table:table-cell table:number-columns-repeated="16378"/>
        </table:table-row>
        <table:table-row>
          <table:table-cell table:number-columns-repeated="3"/>
          <table:table-cell office:value-type="float" office:value="200511142"/>
          <table:table-cell office:value-type="float" office:value="1.0392000000000001"/>
          <table:table-cell office:value-type="float" office:value="103.92"/>
          <table:table-cell table:number-columns-repeated="16378"/>
        </table:table-row>
        <table:table-row>
          <table:table-cell table:number-columns-repeated="3"/>
          <table:table-cell office:value-type="float" office:value="200511158"/>
          <table:table-cell office:value-type="float" office:value="1.0133000000000001"/>
          <table:table-cell office:value-type="float" office:value="101.33"/>
          <table:table-cell table:number-columns-repeated="16378"/>
        </table:table-row>
        <table:table-row>
          <table:table-cell table:number-columns-repeated="3"/>
          <table:table-cell office:value-type="float" office:value="200512105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512005"/>
          <table:table-cell office:value-type="float" office:value="1.091"/>
          <table:table-cell office:value-type="float" office:value="109.1"/>
          <table:table-cell table:number-columns-repeated="16378"/>
        </table:table-row>
        <table:table-row>
          <table:table-cell table:number-columns-repeated="3"/>
          <table:table-cell office:value-type="float" office:value="20051205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51202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1204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1204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1211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12158"/>
          <table:table-cell office:value-type="float" office:value="1.0012000000000001"/>
          <table:table-cell office:value-type="float" office:value="100.12"/>
          <table:table-cell table:number-columns-repeated="16378"/>
        </table:table-row>
        <table:table-row>
          <table:table-cell table:number-columns-repeated="3"/>
          <table:table-cell office:value-type="float" office:value="20051204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1205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12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51216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12023"/>
          <table:table-cell office:value-type="float" office:value="1.1267"/>
          <table:table-cell office:value-type="float" office:value="112.67"/>
          <table:table-cell table:number-columns-repeated="16378"/>
        </table:table-row>
        <table:table-row>
          <table:table-cell table:number-columns-repeated="3"/>
          <table:table-cell office:value-type="float" office:value="200512029"/>
          <table:table-cell office:value-type="float" office:value="1.0780000000000001"/>
          <table:table-cell office:value-type="float" office:value="107.8"/>
          <table:table-cell table:number-columns-repeated="16378"/>
        </table:table-row>
        <table:table-row>
          <table:table-cell table:number-columns-repeated="3"/>
          <table:table-cell office:value-type="float" office:value="200512031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0512036"/>
          <table:table-cell office:value-type="float" office:value="1.1200000000000001"/>
          <table:table-cell office:value-type="float" office:value="112"/>
          <table:table-cell table:number-columns-repeated="16378"/>
        </table:table-row>
        <table:table-row>
          <table:table-cell table:number-columns-repeated="3"/>
          <table:table-cell office:value-type="float" office:value="200512055"/>
          <table:table-cell office:value-type="float" office:value="1.0221"/>
          <table:table-cell office:value-type="float" office:value="102.21"/>
          <table:table-cell table:number-columns-repeated="16378"/>
        </table:table-row>
        <table:table-row>
          <table:table-cell table:number-columns-repeated="3"/>
          <table:table-cell office:value-type="float" office:value="200512170"/>
          <table:table-cell office:value-type="float" office:value="1.101"/>
          <table:table-cell office:value-type="float" office:value="110.1"/>
          <table:table-cell table:number-columns-repeated="16378"/>
        </table:table-row>
        <table:table-row>
          <table:table-cell table:number-columns-repeated="3"/>
          <table:table-cell office:value-type="float" office:value="200512002"/>
          <table:table-cell office:value-type="float" office:value="1.0475000000000001"/>
          <table:table-cell office:value-type="float" office:value="104.75"/>
          <table:table-cell table:number-columns-repeated="16378"/>
        </table:table-row>
        <table:table-row>
          <table:table-cell table:number-columns-repeated="3"/>
          <table:table-cell office:value-type="float" office:value="200512032"/>
          <table:table-cell office:value-type="float" office:value="1.143"/>
          <table:table-cell office:value-type="float" office:value="114.3"/>
          <table:table-cell table:number-columns-repeated="16378"/>
        </table:table-row>
        <table:table-row>
          <table:table-cell table:number-columns-repeated="3"/>
          <table:table-cell office:value-type="float" office:value="200512034"/>
          <table:table-cell office:value-type="float" office:value="1.1719999999999999"/>
          <table:table-cell office:value-type="float" office:value="117.2"/>
          <table:table-cell table:number-columns-repeated="16378"/>
        </table:table-row>
        <table:table-row>
          <table:table-cell table:number-columns-repeated="3"/>
          <table:table-cell office:value-type="float" office:value="200512038"/>
          <table:table-cell office:value-type="float" office:value="1.1100000000000001"/>
          <table:table-cell office:value-type="float" office:value="111"/>
          <table:table-cell table:number-columns-repeated="16378"/>
        </table:table-row>
        <table:table-row>
          <table:table-cell table:number-columns-repeated="3"/>
          <table:table-cell office:value-type="float" office:value="200512051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512109"/>
          <table:table-cell office:value-type="float" office:value="1.0475000000000001"/>
          <table:table-cell office:value-type="float" office:value="104.75"/>
          <table:table-cell table:number-columns-repeated="16378"/>
        </table:table-row>
        <table:table-row>
          <table:table-cell table:number-columns-repeated="3"/>
          <table:table-cell office:value-type="float" office:value="20051204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513011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513013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0513001"/>
          <table:table-cell office:value-type="float" office:value="1.129"/>
          <table:table-cell office:value-type="float" office:value="112.9"/>
          <table:table-cell table:number-columns-repeated="16378"/>
        </table:table-row>
        <table:table-row>
          <table:table-cell table:number-columns-repeated="3"/>
          <table:table-cell office:value-type="float" office:value="200513007"/>
          <table:table-cell office:value-type="float" office:value="1.077"/>
          <table:table-cell office:value-type="float" office:value="107.7"/>
          <table:table-cell table:number-columns-repeated="16378"/>
        </table:table-row>
        <table:table-row>
          <table:table-cell table:number-columns-repeated="3"/>
          <table:table-cell office:value-type="float" office:value="200513008"/>
          <table:table-cell office:value-type="float" office:value="1.0840000000000001"/>
          <table:table-cell office:value-type="float" office:value="108.4"/>
          <table:table-cell table:number-columns-repeated="16378"/>
        </table:table-row>
        <table:table-row>
          <table:table-cell table:number-columns-repeated="3"/>
          <table:table-cell office:value-type="float" office:value="200513058"/>
          <table:table-cell office:value-type="float" office:value="1.1200000000000001"/>
          <table:table-cell office:value-type="float" office:value="112"/>
          <table:table-cell table:number-columns-repeated="16378"/>
        </table:table-row>
        <table:table-row>
          <table:table-cell table:number-columns-repeated="3"/>
          <table:table-cell office:value-type="float" office:value="20051307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513108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51316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13158"/>
          <table:table-cell office:value-type="float" office:value="1.0016"/>
          <table:table-cell office:value-type="float" office:value="100.16"/>
          <table:table-cell table:number-columns-repeated="16378"/>
        </table:table-row>
        <table:table-row>
          <table:table-cell table:number-columns-repeated="3"/>
          <table:table-cell office:value-type="float" office:value="200513009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513044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0513057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51306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513141"/>
          <table:table-cell office:value-type="float" office:value="1.0148999999999999"/>
          <table:table-cell office:value-type="float" office:value="101.49"/>
          <table:table-cell table:number-columns-repeated="16378"/>
        </table:table-row>
        <table:table-row>
          <table:table-cell table:number-columns-repeated="3"/>
          <table:table-cell office:value-type="float" office:value="200513171"/>
          <table:table-cell office:value-type="float" office:value="1.0148999999999999"/>
          <table:table-cell office:value-type="float" office:value="101.49"/>
          <table:table-cell table:number-columns-repeated="16378"/>
        </table:table-row>
        <table:table-row>
          <table:table-cell table:number-columns-repeated="3"/>
          <table:table-cell office:value-type="float" office:value="20051307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513095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51303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6020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02064"/>
          <table:table-cell office:value-type="float" office:value="0.91"/>
          <table:table-cell office:value-type="float" office:value="91"/>
          <table:table-cell table:number-columns-repeated="16378"/>
        </table:table-row>
        <table:table-row>
          <table:table-cell table:number-columns-repeated="3"/>
          <table:table-cell office:value-type="float" office:value="20060203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602040"/>
          <table:table-cell office:value-type="float" office:value="1.0741000000000001"/>
          <table:table-cell office:value-type="float" office:value="107.41"/>
          <table:table-cell table:number-columns-repeated="16378"/>
        </table:table-row>
        <table:table-row>
          <table:table-cell table:number-columns-repeated="3"/>
          <table:table-cell office:value-type="float" office:value="200602070"/>
          <table:table-cell office:value-type="float" office:value="1.0022"/>
          <table:table-cell office:value-type="float" office:value="100.22"/>
          <table:table-cell table:number-columns-repeated="16378"/>
        </table:table-row>
        <table:table-row>
          <table:table-cell table:number-columns-repeated="3"/>
          <table:table-cell office:value-type="float" office:value="20060201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602073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06021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02158"/>
          <table:table-cell office:value-type="float" office:value="1.0077"/>
          <table:table-cell office:value-type="float" office:value="100.77"/>
          <table:table-cell table:number-columns-repeated="16378"/>
        </table:table-row>
        <table:table-row>
          <table:table-cell table:number-columns-repeated="3"/>
          <table:table-cell office:value-type="float" office:value="20060302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603049"/>
          <table:table-cell office:value-type="float" office:value="0.99299999999999999"/>
          <table:table-cell office:value-type="float" office:value="99.3"/>
          <table:table-cell table:number-columns-repeated="16378"/>
        </table:table-row>
        <table:table-row>
          <table:table-cell table:number-columns-repeated="3"/>
          <table:table-cell office:value-type="float" office:value="200603067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60309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603158"/>
          <table:table-cell office:value-type="float" office:value="1.0264"/>
          <table:table-cell office:value-type="float" office:value="102.64"/>
          <table:table-cell table:number-columns-repeated="16378"/>
        </table:table-row>
        <table:table-row>
          <table:table-cell table:number-columns-repeated="3"/>
          <table:table-cell office:value-type="float" office:value="200603070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603107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0603006"/>
          <table:table-cell office:value-type="float" office:value="1.0054000000000001"/>
          <table:table-cell office:value-type="float" office:value="100.54"/>
          <table:table-cell table:number-columns-repeated="16378"/>
        </table:table-row>
        <table:table-row>
          <table:table-cell table:number-columns-repeated="3"/>
          <table:table-cell office:value-type="float" office:value="200604010"/>
          <table:table-cell office:value-type="float" office:value="1.0780000000000001"/>
          <table:table-cell office:value-type="float" office:value="107.8"/>
          <table:table-cell table:number-columns-repeated="16378"/>
        </table:table-row>
        <table:table-row>
          <table:table-cell table:number-columns-repeated="3"/>
          <table:table-cell office:value-type="float" office:value="200604005"/>
          <table:table-cell office:value-type="float" office:value="0.84699999999999998"/>
          <table:table-cell office:value-type="float" office:value="84.7"/>
          <table:table-cell table:number-columns-repeated="16378"/>
        </table:table-row>
        <table:table-row>
          <table:table-cell table:number-columns-repeated="3"/>
          <table:table-cell office:value-type="float" office:value="200604006"/>
          <table:table-cell office:value-type="float" office:value="0.84"/>
          <table:table-cell office:value-type="float" office:value="84"/>
          <table:table-cell table:number-columns-repeated="16378"/>
        </table:table-row>
        <table:table-row>
          <table:table-cell table:number-columns-repeated="3"/>
          <table:table-cell office:value-type="float" office:value="200604007"/>
          <table:table-cell office:value-type="float" office:value="0.99199999999999999"/>
          <table:table-cell office:value-type="float" office:value="99.2"/>
          <table:table-cell table:number-columns-repeated="16378"/>
        </table:table-row>
        <table:table-row>
          <table:table-cell table:number-columns-repeated="3"/>
          <table:table-cell office:value-type="float" office:value="200604008"/>
          <table:table-cell office:value-type="float" office:value="0.93200000000000005"/>
          <table:table-cell office:value-type="float" office:value="93.2"/>
          <table:table-cell table:number-columns-repeated="16378"/>
        </table:table-row>
        <table:table-row>
          <table:table-cell table:number-columns-repeated="3"/>
          <table:table-cell office:value-type="float" office:value="200604015"/>
          <table:table-cell office:value-type="float" office:value="0.87150000000000005"/>
          <table:table-cell office:value-type="float" office:value="87.15"/>
          <table:table-cell table:number-columns-repeated="16378"/>
        </table:table-row>
        <table:table-row>
          <table:table-cell table:number-columns-repeated="3"/>
          <table:table-cell office:value-type="float" office:value="200604016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17"/>
          <table:table-cell office:value-type="float" office:value="0.8640000000000001"/>
          <table:table-cell office:value-type="float" office:value="86.4"/>
          <table:table-cell table:number-columns-repeated="16378"/>
        </table:table-row>
        <table:table-row>
          <table:table-cell table:number-columns-repeated="3"/>
          <table:table-cell office:value-type="float" office:value="200604019"/>
          <table:table-cell office:value-type="float" office:value="0.89"/>
          <table:table-cell office:value-type="float" office:value="89"/>
          <table:table-cell table:number-columns-repeated="16378"/>
        </table:table-row>
        <table:table-row>
          <table:table-cell table:number-columns-repeated="3"/>
          <table:table-cell office:value-type="float" office:value="200604020"/>
          <table:table-cell office:value-type="float" office:value="0.87150000000000005"/>
          <table:table-cell office:value-type="float" office:value="87.15"/>
          <table:table-cell table:number-columns-repeated="16378"/>
        </table:table-row>
        <table:table-row>
          <table:table-cell table:number-columns-repeated="3"/>
          <table:table-cell office:value-type="float" office:value="200604023"/>
          <table:table-cell office:value-type="float" office:value="0.9"/>
          <table:table-cell office:value-type="float" office:value="90"/>
          <table:table-cell table:number-columns-repeated="16378"/>
        </table:table-row>
        <table:table-row>
          <table:table-cell table:number-columns-repeated="3"/>
          <table:table-cell office:value-type="float" office:value="200604024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0604025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27"/>
          <table:table-cell office:value-type="float" office:value="0.94"/>
          <table:table-cell office:value-type="float" office:value="94"/>
          <table:table-cell table:number-columns-repeated="16378"/>
        </table:table-row>
        <table:table-row>
          <table:table-cell table:number-columns-repeated="3"/>
          <table:table-cell office:value-type="float" office:value="200604028"/>
          <table:table-cell office:value-type="float" office:value="0.95299999999999996"/>
          <table:table-cell office:value-type="float" office:value="95.3"/>
          <table:table-cell table:number-columns-repeated="16378"/>
        </table:table-row>
        <table:table-row>
          <table:table-cell table:number-columns-repeated="3"/>
          <table:table-cell office:value-type="float" office:value="200604029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30"/>
          <table:table-cell office:value-type="float" office:value="0.93"/>
          <table:table-cell office:value-type="float" office:value="93"/>
          <table:table-cell table:number-columns-repeated="16378"/>
        </table:table-row>
        <table:table-row>
          <table:table-cell table:number-columns-repeated="3"/>
          <table:table-cell office:value-type="float" office:value="200604032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33"/>
          <table:table-cell office:value-type="float" office:value="0.98"/>
          <table:table-cell office:value-type="float" office:value="98"/>
          <table:table-cell table:number-columns-repeated="16378"/>
        </table:table-row>
        <table:table-row>
          <table:table-cell table:number-columns-repeated="3"/>
          <table:table-cell office:value-type="float" office:value="200604034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36"/>
          <table:table-cell office:value-type="float" office:value="0.79"/>
          <table:table-cell office:value-type="float" office:value="79"/>
          <table:table-cell table:number-columns-repeated="16378"/>
        </table:table-row>
        <table:table-row>
          <table:table-cell table:number-columns-repeated="3"/>
          <table:table-cell office:value-type="float" office:value="200604037"/>
          <table:table-cell office:value-type="float" office:value="0.89430000000000009"/>
          <table:table-cell office:value-type="float" office:value="89.43"/>
          <table:table-cell table:number-columns-repeated="16378"/>
        </table:table-row>
        <table:table-row>
          <table:table-cell table:number-columns-repeated="3"/>
          <table:table-cell office:value-type="float" office:value="200604038"/>
          <table:table-cell office:value-type="float" office:value="0.86"/>
          <table:table-cell office:value-type="float" office:value="86"/>
          <table:table-cell table:number-columns-repeated="16378"/>
        </table:table-row>
        <table:table-row>
          <table:table-cell table:number-columns-repeated="3"/>
          <table:table-cell office:value-type="float" office:value="200604039"/>
          <table:table-cell office:value-type="float" office:value="0.90400000000000003"/>
          <table:table-cell office:value-type="float" office:value="90.4"/>
          <table:table-cell table:number-columns-repeated="16378"/>
        </table:table-row>
        <table:table-row>
          <table:table-cell table:number-columns-repeated="3"/>
          <table:table-cell office:value-type="float" office:value="200604040"/>
          <table:table-cell office:value-type="float" office:value="0.872"/>
          <table:table-cell office:value-type="float" office:value="87.2"/>
          <table:table-cell table:number-columns-repeated="16378"/>
        </table:table-row>
        <table:table-row>
          <table:table-cell table:number-columns-repeated="3"/>
          <table:table-cell office:value-type="float" office:value="200604043"/>
          <table:table-cell office:value-type="float" office:value="0.87150000000000005"/>
          <table:table-cell office:value-type="float" office:value="87.15"/>
          <table:table-cell table:number-columns-repeated="16378"/>
        </table:table-row>
        <table:table-row>
          <table:table-cell table:number-columns-repeated="3"/>
          <table:table-cell office:value-type="float" office:value="200604045"/>
          <table:table-cell office:value-type="float" office:value="0.87150000000000005"/>
          <table:table-cell office:value-type="float" office:value="87.15"/>
          <table:table-cell table:number-columns-repeated="16378"/>
        </table:table-row>
        <table:table-row>
          <table:table-cell table:number-columns-repeated="3"/>
          <table:table-cell office:value-type="float" office:value="200604046"/>
          <table:table-cell office:value-type="float" office:value="0.82299999999999995"/>
          <table:table-cell office:value-type="float" office:value="82.3"/>
          <table:table-cell table:number-columns-repeated="16378"/>
        </table:table-row>
        <table:table-row>
          <table:table-cell table:number-columns-repeated="3"/>
          <table:table-cell office:value-type="float" office:value="200604047"/>
          <table:table-cell office:value-type="float" office:value="0.92200000000000004"/>
          <table:table-cell office:value-type="float" office:value="92.2"/>
          <table:table-cell table:number-columns-repeated="16378"/>
        </table:table-row>
        <table:table-row>
          <table:table-cell table:number-columns-repeated="3"/>
          <table:table-cell office:value-type="float" office:value="200604053"/>
          <table:table-cell office:value-type="float" office:value="0.86"/>
          <table:table-cell office:value-type="float" office:value="86"/>
          <table:table-cell table:number-columns-repeated="16378"/>
        </table:table-row>
        <table:table-row>
          <table:table-cell table:number-columns-repeated="3"/>
          <table:table-cell office:value-type="float" office:value="200604054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55"/>
          <table:table-cell office:value-type="float" office:value="0.872"/>
          <table:table-cell office:value-type="float" office:value="87.2"/>
          <table:table-cell table:number-columns-repeated="16378"/>
        </table:table-row>
        <table:table-row>
          <table:table-cell table:number-columns-repeated="3"/>
          <table:table-cell office:value-type="float" office:value="200604056"/>
          <table:table-cell office:value-type="float" office:value="0.85"/>
          <table:table-cell office:value-type="float" office:value="85"/>
          <table:table-cell table:number-columns-repeated="16378"/>
        </table:table-row>
        <table:table-row>
          <table:table-cell table:number-columns-repeated="3"/>
          <table:table-cell office:value-type="float" office:value="200604058"/>
          <table:table-cell office:value-type="float" office:value="0.92500000000000004"/>
          <table:table-cell office:value-type="float" office:value="92.5"/>
          <table:table-cell table:number-columns-repeated="16378"/>
        </table:table-row>
        <table:table-row>
          <table:table-cell table:number-columns-repeated="3"/>
          <table:table-cell office:value-type="float" office:value="200604062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64"/>
          <table:table-cell office:value-type="float" office:value="0.84400000000000008"/>
          <table:table-cell office:value-type="float" office:value="84.4"/>
          <table:table-cell table:number-columns-repeated="16378"/>
        </table:table-row>
        <table:table-row>
          <table:table-cell table:number-columns-repeated="3"/>
          <table:table-cell office:value-type="float" office:value="200604067"/>
          <table:table-cell office:value-type="float" office:value="0.85099999999999998"/>
          <table:table-cell office:value-type="float" office:value="85.1"/>
          <table:table-cell table:number-columns-repeated="16378"/>
        </table:table-row>
        <table:table-row>
          <table:table-cell table:number-columns-repeated="3"/>
          <table:table-cell office:value-type="float" office:value="200604068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70"/>
          <table:table-cell office:value-type="float" office:value="0.86"/>
          <table:table-cell office:value-type="float" office:value="86"/>
          <table:table-cell table:number-columns-repeated="16378"/>
        </table:table-row>
        <table:table-row>
          <table:table-cell table:number-columns-repeated="3"/>
          <table:table-cell office:value-type="float" office:value="200604073"/>
          <table:table-cell office:value-type="float" office:value="0.89500000000000002"/>
          <table:table-cell office:value-type="float" office:value="89.5"/>
          <table:table-cell table:number-columns-repeated="16378"/>
        </table:table-row>
        <table:table-row>
          <table:table-cell table:number-columns-repeated="3"/>
          <table:table-cell office:value-type="float" office:value="200604074"/>
          <table:table-cell office:value-type="float" office:value="0.94"/>
          <table:table-cell office:value-type="float" office:value="94"/>
          <table:table-cell table:number-columns-repeated="16378"/>
        </table:table-row>
        <table:table-row>
          <table:table-cell table:number-columns-repeated="3"/>
          <table:table-cell office:value-type="float" office:value="200604076"/>
          <table:table-cell office:value-type="float" office:value="0.95"/>
          <table:table-cell office:value-type="float" office:value="95"/>
          <table:table-cell table:number-columns-repeated="16378"/>
        </table:table-row>
        <table:table-row>
          <table:table-cell table:number-columns-repeated="3"/>
          <table:table-cell office:value-type="float" office:value="200604095"/>
          <table:table-cell office:value-type="float" office:value="0.91849999999999998"/>
          <table:table-cell office:value-type="float" office:value="91.85"/>
          <table:table-cell table:number-columns-repeated="16378"/>
        </table:table-row>
        <table:table-row>
          <table:table-cell table:number-columns-repeated="3"/>
          <table:table-cell office:value-type="float" office:value="200604097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99"/>
          <table:table-cell office:value-type="float" office:value="0.89590000000000003"/>
          <table:table-cell office:value-type="float" office:value="89.59"/>
          <table:table-cell table:number-columns-repeated="16378"/>
        </table:table-row>
        <table:table-row>
          <table:table-cell table:number-columns-repeated="3"/>
          <table:table-cell office:value-type="float" office:value="200604124"/>
          <table:table-cell office:value-type="float" office:value="0.92"/>
          <table:table-cell office:value-type="float" office:value="92"/>
          <table:table-cell table:number-columns-repeated="16378"/>
        </table:table-row>
        <table:table-row>
          <table:table-cell table:number-columns-repeated="3"/>
          <table:table-cell office:value-type="float" office:value="200604158"/>
          <table:table-cell office:value-type="float" office:value="0.91799999999999993"/>
          <table:table-cell office:value-type="float" office:value="91.8"/>
          <table:table-cell table:number-columns-repeated="16378"/>
        </table:table-row>
        <table:table-row>
          <table:table-cell table:number-columns-repeated="3"/>
          <table:table-cell office:value-type="float" office:value="200604170"/>
          <table:table-cell office:value-type="float" office:value="0.9"/>
          <table:table-cell office:value-type="float" office:value="90"/>
          <table:table-cell table:number-columns-repeated="16378"/>
        </table:table-row>
        <table:table-row>
          <table:table-cell table:number-columns-repeated="3"/>
          <table:table-cell office:value-type="float" office:value="200604049"/>
          <table:table-cell office:value-type="float" office:value="0.92"/>
          <table:table-cell office:value-type="float" office:value="92"/>
          <table:table-cell table:number-columns-repeated="16378"/>
        </table:table-row>
        <table:table-row>
          <table:table-cell table:number-columns-repeated="3"/>
          <table:table-cell office:value-type="float" office:value="200604061"/>
          <table:table-cell office:value-type="float" office:value="0.96"/>
          <table:table-cell office:value-type="float" office:value="96"/>
          <table:table-cell table:number-columns-repeated="16378"/>
        </table:table-row>
        <table:table-row>
          <table:table-cell table:number-columns-repeated="3"/>
          <table:table-cell office:value-type="float" office:value="200604096"/>
          <table:table-cell office:value-type="float" office:value="0.91"/>
          <table:table-cell office:value-type="float" office:value="91"/>
          <table:table-cell table:number-columns-repeated="16378"/>
        </table:table-row>
        <table:table-row>
          <table:table-cell table:number-columns-repeated="3"/>
          <table:table-cell office:value-type="float" office:value="200604066"/>
          <table:table-cell office:value-type="float" office:value="0.86"/>
          <table:table-cell office:value-type="float" office:value="86"/>
          <table:table-cell table:number-columns-repeated="16378"/>
        </table:table-row>
        <table:table-row>
          <table:table-cell table:number-columns-repeated="3"/>
          <table:table-cell office:value-type="float" office:value="200604001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009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011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013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044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57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060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071"/>
          <table:table-cell office:value-type="float" office:value="0.95799999999999996"/>
          <table:table-cell office:value-type="float" office:value="95.8"/>
          <table:table-cell table:number-columns-repeated="16378"/>
        </table:table-row>
        <table:table-row>
          <table:table-cell table:number-columns-repeated="3"/>
          <table:table-cell office:value-type="float" office:value="200604100"/>
          <table:table-cell office:value-type="float" office:value="0.88"/>
          <table:table-cell office:value-type="float" office:value="88"/>
          <table:table-cell table:number-columns-repeated="16378"/>
        </table:table-row>
        <table:table-row>
          <table:table-cell table:number-columns-repeated="3"/>
          <table:table-cell office:value-type="float" office:value="200604105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106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118"/>
          <table:table-cell office:value-type="float" office:value="0.871"/>
          <table:table-cell office:value-type="float" office:value="87.1"/>
          <table:table-cell table:number-columns-repeated="16378"/>
        </table:table-row>
        <table:table-row>
          <table:table-cell table:number-columns-repeated="3"/>
          <table:table-cell office:value-type="float" office:value="200604127"/>
          <table:table-cell office:value-type="float" office:value="0.87560000000000004"/>
          <table:table-cell office:value-type="float" office:value="87.56"/>
          <table:table-cell table:number-columns-repeated="16378"/>
        </table:table-row>
        <table:table-row>
          <table:table-cell table:number-columns-repeated="3"/>
          <table:table-cell office:value-type="float" office:value="200604136"/>
          <table:table-cell office:value-type="float" office:value="0.91"/>
          <table:table-cell office:value-type="float" office:value="91"/>
          <table:table-cell table:number-columns-repeated="16378"/>
        </table:table-row>
        <table:table-row>
          <table:table-cell table:number-columns-repeated="3"/>
          <table:table-cell office:value-type="float" office:value="200604140"/>
          <table:table-cell office:value-type="float" office:value="0.85"/>
          <table:table-cell office:value-type="float" office:value="85"/>
          <table:table-cell table:number-columns-repeated="16378"/>
        </table:table-row>
        <table:table-row>
          <table:table-cell table:number-columns-repeated="3"/>
          <table:table-cell office:value-type="float" office:value="200604141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142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143"/>
          <table:table-cell office:value-type="float" office:value="0.92"/>
          <table:table-cell office:value-type="float" office:value="92"/>
          <table:table-cell table:number-columns-repeated="16378"/>
        </table:table-row>
        <table:table-row>
          <table:table-cell table:number-columns-repeated="3"/>
          <table:table-cell office:value-type="float" office:value="200604152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162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163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171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0604003"/>
          <table:table-cell office:value-type="float" office:value="0.97439999999999993"/>
          <table:table-cell office:value-type="float" office:value="97.44"/>
          <table:table-cell table:number-columns-repeated="16378"/>
        </table:table-row>
        <table:table-row>
          <table:table-cell table:number-columns-repeated="3"/>
          <table:table-cell office:value-type="float" office:value="200604012"/>
          <table:table-cell office:value-type="float" office:value="1.1212"/>
          <table:table-cell office:value-type="float" office:value="112.12"/>
          <table:table-cell table:number-columns-repeated="16378"/>
        </table:table-row>
        <table:table-row>
          <table:table-cell table:number-columns-repeated="3"/>
          <table:table-cell office:value-type="float" office:value="200605031"/>
          <table:table-cell office:value-type="float" office:value="0.92599999999999993"/>
          <table:table-cell office:value-type="float" office:value="92.6"/>
          <table:table-cell table:number-columns-repeated="16378"/>
        </table:table-row>
        <table:table-row>
          <table:table-cell table:number-columns-repeated="3"/>
          <table:table-cell office:value-type="float" office:value="200605060"/>
          <table:table-cell office:value-type="float" office:value="1.0165999999999999"/>
          <table:table-cell office:value-type="float" office:value="101.66"/>
          <table:table-cell table:number-columns-repeated="16378"/>
        </table:table-row>
        <table:table-row>
          <table:table-cell table:number-columns-repeated="3"/>
          <table:table-cell office:value-type="float" office:value="20060515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05006"/>
          <table:table-cell office:value-type="float" office:value="1.056"/>
          <table:table-cell office:value-type="float" office:value="105.6"/>
          <table:table-cell table:number-columns-repeated="16378"/>
        </table:table-row>
        <table:table-row>
          <table:table-cell table:number-columns-repeated="3"/>
          <table:table-cell office:value-type="float" office:value="200605019"/>
          <table:table-cell office:value-type="float" office:value="1.056"/>
          <table:table-cell office:value-type="float" office:value="105.6"/>
          <table:table-cell table:number-columns-repeated="16378"/>
        </table:table-row>
        <table:table-row>
          <table:table-cell table:number-columns-repeated="3"/>
          <table:table-cell office:value-type="float" office:value="200605158"/>
          <table:table-cell office:value-type="float" office:value="1.0118"/>
          <table:table-cell office:value-type="float" office:value="101.18"/>
          <table:table-cell table:number-columns-repeated="16378"/>
        </table:table-row>
        <table:table-row>
          <table:table-cell table:number-columns-repeated="3"/>
          <table:table-cell office:value-type="float" office:value="200605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05047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60503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606054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606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606056"/>
          <table:table-cell office:value-type="float" office:value="1.0666"/>
          <table:table-cell office:value-type="float" office:value="106.66"/>
          <table:table-cell table:number-columns-repeated="16378"/>
        </table:table-row>
        <table:table-row>
          <table:table-cell table:number-columns-repeated="3"/>
          <table:table-cell office:value-type="float" office:value="200606100"/>
          <table:table-cell office:value-type="float" office:value="1.0722"/>
          <table:table-cell office:value-type="float" office:value="107.22"/>
          <table:table-cell table:number-columns-repeated="16378"/>
        </table:table-row>
        <table:table-row>
          <table:table-cell table:number-columns-repeated="3"/>
          <table:table-cell office:value-type="float" office:value="200606140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606143"/>
          <table:table-cell office:value-type="float" office:value="1.0666"/>
          <table:table-cell office:value-type="float" office:value="106.66"/>
          <table:table-cell table:number-columns-repeated="16378"/>
        </table:table-row>
        <table:table-row>
          <table:table-cell table:number-columns-repeated="3"/>
          <table:table-cell office:value-type="float" office:value="200606096"/>
          <table:table-cell office:value-type="float" office:value="1.0595000000000001"/>
          <table:table-cell office:value-type="float" office:value="105.95"/>
          <table:table-cell table:number-columns-repeated="16378"/>
        </table:table-row>
        <table:table-row>
          <table:table-cell table:number-columns-repeated="3"/>
          <table:table-cell office:value-type="float" office:value="200606046"/>
          <table:table-cell office:value-type="float" office:value="0.9375"/>
          <table:table-cell office:value-type="float" office:value="93.75"/>
          <table:table-cell table:number-columns-repeated="16378"/>
        </table:table-row>
        <table:table-row>
          <table:table-cell table:number-columns-repeated="3"/>
          <table:table-cell office:value-type="float" office:value="200606070"/>
          <table:table-cell office:value-type="float" office:value="1.00177"/>
          <table:table-cell office:value-type="float" office:value="100.17700000000001"/>
          <table:table-cell table:number-columns-repeated="16378"/>
        </table:table-row>
        <table:table-row>
          <table:table-cell table:number-columns-repeated="3"/>
          <table:table-cell office:value-type="float" office:value="200606158"/>
          <table:table-cell office:value-type="float" office:value="1.0002"/>
          <table:table-cell office:value-type="float" office:value="100.02"/>
          <table:table-cell table:number-columns-repeated="16378"/>
        </table:table-row>
        <table:table-row>
          <table:table-cell table:number-columns-repeated="3"/>
          <table:table-cell office:value-type="float" office:value="200607074"/>
          <table:table-cell office:value-type="float" office:value="1.1200000000000001"/>
          <table:table-cell office:value-type="float" office:value="112"/>
          <table:table-cell table:number-columns-repeated="16378"/>
        </table:table-row>
        <table:table-row>
          <table:table-cell table:number-columns-repeated="3"/>
          <table:table-cell office:value-type="float" office:value="200607016"/>
          <table:table-cell office:value-type="float" office:value="1.0234999999999999"/>
          <table:table-cell office:value-type="float" office:value="102.35"/>
          <table:table-cell table:number-columns-repeated="16378"/>
        </table:table-row>
        <table:table-row>
          <table:table-cell table:number-columns-repeated="3"/>
          <table:table-cell office:value-type="float" office:value="200607038"/>
          <table:table-cell office:value-type="float" office:value="1.0065"/>
          <table:table-cell office:value-type="float" office:value="100.65"/>
          <table:table-cell table:number-columns-repeated="16378"/>
        </table:table-row>
        <table:table-row>
          <table:table-cell table:number-columns-repeated="3"/>
          <table:table-cell office:value-type="float" office:value="20060706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607070"/>
          <table:table-cell office:value-type="float" office:value="1.00004"/>
          <table:table-cell office:value-type="float" office:value="100.004"/>
          <table:table-cell table:number-columns-repeated="16378"/>
        </table:table-row>
        <table:table-row>
          <table:table-cell table:number-columns-repeated="3"/>
          <table:table-cell office:value-type="float" office:value="200607071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608049"/>
          <table:table-cell office:value-type="float" office:value="1.0640000000000001"/>
          <table:table-cell office:value-type="float" office:value="106.4"/>
          <table:table-cell table:number-columns-repeated="16378"/>
        </table:table-row>
        <table:table-row>
          <table:table-cell table:number-columns-repeated="3"/>
          <table:table-cell office:value-type="float" office:value="200608051"/>
          <table:table-cell office:value-type="float" office:value="1.0034999999999998"/>
          <table:table-cell office:value-type="float" office:value="100.35"/>
          <table:table-cell table:number-columns-repeated="16378"/>
        </table:table-row>
        <table:table-row>
          <table:table-cell table:number-columns-repeated="3"/>
          <table:table-cell office:value-type="float" office:value="200608064"/>
          <table:table-cell office:value-type="float" office:value="1.0852999999999999"/>
          <table:table-cell office:value-type="float" office:value="108.53"/>
          <table:table-cell table:number-columns-repeated="16378"/>
        </table:table-row>
        <table:table-row>
          <table:table-cell table:number-columns-repeated="3"/>
          <table:table-cell office:value-type="float" office:value="200608020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60804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608070"/>
          <table:table-cell office:value-type="float" office:value="1.00004"/>
          <table:table-cell office:value-type="float" office:value="100.004"/>
          <table:table-cell table:number-columns-repeated="16378"/>
        </table:table-row>
        <table:table-row>
          <table:table-cell table:number-columns-repeated="3"/>
          <table:table-cell office:value-type="float" office:value="20060907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609127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609001"/>
          <table:table-cell office:value-type="float" office:value="0.98"/>
          <table:table-cell office:value-type="float" office:value="98"/>
          <table:table-cell table:number-columns-repeated="16378"/>
        </table:table-row>
        <table:table-row>
          <table:table-cell table:number-columns-repeated="3"/>
          <table:table-cell office:value-type="float" office:value="20060902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609040"/>
          <table:table-cell office:value-type="float" office:value="1.0735999999999999"/>
          <table:table-cell office:value-type="float" office:value="107.36"/>
          <table:table-cell table:number-columns-repeated="16378"/>
        </table:table-row>
        <table:table-row>
          <table:table-cell table:number-columns-repeated="3"/>
          <table:table-cell office:value-type="float" office:value="200609005"/>
          <table:table-cell office:value-type="float" office:value="0.99379999999999991"/>
          <table:table-cell office:value-type="float" office:value="99.38"/>
          <table:table-cell table:number-columns-repeated="16378"/>
        </table:table-row>
        <table:table-row>
          <table:table-cell table:number-columns-repeated="3"/>
          <table:table-cell office:value-type="float" office:value="200609033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61007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610118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61003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1003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1005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610071"/>
          <table:table-cell office:value-type="float" office:value="1.002475"/>
          <table:table-cell office:value-type="float" office:value="100.2475"/>
          <table:table-cell table:number-columns-repeated="16378"/>
        </table:table-row>
        <table:table-row>
          <table:table-cell table:number-columns-repeated="3"/>
          <table:table-cell office:value-type="float" office:value="20061009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610100"/>
          <table:table-cell office:value-type="float" office:value="1.0734999999999999"/>
          <table:table-cell office:value-type="float" office:value="107.35"/>
          <table:table-cell table:number-columns-repeated="16378"/>
        </table:table-row>
        <table:table-row>
          <table:table-cell table:number-columns-repeated="3"/>
          <table:table-cell office:value-type="float" office:value="200610143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610158"/>
          <table:table-cell office:value-type="float" office:value="1.0275000000000001"/>
          <table:table-cell office:value-type="float" office:value="102.75"/>
          <table:table-cell table:number-columns-repeated="16378"/>
        </table:table-row>
        <table:table-row>
          <table:table-cell table:number-columns-repeated="3"/>
          <table:table-cell office:value-type="float" office:value="200610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610027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200610124"/>
          <table:table-cell office:value-type="float" office:value="1.071"/>
          <table:table-cell office:value-type="float" office:value="107.1"/>
          <table:table-cell table:number-columns-repeated="16378"/>
        </table:table-row>
        <table:table-row>
          <table:table-cell table:number-columns-repeated="3"/>
          <table:table-cell office:value-type="float" office:value="200610028"/>
          <table:table-cell office:value-type="float" office:value="1.1334"/>
          <table:table-cell office:value-type="float" office:value="113.34"/>
          <table:table-cell table:number-columns-repeated="16378"/>
        </table:table-row>
        <table:table-row>
          <table:table-cell table:number-columns-repeated="3"/>
          <table:table-cell office:value-type="float" office:value="20061014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610019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0610038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610106"/>
          <table:table-cell office:value-type="float" office:value="1.0580000000000001"/>
          <table:table-cell office:value-type="float" office:value="105.8"/>
          <table:table-cell table:number-columns-repeated="16378"/>
        </table:table-row>
        <table:table-row>
          <table:table-cell table:number-columns-repeated="3"/>
          <table:table-cell office:value-type="float" office:value="200611021"/>
          <table:table-cell office:value-type="float" office:value="1.0720000000000001"/>
          <table:table-cell office:value-type="float" office:value="107.2"/>
          <table:table-cell table:number-columns-repeated="16378"/>
        </table:table-row>
        <table:table-row>
          <table:table-cell table:number-columns-repeated="3"/>
          <table:table-cell office:value-type="float" office:value="20061103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1105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1114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1102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611076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611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11023"/>
          <table:table-cell office:value-type="float" office:value="0.88960000000000006"/>
          <table:table-cell office:value-type="float" office:value="88.960000000000008"/>
          <table:table-cell table:number-columns-repeated="16378"/>
        </table:table-row>
        <table:table-row>
          <table:table-cell table:number-columns-repeated="3"/>
          <table:table-cell office:value-type="float" office:value="200611136"/>
          <table:table-cell office:value-type="float" office:value="1.0522"/>
          <table:table-cell office:value-type="float" office:value="105.22"/>
          <table:table-cell table:number-columns-repeated="16378"/>
        </table:table-row>
        <table:table-row>
          <table:table-cell table:number-columns-repeated="3"/>
          <table:table-cell office:value-type="float" office:value="200611170"/>
          <table:table-cell office:value-type="float" office:value="1.1200000000000001"/>
          <table:table-cell office:value-type="float" office:value="112"/>
          <table:table-cell table:number-columns-repeated="16378"/>
        </table:table-row>
        <table:table-row>
          <table:table-cell table:number-columns-repeated="3"/>
          <table:table-cell office:value-type="float" office:value="200612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612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612158"/>
          <table:table-cell office:value-type="float" office:value="1.0026999999999999"/>
          <table:table-cell office:value-type="float" office:value="100.27"/>
          <table:table-cell table:number-columns-repeated="16378"/>
        </table:table-row>
        <table:table-row>
          <table:table-cell table:number-columns-repeated="3"/>
          <table:table-cell office:value-type="float" office:value="200612062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2006130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61301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1310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613176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613001"/>
          <table:table-cell office:value-type="float" office:value="1.1257999999999999"/>
          <table:table-cell office:value-type="float" office:value="112.58"/>
          <table:table-cell table:number-columns-repeated="16378"/>
        </table:table-row>
        <table:table-row>
          <table:table-cell table:number-columns-repeated="3"/>
          <table:table-cell office:value-type="float" office:value="200613007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613044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0613158"/>
          <table:table-cell office:value-type="float" office:value="1.0059"/>
          <table:table-cell office:value-type="float" office:value="100.59"/>
          <table:table-cell table:number-columns-repeated="16378"/>
        </table:table-row>
        <table:table-row>
          <table:table-cell table:number-columns-repeated="3"/>
          <table:table-cell office:value-type="float" office:value="200613166"/>
          <table:table-cell office:value-type="float" office:value="1.17"/>
          <table:table-cell office:value-type="float" office:value="117"/>
          <table:table-cell table:number-columns-repeated="16378"/>
        </table:table-row>
        <table:table-row>
          <table:table-cell table:number-columns-repeated="3"/>
          <table:table-cell office:value-type="float" office:value="200613070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613105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613005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613061"/>
          <table:table-cell office:value-type="float" office:value="1.081"/>
          <table:table-cell office:value-type="float" office:value="108.1"/>
          <table:table-cell table:number-columns-repeated="16378"/>
        </table:table-row>
        <table:table-row>
          <table:table-cell table:number-columns-repeated="3"/>
          <table:table-cell office:value-type="float" office:value="200613008"/>
          <table:table-cell office:value-type="float" office:value="1.0201"/>
          <table:table-cell office:value-type="float" office:value="102.01"/>
          <table:table-cell table:number-columns-repeated="16378"/>
        </table:table-row>
        <table:table-row>
          <table:table-cell table:number-columns-repeated="3"/>
          <table:table-cell office:value-type="float" office:value="200613032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613034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61305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613096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613011"/>
          <table:table-cell office:value-type="float" office:value="1.0298"/>
          <table:table-cell office:value-type="float" office:value="102.98"/>
          <table:table-cell table:number-columns-repeated="16378"/>
        </table:table-row>
        <table:table-row>
          <table:table-cell table:number-columns-repeated="3"/>
          <table:table-cell office:value-type="float" office:value="200613003"/>
          <table:table-cell office:value-type="float" office:value="1.0539000000000001"/>
          <table:table-cell office:value-type="float" office:value="105.39"/>
          <table:table-cell table:number-columns-repeated="16378"/>
        </table:table-row>
        <table:table-row>
          <table:table-cell table:number-columns-repeated="3"/>
          <table:table-cell office:value-type="float" office:value="200613174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70205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702062"/>
          <table:table-cell office:value-type="float" office:value="1.0334000000000001"/>
          <table:table-cell office:value-type="float" office:value="103.34"/>
          <table:table-cell table:number-columns-repeated="16378"/>
        </table:table-row>
        <table:table-row>
          <table:table-cell table:number-columns-repeated="3"/>
          <table:table-cell office:value-type="float" office:value="200702040"/>
          <table:table-cell office:value-type="float" office:value="0.97845000000000004"/>
          <table:table-cell office:value-type="float" office:value="97.844999999999999"/>
          <table:table-cell table:number-columns-repeated="16378"/>
        </table:table-row>
        <table:table-row>
          <table:table-cell table:number-columns-repeated="3"/>
          <table:table-cell office:value-type="float" office:value="200702068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702015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0702006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0702104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703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703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703020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703043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703045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703008"/>
          <table:table-cell office:value-type="float" office:value="1.0470999999999999"/>
          <table:table-cell office:value-type="float" office:value="104.71"/>
          <table:table-cell table:number-columns-repeated="16378"/>
        </table:table-row>
        <table:table-row>
          <table:table-cell table:number-columns-repeated="3"/>
          <table:table-cell office:value-type="float" office:value="20070304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704009"/>
          <table:table-cell office:value-type="float" office:value="1.069"/>
          <table:table-cell office:value-type="float" office:value="106.9"/>
          <table:table-cell table:number-columns-repeated="16378"/>
        </table:table-row>
        <table:table-row>
          <table:table-cell table:number-columns-repeated="3"/>
          <table:table-cell office:value-type="float" office:value="200704003"/>
          <table:table-cell office:value-type="float" office:value="1.0483"/>
          <table:table-cell office:value-type="float" office:value="104.83"/>
          <table:table-cell table:number-columns-repeated="16378"/>
        </table:table-row>
        <table:table-row>
          <table:table-cell table:number-columns-repeated="3"/>
          <table:table-cell office:value-type="float" office:value="20070404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70415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04010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0704012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0704025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704030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704064"/>
          <table:table-cell office:value-type="float" office:value="1.0959999999999999"/>
          <table:table-cell office:value-type="float" office:value="109.6"/>
          <table:table-cell table:number-columns-repeated="16378"/>
        </table:table-row>
        <table:table-row>
          <table:table-cell table:number-columns-repeated="3"/>
          <table:table-cell office:value-type="float" office:value="20070409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70414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704143"/>
          <table:table-cell office:value-type="float" office:value="1.0190000000000001"/>
          <table:table-cell office:value-type="float" office:value="101.9"/>
          <table:table-cell table:number-columns-repeated="16378"/>
        </table:table-row>
        <table:table-row>
          <table:table-cell table:number-columns-repeated="3"/>
          <table:table-cell office:value-type="float" office:value="20070417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70417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05019"/>
          <table:table-cell office:value-type="float" office:value="1.071"/>
          <table:table-cell office:value-type="float" office:value="107.1"/>
          <table:table-cell table:number-columns-repeated="16378"/>
        </table:table-row>
        <table:table-row>
          <table:table-cell table:number-columns-repeated="3"/>
          <table:table-cell office:value-type="float" office:value="200705003"/>
          <table:table-cell office:value-type="float" office:value="0.99650000000000005"/>
          <table:table-cell office:value-type="float" office:value="99.65"/>
          <table:table-cell table:number-columns-repeated="16378"/>
        </table:table-row>
        <table:table-row>
          <table:table-cell table:number-columns-repeated="3"/>
          <table:table-cell office:value-type="float" office:value="200705006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070501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705038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0705044"/>
          <table:table-cell office:value-type="float" office:value="1.0674999999999999"/>
          <table:table-cell office:value-type="float" office:value="106.75"/>
          <table:table-cell table:number-columns-repeated="16378"/>
        </table:table-row>
        <table:table-row>
          <table:table-cell table:number-columns-repeated="3"/>
          <table:table-cell office:value-type="float" office:value="200705152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705040"/>
          <table:table-cell office:value-type="float" office:value="1.0740000000000001"/>
          <table:table-cell office:value-type="float" office:value="107.4"/>
          <table:table-cell table:number-columns-repeated="16378"/>
        </table:table-row>
        <table:table-row>
          <table:table-cell table:number-columns-repeated="3"/>
          <table:table-cell office:value-type="float" office:value="200705047"/>
          <table:table-cell office:value-type="float" office:value="1.069"/>
          <table:table-cell office:value-type="float" office:value="106.9"/>
          <table:table-cell table:number-columns-repeated="16378"/>
        </table:table-row>
        <table:table-row>
          <table:table-cell table:number-columns-repeated="3"/>
          <table:table-cell office:value-type="float" office:value="20070509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051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05023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0705110"/>
          <table:table-cell office:value-type="float" office:value="1.0526"/>
          <table:table-cell office:value-type="float" office:value="105.26"/>
          <table:table-cell table:number-columns-repeated="16378"/>
        </table:table-row>
        <table:table-row>
          <table:table-cell table:number-columns-repeated="3"/>
          <table:table-cell office:value-type="float" office:value="200706051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0706024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706060"/>
          <table:table-cell office:value-type="float" office:value="1.077"/>
          <table:table-cell office:value-type="float" office:value="107.7"/>
          <table:table-cell table:number-columns-repeated="16378"/>
        </table:table-row>
        <table:table-row>
          <table:table-cell table:number-columns-repeated="3"/>
          <table:table-cell office:value-type="float" office:value="200706021"/>
          <table:table-cell office:value-type="float" office:value="1.0765"/>
          <table:table-cell office:value-type="float" office:value="107.65"/>
          <table:table-cell table:number-columns-repeated="16378"/>
        </table:table-row>
        <table:table-row>
          <table:table-cell table:number-columns-repeated="3"/>
          <table:table-cell office:value-type="float" office:value="20070606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706037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070606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706005"/>
          <table:table-cell office:value-type="float" office:value="0.98099999999999998"/>
          <table:table-cell office:value-type="float" office:value="98.1"/>
          <table:table-cell table:number-columns-repeated="16378"/>
        </table:table-row>
        <table:table-row>
          <table:table-cell table:number-columns-repeated="3"/>
          <table:table-cell office:value-type="float" office:value="200707107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0707141"/>
          <table:table-cell office:value-type="float" office:value="1.0630999999999999"/>
          <table:table-cell office:value-type="float" office:value="106.31"/>
          <table:table-cell table:number-columns-repeated="16378"/>
        </table:table-row>
        <table:table-row>
          <table:table-cell table:number-columns-repeated="3"/>
          <table:table-cell office:value-type="float" office:value="200707171"/>
          <table:table-cell office:value-type="float" office:value="1.0630999999999999"/>
          <table:table-cell office:value-type="float" office:value="106.31"/>
          <table:table-cell table:number-columns-repeated="16378"/>
        </table:table-row>
        <table:table-row>
          <table:table-cell table:number-columns-repeated="3"/>
          <table:table-cell office:value-type="float" office:value="20070717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708005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0708020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708043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708057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070801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708071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70803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0803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708058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0708158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0709001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0709005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0709104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0709173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709002"/>
          <table:table-cell office:value-type="float" office:value="1.0322"/>
          <table:table-cell office:value-type="float" office:value="103.22"/>
          <table:table-cell table:number-columns-repeated="16378"/>
        </table:table-row>
        <table:table-row>
          <table:table-cell table:number-columns-repeated="3"/>
          <table:table-cell office:value-type="float" office:value="200709045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0709109"/>
          <table:table-cell office:value-type="float" office:value="1.0322"/>
          <table:table-cell office:value-type="float" office:value="103.22"/>
          <table:table-cell table:number-columns-repeated="16378"/>
        </table:table-row>
        <table:table-row>
          <table:table-cell table:number-columns-repeated="3"/>
          <table:table-cell office:value-type="float" office:value="200709127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070916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0902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709036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070906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709007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070900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709033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709158"/>
          <table:table-cell office:value-type="float" office:value="1.0210999999999999"/>
          <table:table-cell office:value-type="float" office:value="102.11"/>
          <table:table-cell table:number-columns-repeated="16378"/>
        </table:table-row>
        <table:table-row>
          <table:table-cell table:number-columns-repeated="3"/>
          <table:table-cell office:value-type="float" office:value="200710005"/>
          <table:table-cell office:value-type="float" office:value="0.97400000000000009"/>
          <table:table-cell office:value-type="float" office:value="97.4"/>
          <table:table-cell table:number-columns-repeated="16378"/>
        </table:table-row>
        <table:table-row>
          <table:table-cell table:number-columns-repeated="3"/>
          <table:table-cell office:value-type="float" office:value="200710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710178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71003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1005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10001"/>
          <table:table-cell office:value-type="float" office:value="0.95599999999999996"/>
          <table:table-cell office:value-type="float" office:value="95.6"/>
          <table:table-cell table:number-columns-repeated="16378"/>
        </table:table-row>
        <table:table-row>
          <table:table-cell table:number-columns-repeated="3"/>
          <table:table-cell office:value-type="float" office:value="200710095"/>
          <table:table-cell office:value-type="float" office:value="1.0659999999999998"/>
          <table:table-cell office:value-type="float" office:value="106.6"/>
          <table:table-cell table:number-columns-repeated="16378"/>
        </table:table-row>
        <table:table-row>
          <table:table-cell table:number-columns-repeated="3"/>
          <table:table-cell office:value-type="float" office:value="200710097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0710098"/>
          <table:table-cell office:value-type="float" office:value="1.0569999999999999"/>
          <table:table-cell office:value-type="float" office:value="105.7"/>
          <table:table-cell table:number-columns-repeated="16378"/>
        </table:table-row>
        <table:table-row>
          <table:table-cell table:number-columns-repeated="3"/>
          <table:table-cell office:value-type="float" office:value="200710172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0710040"/>
          <table:table-cell office:value-type="float" office:value="1.0003"/>
          <table:table-cell office:value-type="float" office:value="100.03"/>
          <table:table-cell table:number-columns-repeated="16378"/>
        </table:table-row>
        <table:table-row>
          <table:table-cell table:number-columns-repeated="3"/>
          <table:table-cell office:value-type="float" office:value="200710136"/>
          <table:table-cell office:value-type="float" office:value="1.0580000000000001"/>
          <table:table-cell office:value-type="float" office:value="105.8"/>
          <table:table-cell table:number-columns-repeated="16378"/>
        </table:table-row>
        <table:table-row>
          <table:table-cell table:number-columns-repeated="3"/>
          <table:table-cell office:value-type="float" office:value="200710124"/>
          <table:table-cell office:value-type="float" office:value="1.133"/>
          <table:table-cell office:value-type="float" office:value="113.3"/>
          <table:table-cell table:number-columns-repeated="16378"/>
        </table:table-row>
        <table:table-row>
          <table:table-cell table:number-columns-repeated="3"/>
          <table:table-cell office:value-type="float" office:value="200711038"/>
          <table:table-cell office:value-type="float" office:value="1.0720000000000001"/>
          <table:table-cell office:value-type="float" office:value="107.2"/>
          <table:table-cell table:number-columns-repeated="16378"/>
        </table:table-row>
        <table:table-row>
          <table:table-cell table:number-columns-repeated="3"/>
          <table:table-cell office:value-type="float" office:value="200711068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0711036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071102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711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12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712054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712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712055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71214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12062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71204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712061"/>
          <table:table-cell office:value-type="float" office:value="1.073"/>
          <table:table-cell office:value-type="float" office:value="107.3"/>
          <table:table-cell table:number-columns-repeated="16378"/>
        </table:table-row>
        <table:table-row>
          <table:table-cell table:number-columns-repeated="3"/>
          <table:table-cell office:value-type="float" office:value="200713101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71305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71310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713001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0713003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713007"/>
          <table:table-cell office:value-type="float" office:value="1.036"/>
          <table:table-cell office:value-type="float" office:value="103.6"/>
          <table:table-cell table:number-columns-repeated="16378"/>
        </table:table-row>
        <table:table-row>
          <table:table-cell table:number-columns-repeated="3"/>
          <table:table-cell office:value-type="float" office:value="200713032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713034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713005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0713176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0713008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713013"/>
          <table:table-cell office:value-type="float" office:value="1.0151999999999999"/>
          <table:table-cell office:value-type="float" office:value="101.52"/>
          <table:table-cell table:number-columns-repeated="16378"/>
        </table:table-row>
        <table:table-row>
          <table:table-cell table:number-columns-repeated="3"/>
          <table:table-cell office:value-type="float" office:value="200713058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0713067"/>
          <table:table-cell office:value-type="float" office:value="1.0175000000000001"/>
          <table:table-cell office:value-type="float" office:value="101.75"/>
          <table:table-cell table:number-columns-repeated="16378"/>
        </table:table-row>
        <table:table-row>
          <table:table-cell table:number-columns-repeated="3"/>
          <table:table-cell office:value-type="float" office:value="200713172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71317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713181"/>
          <table:table-cell office:value-type="float" office:value="1.0659999999999998"/>
          <table:table-cell office:value-type="float" office:value="106.6"/>
          <table:table-cell table:number-columns-repeated="16378"/>
        </table:table-row>
        <table:table-row>
          <table:table-cell table:number-columns-repeated="3"/>
          <table:table-cell office:value-type="float" office:value="200713051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0802057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802021"/>
          <table:table-cell office:value-type="float" office:value="1.0625"/>
          <table:table-cell office:value-type="float" office:value="106.25"/>
          <table:table-cell table:number-columns-repeated="16378"/>
        </table:table-row>
        <table:table-row>
          <table:table-cell table:number-columns-repeated="3"/>
          <table:table-cell office:value-type="float" office:value="200802038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080213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802025"/>
          <table:table-cell office:value-type="float" office:value="1.0000249999999999"/>
          <table:table-cell office:value-type="float" office:value="100.0025"/>
          <table:table-cell table:number-columns-repeated="16378"/>
        </table:table-row>
        <table:table-row>
          <table:table-cell table:number-columns-repeated="3"/>
          <table:table-cell office:value-type="float" office:value="200802019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080204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802152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802174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0802015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080204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8021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3054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80309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80303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803173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0803027"/>
          <table:table-cell office:value-type="float" office:value="1.0377000000000001"/>
          <table:table-cell office:value-type="float" office:value="103.77"/>
          <table:table-cell table:number-columns-repeated="16378"/>
        </table:table-row>
        <table:table-row>
          <table:table-cell table:number-columns-repeated="3"/>
          <table:table-cell office:value-type="float" office:value="200803009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0804013"/>
          <table:table-cell office:value-type="float" office:value="1.0286999999999999"/>
          <table:table-cell office:value-type="float" office:value="102.87"/>
          <table:table-cell table:number-columns-repeated="16378"/>
        </table:table-row>
        <table:table-row>
          <table:table-cell table:number-columns-repeated="3"/>
          <table:table-cell office:value-type="float" office:value="200804033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0804158"/>
          <table:table-cell office:value-type="float" office:value="1.0466"/>
          <table:table-cell office:value-type="float" office:value="104.66"/>
          <table:table-cell table:number-columns-repeated="16378"/>
        </table:table-row>
        <table:table-row>
          <table:table-cell table:number-columns-repeated="3"/>
          <table:table-cell office:value-type="float" office:value="200804183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804024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200804051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80414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80414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804180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804064"/>
          <table:table-cell office:value-type="float" office:value="1.081"/>
          <table:table-cell office:value-type="float" office:value="108.1"/>
          <table:table-cell table:number-columns-repeated="16378"/>
        </table:table-row>
        <table:table-row>
          <table:table-cell table:number-columns-repeated="3"/>
          <table:table-cell office:value-type="float" office:value="20080404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405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4010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0804012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0804030"/>
          <table:table-cell office:value-type="float" office:value="1.0530999999999999"/>
          <table:table-cell office:value-type="float" office:value="105.31"/>
          <table:table-cell table:number-columns-repeated="16378"/>
        </table:table-row>
        <table:table-row>
          <table:table-cell table:number-columns-repeated="3"/>
          <table:table-cell office:value-type="float" office:value="200804062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0804141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804171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804173"/>
          <table:table-cell office:value-type="float" office:value="1.0183"/>
          <table:table-cell office:value-type="float" office:value="101.83"/>
          <table:table-cell table:number-columns-repeated="16378"/>
        </table:table-row>
        <table:table-row>
          <table:table-cell table:number-columns-repeated="3"/>
          <table:table-cell office:value-type="float" office:value="200804179"/>
          <table:table-cell office:value-type="float" office:value="1.085"/>
          <table:table-cell office:value-type="float" office:value="108.5"/>
          <table:table-cell table:number-columns-repeated="16378"/>
        </table:table-row>
        <table:table-row>
          <table:table-cell table:number-columns-repeated="3"/>
          <table:table-cell office:value-type="float" office:value="20080406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80500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80517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805017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80503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506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5174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200805044"/>
          <table:table-cell office:value-type="float" office:value="1.0680000000000001"/>
          <table:table-cell office:value-type="float" office:value="106.8"/>
          <table:table-cell table:number-columns-repeated="16378"/>
        </table:table-row>
        <table:table-row>
          <table:table-cell table:number-columns-repeated="3"/>
          <table:table-cell office:value-type="float" office:value="200805106"/>
          <table:table-cell office:value-type="float" office:value="1.0466"/>
          <table:table-cell office:value-type="float" office:value="104.66"/>
          <table:table-cell table:number-columns-repeated="16378"/>
        </table:table-row>
        <table:table-row>
          <table:table-cell table:number-columns-repeated="3"/>
          <table:table-cell office:value-type="float" office:value="200805107"/>
          <table:table-cell office:value-type="float" office:value="1.0509999999999999"/>
          <table:table-cell office:value-type="float" office:value="105.1"/>
          <table:table-cell table:number-columns-repeated="16378"/>
        </table:table-row>
        <table:table-row>
          <table:table-cell table:number-columns-repeated="3"/>
          <table:table-cell office:value-type="float" office:value="200805173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805047"/>
          <table:table-cell office:value-type="float" office:value="1.0640000000000001"/>
          <table:table-cell office:value-type="float" office:value="106.4"/>
          <table:table-cell table:number-columns-repeated="16378"/>
        </table:table-row>
        <table:table-row>
          <table:table-cell table:number-columns-repeated="3"/>
          <table:table-cell office:value-type="float" office:value="20080509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5098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0806002"/>
          <table:table-cell office:value-type="float" office:value="1.093"/>
          <table:table-cell office:value-type="float" office:value="109.3"/>
          <table:table-cell table:number-columns-repeated="16378"/>
        </table:table-row>
        <table:table-row>
          <table:table-cell table:number-columns-repeated="3"/>
          <table:table-cell office:value-type="float" office:value="200806060"/>
          <table:table-cell office:value-type="float" office:value="1.0505"/>
          <table:table-cell office:value-type="float" office:value="105.05"/>
          <table:table-cell table:number-columns-repeated="16378"/>
        </table:table-row>
        <table:table-row>
          <table:table-cell table:number-columns-repeated="3"/>
          <table:table-cell office:value-type="float" office:value="200806109"/>
          <table:table-cell office:value-type="float" office:value="1.093"/>
          <table:table-cell office:value-type="float" office:value="109.3"/>
          <table:table-cell table:number-columns-repeated="16378"/>
        </table:table-row>
        <table:table-row>
          <table:table-cell table:number-columns-repeated="3"/>
          <table:table-cell office:value-type="float" office:value="200806136"/>
          <table:table-cell office:value-type="float" office:value="1.0640000000000001"/>
          <table:table-cell office:value-type="float" office:value="106.4"/>
          <table:table-cell table:number-columns-repeated="16378"/>
        </table:table-row>
        <table:table-row>
          <table:table-cell table:number-columns-repeated="3"/>
          <table:table-cell office:value-type="float" office:value="200806182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080605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806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806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6073"/>
          <table:table-cell office:value-type="float" office:value="1.0037"/>
          <table:table-cell office:value-type="float" office:value="100.37"/>
          <table:table-cell table:number-columns-repeated="16378"/>
        </table:table-row>
        <table:table-row>
          <table:table-cell table:number-columns-repeated="3"/>
          <table:table-cell office:value-type="float" office:value="200806174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0806013"/>
          <table:table-cell office:value-type="float" office:value="1.0072000000000001"/>
          <table:table-cell office:value-type="float" office:value="100.72"/>
          <table:table-cell table:number-columns-repeated="16378"/>
        </table:table-row>
        <table:table-row>
          <table:table-cell table:number-columns-repeated="3"/>
          <table:table-cell office:value-type="float" office:value="200806025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806140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806143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0807033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807073"/>
          <table:table-cell office:value-type="float" office:value="1.0337000000000001"/>
          <table:table-cell office:value-type="float" office:value="103.37"/>
          <table:table-cell table:number-columns-repeated="16378"/>
        </table:table-row>
        <table:table-row>
          <table:table-cell table:number-columns-repeated="3"/>
          <table:table-cell office:value-type="float" office:value="200807141"/>
          <table:table-cell office:value-type="float" office:value="1.0446"/>
          <table:table-cell office:value-type="float" office:value="104.46"/>
          <table:table-cell table:number-columns-repeated="16378"/>
        </table:table-row>
        <table:table-row>
          <table:table-cell table:number-columns-repeated="3"/>
          <table:table-cell office:value-type="float" office:value="200807171"/>
          <table:table-cell office:value-type="float" office:value="1.0446"/>
          <table:table-cell office:value-type="float" office:value="104.46"/>
          <table:table-cell table:number-columns-repeated="16378"/>
        </table:table-row>
        <table:table-row>
          <table:table-cell table:number-columns-repeated="3"/>
          <table:table-cell office:value-type="float" office:value="200807101"/>
          <table:table-cell office:value-type="float" office:value="1.0959999999999999"/>
          <table:table-cell office:value-type="float" office:value="109.6"/>
          <table:table-cell table:number-columns-repeated="16378"/>
        </table:table-row>
        <table:table-row>
          <table:table-cell table:number-columns-repeated="3"/>
          <table:table-cell office:value-type="float" office:value="200807029"/>
          <table:table-cell office:value-type="float" office:value="1.071"/>
          <table:table-cell office:value-type="float" office:value="107.1"/>
          <table:table-cell table:number-columns-repeated="16378"/>
        </table:table-row>
        <table:table-row>
          <table:table-cell table:number-columns-repeated="3"/>
          <table:table-cell office:value-type="float" office:value="200807057"/>
          <table:table-cell office:value-type="float" office:value="1.095"/>
          <table:table-cell office:value-type="float" office:value="109.5"/>
          <table:table-cell table:number-columns-repeated="16378"/>
        </table:table-row>
        <table:table-row>
          <table:table-cell table:number-columns-repeated="3"/>
          <table:table-cell office:value-type="float" office:value="200807028"/>
          <table:table-cell office:value-type="float" office:value="1.0625"/>
          <table:table-cell office:value-type="float" office:value="106.25"/>
          <table:table-cell table:number-columns-repeated="16378"/>
        </table:table-row>
        <table:table-row>
          <table:table-cell table:number-columns-repeated="3"/>
          <table:table-cell office:value-type="float" office:value="200807046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807038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807055"/>
          <table:table-cell office:value-type="float" office:value="1.0517000000000001"/>
          <table:table-cell office:value-type="float" office:value="105.17"/>
          <table:table-cell table:number-columns-repeated="16378"/>
        </table:table-row>
        <table:table-row>
          <table:table-cell table:number-columns-repeated="3"/>
          <table:table-cell office:value-type="float" office:value="200807062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807142"/>
          <table:table-cell office:value-type="float" office:value="1.0517000000000001"/>
          <table:table-cell office:value-type="float" office:value="105.17"/>
          <table:table-cell table:number-columns-repeated="16378"/>
        </table:table-row>
        <table:table-row>
          <table:table-cell table:number-columns-repeated="3"/>
          <table:table-cell office:value-type="float" office:value="200808008"/>
          <table:table-cell office:value-type="float" office:value="1.091"/>
          <table:table-cell office:value-type="float" office:value="109.1"/>
          <table:table-cell table:number-columns-repeated="16378"/>
        </table:table-row>
        <table:table-row>
          <table:table-cell table:number-columns-repeated="3"/>
          <table:table-cell office:value-type="float" office:value="200808031"/>
          <table:table-cell office:value-type="float" office:value="1.056"/>
          <table:table-cell office:value-type="float" office:value="105.6"/>
          <table:table-cell table:number-columns-repeated="16378"/>
        </table:table-row>
        <table:table-row>
          <table:table-cell table:number-columns-repeated="3"/>
          <table:table-cell office:value-type="float" office:value="200808061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808136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0808020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0808043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0808045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080807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808127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0808015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0808051"/>
          <table:table-cell office:value-type="float" office:value="1.0347"/>
          <table:table-cell office:value-type="float" office:value="103.47"/>
          <table:table-cell table:number-columns-repeated="16378"/>
        </table:table-row>
        <table:table-row>
          <table:table-cell table:number-columns-repeated="3"/>
          <table:table-cell office:value-type="float" office:value="20080805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8068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808104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809001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0809007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0809158"/>
          <table:table-cell office:value-type="float" office:value="1.0227999999999999"/>
          <table:table-cell office:value-type="float" office:value="102.28"/>
          <table:table-cell table:number-columns-repeated="16378"/>
        </table:table-row>
        <table:table-row>
          <table:table-cell table:number-columns-repeated="3"/>
          <table:table-cell office:value-type="float" office:value="200809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80906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09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809032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0809034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0809036"/>
          <table:table-cell office:value-type="float" office:value="1.103"/>
          <table:table-cell office:value-type="float" office:value="110.3"/>
          <table:table-cell table:number-columns-repeated="16378"/>
        </table:table-row>
        <table:table-row>
          <table:table-cell table:number-columns-repeated="3"/>
          <table:table-cell office:value-type="float" office:value="200809060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809016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809174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200809182"/>
          <table:table-cell office:value-type="float" office:value="1.1499999999999999"/>
          <table:table-cell office:value-type="float" office:value="115"/>
          <table:table-cell table:number-columns-repeated="16378"/>
        </table:table-row>
        <table:table-row>
          <table:table-cell table:number-columns-repeated="3"/>
          <table:table-cell office:value-type="float" office:value="200809006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0809097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0809172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0809038"/>
          <table:table-cell office:value-type="float" office:value="1.071"/>
          <table:table-cell office:value-type="float" office:value="107.1"/>
          <table:table-cell table:number-columns-repeated="16378"/>
        </table:table-row>
        <table:table-row>
          <table:table-cell table:number-columns-repeated="3"/>
          <table:table-cell office:value-type="float" office:value="200809044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810021"/>
          <table:table-cell office:value-type="float" office:value="1.0659999999999998"/>
          <table:table-cell office:value-type="float" office:value="106.6"/>
          <table:table-cell table:number-columns-repeated="16378"/>
        </table:table-row>
        <table:table-row>
          <table:table-cell table:number-columns-repeated="3"/>
          <table:table-cell office:value-type="float" office:value="200810027"/>
          <table:table-cell office:value-type="float" office:value="1.0629999999999999"/>
          <table:table-cell office:value-type="float" office:value="106.3"/>
          <table:table-cell table:number-columns-repeated="16378"/>
        </table:table-row>
        <table:table-row>
          <table:table-cell table:number-columns-repeated="3"/>
          <table:table-cell office:value-type="float" office:value="200810110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0810098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0810174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0810003"/>
          <table:table-cell office:value-type="float" office:value="0.99459999999999993"/>
          <table:table-cell office:value-type="float" office:value="99.46"/>
          <table:table-cell table:number-columns-repeated="16378"/>
        </table:table-row>
        <table:table-row>
          <table:table-cell table:number-columns-repeated="3"/>
          <table:table-cell office:value-type="float" office:value="200810073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810037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20081102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811068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0811019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81218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0812054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812099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813006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0813019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0813001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0813003"/>
          <table:table-cell office:value-type="float" office:value="0.95299999999999996"/>
          <table:table-cell office:value-type="float" office:value="95.3"/>
          <table:table-cell table:number-columns-repeated="16378"/>
        </table:table-row>
        <table:table-row>
          <table:table-cell table:number-columns-repeated="3"/>
          <table:table-cell office:value-type="float" office:value="200813007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813044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0813158"/>
          <table:table-cell office:value-type="float" office:value="1.0054000000000001"/>
          <table:table-cell office:value-type="float" office:value="100.54"/>
          <table:table-cell table:number-columns-repeated="16378"/>
        </table:table-row>
        <table:table-row>
          <table:table-cell table:number-columns-repeated="3"/>
          <table:table-cell office:value-type="float" office:value="200813005"/>
          <table:table-cell office:value-type="float" office:value="1.0740000000000001"/>
          <table:table-cell office:value-type="float" office:value="107.4"/>
          <table:table-cell table:number-columns-repeated="16378"/>
        </table:table-row>
        <table:table-row>
          <table:table-cell table:number-columns-repeated="3"/>
          <table:table-cell office:value-type="float" office:value="20081301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813058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813136"/>
          <table:table-cell office:value-type="float" office:value="1.0698000000000001"/>
          <table:table-cell office:value-type="float" office:value="106.98"/>
          <table:table-cell table:number-columns-repeated="16378"/>
        </table:table-row>
        <table:table-row>
          <table:table-cell table:number-columns-repeated="3"/>
          <table:table-cell office:value-type="float" office:value="200813141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813171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0813176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0813031"/>
          <table:table-cell office:value-type="float" office:value="1.0225"/>
          <table:table-cell office:value-type="float" office:value="102.25"/>
          <table:table-cell table:number-columns-repeated="16378"/>
        </table:table-row>
        <table:table-row>
          <table:table-cell table:number-columns-repeated="3"/>
          <table:table-cell office:value-type="float" office:value="200813057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90200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902051"/>
          <table:table-cell office:value-type="float" office:value="1.0865"/>
          <table:table-cell office:value-type="float" office:value="108.65"/>
          <table:table-cell table:number-columns-repeated="16378"/>
        </table:table-row>
        <table:table-row>
          <table:table-cell table:number-columns-repeated="3"/>
          <table:table-cell office:value-type="float" office:value="200902010"/>
          <table:table-cell office:value-type="float" office:value="1.1559999999999999"/>
          <table:table-cell office:value-type="float" office:value="115.6"/>
          <table:table-cell table:number-columns-repeated="16378"/>
        </table:table-row>
        <table:table-row>
          <table:table-cell table:number-columns-repeated="3"/>
          <table:table-cell office:value-type="float" office:value="20090201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902101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200902021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902062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0902073"/>
          <table:table-cell office:value-type="float" office:value="1.0158"/>
          <table:table-cell office:value-type="float" office:value="101.58"/>
          <table:table-cell table:number-columns-repeated="16378"/>
        </table:table-row>
        <table:table-row>
          <table:table-cell table:number-columns-repeated="3"/>
          <table:table-cell office:value-type="float" office:value="20090204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9020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902068"/>
          <table:table-cell office:value-type="float" office:value="1.0006999999999999"/>
          <table:table-cell office:value-type="float" office:value="100.07"/>
          <table:table-cell table:number-columns-repeated="16378"/>
        </table:table-row>
        <table:table-row>
          <table:table-cell table:number-columns-repeated="3"/>
          <table:table-cell office:value-type="float" office:value="2009021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902140"/>
          <table:table-cell office:value-type="float" office:value="1.0459000000000001"/>
          <table:table-cell office:value-type="float" office:value="104.59"/>
          <table:table-cell table:number-columns-repeated="16378"/>
        </table:table-row>
        <table:table-row>
          <table:table-cell table:number-columns-repeated="3"/>
          <table:table-cell office:value-type="float" office:value="200902143"/>
          <table:table-cell office:value-type="float" office:value="1.0027999999999999"/>
          <table:table-cell office:value-type="float" office:value="100.28"/>
          <table:table-cell table:number-columns-repeated="16378"/>
        </table:table-row>
        <table:table-row>
          <table:table-cell table:number-columns-repeated="3"/>
          <table:table-cell office:value-type="float" office:value="200902061"/>
          <table:table-cell office:value-type="float" office:value="1.054"/>
          <table:table-cell office:value-type="float" office:value="105.4"/>
          <table:table-cell table:number-columns-repeated="16378"/>
        </table:table-row>
        <table:table-row>
          <table:table-cell table:number-columns-repeated="3"/>
          <table:table-cell office:value-type="float" office:value="200902030"/>
          <table:table-cell office:value-type="float" office:value="1.0940000000000001"/>
          <table:table-cell office:value-type="float" office:value="109.4"/>
          <table:table-cell table:number-columns-repeated="16378"/>
        </table:table-row>
        <table:table-row>
          <table:table-cell table:number-columns-repeated="3"/>
          <table:table-cell office:value-type="float" office:value="200903176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0903006"/>
          <table:table-cell office:value-type="float" office:value="1.0509999999999999"/>
          <table:table-cell office:value-type="float" office:value="105.1"/>
          <table:table-cell table:number-columns-repeated="16378"/>
        </table:table-row>
        <table:table-row>
          <table:table-cell table:number-columns-repeated="3"/>
          <table:table-cell office:value-type="float" office:value="20090301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903047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0903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903060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0903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903158"/>
          <table:table-cell office:value-type="float" office:value="1.0465"/>
          <table:table-cell office:value-type="float" office:value="104.65"/>
          <table:table-cell table:number-columns-repeated="16378"/>
        </table:table-row>
        <table:table-row>
          <table:table-cell table:number-columns-repeated="3"/>
          <table:table-cell office:value-type="float" office:value="200903182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0903037"/>
          <table:table-cell office:value-type="float" office:value="1.0326"/>
          <table:table-cell office:value-type="float" office:value="103.26"/>
          <table:table-cell table:number-columns-repeated="16378"/>
        </table:table-row>
        <table:table-row>
          <table:table-cell table:number-columns-repeated="3"/>
          <table:table-cell office:value-type="float" office:value="20090307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903040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903106"/>
          <table:table-cell office:value-type="float" office:value="1.0317000000000001"/>
          <table:table-cell office:value-type="float" office:value="103.17"/>
          <table:table-cell table:number-columns-repeated="16378"/>
        </table:table-row>
        <table:table-row>
          <table:table-cell table:number-columns-repeated="3"/>
          <table:table-cell office:value-type="float" office:value="200903006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090306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903064"/>
          <table:table-cell office:value-type="float" office:value="1.0578000000000001"/>
          <table:table-cell office:value-type="float" office:value="105.78"/>
          <table:table-cell table:number-columns-repeated="16378"/>
        </table:table-row>
        <table:table-row>
          <table:table-cell table:number-columns-repeated="3"/>
          <table:table-cell office:value-type="float" office:value="200904006"/>
          <table:table-cell office:value-type="float" office:value="1.0024"/>
          <table:table-cell office:value-type="float" office:value="100.24"/>
          <table:table-cell table:number-columns-repeated="16378"/>
        </table:table-row>
        <table:table-row>
          <table:table-cell table:number-columns-repeated="3"/>
          <table:table-cell office:value-type="float" office:value="200904057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0904073"/>
          <table:table-cell office:value-type="float" office:value="1.0048000000000001"/>
          <table:table-cell office:value-type="float" office:value="100.48"/>
          <table:table-cell table:number-columns-repeated="16378"/>
        </table:table-row>
        <table:table-row>
          <table:table-cell table:number-columns-repeated="3"/>
          <table:table-cell office:value-type="float" office:value="200904107"/>
          <table:table-cell office:value-type="float" office:value="1.0461"/>
          <table:table-cell office:value-type="float" office:value="104.61"/>
          <table:table-cell table:number-columns-repeated="16378"/>
        </table:table-row>
        <table:table-row>
          <table:table-cell table:number-columns-repeated="3"/>
          <table:table-cell office:value-type="float" office:value="200904012"/>
          <table:table-cell office:value-type="float" office:value="1.036"/>
          <table:table-cell office:value-type="float" office:value="103.6"/>
          <table:table-cell table:number-columns-repeated="16378"/>
        </table:table-row>
        <table:table-row>
          <table:table-cell table:number-columns-repeated="3"/>
          <table:table-cell office:value-type="float" office:value="200904101"/>
          <table:table-cell office:value-type="float" office:value="1.0609"/>
          <table:table-cell office:value-type="float" office:value="106.09"/>
          <table:table-cell table:number-columns-repeated="16378"/>
        </table:table-row>
        <table:table-row>
          <table:table-cell table:number-columns-repeated="3"/>
          <table:table-cell office:value-type="float" office:value="200904173"/>
          <table:table-cell office:value-type="float" office:value="1.0044"/>
          <table:table-cell office:value-type="float" office:value="100.44"/>
          <table:table-cell table:number-columns-repeated="16378"/>
        </table:table-row>
        <table:table-row>
          <table:table-cell table:number-columns-repeated="3"/>
          <table:table-cell office:value-type="float" office:value="20090417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090403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904106"/>
          <table:table-cell office:value-type="float" office:value="1.0398000000000001"/>
          <table:table-cell office:value-type="float" office:value="103.98"/>
          <table:table-cell table:number-columns-repeated="16378"/>
        </table:table-row>
        <table:table-row>
          <table:table-cell table:number-columns-repeated="3"/>
          <table:table-cell office:value-type="float" office:value="20090518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905183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90504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90507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090501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90509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905172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0905068"/>
          <table:table-cell office:value-type="float" office:value="1.0006999999999999"/>
          <table:table-cell office:value-type="float" office:value="100.07"/>
          <table:table-cell table:number-columns-repeated="16378"/>
        </table:table-row>
        <table:table-row>
          <table:table-cell table:number-columns-repeated="3"/>
          <table:table-cell office:value-type="float" office:value="200905173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0906098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0906073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906020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0906043"/>
          <table:table-cell office:value-type="float" office:value="0.97699999999999998"/>
          <table:table-cell office:value-type="float" office:value="97.7"/>
          <table:table-cell table:number-columns-repeated="16378"/>
        </table:table-row>
        <table:table-row>
          <table:table-cell table:number-columns-repeated="3"/>
          <table:table-cell office:value-type="float" office:value="200906045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0906174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0906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906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906036"/>
          <table:table-cell office:value-type="float" office:value="1.0334999999999999"/>
          <table:table-cell office:value-type="float" office:value="103.35"/>
          <table:table-cell table:number-columns-repeated="16378"/>
        </table:table-row>
        <table:table-row>
          <table:table-cell table:number-columns-repeated="3"/>
          <table:table-cell office:value-type="float" office:value="200906174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0906029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0907002"/>
          <table:table-cell office:value-type="float" office:value="1.0017"/>
          <table:table-cell office:value-type="float" office:value="100.17"/>
          <table:table-cell table:number-columns-repeated="16378"/>
        </table:table-row>
        <table:table-row>
          <table:table-cell table:number-columns-repeated="3"/>
          <table:table-cell office:value-type="float" office:value="200908158"/>
          <table:table-cell office:value-type="float" office:value="0.99750000000000005"/>
          <table:table-cell office:value-type="float" office:value="99.75"/>
          <table:table-cell table:number-columns-repeated="16378"/>
        </table:table-row>
        <table:table-row>
          <table:table-cell table:number-columns-repeated="3"/>
          <table:table-cell office:value-type="float" office:value="20090807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908007"/>
          <table:table-cell office:value-type="float" office:value="1.0005999999999999"/>
          <table:table-cell office:value-type="float" office:value="100.06"/>
          <table:table-cell table:number-columns-repeated="16378"/>
        </table:table-row>
        <table:table-row>
          <table:table-cell table:number-columns-repeated="3"/>
          <table:table-cell office:value-type="float" office:value="200908025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0909158"/>
          <table:table-cell office:value-type="float" office:value="1.0185999999999999"/>
          <table:table-cell office:value-type="float" office:value="101.86"/>
          <table:table-cell table:number-columns-repeated="16378"/>
        </table:table-row>
        <table:table-row>
          <table:table-cell table:number-columns-repeated="3"/>
          <table:table-cell office:value-type="float" office:value="200909007"/>
          <table:table-cell office:value-type="float" office:value="1.0004"/>
          <table:table-cell office:value-type="float" office:value="100.04"/>
          <table:table-cell table:number-columns-repeated="16378"/>
        </table:table-row>
        <table:table-row>
          <table:table-cell table:number-columns-repeated="3"/>
          <table:table-cell office:value-type="float" office:value="200909020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90904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909045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0909158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20090905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90909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909046"/>
          <table:table-cell office:value-type="float" office:value="1.0427999999999999"/>
          <table:table-cell office:value-type="float" office:value="104.28"/>
          <table:table-cell table:number-columns-repeated="16378"/>
        </table:table-row>
        <table:table-row>
          <table:table-cell table:number-columns-repeated="3"/>
          <table:table-cell office:value-type="float" office:value="20090909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909172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0910101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0910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0911178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0911124"/>
          <table:table-cell office:value-type="float" office:value="1.0590000000000002"/>
          <table:table-cell office:value-type="float" office:value="105.9"/>
          <table:table-cell table:number-columns-repeated="16378"/>
        </table:table-row>
        <table:table-row>
          <table:table-cell table:number-columns-repeated="3"/>
          <table:table-cell office:value-type="float" office:value="20091112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0911110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091201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0913001"/>
          <table:table-cell office:value-type="float" office:value="1.127"/>
          <table:table-cell office:value-type="float" office:value="112.7"/>
          <table:table-cell table:number-columns-repeated="16378"/>
        </table:table-row>
        <table:table-row>
          <table:table-cell table:number-columns-repeated="3"/>
          <table:table-cell office:value-type="float" office:value="200913007"/>
          <table:table-cell office:value-type="float" office:value="1.0004"/>
          <table:table-cell office:value-type="float" office:value="100.04"/>
          <table:table-cell table:number-columns-repeated="16378"/>
        </table:table-row>
        <table:table-row>
          <table:table-cell table:number-columns-repeated="3"/>
          <table:table-cell office:value-type="float" office:value="200913108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0913176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091301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002136"/>
          <table:table-cell office:value-type="float" office:value="1.0299"/>
          <table:table-cell office:value-type="float" office:value="102.99"/>
          <table:table-cell table:number-columns-repeated="16378"/>
        </table:table-row>
        <table:table-row>
          <table:table-cell table:number-columns-repeated="3"/>
          <table:table-cell office:value-type="float" office:value="201002062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002174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00218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00204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002068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1002067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003095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003107"/>
          <table:table-cell office:value-type="float" office:value="1.0229000000000001"/>
          <table:table-cell office:value-type="float" office:value="102.29"/>
          <table:table-cell table:number-columns-repeated="16378"/>
        </table:table-row>
        <table:table-row>
          <table:table-cell table:number-columns-repeated="3"/>
          <table:table-cell office:value-type="float" office:value="201003006"/>
          <table:table-cell office:value-type="float" office:value="1.0170999999999999"/>
          <table:table-cell office:value-type="float" office:value="101.71"/>
          <table:table-cell table:number-columns-repeated="16378"/>
        </table:table-row>
        <table:table-row>
          <table:table-cell table:number-columns-repeated="3"/>
          <table:table-cell office:value-type="float" office:value="201003019"/>
          <table:table-cell office:value-type="float" office:value="1.0209000000000001"/>
          <table:table-cell office:value-type="float" office:value="102.09"/>
          <table:table-cell table:number-columns-repeated="16378"/>
        </table:table-row>
        <table:table-row>
          <table:table-cell table:number-columns-repeated="3"/>
          <table:table-cell office:value-type="float" office:value="201004098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004002"/>
          <table:table-cell office:value-type="float" office:value="1.0669999999999999"/>
          <table:table-cell office:value-type="float" office:value="106.7"/>
          <table:table-cell table:number-columns-repeated="16378"/>
        </table:table-row>
        <table:table-row>
          <table:table-cell table:number-columns-repeated="3"/>
          <table:table-cell office:value-type="float" office:value="201004109"/>
          <table:table-cell office:value-type="float" office:value="1.0669999999999999"/>
          <table:table-cell office:value-type="float" office:value="106.7"/>
          <table:table-cell table:number-columns-repeated="16378"/>
        </table:table-row>
        <table:table-row>
          <table:table-cell table:number-columns-repeated="3"/>
          <table:table-cell office:value-type="float" office:value="201004140"/>
          <table:table-cell office:value-type="float" office:value="1.0407"/>
          <table:table-cell office:value-type="float" office:value="104.07"/>
          <table:table-cell table:number-columns-repeated="16378"/>
        </table:table-row>
        <table:table-row>
          <table:table-cell table:number-columns-repeated="3"/>
          <table:table-cell office:value-type="float" office:value="201004143"/>
          <table:table-cell office:value-type="float" office:value="1.0407"/>
          <table:table-cell office:value-type="float" office:value="104.07"/>
          <table:table-cell table:number-columns-repeated="16378"/>
        </table:table-row>
        <table:table-row>
          <table:table-cell table:number-columns-repeated="3"/>
          <table:table-cell office:value-type="float" office:value="201004174"/>
          <table:table-cell office:value-type="float" office:value="1.0312999999999999"/>
          <table:table-cell office:value-type="float" office:value="103.13"/>
          <table:table-cell table:number-columns-repeated="16378"/>
        </table:table-row>
        <table:table-row>
          <table:table-cell table:number-columns-repeated="3"/>
          <table:table-cell office:value-type="float" office:value="20100407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0417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004038"/>
          <table:table-cell office:value-type="float" office:value="0.96700000000000008"/>
          <table:table-cell office:value-type="float" office:value="96.7"/>
          <table:table-cell table:number-columns-repeated="16378"/>
        </table:table-row>
        <table:table-row>
          <table:table-cell table:number-columns-repeated="3"/>
          <table:table-cell office:value-type="float" office:value="20100414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00417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004019"/>
          <table:table-cell office:value-type="float" office:value="1.0003"/>
          <table:table-cell office:value-type="float" office:value="100.03"/>
          <table:table-cell table:number-columns-repeated="16378"/>
        </table:table-row>
        <table:table-row>
          <table:table-cell table:number-columns-repeated="3"/>
          <table:table-cell office:value-type="float" office:value="20100514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0517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05057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005024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005040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005044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0050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05037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005068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1005174"/>
          <table:table-cell office:value-type="float" office:value="1.0181"/>
          <table:table-cell office:value-type="float" office:value="101.81"/>
          <table:table-cell table:number-columns-repeated="16378"/>
        </table:table-row>
        <table:table-row>
          <table:table-cell table:number-columns-repeated="3"/>
          <table:table-cell office:value-type="float" office:value="20100506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0517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05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006067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006097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1006158"/>
          <table:table-cell office:value-type="float" office:value="1.0042"/>
          <table:table-cell office:value-type="float" office:value="100.42"/>
          <table:table-cell table:number-columns-repeated="16378"/>
        </table:table-row>
        <table:table-row>
          <table:table-cell table:number-columns-repeated="3"/>
          <table:table-cell office:value-type="float" office:value="201006172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006173"/>
          <table:table-cell office:value-type="float" office:value="1.0137"/>
          <table:table-cell office:value-type="float" office:value="101.37"/>
          <table:table-cell table:number-columns-repeated="16378"/>
        </table:table-row>
        <table:table-row>
          <table:table-cell table:number-columns-repeated="3"/>
          <table:table-cell office:value-type="float" office:value="201006007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1007062"/>
          <table:table-cell office:value-type="float" office:value="1.0456999999999999"/>
          <table:table-cell office:value-type="float" office:value="104.57"/>
          <table:table-cell table:number-columns-repeated="16378"/>
        </table:table-row>
        <table:table-row>
          <table:table-cell table:number-columns-repeated="3"/>
          <table:table-cell office:value-type="float" office:value="201007101"/>
          <table:table-cell office:value-type="float" office:value="1.0576999999999999"/>
          <table:table-cell office:value-type="float" office:value="105.77"/>
          <table:table-cell table:number-columns-repeated="16378"/>
        </table:table-row>
        <table:table-row>
          <table:table-cell table:number-columns-repeated="3"/>
          <table:table-cell office:value-type="float" office:value="201007007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008005"/>
          <table:table-cell office:value-type="float" office:value="0.99849999999999994"/>
          <table:table-cell office:value-type="float" office:value="99.85"/>
          <table:table-cell table:number-columns-repeated="16378"/>
        </table:table-row>
        <table:table-row>
          <table:table-cell table:number-columns-repeated="3"/>
          <table:table-cell office:value-type="float" office:value="201008015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008008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1008036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20100814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0817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08007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1008010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009158"/>
          <table:table-cell office:value-type="float" office:value="1.0072000000000001"/>
          <table:table-cell office:value-type="float" office:value="100.72"/>
          <table:table-cell table:number-columns-repeated="16378"/>
        </table:table-row>
        <table:table-row>
          <table:table-cell table:number-columns-repeated="3"/>
          <table:table-cell office:value-type="float" office:value="201009007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00902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00904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00904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009005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1009006"/>
          <table:table-cell office:value-type="float" office:value="1.0143"/>
          <table:table-cell office:value-type="float" office:value="101.43"/>
          <table:table-cell table:number-columns-repeated="16378"/>
        </table:table-row>
        <table:table-row>
          <table:table-cell table:number-columns-repeated="3"/>
          <table:table-cell office:value-type="float" office:value="201009019"/>
          <table:table-cell office:value-type="float" office:value="1.0072000000000001"/>
          <table:table-cell office:value-type="float" office:value="100.72"/>
          <table:table-cell table:number-columns-repeated="16378"/>
        </table:table-row>
        <table:table-row>
          <table:table-cell table:number-columns-repeated="3"/>
          <table:table-cell office:value-type="float" office:value="201009097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009172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010005"/>
          <table:table-cell office:value-type="float" office:value="0.997"/>
          <table:table-cell office:value-type="float" office:value="99.7"/>
          <table:table-cell table:number-columns-repeated="16378"/>
        </table:table-row>
        <table:table-row>
          <table:table-cell table:number-columns-repeated="3"/>
          <table:table-cell office:value-type="float" office:value="201010008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101003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010174"/>
          <table:table-cell office:value-type="float" office:value="1.0245"/>
          <table:table-cell office:value-type="float" office:value="102.45"/>
          <table:table-cell table:number-columns-repeated="16378"/>
        </table:table-row>
        <table:table-row>
          <table:table-cell table:number-columns-repeated="3"/>
          <table:table-cell office:value-type="float" office:value="20101006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011021"/>
          <table:table-cell office:value-type="float" office:value="1.0498000000000001"/>
          <table:table-cell office:value-type="float" office:value="104.98"/>
          <table:table-cell table:number-columns-repeated="16378"/>
        </table:table-row>
        <table:table-row>
          <table:table-cell table:number-columns-repeated="3"/>
          <table:table-cell office:value-type="float" office:value="201011005"/>
          <table:table-cell office:value-type="float" office:value="0.99900000000000011"/>
          <table:table-cell office:value-type="float" office:value="99.9"/>
          <table:table-cell table:number-columns-repeated="16378"/>
        </table:table-row>
        <table:table-row>
          <table:table-cell table:number-columns-repeated="3"/>
          <table:table-cell office:value-type="float" office:value="201011003"/>
          <table:table-cell office:value-type="float" office:value="1.0326"/>
          <table:table-cell office:value-type="float" office:value="103.26"/>
          <table:table-cell table:number-columns-repeated="16378"/>
        </table:table-row>
        <table:table-row>
          <table:table-cell table:number-columns-repeated="3"/>
          <table:table-cell office:value-type="float" office:value="201011020"/>
          <table:table-cell office:value-type="float" office:value="1.0133000000000001"/>
          <table:table-cell office:value-type="float" office:value="101.33"/>
          <table:table-cell table:number-columns-repeated="16378"/>
        </table:table-row>
        <table:table-row>
          <table:table-cell table:number-columns-repeated="3"/>
          <table:table-cell office:value-type="float" office:value="201011043"/>
          <table:table-cell office:value-type="float" office:value="1.0133000000000001"/>
          <table:table-cell office:value-type="float" office:value="101.33"/>
          <table:table-cell table:number-columns-repeated="16378"/>
        </table:table-row>
        <table:table-row>
          <table:table-cell table:number-columns-repeated="3"/>
          <table:table-cell office:value-type="float" office:value="201011045"/>
          <table:table-cell office:value-type="float" office:value="1.0133000000000001"/>
          <table:table-cell office:value-type="float" office:value="101.33"/>
          <table:table-cell table:number-columns-repeated="16378"/>
        </table:table-row>
        <table:table-row>
          <table:table-cell table:number-columns-repeated="3"/>
          <table:table-cell office:value-type="float" office:value="20101201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013001"/>
          <table:table-cell office:value-type="float" office:value="1.0680000000000001"/>
          <table:table-cell office:value-type="float" office:value="106.8"/>
          <table:table-cell table:number-columns-repeated="16378"/>
        </table:table-row>
        <table:table-row>
          <table:table-cell table:number-columns-repeated="3"/>
          <table:table-cell office:value-type="float" office:value="201013007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1013061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1013166"/>
          <table:table-cell office:value-type="float" office:value="1.0880000000000001"/>
          <table:table-cell office:value-type="float" office:value="108.8"/>
          <table:table-cell table:number-columns-repeated="16378"/>
        </table:table-row>
        <table:table-row>
          <table:table-cell table:number-columns-repeated="3"/>
          <table:table-cell office:value-type="float" office:value="201013173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01317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01306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013002"/>
          <table:table-cell office:value-type="float" office:value="0.99400000000000011"/>
          <table:table-cell office:value-type="float" office:value="99.4"/>
          <table:table-cell table:number-columns-repeated="16378"/>
        </table:table-row>
        <table:table-row>
          <table:table-cell table:number-columns-repeated="3"/>
          <table:table-cell office:value-type="float" office:value="201013174"/>
          <table:table-cell office:value-type="float" office:value="1.0493000000000001"/>
          <table:table-cell office:value-type="float" office:value="104.93"/>
          <table:table-cell table:number-columns-repeated="16378"/>
        </table:table-row>
        <table:table-row>
          <table:table-cell table:number-columns-repeated="3"/>
          <table:table-cell office:value-type="float" office:value="20110203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102024"/>
          <table:table-cell office:value-type="float" office:value="0.99900000000000011"/>
          <table:table-cell office:value-type="float" office:value="99.9"/>
          <table:table-cell table:number-columns-repeated="16378"/>
        </table:table-row>
        <table:table-row>
          <table:table-cell table:number-columns-repeated="3"/>
          <table:table-cell office:value-type="float" office:value="20110206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020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203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10217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3020"/>
          <table:table-cell office:value-type="float" office:value="1.0251000000000001"/>
          <table:table-cell office:value-type="float" office:value="102.51"/>
          <table:table-cell table:number-columns-repeated="16378"/>
        </table:table-row>
        <table:table-row>
          <table:table-cell table:number-columns-repeated="3"/>
          <table:table-cell office:value-type="float" office:value="20110304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3140"/>
          <table:table-cell office:value-type="float" office:value="1.0517000000000001"/>
          <table:table-cell office:value-type="float" office:value="105.17"/>
          <table:table-cell table:number-columns-repeated="16378"/>
        </table:table-row>
        <table:table-row>
          <table:table-cell table:number-columns-repeated="3"/>
          <table:table-cell office:value-type="float" office:value="201103143"/>
          <table:table-cell office:value-type="float" office:value="1.0473000000000001"/>
          <table:table-cell office:value-type="float" office:value="104.73"/>
          <table:table-cell table:number-columns-repeated="16378"/>
        </table:table-row>
        <table:table-row>
          <table:table-cell table:number-columns-repeated="3"/>
          <table:table-cell office:value-type="float" office:value="20110305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10309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104043"/>
          <table:table-cell office:value-type="float" office:value="1.0088999999999999"/>
          <table:table-cell office:value-type="float" office:value="100.89"/>
          <table:table-cell table:number-columns-repeated="16378"/>
        </table:table-row>
        <table:table-row>
          <table:table-cell table:number-columns-repeated="3"/>
          <table:table-cell office:value-type="float" office:value="20110417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104174"/>
          <table:table-cell office:value-type="float" office:value="1.0402"/>
          <table:table-cell office:value-type="float" office:value="104.02"/>
          <table:table-cell table:number-columns-repeated="16378"/>
        </table:table-row>
        <table:table-row>
          <table:table-cell table:number-columns-repeated="3"/>
          <table:table-cell office:value-type="float" office:value="20110404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0406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4002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1104003"/>
          <table:table-cell office:value-type="float" office:value="1.0576000000000001"/>
          <table:table-cell office:value-type="float" office:value="105.76"/>
          <table:table-cell table:number-columns-repeated="16378"/>
        </table:table-row>
        <table:table-row>
          <table:table-cell table:number-columns-repeated="3"/>
          <table:table-cell office:value-type="float" office:value="20110400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104009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1104010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1104019"/>
          <table:table-cell office:value-type="float" office:value="1.0569999999999999"/>
          <table:table-cell office:value-type="float" office:value="105.7"/>
          <table:table-cell table:number-columns-repeated="16378"/>
        </table:table-row>
        <table:table-row>
          <table:table-cell table:number-columns-repeated="3"/>
          <table:table-cell office:value-type="float" office:value="201104101"/>
          <table:table-cell office:value-type="float" office:value="1.0072000000000001"/>
          <table:table-cell office:value-type="float" office:value="100.72"/>
          <table:table-cell table:number-columns-repeated="16378"/>
        </table:table-row>
        <table:table-row>
          <table:table-cell table:number-columns-repeated="3"/>
          <table:table-cell office:value-type="float" office:value="201104109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1104158"/>
          <table:table-cell office:value-type="float" office:value="1.0558000000000001"/>
          <table:table-cell office:value-type="float" office:value="105.58"/>
          <table:table-cell table:number-columns-repeated="16378"/>
        </table:table-row>
        <table:table-row>
          <table:table-cell table:number-columns-repeated="3"/>
          <table:table-cell office:value-type="float" office:value="20110417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4040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1104076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104067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105020"/>
          <table:table-cell office:value-type="float" office:value="1.0168999999999999"/>
          <table:table-cell office:value-type="float" office:value="101.69"/>
          <table:table-cell table:number-columns-repeated="16378"/>
        </table:table-row>
        <table:table-row>
          <table:table-cell table:number-columns-repeated="3"/>
          <table:table-cell office:value-type="float" office:value="201105043"/>
          <table:table-cell office:value-type="float" office:value="1.0206"/>
          <table:table-cell office:value-type="float" office:value="102.06"/>
          <table:table-cell table:number-columns-repeated="16378"/>
        </table:table-row>
        <table:table-row>
          <table:table-cell table:number-columns-repeated="3"/>
          <table:table-cell office:value-type="float" office:value="201105044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105045"/>
          <table:table-cell office:value-type="float" office:value="1.0454000000000001"/>
          <table:table-cell office:value-type="float" office:value="104.54"/>
          <table:table-cell table:number-columns-repeated="16378"/>
        </table:table-row>
        <table:table-row>
          <table:table-cell table:number-columns-repeated="3"/>
          <table:table-cell office:value-type="float" office:value="201105057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110506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105095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1105097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1105098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105172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10510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518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0503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5067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105068"/>
          <table:table-cell office:value-type="float" office:value="1.0003"/>
          <table:table-cell office:value-type="float" office:value="100.03"/>
          <table:table-cell table:number-columns-repeated="16378"/>
        </table:table-row>
        <table:table-row>
          <table:table-cell table:number-columns-repeated="3"/>
          <table:table-cell office:value-type="float" office:value="20110506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10510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5005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105060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2011050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106127"/>
          <table:table-cell office:value-type="float" office:value="1.0720999999999998"/>
          <table:table-cell office:value-type="float" office:value="107.21"/>
          <table:table-cell table:number-columns-repeated="16378"/>
        </table:table-row>
        <table:table-row>
          <table:table-cell table:number-columns-repeated="3"/>
          <table:table-cell office:value-type="float" office:value="20110605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609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602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6030"/>
          <table:table-cell office:value-type="float" office:value="1.0486"/>
          <table:table-cell office:value-type="float" office:value="104.86"/>
          <table:table-cell table:number-columns-repeated="16378"/>
        </table:table-row>
        <table:table-row>
          <table:table-cell table:number-columns-repeated="3"/>
          <table:table-cell office:value-type="float" office:value="20110602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0614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0617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07025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10704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107047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110718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10801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108033"/>
          <table:table-cell office:value-type="float" office:value="1.036"/>
          <table:table-cell office:value-type="float" office:value="103.6"/>
          <table:table-cell table:number-columns-repeated="16378"/>
        </table:table-row>
        <table:table-row>
          <table:table-cell table:number-columns-repeated="3"/>
          <table:table-cell office:value-type="float" office:value="201108071"/>
          <table:table-cell office:value-type="float" office:value="0.99480000000000002"/>
          <table:table-cell office:value-type="float" office:value="99.48"/>
          <table:table-cell table:number-columns-repeated="16378"/>
        </table:table-row>
        <table:table-row>
          <table:table-cell table:number-columns-repeated="3"/>
          <table:table-cell office:value-type="float" office:value="201108158"/>
          <table:table-cell office:value-type="float" office:value="0.99569999999999992"/>
          <table:table-cell office:value-type="float" office:value="99.57"/>
          <table:table-cell table:number-columns-repeated="16378"/>
        </table:table-row>
        <table:table-row>
          <table:table-cell table:number-columns-repeated="3"/>
          <table:table-cell office:value-type="float" office:value="201108047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1108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109067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110914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0917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09007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10903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9182"/>
          <table:table-cell office:value-type="float" office:value="0.9890000000000001"/>
          <table:table-cell office:value-type="float" office:value="98.9"/>
          <table:table-cell table:number-columns-repeated="16378"/>
        </table:table-row>
        <table:table-row>
          <table:table-cell table:number-columns-repeated="3"/>
          <table:table-cell office:value-type="float" office:value="201109020"/>
          <table:table-cell office:value-type="float" office:value="0.99209999999999998"/>
          <table:table-cell office:value-type="float" office:value="99.21"/>
          <table:table-cell table:number-columns-repeated="16378"/>
        </table:table-row>
        <table:table-row>
          <table:table-cell table:number-columns-repeated="3"/>
          <table:table-cell office:value-type="float" office:value="20110902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109043"/>
          <table:table-cell office:value-type="float" office:value="0.99349999999999994"/>
          <table:table-cell office:value-type="float" office:value="99.35"/>
          <table:table-cell table:number-columns-repeated="16378"/>
        </table:table-row>
        <table:table-row>
          <table:table-cell table:number-columns-repeated="3"/>
          <table:table-cell office:value-type="float" office:value="201109045"/>
          <table:table-cell office:value-type="float" office:value="0.99370000000000003"/>
          <table:table-cell office:value-type="float" office:value="99.37"/>
          <table:table-cell table:number-columns-repeated="16378"/>
        </table:table-row>
        <table:table-row>
          <table:table-cell table:number-columns-repeated="3"/>
          <table:table-cell office:value-type="float" office:value="20110904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109097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110909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9158"/>
          <table:table-cell office:value-type="float" office:value="1.0043"/>
          <table:table-cell office:value-type="float" office:value="100.43"/>
          <table:table-cell table:number-columns-repeated="16378"/>
        </table:table-row>
        <table:table-row>
          <table:table-cell table:number-columns-repeated="3"/>
          <table:table-cell office:value-type="float" office:value="201109172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110901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10906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09107"/>
          <table:table-cell office:value-type="float" office:value="1.0022949999999999"/>
          <table:table-cell office:value-type="float" office:value="100.2295"/>
          <table:table-cell table:number-columns-repeated="16378"/>
        </table:table-row>
        <table:table-row>
          <table:table-cell table:number-columns-repeated="3"/>
          <table:table-cell office:value-type="float" office:value="201110021"/>
          <table:table-cell office:value-type="float" office:value="1.0271999999999999"/>
          <table:table-cell office:value-type="float" office:value="102.72"/>
          <table:table-cell table:number-columns-repeated="16378"/>
        </table:table-row>
        <table:table-row>
          <table:table-cell table:number-columns-repeated="3"/>
          <table:table-cell office:value-type="float" office:value="20111003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10073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1110028"/>
          <table:table-cell office:value-type="float" office:value="1.0556000000000001"/>
          <table:table-cell office:value-type="float" office:value="105.56"/>
          <table:table-cell table:number-columns-repeated="16378"/>
        </table:table-row>
        <table:table-row>
          <table:table-cell table:number-columns-repeated="3"/>
          <table:table-cell office:value-type="float" office:value="201110182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201111012"/>
          <table:table-cell office:value-type="float" office:value="1.0620000000000001"/>
          <table:table-cell office:value-type="float" office:value="106.2"/>
          <table:table-cell table:number-columns-repeated="16378"/>
        </table:table-row>
        <table:table-row>
          <table:table-cell table:number-columns-repeated="3"/>
          <table:table-cell office:value-type="float" office:value="201111049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201112039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1112192"/>
          <table:table-cell office:value-type="float" office:value="0.97"/>
          <table:table-cell office:value-type="float" office:value="97"/>
          <table:table-cell table:number-columns-repeated="16378"/>
        </table:table-row>
        <table:table-row>
          <table:table-cell table:number-columns-repeated="3"/>
          <table:table-cell office:value-type="float" office:value="201112174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111302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11303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113051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11130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11306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11300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113003"/>
          <table:table-cell office:value-type="float" office:value="0.98199999999999998"/>
          <table:table-cell office:value-type="float" office:value="98.2"/>
          <table:table-cell table:number-columns-repeated="16378"/>
        </table:table-row>
        <table:table-row>
          <table:table-cell table:number-columns-repeated="3"/>
          <table:table-cell office:value-type="float" office:value="201113005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1113007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113008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1113058"/>
          <table:table-cell office:value-type="float" office:value="1.0669999999999999"/>
          <table:table-cell office:value-type="float" office:value="106.7"/>
          <table:table-cell table:number-columns-repeated="16378"/>
        </table:table-row>
        <table:table-row>
          <table:table-cell table:number-columns-repeated="3"/>
          <table:table-cell office:value-type="float" office:value="201113061"/>
          <table:table-cell office:value-type="float" office:value="1.0629999999999999"/>
          <table:table-cell office:value-type="float" office:value="106.3"/>
          <table:table-cell table:number-columns-repeated="16378"/>
        </table:table-row>
        <table:table-row>
          <table:table-cell table:number-columns-repeated="3"/>
          <table:table-cell office:value-type="float" office:value="201113140"/>
          <table:table-cell office:value-type="float" office:value="1.0598999999999998"/>
          <table:table-cell office:value-type="float" office:value="105.99"/>
          <table:table-cell table:number-columns-repeated="16378"/>
        </table:table-row>
        <table:table-row>
          <table:table-cell table:number-columns-repeated="3"/>
          <table:table-cell office:value-type="float" office:value="201113143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1113158"/>
          <table:table-cell office:value-type="float" office:value="1.0003"/>
          <table:table-cell office:value-type="float" office:value="100.03"/>
          <table:table-cell table:number-columns-repeated="16378"/>
        </table:table-row>
        <table:table-row>
          <table:table-cell table:number-columns-repeated="3"/>
          <table:table-cell office:value-type="float" office:value="201113173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11320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13020"/>
          <table:table-cell office:value-type="float" office:value="1.0610999999999999"/>
          <table:table-cell office:value-type="float" office:value="106.11"/>
          <table:table-cell table:number-columns-repeated="16378"/>
        </table:table-row>
        <table:table-row>
          <table:table-cell table:number-columns-repeated="3"/>
          <table:table-cell office:value-type="float" office:value="201113023"/>
          <table:table-cell office:value-type="float" office:value="1.0608"/>
          <table:table-cell office:value-type="float" office:value="106.08"/>
          <table:table-cell table:number-columns-repeated="16378"/>
        </table:table-row>
        <table:table-row>
          <table:table-cell table:number-columns-repeated="3"/>
          <table:table-cell office:value-type="float" office:value="20111303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11303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113043"/>
          <table:table-cell office:value-type="float" office:value="1.0730999999999999"/>
          <table:table-cell office:value-type="float" office:value="107.31"/>
          <table:table-cell table:number-columns-repeated="16378"/>
        </table:table-row>
        <table:table-row>
          <table:table-cell table:number-columns-repeated="3"/>
          <table:table-cell office:value-type="float" office:value="201113045"/>
          <table:table-cell office:value-type="float" office:value="1.0719000000000001"/>
          <table:table-cell office:value-type="float" office:value="107.19"/>
          <table:table-cell table:number-columns-repeated="16378"/>
        </table:table-row>
        <table:table-row>
          <table:table-cell table:number-columns-repeated="3"/>
          <table:table-cell office:value-type="float" office:value="201113046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201113055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201113170"/>
          <table:table-cell office:value-type="float" office:value="1.0563"/>
          <table:table-cell office:value-type="float" office:value="105.63"/>
          <table:table-cell table:number-columns-repeated="16378"/>
        </table:table-row>
        <table:table-row>
          <table:table-cell table:number-columns-repeated="3"/>
          <table:table-cell office:value-type="float" office:value="20111317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113011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201113097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113098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113172"/>
          <table:table-cell office:value-type="float" office:value="1.0190000000000001"/>
          <table:table-cell office:value-type="float" office:value="101.9"/>
          <table:table-cell table:number-columns-repeated="16378"/>
        </table:table-row>
        <table:table-row>
          <table:table-cell table:number-columns-repeated="3"/>
          <table:table-cell office:value-type="float" office:value="201202136"/>
          <table:table-cell office:value-type="float" office:value="1.0629999999999999"/>
          <table:table-cell office:value-type="float" office:value="106.3"/>
          <table:table-cell table:number-columns-repeated="16378"/>
        </table:table-row>
        <table:table-row>
          <table:table-cell table:number-columns-repeated="3"/>
          <table:table-cell office:value-type="float" office:value="201202009"/>
          <table:table-cell office:value-type="float" office:value="1.0859999999999999"/>
          <table:table-cell office:value-type="float" office:value="108.6"/>
          <table:table-cell table:number-columns-repeated="16378"/>
        </table:table-row>
        <table:table-row>
          <table:table-cell table:number-columns-repeated="3"/>
          <table:table-cell office:value-type="float" office:value="201202185"/>
          <table:table-cell office:value-type="float" office:value="1.0680000000000001"/>
          <table:table-cell office:value-type="float" office:value="106.8"/>
          <table:table-cell table:number-columns-repeated="16378"/>
        </table:table-row>
        <table:table-row>
          <table:table-cell table:number-columns-repeated="3"/>
          <table:table-cell office:value-type="float" office:value="201202191"/>
          <table:table-cell office:value-type="float" office:value="1.1299999999999999"/>
          <table:table-cell office:value-type="float" office:value="113"/>
          <table:table-cell table:number-columns-repeated="16378"/>
        </table:table-row>
        <table:table-row>
          <table:table-cell table:number-columns-repeated="3"/>
          <table:table-cell office:value-type="float" office:value="201202017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202182"/>
          <table:table-cell office:value-type="float" office:value="1.0569999999999999"/>
          <table:table-cell office:value-type="float" office:value="105.7"/>
          <table:table-cell table:number-columns-repeated="16378"/>
        </table:table-row>
        <table:table-row>
          <table:table-cell table:number-columns-repeated="3"/>
          <table:table-cell office:value-type="float" office:value="20120218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202190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2022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3193"/>
          <table:table-cell office:value-type="float" office:value="1.0002"/>
          <table:table-cell office:value-type="float" office:value="100.02"/>
          <table:table-cell table:number-columns-repeated="16378"/>
        </table:table-row>
        <table:table-row>
          <table:table-cell table:number-columns-repeated="3"/>
          <table:table-cell office:value-type="float" office:value="20120305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309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203010"/>
          <table:table-cell office:value-type="float" office:value="1.0629999999999999"/>
          <table:table-cell office:value-type="float" office:value="106.3"/>
          <table:table-cell table:number-columns-repeated="16378"/>
        </table:table-row>
        <table:table-row>
          <table:table-cell table:number-columns-repeated="3"/>
          <table:table-cell office:value-type="float" office:value="201203178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204067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120418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204141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1204171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1204024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2041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4002"/>
          <table:table-cell office:value-type="float" office:value="1.0759999999999998"/>
          <table:table-cell office:value-type="float" office:value="107.6"/>
          <table:table-cell table:number-columns-repeated="16378"/>
        </table:table-row>
        <table:table-row>
          <table:table-cell table:number-columns-repeated="3"/>
          <table:table-cell office:value-type="float" office:value="201204005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204006"/>
          <table:table-cell office:value-type="float" office:value="1.0597000000000001"/>
          <table:table-cell office:value-type="float" office:value="105.97"/>
          <table:table-cell table:number-columns-repeated="16378"/>
        </table:table-row>
        <table:table-row>
          <table:table-cell table:number-columns-repeated="3"/>
          <table:table-cell office:value-type="float" office:value="201204012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1204019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1204021"/>
          <table:table-cell office:value-type="float" office:value="1.077"/>
          <table:table-cell office:value-type="float" office:value="107.7"/>
          <table:table-cell table:number-columns-repeated="16378"/>
        </table:table-row>
        <table:table-row>
          <table:table-cell table:number-columns-repeated="3"/>
          <table:table-cell office:value-type="float" office:value="20120402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4027"/>
          <table:table-cell office:value-type="float" office:value="1.0900000000000001"/>
          <table:table-cell office:value-type="float" office:value="109"/>
          <table:table-cell table:number-columns-repeated="16378"/>
        </table:table-row>
        <table:table-row>
          <table:table-cell table:number-columns-repeated="3"/>
          <table:table-cell office:value-type="float" office:value="201204030"/>
          <table:table-cell office:value-type="float" office:value="1.0418000000000001"/>
          <table:table-cell office:value-type="float" office:value="104.18"/>
          <table:table-cell table:number-columns-repeated="16378"/>
        </table:table-row>
        <table:table-row>
          <table:table-cell table:number-columns-repeated="3"/>
          <table:table-cell office:value-type="float" office:value="201204033"/>
          <table:table-cell office:value-type="float" office:value="1.073"/>
          <table:table-cell office:value-type="float" office:value="107.3"/>
          <table:table-cell table:number-columns-repeated="16378"/>
        </table:table-row>
        <table:table-row>
          <table:table-cell table:number-columns-repeated="3"/>
          <table:table-cell office:value-type="float" office:value="20120403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4047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1204049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1204058"/>
          <table:table-cell office:value-type="float" office:value="1.0103"/>
          <table:table-cell office:value-type="float" office:value="101.03"/>
          <table:table-cell table:number-columns-repeated="16378"/>
        </table:table-row>
        <table:table-row>
          <table:table-cell table:number-columns-repeated="3"/>
          <table:table-cell office:value-type="float" office:value="201204060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20406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4068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1204071"/>
          <table:table-cell office:value-type="float" office:value="1.0078"/>
          <table:table-cell office:value-type="float" office:value="100.78"/>
          <table:table-cell table:number-columns-repeated="16378"/>
        </table:table-row>
        <table:table-row>
          <table:table-cell table:number-columns-repeated="3"/>
          <table:table-cell office:value-type="float" office:value="20120407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204095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1204097"/>
          <table:table-cell office:value-type="float" office:value="1.054"/>
          <table:table-cell office:value-type="float" office:value="105.4"/>
          <table:table-cell table:number-columns-repeated="16378"/>
        </table:table-row>
        <table:table-row>
          <table:table-cell table:number-columns-repeated="3"/>
          <table:table-cell office:value-type="float" office:value="201204098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1204101"/>
          <table:table-cell office:value-type="float" office:value="1.052562"/>
          <table:table-cell office:value-type="float" office:value="105.25620000000001"/>
          <table:table-cell table:number-columns-repeated="16378"/>
        </table:table-row>
        <table:table-row>
          <table:table-cell table:number-columns-repeated="3"/>
          <table:table-cell office:value-type="float" office:value="201204109"/>
          <table:table-cell office:value-type="float" office:value="1.0759999999999998"/>
          <table:table-cell office:value-type="float" office:value="107.6"/>
          <table:table-cell table:number-columns-repeated="16378"/>
        </table:table-row>
        <table:table-row>
          <table:table-cell table:number-columns-repeated="3"/>
          <table:table-cell office:value-type="float" office:value="20120417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204173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1204040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120407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417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4184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1204193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1204028"/>
          <table:table-cell office:value-type="float" office:value="1.0225"/>
          <table:table-cell office:value-type="float" office:value="102.25"/>
          <table:table-cell table:number-columns-repeated="16378"/>
        </table:table-row>
        <table:table-row>
          <table:table-cell table:number-columns-repeated="3"/>
          <table:table-cell office:value-type="float" office:value="201204044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20406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4158"/>
          <table:table-cell office:value-type="float" office:value="1.0473999999999999"/>
          <table:table-cell office:value-type="float" office:value="104.74"/>
          <table:table-cell table:number-columns-repeated="16378"/>
        </table:table-row>
        <table:table-row>
          <table:table-cell table:number-columns-repeated="3"/>
          <table:table-cell office:value-type="float" office:value="2012041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4107"/>
          <table:table-cell office:value-type="float" office:value="1.0473999999999999"/>
          <table:table-cell office:value-type="float" office:value="104.74"/>
          <table:table-cell table:number-columns-repeated="16378"/>
        </table:table-row>
        <table:table-row>
          <table:table-cell table:number-columns-repeated="3"/>
          <table:table-cell office:value-type="float" office:value="20120503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5057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205106"/>
          <table:table-cell office:value-type="float" office:value="1.0423"/>
          <table:table-cell office:value-type="float" office:value="104.23"/>
          <table:table-cell table:number-columns-repeated="16378"/>
        </table:table-row>
        <table:table-row>
          <table:table-cell table:number-columns-repeated="3"/>
          <table:table-cell office:value-type="float" office:value="201205110"/>
          <table:table-cell office:value-type="float" office:value="1.0407"/>
          <table:table-cell office:value-type="float" office:value="104.07"/>
          <table:table-cell table:number-columns-repeated="16378"/>
        </table:table-row>
        <table:table-row>
          <table:table-cell table:number-columns-repeated="3"/>
          <table:table-cell office:value-type="float" office:value="20120518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5031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205013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20503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507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519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515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05182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205003"/>
          <table:table-cell office:value-type="float" office:value="0.97900000000000009"/>
          <table:table-cell office:value-type="float" office:value="97.9"/>
          <table:table-cell table:number-columns-repeated="16378"/>
        </table:table-row>
        <table:table-row>
          <table:table-cell table:number-columns-repeated="3"/>
          <table:table-cell office:value-type="float" office:value="201206043"/>
          <table:table-cell office:value-type="float" office:value="1.0215000000000001"/>
          <table:table-cell office:value-type="float" office:value="102.15"/>
          <table:table-cell table:number-columns-repeated="16378"/>
        </table:table-row>
        <table:table-row>
          <table:table-cell table:number-columns-repeated="3"/>
          <table:table-cell office:value-type="float" office:value="20120707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207107"/>
          <table:table-cell office:value-type="float" office:value="1.0018"/>
          <table:table-cell office:value-type="float" office:value="100.18"/>
          <table:table-cell table:number-columns-repeated="16378"/>
        </table:table-row>
        <table:table-row>
          <table:table-cell table:number-columns-repeated="3"/>
          <table:table-cell office:value-type="float" office:value="201207142"/>
          <table:table-cell office:value-type="float" office:value="0.9890000000000001"/>
          <table:table-cell office:value-type="float" office:value="98.9"/>
          <table:table-cell table:number-columns-repeated="16378"/>
        </table:table-row>
        <table:table-row>
          <table:table-cell table:number-columns-repeated="3"/>
          <table:table-cell office:value-type="float" office:value="201207047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1207060"/>
          <table:table-cell office:value-type="float" office:value="1.0170000000000001"/>
          <table:table-cell office:value-type="float" office:value="101.7"/>
          <table:table-cell table:number-columns-repeated="16378"/>
        </table:table-row>
        <table:table-row>
          <table:table-cell table:number-columns-repeated="3"/>
          <table:table-cell office:value-type="float" office:value="201208158"/>
          <table:table-cell office:value-type="float" office:value="0.99670000000000003"/>
          <table:table-cell office:value-type="float" office:value="99.67"/>
          <table:table-cell table:number-columns-repeated="16378"/>
        </table:table-row>
        <table:table-row>
          <table:table-cell table:number-columns-repeated="3"/>
          <table:table-cell office:value-type="float" office:value="201208003"/>
          <table:table-cell office:value-type="float" office:value="0.97"/>
          <table:table-cell office:value-type="float" office:value="97"/>
          <table:table-cell table:number-columns-repeated="16378"/>
        </table:table-row>
        <table:table-row>
          <table:table-cell table:number-columns-repeated="3"/>
          <table:table-cell office:value-type="float" office:value="201208005"/>
          <table:table-cell office:value-type="float" office:value="0.97"/>
          <table:table-cell office:value-type="float" office:value="97"/>
          <table:table-cell table:number-columns-repeated="16378"/>
        </table:table-row>
        <table:table-row>
          <table:table-cell table:number-columns-repeated="3"/>
          <table:table-cell office:value-type="float" office:value="20120820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208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209011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201209003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1209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209006"/>
          <table:table-cell office:value-type="float" office:value="1.0033000000000001"/>
          <table:table-cell office:value-type="float" office:value="100.33"/>
          <table:table-cell table:number-columns-repeated="16378"/>
        </table:table-row>
        <table:table-row>
          <table:table-cell table:number-columns-repeated="3"/>
          <table:table-cell office:value-type="float" office:value="201209019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209005"/>
          <table:table-cell office:value-type="float" office:value="0.92500000000000004"/>
          <table:table-cell office:value-type="float" office:value="92.5"/>
          <table:table-cell table:number-columns-repeated="16378"/>
        </table:table-row>
        <table:table-row>
          <table:table-cell table:number-columns-repeated="3"/>
          <table:table-cell office:value-type="float" office:value="201209158"/>
          <table:table-cell office:value-type="float" office:value="1.0033000000000001"/>
          <table:table-cell office:value-type="float" office:value="100.33"/>
          <table:table-cell table:number-columns-repeated="16378"/>
        </table:table-row>
        <table:table-row>
          <table:table-cell table:number-columns-repeated="3"/>
          <table:table-cell office:value-type="float" office:value="201209194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1209003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1209006"/>
          <table:table-cell office:value-type="float" office:value="0.99959999999999993"/>
          <table:table-cell office:value-type="float" office:value="99.96"/>
          <table:table-cell table:number-columns-repeated="16378"/>
        </table:table-row>
        <table:table-row>
          <table:table-cell table:number-columns-repeated="3"/>
          <table:table-cell office:value-type="float" office:value="201209198"/>
          <table:table-cell office:value-type="float" office:value="1.0569999999999999"/>
          <table:table-cell office:value-type="float" office:value="105.7"/>
          <table:table-cell table:number-columns-repeated="16378"/>
        </table:table-row>
        <table:table-row>
          <table:table-cell table:number-columns-repeated="3"/>
          <table:table-cell office:value-type="float" office:value="20121001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1018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1019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10185"/>
          <table:table-cell office:value-type="float" office:value="1.0004"/>
          <table:table-cell office:value-type="float" office:value="100.04"/>
          <table:table-cell table:number-columns-repeated="16378"/>
        </table:table-row>
        <table:table-row>
          <table:table-cell table:number-columns-repeated="3"/>
          <table:table-cell office:value-type="float" office:value="201210025"/>
          <table:table-cell office:value-type="float" office:value="0.95979999999999999"/>
          <table:table-cell office:value-type="float" office:value="95.98"/>
          <table:table-cell table:number-columns-repeated="16378"/>
        </table:table-row>
        <table:table-row>
          <table:table-cell table:number-columns-repeated="3"/>
          <table:table-cell office:value-type="float" office:value="201210158"/>
          <table:table-cell office:value-type="float" office:value="1.0042"/>
          <table:table-cell office:value-type="float" office:value="100.42"/>
          <table:table-cell table:number-columns-repeated="16378"/>
        </table:table-row>
        <table:table-row>
          <table:table-cell table:number-columns-repeated="3"/>
          <table:table-cell office:value-type="float" office:value="201210174"/>
          <table:table-cell office:value-type="float" office:value="1.0422"/>
          <table:table-cell office:value-type="float" office:value="104.22"/>
          <table:table-cell table:number-columns-repeated="16378"/>
        </table:table-row>
        <table:table-row>
          <table:table-cell table:number-columns-repeated="3"/>
          <table:table-cell office:value-type="float" office:value="201211005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1211012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1211073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211046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211198"/>
          <table:table-cell office:value-type="float" office:value="1.0004"/>
          <table:table-cell office:value-type="float" office:value="100.04"/>
          <table:table-cell table:number-columns-repeated="16378"/>
        </table:table-row>
        <table:table-row>
          <table:table-cell table:number-columns-repeated="3"/>
          <table:table-cell office:value-type="float" office:value="201212006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212019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21205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12003"/>
          <table:table-cell office:value-type="float" office:value="0.98360000000000003"/>
          <table:table-cell office:value-type="float" office:value="98.36"/>
          <table:table-cell table:number-columns-repeated="16378"/>
        </table:table-row>
        <table:table-row>
          <table:table-cell table:number-columns-repeated="3"/>
          <table:table-cell office:value-type="float" office:value="201212031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1212002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1212109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121209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212038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212124"/>
          <table:table-cell office:value-type="float" office:value="1.0033000000000001"/>
          <table:table-cell office:value-type="float" office:value="100.33"/>
          <table:table-cell table:number-columns-repeated="16378"/>
        </table:table-row>
        <table:table-row>
          <table:table-cell table:number-columns-repeated="3"/>
          <table:table-cell office:value-type="float" office:value="201213029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213032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213051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213062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213006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213019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213001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1213007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213158"/>
          <table:table-cell office:value-type="float" office:value="1.0002"/>
          <table:table-cell office:value-type="float" office:value="100.02"/>
          <table:table-cell table:number-columns-repeated="16378"/>
        </table:table-row>
        <table:table-row>
          <table:table-cell table:number-columns-repeated="3"/>
          <table:table-cell office:value-type="float" office:value="201213166"/>
          <table:table-cell office:value-type="float" office:value="1.0125"/>
          <table:table-cell office:value-type="float" office:value="101.25"/>
          <table:table-cell table:number-columns-repeated="16378"/>
        </table:table-row>
        <table:table-row>
          <table:table-cell table:number-columns-repeated="3"/>
          <table:table-cell office:value-type="float" office:value="201213173"/>
          <table:table-cell office:value-type="float" office:value="1"/>
          <table:table-cell office:value-type="float" office:value="100"/>
          <table:table-cell table:number-columns-repeated="16378"/>
        </table:table-row>
        <table:table-row>
          <table:table-cell table:number-columns-repeated="3"/>
          <table:table-cell office:value-type="float" office:value="201213191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213192"/>
          <table:table-cell office:value-type="float" office:value="1.0125"/>
          <table:table-cell office:value-type="float" office:value="101.25"/>
          <table:table-cell table:number-columns-repeated="16378"/>
        </table:table-row>
        <table:table-row>
          <table:table-cell table:number-columns-repeated="3"/>
          <table:table-cell office:value-type="float" office:value="20121317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213011"/>
          <table:table-cell office:value-type="float" office:value="1.052"/>
          <table:table-cell office:value-type="float" office:value="105.2"/>
          <table:table-cell table:number-columns-repeated="16378"/>
        </table:table-row>
        <table:table-row>
          <table:table-cell table:number-columns-repeated="3"/>
          <table:table-cell office:value-type="float" office:value="20121302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21303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21305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213058"/>
          <table:table-cell office:value-type="float" office:value="1.0165"/>
          <table:table-cell office:value-type="float" office:value="101.65"/>
          <table:table-cell table:number-columns-repeated="16378"/>
        </table:table-row>
        <table:table-row>
          <table:table-cell table:number-columns-repeated="3"/>
          <table:table-cell office:value-type="float" office:value="201213140"/>
          <table:table-cell office:value-type="float" office:value="1.0241"/>
          <table:table-cell office:value-type="float" office:value="102.41"/>
          <table:table-cell table:number-columns-repeated="16378"/>
        </table:table-row>
        <table:table-row>
          <table:table-cell table:number-columns-repeated="3"/>
          <table:table-cell office:value-type="float" office:value="201213143"/>
          <table:table-cell office:value-type="float" office:value="1.0241"/>
          <table:table-cell office:value-type="float" office:value="102.41"/>
          <table:table-cell table:number-columns-repeated="16378"/>
        </table:table-row>
        <table:table-row>
          <table:table-cell table:number-columns-repeated="3"/>
          <table:table-cell office:value-type="float" office:value="201213170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213201"/>
          <table:table-cell office:value-type="float" office:value="1.075"/>
          <table:table-cell office:value-type="float" office:value="107.5"/>
          <table:table-cell table:number-columns-repeated="16378"/>
        </table:table-row>
        <table:table-row>
          <table:table-cell table:number-columns-repeated="3"/>
          <table:table-cell office:value-type="float" office:value="20121320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213033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1213061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30204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30217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30201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302071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302136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1302185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1302190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302038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302067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1302096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1302178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302025"/>
          <table:table-cell office:value-type="float" office:value="1.044"/>
          <table:table-cell office:value-type="float" office:value="104.4"/>
          <table:table-cell table:number-columns-repeated="16378"/>
        </table:table-row>
        <table:table-row>
          <table:table-cell table:number-columns-repeated="3"/>
          <table:table-cell office:value-type="float" office:value="20130317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03045"/>
          <table:table-cell office:value-type="float" office:value="1.0347"/>
          <table:table-cell office:value-type="float" office:value="103.47"/>
          <table:table-cell table:number-columns-repeated="16378"/>
        </table:table-row>
        <table:table-row>
          <table:table-cell table:number-columns-repeated="3"/>
          <table:table-cell office:value-type="float" office:value="20130309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303098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303172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30320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04010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1304020"/>
          <table:table-cell office:value-type="float" office:value="1.0392000000000001"/>
          <table:table-cell office:value-type="float" office:value="103.92"/>
          <table:table-cell table:number-columns-repeated="16378"/>
        </table:table-row>
        <table:table-row>
          <table:table-cell table:number-columns-repeated="3"/>
          <table:table-cell office:value-type="float" office:value="201304024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30406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304106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30414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0417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304006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1304009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304019"/>
          <table:table-cell office:value-type="float" office:value="1.0387"/>
          <table:table-cell office:value-type="float" office:value="103.87"/>
          <table:table-cell table:number-columns-repeated="16378"/>
        </table:table-row>
        <table:table-row>
          <table:table-cell table:number-columns-repeated="3"/>
          <table:table-cell office:value-type="float" office:value="20130404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0409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304107"/>
          <table:table-cell office:value-type="float" office:value="1.0415999999999999"/>
          <table:table-cell office:value-type="float" office:value="104.16"/>
          <table:table-cell table:number-columns-repeated="16378"/>
        </table:table-row>
        <table:table-row>
          <table:table-cell table:number-columns-repeated="3"/>
          <table:table-cell office:value-type="float" office:value="201304158"/>
          <table:table-cell office:value-type="float" office:value="1.0351000000000001"/>
          <table:table-cell office:value-type="float" office:value="103.51"/>
          <table:table-cell table:number-columns-repeated="16378"/>
        </table:table-row>
        <table:table-row>
          <table:table-cell table:number-columns-repeated="3"/>
          <table:table-cell office:value-type="float" office:value="201304180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1304005"/>
          <table:table-cell office:value-type="float" office:value="1.0880000000000001"/>
          <table:table-cell office:value-type="float" office:value="108.8"/>
          <table:table-cell table:number-columns-repeated="16378"/>
        </table:table-row>
        <table:table-row>
          <table:table-cell table:number-columns-repeated="3"/>
          <table:table-cell office:value-type="float" office:value="201304008"/>
          <table:table-cell office:value-type="float" office:value="1.0295000000000001"/>
          <table:table-cell office:value-type="float" office:value="102.95"/>
          <table:table-cell table:number-columns-repeated="16378"/>
        </table:table-row>
        <table:table-row>
          <table:table-cell table:number-columns-repeated="3"/>
          <table:table-cell office:value-type="float" office:value="201304040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304047"/>
          <table:table-cell office:value-type="float" office:value="1.0351999999999999"/>
          <table:table-cell office:value-type="float" office:value="103.52"/>
          <table:table-cell table:number-columns-repeated="16378"/>
        </table:table-row>
        <table:table-row>
          <table:table-cell table:number-columns-repeated="3"/>
          <table:table-cell office:value-type="float" office:value="201304060"/>
          <table:table-cell office:value-type="float" office:value="1.0493999999999999"/>
          <table:table-cell office:value-type="float" office:value="104.94"/>
          <table:table-cell table:number-columns-repeated="16378"/>
        </table:table-row>
        <table:table-row>
          <table:table-cell table:number-columns-repeated="3"/>
          <table:table-cell office:value-type="float" office:value="201304064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130410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304173"/>
          <table:table-cell office:value-type="float" office:value="1.0325"/>
          <table:table-cell office:value-type="float" office:value="103.25"/>
          <table:table-cell table:number-columns-repeated="16378"/>
        </table:table-row>
        <table:table-row>
          <table:table-cell table:number-columns-repeated="3"/>
          <table:table-cell office:value-type="float" office:value="201304182"/>
          <table:table-cell office:value-type="float" office:value="1.0546"/>
          <table:table-cell office:value-type="float" office:value="105.46"/>
          <table:table-cell table:number-columns-repeated="16378"/>
        </table:table-row>
        <table:table-row>
          <table:table-cell table:number-columns-repeated="3"/>
          <table:table-cell office:value-type="float" office:value="201304184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1304002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130402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30403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304036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201304109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1304003"/>
          <table:table-cell office:value-type="float" office:value="0.90749999999999997"/>
          <table:table-cell office:value-type="float" office:value="90.75"/>
          <table:table-cell table:number-columns-repeated="16378"/>
        </table:table-row>
        <table:table-row>
          <table:table-cell table:number-columns-repeated="3"/>
          <table:table-cell office:value-type="float" office:value="20130407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304127"/>
          <table:table-cell office:value-type="float" office:value="1.0884"/>
          <table:table-cell office:value-type="float" office:value="108.84"/>
          <table:table-cell table:number-columns-repeated="16378"/>
        </table:table-row>
        <table:table-row>
          <table:table-cell table:number-columns-repeated="3"/>
          <table:table-cell office:value-type="float" office:value="201304188"/>
          <table:table-cell office:value-type="float" office:value="1.0884"/>
          <table:table-cell office:value-type="float" office:value="108.84"/>
          <table:table-cell table:number-columns-repeated="16378"/>
        </table:table-row>
        <table:table-row>
          <table:table-cell table:number-columns-repeated="3"/>
          <table:table-cell office:value-type="float" office:value="20130419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304043"/>
          <table:table-cell office:value-type="float" office:value="1.0361"/>
          <table:table-cell office:value-type="float" office:value="103.61"/>
          <table:table-cell table:number-columns-repeated="16378"/>
        </table:table-row>
        <table:table-row>
          <table:table-cell table:number-columns-repeated="3"/>
          <table:table-cell office:value-type="float" office:value="20130404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304057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1304101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305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305031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130506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30507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06037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1306199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1306185"/>
          <table:table-cell office:value-type="float" office:value="1.0609999999999999"/>
          <table:table-cell office:value-type="float" office:value="106.1"/>
          <table:table-cell table:number-columns-repeated="16378"/>
        </table:table-row>
        <table:table-row>
          <table:table-cell table:number-columns-repeated="3"/>
          <table:table-cell office:value-type="float" office:value="20130602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306172"/>
          <table:table-cell office:value-type="float" office:value="0.9890000000000001"/>
          <table:table-cell office:value-type="float" office:value="98.9"/>
          <table:table-cell table:number-columns-repeated="16378"/>
        </table:table-row>
        <table:table-row>
          <table:table-cell table:number-columns-repeated="3"/>
          <table:table-cell office:value-type="float" office:value="20130702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30707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308158"/>
          <table:table-cell office:value-type="float" office:value="0.99620000000000009"/>
          <table:table-cell office:value-type="float" office:value="99.62"/>
          <table:table-cell table:number-columns-repeated="16378"/>
        </table:table-row>
        <table:table-row>
          <table:table-cell table:number-columns-repeated="3"/>
          <table:table-cell office:value-type="float" office:value="201308194"/>
          <table:table-cell office:value-type="float" office:value="1.0170000000000001"/>
          <table:table-cell office:value-type="float" office:value="101.7"/>
          <table:table-cell table:number-columns-repeated="16378"/>
        </table:table-row>
        <table:table-row>
          <table:table-cell table:number-columns-repeated="3"/>
          <table:table-cell office:value-type="float" office:value="201308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308205"/>
          <table:table-cell office:value-type="float" office:value="1.0024999999999999"/>
          <table:table-cell office:value-type="float" office:value="100.25"/>
          <table:table-cell table:number-columns-repeated="16378"/>
        </table:table-row>
        <table:table-row>
          <table:table-cell table:number-columns-repeated="3"/>
          <table:table-cell office:value-type="float" office:value="201309011"/>
          <table:table-cell office:value-type="float" office:value="1.0072000000000001"/>
          <table:table-cell office:value-type="float" office:value="100.72"/>
          <table:table-cell table:number-columns-repeated="16378"/>
        </table:table-row>
        <table:table-row>
          <table:table-cell table:number-columns-repeated="3"/>
          <table:table-cell office:value-type="float" office:value="201309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309060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1309073"/>
          <table:table-cell office:value-type="float" office:value="1.0085999999999999"/>
          <table:table-cell office:value-type="float" office:value="100.86"/>
          <table:table-cell table:number-columns-repeated="16378"/>
        </table:table-row>
        <table:table-row>
          <table:table-cell table:number-columns-repeated="3"/>
          <table:table-cell office:value-type="float" office:value="201309097"/>
          <table:table-cell office:value-type="float" office:value="1.0024"/>
          <table:table-cell office:value-type="float" office:value="100.24"/>
          <table:table-cell table:number-columns-repeated="16378"/>
        </table:table-row>
        <table:table-row>
          <table:table-cell table:number-columns-repeated="3"/>
          <table:table-cell office:value-type="float" office:value="201309098"/>
          <table:table-cell office:value-type="float" office:value="1.0026999999999999"/>
          <table:table-cell office:value-type="float" office:value="100.27"/>
          <table:table-cell table:number-columns-repeated="16378"/>
        </table:table-row>
        <table:table-row>
          <table:table-cell table:number-columns-repeated="3"/>
          <table:table-cell office:value-type="float" office:value="201309158"/>
          <table:table-cell office:value-type="float" office:value="1.0038"/>
          <table:table-cell office:value-type="float" office:value="100.38"/>
          <table:table-cell table:number-columns-repeated="16378"/>
        </table:table-row>
        <table:table-row>
          <table:table-cell table:number-columns-repeated="3"/>
          <table:table-cell office:value-type="float" office:value="201309172"/>
          <table:table-cell office:value-type="float" office:value="1.0023"/>
          <table:table-cell office:value-type="float" office:value="100.23"/>
          <table:table-cell table:number-columns-repeated="16378"/>
        </table:table-row>
        <table:table-row>
          <table:table-cell table:number-columns-repeated="3"/>
          <table:table-cell office:value-type="float" office:value="201309194"/>
          <table:table-cell office:value-type="float" office:value="1.0780000000000001"/>
          <table:table-cell office:value-type="float" office:value="107.8"/>
          <table:table-cell table:number-columns-repeated="16378"/>
        </table:table-row>
        <table:table-row>
          <table:table-cell table:number-columns-repeated="3"/>
          <table:table-cell office:value-type="float" office:value="201309127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309166"/>
          <table:table-cell office:value-type="float" office:value="0.95"/>
          <table:table-cell office:value-type="float" office:value="95"/>
          <table:table-cell table:number-columns-repeated="16378"/>
        </table:table-row>
        <table:table-row>
          <table:table-cell table:number-columns-repeated="3"/>
          <table:table-cell office:value-type="float" office:value="201309176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309188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309193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309015"/>
          <table:table-cell office:value-type="float" office:value="1.0087999999999999"/>
          <table:table-cell office:value-type="float" office:value="100.88"/>
          <table:table-cell table:number-columns-repeated="16378"/>
        </table:table-row>
        <table:table-row>
          <table:table-cell table:number-columns-repeated="3"/>
          <table:table-cell office:value-type="float" office:value="201310037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201310058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1310174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1310198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310025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131002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311034"/>
          <table:table-cell office:value-type="float" office:value="0.97"/>
          <table:table-cell office:value-type="float" office:value="97"/>
          <table:table-cell table:number-columns-repeated="16378"/>
        </table:table-row>
        <table:table-row>
          <table:table-cell table:number-columns-repeated="3"/>
          <table:table-cell office:value-type="float" office:value="201311003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311198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20131205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1209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12009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1312055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201313007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1313158"/>
          <table:table-cell office:value-type="float" office:value="1.0002"/>
          <table:table-cell office:value-type="float" office:value="100.02"/>
          <table:table-cell table:number-columns-repeated="16378"/>
        </table:table-row>
        <table:table-row>
          <table:table-cell table:number-columns-repeated="3"/>
          <table:table-cell office:value-type="float" office:value="201313173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131302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313008"/>
          <table:table-cell office:value-type="float" office:value="0.95"/>
          <table:table-cell office:value-type="float" office:value="95"/>
          <table:table-cell table:number-columns-repeated="16378"/>
        </table:table-row>
        <table:table-row>
          <table:table-cell table:number-columns-repeated="3"/>
          <table:table-cell office:value-type="float" office:value="201313010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1313016"/>
          <table:table-cell office:value-type="float" office:value="1.095"/>
          <table:table-cell office:value-type="float" office:value="109.5"/>
          <table:table-cell table:number-columns-repeated="16378"/>
        </table:table-row>
        <table:table-row>
          <table:table-cell table:number-columns-repeated="3"/>
          <table:table-cell office:value-type="float" office:value="20131302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1303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313038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31304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313051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31306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313140"/>
          <table:table-cell office:value-type="float" office:value="1.0242"/>
          <table:table-cell office:value-type="float" office:value="102.42"/>
          <table:table-cell table:number-columns-repeated="16378"/>
        </table:table-row>
        <table:table-row>
          <table:table-cell table:number-columns-repeated="3"/>
          <table:table-cell office:value-type="float" office:value="201313143"/>
          <table:table-cell office:value-type="float" office:value="1.0173999999999999"/>
          <table:table-cell office:value-type="float" office:value="101.74"/>
          <table:table-cell table:number-columns-repeated="16378"/>
        </table:table-row>
        <table:table-row>
          <table:table-cell table:number-columns-repeated="3"/>
          <table:table-cell office:value-type="float" office:value="201313166"/>
          <table:table-cell office:value-type="float" office:value="1.0009000000000001"/>
          <table:table-cell office:value-type="float" office:value="100.09"/>
          <table:table-cell table:number-columns-repeated="16378"/>
        </table:table-row>
        <table:table-row>
          <table:table-cell table:number-columns-repeated="3"/>
          <table:table-cell office:value-type="float" office:value="201313192"/>
          <table:table-cell office:value-type="float" office:value="1.0023"/>
          <table:table-cell office:value-type="float" office:value="100.23"/>
          <table:table-cell table:number-columns-repeated="16378"/>
        </table:table-row>
        <table:table-row>
          <table:table-cell table:number-columns-repeated="3"/>
          <table:table-cell office:value-type="float" office:value="201313201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1313025"/>
          <table:table-cell office:value-type="float" office:value="0.99750000000000005"/>
          <table:table-cell office:value-type="float" office:value="99.75"/>
          <table:table-cell table:number-columns-repeated="16378"/>
        </table:table-row>
        <table:table-row>
          <table:table-cell table:number-columns-repeated="3"/>
          <table:table-cell office:value-type="float" office:value="201313003"/>
          <table:table-cell office:value-type="float" office:value="1.0095999999999998"/>
          <table:table-cell office:value-type="float" office:value="100.96"/>
          <table:table-cell table:number-columns-repeated="16378"/>
        </table:table-row>
        <table:table-row>
          <table:table-cell table:number-columns-repeated="3"/>
          <table:table-cell office:value-type="float" office:value="201402001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402011"/>
          <table:table-cell office:value-type="float" office:value="1.0345"/>
          <table:table-cell office:value-type="float" office:value="103.45"/>
          <table:table-cell table:number-columns-repeated="16378"/>
        </table:table-row>
        <table:table-row>
          <table:table-cell table:number-columns-repeated="3"/>
          <table:table-cell office:value-type="float" office:value="201402061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402033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402029"/>
          <table:table-cell office:value-type="float" office:value="0.99199999999999999"/>
          <table:table-cell office:value-type="float" office:value="99.2"/>
          <table:table-cell table:number-columns-repeated="16378"/>
        </table:table-row>
        <table:table-row>
          <table:table-cell table:number-columns-repeated="3"/>
          <table:table-cell office:value-type="float" office:value="201402188"/>
          <table:table-cell office:value-type="float" office:value="1.1299999999999999"/>
          <table:table-cell office:value-type="float" office:value="113"/>
          <table:table-cell table:number-columns-repeated="16378"/>
        </table:table-row>
        <table:table-row>
          <table:table-cell table:number-columns-repeated="3"/>
          <table:table-cell office:value-type="float" office:value="201403067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40309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403166"/>
          <table:table-cell office:value-type="float" office:value="1.0037"/>
          <table:table-cell office:value-type="float" office:value="100.37"/>
          <table:table-cell table:number-columns-repeated="16378"/>
        </table:table-row>
        <table:table-row>
          <table:table-cell table:number-columns-repeated="3"/>
          <table:table-cell office:value-type="float" office:value="20140318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0302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403136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40307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03025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404017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1404020"/>
          <table:table-cell office:value-type="float" office:value="1.0331999999999999"/>
          <table:table-cell office:value-type="float" office:value="103.32"/>
          <table:table-cell table:number-columns-repeated="16378"/>
        </table:table-row>
        <table:table-row>
          <table:table-cell table:number-columns-repeated="3"/>
          <table:table-cell office:value-type="float" office:value="201404043"/>
          <table:table-cell office:value-type="float" office:value="1.0031999999999999"/>
          <table:table-cell office:value-type="float" office:value="100.32"/>
          <table:table-cell table:number-columns-repeated="16378"/>
        </table:table-row>
        <table:table-row>
          <table:table-cell table:number-columns-repeated="3"/>
          <table:table-cell office:value-type="float" office:value="201404045"/>
          <table:table-cell office:value-type="float" office:value="1.0278"/>
          <table:table-cell office:value-type="float" office:value="102.78"/>
          <table:table-cell table:number-columns-repeated="16378"/>
        </table:table-row>
        <table:table-row>
          <table:table-cell table:number-columns-repeated="3"/>
          <table:table-cell office:value-type="float" office:value="201404189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1404190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140417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404003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404005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1404008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201404009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404024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04043"/>
          <table:table-cell office:value-type="float" office:value="1.0125"/>
          <table:table-cell office:value-type="float" office:value="101.25"/>
          <table:table-cell table:number-columns-repeated="16378"/>
        </table:table-row>
        <table:table-row>
          <table:table-cell table:number-columns-repeated="3"/>
          <table:table-cell office:value-type="float" office:value="20140409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4101"/>
          <table:table-cell office:value-type="float" office:value="1.0215000000000001"/>
          <table:table-cell office:value-type="float" office:value="102.15"/>
          <table:table-cell table:number-columns-repeated="16378"/>
        </table:table-row>
        <table:table-row>
          <table:table-cell table:number-columns-repeated="3"/>
          <table:table-cell office:value-type="float" office:value="201404040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404173"/>
          <table:table-cell office:value-type="float" office:value="1.0325"/>
          <table:table-cell office:value-type="float" office:value="103.25"/>
          <table:table-cell table:number-columns-repeated="16378"/>
        </table:table-row>
        <table:table-row>
          <table:table-cell table:number-columns-repeated="3"/>
          <table:table-cell office:value-type="float" office:value="20140418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40418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404141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404171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404002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404097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1404098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1404109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404172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404107"/>
          <table:table-cell office:value-type="float" office:value="1.0371999999999999"/>
          <table:table-cell office:value-type="float" office:value="103.72"/>
          <table:table-cell table:number-columns-repeated="16378"/>
        </table:table-row>
        <table:table-row>
          <table:table-cell table:number-columns-repeated="3"/>
          <table:table-cell office:value-type="float" office:value="201404179"/>
          <table:table-cell office:value-type="float" office:value="1.0415000000000001"/>
          <table:table-cell office:value-type="float" office:value="104.15"/>
          <table:table-cell table:number-columns-repeated="16378"/>
        </table:table-row>
        <table:table-row>
          <table:table-cell table:number-columns-repeated="3"/>
          <table:table-cell office:value-type="float" office:value="201404193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1404030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404031"/>
          <table:table-cell office:value-type="float" office:value="1.054"/>
          <table:table-cell office:value-type="float" office:value="105.4"/>
          <table:table-cell table:number-columns-repeated="16378"/>
        </table:table-row>
        <table:table-row>
          <table:table-cell table:number-columns-repeated="3"/>
          <table:table-cell office:value-type="float" office:value="20140404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404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405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406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4068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140418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4049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40407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05012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40510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5030"/>
          <table:table-cell office:value-type="float" office:value="1.0545"/>
          <table:table-cell office:value-type="float" office:value="105.45"/>
          <table:table-cell table:number-columns-repeated="16378"/>
        </table:table-row>
        <table:table-row>
          <table:table-cell table:number-columns-repeated="3"/>
          <table:table-cell office:value-type="float" office:value="201405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40506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0507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05158"/>
          <table:table-cell office:value-type="float" office:value="1.0006999999999999"/>
          <table:table-cell office:value-type="float" office:value="100.07"/>
          <table:table-cell table:number-columns-repeated="16378"/>
        </table:table-row>
        <table:table-row>
          <table:table-cell table:number-columns-repeated="3"/>
          <table:table-cell office:value-type="float" office:value="201405064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140510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5002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1405006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140502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405109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1405172"/>
          <table:table-cell office:value-type="float" office:value="0.995"/>
          <table:table-cell office:value-type="float" office:value="99.5"/>
          <table:table-cell table:number-columns-repeated="16378"/>
        </table:table-row>
        <table:table-row>
          <table:table-cell table:number-columns-repeated="3"/>
          <table:table-cell office:value-type="float" office:value="20140603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40603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6027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406178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40601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406003"/>
          <table:table-cell office:value-type="float" office:value="0.99900000000000011"/>
          <table:table-cell office:value-type="float" office:value="99.9"/>
          <table:table-cell table:number-columns-repeated="16378"/>
        </table:table-row>
        <table:table-row>
          <table:table-cell table:number-columns-repeated="3"/>
          <table:table-cell office:value-type="float" office:value="201407032"/>
          <table:table-cell office:value-type="float" office:value="0.97"/>
          <table:table-cell office:value-type="float" office:value="97"/>
          <table:table-cell table:number-columns-repeated="16378"/>
        </table:table-row>
        <table:table-row>
          <table:table-cell table:number-columns-repeated="3"/>
          <table:table-cell office:value-type="float" office:value="20140707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40717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40805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08166"/>
          <table:table-cell office:value-type="float" office:value="1.0053000000000001"/>
          <table:table-cell office:value-type="float" office:value="100.53"/>
          <table:table-cell table:number-columns-repeated="16378"/>
        </table:table-row>
        <table:table-row>
          <table:table-cell table:number-columns-repeated="3"/>
          <table:table-cell office:value-type="float" office:value="201408192"/>
          <table:table-cell office:value-type="float" office:value="1.0065"/>
          <table:table-cell office:value-type="float" office:value="100.65"/>
          <table:table-cell table:number-columns-repeated="16378"/>
        </table:table-row>
        <table:table-row>
          <table:table-cell table:number-columns-repeated="3"/>
          <table:table-cell office:value-type="float" office:value="201408068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1408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408127"/>
          <table:table-cell office:value-type="float" office:value="1.153"/>
          <table:table-cell office:value-type="float" office:value="115.3"/>
          <table:table-cell table:number-columns-repeated="16378"/>
        </table:table-row>
        <table:table-row>
          <table:table-cell table:number-columns-repeated="3"/>
          <table:table-cell office:value-type="float" office:value="201408188"/>
          <table:table-cell office:value-type="float" office:value="1.1359999999999999"/>
          <table:table-cell office:value-type="float" office:value="113.6"/>
          <table:table-cell table:number-columns-repeated="16378"/>
        </table:table-row>
        <table:table-row>
          <table:table-cell table:number-columns-repeated="3"/>
          <table:table-cell office:value-type="float" office:value="20140900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409071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409194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1409025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41003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410058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410028"/>
          <table:table-cell office:value-type="float" office:value="1.0216000000000001"/>
          <table:table-cell office:value-type="float" office:value="102.16"/>
          <table:table-cell table:number-columns-repeated="16378"/>
        </table:table-row>
        <table:table-row>
          <table:table-cell table:number-columns-repeated="3"/>
          <table:table-cell office:value-type="float" office:value="201411198"/>
          <table:table-cell office:value-type="float" office:value="1.0979999999999999"/>
          <table:table-cell office:value-type="float" office:value="109.8"/>
          <table:table-cell table:number-columns-repeated="16378"/>
        </table:table-row>
        <table:table-row>
          <table:table-cell table:number-columns-repeated="3"/>
          <table:table-cell office:value-type="float" office:value="20141120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41203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413001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41300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413166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141319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413192"/>
          <table:table-cell office:value-type="float" office:value="0.99760000000000004"/>
          <table:table-cell office:value-type="float" office:value="99.76"/>
          <table:table-cell table:number-columns-repeated="16378"/>
        </table:table-row>
        <table:table-row>
          <table:table-cell table:number-columns-repeated="3"/>
          <table:table-cell office:value-type="float" office:value="201413008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413011"/>
          <table:table-cell office:value-type="float" office:value="1.0245"/>
          <table:table-cell office:value-type="float" office:value="102.45"/>
          <table:table-cell table:number-columns-repeated="16378"/>
        </table:table-row>
        <table:table-row>
          <table:table-cell table:number-columns-repeated="3"/>
          <table:table-cell office:value-type="float" office:value="20141303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13038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13051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1413140"/>
          <table:table-cell office:value-type="float" office:value="1.0085999999999999"/>
          <table:table-cell office:value-type="float" office:value="100.86"/>
          <table:table-cell table:number-columns-repeated="16378"/>
        </table:table-row>
        <table:table-row>
          <table:table-cell table:number-columns-repeated="3"/>
          <table:table-cell office:value-type="float" office:value="201413143"/>
          <table:table-cell office:value-type="float" office:value="1.0142"/>
          <table:table-cell office:value-type="float" office:value="101.42"/>
          <table:table-cell table:number-columns-repeated="16378"/>
        </table:table-row>
        <table:table-row>
          <table:table-cell table:number-columns-repeated="3"/>
          <table:table-cell office:value-type="float" office:value="201413158"/>
          <table:table-cell office:value-type="float" office:value="1.0064"/>
          <table:table-cell office:value-type="float" office:value="100.64"/>
          <table:table-cell table:number-columns-repeated="16378"/>
        </table:table-row>
        <table:table-row>
          <table:table-cell table:number-columns-repeated="3"/>
          <table:table-cell office:value-type="float" office:value="20141306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41302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50207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502210"/>
          <table:table-cell office:value-type="float" office:value="1.0237000000000001"/>
          <table:table-cell office:value-type="float" office:value="102.37"/>
          <table:table-cell table:number-columns-repeated="16378"/>
        </table:table-row>
        <table:table-row>
          <table:table-cell table:number-columns-repeated="3"/>
          <table:table-cell office:value-type="float" office:value="20150204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502229"/>
          <table:table-cell office:value-type="float" office:value="0.995"/>
          <table:table-cell office:value-type="float" office:value="99.5"/>
          <table:table-cell table:number-columns-repeated="16378"/>
        </table:table-row>
        <table:table-row>
          <table:table-cell table:number-columns-repeated="3"/>
          <table:table-cell office:value-type="float" office:value="20150202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502033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1502071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502236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50223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0201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02030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50218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02113"/>
          <table:table-cell office:value-type="float" office:value="1.0029000000000001"/>
          <table:table-cell office:value-type="float" office:value="100.29"/>
          <table:table-cell table:number-columns-repeated="16378"/>
        </table:table-row>
        <table:table-row>
          <table:table-cell table:number-columns-repeated="3"/>
          <table:table-cell office:value-type="float" office:value="201502192"/>
          <table:table-cell office:value-type="float" office:value="1.0036"/>
          <table:table-cell office:value-type="float" office:value="100.36"/>
          <table:table-cell table:number-columns-repeated="16378"/>
        </table:table-row>
        <table:table-row>
          <table:table-cell table:number-columns-repeated="3"/>
          <table:table-cell office:value-type="float" office:value="201502136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1502185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1502207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1502215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1502043"/>
          <table:table-cell office:value-type="float" office:value="1.0181"/>
          <table:table-cell office:value-type="float" office:value="101.81"/>
          <table:table-cell table:number-columns-repeated="16378"/>
        </table:table-row>
        <table:table-row>
          <table:table-cell table:number-columns-repeated="3"/>
          <table:table-cell office:value-type="float" office:value="201503067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503096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503003"/>
          <table:table-cell office:value-type="float" office:value="1.0271999999999999"/>
          <table:table-cell office:value-type="float" office:value="102.72"/>
          <table:table-cell table:number-columns-repeated="16378"/>
        </table:table-row>
        <table:table-row>
          <table:table-cell table:number-columns-repeated="3"/>
          <table:table-cell office:value-type="float" office:value="201503009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503098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504002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504005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50409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504101"/>
          <table:table-cell office:value-type="float" office:value="1.0164"/>
          <table:table-cell office:value-type="float" office:value="101.64"/>
          <table:table-cell table:number-columns-repeated="16378"/>
        </table:table-row>
        <table:table-row>
          <table:table-cell table:number-columns-repeated="3"/>
          <table:table-cell office:value-type="float" office:value="201504109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504158"/>
          <table:table-cell office:value-type="float" office:value="1.0171999999999999"/>
          <table:table-cell office:value-type="float" office:value="101.72"/>
          <table:table-cell table:number-columns-repeated="16378"/>
        </table:table-row>
        <table:table-row>
          <table:table-cell table:number-columns-repeated="3"/>
          <table:table-cell office:value-type="float" office:value="201504213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504040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504184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50424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504176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504106"/>
          <table:table-cell office:value-type="float" office:value="1.0263"/>
          <table:table-cell office:value-type="float" office:value="102.63"/>
          <table:table-cell table:number-columns-repeated="16378"/>
        </table:table-row>
        <table:table-row>
          <table:table-cell table:number-columns-repeated="3"/>
          <table:table-cell office:value-type="float" office:value="201504107"/>
          <table:table-cell office:value-type="float" office:value="1.0198"/>
          <table:table-cell office:value-type="float" office:value="101.98"/>
          <table:table-cell table:number-columns-repeated="16378"/>
        </table:table-row>
        <table:table-row>
          <table:table-cell table:number-columns-repeated="3"/>
          <table:table-cell office:value-type="float" office:value="201504209"/>
          <table:table-cell office:value-type="float" office:value="1.0246999999999999"/>
          <table:table-cell office:value-type="float" office:value="102.47"/>
          <table:table-cell table:number-columns-repeated="16378"/>
        </table:table-row>
        <table:table-row>
          <table:table-cell table:number-columns-repeated="3"/>
          <table:table-cell office:value-type="float" office:value="201504104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504047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1504060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505010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1505205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505031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505071"/>
          <table:table-cell office:value-type="float" office:value="1.0190000000000001"/>
          <table:table-cell office:value-type="float" office:value="101.9"/>
          <table:table-cell table:number-columns-repeated="16378"/>
        </table:table-row>
        <table:table-row>
          <table:table-cell table:number-columns-repeated="3"/>
          <table:table-cell office:value-type="float" office:value="20150500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0501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05064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50506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505068"/>
          <table:table-cell office:value-type="float" office:value="1.0197985000000001"/>
          <table:table-cell office:value-type="float" office:value="101.97985"/>
          <table:table-cell table:number-columns-repeated="16378"/>
        </table:table-row>
        <table:table-row>
          <table:table-cell table:number-columns-repeated="3"/>
          <table:table-cell office:value-type="float" office:value="201505030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505021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50520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0521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50521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50603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06174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1506141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506171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506039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506033"/>
          <table:table-cell office:value-type="float" office:value="1.0193000000000001"/>
          <table:table-cell office:value-type="float" office:value="101.93"/>
          <table:table-cell table:number-columns-repeated="16378"/>
        </table:table-row>
        <table:table-row>
          <table:table-cell table:number-columns-repeated="3"/>
          <table:table-cell office:value-type="float" office:value="201506097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506172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50623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506038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507073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1508172"/>
          <table:table-cell office:value-type="float" office:value="0.9840000000000001"/>
          <table:table-cell office:value-type="float" office:value="98.4"/>
          <table:table-cell table:number-columns-repeated="16378"/>
        </table:table-row>
        <table:table-row>
          <table:table-cell table:number-columns-repeated="3"/>
          <table:table-cell office:value-type="float" office:value="20150823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508058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150822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08003"/>
          <table:table-cell office:value-type="float" office:value="0.99529999999999996"/>
          <table:table-cell office:value-type="float" office:value="99.53"/>
          <table:table-cell table:number-columns-repeated="16378"/>
        </table:table-row>
        <table:table-row>
          <table:table-cell table:number-columns-repeated="3"/>
          <table:table-cell office:value-type="float" office:value="201508127"/>
          <table:table-cell office:value-type="float" office:value="1.0669999999999999"/>
          <table:table-cell office:value-type="float" office:value="106.7"/>
          <table:table-cell table:number-columns-repeated="16378"/>
        </table:table-row>
        <table:table-row>
          <table:table-cell table:number-columns-repeated="3"/>
          <table:table-cell office:value-type="float" office:value="201509158"/>
          <table:table-cell office:value-type="float" office:value="1.0024"/>
          <table:table-cell office:value-type="float" office:value="100.24"/>
          <table:table-cell table:number-columns-repeated="16378"/>
        </table:table-row>
        <table:table-row>
          <table:table-cell table:number-columns-repeated="3"/>
          <table:table-cell office:value-type="float" office:value="20150919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509196"/>
          <table:table-cell office:value-type="float" office:value="1.0051999999999999"/>
          <table:table-cell office:value-type="float" office:value="100.52"/>
          <table:table-cell table:number-columns-repeated="16378"/>
        </table:table-row>
        <table:table-row>
          <table:table-cell table:number-columns-repeated="3"/>
          <table:table-cell office:value-type="float" office:value="201509113"/>
          <table:table-cell office:value-type="float" office:value="1.0402"/>
          <table:table-cell office:value-type="float" office:value="104.02"/>
          <table:table-cell table:number-columns-repeated="16378"/>
        </table:table-row>
        <table:table-row>
          <table:table-cell table:number-columns-repeated="3"/>
          <table:table-cell office:value-type="float" office:value="201509192"/>
          <table:table-cell office:value-type="float" office:value="1.0121"/>
          <table:table-cell office:value-type="float" office:value="101.21"/>
          <table:table-cell table:number-columns-repeated="16378"/>
        </table:table-row>
        <table:table-row>
          <table:table-cell table:number-columns-repeated="3"/>
          <table:table-cell office:value-type="float" office:value="20150903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510037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510176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510027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511034"/>
          <table:table-cell office:value-type="float" office:value="0.9"/>
          <table:table-cell office:value-type="float" office:value="90"/>
          <table:table-cell table:number-columns-repeated="16378"/>
        </table:table-row>
        <table:table-row>
          <table:table-cell table:number-columns-repeated="3"/>
          <table:table-cell office:value-type="float" office:value="20151121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11002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511005"/>
          <table:table-cell office:value-type="float" office:value="0.99129999999999996"/>
          <table:table-cell office:value-type="float" office:value="99.13"/>
          <table:table-cell table:number-columns-repeated="16378"/>
        </table:table-row>
        <table:table-row>
          <table:table-cell table:number-columns-repeated="3"/>
          <table:table-cell office:value-type="float" office:value="20151202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512025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1513003"/>
          <table:table-cell office:value-type="float" office:value="1.0192000000000001"/>
          <table:table-cell office:value-type="float" office:value="101.92"/>
          <table:table-cell table:number-columns-repeated="16378"/>
        </table:table-row>
        <table:table-row>
          <table:table-cell table:number-columns-repeated="3"/>
          <table:table-cell office:value-type="float" office:value="201513001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51300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13192"/>
          <table:table-cell office:value-type="float" office:value="0.98170000000000002"/>
          <table:table-cell office:value-type="float" office:value="98.17"/>
          <table:table-cell table:number-columns-repeated="16378"/>
        </table:table-row>
        <table:table-row>
          <table:table-cell table:number-columns-repeated="3"/>
          <table:table-cell office:value-type="float" office:value="201513011"/>
          <table:table-cell office:value-type="float" office:value="0.9890000000000001"/>
          <table:table-cell office:value-type="float" office:value="98.9"/>
          <table:table-cell table:number-columns-repeated="16378"/>
        </table:table-row>
        <table:table-row>
          <table:table-cell table:number-columns-repeated="3"/>
          <table:table-cell office:value-type="float" office:value="20151305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513158"/>
          <table:table-cell office:value-type="float" office:value="1.0024"/>
          <table:table-cell office:value-type="float" office:value="100.24"/>
          <table:table-cell table:number-columns-repeated="16378"/>
        </table:table-row>
        <table:table-row>
          <table:table-cell table:number-columns-repeated="3"/>
          <table:table-cell office:value-type="float" office:value="201513226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51303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602008"/>
          <table:table-cell office:value-type="float" office:value="1.0012000000000001"/>
          <table:table-cell office:value-type="float" office:value="100.12"/>
          <table:table-cell table:number-columns-repeated="16378"/>
        </table:table-row>
        <table:table-row>
          <table:table-cell table:number-columns-repeated="3"/>
          <table:table-cell office:value-type="float" office:value="201602176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1602173"/>
          <table:table-cell office:value-type="float" office:value="1.0002"/>
          <table:table-cell office:value-type="float" office:value="100.02"/>
          <table:table-cell table:number-columns-repeated="16378"/>
        </table:table-row>
        <table:table-row>
          <table:table-cell table:number-columns-repeated="3"/>
          <table:table-cell office:value-type="float" office:value="20160203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223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201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602033"/>
          <table:table-cell office:value-type="float" office:value="1.0002"/>
          <table:table-cell office:value-type="float" office:value="100.02"/>
          <table:table-cell table:number-columns-repeated="16378"/>
        </table:table-row>
        <table:table-row>
          <table:table-cell table:number-columns-repeated="3"/>
          <table:table-cell office:value-type="float" office:value="201602071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1602210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223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2029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603017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603189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60323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3113"/>
          <table:table-cell office:value-type="float" office:value="1.0033000000000001"/>
          <table:table-cell office:value-type="float" office:value="100.33"/>
          <table:table-cell table:number-columns-repeated="16378"/>
        </table:table-row>
        <table:table-row>
          <table:table-cell table:number-columns-repeated="3"/>
          <table:table-cell office:value-type="float" office:value="20160313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603185"/>
          <table:table-cell office:value-type="float" office:value="1.0102"/>
          <table:table-cell office:value-type="float" office:value="101.02"/>
          <table:table-cell table:number-columns-repeated="16378"/>
        </table:table-row>
        <table:table-row>
          <table:table-cell table:number-columns-repeated="3"/>
          <table:table-cell office:value-type="float" office:value="201603207"/>
          <table:table-cell office:value-type="float" office:value="1.0102"/>
          <table:table-cell office:value-type="float" office:value="101.02"/>
          <table:table-cell table:number-columns-repeated="16378"/>
        </table:table-row>
        <table:table-row>
          <table:table-cell table:number-columns-repeated="3"/>
          <table:table-cell office:value-type="float" office:value="201603215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60409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604009"/>
          <table:table-cell office:value-type="float" office:value="1.0170000000000001"/>
          <table:table-cell office:value-type="float" office:value="101.7"/>
          <table:table-cell table:number-columns-repeated="16378"/>
        </table:table-row>
        <table:table-row>
          <table:table-cell table:number-columns-repeated="3"/>
          <table:table-cell office:value-type="float" office:value="201604101"/>
          <table:table-cell office:value-type="float" office:value="1.0133000000000001"/>
          <table:table-cell office:value-type="float" office:value="101.33"/>
          <table:table-cell table:number-columns-repeated="16378"/>
        </table:table-row>
        <table:table-row>
          <table:table-cell table:number-columns-repeated="3"/>
          <table:table-cell office:value-type="float" office:value="20160400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604019"/>
          <table:table-cell office:value-type="float" office:value="1.0101"/>
          <table:table-cell office:value-type="float" office:value="101.01"/>
          <table:table-cell table:number-columns-repeated="16378"/>
        </table:table-row>
        <table:table-row>
          <table:table-cell table:number-columns-repeated="3"/>
          <table:table-cell office:value-type="float" office:value="20160407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604095"/>
          <table:table-cell office:value-type="float" office:value="1.0107999999999999"/>
          <table:table-cell office:value-type="float" office:value="101.08"/>
          <table:table-cell table:number-columns-repeated="16378"/>
        </table:table-row>
        <table:table-row>
          <table:table-cell table:number-columns-repeated="3"/>
          <table:table-cell office:value-type="float" office:value="201604140"/>
          <table:table-cell office:value-type="float" office:value="1.0256999999999998"/>
          <table:table-cell office:value-type="float" office:value="102.57"/>
          <table:table-cell table:number-columns-repeated="16378"/>
        </table:table-row>
        <table:table-row>
          <table:table-cell table:number-columns-repeated="3"/>
          <table:table-cell office:value-type="float" office:value="201604143"/>
          <table:table-cell office:value-type="float" office:value="1.0266"/>
          <table:table-cell office:value-type="float" office:value="102.66"/>
          <table:table-cell table:number-columns-repeated="16378"/>
        </table:table-row>
        <table:table-row>
          <table:table-cell table:number-columns-repeated="3"/>
          <table:table-cell office:value-type="float" office:value="201604158"/>
          <table:table-cell office:value-type="float" office:value="1.0042"/>
          <table:table-cell office:value-type="float" office:value="100.42"/>
          <table:table-cell table:number-columns-repeated="16378"/>
        </table:table-row>
        <table:table-row>
          <table:table-cell table:number-columns-repeated="3"/>
          <table:table-cell office:value-type="float" office:value="201604229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604106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20160407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60401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604043"/>
          <table:table-cell office:value-type="float" office:value="1.04140827"/>
          <table:table-cell office:value-type="float" office:value="104.140827"/>
          <table:table-cell table:number-columns-repeated="16378"/>
        </table:table-row>
        <table:table-row>
          <table:table-cell table:number-columns-repeated="3"/>
          <table:table-cell office:value-type="float" office:value="201605021"/>
          <table:table-cell office:value-type="float" office:value="0.99269999999999992"/>
          <table:table-cell office:value-type="float" office:value="99.27"/>
          <table:table-cell table:number-columns-repeated="16378"/>
        </table:table-row>
        <table:table-row>
          <table:table-cell table:number-columns-repeated="3"/>
          <table:table-cell office:value-type="float" office:value="201605206"/>
          <table:table-cell office:value-type="float" office:value="1.0015000000000001"/>
          <table:table-cell office:value-type="float" office:value="100.15"/>
          <table:table-cell table:number-columns-repeated="16378"/>
        </table:table-row>
        <table:table-row>
          <table:table-cell table:number-columns-repeated="3"/>
          <table:table-cell office:value-type="float" office:value="201605031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605239"/>
          <table:table-cell office:value-type="float" office:value="1.071"/>
          <table:table-cell office:value-type="float" office:value="107.1"/>
          <table:table-cell table:number-columns-repeated="16378"/>
        </table:table-row>
        <table:table-row>
          <table:table-cell table:number-columns-repeated="3"/>
          <table:table-cell office:value-type="float" office:value="201605015"/>
          <table:table-cell office:value-type="float" office:value="1.0528"/>
          <table:table-cell office:value-type="float" office:value="105.28"/>
          <table:table-cell table:number-columns-repeated="16378"/>
        </table:table-row>
        <table:table-row>
          <table:table-cell table:number-columns-repeated="3"/>
          <table:table-cell office:value-type="float" office:value="201605037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605064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605097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60517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5240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1606002"/>
          <table:table-cell office:value-type="float" office:value="1.0680000000000001"/>
          <table:table-cell office:value-type="float" office:value="106.8"/>
          <table:table-cell table:number-columns-repeated="16378"/>
        </table:table-row>
        <table:table-row>
          <table:table-cell table:number-columns-repeated="3"/>
          <table:table-cell office:value-type="float" office:value="201606009"/>
          <table:table-cell office:value-type="float" office:value="1.0680000000000001"/>
          <table:table-cell office:value-type="float" office:value="106.8"/>
          <table:table-cell table:number-columns-repeated="16378"/>
        </table:table-row>
        <table:table-row>
          <table:table-cell table:number-columns-repeated="3"/>
          <table:table-cell office:value-type="float" office:value="201606109"/>
          <table:table-cell office:value-type="float" office:value="1.0680000000000001"/>
          <table:table-cell office:value-type="float" office:value="106.8"/>
          <table:table-cell table:number-columns-repeated="16378"/>
        </table:table-row>
        <table:table-row>
          <table:table-cell table:number-columns-repeated="3"/>
          <table:table-cell office:value-type="float" office:value="20160623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6030"/>
          <table:table-cell office:value-type="float" office:value="1.0347999999999999"/>
          <table:table-cell office:value-type="float" office:value="103.48"/>
          <table:table-cell table:number-columns-repeated="16378"/>
        </table:table-row>
        <table:table-row>
          <table:table-cell table:number-columns-repeated="3"/>
          <table:table-cell office:value-type="float" office:value="201606033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606068"/>
          <table:table-cell office:value-type="float" office:value="1.0039"/>
          <table:table-cell office:value-type="float" office:value="100.39"/>
          <table:table-cell table:number-columns-repeated="16378"/>
        </table:table-row>
        <table:table-row>
          <table:table-cell table:number-columns-repeated="3"/>
          <table:table-cell office:value-type="float" office:value="20160605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60609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606174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7038"/>
          <table:table-cell office:value-type="float" office:value="0.9998999999999999"/>
          <table:table-cell office:value-type="float" office:value="99.99"/>
          <table:table-cell table:number-columns-repeated="16378"/>
        </table:table-row>
        <table:table-row>
          <table:table-cell table:number-columns-repeated="3"/>
          <table:table-cell office:value-type="float" office:value="201607016"/>
          <table:table-cell office:value-type="float" office:value="0.99980000000000002"/>
          <table:table-cell office:value-type="float" office:value="99.98"/>
          <table:table-cell table:number-columns-repeated="16378"/>
        </table:table-row>
        <table:table-row>
          <table:table-cell table:number-columns-repeated="3"/>
          <table:table-cell office:value-type="float" office:value="201607073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60803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802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60820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60810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608106"/>
          <table:table-cell office:value-type="float" office:value="0.99750000000000005"/>
          <table:table-cell office:value-type="float" office:value="99.75"/>
          <table:table-cell table:number-columns-repeated="16378"/>
        </table:table-row>
        <table:table-row>
          <table:table-cell table:number-columns-repeated="3"/>
          <table:table-cell office:value-type="float" office:value="201609007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1609030"/>
          <table:table-cell office:value-type="float" office:value="1.0325"/>
          <table:table-cell office:value-type="float" office:value="103.25"/>
          <table:table-cell table:number-columns-repeated="16378"/>
        </table:table-row>
        <table:table-row>
          <table:table-cell table:number-columns-repeated="3"/>
          <table:table-cell office:value-type="float" office:value="201609158"/>
          <table:table-cell office:value-type="float" office:value="1.0007599999999999"/>
          <table:table-cell office:value-type="float" office:value="100.07599999999999"/>
          <table:table-cell table:number-columns-repeated="16378"/>
        </table:table-row>
        <table:table-row>
          <table:table-cell table:number-columns-repeated="3"/>
          <table:table-cell office:value-type="float" office:value="201609016"/>
          <table:table-cell office:value-type="float" office:value="1.0015004999999999"/>
          <table:table-cell office:value-type="float" office:value="100.15004999999999"/>
          <table:table-cell table:number-columns-repeated="16378"/>
        </table:table-row>
        <table:table-row>
          <table:table-cell table:number-columns-repeated="3"/>
          <table:table-cell office:value-type="float" office:value="20160902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609021"/>
          <table:table-cell office:value-type="float" office:value="1.0095999999999998"/>
          <table:table-cell office:value-type="float" office:value="100.96"/>
          <table:table-cell table:number-columns-repeated="16378"/>
        </table:table-row>
        <table:table-row>
          <table:table-cell table:number-columns-repeated="3"/>
          <table:table-cell office:value-type="float" office:value="20160906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609206"/>
          <table:table-cell office:value-type="float" office:value="1.0068000000000001"/>
          <table:table-cell office:value-type="float" office:value="100.68"/>
          <table:table-cell table:number-columns-repeated="16378"/>
        </table:table-row>
        <table:table-row>
          <table:table-cell table:number-columns-repeated="3"/>
          <table:table-cell office:value-type="float" office:value="201609212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0902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609001"/>
          <table:table-cell office:value-type="float" office:value="0.97199999999999998"/>
          <table:table-cell office:value-type="float" office:value="97.2"/>
          <table:table-cell table:number-columns-repeated="16378"/>
        </table:table-row>
        <table:table-row>
          <table:table-cell table:number-columns-repeated="3"/>
          <table:table-cell office:value-type="float" office:value="201610037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610040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610047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161005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610060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1610173"/>
          <table:table-cell office:value-type="float" office:value="1.001325"/>
          <table:table-cell office:value-type="float" office:value="100.13249999999999"/>
          <table:table-cell table:number-columns-repeated="16378"/>
        </table:table-row>
        <table:table-row>
          <table:table-cell table:number-columns-repeated="3"/>
          <table:table-cell office:value-type="float" office:value="201610184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1610068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610008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1611173"/>
          <table:table-cell office:value-type="float" office:value="1.00014"/>
          <table:table-cell office:value-type="float" office:value="100.014"/>
          <table:table-cell table:number-columns-repeated="16378"/>
        </table:table-row>
        <table:table-row>
          <table:table-cell table:number-columns-repeated="3"/>
          <table:table-cell office:value-type="float" office:value="201611060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611034"/>
          <table:table-cell office:value-type="float" office:value="1.1399999999999999"/>
          <table:table-cell office:value-type="float" office:value="114"/>
          <table:table-cell table:number-columns-repeated="16378"/>
        </table:table-row>
        <table:table-row>
          <table:table-cell table:number-columns-repeated="3"/>
          <table:table-cell office:value-type="float" office:value="20161106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612242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612029"/>
          <table:table-cell office:value-type="float" office:value="1.0342849999999999"/>
          <table:table-cell office:value-type="float" office:value="103.42849999999999"/>
          <table:table-cell table:number-columns-repeated="16378"/>
        </table:table-row>
        <table:table-row>
          <table:table-cell table:number-columns-repeated="3"/>
          <table:table-cell office:value-type="float" office:value="20161221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61221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612141"/>
          <table:table-cell office:value-type="float" office:value="1.0198"/>
          <table:table-cell office:value-type="float" office:value="101.98"/>
          <table:table-cell table:number-columns-repeated="16378"/>
        </table:table-row>
        <table:table-row>
          <table:table-cell table:number-columns-repeated="3"/>
          <table:table-cell office:value-type="float" office:value="201612171"/>
          <table:table-cell office:value-type="float" office:value="1.0198"/>
          <table:table-cell office:value-type="float" office:value="101.98"/>
          <table:table-cell table:number-columns-repeated="16378"/>
        </table:table-row>
        <table:table-row>
          <table:table-cell table:number-columns-repeated="3"/>
          <table:table-cell office:value-type="float" office:value="20161202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612071"/>
          <table:table-cell office:value-type="float" office:value="0.996"/>
          <table:table-cell office:value-type="float" office:value="99.6"/>
          <table:table-cell table:number-columns-repeated="16378"/>
        </table:table-row>
        <table:table-row>
          <table:table-cell table:number-columns-repeated="3"/>
          <table:table-cell office:value-type="float" office:value="201613095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613098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613158"/>
          <table:table-cell office:value-type="float" office:value="1.0027999999999999"/>
          <table:table-cell office:value-type="float" office:value="100.28"/>
          <table:table-cell table:number-columns-repeated="16378"/>
        </table:table-row>
        <table:table-row>
          <table:table-cell table:number-columns-repeated="3"/>
          <table:table-cell office:value-type="float" office:value="201613229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613239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61324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13001"/>
          <table:table-cell office:value-type="float" office:value="1.006"/>
          <table:table-cell office:value-type="float" office:value="100.6"/>
          <table:table-cell table:number-columns-repeated="16378"/>
        </table:table-row>
        <table:table-row>
          <table:table-cell table:number-columns-repeated="3"/>
          <table:table-cell office:value-type="float" office:value="201613003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61300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1301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613047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613113"/>
          <table:table-cell office:value-type="float" office:value="1.0061"/>
          <table:table-cell office:value-type="float" office:value="100.61"/>
          <table:table-cell table:number-columns-repeated="16378"/>
        </table:table-row>
        <table:table-row>
          <table:table-cell table:number-columns-repeated="3"/>
          <table:table-cell office:value-type="float" office:value="201613208"/>
          <table:table-cell office:value-type="float" office:value="1.0018"/>
          <table:table-cell office:value-type="float" office:value="100.18"/>
          <table:table-cell table:number-columns-repeated="16378"/>
        </table:table-row>
        <table:table-row>
          <table:table-cell table:number-columns-repeated="3"/>
          <table:table-cell office:value-type="float" office:value="20161322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13205"/>
          <table:table-cell office:value-type="float" office:value="1.0407"/>
          <table:table-cell office:value-type="float" office:value="104.07"/>
          <table:table-cell table:number-columns-repeated="16378"/>
        </table:table-row>
        <table:table-row>
          <table:table-cell table:number-columns-repeated="3"/>
          <table:table-cell office:value-type="float" office:value="201613036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61319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61304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13055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613107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1613209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170203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702066"/>
          <table:table-cell office:value-type="float" office:value="1.0390999999999999"/>
          <table:table-cell office:value-type="float" office:value="103.91"/>
          <table:table-cell table:number-columns-repeated="16378"/>
        </table:table-row>
        <table:table-row>
          <table:table-cell table:number-columns-repeated="3"/>
          <table:table-cell office:value-type="float" office:value="201702067"/>
          <table:table-cell office:value-type="float" office:value="1.012"/>
          <table:table-cell office:value-type="float" office:value="101.2"/>
          <table:table-cell table:number-columns-repeated="16378"/>
        </table:table-row>
        <table:table-row>
          <table:table-cell table:number-columns-repeated="3"/>
          <table:table-cell office:value-type="float" office:value="201702096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702194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201702176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702033"/>
          <table:table-cell office:value-type="float" office:value="1.0005999999999999"/>
          <table:table-cell office:value-type="float" office:value="100.06"/>
          <table:table-cell table:number-columns-repeated="16378"/>
        </table:table-row>
        <table:table-row>
          <table:table-cell table:number-columns-repeated="3"/>
          <table:table-cell office:value-type="float" office:value="201702057"/>
          <table:table-cell office:value-type="float" office:value="1.1130000000000002"/>
          <table:table-cell office:value-type="float" office:value="111.30000000000003"/>
          <table:table-cell table:number-columns-repeated="16378"/>
        </table:table-row>
        <table:table-row>
          <table:table-cell table:number-columns-repeated="3"/>
          <table:table-cell office:value-type="float" office:value="201702071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1702029"/>
          <table:table-cell office:value-type="float" office:value="1.0649999999999999"/>
          <table:table-cell office:value-type="float" office:value="106.5"/>
          <table:table-cell table:number-columns-repeated="16378"/>
        </table:table-row>
        <table:table-row>
          <table:table-cell table:number-columns-repeated="3"/>
          <table:table-cell office:value-type="float" office:value="201702101"/>
          <table:table-cell office:value-type="float" office:value="1.038"/>
          <table:table-cell office:value-type="float" office:value="103.8"/>
          <table:table-cell table:number-columns-repeated="16378"/>
        </table:table-row>
        <table:table-row>
          <table:table-cell table:number-columns-repeated="3"/>
          <table:table-cell office:value-type="float" office:value="20170223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70301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703136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703185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1703189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703207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170321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703219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703227"/>
          <table:table-cell office:value-type="float" office:value="1.0920000000000001"/>
          <table:table-cell office:value-type="float" office:value="109.2"/>
          <table:table-cell table:number-columns-repeated="16378"/>
        </table:table-row>
        <table:table-row>
          <table:table-cell table:number-columns-repeated="3"/>
          <table:table-cell office:value-type="float" office:value="20170323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703113"/>
          <table:table-cell office:value-type="float" office:value="1.0009000000000001"/>
          <table:table-cell office:value-type="float" office:value="100.09"/>
          <table:table-cell table:number-columns-repeated="16378"/>
        </table:table-row>
        <table:table-row>
          <table:table-cell table:number-columns-repeated="3"/>
          <table:table-cell office:value-type="float" office:value="20170305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70309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703068"/>
          <table:table-cell office:value-type="float" office:value="1.0265"/>
          <table:table-cell office:value-type="float" office:value="102.65"/>
          <table:table-cell table:number-columns-repeated="16378"/>
        </table:table-row>
        <table:table-row>
          <table:table-cell table:number-columns-repeated="3"/>
          <table:table-cell office:value-type="float" office:value="201703064"/>
          <table:table-cell office:value-type="float" office:value="1.0109999999999999"/>
          <table:table-cell office:value-type="float" office:value="101.1"/>
          <table:table-cell table:number-columns-repeated="16378"/>
        </table:table-row>
        <table:table-row>
          <table:table-cell table:number-columns-repeated="3"/>
          <table:table-cell office:value-type="float" office:value="201703012"/>
          <table:table-cell office:value-type="float" office:value="0.99900000000000011"/>
          <table:table-cell office:value-type="float" office:value="99.9"/>
          <table:table-cell table:number-columns-repeated="16378"/>
        </table:table-row>
        <table:table-row>
          <table:table-cell table:number-columns-repeated="3"/>
          <table:table-cell office:value-type="float" office:value="201704173"/>
          <table:table-cell office:value-type="float" office:value="1.0549999999999999"/>
          <table:table-cell office:value-type="float" office:value="105.5"/>
          <table:table-cell table:number-columns-repeated="16378"/>
        </table:table-row>
        <table:table-row>
          <table:table-cell table:number-columns-repeated="3"/>
          <table:table-cell office:value-type="float" office:value="201704002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704024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704109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704106"/>
          <table:table-cell office:value-type="float" office:value="1.0369999999999999"/>
          <table:table-cell office:value-type="float" office:value="103.7"/>
          <table:table-cell table:number-columns-repeated="16378"/>
        </table:table-row>
        <table:table-row>
          <table:table-cell table:number-columns-repeated="3"/>
          <table:table-cell office:value-type="float" office:value="20170403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704047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704060"/>
          <table:table-cell office:value-type="float" office:value="1.0620000000000001"/>
          <table:table-cell office:value-type="float" office:value="106.2"/>
          <table:table-cell table:number-columns-repeated="16378"/>
        </table:table-row>
        <table:table-row>
          <table:table-cell table:number-columns-repeated="3"/>
          <table:table-cell office:value-type="float" office:value="201704097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170410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704107"/>
          <table:table-cell office:value-type="float" office:value="1.0401"/>
          <table:table-cell office:value-type="float" office:value="104.01"/>
          <table:table-cell table:number-columns-repeated="16378"/>
        </table:table-row>
        <table:table-row>
          <table:table-cell table:number-columns-repeated="3"/>
          <table:table-cell office:value-type="float" office:value="201704158"/>
          <table:table-cell office:value-type="float" office:value="1.0659999999999998"/>
          <table:table-cell office:value-type="float" office:value="106.6"/>
          <table:table-cell table:number-columns-repeated="16378"/>
        </table:table-row>
        <table:table-row>
          <table:table-cell table:number-columns-repeated="3"/>
          <table:table-cell office:value-type="float" office:value="201704172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704209"/>
          <table:table-cell office:value-type="float" office:value="1.0409999999999999"/>
          <table:table-cell office:value-type="float" office:value="104.1"/>
          <table:table-cell table:number-columns-repeated="16378"/>
        </table:table-row>
        <table:table-row>
          <table:table-cell table:number-columns-repeated="3"/>
          <table:table-cell office:value-type="float" office:value="201704040"/>
          <table:table-cell office:value-type="float" office:value="1.048"/>
          <table:table-cell office:value-type="float" office:value="104.8"/>
          <table:table-cell table:number-columns-repeated="16378"/>
        </table:table-row>
        <table:table-row>
          <table:table-cell table:number-columns-repeated="3"/>
          <table:table-cell office:value-type="float" office:value="201704184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1704039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704205"/>
          <table:table-cell office:value-type="float" office:value="1.0351999999999999"/>
          <table:table-cell office:value-type="float" office:value="103.52"/>
          <table:table-cell table:number-columns-repeated="16378"/>
        </table:table-row>
        <table:table-row>
          <table:table-cell table:number-columns-repeated="3"/>
          <table:table-cell office:value-type="float" office:value="201704206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70400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70407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704235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1705043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1705007"/>
          <table:table-cell office:value-type="float" office:value="0.998"/>
          <table:table-cell office:value-type="float" office:value="99.8"/>
          <table:table-cell table:number-columns-repeated="16378"/>
        </table:table-row>
        <table:table-row>
          <table:table-cell table:number-columns-repeated="3"/>
          <table:table-cell office:value-type="float" office:value="201705031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705071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70500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705006"/>
          <table:table-cell office:value-type="float" office:value="1.0283"/>
          <table:table-cell office:value-type="float" office:value="102.83"/>
          <table:table-cell table:number-columns-repeated="16378"/>
        </table:table-row>
        <table:table-row>
          <table:table-cell table:number-columns-repeated="3"/>
          <table:table-cell office:value-type="float" office:value="201705016"/>
          <table:table-cell office:value-type="float" office:value="1.0004999999999999"/>
          <table:table-cell office:value-type="float" office:value="100.05"/>
          <table:table-cell table:number-columns-repeated="16378"/>
        </table:table-row>
        <table:table-row>
          <table:table-cell table:number-columns-repeated="3"/>
          <table:table-cell office:value-type="float" office:value="201705019"/>
          <table:table-cell office:value-type="float" office:value="1.0283"/>
          <table:table-cell office:value-type="float" office:value="102.83"/>
          <table:table-cell table:number-columns-repeated="16378"/>
        </table:table-row>
        <table:table-row>
          <table:table-cell table:number-columns-repeated="3"/>
          <table:table-cell office:value-type="float" office:value="201705021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705064"/>
          <table:table-cell office:value-type="float" office:value="1.0620000000000001"/>
          <table:table-cell office:value-type="float" office:value="106.2"/>
          <table:table-cell table:number-columns-repeated="16378"/>
        </table:table-row>
        <table:table-row>
          <table:table-cell table:number-columns-repeated="3"/>
          <table:table-cell office:value-type="float" office:value="20170509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705206"/>
          <table:table-cell office:value-type="float" office:value="1.0446"/>
          <table:table-cell office:value-type="float" office:value="104.46"/>
          <table:table-cell table:number-columns-repeated="16378"/>
        </table:table-row>
        <table:table-row>
          <table:table-cell table:number-columns-repeated="3"/>
          <table:table-cell office:value-type="float" office:value="20170522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705174"/>
          <table:table-cell office:value-type="float" office:value="1.057812"/>
          <table:table-cell office:value-type="float" office:value="105.7812"/>
          <table:table-cell table:number-columns-repeated="16378"/>
        </table:table-row>
        <table:table-row>
          <table:table-cell table:number-columns-repeated="3"/>
          <table:table-cell office:value-type="float" office:value="201706217"/>
          <table:table-cell office:value-type="float" office:value="1.0005999999999999"/>
          <table:table-cell office:value-type="float" office:value="100.06"/>
          <table:table-cell table:number-columns-repeated="16378"/>
        </table:table-row>
        <table:table-row>
          <table:table-cell table:number-columns-repeated="3"/>
          <table:table-cell office:value-type="float" office:value="201706218"/>
          <table:table-cell office:value-type="float" office:value="0.99419999999999997"/>
          <table:table-cell office:value-type="float" office:value="99.42"/>
          <table:table-cell table:number-columns-repeated="16378"/>
        </table:table-row>
        <table:table-row>
          <table:table-cell table:number-columns-repeated="3"/>
          <table:table-cell office:value-type="float" office:value="20170601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706140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1706143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706158"/>
          <table:table-cell office:value-type="float" office:value="0.99930000000000008"/>
          <table:table-cell office:value-type="float" office:value="99.93"/>
          <table:table-cell table:number-columns-repeated="16378"/>
        </table:table-row>
        <table:table-row>
          <table:table-cell table:number-columns-repeated="3"/>
          <table:table-cell office:value-type="float" office:value="201706061"/>
          <table:table-cell office:value-type="float" office:value="1.0204"/>
          <table:table-cell office:value-type="float" office:value="102.04"/>
          <table:table-cell table:number-columns-repeated="16378"/>
        </table:table-row>
        <table:table-row>
          <table:table-cell table:number-columns-repeated="3"/>
          <table:table-cell office:value-type="float" office:value="201707196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201707236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20170714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70717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70720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707058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70801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708037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708007"/>
          <table:table-cell office:value-type="float" office:value="0.99997500000000006"/>
          <table:table-cell office:value-type="float" office:value="99.997500000000002"/>
          <table:table-cell table:number-columns-repeated="16378"/>
        </table:table-row>
        <table:table-row>
          <table:table-cell table:number-columns-repeated="3"/>
          <table:table-cell office:value-type="float" office:value="201709055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70919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709068"/>
          <table:table-cell office:value-type="float" office:value="1.0407"/>
          <table:table-cell office:value-type="float" office:value="104.07"/>
          <table:table-cell table:number-columns-repeated="16378"/>
        </table:table-row>
        <table:table-row>
          <table:table-cell table:number-columns-repeated="3"/>
          <table:table-cell office:value-type="float" office:value="201709047"/>
          <table:table-cell office:value-type="float" office:value="0.99840000000000007"/>
          <table:table-cell office:value-type="float" office:value="99.84"/>
          <table:table-cell table:number-columns-repeated="16378"/>
        </table:table-row>
        <table:table-row>
          <table:table-cell table:number-columns-repeated="3"/>
          <table:table-cell office:value-type="float" office:value="201709060"/>
          <table:table-cell office:value-type="float" office:value="0.99170000000000003"/>
          <table:table-cell office:value-type="float" office:value="99.17"/>
          <table:table-cell table:number-columns-repeated="16378"/>
        </table:table-row>
        <table:table-row>
          <table:table-cell table:number-columns-repeated="3"/>
          <table:table-cell office:value-type="float" office:value="201709158"/>
          <table:table-cell office:value-type="float" office:value="1.0026000000000002"/>
          <table:table-cell office:value-type="float" office:value="100.26"/>
          <table:table-cell table:number-columns-repeated="16378"/>
        </table:table-row>
        <table:table-row>
          <table:table-cell table:number-columns-repeated="3"/>
          <table:table-cell office:value-type="float" office:value="201709219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709218"/>
          <table:table-cell office:value-type="float" office:value="1.0832999999999999"/>
          <table:table-cell office:value-type="float" office:value="108.33"/>
          <table:table-cell table:number-columns-repeated="16378"/>
        </table:table-row>
        <table:table-row>
          <table:table-cell table:number-columns-repeated="3"/>
          <table:table-cell office:value-type="float" office:value="201710046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710201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710027"/>
          <table:table-cell office:value-type="float" office:value="1.0390000000000001"/>
          <table:table-cell office:value-type="float" office:value="103.9"/>
          <table:table-cell table:number-columns-repeated="16378"/>
        </table:table-row>
        <table:table-row>
          <table:table-cell table:number-columns-repeated="3"/>
          <table:table-cell office:value-type="float" office:value="201710106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20171009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710008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71002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71101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711009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1711034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712127"/>
          <table:table-cell office:value-type="float" office:value="0.96"/>
          <table:table-cell office:value-type="float" office:value="96"/>
          <table:table-cell table:number-columns-repeated="16378"/>
        </table:table-row>
        <table:table-row>
          <table:table-cell table:number-columns-repeated="3"/>
          <table:table-cell office:value-type="float" office:value="201712106"/>
          <table:table-cell office:value-type="float" office:value="0.98"/>
          <table:table-cell office:value-type="float" office:value="98"/>
          <table:table-cell table:number-columns-repeated="16378"/>
        </table:table-row>
        <table:table-row>
          <table:table-cell table:number-columns-repeated="3"/>
          <table:table-cell office:value-type="float" office:value="201712029"/>
          <table:table-cell office:value-type="float" office:value="1.05369"/>
          <table:table-cell office:value-type="float" office:value="105.369"/>
          <table:table-cell table:number-columns-repeated="16378"/>
        </table:table-row>
        <table:table-row>
          <table:table-cell table:number-columns-repeated="3"/>
          <table:table-cell office:value-type="float" office:value="201712076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712055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713011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1713098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713228"/>
          <table:table-cell office:value-type="float" office:value="1.0238"/>
          <table:table-cell office:value-type="float" office:value="102.38"/>
          <table:table-cell table:number-columns-repeated="16378"/>
        </table:table-row>
        <table:table-row>
          <table:table-cell table:number-columns-repeated="3"/>
          <table:table-cell office:value-type="float" office:value="201713003"/>
          <table:table-cell office:value-type="float" office:value="1.0005999999999999"/>
          <table:table-cell office:value-type="float" office:value="100.06"/>
          <table:table-cell table:number-columns-repeated="16378"/>
        </table:table-row>
        <table:table-row>
          <table:table-cell table:number-columns-repeated="3"/>
          <table:table-cell office:value-type="float" office:value="201713007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201713047"/>
          <table:table-cell office:value-type="float" office:value="1.0365"/>
          <table:table-cell office:value-type="float" office:value="103.65"/>
          <table:table-cell table:number-columns-repeated="16378"/>
        </table:table-row>
        <table:table-row>
          <table:table-cell table:number-columns-repeated="3"/>
          <table:table-cell office:value-type="float" office:value="201713113"/>
          <table:table-cell office:value-type="float" office:value="1.0064"/>
          <table:table-cell office:value-type="float" office:value="100.64"/>
          <table:table-cell table:number-columns-repeated="16378"/>
        </table:table-row>
        <table:table-row>
          <table:table-cell table:number-columns-repeated="3"/>
          <table:table-cell office:value-type="float" office:value="201713158"/>
          <table:table-cell office:value-type="float" office:value="1.0270999999999999"/>
          <table:table-cell office:value-type="float" office:value="102.71"/>
          <table:table-cell table:number-columns-repeated="16378"/>
        </table:table-row>
        <table:table-row>
          <table:table-cell table:number-columns-repeated="3"/>
          <table:table-cell office:value-type="float" office:value="201713002"/>
          <table:table-cell office:value-type="float" office:value="1.0584"/>
          <table:table-cell office:value-type="float" office:value="105.84"/>
          <table:table-cell table:number-columns-repeated="16378"/>
        </table:table-row>
        <table:table-row>
          <table:table-cell table:number-columns-repeated="3"/>
          <table:table-cell office:value-type="float" office:value="20171305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713062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713109"/>
          <table:table-cell office:value-type="float" office:value="1.0584"/>
          <table:table-cell office:value-type="float" office:value="105.84"/>
          <table:table-cell table:number-columns-repeated="16378"/>
        </table:table-row>
        <table:table-row>
          <table:table-cell table:number-columns-repeated="3"/>
          <table:table-cell office:value-type="float" office:value="201713206"/>
          <table:table-cell office:value-type="float" office:value="1.0451000000000001"/>
          <table:table-cell office:value-type="float" office:value="104.51"/>
          <table:table-cell table:number-columns-repeated="16378"/>
        </table:table-row>
        <table:table-row>
          <table:table-cell table:number-columns-repeated="3"/>
          <table:table-cell office:value-type="float" office:value="201713241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713036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713211"/>
          <table:table-cell office:value-type="float" office:value="1.0720000000000001"/>
          <table:table-cell office:value-type="float" office:value="107.2"/>
          <table:table-cell table:number-columns-repeated="16378"/>
        </table:table-row>
        <table:table-row>
          <table:table-cell table:number-columns-repeated="3"/>
          <table:table-cell office:value-type="float" office:value="20171303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71317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802266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180201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2101"/>
          <table:table-cell office:value-type="float" office:value="1.0720000000000001"/>
          <table:table-cell office:value-type="float" office:value="107.2"/>
          <table:table-cell table:number-columns-repeated="16378"/>
        </table:table-row>
        <table:table-row>
          <table:table-cell table:number-columns-repeated="3"/>
          <table:table-cell office:value-type="float" office:value="201802136"/>
          <table:table-cell office:value-type="float" office:value="1.0310999999999999"/>
          <table:table-cell office:value-type="float" office:value="103.11"/>
          <table:table-cell table:number-columns-repeated="16378"/>
        </table:table-row>
        <table:table-row>
          <table:table-cell table:number-columns-repeated="3"/>
          <table:table-cell office:value-type="float" office:value="201802189"/>
          <table:table-cell office:value-type="float" office:value="1.0444"/>
          <table:table-cell office:value-type="float" office:value="104.44"/>
          <table:table-cell table:number-columns-repeated="16378"/>
        </table:table-row>
        <table:table-row>
          <table:table-cell table:number-columns-repeated="3"/>
          <table:table-cell office:value-type="float" office:value="201802215"/>
          <table:table-cell office:value-type="float" office:value="1.0297000000000001"/>
          <table:table-cell office:value-type="float" office:value="102.97"/>
          <table:table-cell table:number-columns-repeated="16378"/>
        </table:table-row>
        <table:table-row>
          <table:table-cell table:number-columns-repeated="3"/>
          <table:table-cell office:value-type="float" office:value="201802245"/>
          <table:table-cell office:value-type="float" office:value="1.0297000000000001"/>
          <table:table-cell office:value-type="float" office:value="102.97"/>
          <table:table-cell table:number-columns-repeated="16378"/>
        </table:table-row>
        <table:table-row>
          <table:table-cell table:number-columns-repeated="3"/>
          <table:table-cell office:value-type="float" office:value="201802201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802033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80203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80206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223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2236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80226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80226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802068"/>
          <table:table-cell office:value-type="float" office:value="1.0192000000000001"/>
          <table:table-cell office:value-type="float" office:value="101.92"/>
          <table:table-cell table:number-columns-repeated="16378"/>
        </table:table-row>
        <table:table-row>
          <table:table-cell table:number-columns-repeated="3"/>
          <table:table-cell office:value-type="float" office:value="20180200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02058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803023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1803037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803043"/>
          <table:table-cell office:value-type="float" office:value="1.0127999999999999"/>
          <table:table-cell office:value-type="float" office:value="101.28"/>
          <table:table-cell table:number-columns-repeated="16378"/>
        </table:table-row>
        <table:table-row>
          <table:table-cell table:number-columns-repeated="3"/>
          <table:table-cell office:value-type="float" office:value="201803252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3010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1803272"/>
          <table:table-cell office:value-type="float" office:value="1.0329999999999999"/>
          <table:table-cell office:value-type="float" office:value="103.3"/>
          <table:table-cell table:number-columns-repeated="16378"/>
        </table:table-row>
        <table:table-row>
          <table:table-cell table:number-columns-repeated="3"/>
          <table:table-cell office:value-type="float" office:value="20180305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309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3273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803047"/>
          <table:table-cell office:value-type="float" office:value="1.0026000000000002"/>
          <table:table-cell office:value-type="float" office:value="100.26"/>
          <table:table-cell table:number-columns-repeated="16378"/>
        </table:table-row>
        <table:table-row>
          <table:table-cell table:number-columns-repeated="3"/>
          <table:table-cell office:value-type="float" office:value="201803060"/>
          <table:table-cell office:value-type="float" office:value="1.0279"/>
          <table:table-cell office:value-type="float" office:value="102.79"/>
          <table:table-cell table:number-columns-repeated="16378"/>
        </table:table-row>
        <table:table-row>
          <table:table-cell table:number-columns-repeated="3"/>
          <table:table-cell office:value-type="float" office:value="201804053"/>
          <table:table-cell office:value-type="float" office:value="0.99199999999999999"/>
          <table:table-cell office:value-type="float" office:value="99.2"/>
          <table:table-cell table:number-columns-repeated="16378"/>
        </table:table-row>
        <table:table-row>
          <table:table-cell table:number-columns-repeated="3"/>
          <table:table-cell office:value-type="float" office:value="201804173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804097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04172"/>
          <table:table-cell office:value-type="float" office:value="0.98499999999999999"/>
          <table:table-cell office:value-type="float" office:value="98.5"/>
          <table:table-cell table:number-columns-repeated="16378"/>
        </table:table-row>
        <table:table-row>
          <table:table-cell table:number-columns-repeated="3"/>
          <table:table-cell office:value-type="float" office:value="201804174"/>
          <table:table-cell office:value-type="float" office:value="1.0567800000000001"/>
          <table:table-cell office:value-type="float" office:value="105.678"/>
          <table:table-cell table:number-columns-repeated="16378"/>
        </table:table-row>
        <table:table-row>
          <table:table-cell table:number-columns-repeated="3"/>
          <table:table-cell office:value-type="float" office:value="201804205"/>
          <table:table-cell office:value-type="float" office:value="1.0547"/>
          <table:table-cell office:value-type="float" office:value="105.47"/>
          <table:table-cell table:number-columns-repeated="16378"/>
        </table:table-row>
        <table:table-row>
          <table:table-cell table:number-columns-repeated="3"/>
          <table:table-cell office:value-type="float" office:value="20180402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405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804073"/>
          <table:table-cell office:value-type="float" office:value="1.0131000000000001"/>
          <table:table-cell office:value-type="float" office:value="101.31"/>
          <table:table-cell table:number-columns-repeated="16378"/>
        </table:table-row>
        <table:table-row>
          <table:table-cell table:number-columns-repeated="3"/>
          <table:table-cell office:value-type="float" office:value="201804106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180421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804218"/>
          <table:table-cell office:value-type="float" office:value="0.9788"/>
          <table:table-cell office:value-type="float" office:value="97.88"/>
          <table:table-cell table:number-columns-repeated="16378"/>
        </table:table-row>
        <table:table-row>
          <table:table-cell table:number-columns-repeated="3"/>
          <table:table-cell office:value-type="float" office:value="201804040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804184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1804271"/>
          <table:table-cell office:value-type="float" office:value="1.0815000000000001"/>
          <table:table-cell office:value-type="float" office:value="108.15"/>
          <table:table-cell table:number-columns-repeated="16378"/>
        </table:table-row>
        <table:table-row>
          <table:table-cell table:number-columns-repeated="3"/>
          <table:table-cell office:value-type="float" office:value="20180410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4256"/>
          <table:table-cell office:value-type="float" office:value="1.0857999999999999"/>
          <table:table-cell office:value-type="float" office:value="108.58"/>
          <table:table-cell table:number-columns-repeated="16378"/>
        </table:table-row>
        <table:table-row>
          <table:table-cell table:number-columns-repeated="3"/>
          <table:table-cell office:value-type="float" office:value="201804107"/>
          <table:table-cell office:value-type="float" office:value="1.0509999999999999"/>
          <table:table-cell office:value-type="float" office:value="105.1"/>
          <table:table-cell table:number-columns-repeated="16378"/>
        </table:table-row>
        <table:table-row>
          <table:table-cell table:number-columns-repeated="3"/>
          <table:table-cell office:value-type="float" office:value="201804209"/>
          <table:table-cell office:value-type="float" office:value="1.0430999999999999"/>
          <table:table-cell office:value-type="float" office:value="104.31"/>
          <table:table-cell table:number-columns-repeated="16378"/>
        </table:table-row>
        <table:table-row>
          <table:table-cell table:number-columns-repeated="3"/>
          <table:table-cell office:value-type="float" office:value="2018042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426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4016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04158"/>
          <table:table-cell office:value-type="float" office:value="1.0037"/>
          <table:table-cell office:value-type="float" office:value="100.37"/>
          <table:table-cell table:number-columns-repeated="16378"/>
        </table:table-row>
        <table:table-row>
          <table:table-cell table:number-columns-repeated="3"/>
          <table:table-cell office:value-type="float" office:value="201805021"/>
          <table:table-cell office:value-type="float" office:value="1.0434999999999999"/>
          <table:table-cell office:value-type="float" office:value="104.35"/>
          <table:table-cell table:number-columns-repeated="16378"/>
        </table:table-row>
        <table:table-row>
          <table:table-cell table:number-columns-repeated="3"/>
          <table:table-cell office:value-type="float" office:value="20180503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5279"/>
          <table:table-cell office:value-type="float" office:value="1.0178"/>
          <table:table-cell office:value-type="float" office:value="101.78"/>
          <table:table-cell table:number-columns-repeated="16378"/>
        </table:table-row>
        <table:table-row>
          <table:table-cell table:number-columns-repeated="3"/>
          <table:table-cell office:value-type="float" office:value="201805006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805019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805046"/>
          <table:table-cell office:value-type="float" office:value="1.0597000000000001"/>
          <table:table-cell office:value-type="float" office:value="105.97"/>
          <table:table-cell table:number-columns-repeated="16378"/>
        </table:table-row>
        <table:table-row>
          <table:table-cell table:number-columns-repeated="3"/>
          <table:table-cell office:value-type="float" office:value="201805064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1805071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80509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5227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80525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5250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80514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80517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806140"/>
          <table:table-cell office:value-type="float" office:value="1.0144"/>
          <table:table-cell office:value-type="float" office:value="101.44"/>
          <table:table-cell table:number-columns-repeated="16378"/>
        </table:table-row>
        <table:table-row>
          <table:table-cell table:number-columns-repeated="3"/>
          <table:table-cell office:value-type="float" office:value="201806143"/>
          <table:table-cell office:value-type="float" office:value="1.0104"/>
          <table:table-cell office:value-type="float" office:value="101.04"/>
          <table:table-cell table:number-columns-repeated="16378"/>
        </table:table-row>
        <table:table-row>
          <table:table-cell table:number-columns-repeated="3"/>
          <table:table-cell office:value-type="float" office:value="201806230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6261"/>
          <table:table-cell office:value-type="float" office:value="1.2"/>
          <table:table-cell office:value-type="float" office:value="120"/>
          <table:table-cell table:number-columns-repeated="16378"/>
        </table:table-row>
        <table:table-row>
          <table:table-cell table:number-columns-repeated="3"/>
          <table:table-cell office:value-type="float" office:value="201806005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06054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0609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06015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1806033"/>
          <table:table-cell office:value-type="float" office:value="1.004"/>
          <table:table-cell office:value-type="float" office:value="100.4"/>
          <table:table-cell table:number-columns-repeated="16378"/>
        </table:table-row>
        <table:table-row>
          <table:table-cell table:number-columns-repeated="3"/>
          <table:table-cell office:value-type="float" office:value="201806061"/>
          <table:table-cell office:value-type="float" office:value="1.0170000000000001"/>
          <table:table-cell office:value-type="float" office:value="101.7"/>
          <table:table-cell table:number-columns-repeated="16378"/>
        </table:table-row>
        <table:table-row>
          <table:table-cell table:number-columns-repeated="3"/>
          <table:table-cell office:value-type="float" office:value="201806270"/>
          <table:table-cell office:value-type="float" office:value="1.0170000000000001"/>
          <table:table-cell office:value-type="float" office:value="101.7"/>
          <table:table-cell table:number-columns-repeated="16378"/>
        </table:table-row>
        <table:table-row>
          <table:table-cell table:number-columns-repeated="3"/>
          <table:table-cell office:value-type="float" office:value="201807247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07047"/>
          <table:table-cell office:value-type="float" office:value="1.0037"/>
          <table:table-cell office:value-type="float" office:value="100.37"/>
          <table:table-cell table:number-columns-repeated="16378"/>
        </table:table-row>
        <table:table-row>
          <table:table-cell table:number-columns-repeated="3"/>
          <table:table-cell office:value-type="float" office:value="201807060"/>
          <table:table-cell office:value-type="float" office:value="1.0224"/>
          <table:table-cell office:value-type="float" office:value="102.24"/>
          <table:table-cell table:number-columns-repeated="16378"/>
        </table:table-row>
        <table:table-row>
          <table:table-cell table:number-columns-repeated="3"/>
          <table:table-cell office:value-type="float" office:value="201807194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807058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807249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808256"/>
          <table:table-cell office:value-type="float" office:value="1.0469999999999999"/>
          <table:table-cell office:value-type="float" office:value="104.7"/>
          <table:table-cell table:number-columns-repeated="16378"/>
        </table:table-row>
        <table:table-row>
          <table:table-cell table:number-columns-repeated="3"/>
          <table:table-cell office:value-type="float" office:value="201808037"/>
          <table:table-cell office:value-type="float" office:value="1.0134999999999998"/>
          <table:table-cell office:value-type="float" office:value="101.35"/>
          <table:table-cell table:number-columns-repeated="16378"/>
        </table:table-row>
        <table:table-row>
          <table:table-cell table:number-columns-repeated="3"/>
          <table:table-cell office:value-type="float" office:value="201808218"/>
          <table:table-cell office:value-type="float" office:value="1.0241"/>
          <table:table-cell office:value-type="float" office:value="102.41"/>
          <table:table-cell table:number-columns-repeated="16378"/>
        </table:table-row>
        <table:table-row>
          <table:table-cell table:number-columns-repeated="3"/>
          <table:table-cell office:value-type="float" office:value="201808047"/>
          <table:table-cell office:value-type="float" office:value="1.0005000399999999"/>
          <table:table-cell office:value-type="float" office:value="100.05000399999999"/>
          <table:table-cell table:number-columns-repeated="16378"/>
        </table:table-row>
        <table:table-row>
          <table:table-cell table:number-columns-repeated="3"/>
          <table:table-cell office:value-type="float" office:value="201808060"/>
          <table:table-cell office:value-type="float" office:value="1.0030021600000001"/>
          <table:table-cell office:value-type="float" office:value="100.30021600000001"/>
          <table:table-cell table:number-columns-repeated="16378"/>
        </table:table-row>
        <table:table-row>
          <table:table-cell table:number-columns-repeated="3"/>
          <table:table-cell office:value-type="float" office:value="201809196"/>
          <table:table-cell office:value-type="float" office:value="1.054"/>
          <table:table-cell office:value-type="float" office:value="105.4"/>
          <table:table-cell table:number-columns-repeated="16378"/>
        </table:table-row>
        <table:table-row>
          <table:table-cell table:number-columns-repeated="3"/>
          <table:table-cell office:value-type="float" office:value="201809027"/>
          <table:table-cell office:value-type="float" office:value="1.0290000000000001"/>
          <table:table-cell office:value-type="float" office:value="102.9"/>
          <table:table-cell table:number-columns-repeated="16378"/>
        </table:table-row>
        <table:table-row>
          <table:table-cell table:number-columns-repeated="3"/>
          <table:table-cell office:value-type="float" office:value="201809055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809071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809024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809007"/>
          <table:table-cell office:value-type="float" office:value="1.0027999999999999"/>
          <table:table-cell office:value-type="float" office:value="100.28"/>
          <table:table-cell table:number-columns-repeated="16378"/>
        </table:table-row>
        <table:table-row>
          <table:table-cell table:number-columns-repeated="3"/>
          <table:table-cell office:value-type="float" office:value="201809279"/>
          <table:table-cell office:value-type="float" office:value="1.0375000000000001"/>
          <table:table-cell office:value-type="float" office:value="103.75"/>
          <table:table-cell table:number-columns-repeated="16378"/>
        </table:table-row>
        <table:table-row>
          <table:table-cell table:number-columns-repeated="3"/>
          <table:table-cell office:value-type="float" office:value="201809008"/>
          <table:table-cell office:value-type="float" office:value="1.0015000000000001"/>
          <table:table-cell office:value-type="float" office:value="100.15"/>
          <table:table-cell table:number-columns-repeated="16378"/>
        </table:table-row>
        <table:table-row>
          <table:table-cell table:number-columns-repeated="3"/>
          <table:table-cell office:value-type="float" office:value="201809106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1809068"/>
          <table:table-cell office:value-type="float" office:value="1.0451000000000001"/>
          <table:table-cell office:value-type="float" office:value="104.51"/>
          <table:table-cell table:number-columns-repeated="16378"/>
        </table:table-row>
        <table:table-row>
          <table:table-cell table:number-columns-repeated="3"/>
          <table:table-cell office:value-type="float" office:value="201809158"/>
          <table:table-cell office:value-type="float" office:value="1.0048000000000001"/>
          <table:table-cell office:value-type="float" office:value="100.48"/>
          <table:table-cell table:number-columns-repeated="16378"/>
        </table:table-row>
        <table:table-row>
          <table:table-cell table:number-columns-repeated="3"/>
          <table:table-cell office:value-type="float" office:value="201809058"/>
          <table:table-cell office:value-type="float" office:value="1.0170000000000001"/>
          <table:table-cell office:value-type="float" office:value="101.7"/>
          <table:table-cell table:number-columns-repeated="16378"/>
        </table:table-row>
        <table:table-row>
          <table:table-cell table:number-columns-repeated="3"/>
          <table:table-cell office:value-type="float" office:value="20180924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921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9255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0925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80924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921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09136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1809189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1809017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18092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10062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10016"/>
          <table:table-cell office:value-type="float" office:value="1.0506"/>
          <table:table-cell office:value-type="float" office:value="105.06"/>
          <table:table-cell table:number-columns-repeated="16378"/>
        </table:table-row>
        <table:table-row>
          <table:table-cell table:number-columns-repeated="3"/>
          <table:table-cell office:value-type="float" office:value="201813043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201813098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201813113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813251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811008"/>
          <table:table-cell office:value-type="float" office:value="1.0529999999999999"/>
          <table:table-cell office:value-type="float" office:value="105.3"/>
          <table:table-cell table:number-columns-repeated="16378"/>
        </table:table-row>
        <table:table-row>
          <table:table-cell table:number-columns-repeated="3"/>
          <table:table-cell office:value-type="float" office:value="201812055"/>
          <table:table-cell office:value-type="float" office:value="1.0820000000000001"/>
          <table:table-cell office:value-type="float" office:value="108.2"/>
          <table:table-cell table:number-columns-repeated="16378"/>
        </table:table-row>
        <table:table-row>
          <table:table-cell table:number-columns-repeated="3"/>
          <table:table-cell office:value-type="float" office:value="201813106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1813066"/>
          <table:table-cell office:value-type="float" office:value="1.0219"/>
          <table:table-cell office:value-type="float" office:value="102.19"/>
          <table:table-cell table:number-columns-repeated="16378"/>
        </table:table-row>
        <table:table-row>
          <table:table-cell table:number-columns-repeated="3"/>
          <table:table-cell office:value-type="float" office:value="201811019"/>
          <table:table-cell office:value-type="float" office:value="0.99"/>
          <table:table-cell office:value-type="float" office:value="99"/>
          <table:table-cell table:number-columns-repeated="16378"/>
        </table:table-row>
        <table:table-row>
          <table:table-cell table:number-columns-repeated="3"/>
          <table:table-cell office:value-type="float" office:value="201813003"/>
          <table:table-cell office:value-type="float" office:value="1.0720000000000001"/>
          <table:table-cell office:value-type="float" office:value="107.2"/>
          <table:table-cell table:number-columns-repeated="16378"/>
        </table:table-row>
        <table:table-row>
          <table:table-cell table:number-columns-repeated="3"/>
          <table:table-cell office:value-type="float" office:value="201811034"/>
          <table:table-cell office:value-type="float" office:value="1.093"/>
          <table:table-cell office:value-type="float" office:value="109.3"/>
          <table:table-cell table:number-columns-repeated="16378"/>
        </table:table-row>
        <table:table-row>
          <table:table-cell table:number-columns-repeated="3"/>
          <table:table-cell office:value-type="float" office:value="201811262"/>
          <table:table-cell office:value-type="float" office:value="0.75440000000000007"/>
          <table:table-cell office:value-type="float" office:value="75.440000000000012"/>
          <table:table-cell table:number-columns-repeated="16378"/>
        </table:table-row>
        <table:table-row>
          <table:table-cell table:number-columns-repeated="3"/>
          <table:table-cell office:value-type="float" office:value="201812076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811158"/>
          <table:table-cell office:value-type="float" office:value="1.0449692799999999"/>
          <table:table-cell office:value-type="float" office:value="104.49692799999998"/>
          <table:table-cell table:number-columns-repeated="16378"/>
        </table:table-row>
        <table:table-row>
          <table:table-cell table:number-columns-repeated="3"/>
          <table:table-cell office:value-type="float" office:value="201813255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81121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812268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81325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1812246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1813007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812252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813036"/>
          <table:table-cell office:value-type="float" office:value="1.0395000000000001"/>
          <table:table-cell office:value-type="float" office:value="103.95"/>
          <table:table-cell table:number-columns-repeated="16378"/>
        </table:table-row>
        <table:table-row>
          <table:table-cell table:number-columns-repeated="3"/>
          <table:table-cell office:value-type="float" office:value="201812025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813030"/>
          <table:table-cell office:value-type="float" office:value="1.07"/>
          <table:table-cell office:value-type="float" office:value="107"/>
          <table:table-cell table:number-columns-repeated="16378"/>
        </table:table-row>
        <table:table-row>
          <table:table-cell table:number-columns-repeated="3"/>
          <table:table-cell office:value-type="float" office:value="201813269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13062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811029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902031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1902176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181200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1210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81324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1301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813001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904098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904172"/>
          <table:table-cell office:value-type="float" office:value="1.016"/>
          <table:table-cell office:value-type="float" office:value="101.6"/>
          <table:table-cell table:number-columns-repeated="16378"/>
        </table:table-row>
        <table:table-row>
          <table:table-cell table:number-columns-repeated="3"/>
          <table:table-cell office:value-type="float" office:value="201904097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201904174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904073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90309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04101"/>
          <table:table-cell office:value-type="float" office:value="1.0468000000000002"/>
          <table:table-cell office:value-type="float" office:value="104.68"/>
          <table:table-cell table:number-columns-repeated="16378"/>
        </table:table-row>
        <table:table-row>
          <table:table-cell table:number-columns-repeated="3"/>
          <table:table-cell office:value-type="float" office:value="20190200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904184"/>
          <table:table-cell office:value-type="float" office:value="1.046"/>
          <table:table-cell office:value-type="float" office:value="104.6"/>
          <table:table-cell table:number-columns-repeated="16378"/>
        </table:table-row>
        <table:table-row>
          <table:table-cell table:number-columns-repeated="3"/>
          <table:table-cell office:value-type="float" office:value="201904040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1903047"/>
          <table:table-cell office:value-type="float" office:value="1.0495999999999999"/>
          <table:table-cell office:value-type="float" office:value="104.96"/>
          <table:table-cell table:number-columns-repeated="16378"/>
        </table:table-row>
        <table:table-row>
          <table:table-cell table:number-columns-repeated="3"/>
          <table:table-cell office:value-type="float" office:value="201904106"/>
          <table:table-cell office:value-type="float" office:value="1.0270000000000001"/>
          <table:table-cell office:value-type="float" office:value="102.7"/>
          <table:table-cell table:number-columns-repeated="16378"/>
        </table:table-row>
        <table:table-row>
          <table:table-cell table:number-columns-repeated="3"/>
          <table:table-cell office:value-type="float" office:value="201904173"/>
          <table:table-cell office:value-type="float" office:value="1.0001"/>
          <table:table-cell office:value-type="float" office:value="100.01"/>
          <table:table-cell table:number-columns-repeated="16378"/>
        </table:table-row>
        <table:table-row>
          <table:table-cell table:number-columns-repeated="3"/>
          <table:table-cell office:value-type="float" office:value="201903068"/>
          <table:table-cell office:value-type="float" office:value="1.0219"/>
          <table:table-cell office:value-type="float" office:value="102.19"/>
          <table:table-cell table:number-columns-repeated="16378"/>
        </table:table-row>
        <table:table-row>
          <table:table-cell table:number-columns-repeated="3"/>
          <table:table-cell office:value-type="float" office:value="20190305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04140"/>
          <table:table-cell office:value-type="float" office:value="1.0351999999999999"/>
          <table:table-cell office:value-type="float" office:value="103.52"/>
          <table:table-cell table:number-columns-repeated="16378"/>
        </table:table-row>
        <table:table-row>
          <table:table-cell table:number-columns-repeated="3"/>
          <table:table-cell office:value-type="float" office:value="201904143"/>
          <table:table-cell office:value-type="float" office:value="1.0351999999999999"/>
          <table:table-cell office:value-type="float" office:value="103.52"/>
          <table:table-cell table:number-columns-repeated="16378"/>
        </table:table-row>
        <table:table-row>
          <table:table-cell table:number-columns-repeated="3"/>
          <table:table-cell office:value-type="float" office:value="201904209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903060"/>
          <table:table-cell office:value-type="float" office:value="1.0341"/>
          <table:table-cell office:value-type="float" office:value="103.41"/>
          <table:table-cell table:number-columns-repeated="16378"/>
        </table:table-row>
        <table:table-row>
          <table:table-cell table:number-columns-repeated="3"/>
          <table:table-cell office:value-type="float" office:value="201904206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20190307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904057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90205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904005"/>
          <table:table-cell office:value-type="float" office:value="1.026"/>
          <table:table-cell office:value-type="float" office:value="102.6"/>
          <table:table-cell table:number-columns-repeated="16378"/>
        </table:table-row>
        <table:table-row>
          <table:table-cell table:number-columns-repeated="3"/>
          <table:table-cell office:value-type="float" office:value="20190402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02218"/>
          <table:table-cell office:value-type="float" office:value="0.99080000000000001"/>
          <table:table-cell office:value-type="float" office:value="99.08"/>
          <table:table-cell table:number-columns-repeated="16378"/>
        </table:table-row>
        <table:table-row>
          <table:table-cell table:number-columns-repeated="3"/>
          <table:table-cell office:value-type="float" office:value="201904205"/>
          <table:table-cell office:value-type="float" office:value="1.0327"/>
          <table:table-cell office:value-type="float" office:value="103.27"/>
          <table:table-cell table:number-columns-repeated="16378"/>
        </table:table-row>
        <table:table-row>
          <table:table-cell table:number-columns-repeated="3"/>
          <table:table-cell office:value-type="float" office:value="20190326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4046"/>
          <table:table-cell office:value-type="float" office:value="1.0617000000000001"/>
          <table:table-cell office:value-type="float" office:value="106.17"/>
          <table:table-cell table:number-columns-repeated="16378"/>
        </table:table-row>
        <table:table-row>
          <table:table-cell table:number-columns-repeated="3"/>
          <table:table-cell office:value-type="float" office:value="201904260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42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2038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4230"/>
          <table:table-cell office:value-type="float" office:value="0.97"/>
          <table:table-cell office:value-type="float" office:value="97"/>
          <table:table-cell table:number-columns-repeated="16378"/>
        </table:table-row>
        <table:table-row>
          <table:table-cell table:number-columns-repeated="3"/>
          <table:table-cell office:value-type="float" office:value="201903023"/>
          <table:table-cell office:value-type="float" office:value="1.0248999999999999"/>
          <table:table-cell office:value-type="float" office:value="102.49"/>
          <table:table-cell table:number-columns-repeated="16378"/>
        </table:table-row>
        <table:table-row>
          <table:table-cell table:number-columns-repeated="3"/>
          <table:table-cell office:value-type="float" office:value="201903232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02012"/>
          <table:table-cell office:value-type="float" office:value="1.056"/>
          <table:table-cell office:value-type="float" office:value="105.6"/>
          <table:table-cell table:number-columns-repeated="16378"/>
        </table:table-row>
        <table:table-row>
          <table:table-cell table:number-columns-repeated="3"/>
          <table:table-cell office:value-type="float" office:value="201904051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902030"/>
          <table:table-cell office:value-type="float" office:value="1.0651000000000002"/>
          <table:table-cell office:value-type="float" office:value="106.51"/>
          <table:table-cell table:number-columns-repeated="16378"/>
        </table:table-row>
        <table:table-row>
          <table:table-cell table:number-columns-repeated="3"/>
          <table:table-cell office:value-type="float" office:value="201904016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1902033"/>
          <table:table-cell office:value-type="float" office:value="1.0166999999999999"/>
          <table:table-cell office:value-type="float" office:value="101.67"/>
          <table:table-cell table:number-columns-repeated="16378"/>
        </table:table-row>
        <table:table-row>
          <table:table-cell table:number-columns-repeated="3"/>
          <table:table-cell office:value-type="float" office:value="20190426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2053"/>
          <table:table-cell office:value-type="float" office:value="1.0312399999999999"/>
          <table:table-cell office:value-type="float" office:value="103.124"/>
          <table:table-cell table:number-columns-repeated="16378"/>
        </table:table-row>
        <table:table-row>
          <table:table-cell table:number-columns-repeated="3"/>
          <table:table-cell office:value-type="float" office:value="201902267"/>
          <table:table-cell office:value-type="float" office:value="1.25"/>
          <table:table-cell office:value-type="float" office:value="125"/>
          <table:table-cell table:number-columns-repeated="16378"/>
        </table:table-row>
        <table:table-row>
          <table:table-cell table:number-columns-repeated="3"/>
          <table:table-cell office:value-type="float" office:value="201904107"/>
          <table:table-cell office:value-type="float" office:value="1.028"/>
          <table:table-cell office:value-type="float" office:value="102.8"/>
          <table:table-cell table:number-columns-repeated="16378"/>
        </table:table-row>
        <table:table-row>
          <table:table-cell table:number-columns-repeated="3"/>
          <table:table-cell office:value-type="float" office:value="20190227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713001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201906061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906270"/>
          <table:table-cell office:value-type="float" office:value="1.0209999999999999"/>
          <table:table-cell office:value-type="float" office:value="102.1"/>
          <table:table-cell table:number-columns-repeated="16378"/>
        </table:table-row>
        <table:table-row>
          <table:table-cell table:number-columns-repeated="3"/>
          <table:table-cell office:value-type="float" office:value="201906251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7047"/>
          <table:table-cell office:value-type="float" office:value="1.0007999999999999"/>
          <table:table-cell office:value-type="float" office:value="100.08"/>
          <table:table-cell table:number-columns-repeated="16378"/>
        </table:table-row>
        <table:table-row>
          <table:table-cell table:number-columns-repeated="3"/>
          <table:table-cell office:value-type="float" office:value="201905019"/>
          <table:table-cell office:value-type="float" office:value="1.0415000000000001"/>
          <table:table-cell office:value-type="float" office:value="104.15"/>
          <table:table-cell table:number-columns-repeated="16378"/>
        </table:table-row>
        <table:table-row>
          <table:table-cell table:number-columns-repeated="3"/>
          <table:table-cell office:value-type="float" office:value="201905006"/>
          <table:table-cell office:value-type="float" office:value="1.0415000000000001"/>
          <table:table-cell office:value-type="float" office:value="104.15"/>
          <table:table-cell table:number-columns-repeated="16378"/>
        </table:table-row>
        <table:table-row>
          <table:table-cell table:number-columns-repeated="3"/>
          <table:table-cell office:value-type="float" office:value="201905173"/>
          <table:table-cell office:value-type="float" office:value="1.0712000000000002"/>
          <table:table-cell office:value-type="float" office:value="107.12000000000002"/>
          <table:table-cell table:number-columns-repeated="16378"/>
        </table:table-row>
        <table:table-row>
          <table:table-cell table:number-columns-repeated="3"/>
          <table:table-cell office:value-type="float" office:value="201905104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503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07060"/>
          <table:table-cell office:value-type="float" office:value="1.0034999999999998"/>
          <table:table-cell office:value-type="float" office:value="100.35"/>
          <table:table-cell table:number-columns-repeated="16378"/>
        </table:table-row>
        <table:table-row>
          <table:table-cell table:number-columns-repeated="3"/>
          <table:table-cell office:value-type="float" office:value="201905064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905021"/>
          <table:table-cell office:value-type="float" office:value="1.0356999999999998"/>
          <table:table-cell office:value-type="float" office:value="103.57"/>
          <table:table-cell table:number-columns-repeated="16378"/>
        </table:table-row>
        <table:table-row>
          <table:table-cell table:number-columns-repeated="3"/>
          <table:table-cell office:value-type="float" office:value="201906243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906257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906261"/>
          <table:table-cell office:value-type="float" office:value="1.1200000000000001"/>
          <table:table-cell office:value-type="float" office:value="112"/>
          <table:table-cell table:number-columns-repeated="16378"/>
        </table:table-row>
        <table:table-row>
          <table:table-cell table:number-columns-repeated="3"/>
          <table:table-cell office:value-type="float" office:value="201907007"/>
          <table:table-cell office:value-type="float" office:value="0.99419999999999997"/>
          <table:table-cell office:value-type="float" office:value="99.42"/>
          <table:table-cell table:number-columns-repeated="16378"/>
        </table:table-row>
        <table:table-row>
          <table:table-cell table:number-columns-repeated="3"/>
          <table:table-cell office:value-type="float" office:value="201906230"/>
          <table:table-cell office:value-type="float" office:value="1.014"/>
          <table:table-cell office:value-type="float" office:value="101.4"/>
          <table:table-cell table:number-columns-repeated="16378"/>
        </table:table-row>
        <table:table-row>
          <table:table-cell table:number-columns-repeated="3"/>
          <table:table-cell office:value-type="float" office:value="201906062"/>
          <table:table-cell office:value-type="float" office:value="1.0029999999999999"/>
          <table:table-cell office:value-type="float" office:value="100.3"/>
          <table:table-cell table:number-columns-repeated="16378"/>
        </table:table-row>
        <table:table-row>
          <table:table-cell table:number-columns-repeated="3"/>
          <table:table-cell office:value-type="float" office:value="20190601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703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702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90723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7267"/>
          <table:table-cell office:value-type="float" office:value="0.8"/>
          <table:table-cell office:value-type="float" office:value="80"/>
          <table:table-cell table:number-columns-repeated="16378"/>
        </table:table-row>
        <table:table-row>
          <table:table-cell table:number-columns-repeated="3"/>
          <table:table-cell office:value-type="float" office:value="201907201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908043"/>
          <table:table-cell office:value-type="float" office:value="1.0031999999999999"/>
          <table:table-cell office:value-type="float" office:value="100.32"/>
          <table:table-cell table:number-columns-repeated="16378"/>
        </table:table-row>
        <table:table-row>
          <table:table-cell table:number-columns-repeated="3"/>
          <table:table-cell office:value-type="float" office:value="201908098"/>
          <table:table-cell office:value-type="float" office:value="1.0087999999999999"/>
          <table:table-cell office:value-type="float" office:value="100.88"/>
          <table:table-cell table:number-columns-repeated="16378"/>
        </table:table-row>
        <table:table-row>
          <table:table-cell table:number-columns-repeated="3"/>
          <table:table-cell office:value-type="float" office:value="201908172"/>
          <table:table-cell office:value-type="float" office:value="1.0006999999999999"/>
          <table:table-cell office:value-type="float" office:value="100.07"/>
          <table:table-cell table:number-columns-repeated="16378"/>
        </table:table-row>
        <table:table-row>
          <table:table-cell table:number-columns-repeated="3"/>
          <table:table-cell office:value-type="float" office:value="201908097"/>
          <table:table-cell office:value-type="float" office:value="1.0085999999999999"/>
          <table:table-cell office:value-type="float" office:value="100.86"/>
          <table:table-cell table:number-columns-repeated="16378"/>
        </table:table-row>
        <table:table-row>
          <table:table-cell table:number-columns-repeated="3"/>
          <table:table-cell office:value-type="float" office:value="201909174"/>
          <table:table-cell office:value-type="float" office:value="1.0024"/>
          <table:table-cell office:value-type="float" office:value="100.24"/>
          <table:table-cell table:number-columns-repeated="16378"/>
        </table:table-row>
        <table:table-row>
          <table:table-cell table:number-columns-repeated="3"/>
          <table:table-cell office:value-type="float" office:value="201909073"/>
          <table:table-cell office:value-type="float" office:value="1.0034999999999998"/>
          <table:table-cell office:value-type="float" office:value="100.35"/>
          <table:table-cell table:number-columns-repeated="16378"/>
        </table:table-row>
        <table:table-row>
          <table:table-cell table:number-columns-repeated="3"/>
          <table:table-cell office:value-type="float" office:value="201908171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908141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910047"/>
          <table:table-cell office:value-type="float" office:value="0.99939999999999996"/>
          <table:table-cell office:value-type="float" office:value="99.94"/>
          <table:table-cell table:number-columns-repeated="16378"/>
        </table:table-row>
        <table:table-row>
          <table:table-cell table:number-columns-repeated="3"/>
          <table:table-cell office:value-type="float" office:value="201909106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909173"/>
          <table:table-cell office:value-type="float" office:value="1.0085999999999999"/>
          <table:table-cell office:value-type="float" office:value="100.86"/>
          <table:table-cell table:number-columns-repeated="16378"/>
        </table:table-row>
        <table:table-row>
          <table:table-cell table:number-columns-repeated="3"/>
          <table:table-cell office:value-type="float" office:value="201909068"/>
          <table:table-cell office:value-type="float" office:value="1.0111280800000002"/>
          <table:table-cell office:value-type="float" office:value="101.11280800000002"/>
          <table:table-cell table:number-columns-repeated="16378"/>
        </table:table-row>
        <table:table-row>
          <table:table-cell table:number-columns-repeated="3"/>
          <table:table-cell office:value-type="float" office:value="201908034"/>
          <table:table-cell office:value-type="float" office:value="1.0490000000000002"/>
          <table:table-cell office:value-type="float" office:value="104.9"/>
          <table:table-cell table:number-columns-repeated="16378"/>
        </table:table-row>
        <table:table-row>
          <table:table-cell table:number-columns-repeated="3"/>
          <table:table-cell office:value-type="float" office:value="20190907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908158"/>
          <table:table-cell office:value-type="float" office:value="1.0072127100000001"/>
          <table:table-cell office:value-type="float" office:value="100.72127100000002"/>
          <table:table-cell table:number-columns-repeated="16378"/>
        </table:table-row>
        <table:table-row>
          <table:table-cell table:number-columns-repeated="3"/>
          <table:table-cell office:value-type="float" office:value="201910060"/>
          <table:table-cell office:value-type="float" office:value="0.99760000000000004"/>
          <table:table-cell office:value-type="float" office:value="99.76"/>
          <table:table-cell table:number-columns-repeated="16378"/>
        </table:table-row>
        <table:table-row>
          <table:table-cell table:number-columns-repeated="3"/>
          <table:table-cell office:value-type="float" office:value="201909255"/>
          <table:table-cell office:value-type="float" office:value="1.0149999999999999"/>
          <table:table-cell office:value-type="float" office:value="101.5"/>
          <table:table-cell table:number-columns-repeated="16378"/>
        </table:table-row>
        <table:table-row>
          <table:table-cell table:number-columns-repeated="3"/>
          <table:table-cell office:value-type="float" office:value="201908194"/>
          <table:table-cell office:value-type="float" office:value="1.0287999999999999"/>
          <table:table-cell office:value-type="float" office:value="102.88"/>
          <table:table-cell table:number-columns-repeated="16378"/>
        </table:table-row>
        <table:table-row>
          <table:table-cell table:number-columns-repeated="3"/>
          <table:table-cell office:value-type="float" office:value="201909021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909206"/>
          <table:table-cell office:value-type="float" office:value="1.002"/>
          <table:table-cell office:value-type="float" office:value="100.2"/>
          <table:table-cell table:number-columns-repeated="16378"/>
        </table:table-row>
        <table:table-row>
          <table:table-cell table:number-columns-repeated="3"/>
          <table:table-cell office:value-type="float" office:value="201909027"/>
          <table:table-cell office:value-type="float" office:value="1.0125"/>
          <table:table-cell office:value-type="float" office:value="101.25"/>
          <table:table-cell table:number-columns-repeated="16378"/>
        </table:table-row>
        <table:table-row>
          <table:table-cell table:number-columns-repeated="3"/>
          <table:table-cell office:value-type="float" office:value="20190903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09245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909215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1908058"/>
          <table:table-cell office:value-type="float" office:value="1.0449999999999999"/>
          <table:table-cell office:value-type="float" office:value="104.5"/>
          <table:table-cell table:number-columns-repeated="16378"/>
        </table:table-row>
        <table:table-row>
          <table:table-cell table:number-columns-repeated="3"/>
          <table:table-cell office:value-type="float" office:value="201909136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201909024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90801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909244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909219"/>
          <table:table-cell office:value-type="float" office:value="1.024"/>
          <table:table-cell office:value-type="float" office:value="102.4"/>
          <table:table-cell table:number-columns-repeated="16378"/>
        </table:table-row>
        <table:table-row>
          <table:table-cell table:number-columns-repeated="3"/>
          <table:table-cell office:value-type="float" office:value="201909189"/>
          <table:table-cell office:value-type="float" office:value="1.0217000000000001"/>
          <table:table-cell office:value-type="float" office:value="102.17"/>
          <table:table-cell table:number-columns-repeated="16378"/>
        </table:table-row>
        <table:table-row>
          <table:table-cell table:number-columns-repeated="3"/>
          <table:table-cell office:value-type="float" office:value="201909017"/>
          <table:table-cell office:value-type="float" office:value="1.0229000000000001"/>
          <table:table-cell office:value-type="float" office:value="102.29"/>
          <table:table-cell table:number-columns-repeated="16378"/>
        </table:table-row>
        <table:table-row>
          <table:table-cell table:number-columns-repeated="3"/>
          <table:table-cell office:value-type="float" office:value="201909007"/>
          <table:table-cell office:value-type="float" office:value="1.0011000000000001"/>
          <table:table-cell office:value-type="float" office:value="100.11"/>
          <table:table-cell table:number-columns-repeated="16378"/>
        </table:table-row>
        <table:table-row>
          <table:table-cell table:number-columns-repeated="3"/>
          <table:table-cell office:value-type="float" office:value="20190925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08038"/>
          <table:table-cell office:value-type="float" office:value="1.008"/>
          <table:table-cell office:value-type="float" office:value="100.8"/>
          <table:table-cell table:number-columns-repeated="16378"/>
        </table:table-row>
        <table:table-row>
          <table:table-cell table:number-columns-repeated="3"/>
          <table:table-cell office:value-type="float" office:value="201909196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90827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910016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10029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1910053"/>
          <table:table-cell office:value-type="float" office:value="1.0050039999999998"/>
          <table:table-cell office:value-type="float" office:value="100.50039999999998"/>
          <table:table-cell table:number-columns-repeated="16378"/>
        </table:table-row>
        <table:table-row>
          <table:table-cell table:number-columns-repeated="3"/>
          <table:table-cell office:value-type="float" office:value="20190800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13043"/>
          <table:table-cell office:value-type="float" office:value="1.0114000000000001"/>
          <table:table-cell office:value-type="float" office:value="101.14"/>
          <table:table-cell table:number-columns-repeated="16378"/>
        </table:table-row>
        <table:table-row>
          <table:table-cell table:number-columns-repeated="3"/>
          <table:table-cell office:value-type="float" office:value="201913098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913172"/>
          <table:table-cell office:value-type="float" office:value="1.0015000000000001"/>
          <table:table-cell office:value-type="float" office:value="100.15"/>
          <table:table-cell table:number-columns-repeated="16378"/>
        </table:table-row>
        <table:table-row>
          <table:table-cell table:number-columns-repeated="3"/>
          <table:table-cell office:value-type="float" office:value="201912097"/>
          <table:table-cell office:value-type="float" office:value="1.0012000000000001"/>
          <table:table-cell office:value-type="float" office:value="100.12"/>
          <table:table-cell table:number-columns-repeated="16378"/>
        </table:table-row>
        <table:table-row>
          <table:table-cell table:number-columns-repeated="3"/>
          <table:table-cell office:value-type="float" office:value="201913174"/>
          <table:table-cell office:value-type="float" office:value="1.0129999999999999"/>
          <table:table-cell office:value-type="float" office:value="101.3"/>
          <table:table-cell table:number-columns-repeated="16378"/>
        </table:table-row>
        <table:table-row>
          <table:table-cell table:number-columns-repeated="3"/>
          <table:table-cell office:value-type="float" office:value="201913073"/>
          <table:table-cell office:value-type="float" office:value="0.97499999999999998"/>
          <table:table-cell office:value-type="float" office:value="97.5"/>
          <table:table-cell table:number-columns-repeated="16378"/>
        </table:table-row>
        <table:table-row>
          <table:table-cell table:number-columns-repeated="3"/>
          <table:table-cell office:value-type="float" office:value="20191317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1913141"/>
          <table:table-cell office:value-type="float" office:value="1.08"/>
          <table:table-cell office:value-type="float" office:value="108"/>
          <table:table-cell table:number-columns-repeated="16378"/>
        </table:table-row>
        <table:table-row>
          <table:table-cell table:number-columns-repeated="3"/>
          <table:table-cell office:value-type="float" office:value="201911047"/>
          <table:table-cell office:value-type="float" office:value="1.0640000000000001"/>
          <table:table-cell office:value-type="float" office:value="106.4"/>
          <table:table-cell table:number-columns-repeated="16378"/>
        </table:table-row>
        <table:table-row>
          <table:table-cell table:number-columns-repeated="3"/>
          <table:table-cell office:value-type="float" office:value="201913106"/>
          <table:table-cell office:value-type="float" office:value="1.0173000000000001"/>
          <table:table-cell office:value-type="float" office:value="101.73"/>
          <table:table-cell table:number-columns-repeated="16378"/>
        </table:table-row>
        <table:table-row>
          <table:table-cell table:number-columns-repeated="3"/>
          <table:table-cell office:value-type="float" office:value="201912173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13068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1913034"/>
          <table:table-cell office:value-type="float" office:value="1.0226999999999999"/>
          <table:table-cell office:value-type="float" office:value="102.27"/>
          <table:table-cell table:number-columns-repeated="16378"/>
        </table:table-row>
        <table:table-row>
          <table:table-cell table:number-columns-repeated="3"/>
          <table:table-cell office:value-type="float" office:value="201913076"/>
          <table:table-cell office:value-type="float" office:value="1.034"/>
          <table:table-cell office:value-type="float" office:value="103.4"/>
          <table:table-cell table:number-columns-repeated="16378"/>
        </table:table-row>
        <table:table-row>
          <table:table-cell table:number-columns-repeated="3"/>
          <table:table-cell office:value-type="float" office:value="201913158"/>
          <table:table-cell office:value-type="float" office:value="1.0232999999999999"/>
          <table:table-cell office:value-type="float" office:value="102.33"/>
          <table:table-cell table:number-columns-repeated="16378"/>
        </table:table-row>
        <table:table-row>
          <table:table-cell table:number-columns-repeated="3"/>
          <table:table-cell office:value-type="float" office:value="201913060"/>
          <table:table-cell office:value-type="float" office:value="1.0508999999999999"/>
          <table:table-cell office:value-type="float" office:value="105.09"/>
          <table:table-cell table:number-columns-repeated="16378"/>
        </table:table-row>
        <table:table-row>
          <table:table-cell table:number-columns-repeated="3"/>
          <table:table-cell office:value-type="float" office:value="201913255"/>
          <table:table-cell office:value-type="float" office:value="1.0009999999999999"/>
          <table:table-cell office:value-type="float" office:value="100.1"/>
          <table:table-cell table:number-columns-repeated="16378"/>
        </table:table-row>
        <table:table-row>
          <table:table-cell table:number-columns-repeated="3"/>
          <table:table-cell office:value-type="float" office:value="201913194"/>
          <table:table-cell office:value-type="float" office:value="1.0429999999999999"/>
          <table:table-cell office:value-type="float" office:value="104.3"/>
          <table:table-cell table:number-columns-repeated="16378"/>
        </table:table-row>
        <table:table-row>
          <table:table-cell table:number-columns-repeated="3"/>
          <table:table-cell office:value-type="float" office:value="201913021"/>
          <table:table-cell office:value-type="float" office:value="1.018"/>
          <table:table-cell office:value-type="float" office:value="101.8"/>
          <table:table-cell table:number-columns-repeated="16378"/>
        </table:table-row>
        <table:table-row>
          <table:table-cell table:number-columns-repeated="3"/>
          <table:table-cell office:value-type="float" office:value="201913206"/>
          <table:table-cell office:value-type="float" office:value="1.0049999999999999"/>
          <table:table-cell office:value-type="float" office:value="100.5"/>
          <table:table-cell table:number-columns-repeated="16378"/>
        </table:table-row>
        <table:table-row>
          <table:table-cell table:number-columns-repeated="3"/>
          <table:table-cell office:value-type="float" office:value="201913027"/>
          <table:table-cell office:value-type="float" office:value="1.137"/>
          <table:table-cell office:value-type="float" office:value="113.7"/>
          <table:table-cell table:number-columns-repeated="16378"/>
        </table:table-row>
        <table:table-row>
          <table:table-cell table:number-columns-repeated="3"/>
          <table:table-cell office:value-type="float" office:value="201913039"/>
          <table:table-cell office:value-type="float" office:value="1.0115000000000001"/>
          <table:table-cell office:value-type="float" office:value="101.15"/>
          <table:table-cell table:number-columns-repeated="16378"/>
        </table:table-row>
        <table:table-row>
          <table:table-cell table:number-columns-repeated="3"/>
          <table:table-cell office:value-type="float" office:value="20191224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1912215"/>
          <table:table-cell office:value-type="float" office:value="0.99730000000000008"/>
          <table:table-cell office:value-type="float" office:value="99.73"/>
          <table:table-cell table:number-columns-repeated="16378"/>
        </table:table-row>
        <table:table-row>
          <table:table-cell table:number-columns-repeated="3"/>
          <table:table-cell office:value-type="float" office:value="201912058"/>
          <table:table-cell office:value-type="float" office:value="1.0349999999999999"/>
          <table:table-cell office:value-type="float" office:value="103.5"/>
          <table:table-cell table:number-columns-repeated="16378"/>
        </table:table-row>
        <table:table-row>
          <table:table-cell table:number-columns-repeated="3"/>
          <table:table-cell office:value-type="float" office:value="201913136"/>
          <table:table-cell office:value-type="float" office:value="1.0375000000000001"/>
          <table:table-cell office:value-type="float" office:value="103.75"/>
          <table:table-cell table:number-columns-repeated="16378"/>
        </table:table-row>
        <table:table-row>
          <table:table-cell table:number-columns-repeated="3"/>
          <table:table-cell office:value-type="float" office:value="201913024"/>
          <table:table-cell office:value-type="float" office:value="1.042"/>
          <table:table-cell office:value-type="float" office:value="104.2"/>
          <table:table-cell table:number-columns-repeated="16378"/>
        </table:table-row>
        <table:table-row>
          <table:table-cell table:number-columns-repeated="3"/>
          <table:table-cell office:value-type="float" office:value="201913015"/>
          <table:table-cell office:value-type="float" office:value="1.0090000000000001"/>
          <table:table-cell office:value-type="float" office:value="100.9"/>
          <table:table-cell table:number-columns-repeated="16378"/>
        </table:table-row>
        <table:table-row>
          <table:table-cell table:number-columns-repeated="3"/>
          <table:table-cell office:value-type="float" office:value="201913244"/>
          <table:table-cell office:value-type="float" office:value="1.1200000000000001"/>
          <table:table-cell office:value-type="float" office:value="112"/>
          <table:table-cell table:number-columns-repeated="16378"/>
        </table:table-row>
        <table:table-row>
          <table:table-cell table:number-columns-repeated="3"/>
          <table:table-cell office:value-type="float" office:value="201911219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191118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12017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1912007"/>
          <table:table-cell office:value-type="float" office:value="1.0229999999999999"/>
          <table:table-cell office:value-type="float" office:value="102.3"/>
          <table:table-cell table:number-columns-repeated="16378"/>
        </table:table-row>
        <table:table-row>
          <table:table-cell table:number-columns-repeated="3"/>
          <table:table-cell office:value-type="float" office:value="202002253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2002038"/>
          <table:table-cell office:value-type="float" office:value="1.032"/>
          <table:table-cell office:value-type="float" office:value="103.2"/>
          <table:table-cell table:number-columns-repeated="16378"/>
        </table:table-row>
        <table:table-row>
          <table:table-cell table:number-columns-repeated="3"/>
          <table:table-cell office:value-type="float" office:value="201913196"/>
          <table:table-cell office:value-type="float" office:value="1.0309999999999999"/>
          <table:table-cell office:value-type="float" office:value="103.1"/>
          <table:table-cell table:number-columns-repeated="16378"/>
        </table:table-row>
        <table:table-row>
          <table:table-cell table:number-columns-repeated="3"/>
          <table:table-cell office:value-type="float" office:value="20191327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1913016"/>
          <table:table-cell office:value-type="float" office:value="1.0070000000000001"/>
          <table:table-cell office:value-type="float" office:value="100.7"/>
          <table:table-cell table:number-columns-repeated="16378"/>
        </table:table-row>
        <table:table-row>
          <table:table-cell table:number-columns-repeated="3"/>
          <table:table-cell office:value-type="float" office:value="202002174"/>
          <table:table-cell office:value-type="float" office:value="1.0103"/>
          <table:table-cell office:value-type="float" office:value="101.03"/>
          <table:table-cell table:number-columns-repeated="16378"/>
        </table:table-row>
        <table:table-row>
          <table:table-cell table:number-columns-repeated="3"/>
          <table:table-cell office:value-type="float" office:value="202002099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2003101"/>
          <table:table-cell office:value-type="float" office:value="1.0249999999999999"/>
          <table:table-cell office:value-type="float" office:value="102.5"/>
          <table:table-cell table:number-columns-repeated="16378"/>
        </table:table-row>
        <table:table-row>
          <table:table-cell table:number-columns-repeated="3"/>
          <table:table-cell office:value-type="float" office:value="202003019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2003006"/>
          <table:table-cell office:value-type="float" office:value="1.022"/>
          <table:table-cell office:value-type="float" office:value="102.2"/>
          <table:table-cell table:number-columns-repeated="16378"/>
        </table:table-row>
        <table:table-row>
          <table:table-cell table:number-columns-repeated="3"/>
          <table:table-cell office:value-type="float" office:value="202004068"/>
          <table:table-cell office:value-type="float" office:value="1.0239"/>
          <table:table-cell office:value-type="float" office:value="102.39"/>
          <table:table-cell table:number-columns-repeated="16378"/>
        </table:table-row>
        <table:table-row>
          <table:table-cell table:number-columns-repeated="3"/>
          <table:table-cell office:value-type="float" office:value="202002054"/>
          <table:table-cell office:value-type="float" office:value="1.04"/>
          <table:table-cell office:value-type="float" office:value="104"/>
          <table:table-cell table:number-columns-repeated="16378"/>
        </table:table-row>
        <table:table-row>
          <table:table-cell table:number-columns-repeated="3"/>
          <table:table-cell office:value-type="float" office:value="202002010"/>
          <table:table-cell office:value-type="float" office:value="1.06"/>
          <table:table-cell office:value-type="float" office:value="106"/>
          <table:table-cell table:number-columns-repeated="16378"/>
        </table:table-row>
        <table:table-row>
          <table:table-cell table:number-columns-repeated="3"/>
          <table:table-cell office:value-type="float" office:value="202003255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2002058"/>
          <table:table-cell office:value-type="float" office:value="1.01"/>
          <table:table-cell office:value-type="float" office:value="101"/>
          <table:table-cell table:number-columns-repeated="16378"/>
        </table:table-row>
        <table:table-row>
          <table:table-cell table:number-columns-repeated="3"/>
          <table:table-cell office:value-type="float" office:value="202003257"/>
          <table:table-cell office:value-type="float" office:value="1.1000000000000001"/>
          <table:table-cell office:value-type="float" office:value="110"/>
          <table:table-cell table:number-columns-repeated="16378"/>
        </table:table-row>
        <table:table-row>
          <table:table-cell table:number-columns-repeated="3"/>
          <table:table-cell office:value-type="float" office:value="202003268"/>
          <table:table-cell office:value-type="float" office:value="1.05"/>
          <table:table-cell office:value-type="float" office:value="105"/>
          <table:table-cell table:number-columns-repeated="16378"/>
        </table:table-row>
        <table:table-row>
          <table:table-cell table:number-columns-repeated="3"/>
          <table:table-cell office:value-type="float" office:value="202003265"/>
          <table:table-cell office:value-type="float" office:value="1.03"/>
          <table:table-cell office:value-type="float" office:value="103"/>
          <table:table-cell table:number-columns-repeated="16378"/>
        </table:table-row>
        <table:table-row>
          <table:table-cell table:number-columns-repeated="3"/>
          <table:table-cell office:value-type="float" office:value="202002023"/>
          <table:table-cell office:value-type="float" office:value="1.0546"/>
          <table:table-cell office:value-type="float" office:value="105.46"/>
          <table:table-cell table:number-columns-repeated="16378"/>
        </table:table-row>
        <table:table-row>
          <table:table-cell table:number-columns-repeated="3"/>
          <table:table-cell office:value-type="float" office:value="202004269"/>
          <table:table-cell office:value-type="float" office:value="1.02"/>
          <table:table-cell office:value-type="float" office:value="102"/>
          <table:table-cell table:number-columns-repeated="16378"/>
        </table:table-row>
        <table:table-row>
          <table:table-cell table:number-columns-repeated="3"/>
          <table:table-cell office:value-type="float" office:value="202002033"/>
          <table:table-cell office:value-type="float" office:value="1.0103"/>
          <table:table-cell office:value-type="float" office:value="101.03"/>
          <table:table-cell table:number-columns-repeated="16378"/>
        </table:table-row>
        <table:table-row>
          <table:table-cell table:number-columns-repeated="3"/>
          <table:table-cell office:value-type="float" office:value="202002272"/>
          <table:table-cell office:value-type="float" office:value="1.0607"/>
          <table:table-cell office:value-type="float" office:value="106.07"/>
          <table:table-cell table:number-columns-repeated="16378"/>
        </table:table-row>
        <table:table-row table:number-rows-repeated="1045188">
          <table:table-cell table:number-columns-repeated="16378"/>
        </table:table-row>
      </table:table>
      <table:table table:name="'file:///G:/AFP/RLTDAll/STS/003%20BLT/002%20BUSES/0001%20Data/c_Fares/2020-07-Jul/03%20Calculation/11-05%20Fares%20Survey%20Spreadsheet%20v2.xlsx'#Validation" table:style-name="ta2">
        <table:table-source xlink:href="file:///G:/AFP/RLTDAll/STS/003%20BLT/002%20BUSES/0001%20Data/c_Fares/2020-07-Jul/03%20Calculation/11-05%20Fares%20Survey%20Spreadsheet%20v2.xlsx" table:table-name="Valid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7" table:style-name="ta2">
        <table:table-source xlink:href="file:///G:/AFP/RLTDAll/STS/003%20BLT/002%20BUSES/0001%20Data/c_Fares/2020-07-Jul/03%20Calculation/11-05%20Fares%20Survey%20Spreadsheet%20v2.xlsx" table:table-name="Website_check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Validation2" table:style-name="ta2">
        <table:table-source xlink:href="file:///G:/AFP/RLTDAll/STS/003%20BLT/002%20BUSES/0001%20Data/c_Fares/2020-07-Jul/03%20Calculation/11-05%20Fares%20Survey%20Spreadsheet%20v2.xlsx" table:table-name="Validati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ights" table:style-name="ta2">
        <table:table-source xlink:href="file:///G:/AFP/RLTDAll/STS/003%20BLT/002%20BUSES/0001%20Data/c_Fares/2020-07-Jul/03%20Calculation/11-05%20Fares%20Survey%20Spreadsheet%20v2.xlsx" table:table-name="Weigh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IndexCalc" table:style-name="ta2">
        <table:table-source xlink:href="file:///G:/AFP/RLTDAll/STS/003%20BLT/002%20BUSES/0001%20Data/c_Fares/2020-07-Jul/03%20Calculation/11-05%20Fares%20Survey%20Spreadsheet%20v2.xlsx" table:table-name="IndexCal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Results" table:style-name="ta2">
        <table:table-source xlink:href="file:///G:/AFP/RLTDAll/STS/003%20BLT/002%20BUSES/0001%20Data/c_Fares/2020-07-Jul/03%20Calculation/11-05%20Fares%20Survey%20Spreadsheet%20v2.xlsx" table:table-name="Resul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ONSDeflator" table:style-name="ta2">
        <table:table-source xlink:href="file:///G:/AFP/RLTDAll/STS/003%20BLT/002%20BUSES/0001%20Data/c_Fares/2020-07-Jul/03%20Calculation/11-05%20Fares%20Survey%20Spreadsheet%20v2.xlsx" table:table-name="ONSDefla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RPIData" table:style-name="ta2">
        <table:table-source xlink:href="file:///G:/AFP/RLTDAll/STS/003%20BLT/002%20BUSES/0001%20Data/c_Fares/2020-07-Jul/03%20Calculation/11-05%20Fares%20Survey%20Spreadsheet%20v2.xlsx" table:table-name="RPI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2" table:style-name="ta2">
        <table:table-source xlink:href="file:///G:/AFP/RLTDAll/STS/003%20BLT/002%20BUSES/0001%20Data/c_Fares/2020-07-Jul/03%20Calculation/11-05%20Fares%20Survey%20Spreadsheet%20v2.xlsx" table:table-name="Website_check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" table:style-name="ta2">
        <table:table-source xlink:href="file:///G:/AFP/RLTDAll/STS/003%20BLT/002%20BUSES/0001%20Data/c_Fares/2020-07-Jul/03%20Calculation/11-05%20Fares%20Survey%20Spreadsheet%20v2.xlsx" table:table-name="Website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1" table:style-name="ta2">
        <table:table-source xlink:href="file:///G:/AFP/RLTDAll/STS/003%20BLT/002%20BUSES/0001%20Data/c_Fares/2020-07-Jul/03%20Calculation/11-05%20Fares%20Survey%20Spreadsheet%20v2.xlsx" table:table-name="Website_check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3" table:style-name="ta2">
        <table:table-source xlink:href="file:///G:/AFP/RLTDAll/STS/003%20BLT/002%20BUSES/0001%20Data/c_Fares/2020-07-Jul/03%20Calculation/11-05%20Fares%20Survey%20Spreadsheet%20v2.xlsx" table:table-name="Website_check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4" table:style-name="ta2">
        <table:table-source xlink:href="file:///G:/AFP/RLTDAll/STS/003%20BLT/002%20BUSES/0001%20Data/c_Fares/2020-07-Jul/03%20Calculation/11-05%20Fares%20Survey%20Spreadsheet%20v2.xlsx" table:table-name="Website_check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5" table:style-name="ta2">
        <table:table-source xlink:href="file:///G:/AFP/RLTDAll/STS/003%20BLT/002%20BUSES/0001%20Data/c_Fares/2020-07-Jul/03%20Calculation/11-05%20Fares%20Survey%20Spreadsheet%20v2.xlsx" table:table-name="Website_check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6" table:style-name="ta2">
        <table:table-source xlink:href="file:///G:/AFP/RLTDAll/STS/003%20BLT/002%20BUSES/0001%20Data/c_Fares/2020-07-Jul/03%20Calculation/11-05%20Fares%20Survey%20Spreadsheet%20v2.xlsx" table:table-name="Website_check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RLTDAll/STS/003%20BLT/002%20BUSES/0001%20Data/c_Fares/2020-07-Jul/03%20Calculation/11-05%20Fares%20Survey%20Spreadsheet%20v2.xlsx'#Website_check8" table:style-name="ta2">
        <table:table-source xlink:href="file:///G:/AFP/RLTDAll/STS/003%20BLT/002%20BUSES/0001%20Data/c_Fares/2020-07-Jul/03%20Calculation/11-05%20Fares%20Survey%20Spreadsheet%20v2.xlsx" table:table-name="Website_check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opid_map" table:style-name="ta2">
        <table:table-source xlink:href="file://virago.internal.dtlr.gov.uk/Data/AFP/RLTDAll/STS/003%20BLT/002%20BUSES/0001%20Data/c_Fares/2013-10%20Oct/03%20Calculation/fares%20sample.xls" table:table-name="opid_map" table:mode="copy-results-only"/>
        <table:table-column/>
        <table:table-row>
          <table:table-cell office:value-type="string" office:string-value="OpLicNum"/>
          <table:table-cell office:value-type="string" office:string-value="MainAreaID"/>
          <table:table-cell office:value-type="string" office:string-value="OpID"/>
          <table:table-cell office:value-type="string" office:string-value="Area"/>
          <table:table-cell table:number-columns-repeated="16380"/>
        </table:table-row>
        <table:table-row>
          <table:table-cell office:value-type="string" office:string-value="Group_104"/>
          <table:table-cell office:value-type="float" office:value="3"/>
          <table:table-cell office:value-type="float" office:value="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3"/>
          <table:table-cell office:value-type="float" office:value="9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5"/>
          <table:table-cell office:value-type="float" office:value="9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2"/>
          <table:table-cell office:value-type="float" office:value="17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07"/>
          <table:table-cell office:value-type="float" office:value="3"/>
          <table:table-cell office:value-type="float" office:value="1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7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11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9"/>
          <table:table-cell office:value-type="float" office:value="2"/>
          <table:table-cell office:value-type="float" office:value="6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12"/>
          <table:table-cell office:value-type="float" office:value="3"/>
          <table:table-cell office:value-type="float" office:value="9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13"/>
          <table:table-cell office:value-type="float" office:value="2"/>
          <table:table-cell office:value-type="float" office:value="16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4"/>
          <table:table-cell office:value-type="float" office:value="4"/>
          <table:table-cell office:value-type="float" office:value="10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25"/>
          <table:table-cell office:value-type="float" office:value="2"/>
          <table:table-cell office:value-type="float" office:value="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2"/>
          <table:table-cell office:value-type="float" office:value="14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3"/>
          <table:table-cell office:value-type="float" office:value="1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35"/>
          <table:table-cell office:value-type="float" office:value="3"/>
          <table:table-cell office:value-type="float" office:value="4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3"/>
          <table:table-cell office:value-type="float" office:value="5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2"/>
          <table:table-cell office:value-type="float" office:value="14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3"/>
          <table:table-cell office:value-type="float" office:value="3"/>
          <table:table-cell office:value-type="float" office:value="4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6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7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5"/>
          <table:table-cell office:value-type="float" office:value="3"/>
          <table:table-cell office:value-type="float" office:value="6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2"/>
          <table:table-cell office:value-type="float" office:value="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3"/>
          <table:table-cell office:value-type="float" office:value="1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8"/>
          <table:table-cell office:value-type="float" office:value="3"/>
          <table:table-cell office:value-type="float" office:value="4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4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6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7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1"/>
          <table:table-cell office:value-type="float" office:value="4"/>
          <table:table-cell office:value-type="float" office:value="104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52"/>
          <table:table-cell office:value-type="float" office:value="3"/>
          <table:table-cell office:value-type="float" office:value="6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5"/>
          <table:table-cell office:value-type="float" office:value="3"/>
          <table:table-cell office:value-type="float" office:value="5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9"/>
          <table:table-cell office:value-type="float" office:value="4"/>
          <table:table-cell office:value-type="float" office:value="183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5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0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2"/>
          <table:table-cell office:value-type="float" office:value="14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2"/>
          <table:table-cell office:value-type="float" office:value="3"/>
          <table:table-cell office:value-type="float" office:value="6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5"/>
          <table:table-cell office:value-type="float" office:value="4"/>
          <table:table-cell office:value-type="float" office:value="105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7"/>
          <table:table-cell office:value-type="float" office:value="2"/>
          <table:table-cell office:value-type="float" office:value="3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83"/>
          <table:table-cell office:value-type="float" office:value="3"/>
          <table:table-cell office:value-type="float" office:value="3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6"/>
          <table:table-cell office:value-type="float" office:value="3"/>
          <table:table-cell office:value-type="float" office:value="9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7"/>
          <table:table-cell office:value-type="float" office:value="3"/>
          <table:table-cell office:value-type="float" office:value="3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9"/>
          <table:table-cell office:value-type="float" office:value="4"/>
          <table:table-cell office:value-type="float" office:value="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225"/>
          <table:table-cell office:value-type="float" office:value="3"/>
          <table:table-cell office:value-type="float" office:value="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28"/>
          <table:table-cell office:value-type="float" office:value="5"/>
          <table:table-cell office:value-type="float" office:value="16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B0000092"/>
          <table:table-cell office:value-type="float" office:value="2"/>
          <table:table-cell office:value-type="float" office:value="6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0328"/>
          <table:table-cell office:value-type="float" office:value="3"/>
          <table:table-cell office:value-type="float" office:value="3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423"/>
          <table:table-cell office:value-type="float" office:value="2"/>
          <table:table-cell office:value-type="float" office:value="18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1747"/>
          <table:table-cell office:value-type="float" office:value="3"/>
          <table:table-cell office:value-type="float" office:value="5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748"/>
          <table:table-cell office:value-type="float" office:value="2"/>
          <table:table-cell office:value-type="float" office:value="13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07"/>
          <table:table-cell office:value-type="float" office:value="2"/>
          <table:table-cell office:value-type="float" office:value="5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62"/>
          <table:table-cell office:value-type="float" office:value="3"/>
          <table:table-cell office:value-type="float" office:value="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061"/>
          <table:table-cell office:value-type="float" office:value="3"/>
          <table:table-cell office:value-type="float" office:value="1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777"/>
          <table:table-cell office:value-type="float" office:value="3"/>
          <table:table-cell office:value-type="float" office:value="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977"/>
          <table:table-cell office:value-type="float" office:value="3"/>
          <table:table-cell office:value-type="float" office:value="1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3681"/>
          <table:table-cell office:value-type="float" office:value="2"/>
          <table:table-cell office:value-type="float" office:value="15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C0005249"/>
          <table:table-cell office:value-type="float" office:value="3"/>
          <table:table-cell office:value-type="float" office:value="1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1033334"/>
          <table:table-cell office:value-type="float" office:value="2"/>
          <table:table-cell office:value-type="float" office:value="2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D0000480"/>
          <table:table-cell office:value-type="float" office:value="3"/>
          <table:table-cell office:value-type="float" office:value="4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D0001111"/>
          <table:table-cell office:value-type="float" office:value="2"/>
          <table:table-cell office:value-type="float" office:value="7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F0000147"/>
          <table:table-cell office:value-type="float" office:value="3"/>
          <table:table-cell office:value-type="float" office:value="1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323"/>
          <table:table-cell office:value-type="float" office:value="3"/>
          <table:table-cell office:value-type="float" office:value="3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599"/>
          <table:table-cell office:value-type="float" office:value="3"/>
          <table:table-cell office:value-type="float" office:value="3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5074"/>
          <table:table-cell office:value-type="float" office:value="3"/>
          <table:table-cell office:value-type="float" office:value="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35"/>
          <table:table-cell office:value-type="float" office:value="3"/>
          <table:table-cell office:value-type="float" office:value="2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45"/>
          <table:table-cell office:value-type="float" office:value="3"/>
          <table:table-cell office:value-type="float" office:value="17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71"/>
          <table:table-cell office:value-type="float" office:value="3"/>
          <table:table-cell office:value-type="float" office:value="5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2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4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G0000273"/>
          <table:table-cell office:value-type="float" office:value="5"/>
          <table:table-cell office:value-type="float" office:value="1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397"/>
          <table:table-cell office:value-type="float" office:value="5"/>
          <table:table-cell office:value-type="float" office:value="1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21"/>
          <table:table-cell office:value-type="float" office:value="5"/>
          <table:table-cell office:value-type="float" office:value="51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42"/>
          <table:table-cell office:value-type="float" office:value="5"/>
          <table:table-cell office:value-type="float" office:value="16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4902"/>
          <table:table-cell office:value-type="float" office:value="5"/>
          <table:table-cell office:value-type="float" office:value="179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5878"/>
          <table:table-cell office:value-type="float" office:value="5"/>
          <table:table-cell office:value-type="float" office:value="180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6557"/>
          <table:table-cell office:value-type="float" office:value="5"/>
          <table:table-cell office:value-type="float" office:value="15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7243"/>
          <table:table-cell office:value-type="float" office:value="5"/>
          <table:table-cell office:value-type="float" office:value="17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1035428"/>
          <table:table-cell office:value-type="float" office:value="5"/>
          <table:table-cell office:value-type="float" office:value="167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H0000132"/>
          <table:table-cell office:value-type="float" office:value="3"/>
          <table:table-cell office:value-type="float" office:value="3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0135"/>
          <table:table-cell office:value-type="float" office:value="3"/>
          <table:table-cell office:value-type="float" office:value="2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1301"/>
          <table:table-cell office:value-type="float" office:value="3"/>
          <table:table-cell office:value-type="float" office:value="3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4983"/>
          <table:table-cell office:value-type="float" office:value="3"/>
          <table:table-cell office:value-type="float" office:value="6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070"/>
          <table:table-cell office:value-type="float" office:value="3"/>
          <table:table-cell office:value-type="float" office:value="1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727"/>
          <table:table-cell office:value-type="float" office:value="3"/>
          <table:table-cell office:value-type="float" office:value="3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856"/>
          <table:table-cell office:value-type="float" office:value="3"/>
          <table:table-cell office:value-type="float" office:value="2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9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18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8"/>
          <table:table-cell office:value-type="float" office:value="3"/>
          <table:table-cell office:value-type="float" office:value="5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9"/>
          <table:table-cell office:value-type="float" office:value="3"/>
          <table:table-cell office:value-type="float" office:value="2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1020951"/>
          <table:table-cell office:value-type="float" office:value="3"/>
          <table:table-cell office:value-type="float" office:value="6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1213"/>
          <table:table-cell office:value-type="float" office:value="3"/>
          <table:table-cell office:value-type="float" office:value="3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2125"/>
          <table:table-cell office:value-type="float" office:value="3"/>
          <table:table-cell office:value-type="float" office:value="1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M0000001"/>
          <table:table-cell office:value-type="float" office:value="4"/>
          <table:table-cell office:value-type="float" office:value="2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006"/>
          <table:table-cell office:value-type="float" office:value="4"/>
          <table:table-cell office:value-type="float" office:value="10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631"/>
          <table:table-cell office:value-type="float" office:value="4"/>
          <table:table-cell office:value-type="float" office:value="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25"/>
          <table:table-cell office:value-type="float" office:value="4"/>
          <table:table-cell office:value-type="float" office:value="108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3"/>
          <table:table-cell office:value-type="float" office:value="4"/>
          <table:table-cell office:value-type="float" office:value="1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9"/>
          <table:table-cell office:value-type="float" office:value="4"/>
          <table:table-cell office:value-type="float" office:value="1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TfL"/>
          <table:table-cell office:value-type="float" office:value="1"/>
          <table:table-cell office:value-type="float" office:value="1"/>
          <table:table-cell office:value-type="string" office:string-value="London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virago.internal.dtlr.gov.uk/Data/AFP/RLTDAll/STS/003%20BLT/002%20BUSES/0001%20Data/c_Fares/2013-10%20Oct/03%20Calculation/fares%20sample.xls'#no_discs9" table:style-name="ta2">
        <table:table-source xlink:href="file://virago.internal.dtlr.gov.uk/Data/AFP/RLTDAll/STS/003%20BLT/002%20BUSES/0001%20Data/c_Fares/2013-10%20Oct/03%20Calculation/fares%20sample.xls" table:table-name="no_disc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Sheet5" table:style-name="ta2">
        <table:table-source xlink:href="file://virago.internal.dtlr.gov.uk/Data/AFP/RLTDAll/STS/003%20BLT/002%20BUSES/0001%20Data/c_Fares/2013-10%20Oct/03%20Calculation/fares%20sample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9" table:style-name="ta2">
        <table:table-source xlink:href="file://virago.internal.dtlr.gov.uk/Data/AFP/RLTDAll/STS/003%20BLT/002%20BUSES/0001%20Data/c_Fares/2013-10%20Oct/03%20Calculation/fares%20sample.xls" table:table-name="revenue_sum_0708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Sheet7" table:style-name="ta2">
        <table:table-source xlink:href="file://virago.internal.dtlr.gov.uk/Data/AFP/RLTDAll/STS/003%20BLT/002%20BUSES/0001%20Data/c_Fares/2013-10%20Oct/03%20Calculation/fares%20sample.xls" table:table-name="Shee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0809" table:style-name="ta2">
        <table:table-source xlink:href="file://virago.internal.dtlr.gov.uk/Data/AFP/RLTDAll/STS/003%20BLT/002%20BUSES/0001%20Data/c_Fares/2013-10%20Oct/03%20Calculation/fares%20sample.xls" table:table-name="rev08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0708v2" table:style-name="ta2">
        <table:table-source xlink:href="file://virago.internal.dtlr.gov.uk/Data/AFP/RLTDAll/STS/003%20BLT/002%20BUSES/0001%20Data/c_Fares/2013-10%20Oct/03%20Calculation/fares%20sample.xls" table:table-name="rev0708v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0708" table:style-name="ta2">
        <table:table-source xlink:href="file://virago.internal.dtlr.gov.uk/Data/AFP/RLTDAll/STS/003%20BLT/002%20BUSES/0001%20Data/c_Fares/2013-10%20Oct/03%20Calculation/fares%20sample.xls" table:table-name="rev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2" table:style-name="ta2">
        <table:table-source xlink:href="file://virago.internal.dtlr.gov.uk/Data/AFP/RLTDAll/STS/003%20BLT/002%20BUSES/0001%20Data/c_Fares/2013-10%20Oct/03%20Calculation/fares%20sample.xls" table:table-name="no_dis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2" table:style-name="ta2">
        <table:table-source xlink:href="file://virago.internal.dtlr.gov.uk/Data/AFP/RLTDAll/STS/003%20BLT/002%20BUSES/0001%20Data/c_Fares/2013-10%20Oct/03%20Calculation/fares%20sample.xls" table:table-name="revenue_sum_0708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" table:style-name="ta2">
        <table:table-source xlink:href="file://virago.internal.dtlr.gov.uk/Data/AFP/RLTDAll/STS/003%20BLT/002%20BUSES/0001%20Data/c_Fares/2013-10%20Oct/03%20Calculation/fares%20sample.xls" table:table-name="no_dis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" table:style-name="ta2">
        <table:table-source xlink:href="file://virago.internal.dtlr.gov.uk/Data/AFP/RLTDAll/STS/003%20BLT/002%20BUSES/0001%20Data/c_Fares/2013-10%20Oct/03%20Calculation/fares%20sample.xls" table:table-name="revenue_sum_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1" table:style-name="ta2">
        <table:table-source xlink:href="file://virago.internal.dtlr.gov.uk/Data/AFP/RLTDAll/STS/003%20BLT/002%20BUSES/0001%20Data/c_Fares/2013-10%20Oct/03%20Calculation/fares%20sample.xls" table:table-name="no_disc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1" table:style-name="ta2">
        <table:table-source xlink:href="file://virago.internal.dtlr.gov.uk/Data/AFP/RLTDAll/STS/003%20BLT/002%20BUSES/0001%20Data/c_Fares/2013-10%20Oct/03%20Calculation/fares%20sample.xls" table:table-name="revenue_sum_0708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3" table:style-name="ta2">
        <table:table-source xlink:href="file://virago.internal.dtlr.gov.uk/Data/AFP/RLTDAll/STS/003%20BLT/002%20BUSES/0001%20Data/c_Fares/2013-10%20Oct/03%20Calculation/fares%20sample.xls" table:table-name="no_disc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3" table:style-name="ta2">
        <table:table-source xlink:href="file://virago.internal.dtlr.gov.uk/Data/AFP/RLTDAll/STS/003%20BLT/002%20BUSES/0001%20Data/c_Fares/2013-10%20Oct/03%20Calculation/fares%20sample.xls" table:table-name="revenue_sum_0708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4" table:style-name="ta2">
        <table:table-source xlink:href="file://virago.internal.dtlr.gov.uk/Data/AFP/RLTDAll/STS/003%20BLT/002%20BUSES/0001%20Data/c_Fares/2013-10%20Oct/03%20Calculation/fares%20sample.xls" table:table-name="no_disc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4" table:style-name="ta2">
        <table:table-source xlink:href="file://virago.internal.dtlr.gov.uk/Data/AFP/RLTDAll/STS/003%20BLT/002%20BUSES/0001%20Data/c_Fares/2013-10%20Oct/03%20Calculation/fares%20sample.xls" table:table-name="revenue_sum_0708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5" table:style-name="ta2">
        <table:table-source xlink:href="file://virago.internal.dtlr.gov.uk/Data/AFP/RLTDAll/STS/003%20BLT/002%20BUSES/0001%20Data/c_Fares/2013-10%20Oct/03%20Calculation/fares%20sample.xls" table:table-name="no_disc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5" table:style-name="ta2">
        <table:table-source xlink:href="file://virago.internal.dtlr.gov.uk/Data/AFP/RLTDAll/STS/003%20BLT/002%20BUSES/0001%20Data/c_Fares/2013-10%20Oct/03%20Calculation/fares%20sample.xls" table:table-name="revenue_sum_0708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6" table:style-name="ta2">
        <table:table-source xlink:href="file://virago.internal.dtlr.gov.uk/Data/AFP/RLTDAll/STS/003%20BLT/002%20BUSES/0001%20Data/c_Fares/2013-10%20Oct/03%20Calculation/fares%20sample.xls" table:table-name="no_disc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6" table:style-name="ta2">
        <table:table-source xlink:href="file://virago.internal.dtlr.gov.uk/Data/AFP/RLTDAll/STS/003%20BLT/002%20BUSES/0001%20Data/c_Fares/2013-10%20Oct/03%20Calculation/fares%20sample.xls" table:table-name="revenue_sum_0708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7" table:style-name="ta2">
        <table:table-source xlink:href="file://virago.internal.dtlr.gov.uk/Data/AFP/RLTDAll/STS/003%20BLT/002%20BUSES/0001%20Data/c_Fares/2013-10%20Oct/03%20Calculation/fares%20sample.xls" table:table-name="no_disc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7" table:style-name="ta2">
        <table:table-source xlink:href="file://virago.internal.dtlr.gov.uk/Data/AFP/RLTDAll/STS/003%20BLT/002%20BUSES/0001%20Data/c_Fares/2013-10%20Oct/03%20Calculation/fares%20sample.xls" table:table-name="revenue_sum_0708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no_discs8" table:style-name="ta2">
        <table:table-source xlink:href="file://virago.internal.dtlr.gov.uk/Data/AFP/RLTDAll/STS/003%20BLT/002%20BUSES/0001%20Data/c_Fares/2013-10%20Oct/03%20Calculation/fares%20sample.xls" table:table-name="no_disc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1%20Data/c_Fares/2013-10%20Oct/03%20Calculation/fares%20sample.xls'#revenue_sum_07088" table:style-name="ta2">
        <table:table-source xlink:href="file://virago.internal.dtlr.gov.uk/Data/AFP/RLTDAll/STS/003%20BLT/002%20BUSES/0001%20Data/c_Fares/2013-10%20Oct/03%20Calculation/fares%20sample.xls" table:table-name="revenue_sum_0708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2" table:style-name="ta2">
        <table:table-source xlink:href="file://virago.internal.dtlr.gov.uk/Data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3" table:style-name="ta2">
        <table:table-source xlink:href="file://virago.internal.dtlr.gov.uk/Data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5" table:style-name="ta2">
        <table:table-source xlink:href="file://virago.internal.dtlr.gov.uk/Data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1" table:style-name="ta2">
        <table:table-source xlink:href="file://virago.internal.dtlr.gov.uk/Data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table table:name="'file://virago.internal.dtlr.gov.uk/Data/IRHS/EXCEL/RORO/bulletins/2003/SA%20Changes/SA%20Changes%20to%20bulletin%20-%20draft.xls'#CommentarySA" table:style-name="ta2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2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2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2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2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2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2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2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2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2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2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Cover_sheet.$A$1"/>
        <table:named-expression table:name="\a" table:expression="of:=[.#REF!]" table:base-cell-address="Cover_sheet.$A$1"/>
        <table:named-expression table:name="\b" table:expression="of:=#N/A" table:base-cell-address="Cover_sheet.$A$1"/>
        <table:named-expression table:name="\p" table:expression="of:=[.#REF!]" table:base-cell-address="Cover_sheet.$A$1"/>
        <table:named-expression table:name="\s" table:expression="of:=[.#REF!]" table:base-cell-address="Cover_sheet.$A$1"/>
        <table:named-range table:name="\t" table:cell-range-address="'file://virago.internal.dtlr.gov.uk/Data/2005Publications/RoRo%20Q2_2005/Bulletin205draft.xls'#TABLE1a.$U$3" table:base-cell-address="Cover_sheet.$A$1"/>
        <table:named-expression table:name="\z" table:expression="of:=[.#REF!]" table:base-cell-address="Cover_sheet.$A$1"/>
        <table:named-expression table:name="_1.2__Average_distance_travelled_by_mode_of_travel__1975_76__1985_86_and_1993_95" table:expression="of:=[.#REF!]" table:base-cell-address="Cover_sheet.$A$1"/>
        <table:named-expression table:name="_PRv2" table:expression="of:=[.#REF!]" table:base-cell-address="Cover_sheet.$A$1"/>
        <table:named-expression table:name="_PUv2" table:expression="of:=[.#REF!]" table:base-cell-address="Cover_sheet.$A$1"/>
        <table:named-expression table:name="_TAB2" table:expression="of:=[.#REF!]" table:base-cell-address="Cover_sheet.$A$1"/>
        <table:named-expression table:name="_TAB9" table:expression="of:=[.#REF!]" table:base-cell-address="Cover_sheet.$A$1"/>
        <table:named-expression table:name="_TRv2" table:expression="of:=[.#REF!]" table:base-cell-address="Cover_sheet.$A$1"/>
        <table:named-expression table:name="_tuv2" table:expression="of:=[.#REF!]" table:base-cell-address="Cover_sheet.$A$1"/>
        <table:named-expression table:name="activeCell" table:expression="of:=[.#REF!]" table:base-cell-address="Cover_sheet.$A$1"/>
        <table:named-expression table:name="ALL" table:expression="of:=#N/A" table:base-cell-address="Cover_sheet.$A$1"/>
        <table:named-range table:name="ANNBELGIUM" table:cell-range-address="'file://virago.internal.dtlr.gov.uk/Data/2005Publications/RoRo%20Q2_2005/Bulletin205draft.xls'#TABLE5.$D$5:TABLE5.$D$12" table:base-cell-address="Cover_sheet.$A$1"/>
        <table:named-range table:name="ANNDVR" table:cell-range-address="'file://virago.internal.dtlr.gov.uk/Data/2005Publications/RoRo%20Q2_2005/Bulletin205draft.xls'#TABLE4AL.$D$6:TABLE4AL.$D$12" table:base-cell-address="Cover_sheet.$A$1"/>
        <table:named-range table:name="ANNENG" table:cell-range-address="'file://virago.internal.dtlr.gov.uk/Data/2005Publications/RoRo%20Q2_2005/Bulletin205draft.xls'#TABLE4AL.$F$6:TABLE4AL.$F$12" table:base-cell-address="Cover_sheet.$A$1"/>
        <table:named-range table:name="ANNFORIEGN" table:cell-range-address="'file://virago.internal.dtlr.gov.uk/Data/2005Publications/RoRo%20Q2_2005/Bulletin205draft.xls'#TABLE1a.$P$37" table:base-cell-address="Cover_sheet.$A$1"/>
        <table:named-range table:name="ANNFRANCE" table:cell-range-address="'file://virago.internal.dtlr.gov.uk/Data/2005Publications/RoRo%20Q2_2005/Bulletin205draft.xls'#TABLE5.$B$5:TABLE5.$B$12" table:base-cell-address="Cover_sheet.$A$1"/>
        <table:named-range table:name="ANNL" table:cell-range-address="'file://virago.internal.dtlr.gov.uk/Data/2005Publications/RoRo%20Q2_2005/Bulletin205draft.xls'#TABLE5.$F$5:TABLE5.$F$12" table:base-cell-address="Cover_sheet.$A$1"/>
        <table:named-range table:name="ANNOTHER" table:cell-range-address="'file://virago.internal.dtlr.gov.uk/Data/2005Publications/RoRo%20Q2_2005/Bulletin205draft.xls'#TABLE5.$J$5:TABLE5.$J$12" table:base-cell-address="Cover_sheet.$A$1"/>
        <table:named-range table:name="ANNSE" table:cell-range-address="'file://virago.internal.dtlr.gov.uk/Data/2005Publications/RoRo%20Q2_2005/Bulletin205draft.xls'#TABLE4AL.$B$6:TABLE4AL.$B$12" table:base-cell-address="Cover_sheet.$A$1"/>
        <table:named-expression table:name="ANNUAL" table:expression="of:=[.#REF!]" table:base-cell-address="Cover_sheet.$A$1"/>
        <table:named-range table:name="ANNUK" table:cell-range-address="'file://virago.internal.dtlr.gov.uk/Data/2005Publications/RoRo%20Q2_2005/Bulletin205draft.xls'#TABLE1a.$E$8:TABLE1a.$E$14" table:base-cell-address="Cover_sheet.$A$1"/>
        <table:named-range table:name="ANNUT" table:cell-range-address="'file://virago.internal.dtlr.gov.uk/Data/2005Publications/RoRo%20Q2_2005/Bulletin205draft.xls'#TABLE1a.$M$8:TABLE1a.$M$14" table:base-cell-address="Cover_sheet.$A$1"/>
        <table:named-expression table:name="area" table:expression="of:=[.#REF!]" table:base-cell-address="Cover_sheet.$A$1"/>
        <table:named-expression table:name="area_wts" table:expression="of:=[.#REF!]" table:base-cell-address="Cover_sheet.$A$1"/>
        <table:named-expression table:name="BARQTR" table:expression="of:=[.#REF!]" table:base-cell-address="Cover_sheet.$A$1"/>
        <table:named-expression table:name="BELGIUM" table:expression="of:=[.#REF!]" table:base-cell-address="Cover_sheet.$A$1"/>
        <table:named-expression table:name="BOTO" table:expression="of:=[.#REF!]" table:base-cell-address="Cover_sheet.$A$1"/>
        <table:named-expression table:name="BOTO2" table:expression="of:=[.#REF!]" table:base-cell-address="Cover_sheet.$A$1"/>
        <table:named-expression table:name="BULL" table:expression="of:=#N/A" table:base-cell-address="Cover_sheet.$A$1"/>
        <table:named-range table:name="CAMARA" table:cell-range-address="'file://virago.internal.dtlr.gov.uk/Data/2005Publications/RoRo%20Q2_2005/Bulletin205draft.xls'#TABLE1a.$P$4" table:base-cell-address="Cover_sheet.$A$1"/>
        <table:named-expression table:name="CategoryTitle" table:expression="of:=[.#REF!]" table:base-cell-address="Cover_sheet.$A$1"/>
        <table:named-range table:name="CLONE" table:cell-range-address="'file://virago.internal.dtlr.gov.uk/Data/2005Publications/RoRo%20Q2_2005/Bulletin205draft.xls'#TABLE1a.$P$6" table:base-cell-address="Cover_sheet.$A$1"/>
        <table:named-range table:name="contacts" table:cell-range-address="'file://virago.internal.dtlr.gov.uk/Data/AFP/RLTDAll/STS/003%20BLT/002%20BUSES/0001%20Data/c_Fares/2013-10%20Oct/03%20Calculation/indices%20calc.xls'#contacts.$A$1:contacts.$IV$1048576" table:base-cell-address="Cover_sheet.$A$1"/>
        <table:named-expression table:name="DASH" table:expression="of:=[.#REF!]" table:base-cell-address="Cover_sheet.$A$1"/>
        <table:named-expression table:name="Data_col1" table:expression="of:=[.#REF!]" table:base-cell-address="Cover_sheet.$A$1"/>
        <table:named-expression table:name="Data_col2" table:expression="of:=[.#REF!]" table:base-cell-address="Cover_sheet.$A$1"/>
        <table:named-expression table:name="Data_col3" table:expression="of:=[.#REF!]" table:base-cell-address="Cover_sheet.$A$1"/>
        <table:named-expression table:name="dgdsfyh" table:expression="of:=[.#REF!]" table:base-cell-address="Cover_sheet.$A$1"/>
        <table:named-expression table:name="DK" table:expression="of:=[.#REF!]" table:base-cell-address="Cover_sheet.$A$1"/>
        <table:named-expression table:name="DNK_D" table:expression="of:=[.#REF!]" table:base-cell-address="Cover_sheet.$A$1"/>
        <table:named-expression table:name="DOVER" table:expression="of:=#N/A" table:base-cell-address="Cover_sheet.$A$1"/>
        <table:named-expression table:name="DSD" table:expression="of:=[.#REF!]" table:base-cell-address="Cover_sheet.$A$1"/>
        <table:named-expression table:name="EIRE" table:expression="of:=[.#REF!]" table:base-cell-address="Cover_sheet.$A$1"/>
        <table:named-expression table:name="ENGLISH" table:expression="of:=#N/A" table:base-cell-address="Cover_sheet.$A$1"/>
        <table:named-expression table:name="exchange_rate" table:expression="of:=[.#REF!]" table:base-cell-address="Cover_sheet.$A$1"/>
        <table:named-expression table:name="fendyear" table:expression="of:=[.#REF!]" table:base-cell-address="Cover_sheet.$A$1"/>
        <table:named-expression table:name="fin_year" table:expression="of:=[.#REF!]" table:base-cell-address="Cover_sheet.$A$1"/>
        <table:named-expression table:name="fin_year_revs" table:expression="of:=[.#REF!]" table:base-cell-address="Cover_sheet.$A$1"/>
        <table:named-expression table:name="FL" table:expression="of:=[.#REF!]" table:base-cell-address="Cover_sheet.$A$1"/>
        <table:named-expression table:name="Footnotes" table:expression="of:=[.#REF!]" table:base-cell-address="Cover_sheet.$A$1"/>
        <table:named-range table:name="FOREIGN" table:cell-range-address="'file://virago.internal.dtlr.gov.uk/Data/2005Publications/RoRo%20Q2_2005/Bulletin205draft.xls'#TABLE1a.$P$38:TABLE1a.$P$52" table:base-cell-address="Cover_sheet.$A$1"/>
        <table:named-expression table:name="FRANCE" table:expression="of:=[.#REF!]" table:base-cell-address="Cover_sheet.$A$1"/>
        <table:named-expression table:name="fyear" table:expression="of:=[.#REF!]" table:base-cell-address="Cover_sheet.$A$1"/>
        <table:named-expression table:name="GERMANY" table:expression="of:=[.#REF!]" table:base-cell-address="Cover_sheet.$A$1"/>
        <table:named-expression table:name="goaway" table:expression="of:=[.#REF!]" table:base-cell-address="Cover_sheet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Cover_sheet.$A$1"/>
        <table:named-expression table:name="GraphTitle" table:expression="of:=[.#REF!]" table:base-cell-address="Cover_sheet.$A$1"/>
        <table:named-range table:name="hello" table:cell-range-address="'file:///G:/AFP/RLTDAll/STS/003%20BLT/002%20BUSES/0001%20Data/c_Fares/2020-07-Jul/03%20Calculation/11-05%20Fares%20Survey%20Spreadsheet%20v2.xlsx'#FaresData.$D$1:FaresData.$F$1048576" table:base-cell-address="Cover_sheet.$A$1"/>
        <table:named-expression table:name="inc_wts" table:expression="of:=[.#REF!]" table:base-cell-address="Cover_sheet.$A$1"/>
        <table:named-expression table:name="included" table:expression="of:=[.#REF!]" table:base-cell-address="Cover_sheet.$A$1"/>
        <table:named-expression table:name="index" table:expression="of:=[.#REF!]" table:base-cell-address="Cover_sheet.$A$1"/>
        <table:named-expression table:name="ITALY" table:expression="of:=[.#REF!]" table:base-cell-address="Cover_sheet.$A$1"/>
        <table:named-range table:name="mainarea" table:cell-range-address="'file://virago.internal.dtlr.gov.uk/Data/AFP/RLTDAll/STS/003%20BLT/002%20BUSES/0001%20Data/c_Fares/2013-10%20Oct/03%20Calculation/indices%20calc.xls'#operators.$A$1:operators.$D$65536" table:base-cell-address="Cover_sheet.$A$1"/>
        <table:named-expression table:name="MIN" table:expression="of:=[.#REF!]" table:base-cell-address="Cover_sheet.$A$1"/>
        <table:named-expression table:name="mincheck" table:expression="of:=[.#REF!]" table:base-cell-address="Cover_sheet.$A$1"/>
        <table:named-expression table:name="name" table:expression="of:=[.#REF!]" table:base-cell-address="Cover_sheet.$A$1"/>
        <table:named-expression table:name="NLS" table:expression="of:=[.#REF!]" table:base-cell-address="Cover_sheet.$A$1"/>
        <table:named-expression table:name="NONEC" table:expression="of:=[.#REF!]" table:base-cell-address="Cover_sheet.$A$1"/>
        <table:named-expression table:name="NORTHSEA" table:expression="of:=#N/A" table:base-cell-address="Cover_sheet.$A$1"/>
        <table:named-expression table:name="OldData" table:expression="of:=[.#REF!]" table:base-cell-address="Cover_sheet.$A$1"/>
        <table:named-range table:name="op_rev" table:cell-range-address="'file://virago.internal.dtlr.gov.uk/Data/AFP/RLTDAll/STS/003%20BLT/002%20BUSES/0001%20Data/c_Fares/2013-10%20Oct/03%20Calculation/indices%20calc.xls'#revenue.$A$1:revenue.$E$65536" table:base-cell-address="Cover_sheet.$A$1"/>
        <table:named-range table:name="opid_map" table:cell-range-address="'file://virago.internal.dtlr.gov.uk/Data/AFP/RLTDAll/STS/003%20BLT/002%20BUSES/0001%20Data/c_Fares/2013-10%20Oct/03%20Calculation/fares%20sample.xls'#opid_map.$A$1:opid_map.$D$65536" table:base-cell-address="Cover_sheet.$A$1"/>
        <table:named-expression table:name="other" table:expression="of:=[.#REF!]" table:base-cell-address="Cover_sheet.$A$1"/>
        <table:named-expression table:name="OTHEREC" table:expression="of:=[.#REF!]" table:base-cell-address="Cover_sheet.$A$1"/>
        <table:named-expression table:name="PIE" table:expression="of:=[.#REF!]" table:base-cell-address="Cover_sheet.$A$1"/>
        <table:named-range table:name="PM" table:cell-range-address="'file://virago.internal.dtlr.gov.uk/Data/temp/Working%20files/6.11.9%20DW%20LHA%20&amp;%20HA%20roads%20casulties_1WIP.xls'#Sheet1.$K$1:Sheet1.$S$13" table:base-cell-address="Cover_sheet.$A$1"/>
        <table:named-expression table:name="PR" table:expression="of:=[.#REF!]" table:base-cell-address="Cover_sheet.$A$1"/>
        <table:named-expression table:name="Print_Area" table:expression="of:=[.#REF!]" table:base-cell-address="Cover_sheet.$A$1"/>
        <table:named-expression table:name="Print_Area_MI" table:expression="of:=[.#REF!]" table:base-cell-address="Cover_sheet.$A$1"/>
        <table:named-expression table:name="PU" table:expression="of:=[.#REF!]" table:base-cell-address="Cover_sheet.$A$1"/>
        <table:named-expression table:name="PUBLISH_Print_Area" table:expression="of:=[.#REF!]" table:base-cell-address="Cover_sheet.$A$1"/>
        <table:named-expression table:name="PUBLISH1998_Print_Area" table:expression="of:=[.#REF!]" table:base-cell-address="Cover_sheet.$A$1"/>
        <table:named-expression table:name="qryNonEUBreakdown" table:expression="of:=[.#REF!]" table:base-cell-address="Cover_sheet.$A$1"/>
        <table:named-expression table:name="QUARTER" table:expression="of:=[.#REF!]" table:base-cell-address="Cover_sheet.$A$1"/>
        <table:named-expression table:name="R_" table:expression="of:=[.#REF!]" table:base-cell-address="Cover_sheet.$A$1"/>
        <table:named-expression table:name="region" table:expression="of:=[.#REF!]" table:base-cell-address="Cover_sheet.$A$1"/>
        <table:named-expression table:name="revenue" table:expression="of:=[.#REF!]" table:base-cell-address="Cover_sheet.$A$1"/>
        <table:named-expression table:name="rpi_date" table:expression="of:=[.#REF!]" table:base-cell-address="Cover_sheet.$A$1"/>
        <table:named-expression table:name="RSXdata" table:expression="of:=[.#REF!]" table:base-cell-address="Cover_sheet.$A$1"/>
        <table:named-expression table:name="SG_data" table:expression="of:=[.#REF!]" table:base-cell-address="Cover_sheet.$A$1"/>
        <table:named-expression table:name="small_co_wts" table:expression="of:=[.#REF!]" table:base-cell-address="Cover_sheet.$A$1"/>
        <table:named-expression table:name="SPAIN" table:expression="of:=[.#REF!]" table:base-cell-address="Cover_sheet.$A$1"/>
        <table:named-range table:name="tab" table:cell-range-address="'file://virago.internal.dtlr.gov.uk/Data/IRHS/EXCEL/RORO/bulletins/2003/SA%20Changes/SA%20Changes%20to%20bulletin%20-%20draft.xls'#TABLE1a.$U$3" table:base-cell-address="Cover_sheet.$A$1"/>
        <table:named-expression table:name="TAB4ALL" table:expression="of:=#N/A" table:base-cell-address="Cover_sheet.$A$1"/>
        <table:named-expression table:name="TAB4PV" table:expression="of:=#N/A" table:base-cell-address="Cover_sheet.$A$1"/>
        <table:named-expression table:name="TAB4UT" table:expression="of:=#N/A" table:base-cell-address="Cover_sheet.$A$1"/>
        <table:named-expression table:name="TAB5cQT" table:expression="of:=[.#REF!]" table:base-cell-address="Cover_sheet.$A$1"/>
        <table:named-expression table:name="TableTitle" table:expression="of:=[.#REF!]" table:base-cell-address="Cover_sheet.$A$1"/>
        <table:named-expression table:name="taj" table:expression="of:=[.#REF!]" table:base-cell-address="Cover_sheet.$A$1"/>
        <table:named-expression table:name="TB6a_bik" table:expression="of:=[.#REF!]" table:base-cell-address="Cover_sheet.$A$1"/>
        <table:named-expression table:name="TB6a_car" table:expression="of:=[.#REF!]" table:base-cell-address="Cover_sheet.$A$1"/>
        <table:named-expression table:name="TB6a_cyc" table:expression="of:=[.#REF!]" table:base-cell-address="Cover_sheet.$A$1"/>
        <table:named-expression table:name="TB6a_ped" table:expression="of:=[.#REF!]" table:base-cell-address="Cover_sheet.$A$1"/>
        <table:named-expression table:name="TB6b_bik" table:expression="of:=[.#REF!]" table:base-cell-address="Cover_sheet.$A$1"/>
        <table:named-expression table:name="TB6b_car" table:expression="of:=[.#REF!]" table:base-cell-address="Cover_sheet.$A$1"/>
        <table:named-expression table:name="TB6b_cyc" table:expression="of:=[.#REF!]" table:base-cell-address="Cover_sheet.$A$1"/>
        <table:named-expression table:name="TB6b_ped" table:expression="of:=[.#REF!]" table:base-cell-address="Cover_sheet.$A$1"/>
        <table:named-expression table:name="TB6c_bik" table:expression="of:=[.#REF!]" table:base-cell-address="Cover_sheet.$A$1"/>
        <table:named-expression table:name="TB6c_car" table:expression="of:=[.#REF!]" table:base-cell-address="Cover_sheet.$A$1"/>
        <table:named-expression table:name="TB6c_cyc" table:expression="of:=[.#REF!]" table:base-cell-address="Cover_sheet.$A$1"/>
        <table:named-expression table:name="TB6c_ped" table:expression="of:=[.#REF!]" table:base-cell-address="Cover_sheet.$A$1"/>
        <table:named-expression table:name="test" table:expression="of:=[.#REF!]" table:base-cell-address="Cover_sheet.$A$1"/>
        <table:named-expression table:name="test1" table:expression="of:=[.#REF!]" table:base-cell-address="Cover_sheet.$A$1"/>
        <table:named-expression table:name="test2" table:expression="of:=[.#REF!]" table:base-cell-address="Cover_sheet.$A$1"/>
        <table:named-expression table:name="testing" table:expression="of:=[.#REF!]" table:base-cell-address="Cover_sheet.$A$1"/>
        <table:named-expression table:name="threshold" table:expression="of:=[.#REF!]" table:base-cell-address="Cover_sheet.$A$1"/>
        <table:named-range table:name="TM" table:cell-range-address="'file://virago.internal.dtlr.gov.uk/Data/temp/Working%20files/6.11.9%20DW%20LHA%20&amp;%20HA%20roads%20casulties_1WIP.xls'#Sheet1.$A$1:Sheet1.$I$119" table:base-cell-address="Cover_sheet.$A$1"/>
        <table:named-expression table:name="TOP" table:expression="of:=[.#REF!]" table:base-cell-address="Cover_sheet.$A$1"/>
        <table:named-range table:name="TR" table:cell-range-address="'file://virago.internal.dtlr.gov.uk/Data/temp/Working%20files/6.11.9%20DW%20LHA%20&amp;%20HA%20roads%20casulties_1WIP.xls'#Sheet1.$U$1:Sheet1.$AB$146" table:base-cell-address="Cover_sheet.$A$1"/>
        <table:named-range table:name="TU" table:cell-range-address="'file://virago.internal.dtlr.gov.uk/Data/temp/Working%20files/6.11.9%20DW%20LHA%20&amp;%20HA%20roads%20casulties_1WIP.xls'#Sheet1.$AC$1:Sheet1.$AJ$133" table:base-cell-address="Cover_sheet.$A$1"/>
        <table:named-expression table:name="UK" table:expression="of:=#N/A" table:base-cell-address="Cover_sheet.$A$1"/>
        <table:named-expression table:name="UT" table:expression="of:=#N/A" table:base-cell-address="Cover_sheet.$A$1"/>
        <table:named-expression table:name="v" table:expression="of:=[.#REF!]" table:base-cell-address="Cover_sheet.$A$1"/>
        <table:named-expression table:name="ValueTitle" table:expression="of:=[.#REF!]" table:base-cell-address="Cover_sheet.$A$1"/>
        <table:named-expression table:name="VW_Col2" table:expression="of:=[.#REF!]" table:base-cell-address="Cover_sheet.$A$1"/>
        <table:named-expression table:name="VW_Col3" table:expression="of:=[.#REF!]" table:base-cell-address="Cover_sheet.$A$1"/>
      </table:named-expressions>
      <table:database-ranges>
        <table:database-range table:target-range-address="Table_of_contents.A3:Table_of_contents.B5" table:name="table_of_contents"/>
        <table:database-range table:target-range-address="Notes.A3:Notes.B6" table:name="table_of_notes"/>
        <table:database-range table:target-range-address="BUS0415a.A8:BUS0415a.M79" table:name="local_bus_fares_at_current_prices"/>
        <table:database-range table:target-range-address="BUS0415b.A8:BUS0415b.J79" table:name="local_bus_fares_at_constant_price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>Local bus fares index by metropolitan area status and country: Great Britain, quarterly from March 2005</dc:title>
    <meta:initial-creator>Christopher McKee</meta:initial-creator>
    <dc:creator>Linda Bennett</dc:creator>
    <meta:creation-date>2022-09-05T07:56:36Z</meta:creation-date>
    <dc:date>2023-01-26T10:08:56Z</dc:date>
  </office:meta>
</office:document-meta>
</file>